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leObj6"/>
  <manifest:file-entry manifest:media-type="application/octet-stream" manifest:full-path="OleObj10"/>
  <manifest:file-entry manifest:media-type="" manifest:full-path="ObjectReplacements/OleObj6"/>
  <manifest:file-entry manifest:media-type="" manifest:full-path="ObjectReplacements/OleObj10"/>
  <manifest:file-entry manifest:media-type="" manifest:full-path="ObjectReplacements/OleObj7"/>
  <manifest:file-entry manifest:media-type="" manifest:full-path="ObjectReplacements/OleObj8"/>
  <manifest:file-entry manifest:media-type="" manifest:full-path="ObjectReplacements/OleObj1"/>
  <manifest:file-entry manifest:media-type="" manifest:full-path="ObjectReplacements/OleObj9"/>
  <manifest:file-entry manifest:media-type="" manifest:full-path="ObjectReplacements/OleObj2"/>
  <manifest:file-entry manifest:media-type="" manifest:full-path="ObjectReplacements/OleObj3"/>
  <manifest:file-entry manifest:media-type="" manifest:full-path="ObjectReplacements/OleObj4"/>
  <manifest:file-entry manifest:media-type="" manifest:full-path="ObjectReplacements/OleObj5"/>
  <manifest:file-entry manifest:media-type="image/png" manifest:full-path="Thumbnails/thumbnail.png"/>
  <manifest:file-entry manifest:media-type="text/xml" manifest:full-path="content.xml"/>
  <manifest:file-entry manifest:media-type="application/octet-stream" manifest:full-path="OleObj7"/>
  <manifest:file-entry manifest:media-type="application/octet-stream" manifest:full-path="OleObj8"/>
  <manifest:file-entry manifest:media-type="application/binary" manifest:full-path="layout-cache"/>
  <manifest:file-entry manifest:media-type="application/octet-stream" manifest:full-path="OleObj1"/>
  <manifest:file-entry manifest:media-type="application/octet-stream" manifest:full-path="OleObj9"/>
  <manifest:file-entry manifest:media-type="text/xml" manifest:full-path="settings.xml"/>
  <manifest:file-entry manifest:media-type="application/octet-stream" manifest:full-path="OleObj2"/>
  <manifest:file-entry manifest:media-type="text/xml" manifest:full-path="styles.xml"/>
  <manifest:file-entry manifest:media-type="application/rdf+xml" manifest:full-path="manifest.rdf"/>
  <manifest:file-entry manifest:media-type="application/octet-stream" manifest:full-path="OleObj3"/>
  <manifest:file-entry manifest:media-type="text/xml" manifest:full-path="meta.xml"/>
  <manifest:file-entry manifest:media-type="application/octet-stream" manifest:full-path="OleObj4"/>
  <manifest:file-entry manifest:media-type="application/octet-stream" manifest:full-path="OleObj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Droid Sans', sans-serif" svg:font-family="''Droid Sans', sans-serif'"/>
    <style:font-face style:name="'Droid Serif', serif" svg:font-family="''Droid Serif', serif'"/>
    <style:font-face style:name="'Segoe UI', Arial, sans-serif" svg:font-family="''Segoe UI', Arial, sans-serif'"/>
    <style:font-face style:name="Arial1" svg:font-family="Arial"/>
    <style:font-face style:name="Birka" svg:font-family="Birka"/>
    <style:font-face style:name="Calibri1" svg:font-family="Calibri"/>
    <style:font-face style:name="Consolas" svg:font-family="Consolas"/>
    <style:font-face style:name="Consolas2" svg:font-family="Consolas, 'Courier New', Courier, monospace"/>
    <style:font-face style:name="Consolas3" svg:font-family="Consolas, Menlo, Monaco, 'Lucida Console', 'Liberation Mono', 'DejaVu Sans Mono', 'Bitstream Vera Sans Mono', 'Courier New', monospace, sans-serif"/>
    <style:font-face style:name="Courier New1" svg:font-family="'Courier New'"/>
    <style:font-face style:name="Georgia" svg:font-family="Georgia, Times, 'Times New Roman'"/>
    <style:font-face style:name="Helvetica" svg:font-family="Helvetica, Helvetica, Arial, sans-serif"/>
    <style:font-face style:name="Menlo" svg:font-family="Menlo, Monaco, Consolas, 'Courier New', monospace"/>
    <style:font-face style:name="Myriad-CnSemibold" svg:font-family="Myriad-CnSemibold"/>
    <style:font-face style:name="Open Sans" svg:font-family="'Open Sans', HelveticaNeue, 'Helvetica Neue', Helvetica, Arial, sans-serif"/>
    <style:font-face style:name="OpenSymbol" svg:font-family="OpenSymbol"/>
    <style:font-face style:name="Roboto, sans-serif" svg:font-family="'Roboto, sans-serif'"/>
    <style:font-face style:name="Roboto" svg:font-family="Roboto, sans-serif"/>
    <style:font-face style:name="Segoe UI" svg:font-family="'Segoe UI'"/>
    <style:font-face style:name="Segoe UI Semibold" svg:font-family="'Segoe UI Semibold'"/>
    <style:font-face style:name="Segoe UI1" svg:font-family="'Segoe UI', Arial, sans-serif"/>
    <style:font-face style:name="StoneSerif" svg:font-family="StoneSerif"/>
    <style:font-face style:name="Symbol" svg:font-family="Symbol"/>
    <style:font-face style:name="Times New Roman1" svg:font-family="'Times New Roman'"/>
    <style:font-face style:name="Trebuchet MS" svg:font-family="'Trebuchet MS', Trebuchet, Verdana, sans-serif"/>
    <style:font-face style:name="Verdana4" svg:font-family="Verdana"/>
    <style:font-face style:name="Verdana2" svg:font-family="Verdana, Arial, Helvetica, sans-serif"/>
    <style:font-face style:name="Verdana3" svg:font-family="Verdana, Geneva, Tahoma, Arial, Helvetica, sans-serif"/>
    <style:font-face style:name="Verdana1" svg:font-family="Verdana, sans-serif"/>
    <style:font-face style:name="inherit" svg:font-family="inherit"/>
    <style:font-face style:name="monospace" svg:font-family="monospace"/>
    <style:font-face style:name="monospace1" svg:font-family="monospace, monospace"/>
    <style:font-face style:name="Verdana" svg:font-family="Verdana" style:font-family-generic="swiss"/>
    <style:font-face style:name="Courier New" svg:font-family="'Courier New'"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25in" fo:margin-left="0in" table:align="left" style:may-break-between-rows="true" style:writing-mode="lr-tb"/>
    </style:style>
    <style:style style:name="Table1.A" style:family="table-column">
      <style:table-column-properties style:column-width="0.5514in"/>
    </style:style>
    <style:style style:name="Table1.B" style:family="table-column">
      <style:table-column-properties style:column-width="5.6986in"/>
    </style:style>
    <style:style style:name="Table1.A1" style:family="table-cell">
      <style:table-cell-properties fo:background-color="#ffffff" fo:padding-left="0.0104in" fo:padding-right="0.0104in" fo:padding-top="0in" fo:padding-bottom="0in" fo:border="0.0007in solid #000000" fo:vertical-align="center">
        <style:background-image/>
      </style:table-cell-properties>
    </style:style>
    <style:style style:name="Table2" style:family="table">
      <style:table-properties style:width="6.5417in" fo:margin-left="0in" table:align="left" style:may-break-between-rows="true" style:writing-mode="lr-tb"/>
    </style:style>
    <style:style style:name="Table2.A" style:family="table-column">
      <style:table-column-properties style:column-width="1.2063in"/>
    </style:style>
    <style:style style:name="Table2.B" style:family="table-column">
      <style:table-column-properties style:column-width="3.1778in"/>
    </style:style>
    <style:style style:name="Table2.C" style:family="table-column">
      <style:table-column-properties style:column-width="2.1576in"/>
    </style:style>
    <style:style style:name="Table2.A1" style:family="table-cell">
      <style:table-cell-properties fo:background-color="#ffffff" fo:padding="0in" fo:border="0.0007in solid #000000" fo:vertical-align="center">
        <style:background-image/>
      </style:table-cell-properties>
    </style:style>
    <style:style style:name="Table3" style:family="table">
      <style:table-properties style:width="6.5417in" fo:margin-left="0in" table:align="left" style:may-break-between-rows="true" style:writing-mode="lr-tb"/>
    </style:style>
    <style:style style:name="Table3.A" style:family="table-column">
      <style:table-column-properties style:column-width="1.7688in"/>
    </style:style>
    <style:style style:name="Table3.B" style:family="table-column">
      <style:table-column-properties style:column-width="4.7729in"/>
    </style:style>
    <style:style style:name="Table3.A1" style:family="table-cell">
      <style:table-cell-properties fo:background-color="#ffffff" fo:padding="0in" fo:border="0.0007in solid #000000" fo:vertical-align="center">
        <style:background-image/>
      </style:table-cell-properties>
    </style:style>
    <style:style style:name="Table4" style:family="table">
      <style:table-properties style:width="6.5625in" fo:margin-left="0in" table:align="left" style:may-break-between-rows="true" style:writing-mode="lr-tb"/>
    </style:style>
    <style:style style:name="Table4.A" style:family="table-column">
      <style:table-column-properties style:column-width="6.5625in"/>
    </style:style>
    <style:style style:name="Table4.A1" style:family="table-cell">
      <style:table-cell-properties fo:background-color="#ffffff" fo:padding-left="0.0104in" fo:padding-right="0.0104in" fo:padding-top="0in" fo:padding-bottom="0in" fo:border="0.0007in solid #000000" fo:vertical-align="center">
        <style:background-image/>
      </style:table-cell-properties>
    </style:style>
    <style:style style:name="Table5" style:family="table">
      <style:table-properties style:width="6.8125in" fo:margin-left="0in" table:align="left" style:may-break-between-rows="true" style:writing-mode="lr-tb"/>
    </style:style>
    <style:style style:name="Table5.A" style:family="table-column">
      <style:table-column-properties style:column-width="0.9813in"/>
    </style:style>
    <style:style style:name="Table5.B" style:family="table-column">
      <style:table-column-properties style:column-width="2.9451in"/>
    </style:style>
    <style:style style:name="Table5.C" style:family="table-column">
      <style:table-column-properties style:column-width="2.8861in"/>
    </style:style>
    <style:style style:name="Table5.A1" style:family="table-cell">
      <style:table-cell-properties fo:background-color="#ffffff" fo:padding-left="0.0104in" fo:padding-right="0.0104in" fo:padding-top="0in" fo:padding-bottom="0in" fo:border="0.0139in solid #00000a" fo:vertical-align="center">
        <style:background-image/>
      </style:table-cell-properties>
    </style:style>
    <style:style style:name="Table6" style:family="table">
      <style:table-properties style:width="7.3021in" fo:margin-left="0in" table:align="left" style:may-break-between-rows="true" style:writing-mode="lr-tb"/>
    </style:style>
    <style:style style:name="Table6.A" style:family="table-column">
      <style:table-column-properties style:column-width="0.9438in"/>
    </style:style>
    <style:style style:name="Table6.B" style:family="table-column">
      <style:table-column-properties style:column-width="2.7764in"/>
    </style:style>
    <style:style style:name="Table6.C" style:family="table-column">
      <style:table-column-properties style:column-width="3.5819in"/>
    </style:style>
    <style:style style:name="Table6.1" style:family="table-row">
      <style:table-row-properties style:min-row-height="0.2188in"/>
    </style:style>
    <style:style style:name="Table6.A1" style:family="table-cell">
      <style:table-cell-properties fo:background-color="#ffffff" fo:padding-left="0.0194in" fo:padding-right="0.0194in" fo:padding-top="0in" fo:padding-bottom="0in" fo:border-left="0.0139in solid #808080" fo:border-right="0.0007in solid #000000" fo:border-top="0.0139in solid #808080" fo:border-bottom="0.0139in solid #808080" fo:vertical-align="center">
        <style:background-image/>
      </style:table-cell-properties>
    </style:style>
    <style:style style:name="Table6.C1" style:family="table-cell">
      <style:table-cell-properties fo:background-color="#ffffff" fo:padding-left="0.0194in" fo:padding-right="0.0194in" fo:padding-top="0in" fo:padding-bottom="0in" fo:border="0.0139in solid #808080" fo:vertical-align="center">
        <style:background-image/>
      </style:table-cell-properties>
    </style:style>
    <style:style style:name="Table6.2" style:family="table-row">
      <style:table-row-properties style:min-row-height="0.4167in"/>
    </style:style>
    <style:style style:name="Table6.A2" style:family="table-cell">
      <style:table-cell-properties fo:background-color="#ffffff" fo:padding-left="0.0194in" fo:padding-right="0.0194in" fo:padding-top="0in" fo:padding-bottom="0in" fo:border-left="0.0139in solid #808080" fo:border-right="0.0007in solid #000000" fo:border-top="0.0007in solid #000000" fo:border-bottom="0.0139in solid #808080" fo:vertical-align="center">
        <style:background-image/>
      </style:table-cell-properties>
    </style:style>
    <style:style style:name="Table6.C2" style:family="table-cell">
      <style:table-cell-properties fo:background-color="#ffffff" fo:padding-left="0.0194in" fo:padding-right="0.0194in" fo:padding-top="0in" fo:padding-bottom="0in" fo:border-left="0.0139in solid #808080" fo:border-right="0.0139in solid #808080" fo:border-top="0.0007in solid #000000" fo:border-bottom="0.0139in solid #808080" fo:vertical-align="center">
        <style:background-image/>
      </style:table-cell-properties>
    </style:style>
    <style:style style:name="Table6.6" style:family="table-row">
      <style:table-row-properties style:min-row-height="0.2083in"/>
    </style:style>
    <style:style style:name="Table6.11" style:family="table-row">
      <style:table-row-properties style:min-row-height="0.4271in"/>
    </style:style>
    <style:style style:name="Table7" style:family="table">
      <style:table-properties style:width="7.3021in" fo:margin-left="0in" table:align="left" style:may-break-between-rows="true" style:writing-mode="lr-tb"/>
    </style:style>
    <style:style style:name="Table7.A" style:family="table-column">
      <style:table-column-properties style:column-width="1.7021in"/>
    </style:style>
    <style:style style:name="Table7.B" style:family="table-column">
      <style:table-column-properties style:column-width="0.8319in"/>
    </style:style>
    <style:style style:name="Table7.C" style:family="table-column">
      <style:table-column-properties style:column-width="1.1021in"/>
    </style:style>
    <style:style style:name="Table7.D" style:family="table-column">
      <style:table-column-properties style:column-width="0.7264in"/>
    </style:style>
    <style:style style:name="Table7.E" style:family="table-column">
      <style:table-column-properties style:column-width="0.7083in"/>
    </style:style>
    <style:style style:name="Table7.F" style:family="table-column">
      <style:table-column-properties style:column-width="0.675in"/>
    </style:style>
    <style:style style:name="Table7.G" style:family="table-column">
      <style:table-column-properties style:column-width="0.6882in"/>
    </style:style>
    <style:style style:name="Table7.H" style:family="table-column">
      <style:table-column-properties style:column-width="0.8681in"/>
    </style:style>
    <style:style style:name="Table7.1" style:family="table-row">
      <style:table-row-properties style:min-row-height="0.4271in"/>
    </style:style>
    <style:style style:name="Table7.A1" style:family="table-cell">
      <style:table-cell-properties fo:background-color="#ffffff" fo:padding-left="0.0194in" fo:padding-right="0.0194in" fo:padding-top="0in" fo:padding-bottom="0in" fo:border-left="0.0139in solid #808080" fo:border-right="0.0007in solid #000000" fo:border-top="0.0139in solid #808080" fo:border-bottom="0.0139in solid #808080" fo:vertical-align="center">
        <style:background-image/>
      </style:table-cell-properties>
    </style:style>
    <style:style style:name="Table7.H1" style:family="table-cell">
      <style:table-cell-properties fo:background-color="#ffffff" fo:padding-left="0.0194in" fo:padding-right="0.0194in" fo:padding-top="0in" fo:padding-bottom="0in" fo:border="0.0139in solid #808080" fo:vertical-align="center">
        <style:background-image/>
      </style:table-cell-properties>
    </style:style>
    <style:style style:name="Table7.2" style:family="table-row">
      <style:table-row-properties style:min-row-height="0.4167in"/>
    </style:style>
    <style:style style:name="Table7.A2" style:family="table-cell">
      <style:table-cell-properties fo:background-color="#ffffff" fo:padding-left="0.0194in" fo:padding-right="0.0194in" fo:padding-top="0in" fo:padding-bottom="0in" fo:border-left="0.0139in solid #808080" fo:border-right="0.0007in solid #000000" fo:border-top="0.0007in solid #000000" fo:border-bottom="0.0139in solid #808080" fo:vertical-align="center">
        <style:background-image/>
      </style:table-cell-properties>
    </style:style>
    <style:style style:name="Table7.H2" style:family="table-cell">
      <style:table-cell-properties fo:background-color="#ffffff" fo:padding-left="0.0194in" fo:padding-right="0.0194in" fo:padding-top="0in" fo:padding-bottom="0in" fo:border-left="0.0139in solid #808080" fo:border-right="0.0139in solid #808080" fo:border-top="0.0007in solid #000000" fo:border-bottom="0.0139in solid #808080" fo:vertical-align="center">
        <style:background-image/>
      </style:table-cell-properties>
    </style:style>
    <style:style style:name="Table7.3" style:family="table-row">
      <style:table-row-properties style:min-row-height="0.2083in"/>
    </style:style>
    <style:style style:name="Table7.4" style:family="table-row">
      <style:table-row-properties style:min-row-height="0.625in"/>
    </style:style>
    <style:style style:name="Table7.5" style:family="table-row">
      <style:table-row-properties style:min-row-height="0.8333in"/>
    </style:style>
    <style:style style:name="Table7.10" style:family="table-row">
      <style:table-row-properties style:min-row-height="0.8542in"/>
    </style:style>
    <style:style style:name="Table8" style:family="table">
      <style:table-properties style:width="7.3021in" fo:margin-left="0in" table:align="left" style:may-break-between-rows="true" style:writing-mode="lr-tb"/>
    </style:style>
    <style:style style:name="Table8.A" style:family="table-column">
      <style:table-column-properties style:column-width="0.3681in"/>
    </style:style>
    <style:style style:name="Table8.B" style:family="table-column">
      <style:table-column-properties style:column-width="6.934in"/>
    </style:style>
    <style:style style:name="Table8.A1"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9" style:family="table">
      <style:table-properties style:width="6.8535in" table:align="left" fo:background-color="#d4d4d4">
        <style:background-image/>
      </style:table-properties>
    </style:style>
    <style:style style:name="Table9.A" style:family="table-column">
      <style:table-column-properties style:column-width="1.391in"/>
    </style:style>
    <style:style style:name="Table9.B" style:family="table-column">
      <style:table-column-properties style:column-width="5.4625in"/>
    </style:style>
    <style:style style:name="Table9.A1" style:family="table-cell">
      <style:table-cell-properties style:vertical-align="middle" fo:background-color="#555555" fo:padding="0.0521in" fo:border="none">
        <style:background-image/>
      </style:table-cell-properties>
    </style:style>
    <style:style style:name="Table9.2" style:family="table-row">
      <style:table-row-properties fo:background-color="#ffffff">
        <style:background-image/>
      </style:table-row-properties>
    </style:style>
    <style:style style:name="Table9.A2" style:family="table-cell">
      <style:table-cell-properties fo:background-color="#ffffff" fo:padding="0.0521in" fo:border="none">
        <style:background-image/>
      </style:table-cell-properties>
    </style:style>
    <style:style style:name="Table9.A3" style:family="table-cell">
      <style:table-cell-properties fo:background-color="#f6f4f0" fo:padding="0.0521in" fo:border="none">
        <style:background-image/>
      </style:table-cell-properties>
    </style:style>
    <style:style style:name="Table10" style:family="table">
      <style:table-properties style:width="6.8743in" table:align="left" fo:background-color="#d4d4d4">
        <style:background-image/>
      </style:table-properties>
    </style:style>
    <style:style style:name="Table10.A" style:family="table-column">
      <style:table-column-properties style:column-width="1.3007in"/>
    </style:style>
    <style:style style:name="Table10.B" style:family="table-column">
      <style:table-column-properties style:column-width="5.5736in"/>
    </style:style>
    <style:style style:name="Table10.A1" style:family="table-cell">
      <style:table-cell-properties style:vertical-align="middle" fo:background-color="#555555" fo:padding="0.0521in" fo:border="none">
        <style:background-image/>
      </style:table-cell-properties>
    </style:style>
    <style:style style:name="Table10.2" style:family="table-row">
      <style:table-row-properties fo:background-color="#ffffff">
        <style:background-image/>
      </style:table-row-properties>
    </style:style>
    <style:style style:name="Table10.A2" style:family="table-cell">
      <style:table-cell-properties fo:background-color="#ffffff" fo:padding="0.0521in" fo:border="none">
        <style:background-image/>
      </style:table-cell-properties>
    </style:style>
    <style:style style:name="Table10.A3" style:family="table-cell">
      <style:table-cell-properties fo:background-color="#f6f4f0" fo:padding="0.0521in" fo:border="none">
        <style:background-image/>
      </style:table-cell-properties>
    </style:style>
    <style:style style:name="Table10.5" style:family="table-row">
      <style:table-row-properties fo:background-color="#f6f4f0">
        <style:background-image/>
      </style:table-row-properties>
    </style:style>
    <style:style style:name="Table11" style:family="table">
      <style:table-properties style:width="6.5215in" table:align="left" fo:background-color="#d4d4d4">
        <style:background-image/>
      </style:table-properties>
    </style:style>
    <style:style style:name="Table11.A" style:family="table-column">
      <style:table-column-properties style:column-width="1.1264in"/>
    </style:style>
    <style:style style:name="Table11.B" style:family="table-column">
      <style:table-column-properties style:column-width="2.7604in"/>
    </style:style>
    <style:style style:name="Table11.C" style:family="table-column">
      <style:table-column-properties style:column-width="2.6347in"/>
    </style:style>
    <style:style style:name="Table11.A1" style:family="table-cell">
      <style:table-cell-properties style:vertical-align="middle" fo:background-color="#555555" fo:padding="0.0521in" fo:border="none">
        <style:background-image/>
      </style:table-cell-properties>
    </style:style>
    <style:style style:name="Table11.2" style:family="table-row">
      <style:table-row-properties fo:background-color="#ffffff">
        <style:background-image/>
      </style:table-row-properties>
    </style:style>
    <style:style style:name="Table11.A2" style:family="table-cell">
      <style:table-cell-properties fo:background-color="#ffffff" fo:padding="0.0521in" fo:border="none">
        <style:background-image/>
      </style:table-cell-properties>
    </style:style>
    <style:style style:name="Table11.C2" style:family="table-cell">
      <style:table-cell-properties fo:padding="0.0521in" fo:border="none"/>
    </style:style>
    <style:style style:name="Table12" style:family="table">
      <style:table-properties style:width="6.925in" table:align="left"/>
    </style:style>
    <style:style style:name="Table12.A" style:family="table-column">
      <style:table-column-properties style:column-width="0.341in"/>
    </style:style>
    <style:style style:name="Table12.B" style:family="table-column">
      <style:table-column-properties style:column-width="6.584in"/>
    </style:style>
    <style:style style:name="Table12.A1" style:family="table-cell">
      <style:table-cell-properties style:vertical-align="middle" fo:background-color="#eeeeee" fo:padding="0.0194in" fo:border="none">
        <style:background-image/>
      </style:table-cell-properties>
    </style:style>
    <style:style style:name="Table12.A2" style:family="table-cell">
      <style:table-cell-properties style:vertical-align="middle" fo:padding="0.0194in" fo:border="none"/>
    </style:style>
    <style:style style:name="Table13" style:family="table">
      <style:table-properties style:width="6.925in" table:align="left"/>
    </style:style>
    <style:style style:name="Table13.A" style:family="table-column">
      <style:table-column-properties style:column-width="0.4229in"/>
    </style:style>
    <style:style style:name="Table13.B" style:family="table-column">
      <style:table-column-properties style:column-width="6.5021in"/>
    </style:style>
    <style:style style:name="Table13.A1" style:family="table-cell">
      <style:table-cell-properties style:vertical-align="middle" fo:background-color="#eeeeee" fo:padding="0.0194in" fo:border="none">
        <style:background-image/>
      </style:table-cell-properties>
    </style:style>
    <style:style style:name="Table13.A2" style:family="table-cell">
      <style:table-cell-properties style:vertical-align="middle" fo:padding="0.0194in" fo:border="none"/>
    </style:style>
    <style:style style:name="Table14" style:family="table">
      <style:table-properties style:width="6.925in" table:align="left"/>
    </style:style>
    <style:style style:name="Table14.A" style:family="table-column">
      <style:table-column-properties style:column-width="0.2597in"/>
    </style:style>
    <style:style style:name="Table14.B" style:family="table-column">
      <style:table-column-properties style:column-width="6.6653in"/>
    </style:style>
    <style:style style:name="Table14.A1" style:family="table-cell">
      <style:table-cell-properties style:vertical-align="middle" fo:background-color="#eeeeee" fo:padding="0.0194in" fo:border="none">
        <style:background-image/>
      </style:table-cell-properties>
    </style:style>
    <style:style style:name="Table14.A2" style:family="table-cell">
      <style:table-cell-properties style:vertical-align="middle" fo:padding="0.0194in" fo:border="none"/>
    </style:style>
    <style:style style:name="Table15" style:family="table">
      <style:table-properties style:width="6.925in" table:align="left"/>
    </style:style>
    <style:style style:name="Table15.A" style:family="table-column">
      <style:table-column-properties style:column-width="0.2597in"/>
    </style:style>
    <style:style style:name="Table15.B" style:family="table-column">
      <style:table-column-properties style:column-width="6.6653in"/>
    </style:style>
    <style:style style:name="Table15.A1" style:family="table-cell">
      <style:table-cell-properties style:vertical-align="middle" fo:background-color="#eeeeee" fo:padding="0.0194in" fo:border="none">
        <style:background-image/>
      </style:table-cell-properties>
    </style:style>
    <style:style style:name="Table15.A2" style:family="table-cell">
      <style:table-cell-properties style:vertical-align="middle" fo:padding="0.0194in" fo:border="none"/>
    </style:style>
    <style:style style:name="Table16" style:family="table">
      <style:table-properties style:width="6.925in" table:align="left"/>
    </style:style>
    <style:style style:name="Table16.A" style:family="table-column">
      <style:table-column-properties style:column-width="0.341in"/>
    </style:style>
    <style:style style:name="Table16.B" style:family="table-column">
      <style:table-column-properties style:column-width="6.584in"/>
    </style:style>
    <style:style style:name="Table16.A1" style:family="table-cell">
      <style:table-cell-properties style:vertical-align="middle" fo:background-color="#eeeeee" fo:padding="0.0194in" fo:border="none">
        <style:background-image/>
      </style:table-cell-properties>
    </style:style>
    <style:style style:name="Table16.A2" style:family="table-cell">
      <style:table-cell-properties style:vertical-align="middle" fo:padding="0.0194in" fo:border="none"/>
    </style:style>
    <style:style style:name="Table17" style:family="table">
      <style:table-properties style:width="6.925in" table:align="left"/>
    </style:style>
    <style:style style:name="Table17.A" style:family="table-column">
      <style:table-column-properties style:column-width="0.2597in"/>
    </style:style>
    <style:style style:name="Table17.B" style:family="table-column">
      <style:table-column-properties style:column-width="6.6653in"/>
    </style:style>
    <style:style style:name="Table17.A1" style:family="table-cell">
      <style:table-cell-properties style:vertical-align="middle" fo:background-color="#eeeeee" fo:padding="0.0194in" fo:border="none">
        <style:background-image/>
      </style:table-cell-properties>
    </style:style>
    <style:style style:name="Table17.A2" style:family="table-cell">
      <style:table-cell-properties style:vertical-align="middle" fo:padding="0.0194in" fo:border="none"/>
    </style:style>
    <style:style style:name="Table18" style:family="table">
      <style:table-properties style:width="6.5639in" table:align="left"/>
    </style:style>
    <style:style style:name="Table18.A" style:family="table-column">
      <style:table-column-properties style:column-width="0.341in"/>
    </style:style>
    <style:style style:name="Table18.B" style:family="table-column">
      <style:table-column-properties style:column-width="6.2229in"/>
    </style:style>
    <style:style style:name="Table18.A1" style:family="table-cell">
      <style:table-cell-properties style:vertical-align="middle" fo:background-color="#eeeeee" fo:padding="0.0194in" fo:border="none">
        <style:background-image/>
      </style:table-cell-properties>
    </style:style>
    <style:style style:name="Table18.A2" style:family="table-cell">
      <style:table-cell-properties style:vertical-align="middle" fo:padding="0.0194in" fo:border="none"/>
    </style:style>
    <style:style style:name="Table19" style:family="table">
      <style:table-properties style:width="6.925in" table:align="left"/>
    </style:style>
    <style:style style:name="Table19.A" style:family="table-column">
      <style:table-column-properties style:column-width="0.341in"/>
    </style:style>
    <style:style style:name="Table19.B" style:family="table-column">
      <style:table-column-properties style:column-width="6.584in"/>
    </style:style>
    <style:style style:name="Table19.A1" style:family="table-cell">
      <style:table-cell-properties style:vertical-align="middle" fo:background-color="#eeeeee" fo:padding="0.0194in" fo:border="none">
        <style:background-image/>
      </style:table-cell-properties>
    </style:style>
    <style:style style:name="Table19.A2" style:family="table-cell">
      <style:table-cell-properties style:vertical-align="middle" fo:padding="0.0194in" fo:border="none"/>
    </style:style>
    <style:style style:name="Table20" style:family="table">
      <style:table-properties style:width="6.925in" table:align="left"/>
    </style:style>
    <style:style style:name="Table20.A" style:family="table-column">
      <style:table-column-properties style:column-width="0.341in"/>
    </style:style>
    <style:style style:name="Table20.B" style:family="table-column">
      <style:table-column-properties style:column-width="6.584in"/>
    </style:style>
    <style:style style:name="Table20.A1" style:family="table-cell">
      <style:table-cell-properties style:vertical-align="middle" fo:background-color="#eeeeee" fo:padding="0.0194in" fo:border="none">
        <style:background-image/>
      </style:table-cell-properties>
    </style:style>
    <style:style style:name="Table20.A2" style:family="table-cell">
      <style:table-cell-properties style:vertical-align="middle" fo:padding="0.0194in" fo:border="none"/>
    </style:style>
    <style:style style:name="Table21" style:family="table">
      <style:table-properties style:width="6.925in" table:align="left"/>
    </style:style>
    <style:style style:name="Table21.A" style:family="table-column">
      <style:table-column-properties style:column-width="0.341in"/>
    </style:style>
    <style:style style:name="Table21.B" style:family="table-column">
      <style:table-column-properties style:column-width="6.584in"/>
    </style:style>
    <style:style style:name="Table21.A1" style:family="table-cell">
      <style:table-cell-properties style:vertical-align="middle" fo:background-color="#eeeeee" fo:padding="0.0194in" fo:border="none">
        <style:background-image/>
      </style:table-cell-properties>
    </style:style>
    <style:style style:name="Table21.A2" style:family="table-cell">
      <style:table-cell-properties style:vertical-align="middle" fo:padding="0.0194in" fo:border="none"/>
    </style:style>
    <style:style style:name="Table22" style:family="table">
      <style:table-properties style:width="6.7833in" table:align="left"/>
    </style:style>
    <style:style style:name="Table22.A" style:family="table-column">
      <style:table-column-properties style:column-width="0.4049in"/>
    </style:style>
    <style:style style:name="Table22.B" style:family="table-column">
      <style:table-column-properties style:column-width="6.3785in"/>
    </style:style>
    <style:style style:name="Table22.A1" style:family="table-cell">
      <style:table-cell-properties style:vertical-align="middle" fo:padding="0.0194in" fo:border="none"/>
    </style:style>
    <style:style style:name="P1" style:family="paragraph" style:parent-style-name="Standard">
      <style:paragraph-properties fo:margin-left="-0.5in" fo:margin-right="0in" fo:margin-top="0in" fo:margin-bottom="0.1043in" fo:line-height="100%" fo:text-align="start" style:justify-single-word="false" fo:text-indent="0in" style:auto-text-indent="false"/>
    </style:style>
    <style:style style:name="P2" style:family="paragraph" style:parent-style-name="Standard">
      <style:paragraph-properties fo:margin-left="-0.5in" fo:margin-right="0in" fo:margin-top="0in" fo:margin-bottom="0.1043in" fo:line-height="100%" fo:text-align="start" style:justify-single-word="false" fo:text-indent="0in" style:auto-text-indent="false"/>
      <style:text-properties fo:color="#000000" style:font-name="Calibri1" fo:font-size="12pt" fo:font-weight="normal" fo:background-color="transparent" style:font-name-asian="Calibri1" style:font-name-complex="Calibri1"/>
    </style:style>
    <style:style style:name="P3" style:family="paragraph" style:parent-style-name="Standard">
      <style:paragraph-properties fo:margin-left="-0.5in" fo:margin-right="0in" fo:margin-top="0in" fo:margin-bottom="0.1043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left="-0.5in" fo:margin-right="0in" fo:margin-top="0in" fo:margin-bottom="0.1043in" fo:line-height="100%" fo:text-align="start" style:justify-single-word="false" fo:text-indent="0in" style:auto-text-indent="false"/>
      <style:text-properties fo:color="#444444" style:font-name="Segoe UI" fo:font-size="10pt" fo:font-weight="bold" fo:background-color="transparent" style:font-name-asian="Segoe UI" style:font-name-complex="Segoe UI"/>
    </style:style>
    <style:style style:name="P5" style:family="paragraph" style:parent-style-name="Standard">
      <style:paragraph-properties fo:margin-left="-0.5in" fo:margin-right="0in" fo:margin-top="0in" fo:margin-bottom="0.1043in" fo:line-height="100%" fo:text-align="start" style:justify-single-word="false" fo:text-indent="0in" style:auto-text-indent="false"/>
      <style:text-properties fo:color="#444444" style:font-name="Segoe UI" fo:font-size="10pt" fo:font-weight="normal" fo:background-color="transparent" style:font-name-asian="Segoe UI" style:font-name-complex="Segoe UI"/>
    </style:style>
    <style:style style:name="P6" style:family="paragraph" style:parent-style-name="Standard">
      <style:paragraph-properties fo:margin-left="-0.5in" fo:margin-right="0in" fo:margin-top="0.0693in" fo:margin-bottom="0.0693in" fo:line-height="115%" fo:text-align="start" style:justify-single-word="false" fo:text-indent="0in" style:auto-text-indent="false"/>
    </style:style>
    <style:style style:name="P7" style:family="paragraph" style:parent-style-name="Standard">
      <style:paragraph-properties fo:margin-left="-0.5in" fo:margin-right="0in" fo:margin-top="0.0693in" fo:margin-bottom="0.0693in" fo:line-height="100%" fo:text-align="start" style:justify-single-word="false" fo:text-indent="0in" style:auto-text-indent="false"/>
    </style:style>
    <style:style style:name="P8" style:family="paragraph" style:parent-style-name="Standard">
      <style:paragraph-properties fo:margin-left="-0.5in" fo:margin-right="0in" fo:margin-top="0.0693in" fo:margin-bottom="0.0693in" fo:line-height="115%" fo:text-align="start" style:justify-single-word="false" fo:text-indent="0in" style:auto-text-indent="false"/>
      <style:text-properties fo:color="#444444" style:font-name="Segoe UI" fo:font-size="10pt" fo:font-weight="bold" fo:background-color="transparent" style:font-name-asian="Segoe UI" style:font-name-complex="Segoe UI"/>
    </style:style>
    <style:style style:name="P9" style:family="paragraph" style:parent-style-name="Standard">
      <style:paragraph-properties fo:margin-left="-0.5in" fo:margin-right="0in" fo:margin-top="0.0693in" fo:margin-bottom="0.0693in" fo:line-height="100%" fo:text-align="start" style:justify-single-word="false" fo:text-indent="0in" style:auto-text-indent="false"/>
      <style:text-properties fo:color="#444444" style:font-name="Segoe UI" fo:font-size="10pt" fo:font-weight="normal" fo:background-color="#ffffff" style:font-name-asian="Segoe UI" style:font-name-complex="Segoe UI"/>
    </style:style>
    <style:style style:name="P10" style:family="paragraph" style:parent-style-name="Standard">
      <style:paragraph-properties fo:margin-left="-0.5in" fo:margin-right="0in" fo:margin-top="0.0693in" fo:margin-bottom="0.0693in" fo:line-height="115%" fo:text-align="start" style:justify-single-word="false" fo:text-indent="0in" style:auto-text-indent="false"/>
      <style:text-properties fo:color="#2a2a2a" style:font-name="Segoe UI" fo:font-size="10pt" fo:font-weight="normal" fo:background-color="transparent" style:font-name-asian="Segoe UI" style:font-name-complex="Segoe UI"/>
    </style:style>
    <style:style style:name="P11" style:family="paragraph" style:parent-style-name="Standard">
      <style:paragraph-properties fo:margin-left="-0.5in" fo:margin-right="0in" fo:margin-top="0.0693in" fo:margin-bottom="0.0693in" fo:line-height="115%" fo:text-align="start" style:justify-single-word="false" fo:text-indent="0in" style:auto-text-indent="false"/>
      <style:text-properties fo:color="#2a2a2a" style:font-name="Segoe UI" fo:font-size="10pt" fo:font-weight="bold" fo:background-color="transparent" style:font-name-asian="Segoe UI" style:font-name-complex="Segoe UI"/>
    </style:style>
    <style:style style:name="P12" style:family="paragraph" style:parent-style-name="Standard">
      <style:paragraph-properties fo:margin-left="-0.5in" fo:margin-right="0in" fo:margin-top="0.0693in" fo:margin-bottom="0.0693in" fo:line-height="115%"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paragraph-properties fo:margin-left="-0.5in" fo:margin-right="0in" fo:margin-top="0in" fo:margin-bottom="0.139in" fo:line-height="115%" fo:text-align="start" style:justify-single-word="false" fo:text-indent="0in" style:auto-text-indent="false"/>
    </style:style>
    <style:style style:name="P14" style:family="paragraph" style:parent-style-name="Standard">
      <style:paragraph-properties fo:margin-left="-0.5in" fo:margin-right="0in" fo:margin-top="0in" fo:margin-bottom="0.139in" fo:line-height="115%"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paragraph-properties fo:margin-left="-0.5in" fo:margin-right="0in" fo:margin-top="0in" fo:margin-bottom="0.139in" fo:line-height="115%" fo:text-align="start" style:justify-single-word="false" fo:text-indent="0in" style:auto-text-indent="false"/>
      <style:text-properties style:use-window-font-color="true" style:font-name="Segoe UI" fo:font-size="11pt" fo:font-weight="normal" fo:background-color="transparent" style:font-name-asian="Segoe UI" style:font-name-complex="Segoe UI"/>
    </style:style>
    <style:style style:name="P16" style:family="paragraph" style:parent-style-name="Standard">
      <style:paragraph-properties fo:margin-left="-0.5in" fo:margin-right="0in" fo:margin-top="0in" fo:margin-bottom="0.139in" fo:line-height="115%" fo:text-align="start" style:justify-single-word="false" fo:text-indent="0in" style:auto-text-indent="false"/>
      <style:text-properties style:use-window-font-color="true" style:font-name="Segoe UI" fo:font-size="11pt" fo:font-weight="bold" fo:background-color="transparent" style:font-name-asian="Segoe UI" style:font-name-complex="Segoe UI"/>
    </style:style>
    <style:style style:name="P17" style:family="paragraph" style:parent-style-name="Standard">
      <style:paragraph-properties fo:margin-left="-0.5in" fo:margin-right="0in" fo:line-height="100%" fo:text-align="start" style:justify-single-word="false" fo:text-indent="0in" style:auto-text-indent="false"/>
    </style:style>
    <style:style style:name="P18" style:family="paragraph" style:parent-style-name="Standard">
      <style:paragraph-properties fo:margin-left="-0.5in" fo:margin-right="0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9" style:family="paragraph" style:parent-style-name="Standard">
      <style:paragraph-properties fo:margin-left="-0.5in" fo:margin-right="0in" fo:line-height="100%" fo:text-align="start" style:justify-single-word="false" fo:text-indent="0in" style:auto-text-indent="false"/>
      <style:text-properties style:use-window-font-color="true" style:font-name="Segoe UI" fo:font-size="10pt" fo:font-weight="bold" fo:background-color="transparent" style:font-name-asian="Segoe UI" style:font-name-complex="Segoe UI"/>
    </style:style>
    <style:style style:name="P20" style:family="paragraph" style:parent-style-name="Standard">
      <style:paragraph-properties fo:margin-left="-0.5in" fo:margin-right="0in" fo:line-height="100%" fo:text-align="start" style:justify-single-word="false" fo:text-indent="0in" style:auto-text-indent="false"/>
      <style:text-properties style:use-window-font-color="true" style:font-name="Segoe UI" fo:font-size="10pt" style:text-underline-style="solid" style:text-underline-width="auto" style:text-underline-color="font-color" fo:font-weight="bold" style:text-underline-mode="continuous" style:text-overline-mode="continuous" style:text-line-through-mode="continuous" fo:background-color="transparent" style:font-name-asian="Segoe UI" style:font-name-complex="Segoe UI"/>
    </style:style>
    <style:style style:name="P21" style:family="paragraph" style:parent-style-name="Standard">
      <style:paragraph-properties fo:margin-left="-0.5in" fo:margin-right="0in" fo:line-height="100%" fo:text-align="start" style:justify-single-word="false" fo:text-indent="0in" style:auto-text-indent="false"/>
      <style:text-properties style:use-window-font-color="true" style:font-name="Segoe UI" fo:font-size="9pt" fo:font-weight="bold" fo:background-color="transparent" style:font-name-asian="Segoe UI" style:font-name-complex="Segoe UI"/>
    </style:style>
    <style:style style:name="P22" style:family="paragraph" style:parent-style-name="Standard">
      <style:paragraph-properties fo:margin-left="-0.5in" fo:margin-right="0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paragraph-properties fo:margin-left="-0.5in" fo:margin-right="0in" fo:line-height="100%" fo:text-align="start" style:justify-single-word="false" fo:text-indent="0in" style:auto-text-indent="false"/>
      <style:text-properties fo:color="#111111" style:font-name="Segoe UI" fo:font-size="10.5pt" fo:font-weight="normal" fo:background-color="transparent" style:font-name-asian="Segoe UI" style:font-name-complex="Segoe UI"/>
    </style:style>
    <style:style style:name="P24" style:family="paragraph" style:parent-style-name="Standard">
      <style:paragraph-properties fo:margin-left="-0.5in" fo:margin-right="0in" fo:line-height="100%" fo:text-align="start" style:justify-single-word="false" fo:text-indent="0in" style:auto-text-indent="false"/>
      <style:text-properties fo:color="#111111" style:font-name="Segoe UI" fo:font-size="10.5pt" fo:font-weight="normal" fo:background-color="#ffffff" style:font-name-asian="Segoe UI" style:font-name-complex="Segoe UI"/>
    </style:style>
    <style:style style:name="P25" style:family="paragraph" style:parent-style-name="Standard">
      <style:paragraph-properties fo:margin-left="-0.5in" fo:margin-right="0in" fo:margin-top="0in" fo:margin-bottom="0.0693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paragraph-properties fo:margin-left="-0.5in" fo:margin-right="0in" fo:margin-top="0.0693in" fo:margin-bottom="0.0693in" fo:line-height="115%" fo:text-align="start" style:justify-single-word="false" fo:text-indent="0.5in" style:auto-text-indent="false"/>
    </style:style>
    <style:style style:name="P27" style:family="paragraph" style:parent-style-name="Standard">
      <style:paragraph-properties fo:margin-left="-0.5in" fo:margin-right="0in" fo:margin-top="0.0693in" fo:margin-bottom="0.0693in" fo:line-height="115%" fo:text-align="start" style:justify-single-word="false" fo:text-indent="0.5in"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paragraph-properties fo:margin-left="-0.5in" fo:margin-right="0in" fo:margin-top="0in" fo:margin-bottom="0.1043in" fo:line-height="100%" fo:text-align="start" style:justify-single-word="false" fo:text-indent="0.5in" style:auto-text-indent="false"/>
      <style:text-properties fo:color="#444444" style:font-name="Segoe UI" fo:font-size="10pt" fo:font-weight="normal" fo:background-color="transparent" style:font-name-asian="Segoe UI" style:font-name-complex="Segoe UI"/>
    </style:style>
    <style:style style:name="P29" style:family="paragraph" style:parent-style-name="Standard">
      <style:paragraph-properties fo:margin-top="0in" fo:margin-bottom="0.1043in" fo:line-height="100%" fo:text-align="start" style:justify-single-word="false"/>
    </style:style>
    <style:style style:name="P30" style:family="paragraph" style:parent-style-name="Standard">
      <style:paragraph-properties fo:margin-top="0in" fo:margin-bottom="0.1043in" fo:line-height="115%" fo:text-align="start" style:justify-single-word="false"/>
    </style:style>
    <style:style style:name="P31" style:family="paragraph" style:parent-style-name="Standard">
      <style:paragraph-properties fo:margin-top="0in" fo:margin-bottom="0.1043in" fo:line-height="100%" fo:text-align="start" style:justify-single-word="false"/>
      <style:text-properties fo:color="#444444" style:font-name="Segoe UI" fo:font-size="10pt" fo:font-weight="normal" fo:background-color="transparent" style:font-name-asian="Segoe UI" style:font-name-complex="Segoe UI"/>
    </style:style>
    <style:style style:name="P32" style:family="paragraph" style:parent-style-name="Standard">
      <style:paragraph-properties fo:margin-top="0in" fo:margin-bottom="0.1043in" fo:line-height="115%" fo:text-align="start" style:justify-single-word="false"/>
      <style:text-properties fo:color="#444444" style:font-name="Segoe UI" fo:font-size="10pt" fo:font-weight="normal" fo:background-color="transparent" style:font-name-asian="Segoe UI" style:font-name-complex="Segoe UI"/>
    </style:style>
    <style:style style:name="P33" style:family="paragraph" style:parent-style-name="Standard">
      <style:paragraph-properties fo:margin-top="0in" fo:margin-bottom="0.1043in" fo:line-height="115%" fo:text-align="start" style:justify-single-word="false"/>
      <style:text-properties fo:color="#444444" style:font-name="Segoe UI" fo:font-size="10pt" fo:font-weight="bold" fo:background-color="transparent" style:font-name-asian="Segoe UI" style:font-name-complex="Segoe UI"/>
    </style:style>
    <style:style style:name="P34" style:family="paragraph" style:parent-style-name="Standard">
      <style:paragraph-properties fo:margin-top="0in" fo:margin-bottom="0.1043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5" style:family="paragraph" style:parent-style-name="Preformatted_20_Text">
      <style:paragraph-properties fo:margin-top="0in" fo:margin-bottom="0.1043in" style:line-height-at-least="0.1665in" fo:widows="1" fo:padding="0.052in" fo:border="0.0008in solid #d6d6d6"/>
    </style:style>
    <style:style style:name="P36" style:family="paragraph" style:parent-style-name="Preformatted_20_Text">
      <style:paragraph-properties fo:margin-top="0in" fo:margin-bottom="0.1043in" style:line-height-at-least="0.1665in" fo:widows="1" fo:padding="0.052in" fo:border="0.0008in solid #d6d6d6"/>
      <style:text-properties fo:font-variant="normal" fo:text-transform="none" fo:color="#313131" style:font-name="Menlo" fo:font-size="9pt" fo:letter-spacing="normal" fo:font-style="normal" fo:font-weight="normal"/>
    </style:style>
    <style:style style:name="P37" style:family="paragraph" style:parent-style-name="Preformatted_20_Text">
      <style:paragraph-properties fo:margin-top="0in" fo:margin-bottom="0.1043in" style:line-height-at-least="0.1665in" fo:widows="1" fo:padding="0.052in" fo:border="0.0008in solid #d6d6d6"/>
      <style:text-properties fo:font-variant="normal" fo:text-transform="none" fo:color="#313131" fo:letter-spacing="normal"/>
    </style:style>
    <style:style style:name="P38" style:family="paragraph" style:parent-style-name="Preformatted_20_Text">
      <style:paragraph-properties fo:margin-top="0in" fo:margin-bottom="0.1043in" style:line-height-at-least="0.1665in" fo:widows="1" fo:padding="0.052in" fo:border="0.0008in solid #d6d6d6"/>
      <style:text-properties fo:font-variant="normal" fo:text-transform="none" fo:color="#666600" style:font-name="Menlo" fo:font-size="9pt" fo:letter-spacing="normal" fo:font-style="normal" fo:font-weight="normal"/>
    </style:style>
    <style:style style:name="P39" style:family="paragraph" style:parent-style-name="Preformatted_20_Text">
      <style:paragraph-properties fo:margin-top="0in" fo:margin-bottom="0.1043in" style:line-height-at-least="0.1665in" fo:widows="1" fo:padding="0.052in" fo:border="0.0008in solid #d6d6d6"/>
      <style:text-properties fo:font-variant="normal" fo:text-transform="none" fo:color="#880000" style:font-name="Menlo" fo:font-size="9pt" fo:letter-spacing="normal" fo:font-style="normal" fo:font-weight="normal"/>
    </style:style>
    <style:style style:name="P40" style:family="paragraph" style:parent-style-name="Standard">
      <style:paragraph-properties fo:line-height="115%" fo:text-align="start" style:justify-single-word="false"/>
    </style:style>
    <style:style style:name="P41" style:family="paragraph" style:parent-style-name="Standard">
      <style:paragraph-properties fo:line-height="115%" fo:text-align="center" style:justify-single-word="false"/>
    </style:style>
    <style:style style:name="P42" style:family="paragraph" style:parent-style-name="Standard">
      <style:paragraph-properties fo:line-height="100%" fo:text-align="start" style:justify-single-word="false"/>
    </style:style>
    <style:style style:name="P43"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4" style:family="paragraph" style:parent-style-name="Standard">
      <style:paragraph-properties fo:line-height="130%" fo:text-align="start" style:justify-single-word="false"/>
    </style:style>
    <style:style style:name="P45" style:family="paragraph" style:parent-style-name="Standard">
      <style:paragraph-properties fo:line-height="115%" fo:text-align="start" style:justify-single-word="false"/>
      <style:text-properties fo:color="#444444" style:font-name="Segoe UI" fo:font-size="10pt" fo:font-weight="bold" fo:background-color="transparent" style:font-name-asian="Segoe UI" style:font-name-complex="Segoe UI"/>
    </style:style>
    <style:style style:name="P46" style:family="paragraph" style:parent-style-name="Standard">
      <style:paragraph-properties fo:line-height="100%" fo:text-align="start" style:justify-single-word="false"/>
      <style:text-properties fo:color="#444444" style:font-name="Segoe UI" fo:font-size="10pt" fo:font-weight="bold" fo:background-color="transparent" style:font-name-asian="Segoe UI" style:font-name-complex="Segoe UI"/>
    </style:style>
    <style:style style:name="P47" style:family="paragraph" style:parent-style-name="Standard">
      <style:paragraph-properties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Segoe UI" fo:font-size="10pt" fo:font-weight="bold" fo:background-color="#ffffff" style:font-name-asian="Segoe UI" style:font-name-complex="Segoe UI"/>
    </style:style>
    <style:style style:name="P48" style:family="paragraph" style:parent-style-name="Standard">
      <style:paragraph-properties fo:line-height="115%" fo:text-align="start" style:justify-single-word="false"/>
      <style:text-properties fo:color="#444444" style:font-name="Segoe UI" fo:font-size="10pt" fo:font-weight="normal" fo:background-color="transparent" style:font-name-asian="Segoe UI" style:font-name-complex="Segoe UI"/>
    </style:style>
    <style:style style:name="P49" style:family="paragraph" style:parent-style-name="Standard">
      <style:paragraph-properties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Courier New1" fo:font-size="10pt" fo:font-weight="normal" fo:background-color="#ffffff" style:font-name-asian="Courier New1" style:font-name-complex="Courier New1"/>
    </style:style>
    <style:style style:name="P50" style:family="paragraph" style:parent-style-name="Standard">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paragraph-properties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paragraph-properties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paragraph-properties fo:line-height="170%" fo:text-align="start" style:justify-single-word="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paragraph-properties fo:line-height="130%" fo:text-align="start" style:justify-single-word="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paragraph-properties fo:line-height="100%" fo:text-align="start" style:justify-single-word="false"/>
      <style:text-properties style:use-window-font-color="true" style:font-name="Calibri1" fo:font-size="11pt" fo:font-weight="bold" fo:background-color="transparent" style:font-name-asian="Calibri1" style:font-name-complex="Calibri1"/>
    </style:style>
    <style:style style:name="P58" style:family="paragraph" style:parent-style-name="Standard">
      <style:paragraph-properties fo:line-height="100%" fo:text-align="start" style:justify-single-word="false"/>
      <style:text-properties style:use-window-font-color="true" style:font-name="Myriad-CnSemibold" fo:font-size="15pt" fo:font-weight="normal" fo:background-color="transparent" style:font-name-asian="Myriad-CnSemibold" style:font-name-complex="Myriad-CnSemibold"/>
    </style:style>
    <style:style style:name="P59" style:family="paragraph" style:parent-style-name="Standard">
      <style:paragraph-properties fo:line-height="100%" fo:text-align="start" style:justify-single-word="false"/>
      <style:text-properties style:use-window-font-color="true" style:font-name="Segoe UI" fo:font-size="10pt" fo:font-weight="normal" fo:background-color="transparent" style:font-name-asian="Segoe UI" style:font-name-complex="Segoe UI"/>
    </style:style>
    <style:style style:name="P60" style:family="paragraph" style:parent-style-name="Standard">
      <style:paragraph-properties fo:line-height="100%" fo:text-align="start" style:justify-single-word="false"/>
      <style:text-properties style:use-window-font-color="true" style:font-name="Segoe UI" fo:font-size="10pt" fo:font-weight="bold" fo:background-color="transparent" style:font-name-asian="Segoe UI" style:font-name-complex="Segoe UI"/>
    </style:style>
    <style:style style:name="P61" style:family="paragraph" style:parent-style-name="Standard">
      <style:paragraph-properties fo:line-height="100%" fo:text-align="start" style:justify-single-word="false"/>
      <style:text-properties style:use-window-font-color="true" style:font-name="Times New Roman1" fo:font-size="12pt" fo:font-weight="normal" fo:background-color="transparent" style:font-name-asian="Times New Roman1" style:font-name-complex="Times New Roman1"/>
    </style:style>
    <style:style style:name="P62" style:family="paragraph" style:parent-style-name="Standard">
      <style:paragraph-properties fo:line-height="100%" fo:text-align="start" style:justify-single-word="false"/>
      <style:text-properties fo:color="#008000" style:font-name="Consolas" fo:font-size="9pt" fo:font-style="italic" fo:font-weight="normal" fo:background-color="#fbedbb" style:font-name-asian="Consolas" style:font-name-complex="Consolas"/>
    </style:style>
    <style:style style:name="P63"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8000" style:font-name="Consolas" fo:font-size="9pt" fo:font-style="italic" fo:font-weight="normal" fo:background-color="#fbedbb" style:font-name-asian="Consolas" style:font-name-complex="Consolas"/>
    </style:style>
    <style:style style:name="P64" style:family="paragraph" style:parent-style-name="Standard">
      <style:paragraph-properties fo:line-height="115%" fo:text-align="start" style:justify-single-word="false"/>
      <style:text-properties fo:color="#008000" style:font-name="Courier New1" fo:font-size="9pt" fo:font-style="italic" fo:font-weight="normal" fo:background-color="transparent" style:font-name-asian="Courier New1" style:font-name-complex="Courier New1"/>
    </style:style>
    <style:style style:name="P65" style:family="paragraph" style:parent-style-name="Standard">
      <style:paragraph-properties fo:line-height="100%" fo:text-align="start" style:justify-single-word="false"/>
      <style:text-properties fo:color="#000000" style:font-name="Consolas" fo:font-size="9pt" fo:font-weight="normal" fo:background-color="#fbedbb" style:font-name-asian="Consolas" style:font-name-complex="Consolas"/>
    </style:style>
    <style:style style:name="P66"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9pt" fo:font-weight="normal" fo:background-color="#fbedbb" style:font-name-asian="Consolas" style:font-name-complex="Consolas"/>
    </style:style>
    <style:style style:name="P67" style:family="paragraph" style:parent-style-name="Standard">
      <style:paragraph-properties fo:line-height="100%" fo:text-align="start" style:justify-single-word="false"/>
      <style:text-properties fo:color="#000000" style:font-name="Segoe UI" fo:font-size="10pt" fo:font-weight="normal" fo:background-color="transparent" style:font-name-asian="Segoe UI" style:font-name-complex="Segoe UI"/>
    </style:style>
    <style:style style:name="P68" style:family="paragraph" style:parent-style-name="Standard">
      <style:paragraph-properties fo:line-height="115%" fo:text-align="start" style:justify-single-word="false"/>
      <style:text-properties fo:color="#000000" style:font-name="monospace" fo:font-size="14.25pt" fo:font-weight="normal" fo:background-color="transparent" style:font-name-asian="monospace" style:font-name-complex="monospace"/>
    </style:style>
    <style:style style:name="P69" style:family="paragraph" style:parent-style-name="Standard">
      <style:paragraph-properties fo:line-height="115%" fo:text-align="start" style:justify-single-word="false"/>
      <style:text-properties fo:color="#000000" style:font-name="Courier New1" fo:font-size="9pt" fo:font-weight="normal" fo:background-color="transparent" style:font-name-asian="Courier New1" style:font-name-complex="Courier New1"/>
    </style:style>
    <style:style style:name="P70" style:family="paragraph" style:parent-style-name="Standard">
      <style:paragraph-properties fo:line-height="115%" fo:text-align="start" style:justify-single-word="false"/>
      <style:text-properties fo:color="#000000" style:font-name="Calibri1" fo:font-size="13pt" fo:font-weight="normal" fo:background-color="transparent" style:font-name-asian="Calibri1" style:font-name-complex="Calibri1"/>
    </style:style>
    <style:style style:name="P71" style:family="paragraph" style:parent-style-name="Standard">
      <style:paragraph-properties fo:line-height="115%" fo:text-align="start" style:justify-single-word="false"/>
      <style:text-properties fo:color="#000000" style:font-name="Calibri1" fo:font-size="13pt" fo:font-weight="bold" fo:background-color="transparent" style:font-name-asian="Calibri1" style:font-name-complex="Calibri1"/>
    </style:style>
    <style:style style:name="P72" style:family="paragraph" style:parent-style-name="Standard">
      <style:paragraph-properties fo:line-height="115%" fo:text-align="start" style:justify-single-word="false"/>
      <style:text-properties fo:color="#000000" style:font-name="Calibri1" fo:font-size="12pt" fo:font-weight="normal" fo:background-color="transparent" style:font-name-asian="Calibri1" style:font-name-complex="Calibri1"/>
    </style:style>
    <style:style style:name="P73" style:family="paragraph" style:parent-style-name="Standard">
      <style:paragraph-properties style:text-autospace="none"/>
      <style:text-properties fo:color="#000000" style:font-name="Consolas1" fo:font-size="9.5pt" style:font-name-asian="Consolas1" style:font-size-asian="9.5pt" style:font-name-complex="Consolas1" style:font-size-complex="9.5pt"/>
    </style:style>
    <style:style style:name="P74" style:family="paragraph" style:parent-style-name="Standard">
      <style:paragraph-properties fo:line-height="100%" fo:text-align="start" style:justify-single-word="false"/>
      <style:text-properties fo:color="#a31515" style:font-name="Consolas" fo:font-size="9.5pt" fo:font-weight="normal" fo:background-color="transparent" style:font-name-asian="Consolas" style:font-name-complex="Consolas"/>
    </style:style>
    <style:style style:name="P75" style:family="paragraph" style:parent-style-name="Standard">
      <style:paragraph-properties fo:line-height="100%" fo:text-align="start" style:justify-single-word="false"/>
      <style:text-properties fo:color="#111111" style:font-name="Segoe UI" fo:font-size="10.5pt" fo:font-weight="bold" fo:background-color="transparent" style:font-name-asian="Segoe UI" style:font-name-complex="Segoe UI"/>
    </style:style>
    <style:style style:name="P76" style:family="paragraph" style:parent-style-name="Standard">
      <style:paragraph-properties fo:line-height="100%" fo:text-align="start" style:justify-single-word="false"/>
      <style:text-properties fo:color="#111111" style:font-name="Segoe UI" fo:font-size="10.5pt" fo:font-weight="normal" fo:background-color="transparent" style:font-name-asian="Segoe UI" style:font-name-complex="Segoe UI"/>
    </style:style>
    <style:style style:name="P77" style:family="paragraph" style:parent-style-name="Standard">
      <style:paragraph-properties fo:line-height="100%" fo:text-align="start" style:justify-single-word="false"/>
      <style:text-properties fo:color="#111111" style:font-name="Segoe UI" fo:font-size="10.5pt" fo:font-weight="normal" fo:background-color="#ffffff" style:font-name-asian="Segoe UI" style:font-name-complex="Segoe UI"/>
    </style:style>
    <style:style style:name="P78" style:family="paragraph" style:parent-style-name="Standard">
      <style:paragraph-properties fo:line-height="100%" fo:text-align="start" style:justify-single-word="false"/>
      <style:text-properties fo:color="#111111" style:font-name="Calibri1" fo:font-size="11pt" fo:font-weight="bold" fo:background-color="transparent" style:font-name-asian="Calibri1" style:font-name-complex="Calibri1"/>
    </style:style>
    <style:style style:name="P79" style:family="paragraph" style:parent-style-name="Standard">
      <style:paragraph-properties fo:line-height="170%" fo:text-align="start" style:justify-single-word="false"/>
      <style:text-properties fo:color="#111111" style:font-name="Calibri1" fo:font-size="11pt" fo:font-weight="bold" fo:background-color="transparent" style:font-name-asian="Calibri1" style:font-name-complex="Calibri1"/>
    </style:style>
    <style:style style:name="P80" style:family="paragraph" style:parent-style-name="Standard">
      <style:paragraph-properties fo:line-height="115%" fo:text-align="start" style:justify-single-word="false"/>
      <style:text-properties fo:color="#111111" style:font-name="Calibri1" fo:font-size="13pt" fo:font-weight="normal" fo:background-color="transparent" style:font-name-asian="Calibri1" style:font-name-complex="Calibri1"/>
    </style:style>
    <style:style style:name="P81" style:family="paragraph" style:parent-style-name="Standard">
      <style:paragraph-properties fo:line-height="115%" fo:text-align="center" style:justify-single-word="false"/>
      <style:text-properties fo:color="#111111" style:font-name="'Segoe UI', Arial, sans-serif" fo:font-size="10.5pt" fo:font-weight="bold" fo:background-color="transparent" style:font-name-asian="'Segoe UI', Arial, sans-serif" style:font-name-complex="'Segoe UI', Arial, sans-serif"/>
    </style:style>
    <style:style style:name="P82" style:family="paragraph" style:parent-style-name="Standard">
      <style:paragraph-properties fo:line-height="115%" fo:text-align="start" style:justify-single-word="false"/>
      <style:text-properties fo:color="#111111" style:font-name="'Segoe UI', Arial, sans-serif" fo:font-size="10.5pt" fo:font-weight="bold" fo:background-color="transparent" style:font-name-asian="'Segoe UI', Arial, sans-serif" style:font-name-complex="'Segoe UI', Arial, sans-serif"/>
    </style:style>
    <style:style style:name="P83" style:family="paragraph" style:parent-style-name="Standard">
      <style:paragraph-properties fo:line-height="115%" fo:text-align="start" style:justify-single-word="false"/>
      <style:text-properties fo:color="#111111" style:font-name="'Segoe UI', Arial, sans-serif" fo:font-size="10.5pt" fo:font-style="italic" fo:font-weight="normal" fo:background-color="transparent" style:font-name-asian="'Segoe UI', Arial, sans-serif" style:font-name-complex="'Segoe UI', Arial, sans-serif"/>
    </style:style>
    <style:style style:name="P84" style:family="paragraph" style:parent-style-name="Standard">
      <style:paragraph-properties fo:line-height="115%" fo:text-align="start" style:justify-single-word="false"/>
      <style:text-properties fo:color="#111111" style:font-name="'Segoe UI', Arial, sans-serif" fo:font-size="10.5pt" fo:font-weight="normal" fo:background-color="transparent" style:font-name-asian="'Segoe UI', Arial, sans-serif" style:font-name-complex="'Segoe UI', Arial, sans-serif"/>
    </style:style>
    <style:style style:name="P85" style:family="paragraph" style:parent-style-name="Standard">
      <style:paragraph-properties fo:line-height="100%" fo:text-align="start" style:justify-single-word="false"/>
      <style:text-properties fo:color="#990000" style:font-name="Consolas" fo:font-size="11pt" fo:font-weight="normal" fo:background-color="transparent" style:font-name-asian="Consolas" style:font-name-complex="Consolas"/>
    </style:style>
    <style:style style:name="P86" style:family="paragraph" style:parent-style-name="Standard">
      <style:paragraph-properties fo:line-height="115%" fo:text-align="start" style:justify-single-word="false"/>
      <style:text-properties fo:color="#2a2a2a" style:font-name="Segoe UI" fo:font-size="10pt" fo:font-weight="normal" fo:background-color="transparent" style:font-name-asian="Segoe UI" style:font-name-complex="Segoe UI"/>
    </style:style>
    <style:style style:name="P87" style:family="paragraph" style:parent-style-name="Standard">
      <style:paragraph-properties fo:line-height="100%" fo:text-align="start" style:justify-single-word="false"/>
      <style:text-properties fo:color="#ff9900" style:font-name="Segoe UI" fo:font-size="22.5pt" fo:font-weight="bold" fo:background-color="#ffffff" style:font-name-asian="Segoe UI" style:font-name-complex="Segoe UI"/>
    </style:style>
    <style:style style:name="P88" style:family="paragraph" style:parent-style-name="Standard">
      <style:paragraph-properties fo:line-height="100%" fo:text-align="start" style:justify-single-word="false"/>
      <style:text-properties fo:color="#ff9900" style:font-name="'Segoe UI', Arial, sans-serif" fo:font-size="22.5pt" fo:font-weight="bold" fo:background-color="transparent" style:font-name-asian="'Segoe UI', Arial, sans-serif" style:font-name-complex="'Segoe UI', Arial, sans-serif"/>
    </style:style>
    <style:style style:name="P89" style:family="paragraph" style:parent-style-name="Standard">
      <style:paragraph-properties fo:line-height="100%" fo:text-align="start" style:justify-single-word="false"/>
      <style:text-properties fo:color="#808080" style:font-name="Arial1" fo:font-size="10.5pt" fo:font-weight="normal" fo:background-color="transparent" style:font-name-asian="Arial1" style:font-name-complex="Arial1"/>
    </style:style>
    <style:style style:name="P90" style:family="paragraph" style:parent-style-name="Standard">
      <style:paragraph-properties fo:line-height="100%" fo:text-align="start" style:justify-single-word="false"/>
      <style:text-properties fo:color="#808080" style:font-name="Times New Roman1" fo:font-size="10.5pt" fo:font-weight="normal" fo:background-color="transparent" style:font-name-asian="Times New Roman1" style:font-name-complex="Times New Roman1"/>
    </style:style>
    <style:style style:name="P91" style:family="paragraph" style:parent-style-name="Standard">
      <style:paragraph-properties fo:line-height="100%" fo:text-align="start" style:justify-single-word="false"/>
      <style:text-properties fo:color="#333333" style:font-name="Calibri1" fo:font-size="13pt" fo:font-weight="bold" fo:background-color="transparent" style:font-name-asian="Calibri1" style:font-name-complex="Calibri1"/>
    </style:style>
    <style:style style:name="P92" style:family="paragraph" style:parent-style-name="Standard">
      <style:paragraph-properties fo:line-height="115%" fo:text-align="end" style:justify-single-word="false"/>
      <style:text-properties fo:color="#999999" style:font-name="'Segoe UI', Arial, sans-serif" fo:font-size="8.25pt" fo:font-weight="bold" fo:background-color="transparent" style:font-name-asian="'Segoe UI', Arial, sans-serif" style:font-name-complex="'Segoe UI', Arial, sans-serif"/>
    </style:style>
    <style:style style:name="P93" style:family="paragraph" style:parent-style-name="Standard">
      <style:paragraph-properties fo:line-height="115%" fo:text-align="end" style:justify-single-word="false"/>
      <style:text-properties fo:color="#999999" style:font-name="Calibri1" fo:font-size="13pt" fo:font-weight="normal" fo:background-color="transparent" style:font-name-asian="Calibri1" style:font-name-complex="Calibri1"/>
    </style:style>
    <style:style style:name="P94" style:family="paragraph" style:parent-style-name="Standard">
      <style:paragraph-properties fo:line-height="115%" fo:text-align="end" style:justify-single-word="false"/>
      <style:text-properties fo:color="#999999" style:font-name="Calibri1" fo:font-size="12pt" fo:font-weight="normal" fo:background-color="transparent" style:font-name-asian="Calibri1" style:font-name-complex="Calibri1"/>
    </style:style>
    <style:style style:name="P95" style:family="paragraph" style:parent-style-name="Standard">
      <style:paragraph-properties fo:line-height="115%" fo:text-align="start" style:justify-single-word="false"/>
      <style:text-properties fo:color="#222222" style:font-name="monospace" fo:font-size="14.25pt" fo:font-weight="normal" fo:background-color="transparent" style:font-name-asian="monospace" style:font-name-complex="monospace"/>
    </style:style>
    <style:style style:name="P96" style:family="paragraph" style:parent-style-name="Standard">
      <style:paragraph-properties fo:line-height="115%" fo:text-align="start" style:justify-single-word="false"/>
      <style:text-properties fo:color="#0000ff" style:font-name="Courier New1" fo:font-size="9pt" fo:font-weight="normal" fo:background-color="transparent" style:font-name-asian="Courier New1" style:font-name-complex="Courier New1"/>
    </style:style>
    <style:style style:name="P97" style:family="paragraph" style:parent-style-name="Standard">
      <style:text-properties fo:font-size="13pt" fo:font-weight="bold" style:font-size-asian="13pt" style:font-size-complex="13pt"/>
    </style:style>
    <style:style style:name="P98" style:family="paragraph" style:parent-style-name="Standard">
      <style:paragraph-properties style:text-autospace="none"/>
      <style:text-properties style:font-name="Verdana" fo:font-size="9pt" style:font-name-asian="Verdana" style:font-size-asian="9pt" style:font-name-complex="Verdana" style:font-size-complex="9pt"/>
    </style:style>
    <style:style style:name="P99" style:family="paragraph" style:parent-style-name="Standard">
      <style:paragraph-properties style:text-autospace="none"/>
    </style:style>
    <style:style style:name="P100" style:family="paragraph" style:parent-style-name="Standard">
      <style:paragraph-properties fo:margin-top="0.0693in" fo:margin-bottom="0.0693in" fo:line-height="115%" fo:text-align="start" style:justify-single-word="false"/>
    </style:style>
    <style:style style:name="P101" style:family="paragraph" style:parent-style-name="Standard">
      <style:paragraph-properties fo:margin-top="0.0693in" fo:margin-bottom="0.0693in" fo:line-height="100%" fo:text-align="start" style:justify-single-word="false"/>
    </style:style>
    <style:style style:name="P102" style:family="paragraph" style:parent-style-name="Standard">
      <style:paragraph-properties fo:margin-top="0.0693in" fo:margin-bottom="0.0693in" fo:line-height="115%" fo:text-align="start" style:justify-single-word="false"/>
      <style:text-properties fo:color="#2a2a2a" style:font-name="Segoe UI" fo:font-size="10pt" fo:font-weight="normal" fo:background-color="transparent" style:font-name-asian="Segoe UI" style:font-name-complex="Segoe UI"/>
    </style:style>
    <style:style style:name="P103" style:family="paragraph" style:parent-style-name="Standard">
      <style:paragraph-properties fo:margin-top="0.0693in" fo:margin-bottom="0.0693in" fo:line-height="100%" fo:text-align="start" style:justify-single-word="false"/>
      <style:text-properties fo:color="#111111" style:font-name="Segoe UI" fo:font-size="10.5pt" fo:font-weight="normal" fo:background-color="#ffffff" style:font-name-asian="Segoe UI" style:font-name-complex="Segoe UI"/>
    </style:style>
    <style:style style:name="P104" style:family="paragraph" style:parent-style-name="Standard">
      <style:paragraph-properties fo:margin-top="0.0693in" fo:margin-bottom="0.0693in" fo:line-height="100%" fo:text-align="start" style:justify-single-word="false"/>
      <style:text-properties fo:color="#111111" style:font-name="Segoe UI" fo:font-size="10.5pt" fo:font-weight="normal" fo:background-color="transparent" style:font-name-asian="Segoe UI" style:font-name-complex="Segoe UI"/>
    </style:style>
    <style:style style:name="P105" style:family="paragraph" style:parent-style-name="Standard">
      <style:paragraph-properties fo:margin-top="0.0693in" fo:margin-bottom="0.0693in" fo:line-height="115%" fo:text-align="start" style:justify-single-word="false"/>
      <style:text-properties fo:color="#444444" style:font-name="Segoe UI" fo:font-size="10pt" fo:font-weight="normal" fo:background-color="#ffffff" style:font-name-asian="Segoe UI" style:font-name-complex="Segoe UI"/>
    </style:style>
    <style:style style:name="P106" style:family="paragraph" style:parent-style-name="Standard">
      <style:paragraph-properties fo:margin-top="0.0693in" fo:margin-bottom="0.0693in" fo:line-height="100%" fo:text-align="start" style:justify-single-word="false"/>
      <style:text-properties fo:color="#444444" style:font-name="Segoe UI" fo:font-size="10pt" fo:font-weight="normal" fo:background-color="#ffffff" style:font-name-asian="Segoe UI" style:font-name-complex="Segoe UI"/>
    </style:style>
    <style:style style:name="P107" style:family="paragraph" style:parent-style-name="Standard">
      <style:paragraph-properties fo:margin-left="0.25in" fo:margin-right="0in" fo:margin-top="0.139in" fo:margin-bottom="0in" fo:line-height="115%" fo:text-align="start" style:justify-single-word="false" fo:text-indent="-0.25in" style:auto-text-indent="false"/>
    </style:style>
    <style:style style:name="P108" style:family="paragraph" style:parent-style-name="Standard">
      <style:paragraph-properties fo:margin-left="0.25in" fo:margin-right="0in" fo:margin-top="0.139in" fo:margin-bottom="0in" fo:line-height="115%" fo:text-align="start" style:justify-single-word="false" fo:text-indent="-0.25in" style:auto-text-indent="false"/>
      <style:text-properties fo:color="#00000a" style:font-name="Segoe UI" fo:font-size="12pt" fo:font-weight="bold" fo:background-color="#ffffff" style:font-name-asian="Segoe UI" style:font-name-complex="Segoe UI"/>
    </style:style>
    <style:style style:name="P109" style:family="paragraph" style:parent-style-name="Standard">
      <style:paragraph-properties fo:margin-left="0.25in" fo:margin-right="0in" fo:margin-top="0.139in" fo:margin-bottom="0in" fo:line-height="115%" fo:text-align="start" style:justify-single-word="false" fo:text-indent="-0.25in" style:auto-text-indent="false"/>
      <style:text-properties fo:color="#111111" style:font-name="Segoe UI" fo:font-size="11pt" fo:font-style="italic" fo:font-weight="bold" fo:background-color="#ffffff" style:font-name-asian="Segoe UI" style:font-name-complex="Segoe UI"/>
    </style:style>
    <style:style style:name="P110" style:family="paragraph" style:parent-style-name="Standard">
      <style:paragraph-properties fo:margin-left="0.25in" fo:margin-right="0in" fo:margin-top="0.139in" fo:margin-bottom="0in" fo:line-height="115%" fo:text-align="start" style:justify-single-word="false" fo:text-indent="-0.25in" style:auto-text-indent="false"/>
      <style:text-properties fo:color="#444444" style:font-name="Segoe UI" fo:font-size="10pt" fo:font-weight="bold" fo:background-color="#ffffff" style:font-name-asian="Segoe UI" style:font-name-complex="Segoe UI"/>
    </style:style>
    <style:style style:name="P111" style:family="paragraph" style:parent-style-name="Standard">
      <style:paragraph-properties fo:margin-left="0.25in" fo:margin-right="0in" fo:margin-top="0.139in" fo:margin-bottom="0in" fo:line-height="115%" fo:text-align="start" style:justify-single-word="false" fo:text-indent="-0.25in" style:auto-text-indent="false"/>
      <style:text-properties fo:color="#ff9900" style:font-name="Calibri1" fo:font-size="13pt" fo:font-weight="bold" fo:background-color="transparent" style:font-name-asian="Calibri1" style:font-name-complex="Calibri1"/>
    </style:style>
    <style:style style:name="P112" style:family="paragraph" style:parent-style-name="Standard">
      <style:paragraph-properties fo:margin-left="0.25in" fo:margin-right="0in" fo:margin-top="0.139in" fo:margin-bottom="0in" fo:line-height="115%" fo:text-align="start" style:justify-single-word="false" fo:text-indent="-0.25in" style:auto-text-indent="false"/>
      <style:text-properties fo:color="#ff9900" style:font-name="Calibri1" fo:font-size="13pt" fo:font-weight="normal" fo:background-color="transparent" style:font-name-asian="Calibri1" style:font-name-complex="Calibri1"/>
    </style:style>
    <style:style style:name="P113" style:family="paragraph" style:parent-style-name="Standard">
      <style:paragraph-properties fo:margin-left="0.25in" fo:margin-right="0in" fo:margin-top="0.139in" fo:margin-bottom="0in" fo:line-height="115%" fo:text-align="start" style:justify-single-word="false" fo:text-indent="-0.25in" style:auto-text-indent="false"/>
      <style:text-properties fo:color="#ff9900" style:font-name="Calibri1" fo:font-size="14pt" fo:font-weight="bold" fo:background-color="transparent" style:font-name-asian="Calibri1" style:font-name-complex="Calibri1"/>
    </style:style>
    <style:style style:name="P114" style:family="paragraph" style:parent-style-name="Standard">
      <style:paragraph-properties fo:margin-left="0.25in" fo:margin-right="0in" fo:margin-top="0.139in" fo:margin-bottom="0in" fo:line-height="115%" fo:text-align="start" style:justify-single-word="false" fo:text-indent="-0.25in" style:auto-text-indent="false"/>
      <style:text-properties fo:color="#800000" style:font-name="Calibri1" fo:font-size="12pt" fo:font-weight="bold" fo:background-color="transparent" style:font-name-asian="Calibri1" style:font-name-complex="Calibri1"/>
    </style:style>
    <style:style style:name="P115" style:family="paragraph" style:parent-style-name="Standard">
      <style:paragraph-properties fo:margin-left="0.25in" fo:margin-right="0in" fo:margin-top="0.139in" fo:margin-bottom="0in" fo:line-height="115%" fo:text-align="start" style:justify-single-word="false" fo:text-indent="-0.25in" style:auto-text-indent="false"/>
      <style:text-properties fo:color="#800000" style:font-name="Calibri1" fo:font-size="13pt" fo:font-weight="bold" fo:background-color="transparent" style:font-name-asian="Calibri1" style:font-name-complex="Calibri1"/>
    </style:style>
    <style:style style:name="P116" style:family="paragraph" style:parent-style-name="Standard">
      <style:paragraph-properties fo:margin-left="0.25in" fo:margin-right="0in" fo:margin-top="0.0693in" fo:margin-bottom="0.0693in" fo:line-height="100%" fo:text-align="start" style:justify-single-word="false" fo:text-indent="-0.25in" style:auto-text-indent="false"/>
    </style:style>
    <style:style style:name="P117" style:family="paragraph" style:parent-style-name="Standard">
      <style:paragraph-properties fo:margin-left="0.25in" fo:margin-right="0in" fo:margin-top="0.2083in" fo:margin-bottom="0.1146in" fo:line-height="115%" fo:text-align="start" style:justify-single-word="false" fo:text-indent="-0.25in" style:auto-text-indent="false"/>
      <style:text-properties fo:color="#00000a" style:font-name="Segoe UI" fo:font-size="10pt" fo:font-weight="bold" fo:background-color="#ffffff" style:font-name-asian="Segoe UI" style:font-name-complex="Segoe UI"/>
    </style:style>
    <style:style style:name="P118" style:family="paragraph" style:parent-style-name="Standard">
      <style:paragraph-properties fo:margin-left="0.25in" fo:margin-right="0in" fo:margin-top="0.2083in" fo:margin-bottom="0.1146in" fo:line-height="115%" fo:text-align="start" style:justify-single-word="false" fo:text-indent="-0.25in" style:auto-text-indent="false"/>
      <style:text-properties fo:color="#ff9900" style:font-name="Segoe UI" fo:font-size="22.5pt" fo:font-weight="normal" fo:background-color="#ffffff" style:font-name-asian="Segoe UI" style:font-name-complex="Segoe UI"/>
    </style:style>
    <style:style style:name="P119" style:family="paragraph" style:parent-style-name="Standard">
      <style:paragraph-properties fo:margin-left="0.25in" fo:margin-right="0in" fo:margin-top="0.2083in" fo:margin-bottom="0.1146in" fo:line-height="115%" fo:text-align="start" style:justify-single-word="false" fo:text-indent="-0.25in" style:auto-text-indent="false"/>
      <style:text-properties fo:color="#333333" style:font-name="'Segoe UI', Arial, sans-serif" fo:font-size="14pt" fo:font-weight="bold" fo:background-color="transparent" style:font-name-asian="'Segoe UI', Arial, sans-serif" style:font-name-complex="'Segoe UI', Arial, sans-serif"/>
    </style:style>
    <style:style style:name="P120" style:family="paragraph" style:parent-style-name="Standard">
      <style:paragraph-properties fo:margin-left="0.25in" fo:margin-right="0in" fo:margin-top="0.3126in" fo:margin-bottom="0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21" style:family="paragraph" style:parent-style-name="Standard">
      <style:paragraph-properties fo:margin-left="0.25in" fo:margin-right="0in" fo:line-height="115%" fo:text-align="start" style:justify-single-word="false" fo:text-indent="-0.25in" style:auto-text-indent="false"/>
      <style:text-properties fo:color="#ff9900" style:font-name="Segoe UI" fo:font-size="14.5pt" fo:font-weight="normal" fo:background-color="#ffffff" style:font-name-asian="Segoe UI" style:font-name-complex="Segoe UI"/>
    </style:style>
    <style:style style:name="P122" style:family="paragraph" style:parent-style-name="Standard">
      <style:paragraph-properties fo:margin-left="0.25in" fo:margin-right="0in" fo:line-height="115%" fo:text-align="start" style:justify-single-word="false" fo:text-indent="-0.25in" style:auto-text-indent="false"/>
      <style:text-properties fo:color="#ff9900" style:font-name="Calibri1" fo:font-size="14pt" fo:font-weight="bold" fo:background-color="transparent" style:font-name-asian="Calibri1" style:font-name-complex="Calibri1"/>
    </style:style>
    <style:style style:name="P123" style:family="paragraph" style:parent-style-name="Standard">
      <style:paragraph-properties fo:margin-left="0.25in" fo:margin-right="0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24" style:family="paragraph" style:parent-style-name="Standard">
      <style:paragraph-properties fo:margin-left="0.25in" fo:margin-right="0in" fo:margin-top="0.139in" fo:margin-bottom="0.1965in" fo:line-height="115%" fo:text-align="start" style:justify-single-word="false" fo:text-indent="-0.25in" style:auto-text-indent="false"/>
      <style:text-properties fo:color="#ff9900" style:font-name="Calibri1" fo:font-size="13pt" fo:font-weight="normal" fo:background-color="transparent" style:font-name-asian="Calibri1" style:font-name-complex="Calibri1"/>
    </style:style>
    <style:style style:name="P125" style:family="paragraph" style:parent-style-name="Standard">
      <style:paragraph-properties fo:margin-left="0.25in" fo:margin-right="0in" fo:margin-top="0.139in" fo:margin-bottom="0.1965in" fo:line-height="115%" fo:text-align="start" style:justify-single-word="false" fo:text-indent="-0.25in" style:auto-text-indent="false"/>
      <style:text-properties fo:color="#333333" style:font-name="'Droid Serif', serif" fo:font-size="14.25pt" fo:font-weight="normal" fo:background-color="transparent" style:font-name-asian="'Droid Serif', serif" style:font-name-complex="'Droid Serif', serif"/>
    </style:style>
    <style:style style:name="P126"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7" style:family="paragraph" style:parent-style-name="Standard">
      <style:paragraph-properties fo:margin-left="0in" fo:margin-right="-0.0835in" fo:line-height="100%" fo:text-align="start" style:justify-single-word="false" fo:text-indent="0in" style:auto-text-indent="false"/>
    </style:style>
    <style:style style:name="P128"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0000" style:font-name="Courier New1" fo:font-size="10pt" fo:font-weight="normal" fo:background-color="transparent" style:font-name-asian="Courier New1" style:font-name-complex="Courier New1"/>
    </style:style>
    <style:style style:name="P129"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Courier New1" fo:font-size="10pt" fo:font-weight="normal" fo:background-color="transparent" style:font-name-asian="Courier New1" style:font-name-complex="Courier New1"/>
    </style:style>
    <style:style style:name="P130"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Courier New1" fo:font-size="10pt" fo:font-weight="bold" fo:background-color="transparent" style:font-name-asian="Courier New1" style:font-name-complex="Courier New1"/>
    </style:style>
    <style:style style:name="P131"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Segoe UI" fo:font-size="10pt" fo:font-weight="normal" fo:background-color="transparent" style:font-name-asian="Segoe UI" style:font-name-complex="Segoe UI"/>
    </style:style>
    <style:style style:name="P132"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alibri1" fo:font-size="11pt" fo:font-weight="normal" fo:background-color="transparent" style:font-name-asian="Calibri1" style:font-name-complex="Calibri1"/>
    </style:style>
    <style:style style:name="P133"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00000" style:font-name="Courier New1" fo:font-size="10pt" fo:font-weight="normal" fo:background-color="transparent" style:font-name-asian="Courier New1" style:font-name-complex="Courier New1"/>
    </style:style>
    <style:style style:name="P134"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8000" style:font-name="Courier New1" fo:font-size="10pt" fo:font-weight="normal" fo:background-color="transparent" style:font-name-asian="Courier New1" style:font-name-complex="Courier New1"/>
    </style:style>
    <style:style style:name="P135"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1" fo:font-size="10pt" fo:font-weight="normal" fo:background-color="transparent" style:font-name-asian="Courier New1" style:font-name-complex="Courier New1"/>
    </style:style>
    <style:style style:name="P136" style:family="paragraph" style:parent-style-name="Standard">
      <style:paragraph-properties fo:margin-left="0.5in" fo:margin-right="0in" fo:line-height="100%" fo:text-align="start" style:justify-single-word="false" fo:text-indent="0in" style:auto-text-indent="false"/>
    </style:style>
    <style:style style:name="P137" style:family="paragraph" style:parent-style-name="Standard">
      <style:paragraph-properties fo:margin-left="0.5in" fo:margin-right="0in" fo:margin-top="0.0693in" fo:margin-bottom="0.0693in" fo:line-height="115%" fo:text-align="start" style:justify-single-word="false" fo:text-indent="0in" style:auto-text-indent="false"/>
      <style:text-properties fo:color="#444444" style:font-name="Segoe UI" fo:font-size="10pt" fo:font-weight="normal" fo:background-color="#ffffff" style:font-name-asian="Segoe UI" style:font-name-complex="Segoe UI"/>
    </style:style>
    <style:style style:name="P138"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9"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Segoe UI" fo:font-size="10pt" fo:font-weight="bold" fo:background-color="transparent" style:font-name-asian="Segoe UI" style:font-name-complex="Segoe UI"/>
    </style:style>
    <style:style style:name="P140"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alibri1" fo:font-size="11pt" fo:font-weight="normal" fo:background-color="transparent" style:font-name-asian="Calibri1" style:font-name-complex="Calibri1"/>
    </style:style>
    <style:style style:name="P141"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Arial1" fo:font-size="10.5pt" fo:font-weight="bold" fo:background-color="transparent" style:font-name-asian="Arial1" style:font-name-complex="Arial1"/>
    </style:style>
    <style:style style:name="P142"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Segoe UI" fo:font-size="10pt" fo:font-weight="bold" fo:background-color="transparent" style:font-name-asian="Segoe UI" style:font-name-complex="Segoe UI"/>
    </style:style>
    <style:style style:name="P143" style:family="paragraph" style:parent-style-name="Standard">
      <style:paragraph-properties fo:margin-top="0.0193in" fo:margin-bottom="0in" fo:line-height="100%" fo:text-align="start" style:justify-single-word="false"/>
    </style:style>
    <style:style style:name="P144" style:family="paragraph" style:parent-style-name="Standard">
      <style:paragraph-properties fo:margin-top="0.0193in" fo:margin-bottom="0in" fo:line-height="100%" fo:text-align="start" style:justify-single-word="false"/>
      <style:text-properties fo:color="#111111" style:font-name="Segoe UI" fo:font-size="10.5pt" fo:font-weight="bold" fo:background-color="transparent" style:font-name-asian="Segoe UI" style:font-name-complex="Segoe UI"/>
    </style:style>
    <style:style style:name="P145" style:family="paragraph" style:parent-style-name="Standard">
      <style:paragraph-properties fo:margin-top="0.0193in" fo:margin-bottom="0in" fo:line-height="100%" fo:text-align="start" style:justify-single-word="false"/>
      <style:text-properties fo:color="#990000" style:font-name="Consolas" fo:font-size="11pt" fo:font-weight="normal" fo:background-color="transparent" style:font-name-asian="Consolas" style:font-name-complex="Consolas"/>
    </style:style>
    <style:style style:name="P146" style:family="paragraph" style:parent-style-name="Standard">
      <style:paragraph-properties fo:margin-left="0.052in" fo:margin-right="0.052in" fo:line-height="100%" fo:text-align="start" style:justify-single-word="false" fo:text-indent="0in" style:auto-text-indent="false">
        <style:tab-stops>
          <style:tab-stop style:position="0.5839in"/>
          <style:tab-stop style:position="1.2201in"/>
          <style:tab-stop style:position="1.8563in"/>
          <style:tab-stop style:position="2.4925in"/>
          <style:tab-stop style:position="3.1283in"/>
          <style:tab-stop style:position="3.7646in"/>
          <style:tab-stop style:position="4.4008in"/>
          <style:tab-stop style:position="5.0366in"/>
          <style:tab-stop style:position="5.6728in"/>
          <style:tab-stop style:position="6.3091in"/>
          <style:tab-stop style:position="6.9453in"/>
          <style:tab-stop style:position="7.5811in"/>
          <style:tab-stop style:position="8.2173in"/>
          <style:tab-stop style:position="8.8535in"/>
          <style:tab-stop style:position="9.4898in"/>
          <style:tab-stop style:position="10.1256in"/>
        </style:tab-stops>
      </style:paragraph-properties>
    </style:style>
    <style:style style:name="P147" style:family="paragraph" style:parent-style-name="Standard">
      <style:paragraph-properties fo:margin-left="-0.3752in" fo:margin-right="0in" fo:line-height="100%" fo:text-align="start" style:justify-single-word="false" fo:text-indent="0in" style:auto-text-indent="false"/>
    </style:style>
    <style:style style:name="P148" style:family="paragraph" style:parent-style-name="Standard">
      <style:paragraph-properties fo:margin-top="0in" fo:margin-bottom="0.1874in"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49" style:family="paragraph" style:parent-style-name="Standard">
      <style:paragraph-properties fo:margin-top="0in" fo:margin-bottom="0.1874in" fo:line-height="100%" fo:text-align="start" style:justify-single-word="false"/>
    </style:style>
    <style:style style:name="P150" style:family="paragraph" style:parent-style-name="Standard">
      <style:paragraph-properties fo:margin-top="0in" fo:margin-bottom="0.1874in"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alibri1" fo:font-size="11pt" fo:font-weight="normal" fo:background-color="transparent" style:font-name-asian="Calibri1" style:font-name-complex="Calibri1"/>
    </style:style>
    <style:style style:name="P151" style:family="paragraph" style:parent-style-name="Standard">
      <style:paragraph-properties fo:margin-top="0in" fo:margin-bottom="0.1874in"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88" style:font-name="Consolas" fo:font-size="9pt" fo:font-weight="normal" fo:background-color="#f5f5f5" style:font-name-asian="Consolas" style:font-name-complex="Consolas"/>
    </style:style>
    <style:style style:name="P152" style:family="paragraph" style:parent-style-name="Standard">
      <style:paragraph-properties fo:margin-top="0in" fo:margin-bottom="0.139in" fo:line-height="115%" fo:text-align="start" style:justify-single-word="false"/>
    </style:style>
    <style:style style:name="P153" style:family="paragraph" style:parent-style-name="Standard">
      <style:paragraph-properties fo:margin-top="0in" fo:margin-bottom="0.139in" fo:line-height="115%" fo:text-align="center" style:justify-single-word="false"/>
    </style:style>
    <style:style style:name="P154" style:family="paragraph" style:parent-style-name="Standard">
      <style:paragraph-properties fo:margin-top="0in" fo:margin-bottom="0.139in" fo:line-height="115%" fo:text-align="end" style:justify-single-word="false"/>
    </style:style>
    <style:style style:name="P155" style:family="paragraph" style:parent-style-name="Standard">
      <style:paragraph-properties fo:margin-top="0in" fo:margin-bottom="0.139in" fo:line-height="115%" fo:text-align="start" style:justify-single-word="false"/>
      <style:text-properties fo:color="#444444" style:font-name="Consolas" fo:font-size="9.5pt" fo:font-weight="normal" fo:background-color="#ffffff" style:font-name-asian="Consolas" style:font-name-complex="Consolas"/>
    </style:style>
    <style:style style:name="P156" style:family="paragraph" style:parent-style-name="Standard">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57" style:family="paragraph" style:parent-style-name="Standard">
      <style:paragraph-properties fo:margin-top="0in" fo:margin-bottom="0.139in"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158" style:family="paragraph" style:parent-style-name="Standard">
      <style:paragraph-properties fo:margin-top="0in" fo:margin-bottom="0.139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59" style:family="paragraph" style:parent-style-name="Standard">
      <style:paragraph-properties fo:margin-top="0in" fo:margin-bottom="0.139in" fo:line-height="115%" fo:text-align="start" style:justify-single-word="false"/>
      <style:text-properties style:use-window-font-color="true" style:font-name="Calibri1" fo:font-size="13pt" fo:font-weight="bold" fo:background-color="transparent" style:font-name-asian="Calibri1" style:font-name-complex="Calibri1"/>
    </style:style>
    <style:style style:name="P160" style:family="paragraph" style:parent-style-name="Standard">
      <style:paragraph-properties fo:margin-top="0in" fo:margin-bottom="0.139in" fo:line-height="115%" fo:text-align="start" style:justify-single-word="false"/>
      <style:text-properties style:use-window-font-color="true" style:font-name="Calibri1" fo:font-size="13pt" fo:font-weight="normal" fo:background-color="transparent" style:font-name-asian="Calibri1" style:font-name-complex="Calibri1"/>
    </style:style>
    <style:style style:name="P161" style:family="paragraph" style:parent-style-name="Standard">
      <style:paragraph-properties fo:margin-top="0in" fo:margin-bottom="0.139in" fo:line-height="115%" fo:text-align="start" style:justify-single-word="false"/>
      <style:text-properties fo:color="#000000" style:font-name="Consolas" fo:font-size="13pt" fo:font-weight="normal" fo:background-color="transparent" style:font-name-asian="Consolas" style:font-name-complex="Consolas"/>
    </style:style>
    <style:style style:name="P162" style:family="paragraph" style:parent-style-name="Standard">
      <style:paragraph-properties fo:margin-top="0in" fo:margin-bottom="0.139in" fo:line-height="115%" fo:text-align="start" style:justify-single-word="false"/>
      <style:text-properties fo:color="#000000" style:font-name="Calibri1" fo:font-size="13pt" fo:font-weight="normal" fo:background-color="transparent" style:font-name-asian="Calibri1" style:font-name-complex="Calibri1"/>
    </style:style>
    <style:style style:name="P163" style:family="paragraph" style:parent-style-name="Standard">
      <style:paragraph-properties fo:margin-top="0in" fo:margin-bottom="0.139in" fo:line-height="115%" fo:text-align="start" style:justify-single-word="false"/>
      <style:text-properties fo:color="#000000" style:font-name="Calibri1" fo:font-size="13pt" fo:font-weight="bold" fo:background-color="transparent" style:font-name-asian="Calibri1" style:font-name-complex="Calibri1"/>
    </style:style>
    <style:style style:name="P164" style:family="paragraph" style:parent-style-name="Standard">
      <style:paragraph-properties fo:margin-top="0in" fo:margin-bottom="0.139in" fo:line-height="115%" fo:text-align="start" style:justify-single-word="false"/>
      <style:text-properties fo:color="#000000" style:font-name="Calibri1" fo:font-size="12pt" fo:font-weight="bold" fo:background-color="transparent" style:font-name-asian="Calibri1" style:font-name-complex="Calibri1"/>
    </style:style>
    <style:style style:name="P165" style:family="paragraph" style:parent-style-name="Standard">
      <style:paragraph-properties fo:margin-top="0in" fo:margin-bottom="0.139in" fo:line-height="115%" fo:text-align="start" style:justify-single-word="false"/>
      <style:text-properties fo:color="#000000" style:font-name="Calibri1" fo:font-size="12pt" fo:font-weight="bold" fo:background-color="transparent" style:font-name-asian="Calibri1" style:font-weight-asian="bold" style:font-name-complex="Calibri1" style:font-weight-complex="bold"/>
    </style:style>
    <style:style style:name="P166" style:family="paragraph" style:parent-style-name="Standard">
      <style:paragraph-properties fo:margin-top="0in" fo:margin-bottom="0.139in" fo:line-height="115%" fo:text-align="start" style:justify-single-word="false"/>
      <style:text-properties fo:color="#000000" style:font-name="Calibri1" fo:font-size="12pt" fo:font-weight="normal" fo:background-color="transparent" style:font-name-asian="Calibri1" style:font-name-complex="Calibri1"/>
    </style:style>
    <style:style style:name="P167" style:family="paragraph" style:parent-style-name="Standard">
      <style:paragraph-properties fo:margin-top="0in" fo:margin-bottom="0.139in" fo:line-height="115%" fo:text-align="start" style:justify-single-word="false"/>
      <style:text-properties fo:color="#000000" style:font-name="Calibri" fo:font-size="12pt" fo:font-weight="normal" fo:background-color="transparent" style:font-name-asian="Calibri1" style:font-name-complex="Calibri1"/>
    </style:style>
    <style:style style:name="P168" style:family="paragraph" style:parent-style-name="Standard">
      <style:paragraph-properties fo:margin-top="0in" fo:margin-bottom="0.139in" fo:line-height="115%" fo:text-align="start" style:justify-single-word="false"/>
      <style:text-properties fo:color="#333333" style:font-name="Calibri1" fo:font-size="13pt" fo:font-weight="normal" fo:background-color="transparent" style:font-name-asian="Calibri1" style:font-name-complex="Calibri1"/>
    </style:style>
    <style:style style:name="P169" style:family="paragraph" style:parent-style-name="Text_20_body">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70" style:family="paragraph" style:parent-style-name="Heading_20_3">
      <style:paragraph-properties fo:margin-top="0in" fo:margin-bottom="0.139in" fo:line-height="115%" fo:text-align="start" style:justify-single-word="false"/>
      <style:text-properties fo:font-variant="normal" fo:text-transform="none" fo:color="#363636" style:font-name="Calibri" fo:font-size="16.5pt" fo:letter-spacing="normal" fo:font-style="normal" fo:font-weight="normal" fo:background-color="transparent" style:font-name-asian="Calibri1" style:font-name-complex="Calibri1"/>
    </style:style>
    <style:style style:name="P171" style:family="paragraph" style:parent-style-name="Heading_20_3">
      <style:paragraph-properties fo:margin-top="0in" fo:margin-bottom="0.139in" fo:line-height="115%" fo:text-align="start" style:justify-single-word="false"/>
      <style:text-properties fo:font-variant="normal" fo:text-transform="none" fo:color="#161616" style:font-name="Calibri" fo:font-size="10.5pt" fo:letter-spacing="normal" fo:font-style="normal" fo:font-weight="normal"/>
    </style:style>
    <style:style style:name="P172" style:family="paragraph" style:parent-style-name="Standard">
      <style:paragraph-properties fo:margin-left="0.0728in" fo:margin-right="0in" fo:line-height="100%" fo:text-align="start" style:justify-single-word="false" fo:text-indent="0in" style:auto-text-indent="false"/>
    </style:style>
    <style:style style:name="P173" style:family="paragraph" style:parent-style-name="Standard">
      <style:paragraph-properties fo:margin-left="0.0728in" fo:margin-right="0in" fo:line-height="100%" fo:text-align="start" style:justify-single-word="false" fo:text-indent="0in" style:auto-text-indent="false"/>
      <style:text-properties style:use-window-font-color="true" style:font-name="Segoe UI" fo:font-size="10pt" fo:font-weight="bold" fo:background-color="transparent" style:font-name-asian="Segoe UI" style:font-name-complex="Segoe UI"/>
    </style:style>
    <style:style style:name="P174" style:family="paragraph" style:parent-style-name="Standard">
      <style:paragraph-properties fo:margin-left="0.0728in" fo:margin-right="0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175" style:family="paragraph" style:parent-style-name="Standard">
      <style:paragraph-properties fo:margin-left="0.0728in" fo:margin-right="0in" fo:line-height="100%" fo:text-align="start" style:justify-single-word="false" fo:text-indent="0in" style:auto-text-indent="false"/>
      <style:text-properties fo:color="#111111" style:font-name="Segoe UI" fo:font-size="10.5pt" fo:font-weight="bold" fo:background-color="transparent" style:font-name-asian="Segoe UI" style:font-name-complex="Segoe UI"/>
    </style:style>
    <style:style style:name="P176" style:family="paragraph" style:parent-style-name="Standard">
      <style:paragraph-properties fo:margin-top="0in" fo:margin-bottom="0.0835in" fo:line-height="115%" fo:text-align="start" style:justify-single-word="false"/>
    </style:style>
    <style:style style:name="P177" style:family="paragraph" style:parent-style-name="Standard">
      <style:paragraph-properties fo:margin-top="0in" fo:margin-bottom="0.0835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78" style:family="paragraph" style:parent-style-name="Standard">
      <style:paragraph-properties fo:margin-top="0in" fo:margin-bottom="0.0835in"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179" style:family="paragraph" style:parent-style-name="Standard">
      <style:paragraph-properties fo:margin-top="0in" fo:margin-bottom="0.0835in" fo:line-height="115%" fo:text-align="start" style:justify-single-word="false"/>
      <style:text-properties fo:color="#111111" style:font-name="'Segoe UI', Arial, sans-serif" fo:font-size="10.5pt" fo:font-weight="bold" fo:background-color="transparent" style:font-name-asian="'Segoe UI', Arial, sans-serif" style:font-name-complex="'Segoe UI', Arial, sans-serif"/>
    </style:style>
    <style:style style:name="P180" style:family="paragraph" style:parent-style-name="Standard">
      <style:paragraph-properties fo:margin-top="0in" fo:margin-bottom="0.0835in" fo:line-height="115%" fo:text-align="start" style:justify-single-word="false"/>
      <style:text-properties fo:color="#111111" style:font-name="Calibri1" fo:font-size="12pt" fo:font-weight="normal" fo:background-color="transparent" style:font-name-asian="Calibri1" style:font-name-complex="Calibri1"/>
    </style:style>
    <style:style style:name="P181" style:family="paragraph" style:parent-style-name="Standard">
      <style:paragraph-properties fo:margin-top="0in" fo:margin-bottom="0.0835in" fo:line-height="115%" fo:text-align="start" style:justify-single-word="false"/>
      <style:text-properties fo:color="#111111" style:font-name="Calibri1" fo:font-size="13pt" fo:font-weight="bold" fo:background-color="transparent" style:font-name-asian="Calibri1" style:font-name-complex="Calibri1"/>
    </style:style>
    <style:style style:name="P182" style:family="paragraph" style:parent-style-name="Standard">
      <style:paragraph-properties fo:margin-top="0in" fo:margin-bottom="0.0835in" fo:line-height="115%" fo:text-align="start" style:justify-single-word="false"/>
      <style:text-properties fo:color="#111111" style:font-name="Calibri1" fo:font-size="13pt" fo:font-weight="normal" fo:background-color="transparent" style:font-name-asian="Calibri1" style:font-name-complex="Calibri1"/>
    </style:style>
    <style:style style:name="P183" style:family="paragraph" style:parent-style-name="Standard">
      <style:paragraph-properties fo:margin-top="0in" fo:margin-bottom="0.0835in" fo:line-height="115%" fo:text-align="start" style:justify-single-word="false"/>
      <style:text-properties fo:color="#000000" style:font-name="Calibri1" fo:font-size="12pt" fo:font-weight="bold" fo:background-color="transparent" style:font-name-asian="Calibri1" style:font-name-complex="Calibri1"/>
    </style:style>
    <style:style style:name="P184" style:family="paragraph" style:parent-style-name="Standard">
      <style:paragraph-properties fo:margin-top="0in" fo:margin-bottom="0.0835in" fo:line-height="115%" fo:text-align="start" style:justify-single-word="false"/>
      <style:text-properties fo:color="#000000" style:font-name="Calibri1" fo:font-size="12pt" fo:font-weight="normal" fo:background-color="transparent" style:font-name-asian="Calibri1" style:font-name-complex="Calibri1"/>
    </style:style>
    <style:style style:name="P185" style:family="paragraph" style:parent-style-name="Standard">
      <style:paragraph-properties fo:margin-top="0in" fo:margin-bottom="0.0835in" fo:line-height="115%" fo:text-align="start" style:justify-single-word="false"/>
      <style:text-properties fo:color="#000000" style:font-name="Calibri1" fo:font-size="13pt" fo:font-weight="normal" fo:background-color="transparent" style:font-name-asian="Calibri1" style:font-name-complex="Calibri1"/>
    </style:style>
    <style:style style:name="P186" style:family="paragraph" style:parent-style-name="Standard">
      <style:paragraph-properties fo:margin-top="0in" fo:margin-bottom="0.0835in" fo:line-height="115%" fo:text-align="start" style:justify-single-word="false"/>
      <style:text-properties fo:color="#800000" style:font-name="Calibri1" fo:font-size="14pt" fo:font-weight="bold" fo:background-color="transparent" style:font-name-asian="Calibri1" style:font-name-complex="Calibri1"/>
    </style:style>
    <style:style style:name="P187" style:family="paragraph" style:parent-style-name="Standard">
      <style:paragraph-properties fo:margin-top="0in" fo:margin-bottom="0.0835in" fo:line-height="115%" fo:text-align="start" style:justify-single-word="false"/>
      <style:text-properties fo:color="#333333" style:font-name="'Droid Sans', sans-serif" fo:font-size="14.25pt" fo:font-weight="normal" fo:background-color="transparent" style:font-name-asian="'Droid Sans', sans-serif" style:font-name-complex="'Droid Sans', sans-serif"/>
    </style:style>
    <style:style style:name="P188" style:family="paragraph" style:parent-style-name="Standard">
      <style:paragraph-properties fo:margin-top="0in" fo:margin-bottom="0.0835in" fo:line-height="115%" fo:text-align="start" style:justify-single-word="false"/>
      <style:text-properties fo:color="#222222" style:font-name="'Droid Sans', sans-serif" fo:font-size="14.25pt" fo:font-weight="normal" fo:background-color="transparent" style:font-name-asian="'Droid Sans', sans-serif" style:font-name-complex="'Droid Sans', sans-serif"/>
    </style:style>
    <style:style style:name="P189" style:family="paragraph" style:parent-style-name="Standard">
      <style:paragraph-properties fo:margin-left="0in" fo:margin-right="-0.7917in" fo:line-height="100%" fo:text-align="start" style:justify-single-word="false" fo:text-indent="0in" style:auto-text-indent="false"/>
    </style:style>
    <style:style style:name="P190" style:family="paragraph" style:parent-style-name="Standard">
      <style:paragraph-properties fo:margin-left="0in" fo:margin-right="-0.7917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191" style:family="paragraph" style:parent-style-name="Standard">
      <style:paragraph-properties fo:margin-left="0in" fo:margin-right="-0.7917in" fo:line-height="100%" fo:text-align="start" style:justify-single-word="false" fo:text-indent="0in" style:auto-text-indent="false"/>
      <style:text-properties style:use-window-font-color="true" style:font-name="Calibri1" fo:font-size="11pt" fo:font-weight="bold" fo:background-color="transparent" style:font-name-asian="Calibri1" style:font-name-complex="Calibri1"/>
    </style:style>
    <style:style style:name="P192" style:family="paragraph" style:parent-style-name="Standard">
      <style:paragraph-properties fo:margin-top="0in" fo:margin-bottom="0.1965in" fo:line-height="115%" fo:text-align="start" style:justify-single-word="false"/>
    </style:style>
    <style:style style:name="P193" style:family="paragraph" style:parent-style-name="Standard">
      <style:paragraph-properties fo:margin-top="0in" fo:margin-bottom="0.1965in" fo:line-height="115%" fo:text-align="start" style:justify-single-word="false"/>
      <style:text-properties fo:color="#000000" style:font-name="monospace" fo:font-size="14.25pt" fo:font-weight="normal" fo:background-color="transparent" style:font-name-asian="monospace" style:font-name-complex="monospace"/>
    </style:style>
    <style:style style:name="P194" style:family="paragraph" style:parent-style-name="Standard">
      <style:paragraph-properties fo:margin-top="0in" fo:margin-bottom="0.1965in" fo:line-height="115%" fo:text-align="start" style:justify-single-word="false"/>
      <style:text-properties fo:color="#000000" style:font-name="Courier New1" fo:font-size="9pt" fo:font-weight="normal" fo:background-color="transparent" style:font-name-asian="Courier New1" style:font-name-complex="Courier New1"/>
    </style:style>
    <style:style style:name="P195" style:family="paragraph" style:parent-style-name="Standard">
      <style:paragraph-properties fo:margin-top="0in" fo:margin-bottom="0.1965in" fo:line-height="115%" fo:text-align="start" style:justify-single-word="false"/>
      <style:text-properties fo:color="#000000" style:font-name="Calibri1" fo:font-size="12pt" fo:font-weight="normal" fo:background-color="transparent" style:font-name-asian="Calibri1" style:font-name-complex="Calibri1"/>
    </style:style>
    <style:style style:name="P196" style:family="paragraph" style:parent-style-name="Standard">
      <style:paragraph-properties fo:margin-top="0in" fo:margin-bottom="0.1965in" fo:line-height="115%" fo:text-align="start" style:justify-single-word="false"/>
      <style:text-properties fo:color="#222222" style:font-name="monospace" fo:font-size="14.25pt" fo:font-weight="normal" fo:background-color="transparent" style:font-name-asian="monospace" style:font-name-complex="monospace"/>
    </style:style>
    <style:style style:name="P197" style:family="paragraph" style:parent-style-name="Standard">
      <style:paragraph-properties fo:margin-top="0in" fo:margin-bottom="0.1965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98" style:family="paragraph" style:parent-style-name="Preformatted_20_Text">
      <style:paragraph-properties fo:margin-top="0in" fo:margin-bottom="0.1965in" fo:widows="1"/>
      <style:text-properties fo:font-variant="normal" fo:text-transform="none" fo:color="#0000ff" fo:letter-spacing="normal"/>
    </style:style>
    <style:style style:name="P199" style:family="paragraph" style:parent-style-name="Preformatted_20_Text">
      <style:paragraph-properties fo:margin-top="0in" fo:margin-bottom="0.1965in" fo:widows="1"/>
      <style:text-properties fo:font-variant="normal" fo:text-transform="none" fo:color="#000000" fo:letter-spacing="normal" fo:font-style="normal" fo:font-weight="normal"/>
    </style:style>
    <style:style style:name="P200" style:family="paragraph" style:parent-style-name="Preformatted_20_Text">
      <style:paragraph-properties fo:margin-top="0in" fo:margin-bottom="0.1965in" fo:widows="1" fo:padding="0.0193in" fo:border="0.0008in solid #cbcbcb"/>
      <style:text-properties fo:font-variant="normal" fo:text-transform="none" fo:color="#000000" fo:letter-spacing="normal"/>
    </style:style>
    <style:style style:name="P201" style:family="paragraph" style:parent-style-name="Table_20_Contents">
      <style:paragraph-properties fo:margin-top="0in" fo:margin-bottom="0.1965in" fo:padding="0.052in" fo:border="0.0008in solid #d6d6d6"/>
      <style:text-properties fo:font-weight="bold"/>
    </style:style>
    <style:style style:name="P202" style:family="paragraph" style:parent-style-name="Table_20_Contents">
      <style:paragraph-properties fo:margin-top="0in" fo:margin-bottom="0.1965in" style:line-height-at-least="0.25in" fo:text-align="justify" style:justify-single-word="false" fo:padding="0in" fo:border="none"/>
      <style:text-properties fo:color="#000000" fo:font-size="11.25pt"/>
    </style:style>
    <style:style style:name="P203" style:family="paragraph" style:parent-style-name="Standard">
      <style:paragraph-properties fo:margin-left="-0.25in" fo:margin-right="0in" fo:margin-top="0.3126in" fo:margin-bottom="0in" fo:line-height="115%" fo:text-align="start" style:justify-single-word="false" fo:text-indent="-0.25in" style:auto-text-indent="false"/>
      <style:text-properties fo:color="#00000a" style:font-name="Segoe UI" fo:font-size="10pt" fo:font-weight="bold" fo:background-color="transparent" style:font-name-asian="Segoe UI" style:font-name-complex="Segoe UI"/>
    </style:style>
    <style:style style:name="P204" style:family="paragraph" style:parent-style-name="Standard">
      <style:paragraph-properties fo:margin-left="-0.25in" fo:margin-right="0in" fo:margin-top="0in" fo:margin-bottom="0.0693in" fo:line-height="100%" fo:text-align="start" style:justify-single-word="false" fo:text-indent="-0.25in" style:auto-text-indent="false"/>
      <style:text-properties fo:color="#375c8e" style:font-name="Calibri1" fo:font-size="17pt" fo:font-weight="bold" fo:background-color="#ffffff" style:font-name-asian="Calibri1" style:font-name-complex="Calibri1"/>
    </style:style>
    <style:style style:name="P205" style:family="paragraph" style:parent-style-name="Standard">
      <style:paragraph-properties fo:margin-left="-0.25in" fo:margin-right="0in" fo:margin-top="0.2083in" fo:margin-bottom="0.1146in" fo:line-height="115%" fo:text-align="start" style:justify-single-word="false" fo:text-indent="-0.25in" style:auto-text-indent="false"/>
      <style:text-properties fo:color="#ff9900" style:font-name="Segoe UI" fo:font-size="22.5pt" fo:font-weight="normal" fo:background-color="#ffffff" style:font-name-asian="Segoe UI" style:font-name-complex="Segoe UI"/>
    </style:style>
    <style:style style:name="P206" style:family="paragraph" style:parent-style-name="Standard">
      <style:paragraph-properties fo:margin-left="0in" fo:margin-right="0in" fo:line-height="100%" fo:text-align="start" style:justify-single-word="false" fo:text-indent="0.5in" style:auto-text-indent="false"/>
      <style:text-properties style:use-window-font-color="true" style:font-name="Segoe UI" fo:font-size="10pt" fo:font-weight="normal" fo:background-color="transparent" style:font-name-asian="Segoe UI" style:font-name-complex="Segoe UI"/>
    </style:style>
    <style:style style:name="P207" style:family="paragraph" style:parent-style-name="Standard">
      <style:paragraph-properties fo:margin-left="0in" fo:margin-right="0in" fo:margin-top="0in" fo:margin-bottom="0.139in" fo:line-height="115%" fo:text-align="start" style:justify-single-word="false" fo:text-indent="0.5in" style:auto-text-indent="false"/>
      <style:text-properties style:use-window-font-color="true" style:font-name="Segoe UI" fo:font-size="10pt" fo:font-weight="normal" fo:background-color="transparent" style:font-name-asian="Segoe UI" style:font-name-complex="Segoe UI"/>
    </style:style>
    <style:style style:name="P208" style:family="paragraph" style:parent-style-name="Standard">
      <style:paragraph-properties fo:margin-top="0in" fo:margin-bottom="0.0693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09" style:family="paragraph" style:parent-style-name="Standard">
      <style:paragraph-properties fo:margin-top="0in" fo:margin-bottom="0.0693in" fo:line-height="100%" fo:text-align="start" style:justify-single-word="false"/>
      <style:text-properties fo:color="#375c8e" style:font-name="Segoe UI" fo:font-size="10pt" fo:font-weight="bold" fo:background-color="#ffffff" style:font-name-asian="Segoe UI" style:font-name-complex="Segoe UI"/>
    </style:style>
    <style:style style:name="P210" style:family="paragraph" style:parent-style-name="Standard">
      <style:paragraph-properties fo:margin-left="0.25in" fo:margin-right="-0.7917in" fo:line-height="100%" fo:text-align="start" style:justify-single-word="false" fo:text-indent="-0.25in" style:auto-text-indent="false"/>
      <style:text-properties fo:color="#333333" style:font-name="'Segoe UI', Arial, sans-serif" fo:font-size="14pt" fo:font-weight="bold" fo:background-color="transparent" style:font-name-asian="'Segoe UI', Arial, sans-serif" style:font-name-complex="'Segoe UI', Arial, sans-serif"/>
    </style:style>
    <style:style style:name="P211" style:family="paragraph" style:parent-style-name="Standard">
      <style:paragraph-properties fo:margin-left="0in" fo:margin-right="0in" fo:margin-top="0in" fo:margin-bottom="0.1965in" fo:text-align="start" style:justify-single-word="false" fo:widows="1" fo:text-indent="0in" style:auto-text-indent="false"/>
    </style:style>
    <style:style style:name="P212" style:family="paragraph" style:parent-style-name="Standard">
      <style:paragraph-properties fo:margin-left="0in" fo:margin-right="0in" fo:margin-top="0in" fo:margin-bottom="0.1965in" fo:text-align="start" style:justify-single-word="false" fo:widows="1" fo:text-indent="0in" style:auto-text-indent="false"/>
      <style:text-properties fo:font-variant="normal" fo:text-transform="none" fo:color="#000000" style:font-name="Trebuchet MS" fo:font-size="9pt" fo:letter-spacing="normal" fo:font-style="normal" fo:font-weight="normal"/>
    </style:style>
    <style:style style:name="P213" style:family="paragraph" style:parent-style-name="Standard">
      <style:paragraph-properties fo:margin-left="0in" fo:margin-right="0in" fo:margin-top="0in" fo:margin-bottom="0.1965in" fo:text-align="start" style:justify-single-word="false" fo:widows="1" fo:text-indent="0in" style:auto-text-indent="false"/>
      <style:text-properties fo:font-variant="normal" fo:text-transform="none" fo:color="#000000" style:font-name="Verdana" fo:font-size="9pt" fo:letter-spacing="normal" fo:font-style="normal" fo:font-weight="normal" style:font-name-asian="Verdana" style:font-size-asian="9pt" style:font-name-complex="Verdana" style:font-size-complex="9pt"/>
    </style:style>
    <style:style style:name="P214" style:family="paragraph" style:parent-style-name="Standard">
      <style:paragraph-properties fo:margin-left="0in" fo:margin-right="0in" fo:margin-top="0in" fo:margin-bottom="0.1965in" fo:text-align="start" style:justify-single-word="false" fo:widows="1" fo:text-indent="0in" style:auto-text-indent="false"/>
      <style:text-properties fo:font-variant="normal" fo:text-transform="none" fo:color="#000000" style:font-name="Calibri" fo:font-size="12pt" fo:letter-spacing="normal" style:font-size-asian="12pt" style:font-size-complex="12pt"/>
    </style:style>
    <style:style style:name="P215" style:family="paragraph" style:parent-style-name="Standard">
      <style:paragraph-properties fo:margin-left="0in" fo:margin-right="0in" fo:margin-top="0in" fo:margin-bottom="0.1965in" fo:text-align="start" style:justify-single-word="false" fo:widows="1" fo:text-indent="0in" style:auto-text-indent="false"/>
      <style:text-properties fo:font-variant="normal" fo:text-transform="none" fo:color="#000000" style:font-name="Times New Roman" fo:font-size="11pt" fo:letter-spacing="normal" fo:font-style="normal" fo:font-weight="normal" style:font-size-asian="11pt" style:font-size-complex="11pt"/>
    </style:style>
    <style:style style:name="P216" style:family="paragraph" style:parent-style-name="Standard">
      <style:paragraph-properties fo:margin-left="0in" fo:margin-right="0in" fo:margin-top="0in" fo:margin-bottom="0.1965in" fo:text-align="start" style:justify-single-word="false" fo:widows="1" fo:text-indent="0in" style:auto-text-indent="false"/>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217" style:family="paragraph" style:parent-style-name="Standard">
      <style:paragraph-properties fo:margin-left="0in" fo:margin-right="0in" fo:margin-top="0in" fo:margin-bottom="0.1965in" fo:text-align="start" style:justify-single-word="false" fo:widows="1" fo:text-indent="0in" style:auto-text-indent="false"/>
      <style:text-properties fo:font-variant="normal" fo:text-transform="none" fo:color="#000000" style:font-name="Times New Roman" fo:font-size="13pt" fo:letter-spacing="normal" fo:font-style="normal" fo:font-weight="normal" style:font-size-asian="13pt" style:font-size-complex="13pt"/>
    </style:style>
    <style:style style:name="P218" style:family="paragraph" style:parent-style-name="Standard">
      <style:paragraph-properties fo:margin-left="0in" fo:margin-right="0in" fo:margin-top="0in" fo:margin-bottom="0.1965in" fo:text-align="start" style:justify-single-word="false" fo:widows="1" fo:text-indent="0in" style:auto-text-indent="false"/>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P219" style:family="paragraph" style:parent-style-name="Text_20_body">
      <style:paragraph-properties fo:margin-left="0in" fo:margin-right="0in" fo:margin-top="0in" fo:margin-bottom="0.1965in" fo:text-align="start" style:justify-single-word="false" fo:widows="1" fo:text-indent="0in" style:auto-text-indent="false"/>
      <style:text-properties fo:font-variant="normal" fo:text-transform="none" fo:color="#000000" style:font-name="Times New Roman" fo:font-size="11pt" fo:letter-spacing="normal" fo:font-style="normal" fo:font-weight="normal" style:font-size-asian="11pt" style:font-size-complex="11pt"/>
    </style:style>
    <style:style style:name="P220" style:family="paragraph" style:parent-style-name="Text_20_body">
      <style:paragraph-properties fo:margin-left="0in" fo:margin-right="0in" fo:margin-top="0in" fo:margin-bottom="0.1965in" fo:text-align="start" style:justify-single-word="false" fo:widows="1" fo:text-indent="0in" style:auto-text-indent="false"/>
      <style:text-properties fo:font-variant="normal" fo:text-transform="none" fo:color="#000000" style:font-name="Times New Roman" fo:font-size="11pt" fo:letter-spacing="normal" fo:font-style="normal" fo:font-weight="normal" style:font-size-asian="11pt" style:font-weight-asian="normal" style:font-size-complex="11pt" style:font-weight-complex="normal"/>
    </style:style>
    <style:style style:name="P221" style:family="paragraph" style:parent-style-name="Text_20_body">
      <style:paragraph-properties fo:margin-left="0in" fo:margin-right="0in" fo:margin-top="0in" fo:margin-bottom="0.1965in" fo:text-align="start" style:justify-single-word="false" fo:widows="1" fo:text-indent="0in" style:auto-text-indent="false"/>
      <style:text-properties fo:font-variant="normal" fo:text-transform="none" fo:color="#494949" style:font-name="Times New Roman" fo:font-size="13pt" fo:letter-spacing="normal" fo:font-style="normal" fo:font-weight="bold" style:font-size-asian="13pt" style:font-weight-asian="bold" style:font-size-complex="13pt" style:font-weight-complex="bold"/>
    </style:style>
    <style:style style:name="P222" style:family="paragraph" style:parent-style-name="Preformatted_20_Text">
      <style:paragraph-properties fo:margin-left="0in" fo:margin-right="0in" fo:margin-top="0in" fo:margin-bottom="0.1965in" fo:text-align="start" style:justify-single-word="false" fo:widows="1" fo:text-indent="0in" style:auto-text-indent="false"/>
      <style:text-properties fo:font-variant="normal" fo:text-transform="none" fo:color="#000000" style:font-name="Times New Roman" fo:font-size="13pt" fo:letter-spacing="normal" fo:font-style="normal" fo:font-weight="normal" style:font-size-asian="13pt" style:font-size-complex="13pt"/>
    </style:style>
    <style:style style:name="P223" style:family="paragraph" style:parent-style-name="Preformatted_20_Text">
      <style:paragraph-properties fo:margin-left="0in" fo:margin-right="0in" fo:margin-top="0in" fo:margin-bottom="0.1965in" fo:text-align="start" style:justify-single-word="false" fo:widows="1" fo:text-indent="0in" style:auto-text-indent="false"/>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224" style:family="paragraph" style:parent-style-name="Preformatted_20_Text">
      <style:paragraph-properties fo:margin-left="0in" fo:margin-right="0in" fo:margin-top="0in" fo:margin-bottom="0.1965in" fo:line-height="100%" fo:text-align="start" style:justify-single-word="false" fo:widows="1" fo:text-indent="0in" style:auto-text-indent="false"/>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225" style:family="paragraph" style:parent-style-name="Preformatted_20_Text">
      <style:paragraph-properties fo:margin-left="0in" fo:margin-right="0in" fo:margin-top="0in" fo:margin-bottom="0.1965in" fo:text-align="start" style:justify-single-word="false" fo:widows="1" fo:text-indent="0in" style:auto-text-indent="false"/>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P226" style:family="paragraph" style:parent-style-name="Preformatted_20_Text">
      <style:paragraph-properties fo:margin-left="0in" fo:margin-right="0in" fo:margin-top="0in" fo:margin-bottom="0.1965in" fo:text-align="start" style:justify-single-word="false" fo:widows="1" fo:text-indent="0in" style:auto-text-indent="false"/>
      <style:text-properties fo:font-variant="normal" fo:text-transform="none" fo:color="#000000" style:font-name="Consolas2" fo:font-size="12pt" fo:letter-spacing="normal" fo:font-style="normal" fo:font-weight="normal" style:font-size-asian="13pt" style:font-weight-asian="normal" style:font-size-complex="13pt" style:font-weight-complex="normal"/>
    </style:style>
    <style:style style:name="P227" style:family="paragraph" style:parent-style-name="Preformatted_20_Text">
      <style:paragraph-properties fo:margin-left="0in" fo:margin-right="0in" fo:margin-top="0in" fo:margin-bottom="0.1965in" fo:text-align="start" style:justify-single-word="false" fo:widows="1" fo:text-indent="0in" style:auto-text-indent="false"/>
      <style:text-properties fo:font-variant="normal" fo:text-transform="none" fo:color="#000000" style:font-name="Consolas2" fo:font-size="12pt" fo:letter-spacing="normal" fo:font-style="normal" fo:font-weight="normal" style:font-size-asian="13pt" style:font-weight-asian="bold" style:font-size-complex="13pt" style:font-weight-complex="bold"/>
    </style:style>
    <style:style style:name="P228" style:family="paragraph" style:parent-style-name="Preformatted_20_Text">
      <style:paragraph-properties fo:margin-left="0in" fo:margin-right="0in" fo:margin-top="0in" fo:margin-bottom="0.1965in" fo:text-align="start" style:justify-single-word="false" fo:widows="1" fo:text-indent="0in" style:auto-text-indent="false"/>
      <style:text-properties fo:font-variant="normal" fo:text-transform="none" fo:color="#000000" style:font-name="Consolas2" fo:font-size="12pt" fo:letter-spacing="normal" fo:font-style="normal" fo:font-weight="normal" style:font-size-asian="13pt" style:font-size-complex="13pt"/>
    </style:style>
    <style:style style:name="P229" style:family="paragraph" style:parent-style-name="Heading_20_2">
      <style:paragraph-properties fo:margin-left="0in" fo:margin-right="0in" fo:margin-top="0in" fo:margin-bottom="0.1965in" fo:text-align="start" style:justify-single-word="false" fo:widows="1" fo:text-indent="0in" style:auto-text-indent="false"/>
      <style:text-properties fo:font-variant="normal" fo:text-transform="none" fo:color="#5462b1" style:font-name="Times New Roman" fo:font-size="12pt" fo:letter-spacing="normal" fo:font-style="normal" fo:font-weight="bold" style:font-size-asian="13pt" style:font-weight-asian="normal" style:font-size-complex="13pt" style:font-weight-complex="normal"/>
    </style:style>
    <style:style style:name="P230" style:family="paragraph" style:parent-style-name="Preformatted_20_Text">
      <style:paragraph-properties fo:margin-left="0in" fo:margin-right="0in" fo:widows="1" fo:text-indent="0in" style:auto-text-indent="false"/>
      <style:text-properties fo:font-variant="normal" fo:text-transform="none" fo:color="#0000ff" style:font-name="Verdana1" fo:font-size="10pt" fo:letter-spacing="normal" fo:font-style="normal" fo:font-weight="normal"/>
    </style:style>
    <style:style style:name="P231" style:family="paragraph" style:parent-style-name="Text_20_body">
      <style:paragraph-properties fo:margin-left="0in" fo:margin-right="0in" fo:margin-top="0in" fo:margin-bottom="0.139in" style:line-height-at-least="0.1563in" fo:widows="1" fo:text-indent="0in" style:auto-text-indent="false"/>
    </style:style>
    <style:style style:name="P232" style:family="paragraph" style:parent-style-name="Text_20_body">
      <style:paragraph-properties fo:margin-left="0in" fo:margin-right="0in" fo:margin-top="0in" fo:margin-bottom="0.139in" fo:widows="1" fo:text-indent="0in" style:auto-text-indent="false"/>
      <style:text-properties fo:font-variant="normal" fo:text-transform="none" fo:color="#333333" style:font-name="Roboto" fo:font-size="11.25pt" fo:letter-spacing="normal" fo:font-style="normal" fo:font-weight="normal"/>
    </style:style>
    <style:style style:name="P233" style:family="paragraph" style:parent-style-name="Text_20_body">
      <style:paragraph-properties fo:margin-left="0in" fo:margin-right="0in" fo:margin-top="0in" fo:margin-bottom="0.139in" style:line-height-at-least="0.1563in" fo:widows="1" fo:text-indent="0in" style:auto-text-indent="false"/>
      <style:text-properties fo:font-variant="normal" fo:text-transform="none" fo:color="#333333" style:font-name="Roboto" fo:font-size="11.25pt" fo:letter-spacing="normal" fo:font-style="normal" fo:font-weight="normal"/>
    </style:style>
    <style:style style:name="P234" style:family="paragraph" style:parent-style-name="Text_20_body">
      <style:paragraph-properties fo:margin-left="0in" fo:margin-right="0in" fo:margin-top="0in" fo:margin-bottom="0in" style:line-height-at-least="0.198in" fo:widows="1" fo:text-indent="0in" style:auto-text-indent="false" fo:padding="0in" fo:border="none"/>
      <style:text-properties fo:font-variant="normal" fo:text-transform="none" fo:color="#333333" style:font-name="Calibri" fo:font-size="12pt" fo:letter-spacing="normal" fo:font-style="normal" fo:font-weight="normal" style:font-size-asian="12pt" style:font-size-complex="12pt"/>
    </style:style>
    <style:style style:name="P235" style:family="paragraph" style:parent-style-name="Text_20_body">
      <style:paragraph-properties fo:margin-left="0in" fo:margin-right="0in" fo:margin-top="0in" fo:margin-bottom="0in" style:line-height-at-least="0.25in" fo:widows="1" fo:text-indent="0in" style:auto-text-indent="false" fo:padding="0in" fo:border="none"/>
    </style:style>
    <style:style style:name="P236" style:family="paragraph" style:parent-style-name="Table_20_Contents">
      <style:paragraph-properties fo:margin-left="0in" fo:margin-right="0in" fo:margin-top="0in" fo:margin-bottom="0in" fo:line-height="130%" fo:text-indent="0in" style:auto-text-indent="false" fo:padding="0in" fo:border="none"/>
    </style:style>
    <style:style style:name="P237" style:family="paragraph" style:parent-style-name="Text_20_body">
      <style:paragraph-properties fo:margin-left="0in" fo:margin-right="0in" fo:margin-top="0in" fo:margin-bottom="0in" fo:text-align="center" style:justify-single-word="false" fo:widows="1" fo:text-indent="0in" style:auto-text-indent="false"/>
      <style:text-properties fo:font-variant="normal" fo:text-transform="none" fo:color="#343434" style:font-name="Times New Roman" fo:font-size="13pt" fo:letter-spacing="normal" fo:font-weight="bold" style:font-size-asian="13pt" style:font-weight-asian="bold" style:font-size-complex="13pt" style:font-weight-complex="bold"/>
    </style:style>
    <style:style style:name="P238" style:family="paragraph" style:parent-style-name="Text_20_body">
      <style:paragraph-properties fo:margin-left="0in" fo:margin-right="0in" fo:margin-top="0in" fo:margin-bottom="0in" fo:text-align="start" style:justify-single-word="false" fo:widows="1" fo:text-indent="0in" style:auto-text-indent="false"/>
      <style:text-properties fo:font-variant="normal" fo:text-transform="none" fo:color="#494949" style:font-name="Verdana2" fo:font-size="10.5pt" fo:letter-spacing="normal" fo:font-style="normal" fo:font-weight="normal"/>
    </style:style>
    <style:style style:name="P239" style:family="paragraph" style:parent-style-name="Text_20_body">
      <style:paragraph-properties fo:margin-left="0in" fo:margin-right="0in" fo:margin-top="0in" fo:margin-bottom="0in" fo:text-align="start" style:justify-single-word="false" fo:widows="1" fo:text-indent="0in" style:auto-text-indent="false"/>
      <style:text-properties fo:font-variant="normal" fo:text-transform="none" fo:color="#212121" style:font-name="Times New Roman" fo:font-size="13pt" fo:letter-spacing="normal" fo:font-style="normal" fo:font-weight="normal" style:font-size-asian="13pt" style:font-size-complex="13pt"/>
    </style:style>
    <style:style style:name="P240" style:family="paragraph" style:parent-style-name="Text_20_body">
      <style:paragraph-properties fo:margin-left="0in" fo:margin-right="0in" fo:margin-top="0in" fo:margin-bottom="0in" fo:text-align="start" style:justify-single-word="false" fo:widows="1"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241" style:family="paragraph" style:parent-style-name="Text_20_body">
      <style:paragraph-properties fo:margin-left="0in" fo:margin-right="0in" fo:margin-top="0in" fo:margin-bottom="0in" style:line-height-at-least="0.1665in" fo:widows="1"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242" style:family="paragraph" style:parent-style-name="Text_20_body">
      <style:paragraph-properties fo:margin-left="0in" fo:margin-right="0in" fo:margin-top="0in" fo:margin-bottom="0in" fo:text-align="start" style:justify-single-word="false" fo:widows="1" fo:text-indent="0in" style:auto-text-indent="false"/>
      <style:text-properties fo:font-variant="normal" fo:text-transform="none" fo:color="#000000" style:font-name="Verdana3" fo:font-size="11.25pt" fo:letter-spacing="normal" fo:font-style="normal" fo:font-weight="normal" style:font-size-asian="13pt" style:font-size-complex="13pt"/>
    </style:style>
    <style:style style:name="P243" style:family="paragraph" style:parent-style-name="Text_20_body">
      <style:paragraph-properties fo:margin-left="0in" fo:margin-right="0in" fo:margin-top="0in" fo:margin-bottom="0in" fo:text-align="start" style:justify-single-word="false" fo:widows="1" fo:text-indent="0in" style:auto-text-indent="false"/>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244" style:family="paragraph" style:parent-style-name="Text_20_body">
      <style:paragraph-properties fo:margin-left="0in" fo:margin-right="0in" fo:margin-top="0in" fo:margin-bottom="0in" fo:text-align="start" style:justify-single-word="false" fo:widows="1" fo:text-indent="0in" style:auto-text-indent="false"/>
      <style:text-properties fo:font-variant="normal" fo:text-transform="none" fo:color="#000000" style:font-name="Times New Roman" fo:font-size="13pt" fo:letter-spacing="normal" fo:font-weight="bold" style:font-size-asian="13pt" style:font-weight-asian="bold" style:font-size-complex="13pt" style:font-weight-complex="bold"/>
    </style:style>
    <style:style style:name="P245" style:family="paragraph" style:parent-style-name="Text_20_body">
      <style:paragraph-properties fo:margin-left="0in" fo:margin-right="0in" fo:margin-top="0in" fo:margin-bottom="0in" style:line-height-at-least="0.2291in" fo:text-align="center" style:justify-single-word="false" fo:widows="1" fo:text-indent="0in" style:auto-text-indent="false"/>
      <style:text-properties fo:font-variant="normal" fo:text-transform="none" fo:color="#313131" style:font-name="Times New Roman" fo:font-size="13pt" fo:letter-spacing="normal" fo:font-style="normal" fo:font-weight="normal" style:font-size-asian="13pt" style:font-size-complex="13pt"/>
    </style:style>
    <style:style style:name="P246" style:family="paragraph" style:parent-style-name="Text_20_body">
      <style:paragraph-properties fo:margin-left="0in" fo:margin-right="0in" fo:margin-top="0in" fo:margin-bottom="0in" style:line-height-at-least="0.1665in" fo:widows="1" fo:text-indent="0in" style:auto-text-indent="false"/>
    </style:style>
    <style:style style:name="P247" style:family="paragraph" style:parent-style-name="Standard">
      <style:paragraph-properties fo:margin-left="0in" fo:margin-right="0in" fo:margin-top="0in" fo:margin-bottom="0in" fo:text-align="start" style:justify-single-word="false" fo:widows="1" fo:text-indent="0in" style:auto-text-indent="false"/>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248" style:family="paragraph" style:parent-style-name="Standard">
      <style:paragraph-properties fo:margin-left="0in" fo:margin-right="0in" fo:margin-top="0in" fo:margin-bottom="0in" fo:text-align="start" style:justify-single-word="false" fo:widows="1" fo:text-indent="0in" style:auto-text-indent="false"/>
      <style:text-properties fo:font-variant="normal" fo:text-transform="none" fo:color="#343434" style:font-name="Times New Roman" fo:font-size="13pt" fo:letter-spacing="normal" style:font-size-asian="13pt" style:font-size-complex="13pt"/>
    </style:style>
    <style:style style:name="P249" style:family="paragraph" style:parent-style-name="Standard">
      <style:paragraph-properties fo:margin-left="0in" fo:margin-right="0in" fo:margin-top="0in" fo:margin-bottom="0in" fo:text-align="start" style:justify-single-word="false" fo:widows="1" fo:text-indent="0in" style:auto-text-indent="false"/>
      <style:text-properties fo:font-variant="normal" fo:text-transform="none" style:font-name="inherit" fo:font-size="9pt" fo:font-style="normal" fo:font-weight="bold"/>
    </style:style>
    <style:style style:name="P250" style:family="paragraph" style:parent-style-name="Standard">
      <style:paragraph-properties fo:margin-left="0in" fo:margin-right="0in" fo:margin-top="0in" fo:margin-bottom="0in" fo:text-align="start" style:justify-single-word="false" fo:widows="1" fo:text-indent="0in" style:auto-text-indent="false">
        <style:tab-stops>
          <style:tab-stop style:position="0.7189in"/>
        </style:tab-stops>
      </style:paragraph-properties>
      <style:text-properties fo:font-variant="normal" fo:text-transform="none" fo:color="#212121" style:font-name="Times New Roman" fo:font-size="13pt" fo:letter-spacing="normal" fo:font-style="normal" fo:font-weight="normal" style:font-size-asian="13pt" style:font-weight-asian="normal" style:font-size-complex="13pt" style:font-weight-complex="normal"/>
    </style:style>
    <style:style style:name="P251" style:family="paragraph" style:parent-style-name="Standard">
      <style:paragraph-properties fo:margin-left="0in" fo:margin-right="0in" fo:margin-top="0in" fo:margin-bottom="0in" fo:text-align="start" style:justify-single-word="false" fo:widows="1" fo:text-indent="0in" style:auto-text-indent="false"/>
      <style:text-properties fo:font-variant="normal" fo:text-transform="none" fo:color="#212121" style:font-name="Times New Roman" fo:font-size="13pt" fo:letter-spacing="normal" fo:font-style="normal" fo:font-weight="normal" style:font-size-asian="13pt" style:font-size-complex="13pt"/>
    </style:style>
    <style:style style:name="P252" style:family="paragraph" style:parent-style-name="Standard">
      <style:paragraph-properties fo:margin-left="0in" fo:margin-right="0in" fo:margin-top="0in" fo:margin-bottom="0in" fo:text-align="start" style:justify-single-word="false" fo:widows="1" fo:text-indent="0in" style:auto-text-indent="false"/>
      <style:text-properties fo:font-variant="normal" fo:text-transform="none" fo:color="#212121" style:font-name="Times New Roman" fo:font-size="13pt" fo:letter-spacing="normal" fo:font-style="normal" fo:font-weight="bold" style:font-size-asian="13pt" style:font-weight-asian="bold" style:font-size-complex="13pt" style:font-weight-complex="bold"/>
    </style:style>
    <style:style style:name="P253" style:family="paragraph" style:parent-style-name="Standard">
      <style:paragraph-properties fo:margin-left="0in" fo:margin-right="0in" fo:margin-top="0in" fo:margin-bottom="0in" fo:text-align="start" style:justify-single-word="false" fo:widows="1" fo:text-indent="0in" style:auto-text-indent="false"/>
      <style:text-properties fo:font-variant="normal" fo:text-transform="none" fo:color="#1c1c1c" style:font-name="Times New Roman" fo:font-size="13pt" fo:letter-spacing="normal" fo:font-style="normal" fo:font-weight="normal" style:font-size-asian="13pt" style:font-weight-asian="normal" style:font-size-complex="13pt" style:font-weight-complex="normal"/>
    </style:style>
    <style:style style:name="P254" style:family="paragraph" style:parent-style-name="Standard">
      <style:paragraph-properties fo:margin-left="0in" fo:margin-right="0in" fo:margin-top="0in" fo:margin-bottom="0in" fo:text-align="start" style:justify-single-word="false" fo:widows="1" fo:text-indent="0in" style:auto-text-indent="false">
        <style:tab-stops>
          <style:tab-stop style:position="0.5835in"/>
        </style:tab-stops>
      </style:paragraph-properties>
      <style:text-properties fo:font-variant="normal" fo:text-transform="none" fo:color="#1c1c1c" style:font-name="Times New Roman" fo:font-size="13pt" fo:letter-spacing="normal" fo:font-style="normal" fo:font-weight="normal" style:font-size-asian="13pt" style:font-weight-asian="normal" style:font-size-complex="13pt" style:font-weight-complex="normal"/>
    </style:style>
    <style:style style:name="P255" style:family="paragraph" style:parent-style-name="Standard">
      <style:paragraph-properties fo:margin-left="0in" fo:margin-right="0in" fo:margin-top="0in" fo:margin-bottom="0in" fo:text-align="start" style:justify-single-word="false" fo:widows="1" fo:text-indent="0in" style:auto-text-indent="false">
        <style:tab-stops>
          <style:tab-stop style:position="0.5102in"/>
          <style:tab-stop style:position="0.5417in"/>
          <style:tab-stop style:position="0.5835in"/>
        </style:tab-stops>
      </style:paragraph-properties>
      <style:text-properties fo:font-variant="normal" fo:text-transform="none" fo:color="#1c1c1c" style:font-name="Times New Roman" fo:font-size="13pt" fo:letter-spacing="normal" fo:font-style="normal" fo:font-weight="normal" style:font-size-asian="13pt" style:font-weight-asian="normal" style:font-size-complex="13pt" style:font-weight-complex="normal"/>
    </style:style>
    <style:style style:name="P256" style:family="paragraph" style:parent-style-name="Standard">
      <style:paragraph-properties fo:margin-left="0in" fo:margin-right="0in" fo:margin-top="0in" fo:margin-bottom="0in" fo:text-align="start" style:justify-single-word="false" fo:widows="1" fo:text-indent="0in" style:auto-text-indent="false">
        <style:tab-stops>
          <style:tab-stop style:position="0.3957in"/>
          <style:tab-stop style:position="0.5102in"/>
          <style:tab-stop style:position="0.5417in"/>
          <style:tab-stop style:position="0.5835in"/>
        </style:tab-stops>
      </style:paragraph-properties>
      <style:text-properties fo:font-variant="normal" fo:text-transform="none" fo:color="#1c1c1c" style:font-name="Times New Roman" fo:font-size="13pt" fo:letter-spacing="normal" fo:font-style="normal" fo:font-weight="normal" style:font-size-asian="13pt" style:font-weight-asian="normal" style:font-size-complex="13pt" style:font-weight-complex="normal"/>
    </style:style>
    <style:style style:name="P257" style:family="paragraph" style:parent-style-name="Standard">
      <style:paragraph-properties fo:margin-left="0in" fo:margin-right="0in" fo:margin-top="0in" fo:margin-bottom="0in" fo:text-align="start" style:justify-single-word="false" fo:widows="1" fo:text-indent="0in" style:auto-text-indent="false">
        <style:tab-stops>
          <style:tab-stop style:position="0.3957in"/>
          <style:tab-stop style:position="0.5102in"/>
          <style:tab-stop style:position="0.5417in"/>
          <style:tab-stop style:position="0.5835in"/>
          <style:tab-stop style:position="1.0626in"/>
        </style:tab-stops>
      </style:paragraph-properties>
      <style:text-properties fo:font-variant="normal" fo:text-transform="none" fo:color="#1c1c1c" style:font-name="Times New Roman" fo:font-size="13pt" fo:letter-spacing="normal" fo:font-style="normal" fo:font-weight="normal" style:font-size-asian="13pt" style:font-weight-asian="normal" style:font-size-complex="13pt" style:font-weight-complex="normal"/>
    </style:style>
    <style:style style:name="P258" style:family="paragraph" style:parent-style-name="Standard">
      <style:paragraph-properties fo:margin-left="0in" fo:margin-right="0in" fo:margin-top="0in" fo:margin-bottom="0in" fo:text-align="start" style:justify-single-word="false" fo:widows="1" fo:text-indent="0in" style:auto-text-indent="false"/>
      <style:text-properties fo:font-variant="normal" fo:text-transform="none" fo:color="#1c1c1c" style:font-name="Times New Roman" fo:font-size="13pt" fo:letter-spacing="normal" fo:font-style="normal" fo:font-weight="normal" style:font-size-asian="13pt" style:font-size-complex="13pt"/>
    </style:style>
    <style:style style:name="P259" style:family="paragraph" style:parent-style-name="Standard">
      <style:paragraph-properties fo:margin-left="0in" fo:margin-right="0in" fo:margin-top="0in" fo:margin-bottom="0in" fo:text-align="start" style:justify-single-word="false" fo:widows="1" fo:text-indent="0in" style:auto-text-indent="false">
        <style:tab-stops>
          <style:tab-stop style:position="0.5835in"/>
        </style:tab-stops>
      </style:paragraph-properties>
      <style:text-properties fo:font-variant="normal" fo:text-transform="none" fo:color="#1c1c1c" style:font-name="Times New Roman" fo:font-size="13pt" fo:letter-spacing="normal" fo:font-style="normal" fo:font-weight="normal" style:font-size-asian="13pt" style:font-size-complex="13pt"/>
    </style:style>
    <style:style style:name="P260" style:family="paragraph" style:parent-style-name="Standard">
      <style:paragraph-properties fo:margin-left="0in" fo:margin-right="0in" fo:margin-top="0in" fo:margin-bottom="0in" fo:text-align="start" style:justify-single-word="false" fo:widows="1" fo:text-indent="0in" style:auto-text-indent="false"/>
      <style:text-properties fo:font-variant="normal" fo:text-transform="none" fo:color="#1c1c1c" style:font-name="Times New Roman" fo:font-size="13pt" fo:letter-spacing="normal" fo:font-style="normal" fo:font-weight="bold" style:font-size-asian="13pt" style:font-weight-asian="bold" style:font-size-complex="13pt" style:font-weight-complex="bold"/>
    </style:style>
    <style:style style:name="P261" style:family="paragraph" style:parent-style-name="Standard">
      <style:paragraph-properties fo:margin-left="0in" fo:margin-right="0in" fo:margin-top="0in" fo:margin-bottom="0in" fo:text-align="start" style:justify-single-word="false" fo:widows="1" fo:text-indent="0in" style:auto-text-indent="false">
        <style:tab-stops>
          <style:tab-stop style:position="0.5835in"/>
        </style:tab-stops>
      </style:paragraph-properties>
      <style:text-properties fo:font-variant="normal" fo:text-transform="none" fo:color="#1c1c1c" style:font-name="Times New Roman" fo:font-size="13pt" fo:letter-spacing="normal" fo:font-style="normal" fo:font-weight="bold" style:font-size-asian="13pt" style:font-weight-asian="bold" style:font-size-complex="13pt" style:font-weight-complex="bold"/>
    </style:style>
    <style:style style:name="P262" style:family="paragraph" style:parent-style-name="Standard">
      <style:paragraph-properties fo:margin-left="0in" fo:margin-right="0in" fo:margin-top="0in" fo:margin-bottom="0in" fo:text-align="start" style:justify-single-word="false" fo:widows="1" fo:text-indent="0in" style:auto-text-indent="false">
        <style:tab-stops>
          <style:tab-stop style:position="0.5102in"/>
          <style:tab-stop style:position="0.5417in"/>
          <style:tab-stop style:position="0.5835in"/>
        </style:tab-stops>
      </style:paragraph-properties>
      <style:text-properties fo:font-variant="normal" fo:text-transform="none" fo:color="#1c1c1c" style:font-name="Times New Roman" fo:font-size="13pt" fo:letter-spacing="normal" fo:font-style="normal" fo:font-weight="bold" style:font-size-asian="13pt" style:font-weight-asian="bold" style:font-size-complex="13pt" style:font-weight-complex="bold"/>
    </style:style>
    <style:style style:name="P263" style:family="paragraph" style:parent-style-name="Standard">
      <style:paragraph-properties fo:margin-left="0in" fo:margin-right="0in" fo:margin-top="0in" fo:margin-bottom="0in" fo:text-align="start" style:justify-single-word="false" fo:widows="1" fo:text-indent="0in" style:auto-text-indent="false">
        <style:tab-stops>
          <style:tab-stop style:position="0.3957in"/>
          <style:tab-stop style:position="0.5102in"/>
          <style:tab-stop style:position="0.5417in"/>
          <style:tab-stop style:position="0.5835in"/>
        </style:tab-stops>
      </style:paragraph-properties>
      <style:text-properties fo:font-variant="normal" fo:text-transform="none" fo:color="#1c1c1c" style:font-name="Times New Roman" fo:font-size="13pt" fo:letter-spacing="normal" fo:font-style="normal" fo:font-weight="bold" style:font-size-asian="13pt" style:font-weight-asian="bold" style:font-size-complex="13pt" style:font-weight-complex="bold"/>
    </style:style>
    <style:style style:name="P264" style:family="paragraph" style:parent-style-name="Standard">
      <style:paragraph-properties fo:margin-left="0in" fo:margin-right="0in" fo:margin-top="0in" fo:margin-bottom="0in" fo:text-align="start" style:justify-single-word="false" fo:widows="1" fo:text-indent="0in" style:auto-text-indent="false">
        <style:tab-stops>
          <style:tab-stop style:position="0.3957in"/>
          <style:tab-stop style:position="0.5102in"/>
          <style:tab-stop style:position="0.5417in"/>
          <style:tab-stop style:position="0.5835in"/>
          <style:tab-stop style:position="1.0626in"/>
        </style:tab-stops>
      </style:paragraph-properties>
      <style:text-properties fo:font-variant="normal" fo:text-transform="none" fo:color="#1c1c1c" style:font-name="Times New Roman" fo:font-size="13pt" fo:letter-spacing="normal" fo:font-style="normal" fo:font-weight="bold" style:font-size-asian="13pt" style:font-weight-asian="bold" style:font-size-complex="13pt" style:font-weight-complex="bold"/>
    </style:style>
    <style:style style:name="P265" style:family="paragraph" style:parent-style-name="Standard">
      <style:paragraph-properties fo:margin-left="0in" fo:margin-right="0in" fo:margin-top="0in" fo:margin-bottom="0in" fo:text-align="start" style:justify-single-word="false" fo:widows="1" fo:text-indent="0in" style:auto-text-indent="false"/>
    </style:style>
    <style:style style:name="P266" style:family="paragraph" style:parent-style-name="Standard">
      <style:paragraph-properties fo:margin-left="0in" fo:margin-right="0in" fo:margin-top="0in" fo:margin-bottom="0in" fo:text-align="start" style:justify-single-word="false" fo:widows="1" fo:text-indent="0in" style:auto-text-indent="false">
        <style:tab-stops>
          <style:tab-stop style:position="0.3957in"/>
          <style:tab-stop style:position="0.5102in"/>
          <style:tab-stop style:position="0.5417in"/>
          <style:tab-stop style:position="0.5835in"/>
          <style:tab-stop style:position="0.8335in"/>
          <style:tab-stop style:position="1.0626in"/>
        </style:tab-stops>
      </style:paragraph-properties>
    </style:style>
    <style:style style:name="P267" style:family="paragraph" style:parent-style-name="Standard">
      <style:paragraph-properties fo:margin-left="0in" fo:margin-right="0in" fo:margin-top="0in" fo:margin-bottom="0in" fo:text-align="start" style:justify-single-word="false" fo:widows="1" fo:text-indent="0in" style:auto-text-indent="false"/>
      <style:text-properties style:font-name="Times New Roman" fo:font-size="13pt" style:font-size-asian="13pt" style:font-size-complex="13pt"/>
    </style:style>
    <style:style style:name="P268" style:family="paragraph" style:parent-style-name="Standard">
      <style:paragraph-properties fo:margin-left="0in" fo:margin-right="0in" fo:margin-top="0in" fo:margin-bottom="0in" fo:text-align="start" style:justify-single-word="false" fo:widows="1" fo:text-indent="0in" style:auto-text-indent="false">
        <style:tab-stops>
          <style:tab-stop style:position="0.9063in"/>
        </style:tab-stops>
      </style:paragraph-properties>
      <style:text-properties style:font-name="Times New Roman" fo:font-size="13pt" style:font-size-asian="13pt" style:font-size-complex="13pt"/>
    </style:style>
    <style:style style:name="P269" style:family="paragraph" style:parent-style-name="Standard">
      <style:paragraph-properties fo:margin-left="0in" fo:margin-right="0in" fo:margin-top="0in" fo:margin-bottom="0in" fo:text-align="start" style:justify-single-word="false" fo:widows="1" fo:text-indent="0in" style:auto-text-indent="false"/>
      <style:text-properties style:font-name="Times New Roman" fo:font-size="13pt" fo:font-weight="bold" style:font-size-asian="13pt" style:font-weight-asian="bold" style:font-size-complex="13pt" style:font-weight-complex="bold"/>
    </style:style>
    <style:style style:name="P270" style:family="paragraph" style:parent-style-name="Standard">
      <style:paragraph-properties fo:margin-left="0in" fo:margin-right="0in" fo:margin-top="0in" fo:margin-bottom="0in" fo:text-align="start" style:justify-single-word="false" fo:widows="1" fo:text-indent="0in" style:auto-text-indent="false">
        <style:tab-stops>
          <style:tab-stop style:position="0.9063in"/>
        </style:tab-stops>
      </style:paragraph-properties>
      <style:text-properties style:font-name="Times New Roman" fo:font-size="13pt" fo:font-weight="bold" style:font-size-asian="13pt" style:font-weight-asian="bold" style:font-size-complex="13pt" style:font-weight-complex="bold"/>
    </style:style>
    <style:style style:name="P271" style:family="paragraph" style:parent-style-name="Standard">
      <style:paragraph-properties fo:margin-left="0in" fo:margin-right="0in" fo:margin-top="0in" fo:margin-bottom="0in" fo:text-align="start" style:justify-single-word="false" fo:widows="1" fo:text-indent="0in" style:auto-text-indent="false"/>
      <style:text-properties style:font-name="Times New Roman" fo:font-size="13pt" fo:font-weight="normal" style:font-size-asian="13pt" style:font-weight-asian="normal" style:font-size-complex="13pt" style:font-weight-complex="normal"/>
    </style:style>
    <style:style style:name="P272" style:family="paragraph" style:parent-style-name="Standard">
      <style:paragraph-properties fo:margin-left="0in" fo:margin-right="0in" fo:margin-top="0in" fo:margin-bottom="0in" fo:text-align="justify" style:justify-single-word="false" fo:widows="1" fo:text-indent="0in" style:auto-text-indent="false"/>
      <style:text-properties style:font-name="Times New Roman" fo:font-size="13pt" fo:font-weight="normal" style:font-size-asian="13pt" style:font-weight-asian="normal" style:font-size-complex="13pt" style:font-weight-complex="normal"/>
    </style:style>
    <style:style style:name="P273" style:family="paragraph" style:parent-style-name="Standard">
      <style:paragraph-properties fo:margin-left="0in" fo:margin-right="0in" fo:margin-top="0in" fo:margin-bottom="0in" fo:text-align="start" style:justify-single-word="false" fo:widows="1" fo:text-indent="0in" style:auto-text-indent="false"/>
      <style:text-properties style:font-name="Times New Roman" fo:font-size="13pt" fo:font-style="normal" style:font-size-asian="13pt" style:font-style-asian="normal" style:font-size-complex="13pt" style:font-style-complex="normal"/>
    </style:style>
    <style:style style:name="P274" style:family="paragraph" style:parent-style-name="Standard">
      <style:paragraph-properties fo:margin-left="0in" fo:margin-right="0in" fo:margin-top="0in" fo:margin-bottom="0in" fo:text-align="start" style:justify-single-word="false" fo:widows="1" fo:text-indent="0in" style:auto-text-indent="false"/>
      <style:text-properties fo:color="#1c1c1c" style:font-name="Times New Roman" fo:font-size="13pt" fo:font-weight="bold" style:font-size-asian="13pt" style:font-weight-asian="bold" style:font-size-complex="13pt" style:font-weight-complex="bold"/>
    </style:style>
    <style:style style:name="P275" style:family="paragraph" style:parent-style-name="Standard">
      <style:paragraph-properties fo:margin-left="0in" fo:margin-right="0in" fo:margin-top="0in" fo:margin-bottom="0in" fo:text-align="start" style:justify-single-word="false" fo:widows="1" fo:text-indent="0in" style:auto-text-indent="false">
        <style:tab-stops>
          <style:tab-stop style:position="0.4583in"/>
          <style:tab-stop style:position="0.5102in"/>
          <style:tab-stop style:position="0.5417in"/>
          <style:tab-stop style:position="0.5835in"/>
        </style:tab-stops>
      </style:paragraph-properties>
      <style:text-properties fo:color="#1c1c1c" style:font-name="Times New Roman" fo:font-size="13pt" fo:font-weight="bold" style:font-size-asian="13pt" style:font-weight-asian="bold" style:font-size-complex="13pt" style:font-weight-complex="bold"/>
    </style:style>
    <style:style style:name="P276" style:family="paragraph" style:parent-style-name="Standard">
      <style:paragraph-properties fo:margin-left="0in" fo:margin-right="0in" fo:margin-top="0in" fo:margin-bottom="0in" fo:text-align="start" style:justify-single-word="false" fo:widows="1" fo:text-indent="0in" style:auto-text-indent="false">
        <style:tab-stops>
          <style:tab-stop style:position="0.3957in"/>
          <style:tab-stop style:position="0.5102in"/>
          <style:tab-stop style:position="0.5417in"/>
          <style:tab-stop style:position="0.5835in"/>
          <style:tab-stop style:position="1.0626in"/>
        </style:tab-stops>
      </style:paragraph-properties>
      <style:text-properties fo:color="#1c1c1c" style:font-name="Times New Roman" fo:font-size="13pt" fo:font-weight="bold" style:font-size-asian="13pt" style:font-weight-asian="bold" style:font-size-complex="13pt" style:font-weight-complex="bold"/>
    </style:style>
    <style:style style:name="P277" style:family="paragraph" style:parent-style-name="Standard">
      <style:paragraph-properties fo:margin-left="0in" fo:margin-right="0in" fo:margin-top="0in" fo:margin-bottom="0in" fo:text-align="start" style:justify-single-word="false" fo:widows="1" fo:text-indent="0in" style:auto-text-indent="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color="#1c1c1c" style:font-name="Times New Roman" fo:font-size="13pt" fo:font-weight="bold" style:font-size-asian="13pt" style:font-weight-asian="bold" style:font-size-complex="13pt" style:font-weight-complex="bold"/>
    </style:style>
    <style:style style:name="P278" style:family="paragraph" style:parent-style-name="Standard">
      <style:paragraph-properties fo:margin-left="0in" fo:margin-right="0in" fo:margin-top="0in" fo:margin-bottom="0in" fo:text-align="start" style:justify-single-word="false" fo:widows="1" fo:text-indent="0in" style:auto-text-indent="false"/>
      <style:text-properties fo:color="#1c1c1c" style:font-name="Times New Roman" fo:font-size="13pt" style:font-size-asian="13pt" style:font-size-complex="13pt"/>
    </style:style>
    <style:style style:name="P279" style:family="paragraph" style:parent-style-name="Standard">
      <style:paragraph-properties fo:margin-left="0in" fo:margin-right="0in" fo:margin-top="0in" fo:margin-bottom="0in" fo:text-align="start" style:justify-single-word="false" fo:widows="1" fo:text-indent="0in" style:auto-text-indent="false">
        <style:tab-stops>
          <style:tab-stop style:position="0.5835in"/>
          <style:tab-stop style:position="0.802in"/>
        </style:tab-stops>
      </style:paragraph-properties>
      <style:text-properties fo:color="#1c1c1c" style:font-name="Times New Roman" fo:font-size="13pt" fo:font-weight="normal" style:font-size-asian="13pt" style:font-weight-asian="normal" style:font-size-complex="13pt" style:font-weight-complex="normal"/>
    </style:style>
    <style:style style:name="P280" style:family="paragraph" style:parent-style-name="Standard">
      <style:paragraph-properties fo:margin-left="0in" fo:margin-right="0in" fo:margin-top="0in" fo:margin-bottom="0in" fo:text-align="start" style:justify-single-word="false" fo:widows="1" fo:text-indent="0in" style:auto-text-indent="false">
        <style:tab-stops>
          <style:tab-stop style:position="0.5102in"/>
          <style:tab-stop style:position="0.5417in"/>
          <style:tab-stop style:position="0.5835in"/>
        </style:tab-stops>
      </style:paragraph-properties>
      <style:text-properties fo:color="#1c1c1c" style:font-name="Times New Roman" fo:font-size="13pt" fo:font-weight="normal" style:font-size-asian="13pt" style:font-weight-asian="normal" style:font-size-complex="13pt" style:font-weight-complex="normal"/>
    </style:style>
    <style:style style:name="P281" style:family="paragraph" style:parent-style-name="Standard">
      <style:paragraph-properties fo:margin-left="0in" fo:margin-right="0in" fo:margin-top="0in" fo:margin-bottom="0in" fo:text-align="start" style:justify-single-word="false" fo:widows="1" fo:text-indent="0in" style:auto-text-indent="false">
        <style:tab-stops>
          <style:tab-stop style:position="0.3957in"/>
          <style:tab-stop style:position="0.5102in"/>
          <style:tab-stop style:position="0.5417in"/>
          <style:tab-stop style:position="0.5835in"/>
        </style:tab-stops>
      </style:paragraph-properties>
      <style:text-properties fo:color="#1c1c1c" style:font-name="Times New Roman" fo:font-size="13pt" fo:font-weight="normal" style:font-size-asian="13pt" style:font-weight-asian="normal" style:font-size-complex="13pt" style:font-weight-complex="normal"/>
    </style:style>
    <style:style style:name="P282" style:family="paragraph" style:parent-style-name="Standard">
      <style:paragraph-properties fo:margin-left="0in" fo:margin-right="0in" fo:margin-top="0in" fo:margin-bottom="0in" fo:text-align="start" style:justify-single-word="false" fo:widows="1" fo:text-indent="0in" style:auto-text-indent="false">
        <style:tab-stops>
          <style:tab-stop style:position="0.3957in"/>
          <style:tab-stop style:position="0.5102in"/>
          <style:tab-stop style:position="0.5417in"/>
          <style:tab-stop style:position="0.5835in"/>
          <style:tab-stop style:position="1.0626in"/>
        </style:tab-stops>
      </style:paragraph-properties>
      <style:text-properties fo:color="#1c1c1c" style:font-name="Times New Roman" fo:font-size="13pt" fo:font-weight="normal" style:font-size-asian="13pt" style:font-weight-asian="normal" style:font-size-complex="13pt" style:font-weight-complex="normal"/>
    </style:style>
    <style:style style:name="P283" style:family="paragraph" style:parent-style-name="Standard">
      <style:paragraph-properties fo:margin-left="0in" fo:margin-right="0in" fo:margin-top="0in" fo:margin-bottom="0in" fo:text-align="start" style:justify-single-word="false" fo:widows="1" fo:text-indent="0in" style:auto-text-indent="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color="#1c1c1c" style:font-name="Times New Roman" fo:font-size="13pt" fo:font-weight="normal" style:font-size-asian="13pt" style:font-weight-asian="normal" style:font-size-complex="13pt" style:font-weight-complex="normal"/>
    </style:style>
    <style:style style:name="P284" style:family="paragraph" style:parent-style-name="Standard">
      <style:paragraph-properties fo:margin-left="0in" fo:margin-right="0in" fo:margin-top="0in" fo:margin-bottom="0in" fo:text-align="start" style:justify-single-word="false" fo:widows="1" fo:text-indent="0in" style:auto-text-indent="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color="#1c1c1c" style:font-name="Times New Roman" fo:font-size="13pt" fo:font-style="normal" fo:font-weight="bold" style:font-size-asian="13pt" style:font-style-asian="normal" style:font-weight-asian="bold" style:font-size-complex="13pt" style:font-style-complex="normal" style:font-weight-complex="bold"/>
    </style:style>
    <style:style style:name="P285" style:family="paragraph" style:parent-style-name="Standard">
      <style:paragraph-properties fo:margin-left="0in" fo:margin-right="0in" fo:margin-top="0in" fo:margin-bottom="0in" fo:text-align="start" style:justify-single-word="false" fo:widows="1" fo:text-indent="0in" style:auto-text-indent="false"/>
      <style:text-properties fo:color="#111111" style:font-name="Times New Roman" fo:font-size="13pt" style:font-size-asian="13pt" style:font-size-complex="13pt"/>
    </style:style>
    <style:style style:name="P286" style:family="paragraph" style:parent-style-name="Standard">
      <style:paragraph-properties fo:margin-left="0in" fo:margin-right="0in" fo:margin-top="0in" fo:margin-bottom="0in" fo:text-align="start" style:justify-single-word="false" fo:widows="1" fo:text-indent="0in" style:auto-text-indent="false"/>
      <style:text-properties style:font-name="Verdana" fo:font-size="9pt" fo:font-weight="normal" style:font-name-asian="Verdana" style:font-size-asian="9pt" style:font-weight-asian="normal" style:font-name-complex="Verdana" style:font-size-complex="9pt" style:font-weight-complex="normal"/>
    </style:style>
    <style:style style:name="P287" style:family="paragraph" style:parent-style-name="Preformatted_20_Text">
      <style:paragraph-properties fo:margin-left="0in" fo:margin-right="0in" fo:margin-top="0in" fo:margin-bottom="0in" fo:line-height="100%" fo:text-align="start" style:justify-single-word="false" fo:widows="1" fo:text-indent="0in" style:auto-text-indent="false"/>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288" style:family="paragraph" style:parent-style-name="Preformatted_20_Text">
      <style:paragraph-properties fo:margin-left="0in" fo:margin-right="0in" fo:margin-top="0in" fo:margin-bottom="0in" fo:text-align="start" style:justify-single-word="false" fo:widows="1" fo:text-indent="0in" style:auto-text-indent="false"/>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289" style:family="paragraph" style:parent-style-name="Preformatted_20_Text">
      <style:paragraph-properties fo:margin-left="0in" fo:margin-right="0in" fo:margin-top="0in" fo:margin-bottom="0in" fo:text-align="start" style:justify-single-word="false" fo:widows="1" fo:text-indent="0in" style:auto-text-indent="false"/>
      <style:text-properties fo:font-variant="normal" fo:text-transform="none" fo:color="#000000" style:font-name="Times New Roman" fo:font-size="13pt" fo:letter-spacing="normal" fo:font-style="normal" fo:font-weight="normal" style:font-size-asian="13pt" style:font-weight-asian="bold" style:font-size-complex="13pt" style:font-weight-complex="bold"/>
    </style:style>
    <style:style style:name="P290" style:family="paragraph" style:parent-style-name="Preformatted_20_Text">
      <style:paragraph-properties fo:margin-left="0in" fo:margin-right="0in" fo:margin-top="0in" fo:margin-bottom="0in" fo:text-align="start" style:justify-single-word="false" fo:widows="1" fo:text-indent="0in" style:auto-text-indent="false"/>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P291" style:family="paragraph" style:parent-style-name="Preformatted_20_Text">
      <style:paragraph-properties fo:margin-left="0in" fo:margin-right="0in" fo:margin-top="0in" fo:margin-bottom="0in" fo:text-align="start" style:justify-single-word="false" fo:widows="1" fo:text-indent="0in" style:auto-text-indent="false"/>
      <style:text-properties fo:font-variant="normal" fo:text-transform="none" fo:color="#000000" style:font-name="Times New Roman" fo:font-size="13pt" fo:letter-spacing="normal" style:font-size-asian="13pt" style:font-size-complex="13pt"/>
    </style:style>
    <style:style style:name="P292" style:family="paragraph" style:parent-style-name="Preformatted_20_Text">
      <style:paragraph-properties fo:margin-left="0in" fo:margin-right="0in" fo:margin-top="0in" fo:margin-bottom="0in" fo:text-align="start" style:justify-single-word="false" fo:widows="1" fo:text-indent="0in" style:auto-text-indent="false"/>
      <style:text-properties fo:font-variant="normal" fo:text-transform="none" fo:color="#000000" style:font-name="Times New Roman" fo:font-size="13pt" fo:letter-spacing="normal" fo:font-weight="bold" style:font-size-asian="13pt" style:font-weight-asian="bold" style:font-size-complex="13pt" style:font-weight-complex="bold"/>
    </style:style>
    <style:style style:name="P293" style:family="paragraph" style:parent-style-name="Preformatted_20_Text">
      <style:paragraph-properties fo:margin-left="0in" fo:margin-right="0in" fo:margin-top="0in" fo:margin-bottom="0in" fo:text-align="start" style:justify-single-word="false" fo:widows="1" fo:text-indent="0in" style:auto-text-indent="false"/>
      <style:text-properties fo:font-variant="normal" fo:text-transform="none" fo:color="#000000" style:font-name="Consolas2" fo:font-size="12pt" fo:letter-spacing="normal" fo:font-style="normal" fo:font-weight="normal" style:font-size-asian="13pt" style:font-weight-asian="bold" style:font-size-complex="13pt" style:font-weight-complex="bold"/>
    </style:style>
    <style:style style:name="P294" style:family="paragraph" style:parent-style-name="Preformatted_20_Text">
      <style:paragraph-properties fo:margin-left="0in" fo:margin-right="0in" fo:margin-top="0in" fo:margin-bottom="0in" fo:text-align="start" style:justify-single-word="false" fo:widows="1" fo:text-indent="0in" style:auto-text-indent="false"/>
      <style:text-properties fo:font-variant="normal" fo:text-transform="none" fo:color="#000000" style:font-name="Consolas2" fo:font-size="12pt" fo:letter-spacing="normal" fo:font-style="normal" fo:font-weight="normal" style:font-size-asian="13pt" style:font-weight-asian="normal" style:font-size-complex="13pt" style:font-weight-complex="normal"/>
    </style:style>
    <style:style style:name="P295" style:family="paragraph" style:parent-style-name="Preformatted_20_Text">
      <style:paragraph-properties fo:margin-left="0in" fo:margin-right="0in" fo:margin-top="0in" fo:margin-bottom="0in" fo:text-align="start" style:justify-single-word="false" fo:widows="1" fo:text-indent="0in" style:auto-text-indent="false"/>
      <style:text-properties fo:font-variant="normal" fo:text-transform="none" fo:color="#000000" style:font-name="Consolas2" fo:font-size="12pt" fo:letter-spacing="normal" fo:font-style="normal" fo:font-weight="bold" style:font-size-asian="13pt" style:font-size-complex="13pt"/>
    </style:style>
    <style:style style:name="P296" style:family="paragraph" style:parent-style-name="Preformatted_20_Text">
      <style:paragraph-properties fo:margin-left="0in" fo:margin-right="0in" fo:margin-top="0in" fo:margin-bottom="0in" fo:text-align="start" style:justify-single-word="false" fo:widows="1" fo:text-indent="0in" style:auto-text-indent="false"/>
      <style:text-properties fo:font-variant="normal" fo:text-transform="none" fo:color="#000000" fo:letter-spacing="normal"/>
    </style:style>
    <style:style style:name="P297" style:family="paragraph" style:parent-style-name="Preformatted_20_Text">
      <style:paragraph-properties fo:margin-left="0in" fo:margin-right="0in" fo:margin-top="0in" fo:margin-bottom="0in" fo:text-align="start" style:justify-single-word="false" fo:widows="1" fo:text-indent="0in" style:auto-text-indent="false"/>
      <style:text-properties fo:font-variant="normal" fo:text-transform="none" fo:color="#313131" style:font-name="Menlo" fo:font-size="9pt" fo:letter-spacing="normal" fo:font-style="normal" fo:font-weight="normal" style:font-size-asian="13pt" style:font-size-complex="13pt"/>
    </style:style>
    <style:style style:name="P298" style:family="paragraph" style:parent-style-name="Preformatted_20_Text">
      <style:paragraph-properties fo:margin-left="0in" fo:margin-right="0in" fo:margin-top="0in" fo:margin-bottom="0in" fo:text-align="start" style:justify-single-word="false" fo:widows="1" fo:text-indent="0in" style:auto-text-indent="false">
        <style:tab-stops>
          <style:tab-stop style:position="0.9063in"/>
        </style:tab-stops>
      </style:paragraph-properties>
      <style:text-properties fo:font-variant="normal" fo:text-transform="none" fo:color="#313131" style:font-name="Menlo" fo:font-size="9pt" fo:letter-spacing="normal" fo:font-style="normal" fo:font-weight="normal" style:font-size-asian="13pt" style:font-size-complex="13pt"/>
    </style:style>
    <style:style style:name="P299" style:family="paragraph" style:parent-style-name="Preformatted_20_Text">
      <style:paragraph-properties fo:margin-left="0in" fo:margin-right="0in" fo:margin-top="0in" fo:margin-bottom="0in" fo:text-align="start" style:justify-single-word="false" fo:widows="1" fo:text-indent="0in" style:auto-text-indent="false"/>
      <style:text-properties fo:font-variant="normal" fo:text-transform="none" fo:color="#313131" style:font-name="Menlo" fo:font-size="9pt" fo:letter-spacing="normal" fo:font-style="normal" fo:font-weight="normal" style:font-size-asian="13pt" style:font-weight-asian="normal" style:font-size-complex="13pt" style:font-weight-complex="normal"/>
    </style:style>
    <style:style style:name="P300" style:family="paragraph" style:parent-style-name="Preformatted_20_Text">
      <style:paragraph-properties fo:margin-left="0in" fo:margin-right="0in" fo:margin-top="0in" fo:margin-bottom="0in" style:line-height-at-least="0.1665in" fo:widows="1" fo:text-indent="0in" style:auto-text-indent="false"/>
      <style:text-properties fo:font-variant="normal" fo:text-transform="none" fo:color="#313131" style:font-name="Menlo" fo:font-size="9pt" fo:letter-spacing="normal" fo:font-style="normal" fo:font-weight="normal"/>
    </style:style>
    <style:style style:name="P301" style:family="paragraph" style:parent-style-name="Preformatted_20_Text">
      <style:paragraph-properties fo:margin-left="0in" fo:margin-right="0in" fo:margin-top="0in" fo:margin-bottom="0in" fo:text-align="start" style:justify-single-word="false" fo:widows="1" fo:text-indent="0in" style:auto-text-indent="false"/>
      <style:text-properties fo:font-variant="normal" fo:text-transform="none" fo:color="#313131" style:font-name="Times New Roman" fo:font-size="13pt" fo:letter-spacing="normal" fo:font-style="normal" fo:font-weight="normal" style:font-size-asian="13pt" style:font-weight-asian="normal" style:font-size-complex="13pt" style:font-weight-complex="normal"/>
    </style:style>
    <style:style style:name="P302" style:family="paragraph" style:parent-style-name="Preformatted_20_Text">
      <style:paragraph-properties fo:margin-left="0in" fo:margin-right="0in" fo:margin-top="0in" fo:margin-bottom="0in" fo:text-align="start" style:justify-single-word="false" fo:widows="1" fo:text-indent="0in" style:auto-text-indent="false"/>
      <style:text-properties style:font-name="Times New Roman" fo:font-size="13pt" style:font-size-asian="13pt" style:font-size-complex="13pt"/>
    </style:style>
    <style:style style:name="P303" style:family="paragraph" style:parent-style-name="Heading_20_3">
      <style:paragraph-properties fo:margin-left="0in" fo:margin-right="0in" fo:margin-top="0in" fo:margin-bottom="0in" fo:text-align="start" style:justify-single-word="false" fo:widows="1" fo:text-indent="0in" style:auto-text-indent="false">
        <style:tab-stops>
          <style:tab-stop style:position="0.3957in"/>
          <style:tab-stop style:position="0.5102in"/>
          <style:tab-stop style:position="0.5417in"/>
          <style:tab-stop style:position="0.5835in"/>
          <style:tab-stop style:position="1.0626in"/>
        </style:tab-stops>
      </style:paragraph-properties>
      <style:text-properties fo:font-variant="normal" fo:text-transform="none" fo:color="#1c1c1c" style:font-name="Times New Roman" fo:font-size="13pt" fo:letter-spacing="normal" fo:font-style="normal" fo:font-weight="normal" style:font-size-asian="13pt" style:font-weight-asian="normal" style:font-size-complex="13pt" style:font-weight-complex="normal"/>
    </style:style>
    <style:style style:name="P304" style:family="paragraph" style:parent-style-name="Heading_20_3">
      <style:paragraph-properties fo:margin-left="0in" fo:margin-right="0in" fo:margin-top="0in" fo:margin-bottom="0in" fo:text-align="start" style:justify-single-word="false" fo:widows="1" fo:text-indent="0in" style:auto-text-indent="false"/>
      <style:text-properties fo:font-variant="normal" fo:text-transform="none" fo:color="#000000" style:font-name="Verdana3" fo:font-size="13pt" fo:letter-spacing="normal" fo:font-style="normal" fo:font-weight="normal" style:font-size-asian="13pt" style:font-size-complex="13pt"/>
    </style:style>
    <style:style style:name="P305" style:family="paragraph" style:parent-style-name="Heading_20_3">
      <style:paragraph-properties fo:margin-left="0in" fo:margin-right="0in" fo:margin-top="0in" fo:margin-bottom="0in" fo:text-align="start" style:justify-single-word="false" fo:widows="1" fo:text-indent="0in" style:auto-text-indent="false"/>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P306" style:family="paragraph" style:parent-style-name="Heading_20_2">
      <style:paragraph-properties fo:margin-left="0in" fo:margin-right="0in" fo:margin-top="0in" fo:margin-bottom="0in" fo:text-align="start" style:justify-single-word="false" fo:widows="1" fo:text-indent="0in" style:auto-text-indent="false"/>
      <style:text-properties fo:font-variant="normal" fo:text-transform="none" fo:color="#121214" style:font-name="Verdana3" fo:font-size="13pt" fo:letter-spacing="-0.0102in" fo:font-style="normal" fo:font-weight="normal" style:font-size-asian="13pt" style:font-size-complex="13pt"/>
    </style:style>
    <style:style style:name="P307" style:family="paragraph" style:parent-style-name="Heading_20_2">
      <style:paragraph-properties fo:margin-left="0in" fo:margin-right="0in" fo:margin-top="0in" fo:margin-bottom="0in" fo:text-align="start" style:justify-single-word="false" fo:widows="1" fo:text-indent="0in" style:auto-text-indent="false">
        <style:tab-stops>
          <style:tab-stop style:position="0.9063in"/>
        </style:tab-stops>
      </style:paragraph-properties>
      <style:text-properties fo:font-variant="normal" fo:text-transform="none" fo:color="#121214" style:font-name="Times New Roman" fo:font-size="13pt" fo:letter-spacing="-0.0102in" fo:font-style="normal" fo:font-weight="normal" style:font-size-asian="13pt" style:font-size-complex="13pt"/>
    </style:style>
    <style:style style:name="P308" style:family="paragraph" style:parent-style-name="Heading_20_2">
      <style:paragraph-properties fo:margin-left="0in" fo:margin-right="0in" fo:margin-top="0in" fo:margin-bottom="0in" fo:text-align="start" style:justify-single-word="false" fo:widows="1" fo:text-indent="0in" style:auto-text-indent="false"/>
      <style:text-properties fo:font-variant="normal" fo:text-transform="none" fo:color="#121214" style:font-name="Times New Roman" fo:font-size="13pt" fo:letter-spacing="-0.0102in" fo:font-style="normal" fo:font-weight="bold" style:font-size-asian="13pt" style:font-weight-asian="bold" style:font-size-complex="13pt" style:font-weight-complex="bold"/>
    </style:style>
    <style:style style:name="P309" style:family="paragraph" style:parent-style-name="Heading_20_2">
      <style:paragraph-properties fo:margin-left="0in" fo:margin-right="0in" fo:margin-top="0in" fo:margin-bottom="0in" fo:text-align="start" style:justify-single-word="false" fo:widows="1" fo:text-indent="0in" style:auto-text-indent="false">
        <style:tab-stops>
          <style:tab-stop style:position="0.9063in"/>
        </style:tab-stops>
      </style:paragraph-properties>
      <style:text-properties fo:font-variant="normal" fo:text-transform="none" fo:color="#121214" style:font-name="Times New Roman" fo:font-size="13pt" fo:letter-spacing="-0.0102in" fo:font-style="normal" fo:font-weight="bold" style:font-size-asian="13pt" style:font-weight-asian="bold" style:font-size-complex="13pt" style:font-weight-complex="bold"/>
    </style:style>
    <style:style style:name="P310" style:family="paragraph" style:parent-style-name="Preformatted_20_Text">
      <style:paragraph-properties fo:margin-left="0in" fo:margin-right="0in" fo:margin-top="0in" fo:margin-bottom="0in" style:line-height-at-least="0.2291in" fo:widows="1" fo:text-indent="0in" style:auto-text-indent="false" fo:padding="0.052in" fo:border="0.0008in solid #d6d6d6"/>
      <style:text-properties fo:font-variant="normal" fo:text-transform="none" fo:color="#313131" style:font-name="Times New Roman" fo:font-size="13pt" fo:letter-spacing="normal" fo:font-style="normal" fo:font-weight="normal" style:font-size-asian="13pt" style:font-size-complex="13pt"/>
    </style:style>
    <style:style style:name="P311" style:family="paragraph" style:parent-style-name="Text_20_body">
      <style:paragraph-properties fo:margin-left="0in" fo:margin-right="0in" style:line-height-at-least="0.2189in" fo:text-align="justify" style:justify-single-word="false" fo:widows="1" fo:text-indent="0in" style:auto-text-indent="false"/>
      <style:text-properties fo:font-variant="normal" fo:text-transform="none" fo:color="#494949" style:font-name="Times New Roman" fo:font-size="13pt" fo:letter-spacing="normal" fo:font-style="normal" fo:font-weight="normal" style:font-size-asian="13pt" style:font-size-complex="13pt"/>
    </style:style>
    <style:style style:name="P312" style:family="paragraph" style:parent-style-name="Text_20_body">
      <style:paragraph-properties fo:margin-left="0in" fo:margin-right="0in" style:line-height-at-least="0.2189in" fo:text-align="justify" style:justify-single-word="false" fo:widows="1" fo:text-indent="0in" style:auto-text-indent="false"/>
      <style:text-properties fo:font-variant="normal" fo:text-transform="none" fo:color="#494949" style:font-name="Verdana2" fo:font-size="10.5pt" fo:letter-spacing="normal" fo:font-style="normal" fo:font-weight="normal"/>
    </style:style>
    <style:style style:name="P313" style:family="paragraph" style:parent-style-name="Text_20_body">
      <style:paragraph-properties fo:margin-left="0in" fo:margin-right="0in" style:line-height-at-least="0.1665in" fo:widows="1"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314" style:family="paragraph" style:parent-style-name="Text_20_body">
      <style:paragraph-properties fo:margin-left="0in" fo:margin-right="0in" style:line-height-at-least="0.1665in" fo:widows="1" fo:text-indent="0in" style:auto-text-indent="false"/>
    </style:style>
    <style:style style:name="P315" style:family="paragraph" style:parent-style-name="Text_20_body">
      <style:paragraph-properties fo:margin-left="0in" fo:margin-right="0in" style:line-height-at-least="0.25in" fo:widows="1" fo:text-indent="0in" style:auto-text-indent="false" fo:padding="0in" fo:border="none"/>
      <style:text-properties fo:font-variant="normal" fo:text-transform="none" fo:color="#666666" style:font-name="Open Sans" fo:font-size="13pt" fo:letter-spacing="normal" fo:font-style="normal" fo:font-weight="normal" style:font-size-asian="13pt" style:font-size-complex="13pt"/>
    </style:style>
    <style:style style:name="P316" style:family="paragraph" style:parent-style-name="Text_20_body">
      <style:paragraph-properties fo:margin-left="0in" fo:margin-right="0in" style:line-height-at-least="0.25in" fo:widows="1" fo:text-indent="0in" style:auto-text-indent="false" fo:padding="0in" fo:border="none"/>
      <style:text-properties fo:font-variant="normal" fo:text-transform="none" fo:color="#666666" style:font-name="Times New Roman" fo:font-size="13pt" fo:letter-spacing="normal" fo:font-style="normal" fo:font-weight="normal" style:font-size-asian="13pt" style:font-size-complex="13pt"/>
    </style:style>
    <style:style style:name="P317" style:family="paragraph" style:parent-style-name="Text_20_body">
      <style:paragraph-properties fo:margin-left="0in" fo:margin-right="0in" style:line-height-at-least="0.25in" fo:text-align="justify" style:justify-single-word="false" fo:widows="1" fo:text-indent="0in" style:auto-text-indent="false" fo:padding="0in" fo:border="none"/>
      <style:text-properties fo:font-variant="normal" fo:text-transform="none" fo:color="#000000" style:font-name="Verdana3" fo:font-size="11.25pt" fo:letter-spacing="normal" fo:font-style="normal" fo:font-weight="normal"/>
    </style:style>
    <style:style style:name="P318" style:family="paragraph" style:parent-style-name="Text_20_body">
      <style:paragraph-properties fo:margin-left="0in" fo:margin-right="0in" style:line-height-at-least="0.25in" fo:text-align="justify" style:justify-single-word="false" fo:widows="1" fo:text-indent="0in" style:auto-text-indent="false"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319" style:family="paragraph" style:parent-style-name="Text_20_body">
      <style:paragraph-properties fo:margin-left="0in" fo:margin-right="0in" style:line-height-at-least="0.25in" fo:text-align="justify" style:justify-single-word="false" fo:widows="1" fo:text-indent="0in" style:auto-text-indent="false" fo:padding="0in" fo:border="none">
        <style:tab-stops>
          <style:tab-stop style:position="0.9063in"/>
        </style:tab-stops>
      </style:paragraph-properties>
      <style:text-properties fo:font-variant="normal" fo:text-transform="none" fo:color="#000000" style:font-name="Times New Roman" fo:font-size="13pt" fo:letter-spacing="normal" fo:font-style="normal" fo:font-weight="normal" style:font-size-asian="13pt" style:font-size-complex="13pt"/>
    </style:style>
    <style:style style:name="P320" style:family="paragraph" style:parent-style-name="Text_20_body">
      <style:paragraph-properties fo:margin-left="0in" fo:margin-right="0in" style:line-height-at-least="0.25in" fo:text-align="justify" style:justify-single-word="false" fo:widows="1" fo:text-indent="0in" style:auto-text-indent="false" fo:padding="0in" fo:border="none"/>
    </style:style>
    <style:style style:name="P321" style:family="paragraph" style:parent-style-name="Heading_20_3">
      <style:paragraph-properties fo:margin-left="0in" fo:margin-right="0in" fo:widows="1" fo:text-indent="0in" style:auto-text-indent="false" fo:padding="0in" fo:border="none"/>
      <style:text-properties fo:font-variant="normal" fo:text-transform="none" fo:color="#000000" style:font-name="Verdana3" fo:letter-spacing="normal" fo:font-style="normal" fo:font-weight="normal"/>
    </style:style>
    <style:style style:name="P322" style:family="paragraph" style:parent-style-name="Heading_20_3">
      <style:paragraph-properties fo:margin-left="0in" fo:margin-right="0in" fo:widows="1" fo:text-indent="0in" style:auto-text-indent="false"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323" style:family="paragraph" style:parent-style-name="Preformatted_20_Text">
      <style:paragraph-properties fo:margin-left="0in" fo:margin-right="0in" style:line-height-at-least="0.25in" fo:text-align="justify" style:justify-single-word="false" fo:widows="1" fo:text-indent="0in" style:auto-text-indent="false" fo:padding="0in" fo:border="none"/>
      <style:text-properties fo:font-variant="normal" fo:text-transform="none" fo:color="#313131" style:font-name="Menlo" fo:font-size="9pt" fo:letter-spacing="normal" fo:font-style="normal" fo:font-weight="normal" style:font-size-asian="13pt" style:font-size-complex="13pt"/>
    </style:style>
    <style:style style:name="P324" style:family="paragraph" style:parent-style-name="Heading_20_2">
      <style:paragraph-properties fo:margin-left="0in" fo:margin-right="0in" style:line-height-at-least="0.25in" fo:text-align="justify" style:justify-single-word="false" fo:widows="1" fo:text-indent="0in" style:auto-text-indent="false" fo:padding="0in" fo:border="none"/>
      <style:text-properties fo:font-variant="normal" fo:text-transform="none" fo:color="#121214" style:font-name="Times New Roman" fo:font-size="13pt" fo:letter-spacing="-0.0102in" fo:font-style="normal" fo:font-weight="normal" style:font-size-asian="13pt" style:font-size-complex="13pt"/>
    </style:style>
    <style:style style:name="P325" style:family="paragraph" style:parent-style-name="Heading_20_2">
      <style:paragraph-properties fo:margin-left="0in" fo:margin-right="0in" fo:widows="1" fo:text-indent="0in" style:auto-text-indent="false" fo:padding="0in" fo:border="none"/>
      <style:text-properties fo:font-variant="normal" fo:text-transform="none" fo:color="#121214" style:font-name="Times New Roman" fo:font-size="13pt" fo:letter-spacing="-0.0102in" fo:font-style="normal" fo:font-weight="bold" style:font-size-asian="13pt" style:font-weight-asian="bold" style:font-size-complex="13pt" style:font-weight-complex="bold"/>
    </style:style>
    <style:style style:name="P326" style:family="paragraph" style:parent-style-name="Text_20_body">
      <style:paragraph-properties fo:margin-left="0in" fo:margin-right="0in" fo:margin-top="0in" fo:margin-bottom="0.2083in" style:line-height-at-least="0.1665in" fo:widows="1" fo:text-indent="0in" style:auto-text-indent="false" fo:padding="0in" fo:border="none"/>
      <style:text-properties fo:font-variant="normal" fo:text-transform="none" fo:color="#1c1c1c" style:font-name="Times New Roman" fo:font-size="13pt" fo:letter-spacing="normal" fo:font-style="normal" fo:font-weight="normal" style:font-size-asian="13pt" style:font-size-complex="13pt"/>
    </style:style>
    <style:style style:name="P327" style:family="paragraph" style:parent-style-name="Heading_20_4">
      <style:paragraph-properties fo:margin-left="0in" fo:margin-right="0in" fo:margin-top="0in" fo:margin-bottom="0.1252in" style:line-height-at-least="0.1252in" fo:widows="1" fo:text-indent="0in" style:auto-text-indent="false" fo:padding="0in" fo:border="none"/>
      <style:text-properties fo:font-variant="normal" fo:text-transform="none" fo:color="#1c1c1c" style:font-name="Times New Roman" fo:font-size="13pt" fo:letter-spacing="normal" fo:font-style="normal" fo:font-weight="bold" style:font-size-asian="13pt" style:font-size-complex="13pt"/>
    </style:style>
    <style:style style:name="P328" style:family="paragraph" style:parent-style-name="Preformatted_20_Text">
      <style:paragraph-properties fo:margin-left="0in" fo:margin-right="0in" fo:margin-top="0in" fo:margin-bottom="0.1043in" style:line-height-at-least="0.1665in" fo:widows="1" fo:text-indent="0in" style:auto-text-indent="false" fo:padding="0.052in" fo:border="0.0008in solid #d6d6d6"/>
      <style:text-properties fo:font-variant="normal" fo:text-transform="none" fo:color="#313131" style:font-name="Menlo" fo:font-size="9pt" fo:letter-spacing="normal" fo:font-style="normal" fo:font-weight="normal"/>
    </style:style>
    <style:style style:name="P329" style:family="paragraph" style:parent-style-name="Preformatted_20_Text">
      <style:paragraph-properties fo:margin-left="0in" fo:margin-right="0in" fo:margin-top="0in" fo:margin-bottom="0.1043in" style:line-height-at-least="0.1665in" fo:widows="1" fo:text-indent="0in" style:auto-text-indent="false" fo:padding="0.052in" fo:border="0.0008in solid #d6d6d6"/>
      <style:text-properties fo:font-variant="normal" fo:text-transform="none" fo:color="#313131" style:font-name="Times New Roman" fo:font-size="13pt" fo:letter-spacing="normal" fo:font-style="normal" fo:font-weight="normal" style:font-size-asian="13pt" style:font-size-complex="13pt"/>
    </style:style>
    <style:style style:name="P330" style:family="paragraph" style:parent-style-name="Table_20_Contents">
      <style:paragraph-properties fo:margin-left="0in" fo:margin-right="0in" fo:margin-top="0in" fo:margin-bottom="0.1043in" fo:text-align="center" style:justify-single-word="false" fo:text-indent="0in" style:auto-text-indent="false" fo:padding="0in" fo:border="none"/>
      <style:text-properties fo:color="#0077cc" style:text-line-through-style="none" fo:font-size="0.75pt" style:text-underline-style="none" style:text-blinking="false"/>
    </style:style>
    <style:style style:name="P331" style:family="paragraph" style:parent-style-name="Preformatted_20_Text">
      <style:paragraph-properties fo:widows="1"/>
      <style:text-properties fo:font-variant="normal" fo:text-transform="none" fo:color="#0000ff" fo:letter-spacing="normal"/>
    </style:style>
    <style:style style:name="P332" style:family="paragraph" style:parent-style-name="Preformatted_20_Text">
      <style:paragraph-properties fo:widows="1"/>
      <style:text-properties fo:font-variant="normal" fo:text-transform="none" fo:color="#000000" fo:letter-spacing="normal" fo:font-style="normal" fo:font-weight="normal"/>
    </style:style>
    <style:style style:name="P333" style:family="paragraph" style:parent-style-name="Preformatted_20_Text">
      <style:paragraph-properties fo:widows="1" fo:padding="0.0193in" fo:border="0.0008in solid #cbcbcb"/>
      <style:text-properties fo:font-variant="normal" fo:text-transform="none" fo:color="#000000" fo:letter-spacing="normal"/>
    </style:style>
    <style:style style:name="P334" style:family="paragraph" style:parent-style-name="Preformatted_20_Text">
      <style:paragraph-properties fo:widows="1" fo:padding="0.0193in" fo:border="0.0008in solid #cbcbcb"/>
      <style:text-properties fo:font-variant="normal" fo:text-transform="none" fo:color="#000000" style:font-name="Consolas2" fo:font-size="12pt" fo:letter-spacing="normal" fo:font-style="normal" fo:font-weight="normal"/>
    </style:style>
    <style:style style:name="P335" style:family="paragraph" style:parent-style-name="Preformatted_20_Text">
      <style:paragraph-properties fo:widows="1" fo:padding="0.0193in" fo:border="0.0008in solid #cbcbcb"/>
      <style:text-properties fo:font-variant="normal" fo:text-transform="none" fo:color="#000000" style:font-name="Consolas2" fo:font-size="12pt" fo:letter-spacing="normal" fo:font-style="normal" fo:font-weight="bold"/>
    </style:style>
    <style:style style:name="P336" style:family="paragraph" style:parent-style-name="Preformatted_20_Text">
      <style:paragraph-properties fo:widows="1" fo:padding="0.0193in" fo:border="0.0008in solid #cbcbcb"/>
      <style:text-properties fo:font-variant="normal" fo:text-transform="none" fo:color="#008000" fo:letter-spacing="normal"/>
    </style:style>
    <style:style style:name="P337" style:family="paragraph" style:parent-style-name="Preformatted_20_Text">
      <style:paragraph-properties fo:widows="1" fo:padding="0.0193in" fo:border="0.0008in solid #cbcbcb"/>
      <style:text-properties fo:font-variant="normal" fo:text-transform="none" fo:color="#008000" style:font-name="Consolas2" fo:font-size="12pt" fo:letter-spacing="normal" fo:font-style="normal" fo:font-weight="bold"/>
    </style:style>
    <style:style style:name="P338" style:family="paragraph" style:parent-style-name="Preformatted_20_Text">
      <style:paragraph-properties fo:widows="1" fo:padding="0.0193in" fo:border="0.0008in solid #cbcbcb"/>
    </style:style>
    <style:style style:name="P339" style:family="paragraph" style:parent-style-name="Standard">
      <style:paragraph-properties fo:margin-top="0in" fo:margin-bottom="0in"/>
      <style:text-properties fo:font-size="2pt" style:font-size-asian="2pt" style:font-size-complex="2pt"/>
    </style:style>
    <style:style style:name="P340" style:family="paragraph" style:parent-style-name="Text_20_body">
      <style:paragraph-properties fo:margin-top="0in" fo:margin-bottom="0in" style:line-height-at-least="0.25in" fo:widows="1" fo:padding="0in" fo:border="none">
        <style:tab-stops>
          <style:tab-stop style:position="0.7189in"/>
        </style:tab-stops>
      </style:paragraph-properties>
      <style:text-properties fo:font-variant="normal" fo:text-transform="none" fo:color="#212121" style:font-name="Times New Roman" fo:font-size="13pt" fo:letter-spacing="normal" fo:font-style="normal" fo:font-weight="normal" style:font-size-asian="13pt" style:font-size-complex="13pt"/>
    </style:style>
    <style:style style:name="P341" style:family="paragraph" style:parent-style-name="Table_20_Contents">
      <style:paragraph-properties fo:text-align="start" style:justify-single-word="false"/>
    </style:style>
    <style:style style:name="P342" style:family="paragraph" style:parent-style-name="Table_20_Heading">
      <style:paragraph-properties fo:padding="0in" fo:border="none"/>
      <style:text-properties fo:color="#ffffff" fo:font-weight="bold"/>
    </style:style>
    <style:style style:name="P343" style:family="paragraph" style:parent-style-name="Table_20_Contents">
      <style:paragraph-properties fo:padding="0in" fo:border="none"/>
    </style:style>
    <style:style style:name="P344" style:family="paragraph" style:parent-style-name="Text_20_body">
      <style:paragraph-properties fo:margin-top="0in" fo:margin-bottom="0.0598in"/>
    </style:style>
    <style:style style:name="P345" style:family="paragraph" style:parent-style-name="Text_20_body">
      <style:paragraph-properties fo:margin-top="0in" fo:margin-bottom="0.0598in"/>
      <style:text-properties fo:font-variant="normal" fo:text-transform="none" fo:color="#000000" style:font-name="Verdana3" fo:font-size="11.25pt" fo:letter-spacing="normal" fo:font-style="normal" fo:font-weight="normal"/>
    </style:style>
    <style:style style:name="P346" style:family="paragraph" style:parent-style-name="Text_20_body">
      <style:paragraph-properties fo:margin-top="0in" fo:margin-bottom="0.0598in"/>
      <style:text-properties style:font-name="Times New Roman" fo:font-size="13pt" style:font-size-asian="13pt" style:font-size-complex="13pt"/>
    </style:style>
    <style:style style:name="P347" style:family="paragraph" style:parent-style-name="Text_20_body">
      <style:paragraph-properties fo:margin-top="0in" fo:margin-bottom="0.0598in"/>
      <style:text-properties style:font-name="Times New Roman" fo:font-size="13pt" fo:font-weight="bold" style:font-size-asian="13pt" style:font-weight-asian="bold" style:font-size-complex="13pt" style:font-weight-complex="bold"/>
    </style:style>
    <style:style style:name="P348" style:family="paragraph" style:parent-style-name="Text_20_body">
      <style:paragraph-properties fo:margin-top="0in" fo:margin-bottom="0.0598in"/>
      <style:text-properties style:font-name="Times New Roman" fo:font-size="13pt" fo:font-weight="normal" style:font-size-asian="13pt" style:font-weight-asian="normal" style:font-size-complex="13pt" style:font-weight-complex="normal"/>
    </style:style>
    <style:style style:name="P349" style:family="paragraph" style:parent-style-name="Preformatted_20_Text">
      <style:paragraph-properties fo:margin-top="0in" fo:margin-bottom="0.0598in"/>
      <style:text-properties fo:font-variant="normal" fo:text-transform="none" fo:color="#313131" style:font-name="Menlo" fo:font-size="9pt" fo:letter-spacing="normal" fo:font-style="normal" fo:font-weight="normal"/>
    </style:style>
    <style:style style:name="P350" style:family="paragraph" style:parent-style-name="Heading_20_2">
      <style:paragraph-properties fo:margin-top="0in" fo:margin-bottom="0.0598in"/>
      <style:text-properties fo:font-variant="normal" fo:text-transform="none" fo:color="#121214" style:font-name="Times New Roman" fo:font-size="13pt" fo:letter-spacing="-0.0102in" fo:font-style="normal" fo:font-weight="bold" style:font-size-asian="13pt" style:font-weight-asian="bold" style:font-size-complex="13pt" style:font-weight-complex="bold"/>
    </style:style>
    <style:style style:name="P351" style:family="paragraph" style:parent-style-name="Table_20_Heading">
      <style:paragraph-properties fo:text-align="start" style:justify-single-word="false" fo:padding="0.052in" fo:border="0.0008in solid #d6d6d6"/>
    </style:style>
    <style:style style:name="P352" style:family="paragraph" style:parent-style-name="Table_20_Contents">
      <style:paragraph-properties fo:padding="0.052in" fo:border="0.0008in solid #d6d6d6"/>
    </style:style>
    <style:style style:name="P353" style:family="paragraph" style:parent-style-name="Quotations">
      <style:paragraph-properties fo:margin-left="0.602in" fo:margin-right="0.3937in" style:line-height-at-least="0.25in" fo:text-align="justify" style:justify-single-word="false" fo:widows="1" fo:text-indent="0in" style:auto-text-indent="false" fo:padding="0in" fo:border="none"/>
    </style:style>
    <style:style style:name="P354" style:family="paragraph" style:parent-style-name="Standard" style:list-style-name="L16">
      <style:paragraph-properties fo:line-height="130%" fo:text-align="start" style:justify-single-word="false"/>
    </style:style>
    <style:style style:name="P355" style:family="paragraph" style:parent-style-name="Standard" style:list-style-name="L26">
      <style:paragraph-properties fo:line-height="115%" fo:text-align="start" style:justify-single-word="false"/>
      <style:text-properties fo:color="#333333" style:font-name="'Droid Serif', serif" fo:font-size="14.25pt" fo:font-weight="normal" fo:background-color="transparent" style:font-name-asian="'Droid Serif', serif" style:font-name-complex="'Droid Serif', serif"/>
    </style:style>
    <style:style style:name="P356" style:family="paragraph" style:parent-style-name="Standard" style:list-style-name="L27">
      <style:paragraph-properties fo:line-height="115%" fo:text-align="start" style:justify-single-word="false"/>
    </style:style>
    <style:style style:name="P357" style:family="paragraph" style:parent-style-name="Standard" style:list-style-name="L28">
      <style:paragraph-properties fo:line-height="115%" fo:text-align="start" style:justify-single-word="false"/>
    </style:style>
    <style:style style:name="P358" style:family="paragraph" style:parent-style-name="Standard" style:list-style-name="L29">
      <style:paragraph-properties fo:line-height="115%" fo:text-align="start" style:justify-single-word="false"/>
    </style:style>
    <style:style style:name="P359" style:family="paragraph" style:parent-style-name="Standard" style:list-style-name="L1">
      <style:paragraph-properties fo:margin-left="-0.25in" fo:margin-right="0in" fo:margin-top="0.0693in" fo:margin-bottom="0.0693in" fo:line-height="115%" fo:text-align="start" style:justify-single-word="false" fo:text-indent="0.25in" style:auto-text-indent="false"/>
    </style:style>
    <style:style style:name="P360" style:family="paragraph" style:parent-style-name="Standard" style:list-style-name="L5">
      <style:paragraph-properties fo:margin-left="-0.25in" fo:margin-right="0in" fo:margin-top="0.0693in" fo:margin-bottom="0.0693in" fo:line-height="115%" fo:text-align="start" style:justify-single-word="false" fo:text-indent="0.25in" style:auto-text-indent="false"/>
    </style:style>
    <style:style style:name="P361" style:family="paragraph" style:parent-style-name="Standard" style:list-style-name="L13">
      <style:paragraph-properties fo:margin-left="-0.25in" fo:margin-right="0in" fo:margin-top="0.0693in" fo:margin-bottom="0.0693in" fo:line-height="115%" fo:text-align="start" style:justify-single-word="false" fo:text-indent="0.25in" style:auto-text-indent="false"/>
    </style:style>
    <style:style style:name="P362" style:family="paragraph" style:parent-style-name="Standard" style:list-style-name="L11">
      <style:paragraph-properties fo:margin-left="-0.25in" fo:margin-right="0in" fo:margin-top="0.0693in" fo:margin-bottom="0.0693in" fo:line-height="115%" fo:text-align="start" style:justify-single-word="false" fo:text-indent="0.25in" style:auto-text-indent="false"/>
      <style:text-properties fo:color="#444444" style:font-name="Segoe UI" fo:font-size="10pt" fo:font-weight="bold" fo:background-color="#ffffff" style:font-name-asian="Segoe UI" style:font-name-complex="Segoe UI"/>
    </style:style>
    <style:style style:name="P363" style:family="paragraph" style:parent-style-name="Standard" style:list-style-name="L12">
      <style:paragraph-properties fo:margin-left="-0.25in" fo:margin-right="0in" fo:margin-top="0.0693in" fo:margin-bottom="0.0693in" fo:line-height="115%" fo:text-align="start" style:justify-single-word="false" fo:text-indent="0.25in" style:auto-text-indent="false"/>
      <style:text-properties fo:color="#444444" style:font-name="Segoe UI" fo:font-size="10pt" fo:font-weight="bold" fo:background-color="#ffffff" style:font-name-asian="Segoe UI" style:font-name-complex="Segoe UI"/>
    </style:style>
    <style:style style:name="P364" style:family="paragraph" style:parent-style-name="Standard" style:list-style-name="L14">
      <style:paragraph-properties fo:margin-left="-0.25in" fo:margin-right="0in" fo:margin-top="0.0693in" fo:margin-bottom="0.0693in" fo:line-height="115%" fo:text-align="start" style:justify-single-word="false" fo:text-indent="0.25in" style:auto-text-indent="false"/>
      <style:text-properties fo:color="#444444" style:font-name="Segoe UI" fo:font-size="11pt" fo:font-weight="normal" fo:background-color="#ffffff" style:font-name-asian="Segoe UI" style:font-name-complex="Segoe UI"/>
    </style:style>
    <style:style style:name="P365" style:family="paragraph" style:parent-style-name="Standard" style:list-style-name="L2">
      <style:paragraph-properties fo:margin-left="-0.25in" fo:margin-right="0in" fo:line-height="100%" fo:text-align="start" style:justify-single-word="false" fo:text-indent="0.25in" style:auto-text-indent="false"/>
    </style:style>
    <style:style style:name="P366" style:family="paragraph" style:parent-style-name="Standard" style:list-style-name="L3">
      <style:paragraph-properties fo:margin-left="-0.25in" fo:margin-right="0in" fo:line-height="100%" fo:text-align="start" style:justify-single-word="false" fo:text-indent="0.25in" style:auto-text-indent="false"/>
    </style:style>
    <style:style style:name="P367" style:family="paragraph" style:parent-style-name="Standard" style:list-style-name="L4">
      <style:paragraph-properties fo:margin-left="-0.25in" fo:margin-right="0in" fo:line-height="100%" fo:text-align="start" style:justify-single-word="false" fo:text-indent="0.25in" style:auto-text-indent="false"/>
    </style:style>
    <style:style style:name="P368" style:family="paragraph" style:parent-style-name="Standard" style:list-style-name="L8">
      <style:paragraph-properties fo:margin-left="-0.25in" fo:margin-right="0in" fo:line-height="100%" fo:text-align="start" style:justify-single-word="false" fo:text-indent="0.25in" style:auto-text-indent="false"/>
    </style:style>
    <style:style style:name="P369" style:family="paragraph" style:parent-style-name="Standard" style:list-style-name="L4">
      <style:paragraph-properties fo:margin-left="-0.25in" fo:margin-right="0in" fo:line-height="100%" fo:text-align="start" style:justify-single-word="false" fo:text-indent="0.25in" style:auto-text-indent="false"/>
      <style:text-properties fo:color="#111111" style:font-name="Segoe UI" fo:font-size="10.5pt" fo:font-weight="normal" fo:background-color="#ffffff" style:font-name-asian="Segoe UI" style:font-name-complex="Segoe UI"/>
    </style:style>
    <style:style style:name="P370" style:family="paragraph" style:parent-style-name="Standard" style:list-style-name="L9">
      <style:paragraph-properties fo:margin-left="-0.25in" fo:margin-right="0in" fo:line-height="100%" fo:text-align="start" style:justify-single-word="false" fo:text-indent="0.25in" style:auto-text-indent="false"/>
      <style:text-properties fo:color="#111111" style:font-name="Segoe UI" fo:font-size="10.5pt" fo:font-weight="normal" fo:background-color="#ffffff" style:font-name-asian="Segoe UI" style:font-name-complex="Segoe UI"/>
    </style:style>
    <style:style style:name="P371" style:family="paragraph" style:parent-style-name="Standard" style:list-style-name="L10">
      <style:paragraph-properties fo:margin-left="-0.25in" fo:margin-right="0in" fo:line-height="100%" fo:text-align="start" style:justify-single-word="false" fo:text-indent="0.25in" style:auto-text-indent="false"/>
      <style:text-properties fo:color="#111111" style:font-name="Segoe UI" fo:font-size="10.5pt" fo:font-weight="normal" fo:background-color="#ffffff" style:font-name-asian="Segoe UI" style:font-name-complex="Segoe UI"/>
    </style:style>
    <style:style style:name="P372" style:family="paragraph" style:parent-style-name="Standard" style:list-style-name="L15">
      <style:paragraph-properties fo:margin-left="-0.25in" fo:margin-right="0in" fo:line-height="115%" fo:text-align="start" style:justify-single-word="false" fo:text-indent="0.25in" style:auto-text-indent="false"/>
      <style:text-properties fo:color="#111111" style:font-name="'Segoe UI', Arial, sans-serif" fo:font-size="10.5pt" fo:font-weight="bold" fo:background-color="transparent" style:font-name-asian="'Segoe UI', Arial, sans-serif" style:font-name-complex="'Segoe UI', Arial, sans-serif"/>
    </style:style>
    <style:style style:name="P373" style:family="paragraph" style:parent-style-name="Standard" style:list-style-name="L17">
      <style:paragraph-properties fo:margin-left="-0.25in" fo:margin-right="0in" fo:line-height="115%" fo:text-align="start" style:justify-single-word="false" fo:text-indent="0.25in" style:auto-text-indent="false"/>
      <style:text-properties fo:color="#111111" style:font-name="Calibri1" fo:font-size="12pt" fo:font-weight="normal" fo:background-color="transparent" style:font-name-asian="Calibri1" style:font-name-complex="Calibri1"/>
    </style:style>
    <style:style style:name="P374" style:family="paragraph" style:parent-style-name="Standard" style:list-style-name="L18">
      <style:paragraph-properties fo:margin-left="-0.25in" fo:margin-right="0in" fo:line-height="115%" fo:text-align="start" style:justify-single-word="false" fo:text-indent="0.25in" style:auto-text-indent="false"/>
      <style:text-properties fo:color="#111111" style:font-name="Calibri1" fo:font-size="12pt" fo:font-weight="normal" fo:background-color="transparent" style:font-name-asian="Calibri1" style:font-name-complex="Calibri1"/>
    </style:style>
    <style:style style:name="P375" style:family="paragraph" style:parent-style-name="Standard" style:list-style-name="L19">
      <style:paragraph-properties fo:margin-left="-0.25in" fo:margin-right="0in" fo:line-height="115%" fo:text-align="start" style:justify-single-word="false" fo:text-indent="0.25in" style:auto-text-indent="false"/>
      <style:text-properties fo:color="#111111" style:font-name="Calibri1" fo:font-size="12pt" fo:font-weight="normal" fo:background-color="transparent" style:font-name-asian="Calibri1" style:font-name-complex="Calibri1"/>
    </style:style>
    <style:style style:name="P376" style:family="paragraph" style:parent-style-name="Standard" style:list-style-name="L20">
      <style:paragraph-properties fo:margin-left="-0.25in" fo:margin-right="0in" fo:line-height="115%" fo:text-align="start" style:justify-single-word="false" fo:text-indent="0.25in" style:auto-text-indent="false"/>
      <style:text-properties fo:color="#111111" style:font-name="Calibri1" fo:font-size="12pt" fo:font-weight="normal" fo:background-color="transparent" style:font-name-asian="Calibri1" style:font-name-complex="Calibri1"/>
    </style:style>
    <style:style style:name="P377" style:family="paragraph" style:parent-style-name="Standard" style:list-style-name="L21">
      <style:paragraph-properties fo:margin-left="-0.25in" fo:margin-right="0in" fo:line-height="115%" fo:text-align="start" style:justify-single-word="false" fo:text-indent="0.25in" style:auto-text-indent="false"/>
      <style:text-properties fo:color="#111111" style:font-name="Calibri1" fo:font-size="13pt" fo:font-weight="bold" fo:background-color="transparent" style:font-name-asian="Calibri1" style:font-name-complex="Calibri1"/>
    </style:style>
    <style:style style:name="P378" style:family="paragraph" style:parent-style-name="Standard" style:list-style-name="L22">
      <style:paragraph-properties fo:margin-left="-0.25in" fo:margin-right="0in" fo:line-height="115%" fo:text-align="start" style:justify-single-word="false" fo:text-indent="0.25in" style:auto-text-indent="false"/>
      <style:text-properties fo:color="#111111" style:font-name="Calibri1" fo:font-size="13pt" fo:font-weight="bold" fo:background-color="transparent" style:font-name-asian="Calibri1" style:font-name-complex="Calibri1"/>
    </style:style>
    <style:style style:name="P379" style:family="paragraph" style:parent-style-name="Standard" style:list-style-name="L23">
      <style:paragraph-properties fo:margin-left="-0.25in" fo:margin-right="0in" fo:line-height="115%" fo:text-align="start" style:justify-single-word="false" fo:text-indent="0.25in" style:auto-text-indent="false"/>
      <style:text-properties fo:color="#111111" style:font-name="Calibri1" fo:font-size="13pt" fo:font-weight="normal" fo:background-color="transparent" style:font-name-asian="Calibri1" style:font-name-complex="Calibri1"/>
    </style:style>
    <style:style style:name="P380" style:family="paragraph" style:parent-style-name="Standard" style:list-style-name="L24">
      <style:paragraph-properties fo:margin-left="-0.25in" fo:margin-right="0in" fo:line-height="115%" fo:text-align="start" style:justify-single-word="false" fo:text-indent="0.25in" style:auto-text-indent="false"/>
      <style:text-properties fo:color="#111111" style:font-name="Calibri1" fo:font-size="13pt" fo:font-weight="normal" fo:background-color="transparent" style:font-name-asian="Calibri1" style:font-name-complex="Calibri1"/>
    </style:style>
    <style:style style:name="P381" style:family="paragraph" style:parent-style-name="Standard" style:list-style-name="L25">
      <style:paragraph-properties fo:margin-left="-0.25in" fo:margin-right="0in" fo:line-height="115%" fo:text-align="start" style:justify-single-word="false" fo:text-indent="0.25in" style:auto-text-indent="false"/>
      <style:text-properties fo:color="#111111" style:font-name="Calibri1" fo:font-size="13pt" fo:font-weight="normal" fo:background-color="transparent" style:font-name-asian="Calibri1" style:font-name-complex="Calibri1"/>
    </style:style>
    <style:style style:name="P382" style:family="paragraph" style:parent-style-name="Standard" style:list-style-name="L34">
      <style:paragraph-properties fo:margin-left="-0.25in" fo:margin-right="0in" fo:line-height="115%" fo:text-align="start" style:justify-single-word="false" fo:text-indent="0.25in" style:auto-text-indent="false"/>
      <style:text-properties fo:color="#111111" style:font-name="Calibri1" fo:font-size="13pt" fo:font-weight="normal" fo:background-color="transparent" style:font-name-asian="Calibri1" style:font-name-complex="Calibri1"/>
    </style:style>
    <style:style style:name="P383" style:family="paragraph" style:parent-style-name="Standard" style:list-style-name="L35">
      <style:paragraph-properties fo:margin-left="-0.25in" fo:margin-right="0in" fo:line-height="115%" fo:text-align="start" style:justify-single-word="false" fo:text-indent="0.25in" style:auto-text-indent="false"/>
      <style:text-properties fo:color="#111111" style:font-name="Calibri1" fo:font-size="13pt" fo:font-weight="normal" fo:background-color="transparent" style:font-name-asian="Calibri1" style:font-name-complex="Calibri1"/>
    </style:style>
    <style:style style:name="P384" style:family="paragraph" style:parent-style-name="Standard" style:list-style-name="L36">
      <style:paragraph-properties fo:margin-left="-0.25in" fo:margin-right="0in" fo:line-height="115%" fo:text-align="start" style:justify-single-word="false" fo:text-indent="0.25in" style:auto-text-indent="false"/>
      <style:text-properties fo:color="#111111" style:font-name="Calibri1" fo:font-size="13pt" fo:font-weight="normal" fo:background-color="transparent" style:font-name-asian="Calibri1" style:font-name-complex="Calibri1"/>
    </style:style>
    <style:style style:name="P385" style:family="paragraph" style:parent-style-name="Standard" style:list-style-name="L7">
      <style:paragraph-properties fo:margin-left="-0.25in" fo:margin-right="0in" fo:line-height="115%" fo:text-align="start" style:justify-single-word="false" fo:text-indent="0.25in" style:auto-text-indent="false"/>
    </style:style>
    <style:style style:name="P386" style:family="paragraph" style:parent-style-name="Standard" style:list-style-name="L15">
      <style:paragraph-properties fo:margin-left="-0.25in" fo:margin-right="0in" fo:line-height="115%" fo:text-align="start" style:justify-single-word="false" fo:text-indent="0.25in" style:auto-text-indent="false"/>
    </style:style>
    <style:style style:name="P387" style:family="paragraph" style:parent-style-name="Standard" style:list-style-name="L30">
      <style:paragraph-properties fo:margin-left="-0.25in" fo:margin-right="0in" fo:line-height="115%" fo:text-align="start" style:justify-single-word="false" fo:text-indent="0.25in" style:auto-text-indent="false"/>
    </style:style>
    <style:style style:name="P388" style:family="paragraph" style:parent-style-name="Standard" style:list-style-name="L31">
      <style:paragraph-properties fo:margin-left="-0.25in" fo:margin-right="0in" fo:line-height="115%" fo:text-align="start" style:justify-single-word="false" fo:text-indent="0.25in" style:auto-text-indent="false"/>
    </style:style>
    <style:style style:name="P389" style:family="paragraph" style:parent-style-name="Standard" style:list-style-name="L40">
      <style:paragraph-properties fo:margin-left="-0.25in" fo:margin-right="0in" fo:line-height="115%" fo:text-align="start" style:justify-single-word="false" fo:text-indent="0.25in" style:auto-text-indent="false"/>
    </style:style>
    <style:style style:name="P390" style:family="paragraph" style:parent-style-name="Standard" style:list-style-name="L37">
      <style:paragraph-properties fo:margin-left="-0.25in" fo:margin-right="0in" fo:line-height="115%" fo:text-align="start" style:justify-single-word="false" fo:text-indent="0.25in" style:auto-text-indent="false"/>
      <style:text-properties fo:color="#333333" style:font-name="Calibri1" fo:font-size="13pt" fo:font-weight="normal" fo:background-color="transparent" style:font-name-asian="Calibri1" style:font-name-complex="Calibri1"/>
    </style:style>
    <style:style style:name="P391" style:family="paragraph" style:parent-style-name="Standard" style:list-style-name="L6">
      <style:paragraph-properties fo:margin-left="-0.25in" fo:margin-right="0in" fo:margin-top="0.0193in" fo:margin-bottom="0in" fo:line-height="115%" fo:text-align="start" style:justify-single-word="false" fo:text-indent="0.25in" style:auto-text-indent="false"/>
    </style:style>
    <style:style style:name="P392" style:family="paragraph" style:parent-style-name="Standard" style:list-style-name="L6">
      <style:paragraph-properties fo:margin-left="-0.25in" fo:margin-right="0in" fo:margin-top="0.0193in" fo:margin-bottom="0in" fo:line-height="115%" fo:text-align="start" style:justify-single-word="false" fo:text-indent="0.25in" style:auto-text-indent="false"/>
      <style:text-properties fo:color="#000000" style:font-name="Consolas" fo:font-size="9pt" fo:font-weight="normal" fo:background-color="#f8f8f8" style:font-name-asian="Consolas" style:font-name-complex="Consolas"/>
    </style:style>
    <style:style style:name="P393" style:family="paragraph" style:parent-style-name="Standard" style:list-style-name="L6">
      <style:paragraph-properties fo:margin-left="-0.25in" fo:margin-right="0in" fo:margin-top="0.0193in" fo:margin-bottom="0in" fo:line-height="115%" fo:text-align="start" style:justify-single-word="false" fo:text-indent="0.25in" style:auto-text-indent="false"/>
      <style:text-properties fo:color="#000000" style:font-name="Consolas" fo:font-size="9pt" fo:font-weight="normal" fo:background-color="#ffffff" style:font-name-asian="Consolas" style:font-name-complex="Consolas"/>
    </style:style>
    <style:style style:name="P394" style:family="paragraph" style:parent-style-name="Standard" style:list-style-name="L37">
      <style:paragraph-properties fo:margin-left="-0.25in" fo:margin-right="0in" fo:margin-top="0in" fo:margin-bottom="0.0835in" fo:line-height="115%" fo:text-align="start" style:justify-single-word="false" fo:text-indent="0.25in" style:auto-text-indent="false"/>
      <style:text-properties fo:color="#333333" style:font-name="Calibri1" fo:font-size="13pt" fo:font-weight="normal" fo:background-color="transparent" style:font-name-asian="Calibri1" style:font-name-complex="Calibri1"/>
    </style:style>
    <style:style style:name="P395" style:family="paragraph" style:parent-style-name="Standard" style:list-style-name="L3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3pt" fo:font-weight="normal" fo:background-color="transparent" style:font-name-asian="Calibri1" style:font-name-complex="Calibri1"/>
    </style:style>
    <style:style style:name="P396" style:family="paragraph" style:parent-style-name="Standard" style:list-style-name="L3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3pt" fo:font-weight="normal" fo:background-color="transparent" style:font-name-asian="Calibri1" style:font-name-complex="Calibri1"/>
    </style:style>
    <style:style style:name="P397" style:family="paragraph" style:parent-style-name="Standard" style:list-style-name="L27">
      <style:paragraph-properties fo:margin-top="0in" fo:margin-bottom="0.0835in" fo:line-height="115%" fo:text-align="start" style:justify-single-word="false"/>
    </style:style>
    <style:style style:name="P398" style:family="paragraph" style:parent-style-name="Standard" style:list-style-name="L28">
      <style:paragraph-properties fo:margin-top="0in" fo:margin-bottom="0.0835in" fo:line-height="115%" fo:text-align="start" style:justify-single-word="false"/>
    </style:style>
    <style:style style:name="P399" style:family="paragraph" style:parent-style-name="Standard" style:list-style-name="L29">
      <style:paragraph-properties fo:margin-top="0in" fo:margin-bottom="0.0835in" fo:line-height="115%" fo:text-align="start" style:justify-single-word="false"/>
    </style:style>
    <style:style style:name="P400" style:family="paragraph" style:parent-style-name="Standard">
      <style:paragraph-properties fo:margin-top="0in" fo:margin-bottom="0.139in" fo:line-height="115%" fo:text-align="start" style:justify-single-word="false"/>
      <style:text-properties style:use-window-font-color="true" style:font-name="Calibri1" fo:font-size="14pt" fo:font-weight="normal" fo:background-color="transparent" style:font-name-asian="Calibri1" style:font-name-complex="Calibri1"/>
    </style:style>
    <style:style style:name="P401" style:family="paragraph" style:parent-style-name="Standard">
      <style:paragraph-properties fo:margin-top="0in" fo:margin-bottom="0.139in" fo:line-height="115%" fo:text-align="start" style:justify-single-word="false"/>
      <style:text-properties style:use-window-font-color="true" style:font-name="Calibri" fo:font-size="12pt" fo:font-weight="normal" fo:background-color="transparent" style:font-name-asian="Calibri1" style:font-size-asian="12pt" style:font-name-complex="Calibri1" style:font-size-complex="12pt"/>
    </style:style>
    <style:style style:name="P402" style:family="paragraph" style:parent-style-name="Standard">
      <style:paragraph-properties fo:margin-top="0in" fo:margin-bottom="0.139in" fo:line-height="115%" fo:text-align="start" style:justify-single-word="false"/>
      <style:text-properties style:use-window-font-color="true" style:font-name="Calibri" fo:font-size="12pt" fo:font-weight="normal"/>
    </style:style>
    <style:style style:name="P403" style:family="paragraph" style:parent-style-name="Standard">
      <style:paragraph-properties fo:margin-left="0in" fo:margin-right="0in" fo:margin-top="0in" fo:margin-bottom="0in" fo:text-align="start" style:justify-single-word="false" fo:widows="1" fo:text-indent="0in" style:auto-text-indent="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color="#1c1c1c" style:font-name="Times New Roman" fo:font-size="13pt" fo:font-weight="normal" style:font-size-asian="13pt" style:font-weight-asian="normal" style:font-size-complex="13pt" style:font-weight-complex="normal"/>
    </style:style>
    <style:style style:name="P404" style:family="paragraph" style:parent-style-name="Standard">
      <style:paragraph-properties fo:margin-left="0in" fo:margin-right="0in" fo:margin-top="0in" fo:margin-bottom="0in" fo:text-align="start" style:justify-single-word="false" fo:widows="1" fo:text-indent="0in" style:auto-text-indent="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color="#1c1c1c" style:font-name="Times New Roman" fo:font-size="13pt" fo:font-weight="bold" style:font-size-asian="13pt" style:font-weight-asian="bold" style:font-size-complex="13pt" style:font-weight-complex="bold"/>
    </style:style>
    <style:style style:name="P405" style:family="paragraph" style:parent-style-name="Standard">
      <style:paragraph-properties fo:margin-left="0in" fo:margin-right="0in" fo:margin-top="0in" fo:margin-bottom="0in" fo:text-align="start" style:justify-single-word="false" fo:widows="1" fo:text-indent="0in" style:auto-text-indent="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color="#1c1c1c" style:font-name="Times New Roman" fo:font-size="14pt" fo:font-weight="normal" style:font-size-asian="14pt" style:font-weight-asian="normal" style:font-size-complex="14pt" style:font-weight-complex="normal"/>
    </style:style>
    <style:style style:name="P406" style:family="paragraph" style:parent-style-name="Standard">
      <style:paragraph-properties fo:margin-left="0in" fo:margin-right="0in" fo:margin-top="0in" fo:margin-bottom="0in" fo:text-align="start" style:justify-single-word="false" fo:widows="1" fo:text-indent="0in" style:auto-text-indent="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font-variant="normal" fo:text-transform="none" fo:color="#222222" style:font-name="Georgia" fo:font-size="10.5pt" fo:letter-spacing="normal" fo:font-style="normal" fo:font-weight="normal" style:font-size-asian="14pt" style:font-weight-asian="normal" style:font-size-complex="14pt" style:font-weight-complex="normal"/>
    </style:style>
    <style:style style:name="P407" style:family="paragraph" style:parent-style-name="Standard">
      <style:paragraph-properties fo:margin-left="0in" fo:margin-right="0in" fo:margin-top="0in" fo:margin-bottom="0in" style:line-height-at-least="0.2083in" fo:text-align="start" style:justify-single-word="false" fo:widows="1" fo:text-indent="0in" style:auto-text-indent="false" fo:padding="0in" fo:border="none"/>
      <style:text-properties fo:font-variant="normal" fo:text-transform="none" fo:color="#222222" style:font-name="Georgia" fo:font-size="10.5pt" fo:letter-spacing="normal" fo:font-style="normal" fo:font-weight="normal"/>
    </style:style>
    <style:style style:name="P408" style:family="paragraph" style:parent-style-name="Standard">
      <style:paragraph-properties fo:margin-left="0in" fo:margin-right="0in" fo:margin-top="0in" fo:margin-bottom="0in" style:line-height-at-least="0.2083in" fo:text-align="start" style:justify-single-word="false" fo:widows="1" fo:text-indent="0in" style:auto-text-indent="false" fo:padding="0in" fo:border="none"/>
      <style:text-properties fo:font-variant="normal" fo:text-transform="none" fo:color="#222222" style:font-name="Verdana1" fo:font-size="10pt" fo:letter-spacing="normal" fo:font-style="normal" fo:font-weight="normal"/>
    </style:style>
    <style:style style:name="P409" style:family="paragraph" style:parent-style-name="Standard">
      <style:paragraph-properties fo:margin-left="0in" fo:margin-right="0in" fo:margin-top="0in" fo:margin-bottom="0in" style:line-height-at-least="0.2083in" fo:text-align="start" style:justify-single-word="false" fo:widows="1" fo:text-indent="0in" style:auto-text-indent="false" fo:padding="0in" fo:border="none"/>
      <style:text-properties fo:font-variant="normal" fo:text-transform="none" fo:color="#008000" style:font-name="Verdana1" fo:font-size="10pt" fo:letter-spacing="normal" fo:font-style="normal" fo:font-weight="normal"/>
    </style:style>
    <style:style style:name="P410" style:family="paragraph" style:parent-style-name="Text_20_body" style:list-style-name="L32">
      <style:paragraph-properties fo:margin-left="0in" fo:margin-right="0in" fo:margin-top="0in" fo:margin-bottom="0in" fo:line-height="150%" fo:text-align="start" style:justify-single-word="false" fo:widows="1" fo:text-indent="0in" style:auto-text-indent="false" fo:padding="0in" fo:border="none"/>
    </style:style>
    <style:style style:name="P411" style:family="paragraph" style:parent-style-name="Text_20_body" style:list-style-name="L33">
      <style:paragraph-properties fo:margin-left="0in" fo:margin-right="0in" fo:margin-top="0in" fo:margin-bottom="0in" style:line-height-at-least="0.25in" fo:text-align="justify" style:justify-single-word="false" fo:widows="1" fo:text-indent="0in" style:auto-text-indent="false" fo:padding="0in" fo:border="none"/>
      <style:text-properties fo:font-variant="normal" fo:text-transform="none" fo:color="#161616" style:font-name="Calibri" fo:font-size="10.5pt" fo:letter-spacing="normal" fo:font-style="normal" fo:font-weight="normal"/>
    </style:style>
    <style:style style:name="P412" style:family="paragraph" style:parent-style-name="Text_20_body" style:list-style-name="L42">
      <style:paragraph-properties fo:margin-left="0in" fo:margin-right="0in" fo:margin-top="0in" fo:margin-bottom="0in" style:line-height-at-least="0.25in" fo:widows="1" fo:text-indent="0in" style:auto-text-indent="false" fo:padding="0in" fo:border="none"/>
      <style:text-properties fo:font-variant="normal" fo:text-transform="none" fo:color="#666666" style:font-name="Times New Roman" fo:font-size="13pt" fo:letter-spacing="normal" fo:font-style="normal" fo:font-weight="normal" style:font-size-asian="13pt" style:font-size-complex="13pt"/>
    </style:style>
    <style:style style:name="P413" style:family="paragraph" style:parent-style-name="Text_20_body" style:list-style-name="L41">
      <style:paragraph-properties fo:margin-left="0in" fo:margin-right="0in" fo:margin-top="0in" fo:margin-bottom="0in" style:line-height-at-least="0.25in" fo:widows="1" fo:text-indent="0in" style:auto-text-indent="false" fo:padding="0in" fo:border="none"/>
    </style:style>
    <style:style style:name="P414" style:family="paragraph" style:parent-style-name="Text_20_body" style:list-style-name="L58">
      <style:paragraph-properties fo:margin-left="0in" fo:margin-right="0in" fo:margin-top="0.0417in" fo:margin-bottom="0.0417in" style:line-height-at-least="0.2083in" fo:text-align="start" style:justify-single-word="false" fo:widows="1" fo:text-indent="0in" style:auto-text-indent="false" fo:padding="0in" fo:border="none"/>
      <style:text-properties fo:font-variant="normal" fo:text-transform="none" fo:color="#212121" style:font-name="Times New Roman" fo:font-size="13pt" fo:letter-spacing="normal" fo:font-style="normal" fo:font-weight="normal" style:font-size-asian="13pt" style:font-size-complex="13pt"/>
    </style:style>
    <style:style style:name="P415" style:family="paragraph" style:parent-style-name="Text_20_body">
      <style:paragraph-properties fo:margin-left="0in" fo:margin-right="0in" style:line-height-at-least="0.2189in" fo:widows="1" fo:text-indent="0in" style:auto-text-indent="false"/>
      <style:text-properties fo:font-variant="normal" fo:text-transform="none" fo:color="#333333" style:font-name="Roboto" fo:font-size="11.25pt" fo:letter-spacing="normal" fo:font-style="normal" fo:font-weight="normal"/>
    </style:style>
    <style:style style:name="P416" style:family="paragraph" style:parent-style-name="Text_20_body">
      <style:paragraph-properties fo:margin-left="0in" fo:margin-right="0in" style:line-height-at-least="0.2189in" fo:widows="1" fo:text-indent="0in" style:auto-text-indent="false"/>
      <style:text-properties fo:font-variant="normal" fo:text-transform="none" fo:color="#333333" fo:letter-spacing="normal"/>
    </style:style>
    <style:style style:name="P417" style:family="paragraph" style:parent-style-name="Text_20_body" style:list-style-name="L45">
      <style:paragraph-properties fo:margin-top="0in" fo:margin-bottom="0.052in" style:line-height-at-least="0.25in" fo:text-align="justify" style:justify-single-word="false" fo:widows="1" fo:background-color="transparent" fo:padding="0in" fo:border="none">
        <style:tab-stops>
          <style:tab-stop style:position="0.9063in"/>
        </style:tab-stops>
        <style:background-image xlink:href="http://www.tutorialspoint.com/images/icon-bullet.png" xlink:type="simple" xlink:actuate="onLoad" style:position="center left" style:repeat="no-repeat"/>
      </style:paragraph-properties>
      <style:text-properties fo:font-variant="normal" fo:text-transform="none" fo:color="#000000" style:font-name="Times New Roman" fo:font-size="13pt" fo:letter-spacing="normal" fo:font-style="normal" fo:font-weight="normal" style:font-size-asian="13pt" style:font-size-complex="13pt"/>
    </style:style>
    <style:style style:name="P418" style:family="paragraph" style:parent-style-name="Text_20_body" style:list-style-name="L46">
      <style:paragraph-properties fo:margin-top="0in" fo:margin-bottom="0.052in" style:line-height-at-least="0.25in" fo:text-align="justify" style:justify-single-word="false" fo:widows="1" fo:background-color="transparent" fo:padding="0in" fo:border="none">
        <style:tab-stops>
          <style:tab-stop style:position="0.9063in"/>
        </style:tab-stops>
        <style:background-image xlink:href="http://www.tutorialspoint.com/images/icon-bullet.png" xlink:type="simple" xlink:actuate="onLoad" style:position="center left" style:repeat="no-repeat"/>
      </style:paragraph-properties>
      <style:text-properties fo:font-variant="normal" fo:text-transform="none" fo:color="#000000" style:font-name="Times New Roman" fo:font-size="13pt" fo:letter-spacing="normal" fo:font-style="normal" fo:font-weight="normal" style:font-size-asian="13pt" style:font-size-complex="13pt"/>
    </style:style>
    <style:style style:name="P419" style:family="paragraph" style:parent-style-name="Text_20_body" style:list-style-name="L51">
      <style:paragraph-properties fo:margin-top="0in" fo:margin-bottom="0.052in" style:line-height-at-least="0.25in" fo:text-align="justify" style:justify-single-word="false" fo:widows="1" fo:background-color="transparent" fo:padding="0in" fo:border="none">
        <style:background-image xlink:href="http://www.tutorialspoint.com/images/icon-bullet.png" xlink:type="simple" xlink:actuate="onLoad" style:position="center left" style:repeat="no-repeat"/>
      </style:paragraph-properties>
      <style:text-properties fo:font-variant="normal" fo:text-transform="none" fo:color="#000000" style:font-name="Times New Roman" fo:font-size="13pt" fo:letter-spacing="normal" fo:font-style="normal" fo:font-weight="normal" style:font-size-asian="13pt" style:font-size-complex="13pt"/>
    </style:style>
    <style:style style:name="P420" style:family="paragraph" style:parent-style-name="Text_20_body" style:list-style-name="L52">
      <style:paragraph-properties fo:margin-top="0in" fo:margin-bottom="0.052in" style:line-height-at-least="0.25in" fo:text-align="justify" style:justify-single-word="false" fo:widows="1" fo:background-color="transparent" fo:padding="0in" fo:border="none">
        <style:background-image xlink:href="http://www.tutorialspoint.com/images/icon-bullet.png" xlink:type="simple" xlink:actuate="onLoad" style:position="center left" style:repeat="no-repeat"/>
      </style:paragraph-properties>
      <style:text-properties fo:font-variant="normal" fo:text-transform="none" fo:color="#000000" style:font-name="Times New Roman" fo:font-size="13pt" fo:letter-spacing="normal" fo:font-style="normal" fo:font-weight="normal" style:font-size-asian="13pt" style:font-size-complex="13pt"/>
    </style:style>
    <style:style style:name="P421" style:family="paragraph" style:parent-style-name="Text_20_body" style:list-style-name="L53">
      <style:paragraph-properties fo:margin-top="0in" fo:margin-bottom="0.052in" style:line-height-at-least="0.25in" fo:text-align="justify" style:justify-single-word="false" fo:widows="1" fo:background-color="transparent" fo:padding="0in" fo:border="none">
        <style:background-image xlink:href="http://www.tutorialspoint.com/images/icon-bullet.png" xlink:type="simple" xlink:actuate="onLoad" style:position="center left" style:repeat="no-repeat"/>
      </style:paragraph-properties>
      <style:text-properties fo:font-variant="normal" fo:text-transform="none" fo:color="#000000" style:font-name="Times New Roman" fo:font-size="13pt" fo:letter-spacing="normal" fo:font-style="normal" fo:font-weight="normal" style:font-size-asian="13pt" style:font-size-complex="13pt"/>
    </style:style>
    <style:style style:name="P422" style:family="paragraph" style:parent-style-name="Text_20_body" style:list-style-name="L54">
      <style:paragraph-properties fo:margin-top="0in" fo:margin-bottom="0.052in" style:line-height-at-least="0.25in" fo:text-align="justify" style:justify-single-word="false" fo:widows="1" fo:background-color="transparent" fo:padding="0in" fo:border="none">
        <style:background-image xlink:href="http://www.tutorialspoint.com/images/icon-bullet.png" xlink:type="simple" xlink:actuate="onLoad" style:position="center left" style:repeat="no-repeat"/>
      </style:paragraph-properties>
      <style:text-properties fo:font-variant="normal" fo:text-transform="none" fo:color="#000000" style:font-name="Times New Roman" fo:font-size="13pt" fo:letter-spacing="normal" fo:font-style="normal" fo:font-weight="normal" style:font-size-asian="13pt" style:font-size-complex="13pt"/>
    </style:style>
    <style:style style:name="P423" style:family="paragraph" style:parent-style-name="Text_20_body" style:list-style-name="L56">
      <style:paragraph-properties fo:margin-top="0in" fo:margin-bottom="0.052in" style:line-height-at-least="0.25in" fo:text-align="justify" style:justify-single-word="false" fo:widows="1" fo:background-color="transparent" fo:padding="0in" fo:border="none">
        <style:background-image xlink:href="http://www.tutorialspoint.com/images/icon-bullet.png" xlink:type="simple" xlink:actuate="onLoad" style:position="center left" style:repeat="no-repeat"/>
      </style:paragraph-properties>
      <style:text-properties fo:font-variant="normal" fo:text-transform="none" fo:color="#000000" style:font-name="Times New Roman" fo:font-size="13pt" fo:letter-spacing="normal" fo:font-style="normal" fo:font-weight="normal" style:font-size-asian="13pt" style:font-size-complex="13pt"/>
    </style:style>
    <style:style style:name="P424" style:family="paragraph" style:parent-style-name="Text_20_body" style:list-style-name="L57">
      <style:paragraph-properties fo:margin-top="0in" fo:margin-bottom="0.052in" style:line-height-at-least="0.25in" fo:text-align="justify" style:justify-single-word="false" fo:widows="1" fo:background-color="transparent" fo:padding="0in" fo:border="none">
        <style:background-image xlink:href="http://www.tutorialspoint.com/images/icon-bullet.png" xlink:type="simple" xlink:actuate="onLoad" style:position="center left" style:repeat="no-repeat"/>
      </style:paragraph-properties>
      <style:text-properties fo:font-variant="normal" fo:text-transform="none" fo:color="#000000" style:font-name="Times New Roman" fo:font-size="13pt" fo:letter-spacing="normal" fo:font-style="normal" fo:font-weight="normal" style:font-size-asian="13pt" style:font-size-complex="13pt"/>
    </style:style>
    <style:style style:name="P425" style:family="paragraph" style:parent-style-name="Text_20_body" style:list-style-name="L47">
      <style:paragraph-properties fo:margin-top="0in" fo:margin-bottom="0.052in" style:line-height-at-least="0.25in" fo:text-align="justify" style:justify-single-word="false" fo:widows="1" fo:background-color="transparent" fo:padding="0in" fo:border="none">
        <style:background-image xlink:href="http://www.tutorialspoint.com/images/icon-bullet.png" xlink:type="simple" xlink:actuate="onLoad" style:position="center left" style:repeat="no-repeat"/>
      </style:paragraph-properties>
      <style:text-properties fo:font-variant="normal" fo:text-transform="none" fo:color="#000000" style:font-name="Verdana3" fo:font-size="11.25pt" fo:letter-spacing="normal" fo:font-style="normal" fo:font-weight="normal"/>
    </style:style>
    <style:style style:name="P426" style:family="paragraph" style:parent-style-name="Text_20_body" style:list-style-name="L48">
      <style:paragraph-properties fo:margin-top="0in" fo:margin-bottom="0.052in" style:line-height-at-least="0.25in" fo:text-align="justify" style:justify-single-word="false" fo:widows="1" fo:background-color="transparent" fo:padding="0in" fo:border="none">
        <style:background-image xlink:href="http://www.tutorialspoint.com/images/icon-bullet.png" xlink:type="simple" xlink:actuate="onLoad" style:position="center left" style:repeat="no-repeat"/>
      </style:paragraph-properties>
      <style:text-properties fo:font-variant="normal" fo:text-transform="none" fo:color="#000000" style:font-name="Verdana3" fo:font-size="11.25pt" fo:letter-spacing="normal" fo:font-style="normal" fo:font-weight="normal"/>
    </style:style>
    <style:style style:name="P427" style:family="paragraph" style:parent-style-name="Text_20_body" style:list-style-name="L49">
      <style:paragraph-properties fo:margin-top="0in" fo:margin-bottom="0.052in" style:line-height-at-least="0.25in" fo:text-align="justify" style:justify-single-word="false" fo:widows="1" fo:background-color="transparent" fo:padding="0in" fo:border="none">
        <style:background-image xlink:href="http://www.tutorialspoint.com/images/icon-bullet.png" xlink:type="simple" xlink:actuate="onLoad" style:position="center left" style:repeat="no-repeat"/>
      </style:paragraph-properties>
      <style:text-properties fo:font-variant="normal" fo:text-transform="none" fo:color="#000000" style:font-name="Verdana3" fo:font-size="11.25pt" fo:letter-spacing="normal" fo:font-style="normal" fo:font-weight="normal"/>
    </style:style>
    <style:style style:name="P428" style:family="paragraph" style:parent-style-name="Text_20_body" style:list-style-name="L50">
      <style:paragraph-properties fo:margin-top="0in" fo:margin-bottom="0.052in" style:line-height-at-least="0.25in" fo:text-align="justify" style:justify-single-word="false" fo:widows="1" fo:background-color="transparent" fo:padding="0in" fo:border="none">
        <style:background-image xlink:href="http://www.tutorialspoint.com/images/icon-bullet.png" xlink:type="simple" xlink:actuate="onLoad" style:position="center left" style:repeat="no-repeat"/>
      </style:paragraph-properties>
      <style:text-properties fo:font-variant="normal" fo:text-transform="none" fo:color="#000000" style:font-name="Verdana3" fo:font-size="11.25pt" fo:letter-spacing="normal" fo:font-style="normal" fo:font-weight="normal"/>
    </style:style>
    <style:style style:name="P429" style:family="paragraph" style:parent-style-name="Text_20_body" style:list-style-name="L56">
      <style:paragraph-properties fo:margin-top="0in" fo:margin-bottom="0.052in" style:line-height-at-least="0.25in" fo:text-align="justify" style:justify-single-word="false" fo:widows="1" fo:background-color="transparent" fo:padding="0in" fo:border="none">
        <style:background-image xlink:href="http://www.tutorialspoint.com/images/icon-bullet.png" xlink:type="simple" xlink:actuate="onLoad" style:position="center left" style:repeat="no-repeat"/>
      </style:paragraph-properties>
    </style:style>
    <style:style style:name="P430" style:family="paragraph" style:parent-style-name="Text_20_body" style:list-style-name="L55">
      <style:paragraph-properties style:line-height-at-least="0.25in" fo:text-align="justify" style:justify-single-word="false" fo:widows="1"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431" style:family="paragraph" style:parent-style-name="Table_20_Contents" style:list-style-name="L43">
      <style:paragraph-properties fo:margin-top="0in" fo:margin-bottom="0.1965in" style:line-height-at-least="0.25in" fo:text-align="justify" style:justify-single-word="false" fo:padding="0in" fo:border="none"/>
      <style:text-properties fo:color="#000000" fo:font-size="11.25pt"/>
    </style:style>
    <style:style style:name="P432" style:family="paragraph" style:parent-style-name="Table_20_Contents" style:list-style-name="L44">
      <style:paragraph-properties fo:margin-top="0in" fo:margin-bottom="0.1965in" style:line-height-at-least="0.25in" fo:text-align="justify" style:justify-single-word="false" fo:padding="0in" fo:border="none"/>
      <style:text-properties fo:color="#000000" fo:font-size="11.25pt"/>
    </style:style>
    <style:style style:name="P433" style:family="paragraph" style:parent-style-name="Heading_20_3" style:list-style-name="L33">
      <style:paragraph-properties fo:margin-left="0in" fo:margin-right="0in" fo:margin-top="0in" fo:margin-bottom="0in" style:line-height-at-least="0.3126in" fo:text-align="justify" style:justify-single-word="false" fo:widows="1" fo:text-indent="0in" style:auto-text-indent="false" fo:padding="0in" fo:border="none"/>
      <style:text-properties fo:font-variant="normal" fo:text-transform="none" fo:color="#363636" style:font-name="Calibri" fo:font-size="16.5pt" fo:letter-spacing="normal" fo:font-style="normal" fo:font-weight="normal"/>
    </style:style>
    <style:style style:name="T1" style:family="text">
      <style:text-properties style:use-window-font-color="true" style:font-name="Calibri1" fo:font-size="11pt" fo:font-weight="normal" fo:background-color="transparent" style:font-name-asian="Calibri1" style:font-name-complex="Calibri1"/>
    </style:style>
    <style:style style:name="T2" style:family="text">
      <style:text-properties style:use-window-font-color="true" style:font-name="Calibri1" fo:font-size="11pt" fo:font-weight="bold" fo:background-color="transparent" style:font-name-asian="Calibri1" style:font-name-complex="Calibri1"/>
    </style:style>
    <style:style style:name="T3" style:family="text">
      <style:text-properties style:use-window-font-color="true" style:font-name="Calibri1" fo:font-size="11.25pt" fo:font-weight="bold" fo:background-color="transparent" style:font-name-asian="Calibri1" style:font-name-complex="Calibri1"/>
    </style:style>
    <style:style style:name="T4" style:family="text">
      <style:text-properties style:use-window-font-color="true" style:font-name="Calibri1" fo:font-size="11.25pt" fo:font-weight="normal" fo:background-color="transparent" style:font-name-asian="Calibri1" style:font-name-complex="Calibri1"/>
    </style:style>
    <style:style style:name="T5" style:family="text">
      <style:text-properties style:use-window-font-color="true" style:font-name="Calibri1" fo:font-size="12pt" fo:font-weight="bold" fo:background-color="transparent" style:font-name-asian="Calibri1" style:font-name-complex="Calibri1"/>
    </style:style>
    <style:style style:name="T6" style:family="text">
      <style:text-properties style:use-window-font-color="true" style:font-name="Calibri1" fo:font-size="12pt" fo:font-weight="normal" fo:background-color="transparent" style:font-name-asian="Calibri1" style:font-name-complex="Calibri1"/>
    </style:style>
    <style:style style:name="T7" style:family="text">
      <style:text-properties style:use-window-font-color="true" style:font-name="Calibri1" fo:font-size="13pt" fo:font-weight="normal" fo:background-color="transparent" style:font-name-asian="Calibri1" style:font-name-complex="Calibri1"/>
    </style:style>
    <style:style style:name="T8" style:family="text">
      <style:text-properties style:use-window-font-color="true" style:font-name="Calibri1" fo:font-size="13pt" fo:font-weight="bold" fo:background-color="transparent" style:font-name-asian="Calibri1" style:font-name-complex="Calibri1"/>
    </style:style>
    <style:style style:name="T9" style:family="text">
      <style:text-properties style:use-window-font-color="true" style:font-name="Calibri1" fo:background-color="transparent" style:font-name-asian="Calibri1" style:font-weight-asian="bold" style:font-name-complex="Calibri1" style:font-weight-complex="bold"/>
    </style:style>
    <style:style style:name="T10" style:family="text">
      <style:text-properties style:use-window-font-color="true" style:font-name="Segoe UI" fo:font-size="10pt" fo:font-weight="bold" fo:background-color="transparent" style:font-name-asian="Segoe UI" style:font-name-complex="Segoe UI"/>
    </style:style>
    <style:style style:name="T11" style:family="text">
      <style:text-properties style:use-window-font-color="true" style:font-name="Segoe UI" fo:font-size="10pt" fo:font-weight="bold" fo:background-color="#ffffff" style:font-name-asian="Segoe UI" style:font-name-complex="Segoe UI"/>
    </style:style>
    <style:style style:name="T12" style:family="text">
      <style:text-properties style:use-window-font-color="true" style:font-name="Segoe UI" fo:font-size="10pt" fo:font-weight="normal" fo:background-color="transparent" style:font-name-asian="Segoe UI" style:font-name-complex="Segoe UI"/>
    </style:style>
    <style:style style:name="T13" style:family="text">
      <style:text-properties style:use-window-font-color="true" style:font-name="Segoe UI" fo:font-size="10pt" fo:font-weight="normal" fo:background-color="#f5f5f5" style:font-name-asian="Segoe UI" style:font-name-complex="Segoe UI"/>
    </style:style>
    <style:style style:name="T14" style:family="text">
      <style:text-properties style:use-window-font-color="true" style:font-name="Segoe UI" fo:font-size="10pt" fo:font-style="italic" fo:font-weight="normal" fo:background-color="transparent" style:font-name-asian="Segoe UI" style:font-name-complex="Segoe UI"/>
    </style:style>
    <style:style style:name="T15" style:family="text">
      <style:text-properties style:use-window-font-color="true" style:font-name="Segoe UI" fo:font-size="11pt" fo:font-weight="normal" fo:background-color="transparent" style:font-name-asian="Segoe UI" style:font-name-complex="Segoe UI"/>
    </style:style>
    <style:style style:name="T16" style:family="text">
      <style:text-properties style:use-window-font-color="true" style:font-name="Segoe UI" fo:font-size="12pt" fo:font-weight="normal" fo:background-color="transparent" style:font-name-asian="Segoe UI" style:font-name-complex="Segoe UI"/>
    </style:style>
    <style:style style:name="T17" style:family="text">
      <style:text-properties style:use-window-font-color="true" style:font-name="Segoe UI" fo:font-size="9pt" fo:font-weight="normal" fo:background-color="transparent" style:font-name-asian="Segoe UI" style:font-name-complex="Segoe UI"/>
    </style:style>
    <style:style style:name="T18" style:family="text">
      <style:text-properties style:use-window-font-color="true" style:font-name="Segoe UI" fo:font-size="9pt" fo:font-weight="bold" fo:background-color="transparent" style:font-name-asian="Segoe UI" style:font-name-complex="Segoe UI"/>
    </style:style>
    <style:style style:name="T19" style:family="text">
      <style:text-properties style:use-window-font-color="true" style:font-name="Times New Roman1" fo:font-size="12pt" fo:font-weight="normal" fo:background-color="transparent" style:font-name-asian="Times New Roman1" style:font-name-complex="Times New Roman1"/>
    </style:style>
    <style:style style:name="T20" style:family="text">
      <style:text-properties style:use-window-font-color="true" style:font-name="Birka" fo:font-size="10pt" fo:font-weight="normal" fo:background-color="transparent" style:font-name-asian="Birka" style:font-name-complex="Birka"/>
    </style:style>
    <style:style style:name="T21" style:family="text">
      <style:text-properties style:use-window-font-color="true" style:font-name="StoneSerif" fo:font-size="9pt" fo:font-weight="normal" fo:background-color="transparent" style:font-name-asian="StoneSerif" style:font-name-complex="StoneSerif"/>
    </style:style>
    <style:style style:name="T22" style:family="text">
      <style:text-properties style:use-window-font-color="true" style:font-name="Consolas" fo:font-size="9.5pt" fo:font-weight="normal" fo:background-color="transparent" style:font-name-asian="Consolas" style:font-name-complex="Consolas"/>
    </style:style>
    <style:style style:name="T23" style:family="text">
      <style:text-properties style:use-window-font-color="true" style:font-name="Consolas1" fo:font-size="9.5pt" style:font-name-asian="Consolas1" style:font-size-asian="9.5pt" style:font-name-complex="Consolas1" style:font-size-complex="9.5pt"/>
    </style:style>
    <style:style style:name="T24" style:family="text">
      <style:text-properties fo:color="#444444" style:font-name="Segoe UI" fo:font-size="10pt" fo:font-weight="bold" fo:background-color="transparent" style:font-name-asian="Segoe UI" style:font-name-complex="Segoe UI"/>
    </style:style>
    <style:style style:name="T25" style:family="text">
      <style:text-properties fo:color="#444444" style:font-name="Segoe UI" fo:font-size="10pt" fo:font-weight="bold" fo:background-color="#ffffff" style:font-name-asian="Segoe UI" style:font-name-complex="Segoe UI"/>
    </style:style>
    <style:style style:name="T26" style:family="text">
      <style:text-properties fo:color="#444444" style:font-name="Segoe UI" fo:font-size="10pt" fo:font-weight="normal" fo:background-color="transparent" style:font-name-asian="Segoe UI" style:font-name-complex="Segoe UI"/>
    </style:style>
    <style:style style:name="T27" style:family="text">
      <style:text-properties fo:color="#444444" style:font-name="Segoe UI" fo:font-size="10pt" fo:font-weight="normal" fo:background-color="#ffffff" style:font-name-asian="Segoe UI" style:font-name-complex="Segoe UI"/>
    </style:style>
    <style:style style:name="T28" style:family="text">
      <style:text-properties fo:color="#444444" style:font-name="Segoe UI" fo:font-size="10pt" style:text-underline-style="solid" style:text-underline-width="auto" style:text-underline-color="font-color" fo:font-weight="bold" style:text-underline-mode="continuous" style:text-overline-mode="continuous" style:text-line-through-mode="continuous" fo:background-color="#ffffff" style:font-name-asian="Segoe UI" style:font-name-complex="Segoe UI"/>
    </style:style>
    <style:style style:name="T29" style:family="text">
      <style:text-properties fo:color="#444444" style:font-name="Segoe UI" fo:font-size="10pt" style:text-underline-style="solid" style:text-underline-width="auto" style:text-underline-color="font-color" fo:font-weight="normal" style:text-underline-mode="continuous" style:text-overline-mode="continuous" style:text-line-through-mode="continuous" fo:background-color="#ffffff" style:font-name-asian="Segoe UI" style:font-name-complex="Segoe UI"/>
    </style:style>
    <style:style style:name="T30" style:family="text">
      <style:text-properties fo:color="#444444" style:font-name="Segoe UI" fo:font-size="10pt" fo:font-style="italic" fo:font-weight="bold" fo:background-color="#ffffff" style:font-name-asian="Segoe UI" style:font-name-complex="Segoe UI"/>
    </style:style>
    <style:style style:name="T31" style:family="text">
      <style:text-properties fo:color="#444444" style:font-name="Segoe UI" fo:font-size="10pt" fo:font-style="italic" fo:font-weight="normal" fo:background-color="#ffffff" style:font-name-asian="Segoe UI" style:font-name-complex="Segoe UI"/>
    </style:style>
    <style:style style:name="T32" style:family="text">
      <style:text-properties fo:color="#444444" style:font-name="Courier New1" fo:font-size="10pt" fo:font-weight="normal" fo:background-color="transparent" style:font-name-asian="Courier New1" style:font-name-complex="Courier New1"/>
    </style:style>
    <style:style style:name="T33" style:family="text">
      <style:text-properties fo:color="#444444" style:font-name="Courier New1" fo:font-size="10pt" fo:font-weight="normal" fo:background-color="#ffffff" style:font-name-asian="Courier New1" style:font-name-complex="Courier New1"/>
    </style:style>
    <style:style style:name="T34" style:family="text">
      <style:text-properties fo:color="#444444" style:font-name="Consolas" fo:font-size="9.5pt" fo:font-weight="normal" fo:background-color="#ffffff" style:font-name-asian="Consolas" style:font-name-complex="Consolas"/>
    </style:style>
    <style:style style:name="T35" style:family="text">
      <style:text-properties fo:color="#444444" style:font-name="Consolas" fo:font-size="9.5pt" fo:font-weight="bold" fo:background-color="#ffffff" style:font-name-asian="Consolas" style:font-name-complex="Consolas"/>
    </style:style>
    <style:style style:name="T36" style:family="text">
      <style:text-properties fo:color="#a89565" style:font-name="Segoe UI" fo:font-size="11pt" style:text-underline-style="solid" style:text-underline-width="auto" style:text-underline-color="font-color" fo:font-weight="normal" style:text-underline-mode="continuous" style:text-overline-mode="continuous" style:text-line-through-mode="continuous" fo:background-color="transparent" style:font-name-asian="Segoe UI" style:font-name-complex="Segoe UI"/>
    </style:style>
    <style:style style:name="T37" style:family="text">
      <style:text-properties fo:color="#111111" style:font-name="Segoe UI" fo:font-size="10.5pt" fo:font-weight="normal" fo:background-color="#ffffff" style:font-name-asian="Segoe UI" style:font-name-complex="Segoe UI"/>
    </style:style>
    <style:style style:name="T38" style:family="text">
      <style:text-properties fo:color="#111111" style:font-name="Segoe UI" fo:font-size="10.5pt" fo:font-weight="normal" fo:background-color="transparent" style:font-name-asian="Segoe UI" style:font-name-complex="Segoe UI"/>
    </style:style>
    <style:style style:name="T39" style:family="text">
      <style:text-properties fo:color="#111111" style:font-name="Segoe UI" fo:font-size="10.5pt" fo:font-weight="normal" fo:background-color="#eeeeee" style:font-name-asian="Segoe UI" style:font-name-complex="Segoe UI"/>
    </style:style>
    <style:style style:name="T40" style:family="text">
      <style:text-properties fo:color="#111111" style:font-name="Segoe UI" fo:font-size="10.5pt" fo:font-style="italic" fo:font-weight="normal" fo:background-color="#ffffff" style:font-name-asian="Segoe UI" style:font-name-complex="Segoe UI"/>
    </style:style>
    <style:style style:name="T41" style:family="text">
      <style:text-properties fo:color="#111111" style:font-name="Segoe UI" fo:font-size="10.5pt" fo:font-style="italic" fo:font-weight="bold" fo:background-color="#ffffff" style:font-name-asian="Segoe UI" style:font-name-complex="Segoe UI"/>
    </style:style>
    <style:style style:name="T42" style:family="text">
      <style:text-properties fo:color="#111111" style:font-name="Segoe UI" fo:font-size="10.5pt" fo:font-weight="bold" fo:background-color="transparent" style:font-name-asian="Segoe UI" style:font-name-complex="Segoe UI"/>
    </style:style>
    <style:style style:name="T43" style:family="text">
      <style:text-properties fo:color="#111111" style:font-name="'Segoe UI', Arial, sans-serif" fo:font-size="10.5pt" fo:font-weight="normal" fo:background-color="transparent" style:font-name-asian="'Segoe UI', Arial, sans-serif" style:font-name-complex="'Segoe UI', Arial, sans-serif"/>
    </style:style>
    <style:style style:name="T44" style:family="text">
      <style:text-properties fo:color="#111111" style:font-name="'Segoe UI', Arial, sans-serif" fo:font-size="10.5pt" fo:font-weight="bold" fo:background-color="transparent" style:font-name-asian="'Segoe UI', Arial, sans-serif" style:font-name-complex="'Segoe UI', Arial, sans-serif"/>
    </style:style>
    <style:style style:name="T45" style:family="text">
      <style:text-properties fo:color="#111111" style:font-name="'Segoe UI', Arial, sans-serif" fo:font-size="10.5pt" style:text-underline-style="solid" style:text-underline-width="auto" style:text-underline-color="font-color" fo:font-weight="bold" style:text-underline-mode="continuous" style:text-overline-mode="continuous" style:text-line-through-mode="continuous" fo:background-color="transparent" style:font-name-asian="'Segoe UI', Arial, sans-serif" style:font-name-complex="'Segoe UI', Arial, sans-serif"/>
    </style:style>
    <style:style style:name="T46" style:family="text">
      <style:text-properties fo:color="#111111" style:font-name="Calibri1" fo:font-size="10.5pt" fo:font-weight="normal" fo:background-color="transparent" style:font-name-asian="Calibri1" style:font-name-complex="Calibri1"/>
    </style:style>
    <style:style style:name="T47" style:family="text">
      <style:text-properties fo:color="#111111" style:font-name="Calibri1" fo:font-size="12pt" fo:font-weight="normal" fo:background-color="transparent" style:font-name-asian="Calibri1" style:font-name-complex="Calibri1"/>
    </style:style>
    <style:style style:name="T48" style:family="text">
      <style:text-properties fo:color="#111111" style:font-name="Calibri1" fo:font-size="13pt" fo:font-weight="bold" fo:background-color="transparent" style:font-name-asian="Calibri1" style:font-name-complex="Calibri1"/>
    </style:style>
    <style:style style:name="T49" style:family="text">
      <style:text-properties fo:color="#111111" style:font-name="Calibri1" fo:font-size="13pt" fo:font-weight="normal" fo:background-color="transparent" style:font-name-asian="Calibri1" style:font-name-complex="Calibri1"/>
    </style:style>
    <style:style style:name="T50" style:family="text">
      <style:text-properties fo:color="#111111" style:font-name="'Droid Sans', sans-serif" fo:font-size="14.25pt" fo:font-weight="normal" fo:background-color="transparent" style:font-name-asian="'Droid Sans', sans-serif" style:font-name-complex="'Droid Sans', sans-serif"/>
    </style:style>
    <style:style style:name="T51" style:family="text">
      <style:text-properties fo:color="#990000" style:font-name="Consolas" fo:font-size="11pt" fo:font-weight="normal" fo:background-color="#ffffff" style:font-name-asian="Consolas" style:font-name-complex="Consolas"/>
    </style:style>
    <style:style style:name="T52" style:family="text">
      <style:text-properties fo:color="#990000" style:font-name="Consolas" fo:font-size="11pt" fo:font-weight="normal" fo:background-color="transparent" style:font-name-asian="Consolas" style:font-name-complex="Consolas"/>
    </style:style>
    <style:style style:name="T53" style:family="text">
      <style:text-properties fo:color="#990000" style:font-name="Consolas" fo:font-size="11pt" fo:font-weight="bold" fo:background-color="#ffffff" style:font-name-asian="Consolas" style:font-name-complex="Consolas"/>
    </style:style>
    <style:style style:name="T54" style:family="text">
      <style:text-properties fo:color="#990000" style:font-name="Consolas" fo:font-size="11pt" fo:font-style="italic" fo:font-weight="bold" fo:background-color="#ffffff" style:font-name-asian="Consolas" style:font-name-complex="Consolas"/>
    </style:style>
    <style:style style:name="T55" style:family="text">
      <style:text-properties fo:color="#990000" style:font-name="Consolas" fo:font-size="10pt" fo:font-weight="normal" fo:background-color="#ffffff" style:font-name-asian="Consolas" style:font-name-complex="Consolas"/>
    </style:style>
    <style:style style:name="T56" style:family="text">
      <style:text-properties fo:color="#990000" style:font-name="Calibri1" fo:font-size="13pt" fo:font-weight="bold" fo:background-color="transparent" style:font-name-asian="Calibri1" style:font-name-complex="Calibri1"/>
    </style:style>
    <style:style style:name="T57" style:family="text">
      <style:text-properties fo:color="#990000" style:font-name="Calibri1" fo:font-size="13pt" fo:font-weight="normal" fo:background-color="transparent" style:font-name-asian="Calibri1" style:font-name-complex="Calibri1"/>
    </style:style>
    <style:style style:name="T58" style:family="text">
      <style:text-properties fo:color="#990000" style:font-name="Courier New1" fo:font-size="11pt" fo:font-weight="normal" fo:background-color="transparent" style:font-name-asian="Courier New1" style:font-name-complex="Courier New1"/>
    </style:style>
    <style:style style:name="T59" style:family="text">
      <style:text-properties fo:color="#2a2a2a" style:font-name="Segoe UI" fo:font-size="10pt" fo:font-weight="normal" fo:background-color="transparent" style:font-name-asian="Segoe UI" style:font-name-complex="Segoe UI"/>
    </style:style>
    <style:style style:name="T60" style:family="text">
      <style:text-properties fo:color="#2a2a2a" style:font-name="Segoe UI" fo:font-size="10pt" fo:font-weight="normal" fo:background-color="#ffffff" style:font-name-asian="Segoe UI" style:font-name-complex="Segoe UI"/>
    </style:style>
    <style:style style:name="T61" style:family="text">
      <style:text-properties fo:color="#2a2a2a" style:font-name="Segoe UI" fo:font-size="10pt" fo:font-style="italic" fo:font-weight="normal" fo:background-color="transparent" style:font-name-asian="Segoe UI" style:font-name-complex="Segoe UI"/>
    </style:style>
    <style:style style:name="T62" style:family="text">
      <style:text-properties fo:color="#2a2a2a" style:font-name="Segoe UI" fo:font-size="11pt" fo:font-weight="normal" fo:background-color="#ffffff" style:font-name-asian="Segoe UI" style:font-name-complex="Segoe UI"/>
    </style:style>
    <style:style style:name="T63" style:family="text">
      <style:text-properties fo:color="#2a2a2a" style:font-name="'Droid Sans', sans-serif" fo:font-size="14.25pt" fo:font-weight="normal" fo:background-color="transparent" style:font-name-asian="'Droid Sans', sans-serif" style:font-name-complex="'Droid Sans', sans-serif"/>
    </style:style>
    <style:style style:name="T64" style:family="text">
      <style:text-properties fo:color="#333333"/>
    </style:style>
    <style:style style:name="T65" style:family="text">
      <style:text-properties fo:color="#333333" style:font-name="Verdana4" fo:font-size="10pt" fo:font-weight="normal" fo:background-color="#ffffff" style:font-name-asian="Verdana4" style:font-name-complex="Verdana4"/>
    </style:style>
    <style:style style:name="T66" style:family="text">
      <style:text-properties fo:color="#333333" style:font-name="Verdana4" fo:font-size="10pt" fo:font-weight="normal" fo:background-color="transparent" style:font-name-asian="Verdana4" style:font-name-complex="Verdana4"/>
    </style:style>
    <style:style style:name="T67" style:family="text">
      <style:text-properties fo:color="#333333" style:font-name="Verdana4" fo:font-size="10pt" fo:font-style="italic" fo:font-weight="normal" fo:background-color="#ffffff" style:font-name-asian="Verdana4" style:font-name-complex="Verdana4"/>
    </style:style>
    <style:style style:name="T68" style:family="text">
      <style:text-properties fo:color="#333333" style:font-name="'Segoe UI', Arial, sans-serif" fo:font-size="12pt" fo:font-weight="bold" fo:background-color="transparent" style:font-name-asian="'Segoe UI', Arial, sans-serif" style:font-name-complex="'Segoe UI', Arial, sans-serif"/>
    </style:style>
    <style:style style:name="T69" style:family="text">
      <style:text-properties fo:color="#333333" style:font-name="Calibri1" fo:font-size="13pt" fo:font-weight="normal" fo:background-color="transparent" style:font-name-asian="Calibri1" style:font-name-complex="Calibri1"/>
    </style:style>
    <style:style style:name="T70" style:family="text">
      <style:text-properties fo:color="#333333" style:font-name="Calibri1" fo:font-size="14.25pt" fo:font-weight="normal" fo:background-color="transparent" style:font-name-asian="Calibri1" style:font-name-complex="Calibri1"/>
    </style:style>
    <style:style style:name="T71" style:family="text">
      <style:text-properties fo:color="#333333" style:font-name="Calibri1" fo:font-size="14.25pt" fo:font-weight="bold" fo:background-color="transparent" style:font-name-asian="Calibri1" style:font-name-complex="Calibri1"/>
    </style:style>
    <style:style style:name="T72" style:family="text">
      <style:text-properties fo:color="#333333" style:font-name="Calibri1" fo:font-size="11pt" fo:font-weight="normal" fo:background-color="transparent" style:font-name-asian="Calibri1" style:font-name-complex="Calibri1"/>
    </style:style>
    <style:style style:name="T73" style:family="text">
      <style:text-properties fo:color="#333333" style:font-name="'Droid Serif', serif" fo:font-size="13pt" style:text-underline-style="solid" style:text-underline-width="auto" style:text-underline-color="font-color" fo:font-weight="bold" style:text-underline-mode="continuous" style:text-overline-mode="continuous" style:text-line-through-mode="continuous" fo:background-color="transparent" style:font-name-asian="'Droid Serif', serif" style:font-name-complex="'Droid Serif', serif"/>
    </style:style>
    <style:style style:name="T74" style:family="text">
      <style:text-properties fo:color="#333333" style:font-name="'Droid Sans', sans-serif" fo:font-size="14.25pt" fo:font-weight="normal" fo:background-color="transparent" style:font-name-asian="'Droid Sans', sans-serif" style:font-name-complex="'Droid Sans', sans-serif"/>
    </style:style>
    <style:style style:name="T75" style:family="text">
      <style:text-properties fo:color="#333333" style:font-name="'Droid Sans', sans-serif" fo:font-size="14.25pt" fo:font-weight="bold" fo:background-color="transparent" style:font-name-asian="'Droid Sans', sans-serif" style:font-name-complex="'Droid Sans', sans-serif"/>
    </style:style>
    <style:style style:name="T76" style:family="text">
      <style:text-properties fo:color="#333333" style:font-name="Roboto, sans-serif" fo:font-size="10.5pt" fo:font-weight="normal" fo:background-color="transparent" style:font-name-asian="Roboto, sans-serif" style:font-name-complex="Roboto, sans-serif"/>
    </style:style>
    <style:style style:name="T77" style:family="text">
      <style:text-properties fo:color="#333333" fo:font-style="normal" fo:font-weight="normal"/>
    </style:style>
    <style:style style:name="T78" style:family="text">
      <style:text-properties fo:color="#333333" fo:font-style="normal" fo:font-weight="normal" style:font-name-asian="Verdana" style:font-name-complex="Verdana"/>
    </style:style>
    <style:style style:name="T79" style:family="text">
      <style:text-properties fo:color="#0000ff"/>
    </style:style>
    <style:style style:name="T80" style:family="text">
      <style:text-properties fo:color="#0000ff" style:font-name="Consolas" fo:font-size="9pt" fo:font-weight="normal" fo:background-color="#fbedbb" style:font-name-asian="Consolas" style:font-name-complex="Consolas"/>
    </style:style>
    <style:style style:name="T81" style:family="text">
      <style:text-properties fo:color="#0000ff" style:font-name="Consolas" fo:font-size="9pt" fo:font-weight="normal" fo:background-color="#f2f2f2" style:font-name-asian="Consolas" style:font-name-complex="Consolas"/>
    </style:style>
    <style:style style:name="T82" style:family="text">
      <style:text-properties fo:color="#0000ff" style:font-name="Consolas" fo:font-size="9.5pt" fo:font-weight="normal" fo:background-color="transparent" style:font-name-asian="Consolas" style:font-name-complex="Consolas"/>
    </style:style>
    <style:style style:name="T83" style:family="text">
      <style:text-properties fo:color="#0000ff" style:font-name="Consolas" fo:font-size="9.5pt" fo:font-weight="normal" fo:background-color="#ffffff" style:font-name-asian="Consolas" style:font-name-complex="Consolas"/>
    </style:style>
    <style:style style:name="T84" style:family="text">
      <style:text-properties fo:color="#0000ff" style:font-name="Consolas" fo:font-size="9.5pt" fo:font-weight="bold" fo:background-color="#ffffff" style:font-name-asian="Consolas" style:font-name-complex="Consolas"/>
    </style:style>
    <style:style style:name="T85" style:family="text">
      <style:text-properties fo:color="#0000ff" style:font-name="Consolas" fo:font-size="13pt" fo:font-weight="normal" fo:background-color="transparent" style:font-name-asian="Consolas" style:font-name-complex="Consolas"/>
    </style:style>
    <style:style style:name="T86" style:family="text">
      <style:text-properties fo:color="#0000ff" style:font-name="Courier New1" fo:font-size="10pt" fo:font-weight="normal" fo:background-color="transparent" style:font-name-asian="Courier New1" style:font-name-complex="Courier New1"/>
    </style:style>
    <style:style style:name="T87" style:family="text">
      <style:text-properties fo:color="#0000ff" style:font-name="Courier New1" fo:font-size="10pt" style:text-underline-style="solid" style:text-underline-width="auto" style:text-underline-color="font-color" fo:font-weight="bold" style:text-underline-mode="continuous" style:text-overline-mode="continuous" style:text-line-through-mode="continuous" fo:background-color="transparent" style:font-name-asian="Courier New1" style:font-name-complex="Courier New1"/>
    </style:style>
    <style:style style:name="T88" style:family="text">
      <style:text-properties fo:color="#0000ff" style:font-name="Courier New1" fo:font-size="9pt" fo:font-weight="bold" fo:background-color="transparent" style:font-name-asian="Courier New1" style:font-name-complex="Courier New1"/>
    </style:style>
    <style:style style:name="T89" style:family="text">
      <style:text-properties fo:color="#0000ff" style:font-name="Courier New1" fo:font-size="9pt" fo:font-weight="normal" fo:background-color="transparent" style:font-name-asian="Courier New1" style:font-name-complex="Courier New1"/>
    </style:style>
    <style:style style:name="T90" style:family="text">
      <style:text-properties fo:color="#0000ff" style:font-name="Calibri1" fo:font-size="9pt" fo:font-weight="bold" fo:background-color="transparent" style:font-name-asian="Calibri1" style:font-name-complex="Calibri1"/>
    </style:style>
    <style:style style:name="T91" style:family="text">
      <style:text-properties fo:color="#0000ff" style:font-name="Calibri1" fo:font-size="12pt" fo:font-weight="normal" fo:background-color="transparent" style:font-name-asian="Calibri1" style:font-name-complex="Calibri1"/>
    </style:style>
    <style:style style:name="T92" style:family="text">
      <style:text-properties fo:color="#0000ff" style:font-name="Calibri1" fo:font-size="13pt" fo:font-weight="bold" fo:background-color="transparent" style:font-name-asian="Calibri1" style:font-name-complex="Calibri1"/>
    </style:style>
    <style:style style:name="T93" style:family="text">
      <style:text-properties fo:color="#0000ff" style:font-name="Calibri1" fo:font-size="13pt" fo:font-weight="normal" fo:background-color="transparent" style:font-name-asian="Calibri1" style:font-name-complex="Calibri1"/>
    </style:style>
    <style:style style:name="T94" style:family="text">
      <style:text-properties fo:color="#0000ff" style:font-name="monospace" fo:font-size="14.25pt" fo:font-weight="normal" fo:background-color="transparent" style:font-name-asian="monospace" style:font-name-complex="monospace"/>
    </style:style>
    <style:style style:name="T95" style:family="text">
      <style:text-properties fo:color="#0000ff" style:font-name="Verdana4" fo:font-size="10pt" fo:font-weight="normal" fo:background-color="transparent" style:font-name-asian="Verdana4" style:font-name-complex="Verdana4"/>
    </style:style>
    <style:style style:name="T96" style:family="text">
      <style:text-properties fo:color="#0000ff" style:font-name="Verdana1" fo:font-size="10pt"/>
    </style:style>
    <style:style style:name="T97" style:family="text">
      <style:text-properties fo:color="#0000ff" style:font-name="Consolas2" fo:font-size="12pt"/>
    </style:style>
    <style:style style:name="T98" style:family="text">
      <style:text-properties fo:color="#0000ff" style:font-name="Consolas2" fo:font-size="12pt" fo:font-style="normal" fo:font-weight="normal"/>
    </style:style>
    <style:style style:name="T99" style:family="text">
      <style:text-properties fo:color="#0000ff" style:font-name="Consolas2" fo:font-size="12pt" fo:font-style="normal" fo:font-weight="normal" style:font-size-asian="13pt" style:font-size-complex="13pt"/>
    </style:style>
    <style:style style:name="T100" style:family="text">
      <style:text-properties fo:color="#0000ff" style:font-name="Consolas2" fo:font-size="12pt" fo:font-style="normal" fo:font-weight="normal" style:font-weight-asian="normal" style:font-weight-complex="normal"/>
    </style:style>
    <style:style style:name="T101" style:family="text">
      <style:text-properties fo:color="#0000ff" style:font-name="Consolas2" fo:font-size="12pt" fo:font-style="normal" fo:font-weight="bold"/>
    </style:style>
    <style:style style:name="T102" style:family="text">
      <style:text-properties fo:color="#0000ff" style:font-name="Consolas2" fo:font-size="12pt" fo:font-weight="normal" style:font-weight-asian="normal" style:font-weight-complex="normal"/>
    </style:style>
    <style:style style:name="T103" style:family="text">
      <style:text-properties fo:color="#0000ff" style:font-weight-asian="normal" style:font-weight-complex="normal"/>
    </style:style>
    <style:style style:name="T104" style:family="text">
      <style:text-properties fo:color="#0000ff" style:font-name="Consolas1" fo:font-size="9.5pt" style:font-name-asian="Consolas1" style:font-size-asian="9.5pt" style:font-name-complex="Consolas1" style:font-size-complex="9.5pt"/>
    </style:style>
    <style:style style:name="T105" style:family="text">
      <style:text-properties fo:color="#0000ff" style:font-name="Segoe UI" fo:font-size="10pt" fo:background-color="#ffffff"/>
    </style:style>
    <style:style style:name="T106" style:family="text">
      <style:text-properties fo:color="#0000ff" style:font-name="Segoe UI" fo:font-size="10pt" fo:font-style="normal" fo:font-weight="normal" fo:background-color="#ffffff"/>
    </style:style>
    <style:style style:name="T107" style:family="text">
      <style:text-properties fo:color="#0000ff" style:font-name="inherit" fo:font-size="9.75pt"/>
    </style:style>
    <style:style style:name="T108" style:family="text">
      <style:text-properties fo:color="#800000" style:font-name="Consolas" fo:font-size="9pt" fo:font-weight="normal" fo:background-color="#fbedbb" style:font-name-asian="Consolas" style:font-name-complex="Consolas"/>
    </style:style>
    <style:style style:name="T109" style:family="text">
      <style:text-properties fo:color="#800000" style:font-name="Consolas" fo:font-size="9pt" fo:font-weight="normal" fo:background-color="#f2f2f2" style:font-name-asian="Consolas" style:font-name-complex="Consolas"/>
    </style:style>
    <style:style style:name="T110" style:family="text">
      <style:text-properties fo:color="#800000" style:font-name="Courier New1" fo:font-size="10pt" fo:font-weight="normal" fo:background-color="transparent" style:font-name-asian="Courier New1" style:font-name-complex="Courier New1"/>
    </style:style>
    <style:style style:name="T111" style:family="text">
      <style:text-properties fo:color="#800000" style:font-name="Courier New1" fo:font-size="9pt" fo:font-weight="bold" fo:background-color="transparent" style:font-name-asian="Courier New1" style:font-name-complex="Courier New1"/>
    </style:style>
    <style:style style:name="T112" style:family="text">
      <style:text-properties fo:color="#800000" style:font-name="Courier New1" fo:font-size="9pt" fo:font-weight="normal" fo:background-color="transparent" style:font-name-asian="Courier New1" style:font-name-complex="Courier New1"/>
    </style:style>
    <style:style style:name="T113" style:family="text">
      <style:text-properties fo:color="#800000" style:font-name="Calibri1" fo:font-size="9pt" fo:font-weight="bold" fo:background-color="transparent" style:font-name-asian="Calibri1" style:font-name-complex="Calibri1"/>
    </style:style>
    <style:style style:name="T114" style:family="text">
      <style:text-properties fo:color="#800000" style:font-name="Calibri1" fo:font-size="13pt" fo:font-weight="bold" fo:background-color="transparent" style:font-name-asian="Calibri1" style:font-name-complex="Calibri1"/>
    </style:style>
    <style:style style:name="T115" style:family="text">
      <style:text-properties fo:color="#800000" style:font-name="Calibri1" fo:font-size="13pt" fo:font-weight="normal" fo:background-color="transparent" style:font-name-asian="Calibri1" style:font-name-complex="Calibri1"/>
    </style:style>
    <style:style style:name="T116" style:family="text">
      <style:text-properties fo:color="#800000" style:font-name="Calibri1" fo:font-size="12pt" fo:font-weight="normal" fo:background-color="transparent" style:font-name-asian="Calibri1" style:font-name-complex="Calibri1"/>
    </style:style>
    <style:style style:name="T117" style:family="text">
      <style:text-properties fo:color="#800000" style:font-name="Consolas2" fo:font-size="12pt" fo:font-style="normal" fo:font-weight="normal"/>
    </style:style>
    <style:style style:name="T118" style:family="text">
      <style:text-properties fo:color="#000000" style:font-name="Consolas" fo:font-size="9pt" fo:font-weight="normal" fo:background-color="#fbedbb" style:font-name-asian="Consolas" style:font-name-complex="Consolas"/>
    </style:style>
    <style:style style:name="T119" style:family="text">
      <style:text-properties fo:color="#000000" style:font-name="Consolas" fo:font-size="9pt" fo:font-weight="normal" fo:background-color="#f2f2f2" style:font-name-asian="Consolas" style:font-name-complex="Consolas"/>
    </style:style>
    <style:style style:name="T120" style:family="text">
      <style:text-properties fo:color="#000000" style:font-name="Consolas" fo:font-size="9pt" fo:font-weight="normal" fo:background-color="#ffffff" style:font-name-asian="Consolas" style:font-name-complex="Consolas"/>
    </style:style>
    <style:style style:name="T121" style:family="text">
      <style:text-properties fo:color="#000000" style:font-name="Consolas" fo:font-size="9pt" fo:font-weight="normal" fo:background-color="#f5f5f5" style:font-name-asian="Consolas" style:font-name-complex="Consolas"/>
    </style:style>
    <style:style style:name="T122" style:family="text">
      <style:text-properties fo:color="#000000" style:font-name="Consolas" fo:font-size="10.5pt" fo:font-weight="normal" fo:background-color="transparent" style:font-name-asian="Consolas" style:font-name-complex="Consolas"/>
    </style:style>
    <style:style style:name="T123" style:family="text">
      <style:text-properties fo:color="#000000" style:font-name="Consolas" fo:font-size="9.5pt" fo:font-weight="normal" fo:background-color="transparent" style:font-name-asian="Consolas" style:font-name-complex="Consolas"/>
    </style:style>
    <style:style style:name="T124" style:family="text">
      <style:text-properties fo:color="#000000" style:font-name="Consolas" fo:font-size="9.5pt" fo:font-weight="bold" fo:background-color="transparent" style:font-name-asian="Consolas" style:font-name-complex="Consolas"/>
    </style:style>
    <style:style style:name="T125" style:family="text">
      <style:text-properties fo:color="#000000" style:font-name="Consolas" fo:font-size="13pt" fo:font-weight="normal" fo:background-color="transparent" style:font-name-asian="Consolas" style:font-name-complex="Consolas"/>
    </style:style>
    <style:style style:name="T126" style:family="text">
      <style:text-properties fo:color="#000000" style:font-name="Arial1" fo:font-size="10.5pt" fo:font-weight="normal" fo:background-color="transparent" style:font-name-asian="Arial1" style:font-name-complex="Arial1"/>
    </style:style>
    <style:style style:name="T127" style:family="text">
      <style:text-properties fo:color="#000000" style:font-name="Arial1" fo:font-size="10.5pt" fo:font-weight="bold" fo:background-color="transparent" style:font-name-asian="Arial1" style:font-name-complex="Arial1"/>
    </style:style>
    <style:style style:name="T128" style:family="text">
      <style:text-properties fo:color="#000000" style:font-name="Arial1" fo:font-size="10.5pt" fo:font-weight="bold" fo:background-color="#ffffff" style:font-name-asian="Arial1" style:font-name-complex="Arial1"/>
    </style:style>
    <style:style style:name="T129" style:family="text">
      <style:text-properties fo:color="#000000" style:font-name="Calibri1" fo:font-size="12pt" fo:font-weight="normal" fo:background-color="transparent" style:font-name-asian="Calibri1" style:font-name-complex="Calibri1"/>
    </style:style>
    <style:style style:name="T130" style:family="text">
      <style:text-properties fo:color="#000000" style:font-name="Calibri1" fo:font-size="12pt" fo:font-weight="bold" fo:background-color="transparent" style:font-name-asian="Calibri1" style:font-name-complex="Calibri1"/>
    </style:style>
    <style:style style:name="T131" style:family="text">
      <style:text-properties fo:color="#000000" style:font-name="Calibri1" fo:font-size="9pt" fo:font-weight="bold" fo:background-color="transparent" style:font-name-asian="Calibri1" style:font-name-complex="Calibri1"/>
    </style:style>
    <style:style style:name="T132" style:family="text">
      <style:text-properties fo:color="#000000" style:font-name="Calibri1" fo:font-size="13pt" fo:font-weight="bold" fo:background-color="transparent" style:font-name-asian="Calibri1" style:font-name-complex="Calibri1"/>
    </style:style>
    <style:style style:name="T133" style:family="text">
      <style:text-properties fo:color="#000000" style:font-name="Calibri1" fo:font-size="13pt" fo:font-weight="normal" fo:background-color="transparent" style:font-name-asian="Calibri1" style:font-name-complex="Calibri1"/>
    </style:style>
    <style:style style:name="T134" style:family="text">
      <style:text-properties fo:color="#000000" style:font-name="Courier New1" fo:font-size="10pt" fo:font-weight="normal" fo:background-color="transparent" style:font-name-asian="Courier New1" style:font-name-complex="Courier New1"/>
    </style:style>
    <style:style style:name="T135" style:family="text">
      <style:text-properties fo:color="#000000" style:font-name="Courier New1" fo:font-size="10pt" fo:font-weight="bold" fo:background-color="transparent" style:font-name-asian="Courier New1" style:font-name-complex="Courier New1"/>
    </style:style>
    <style:style style:name="T136" style:family="text">
      <style:text-properties fo:color="#000000" style:font-name="Courier New1" fo:font-size="9pt" fo:font-weight="normal" fo:background-color="#eeeeee" style:font-name-asian="Courier New1" style:font-name-complex="Courier New1"/>
    </style:style>
    <style:style style:name="T137" style:family="text">
      <style:text-properties fo:color="#000000" style:font-name="Courier New1" fo:font-size="9pt" fo:font-weight="normal" fo:background-color="transparent" style:font-name-asian="Courier New1" style:font-name-complex="Courier New1"/>
    </style:style>
    <style:style style:name="T138" style:family="text">
      <style:text-properties fo:color="#000000" style:font-name="Courier New1" fo:font-size="9pt" fo:font-weight="bold" fo:background-color="transparent" style:font-name-asian="Courier New1" style:font-name-complex="Courier New1"/>
    </style:style>
    <style:style style:name="T139" style:family="text">
      <style:text-properties fo:color="#000000" style:font-name="Segoe UI Semibold" fo:font-size="17.5pt" style:text-underline-style="solid" style:text-underline-width="auto" style:text-underline-color="font-color" fo:font-weight="normal" style:text-underline-mode="continuous" style:text-overline-mode="continuous" style:text-line-through-mode="continuous" fo:background-color="transparent" style:font-name-asian="Segoe UI Semibold" style:font-name-complex="Segoe UI Semibold"/>
    </style:style>
    <style:style style:name="T140" style:family="text">
      <style:text-properties fo:color="#000000" style:font-name="monospace" fo:font-size="14.25pt" fo:font-weight="normal" fo:background-color="transparent" style:font-name-asian="monospace" style:font-name-complex="monospace"/>
    </style:style>
    <style:style style:name="T141" style:family="text">
      <style:text-properties fo:color="#000000" style:font-name="inherit" fo:font-size="11.25pt" fo:font-weight="bold" fo:background-color="transparent" style:font-name-asian="inherit" style:font-name-complex="inherit"/>
    </style:style>
    <style:style style:name="T142" style:family="text">
      <style:text-properties fo:color="#000000" style:font-name="Consolas1" fo:font-size="9.5pt" style:font-name-asian="Consolas1" style:font-size-asian="9.5pt" style:font-name-complex="Consolas1" style:font-size-complex="9.5pt"/>
    </style:style>
    <style:style style:name="T143" style:family="text">
      <style:text-properties fo:color="#ff0000" style:font-name="Consolas" fo:font-size="9pt" fo:font-weight="normal" fo:background-color="#fbedbb" style:font-name-asian="Consolas" style:font-name-complex="Consolas"/>
    </style:style>
    <style:style style:name="T144" style:family="text">
      <style:text-properties fo:color="#ff0000" style:font-name="Consolas" fo:font-size="9pt" fo:font-weight="normal" fo:background-color="#f2f2f2" style:font-name-asian="Consolas" style:font-name-complex="Consolas"/>
    </style:style>
    <style:style style:name="T145" style:family="text">
      <style:text-properties fo:color="#ff0000" style:font-name="Consolas" fo:font-size="9.5pt" fo:font-weight="normal" fo:background-color="transparent" style:font-name-asian="Consolas" style:font-name-complex="Consolas"/>
    </style:style>
    <style:style style:name="T146" style:family="text">
      <style:text-properties fo:color="#ff0000" style:font-name="Consolas" fo:font-size="9.5pt" fo:font-weight="normal" fo:background-color="#ffffff" style:font-name-asian="Consolas" style:font-name-complex="Consolas"/>
    </style:style>
    <style:style style:name="T147" style:family="text">
      <style:text-properties fo:color="#ff0000" style:font-name="Consolas" fo:font-size="9.5pt" fo:font-weight="bold" fo:background-color="#ffffff" style:font-name-asian="Consolas" style:font-name-complex="Consolas"/>
    </style:style>
    <style:style style:name="T148" style:family="text">
      <style:text-properties fo:color="#ff0000" style:font-name="Courier New1" fo:font-size="10pt" fo:font-weight="normal" fo:background-color="transparent" style:font-name-asian="Courier New1" style:font-name-complex="Courier New1"/>
    </style:style>
    <style:style style:name="T149" style:family="text">
      <style:text-properties fo:color="#ff0000" style:font-name="Courier New1" fo:font-size="9pt" fo:font-weight="bold" fo:background-color="transparent" style:font-name-asian="Courier New1" style:font-name-complex="Courier New1"/>
    </style:style>
    <style:style style:name="T150" style:family="text">
      <style:text-properties fo:color="#ff0000" style:font-name="Courier New1" fo:font-size="9pt" fo:font-weight="normal" fo:background-color="transparent" style:font-name-asian="Courier New1" style:font-name-complex="Courier New1"/>
    </style:style>
    <style:style style:name="T151" style:family="text">
      <style:text-properties fo:color="#ff0000" style:font-name="Calibri1" fo:font-size="9pt" fo:font-weight="bold" fo:background-color="transparent" style:font-name-asian="Calibri1" style:font-name-complex="Calibri1"/>
    </style:style>
    <style:style style:name="T152" style:family="text">
      <style:text-properties fo:color="#ff0000" style:font-name="Calibri1" fo:font-size="13pt" fo:font-weight="normal" fo:background-color="transparent" style:font-name-asian="Calibri1" style:font-name-complex="Calibri1"/>
    </style:style>
    <style:style style:name="T153" style:family="text">
      <style:text-properties fo:color="#ff0000" style:font-name="Calibri1" fo:font-size="12pt" fo:font-weight="normal" fo:background-color="transparent" style:font-name-asian="Calibri1" style:font-name-complex="Calibri1"/>
    </style:style>
    <style:style style:name="T154" style:family="text">
      <style:text-properties fo:color="#ff0000" style:font-name="Roboto, sans-serif" fo:font-size="10.5pt" fo:font-weight="normal" fo:background-color="transparent" style:font-name-asian="Roboto, sans-serif" style:font-name-complex="Roboto, sans-serif"/>
    </style:style>
    <style:style style:name="T155" style:family="text">
      <style:text-properties fo:color="#ff0000" style:font-name="Verdana4" fo:font-size="10pt" fo:font-weight="normal" fo:background-color="transparent" style:font-name-asian="Verdana4" style:font-name-complex="Verdana4"/>
    </style:style>
    <style:style style:name="T156" style:family="text">
      <style:text-properties fo:color="#ff0000" style:font-name="Consolas2" fo:font-size="12pt" fo:font-style="normal" fo:font-weight="normal"/>
    </style:style>
    <style:style style:name="T157" style:family="text">
      <style:text-properties fo:color="#ff0000" style:font-name="Consolas1" fo:font-size="9.5pt" style:font-name-asian="Consolas1" style:font-size-asian="9.5pt" style:font-name-complex="Consolas1" style:font-size-complex="9.5pt"/>
    </style:style>
    <style:style style:name="T158" style:family="text">
      <style:text-properties fo:color="#008000" style:font-name="Consolas" fo:font-size="9pt" fo:font-style="italic" fo:font-weight="normal" fo:background-color="#fbedbb" style:font-name-asian="Consolas" style:font-name-complex="Consolas"/>
    </style:style>
    <style:style style:name="T159" style:family="text">
      <style:text-properties fo:color="#008000" style:font-name="Consolas" fo:font-size="9.5pt" fo:font-weight="normal" fo:background-color="transparent" style:font-name-asian="Consolas" style:font-name-complex="Consolas"/>
    </style:style>
    <style:style style:name="T160" style:family="text">
      <style:text-properties fo:color="#008000" style:font-name="Courier New1" fo:font-size="10pt" fo:font-weight="normal" fo:background-color="transparent" style:font-name-asian="Courier New1" style:font-name-complex="Courier New1"/>
    </style:style>
    <style:style style:name="T161" style:family="text">
      <style:text-properties fo:color="#008000" style:font-name="Courier New1" fo:font-size="9pt" fo:font-style="italic" fo:font-weight="normal" fo:background-color="transparent" style:font-name-asian="Courier New1" style:font-name-complex="Courier New1"/>
    </style:style>
    <style:style style:name="T162" style:family="text">
      <style:text-properties fo:color="#008000" style:font-name="Consolas2" fo:font-size="12pt" fo:font-style="normal" fo:font-weight="normal"/>
    </style:style>
    <style:style style:name="T163" style:family="text">
      <style:text-properties fo:color="#008000" style:font-name="Consolas2" fo:font-size="12pt" fo:font-style="normal" fo:font-weight="bold"/>
    </style:style>
    <style:style style:name="T164" style:family="text">
      <style:text-properties fo:color="#008000" style:font-name="Consolas1" fo:font-size="9.5pt" style:font-name-asian="Consolas1" style:font-size-asian="9.5pt" style:font-name-complex="Consolas1" style:font-size-complex="9.5pt"/>
    </style:style>
    <style:style style:name="T165" style:family="text">
      <style:text-properties fo:color="#a31515"/>
    </style:style>
    <style:style style:name="T166" style:family="text">
      <style:text-properties fo:color="#a31515" style:font-name="Consolas" fo:font-size="9.5pt" fo:font-weight="normal" fo:background-color="transparent" style:font-name-asian="Consolas" style:font-name-complex="Consolas"/>
    </style:style>
    <style:style style:name="T167" style:family="text">
      <style:text-properties fo:color="#a31515" style:font-name="Consolas" fo:font-size="9.5pt" fo:font-weight="normal" fo:background-color="#ffffff" style:font-name-asian="Consolas" style:font-name-complex="Consolas"/>
    </style:style>
    <style:style style:name="T168" style:family="text">
      <style:text-properties fo:color="#a31515" style:font-name="Verdana4" fo:font-size="10pt" fo:font-weight="normal" fo:background-color="transparent" style:font-name-asian="Verdana4" style:font-name-complex="Verdana4"/>
    </style:style>
    <style:style style:name="T169" style:family="text">
      <style:text-properties fo:color="#a31515" style:font-name="Roboto, sans-serif" fo:font-size="10.5pt" fo:font-weight="normal" fo:background-color="transparent" style:font-name-asian="Roboto, sans-serif" style:font-name-complex="Roboto, sans-serif"/>
    </style:style>
    <style:style style:name="T170" style:family="text">
      <style:text-properties fo:color="#a31515" style:font-name="Calibri1" fo:font-size="11pt" fo:font-weight="normal" fo:background-color="transparent" style:font-name-asian="Calibri1" style:font-name-complex="Calibri1"/>
    </style:style>
    <style:style style:name="T171" style:family="text">
      <style:text-properties fo:color="#a31515" style:font-name="Consolas2" fo:font-size="12pt" fo:font-style="normal" fo:font-weight="normal"/>
    </style:style>
    <style:style style:name="T172" style:family="text">
      <style:text-properties fo:color="#a31515" style:font-name="Consolas2" fo:font-size="12pt" fo:font-style="normal" fo:font-weight="bold"/>
    </style:style>
    <style:style style:name="T173" style:family="text">
      <style:text-properties fo:color="#a31515" style:font-name="Consolas1" fo:font-size="9.5pt" style:font-name-asian="Consolas1" style:font-size-asian="9.5pt" style:font-name-complex="Consolas1" style:font-size-complex="9.5pt"/>
    </style:style>
    <style:style style:name="T174" style:family="text">
      <style:text-properties fo:color="#a31515" style:font-name="Segoe UI" fo:font-size="10pt" fo:font-style="normal" fo:font-weight="normal" fo:background-color="#ffffff"/>
    </style:style>
    <style:style style:name="T175" style:family="text">
      <style:text-properties fo:color="#a31515" style:font-name="inherit" fo:font-size="9.75pt"/>
    </style:style>
    <style:style style:name="T176" style:family="text">
      <style:text-properties fo:color="#666600"/>
    </style:style>
    <style:style style:name="T177" style:family="text">
      <style:text-properties fo:color="#666600" style:font-name="Consolas" fo:font-size="9pt" fo:font-weight="normal" fo:background-color="#f2f2f2" style:font-name-asian="Consolas" style:font-name-complex="Consolas"/>
    </style:style>
    <style:style style:name="T178" style:family="text">
      <style:text-properties fo:color="#666600" style:font-name="Consolas" fo:font-size="9pt" fo:font-weight="normal" fo:background-color="#f5f5f5" style:font-name-asian="Consolas" style:font-name-complex="Consolas"/>
    </style:style>
    <style:style style:name="T179" style:family="text">
      <style:text-properties fo:color="#666600" style:font-name="Courier New1" fo:font-size="9pt" fo:font-weight="normal" fo:background-color="#eeeeee" style:font-name-asian="Courier New1" style:font-name-complex="Courier New1"/>
    </style:style>
    <style:style style:name="T180" style:family="text">
      <style:text-properties fo:color="#666600" style:font-name="Menlo" fo:font-size="9pt" fo:font-style="normal" fo:font-weight="normal"/>
    </style:style>
    <style:style style:name="T181" style:family="text">
      <style:text-properties fo:color="#666600" style:font-name="Times New Roman" fo:font-size="13pt" style:font-size-asian="13pt" style:font-size-complex="13pt"/>
    </style:style>
    <style:style style:name="T182" style:family="text">
      <style:text-properties fo:color="#0600ff" style:font-name="Courier New1" fo:font-size="10pt" fo:font-weight="bold" fo:background-color="transparent" style:font-name-asian="Courier New1" style:font-name-complex="Courier New1"/>
    </style:style>
    <style:style style:name="T183" style:family="text">
      <style:text-properties fo:color="#666666" style:font-name="Courier New1" fo:font-size="10pt" fo:font-weight="normal" fo:background-color="transparent" style:font-name-asian="Courier New1" style:font-name-complex="Courier New1"/>
    </style:style>
    <style:style style:name="T184" style:family="text">
      <style:text-properties fo:color="#000088"/>
    </style:style>
    <style:style style:name="T185" style:family="text">
      <style:text-properties fo:color="#000088" style:font-name="Courier New1" fo:font-size="9pt" fo:font-weight="normal" fo:background-color="#eeeeee" style:font-name-asian="Courier New1" style:font-name-complex="Courier New1"/>
    </style:style>
    <style:style style:name="T186" style:family="text">
      <style:text-properties fo:color="#000088" style:font-name="Consolas" fo:font-size="9pt" fo:font-weight="normal" fo:background-color="#f5f5f5" style:font-name-asian="Consolas" style:font-name-complex="Consolas"/>
    </style:style>
    <style:style style:name="T187" style:family="text">
      <style:text-properties fo:color="#000088" style:font-name="Menlo" fo:font-size="9pt" fo:font-style="normal" fo:font-weight="normal"/>
    </style:style>
    <style:style style:name="T188" style:family="text">
      <style:text-properties fo:color="#000088" style:font-name="Times New Roman" fo:font-size="13pt" style:font-size-asian="13pt" style:font-size-complex="13pt"/>
    </style:style>
    <style:style style:name="T189" style:family="text">
      <style:text-properties fo:color="#660066" style:font-name="Courier New1" fo:font-size="9pt" fo:font-weight="normal" fo:background-color="#eeeeee" style:font-name-asian="Courier New1" style:font-name-complex="Courier New1"/>
    </style:style>
    <style:style style:name="T190" style:family="text">
      <style:text-properties fo:color="#660066" style:font-name="Consolas" fo:font-size="9pt" fo:font-weight="normal" fo:background-color="#f5f5f5" style:font-name-asian="Consolas" style:font-name-complex="Consolas"/>
    </style:style>
    <style:style style:name="T191" style:family="text">
      <style:text-properties fo:color="#008800"/>
    </style:style>
    <style:style style:name="T192" style:family="text">
      <style:text-properties fo:color="#008800" style:font-name="Courier New1" fo:font-size="9pt" fo:font-weight="normal" fo:background-color="#eeeeee" style:font-name-asian="Courier New1" style:font-name-complex="Courier New1"/>
    </style:style>
    <style:style style:name="T193" style:family="text">
      <style:text-properties fo:color="#008800" style:font-name="Consolas" fo:font-size="9pt" fo:font-weight="normal" fo:background-color="#f5f5f5" style:font-name-asian="Consolas" style:font-name-complex="Consolas"/>
    </style:style>
    <style:style style:name="T194" style:family="text">
      <style:text-properties fo:color="#008800" style:font-name="Times New Roman" fo:font-size="13pt" style:font-size-asian="13pt" style:font-size-complex="13pt"/>
    </style:style>
    <style:style style:name="T195" style:family="text">
      <style:text-properties fo:color="#008800" style:font-name="Menlo" fo:font-size="9pt" fo:font-style="normal" fo:font-weight="normal"/>
    </style:style>
    <style:style style:name="T196" style:family="text">
      <style:text-properties fo:color="#03697a" style:font-name="Segoe UI" fo:font-size="12pt" style:text-underline-style="solid" style:text-underline-width="auto" style:text-underline-color="font-color" fo:font-weight="normal" style:text-underline-mode="continuous" style:text-overline-mode="continuous" style:text-line-through-mode="continuous" fo:background-color="transparent" style:font-name-asian="Segoe UI" style:font-name-complex="Segoe UI"/>
    </style:style>
    <style:style style:name="T197" style:family="text">
      <style:text-properties fo:color="#03697a" style:font-name="Segoe UI" fo:font-size="10pt" style:text-underline-style="solid" style:text-underline-width="auto" style:text-underline-color="font-color" fo:font-weight="normal" style:text-underline-mode="continuous" style:text-overline-mode="continuous" style:text-line-through-mode="continuous" fo:background-color="#ffffff" style:font-name-asian="Segoe UI" style:font-name-complex="Segoe UI"/>
    </style:style>
    <style:style style:name="T198" style:family="text">
      <style:text-properties fo:color="#034ea3" style:font-name="Segoe UI" fo:font-size="10pt" fo:font-weight="normal" fo:background-color="transparent" style:font-name-asian="Segoe UI" style:font-name-complex="Segoe UI"/>
    </style:style>
    <style:style style:name="T199" style:family="text">
      <style:text-properties fo:color="#034ea3" style:font-name="Segoe UI" fo:font-size="10pt" fo:font-weight="bold" fo:background-color="transparent" style:font-name-asian="Segoe UI" style:font-name-complex="Segoe UI"/>
    </style:style>
    <style:style style:name="T200" style:family="text">
      <style:text-properties fo:color="#365f91" style:font-name="Segoe UI" fo:font-size="10pt" fo:font-weight="normal" fo:background-color="transparent" style:font-name-asian="Segoe UI" style:font-name-complex="Segoe UI"/>
    </style:style>
    <style:style style:name="T201" style:family="text">
      <style:text-properties fo:color="#365f91" style:font-name="StoneSerif" fo:font-size="9pt" fo:font-weight="normal" fo:background-color="transparent" style:font-name-asian="StoneSerif" style:font-name-complex="StoneSerif"/>
    </style:style>
    <style:style style:name="T202" style:family="text">
      <style:text-properties fo:color="#2b91af"/>
    </style:style>
    <style:style style:name="T203" style:family="text">
      <style:text-properties fo:color="#2b91af" style:font-name="Consolas" fo:font-size="9.5pt" fo:font-weight="normal" fo:background-color="#ffffff" style:font-name-asian="Consolas" style:font-name-complex="Consolas"/>
    </style:style>
    <style:style style:name="T204" style:family="text">
      <style:text-properties fo:color="#2b91af" style:font-name="Consolas" fo:font-size="9.5pt" fo:font-weight="normal" fo:background-color="transparent" style:font-name-asian="Consolas" style:font-name-complex="Consolas"/>
    </style:style>
    <style:style style:name="T205" style:family="text">
      <style:text-properties fo:color="#2b91af" style:font-name="Consolas" fo:font-size="9.5pt" fo:font-weight="bold" fo:background-color="transparent" style:font-name-asian="Consolas" style:font-name-complex="Consolas"/>
    </style:style>
    <style:style style:name="T206" style:family="text">
      <style:text-properties fo:color="#2b91af" style:font-name="Consolas" fo:font-size="13pt" fo:font-weight="normal" fo:background-color="transparent" style:font-name-asian="Consolas" style:font-name-complex="Consolas"/>
    </style:style>
    <style:style style:name="T207" style:family="text">
      <style:text-properties fo:color="#2b91af" style:font-name="Calibri1" fo:font-size="12pt" fo:font-weight="normal" fo:background-color="transparent" style:font-name-asian="Calibri1" style:font-name-complex="Calibri1"/>
    </style:style>
    <style:style style:name="T208" style:family="text">
      <style:text-properties fo:color="#2b91af" style:font-name="Consolas2" fo:font-size="12pt"/>
    </style:style>
    <style:style style:name="T209" style:family="text">
      <style:text-properties fo:color="#2b91af" style:font-name="Consolas2" fo:font-size="12pt" fo:font-style="normal"/>
    </style:style>
    <style:style style:name="T210" style:family="text">
      <style:text-properties fo:color="#2b91af" style:font-name="Consolas2" fo:font-size="12pt" fo:font-style="normal" fo:font-weight="normal"/>
    </style:style>
    <style:style style:name="T211" style:family="text">
      <style:text-properties fo:color="#2b91af" style:font-name="Consolas2" fo:font-size="12pt" fo:font-style="normal" fo:font-weight="normal" style:font-size-asian="13pt" style:font-size-complex="13pt"/>
    </style:style>
    <style:style style:name="T212" style:family="text">
      <style:text-properties fo:color="#2b91af" style:font-name="Consolas2" fo:font-size="12pt" fo:font-style="normal" fo:font-weight="normal" style:font-weight-asian="normal" style:font-weight-complex="normal"/>
    </style:style>
    <style:style style:name="T213" style:family="text">
      <style:text-properties fo:color="#2b91af" style:font-name="Consolas2" fo:font-size="12pt" fo:font-style="normal" fo:font-weight="bold"/>
    </style:style>
    <style:style style:name="T214" style:family="text">
      <style:text-properties fo:color="#2b91af" style:font-name="Consolas2" fo:font-size="12pt" fo:font-weight="normal" style:font-weight-asian="normal" style:font-weight-complex="normal"/>
    </style:style>
    <style:style style:name="T215" style:family="text">
      <style:text-properties fo:color="#2b91af" style:font-name="Times New Roman"/>
    </style:style>
    <style:style style:name="T216" style:family="text">
      <style:text-properties fo:color="#2b91af" style:font-name="Times New Roman" style:font-weight-asian="normal" style:font-weight-complex="normal"/>
    </style:style>
    <style:style style:name="T217" style:family="text">
      <style:text-properties fo:color="#2b91af" style:font-name="Consolas1" fo:font-size="9.5pt" style:font-name-asian="Consolas1" style:font-size-asian="9.5pt" style:font-name-complex="Consolas1" style:font-size-complex="9.5pt"/>
    </style:style>
    <style:style style:name="T218" style:family="text">
      <style:text-properties fo:color="#2b91af" style:font-name="Segoe UI" fo:font-size="10pt" fo:background-color="#ffffff"/>
    </style:style>
    <style:style style:name="T219" style:family="text">
      <style:text-properties fo:color="#2b91af" style:font-name="Segoe UI" fo:font-size="10pt" fo:font-style="normal" fo:font-weight="normal" fo:background-color="#ffffff"/>
    </style:style>
    <style:style style:name="T220" style:family="text">
      <style:text-properties fo:color="#2b91af" style:font-name="Verdana1" fo:font-size="10pt"/>
    </style:style>
    <style:style style:name="T221" style:family="text">
      <style:text-properties fo:color="#2b91af" style:font-name="inherit" fo:font-size="9.75pt"/>
    </style:style>
    <style:style style:name="T222" style:family="text">
      <style:text-properties fo:color="#4d469c" style:font-name="Segoe UI" fo:font-size="10pt" style:text-underline-style="solid" style:text-underline-width="auto" style:text-underline-color="font-color" fo:font-weight="normal" style:text-underline-mode="continuous" style:text-overline-mode="continuous" style:text-line-through-mode="continuous" fo:background-color="#ffffff" style:font-name-asian="Segoe UI" style:font-name-complex="Segoe UI"/>
    </style:style>
    <style:style style:name="T223" style:family="text">
      <style:text-properties fo:color="#800080" style:font-name="Segoe UI" fo:font-size="10.5pt" style:text-underline-style="solid" style:text-underline-width="auto" style:text-underline-color="font-color" fo:font-weight="normal" style:text-underline-mode="continuous" style:text-overline-mode="continuous" style:text-line-through-mode="continuous" fo:background-color="#ffffff" style:font-name-asian="Segoe UI" style:font-name-complex="Segoe UI"/>
    </style:style>
    <style:style style:name="T224" style:family="text">
      <style:text-properties fo:color="#800080" style:font-name="Segoe UI" fo:font-size="8.5pt" style:text-underline-style="solid" style:text-underline-width="auto" style:text-underline-color="font-color" fo:font-weight="normal" style:text-underline-mode="continuous" style:text-overline-mode="continuous" style:text-line-through-mode="continuous" fo:background-color="#ffffff" style:font-name-asian="Segoe UI" style:font-name-complex="Segoe UI"/>
    </style:style>
    <style:style style:name="T225" style:family="text">
      <style:text-properties fo:color="#800080" style:font-name="Courier New1" fo:font-size="9pt" fo:font-weight="normal" fo:background-color="transparent" style:font-name-asian="Courier New1" style:font-name-complex="Courier New1"/>
    </style:style>
    <style:style style:name="T226" style:family="text">
      <style:text-properties fo:color="#800080" style:font-name="Calibri1" fo:font-size="12pt" fo:font-weight="normal" fo:background-color="transparent" style:font-name-asian="Calibri1" style:font-name-complex="Calibri1"/>
    </style:style>
    <style:style style:name="T227" style:family="text">
      <style:text-properties fo:color="#339999" style:font-name="Consolas" fo:font-size="9pt" fo:font-weight="normal" fo:background-color="#fbedbb" style:font-name-asian="Consolas" style:font-name-complex="Consolas"/>
    </style:style>
    <style:style style:name="T228" style:family="text">
      <style:text-properties fo:color="#339999" style:font-name="monospace" fo:font-size="14.25pt" fo:font-weight="normal" fo:background-color="transparent" style:font-name-asian="monospace" style:font-name-complex="monospace"/>
    </style:style>
    <style:style style:name="T229" style:family="text">
      <style:text-properties fo:color="#005782" style:font-name="Segoe UI" fo:font-size="8.5pt" fo:font-weight="normal" fo:background-color="#ffffff" style:font-name-asian="Segoe UI" style:font-name-complex="Segoe UI"/>
    </style:style>
    <style:style style:name="T230" style:family="text">
      <style:text-properties fo:color="#375c8e" style:font-name="Calibri1" fo:font-size="13pt" fo:font-weight="normal" fo:background-color="#ffffff" style:font-name-asian="Calibri1" style:font-name-complex="Calibri1"/>
    </style:style>
    <style:style style:name="T231" style:family="text">
      <style:text-properties fo:color="#375c8e" style:font-name="Calibri1" fo:font-size="13pt" fo:font-weight="bold" fo:background-color="#ffffff" style:font-name-asian="Calibri1" style:font-name-complex="Calibri1"/>
    </style:style>
    <style:style style:name="T232" style:family="text">
      <style:text-properties fo:color="#0077cc" style:font-name="Calibri1" fo:font-size="0.75pt" fo:font-weight="normal" fo:background-color="transparent" style:font-name-asian="Calibri1" style:font-name-complex="Calibri1"/>
    </style:style>
    <style:style style:name="T233" style:family="text">
      <style:text-properties fo:color="#777777" style:font-name="Calibri1" fo:font-size="15pt" fo:font-weight="normal" fo:background-color="transparent" style:font-name-asian="Calibri1" style:font-name-complex="Calibri1"/>
    </style:style>
    <style:style style:name="T234" style:family="text">
      <style:text-properties fo:color="#777777" style:font-name="Calibri1" fo:font-size="0.75pt" fo:font-weight="normal" fo:background-color="transparent" style:font-name-asian="Calibri1" style:font-name-complex="Calibri1"/>
    </style:style>
    <style:style style:name="T235" style:family="text">
      <style:text-properties fo:color="#0c65a5" style:font-name="Calibri1" fo:font-size="11.25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T236" style:family="text">
      <style:text-properties fo:color="#0c65a5" style:text-line-through-style="none" style:font-name="Consolas3" fo:font-size="9.75pt" style:text-underline-style="none" style:text-blinking="false" fo:background-color="#eeeeee"/>
    </style:style>
    <style:style style:name="T237" style:family="text">
      <style:text-properties fo:color="#d90000" style:font-name="'Droid Sans', sans-serif" fo:font-size="14.25pt" style:text-underline-style="solid" style:text-underline-width="auto" style:text-underline-color="font-color" fo:font-weight="normal" style:text-underline-mode="continuous" style:text-overline-mode="continuous" style:text-line-through-mode="continuous" fo:background-color="transparent" style:font-name-asian="'Droid Sans', sans-serif" style:font-name-complex="'Droid Sans', sans-serif"/>
    </style:style>
    <style:style style:name="T238" style:family="text">
      <style:text-properties fo:color="#222222" style:font-name="'Droid Sans', sans-serif" fo:font-size="14.25pt" fo:font-weight="normal" fo:background-color="transparent" style:font-name-asian="'Droid Sans', sans-serif" style:font-name-complex="'Droid Sans', sans-serif"/>
    </style:style>
    <style:style style:name="T239" style:family="text">
      <style:text-properties fo:color="#222222" style:font-name="'Droid Sans', sans-serif" fo:font-size="14.25pt" fo:font-weight="bold" fo:background-color="transparent" style:font-name-asian="'Droid Sans', sans-serif" style:font-name-complex="'Droid Sans', sans-serif"/>
    </style:style>
    <style:style style:name="T240" style:family="text">
      <style:text-properties fo:color="#222222" style:font-name="Calibri1" fo:font-size="14.25pt" fo:font-weight="bold" fo:background-color="transparent" style:font-name-asian="Calibri1" style:font-name-complex="Calibri1"/>
    </style:style>
    <style:style style:name="T241" style:family="text">
      <style:text-properties fo:color="#222222" style:font-name="monospace" fo:font-size="14.25pt" fo:font-weight="normal" fo:background-color="transparent" style:font-name-asian="monospace" style:font-name-complex="monospace"/>
    </style:style>
    <style:style style:name="T242" style:family="text">
      <style:text-properties fo:color="#222222" style:font-name="Courier New1" fo:font-size="10pt" fo:font-weight="normal" fo:background-color="transparent" style:font-name-asian="Courier New1" style:font-name-complex="Courier New1"/>
    </style:style>
    <style:style style:name="T243" style:family="text">
      <style:text-properties fo:color="#222222" style:font-name="Times New Roman" fo:font-size="13pt" style:font-size-asian="13pt" style:font-size-complex="13pt"/>
    </style:style>
    <style:style style:name="T244" style:family="text">
      <style:text-properties style:font-name="Verdana1" fo:font-size="10pt"/>
    </style:style>
    <style:style style:name="T245" style:family="text">
      <style:text-properties style:font-name="Verdana1" fo:font-size="10pt" fo:font-style="normal" fo:font-weight="normal"/>
    </style:style>
    <style:style style:name="T246" style:family="text">
      <style:text-properties fo:font-variant="normal" fo:text-transform="none" fo:color="#333333" style:font-name="Verdana1" fo:font-size="10pt" fo:letter-spacing="normal" fo:font-style="normal"/>
    </style:style>
    <style:style style:name="T247" style:family="text">
      <style:text-properties fo:font-variant="normal" fo:text-transform="none" fo:color="#333333" style:font-name="Verdana1" fo:font-size="10pt" fo:letter-spacing="normal" fo:font-style="normal" fo:font-weight="normal"/>
    </style:style>
    <style:style style:name="T248" style:family="text">
      <style:text-properties fo:font-variant="normal" fo:text-transform="none" fo:color="#333333" style:font-name="Verdana1" fo:font-size="10pt" fo:letter-spacing="normal" fo:font-style="normal" fo:font-weight="bold" style:font-weight-asian="bold" style:font-weight-complex="bold"/>
    </style:style>
    <style:style style:name="T249" style:family="text">
      <style:text-properties fo:font-variant="normal" fo:text-transform="none" fo:color="#333333" style:font-name="Helvetica" fo:font-size="16.5pt" fo:letter-spacing="normal" fo:font-style="normal" fo:font-weight="bold"/>
    </style:style>
    <style:style style:name="T250" style:family="text">
      <style:text-properties fo:font-variant="normal" fo:text-transform="none" fo:color="#333333" style:font-name="Segoe UI" fo:font-size="9.75pt" fo:letter-spacing="normal" fo:font-style="normal"/>
    </style:style>
    <style:style style:name="T251" style:family="text">
      <style:text-properties fo:font-variant="normal" fo:text-transform="none" fo:color="#333333" style:font-name="Segoe UI" fo:font-size="10pt" fo:letter-spacing="normal" fo:font-style="normal" fo:background-color="#ffffff"/>
    </style:style>
    <style:style style:name="T252" style:family="text">
      <style:text-properties fo:font-variant="normal" fo:text-transform="none" fo:color="#333333" style:font-name="Segoe UI" fo:letter-spacing="normal" fo:font-style="normal" fo:background-color="#ffffff"/>
    </style:style>
    <style:style style:name="T253" style:family="text">
      <style:text-properties fo:font-variant="normal" fo:text-transform="none" fo:color="#333333" fo:font-size="9.75pt" fo:letter-spacing="normal" fo:font-style="normal"/>
    </style:style>
    <style:style style:name="T254" style:family="text">
      <style:text-properties fo:font-variant="normal" fo:text-transform="none" fo:color="#333333" fo:letter-spacing="normal" fo:font-style="normal"/>
    </style:style>
    <style:style style:name="T255" style:family="text">
      <style:text-properties fo:font-variant="normal" fo:text-transform="none" fo:color="#333333" style:font-name="Roboto" fo:font-size="11.25pt" fo:letter-spacing="normal" fo:font-style="normal"/>
    </style:style>
    <style:style style:name="T256" style:family="text">
      <style:text-properties fo:font-variant="normal" fo:text-transform="none" fo:color="#333333" style:font-name="Roboto" fo:font-size="11.25pt" fo:letter-spacing="normal" fo:font-style="normal" fo:background-color="#ffffff"/>
    </style:style>
    <style:style style:name="T257" style:family="text">
      <style:text-properties fo:font-variant="normal" fo:text-transform="none" fo:color="#33aaff" style:font-name="Trebuchet MS" fo:font-size="9.75pt" fo:letter-spacing="normal" fo:font-style="normal" style:text-underline-style="solid" style:text-underline-width="auto" style:text-underline-color="font-color"/>
    </style:style>
    <style:style style:name="T258" style:family="text">
      <style:text-properties fo:font-variant="normal" fo:text-transform="none" fo:color="#000000" style:font-name="Trebuchet MS" fo:font-size="9pt" fo:letter-spacing="normal" fo:font-style="normal" fo:font-weight="normal"/>
    </style:style>
    <style:style style:name="T259" style:family="text">
      <style:text-properties fo:font-variant="normal" fo:text-transform="none" fo:color="#000000" style:font-name="inherit" fo:font-size="13pt" fo:letter-spacing="normal" fo:font-style="normal" fo:font-weight="bold" style:font-size-asian="13pt" style:font-size-complex="13pt"/>
    </style:style>
    <style:style style:name="T260" style:family="text">
      <style:text-properties fo:font-variant="normal" fo:text-transform="none" fo:color="#000000" style:font-name="Times New Roman" fo:font-size="13pt" fo:letter-spacing="normal" fo:font-style="normal" fo:font-weight="normal" style:font-size-asian="13pt" style:font-size-complex="13pt"/>
    </style:style>
    <style:style style:name="T261" style:family="text">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T262" style:family="text">
      <style:text-properties fo:font-variant="normal" fo:text-transform="none" fo:color="#000000" style:font-name="Times New Roman" fo:font-size="13pt" fo:letter-spacing="normal" fo:font-style="normal" fo:font-weight="bold" style:font-size-asian="13pt" style:font-size-complex="13pt"/>
    </style:style>
    <style:style style:name="T263" style:family="text">
      <style:text-properties fo:font-variant="normal" fo:text-transform="none" fo:color="#000000" fo:letter-spacing="normal"/>
    </style:style>
    <style:style style:name="T264" style:family="text">
      <style:text-properties fo:font-variant="normal" fo:text-transform="none" fo:color="#000000" fo:letter-spacing="normal" fo:font-style="normal" fo:font-weight="normal"/>
    </style:style>
    <style:style style:name="T265" style:family="text">
      <style:text-properties fo:font-variant="normal" fo:text-transform="none" fo:color="#000000" fo:letter-spacing="normal" fo:font-style="normal" fo:font-weight="normal" style:font-weight-asian="normal" style:font-weight-complex="normal"/>
    </style:style>
    <style:style style:name="T266" style:family="text">
      <style:text-properties fo:font-variant="normal" fo:text-transform="none" fo:color="#000000" fo:letter-spacing="normal" fo:font-style="normal" fo:font-weight="bold"/>
    </style:style>
    <style:style style:name="T267" style:family="text">
      <style:text-properties fo:font-variant="normal" fo:text-transform="none" fo:color="#000000" style:font-name="monospace1" fo:font-size="9.75pt" fo:letter-spacing="normal" fo:font-style="normal" fo:font-weight="normal" style:font-size-asian="13pt" style:font-size-complex="13pt"/>
    </style:style>
    <style:style style:name="T268" style:family="text">
      <style:text-properties fo:font-variant="normal" fo:text-transform="none" fo:color="#000000" style:font-name="monospace1" fo:font-size="9.75pt" fo:letter-spacing="normal" fo:font-style="normal" fo:font-weight="bold" style:font-size-asian="13pt" style:font-size-complex="13pt"/>
    </style:style>
    <style:style style:name="T269" style:family="text">
      <style:text-properties fo:font-variant="normal" fo:text-transform="none" style:use-window-font-color="true" style:font-name="Calibri1" fo:letter-spacing="normal" fo:font-style="normal" fo:font-weight="normal" fo:background-color="transparent" style:font-name-asian="Calibri1" style:font-name-complex="Calibri1"/>
    </style:style>
    <style:style style:name="T270" style:family="text">
      <style:text-properties fo:font-variant="normal" fo:text-transform="none" fo:color="#666666" style:font-name="inherit" fo:font-size="13pt" fo:letter-spacing="normal" fo:font-style="normal" fo:font-weight="normal" style:font-size-asian="13pt" style:font-size-complex="13pt"/>
    </style:style>
    <style:style style:name="T271" style:family="text">
      <style:text-properties fo:font-variant="normal" fo:text-transform="none" fo:color="#666666" style:font-name="Times New Roman" fo:font-size="13pt" fo:letter-spacing="normal" fo:font-style="normal" fo:font-weight="bold" style:font-size-asian="13pt" style:font-size-complex="13pt"/>
    </style:style>
    <style:style style:name="T272" style:family="text">
      <style:text-properties fo:font-variant="normal" fo:text-transform="none" fo:color="#494949" style:font-name="Times New Roman" fo:font-size="13pt" fo:letter-spacing="normal" fo:font-style="normal" fo:font-weight="normal" style:font-size-asian="13pt" style:font-size-complex="13pt"/>
    </style:style>
    <style:style style:name="T273" style:family="text">
      <style:text-properties fo:font-variant="normal" fo:text-transform="none" fo:color="#494949" style:font-name="Times New Roman" fo:letter-spacing="normal" fo:font-style="normal"/>
    </style:style>
    <style:style style:name="T274" style:family="text">
      <style:text-properties fo:font-variant="normal" fo:text-transform="none" fo:color="#494949" style:font-name="Verdana2" fo:font-size="10.5pt" fo:letter-spacing="normal" fo:font-style="normal" fo:font-weight="normal"/>
    </style:style>
    <style:style style:name="T275" style:family="text">
      <style:text-properties fo:font-variant="normal" fo:text-transform="none" fo:color="#494949" fo:letter-spacing="normal"/>
    </style:style>
    <style:style style:name="T276" style:family="text">
      <style:text-properties fo:font-variant="normal" fo:text-transform="none" fo:color="#3172ac" style:text-line-through-style="none" style:font-name="Verdana2" fo:font-size="10.5pt" fo:letter-spacing="normal" fo:font-style="normal" style:text-underline-style="none" fo:font-weight="normal" style:text-blinking="false"/>
    </style:style>
    <style:style style:name="T277" style:family="text">
      <style:text-properties fo:font-variant="normal" fo:text-transform="none" fo:color="#212121" fo:letter-spacing="normal" fo:font-style="normal"/>
    </style:style>
    <style:style style:name="T278" style:family="text">
      <style:text-properties fo:font-variant="normal" fo:text-transform="none" fo:color="#212121" fo:letter-spacing="normal" fo:font-style="normal" fo:font-weight="normal"/>
    </style:style>
    <style:style style:name="T279" style:family="text">
      <style:text-properties fo:font-variant="normal" fo:text-transform="none" fo:letter-spacing="normal" fo:font-style="normal"/>
    </style:style>
    <style:style style:name="T280" style:family="text">
      <style:text-properties fo:font-variant="normal" fo:text-transform="none" fo:letter-spacing="normal" fo:font-style="normal" fo:font-weight="normal"/>
    </style:style>
    <style:style style:name="T281" style:family="text">
      <style:text-properties fo:font-variant="normal" fo:text-transform="none" fo:letter-spacing="normal" fo:font-style="normal" fo:font-weight="normal" style:font-weight-asian="normal" style:font-weight-complex="normal"/>
    </style:style>
    <style:style style:name="T282" style:family="text">
      <style:text-properties fo:font-variant="normal" fo:text-transform="none" fo:color="#03a9f4" style:text-line-through-style="none" fo:letter-spacing="normal" fo:font-style="normal" style:text-underline-style="none" style:text-blinking="false"/>
    </style:style>
    <style:style style:name="T283" style:family="text">
      <style:text-properties fo:font-variant="normal" fo:text-transform="none" fo:color="#222222" style:font-name="Times New Roman" fo:font-size="13pt" fo:letter-spacing="normal" fo:font-style="normal" fo:font-weight="normal" style:font-size-asian="13pt" style:font-size-complex="13pt"/>
    </style:style>
    <style:style style:name="T284" style:family="text">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T285" style:family="text">
      <style:text-properties fo:font-variant="normal" fo:text-transform="none" fo:color="#222222" style:font-name="Times New Roman" fo:letter-spacing="normal" fo:font-style="normal" fo:font-weight="normal" style:font-style-asian="normal" style:font-style-complex="normal"/>
    </style:style>
    <style:style style:name="T286" style:family="text">
      <style:text-properties fo:font-variant="normal" fo:text-transform="none" fo:color="#222222" style:font-name="Times New Roman" fo:letter-spacing="normal" fo:font-style="normal" style:font-style-asian="normal" style:font-style-complex="normal"/>
    </style:style>
    <style:style style:name="T287" style:family="text">
      <style:text-properties fo:font-variant="normal" fo:text-transform="none" fo:color="#40a070" style:font-name="monospace1" fo:font-size="9.75pt" fo:letter-spacing="normal" fo:font-style="normal" fo:font-weight="normal" style:font-size-asian="13pt" style:font-size-complex="13pt"/>
    </style:style>
    <style:style style:name="T288" style:family="text">
      <style:text-properties fo:font-variant="normal" fo:text-transform="none" fo:color="#dd1144" style:font-name="monospace1" fo:font-size="9.75pt" fo:letter-spacing="normal" fo:font-style="normal" fo:font-weight="normal" style:font-size-asian="13pt" style:font-size-complex="13pt"/>
    </style:style>
    <style:style style:name="T289" style:family="text">
      <style:text-properties fo:font-variant="normal" fo:text-transform="none" fo:color="#313131" style:text-line-through-style="none" style:font-name="Times New Roman" fo:font-size="13pt" fo:letter-spacing="normal" fo:font-style="normal" style:text-underline-style="none" fo:font-weight="normal" style:text-blinking="false" fo:background-color="transparent" style:font-size-asian="13pt" style:font-size-complex="13pt"/>
    </style:style>
    <style:style style:name="T290" style:family="text">
      <style:text-properties fo:font-variant="normal" fo:text-transform="none" fo:color="#60a000" style:font-name="Calibri" fo:font-size="13.5pt" fo:letter-spacing="normal" fo:font-style="normal"/>
    </style:style>
    <style:style style:name="T291" style:family="text">
      <style:text-properties fo:font-variant="normal" fo:text-transform="none" fo:color="#60a000" style:font-name="Calibri" fo:font-size="13.5pt" fo:letter-spacing="normal" fo:font-style="normal" fo:font-weight="normal"/>
    </style:style>
    <style:style style:name="T292" style:family="text">
      <style:text-properties fo:font-variant="normal" fo:text-transform="none" fo:color="#0000ff" style:font-name="Segoe UI" fo:font-size="10pt" fo:letter-spacing="normal" fo:font-style="normal" fo:background-color="#ffffff"/>
    </style:style>
    <style:style style:name="T293" style:family="text">
      <style:text-properties fo:font-variant="normal" fo:text-transform="none" fo:color="#2b91af" style:font-name="Segoe UI" fo:font-size="10pt" fo:letter-spacing="normal" fo:font-style="normal" fo:background-color="#ffffff"/>
    </style:style>
    <style:style style:name="T294" style:family="text">
      <style:text-properties fo:font-variant="normal" fo:text-transform="none" fo:color="#a31515" style:font-name="Segoe UI" fo:font-size="10pt" fo:letter-spacing="normal" fo:font-style="normal" fo:background-color="#ffffff"/>
    </style:style>
    <style:style style:name="T295" style:family="text">
      <style:text-properties fo:font-variant="normal" fo:text-transform="none" fo:color="#111111" style:font-name="Segoe UI1" fo:font-size="10.5pt" fo:letter-spacing="normal" fo:font-style="normal"/>
    </style:style>
    <style:style style:name="T296" style:family="text">
      <style:text-properties fo:font-variant="normal" fo:text-transform="none" fo:color="#111111" fo:font-size="10.5pt" fo:letter-spacing="normal" fo:font-style="normal"/>
    </style:style>
    <style:style style:name="T297" style:family="text">
      <style:text-properties fo:font-variant="normal" fo:text-transform="none" fo:color="#111111" fo:letter-spacing="normal" fo:font-style="normal"/>
    </style:style>
    <style:style style:name="T298" style:family="text">
      <style:text-properties fo:font-weight="bold"/>
    </style:style>
    <style:style style:name="T299" style:family="text">
      <style:text-properties fo:font-weight="bold" style:font-weight-asian="bold" style:font-weight-complex="bold"/>
    </style:style>
    <style:style style:name="T300" style:family="text">
      <style:text-properties fo:font-style="normal" fo:font-weight="normal"/>
    </style:style>
    <style:style style:name="T301" style:family="text">
      <style:text-properties fo:font-style="normal" fo:font-weight="normal" style:font-name-asian="Verdana" style:font-name-complex="Verdana"/>
    </style:style>
    <style:style style:name="T302" style:family="text">
      <style:text-properties fo:font-style="normal" fo:font-weight="bold" style:font-name-asian="Verdana" style:font-weight-asian="bold" style:font-name-complex="Verdana" style:font-weight-complex="bold"/>
    </style:style>
    <style:style style:name="T303" style:family="text">
      <style:text-properties fo:font-weight="normal" style:font-weight-asian="normal" style:font-weight-complex="normal"/>
    </style:style>
    <style:style style:name="T304" style:family="text">
      <style:text-properties fo:color="#494949" fo:font-size="13pt" style:font-size-asian="13pt" style:font-size-complex="13pt"/>
    </style:style>
    <style:style style:name="T305" style:family="text">
      <style:text-properties fo:color="#3172ac" style:text-line-through-style="none" fo:font-size="13pt" style:text-underline-style="none" style:text-blinking="false" style:font-size-asian="13pt" style:font-size-complex="13pt"/>
    </style:style>
    <style:style style:name="T306" style:family="text">
      <style:text-properties fo:color="#3172ac" style:text-line-through-style="none" style:text-underline-style="none" style:text-blinking="false"/>
    </style:style>
    <style:style style:name="T307" style:family="text">
      <style:text-properties fo:font-size="13pt" style:font-size-asian="13pt" style:font-size-complex="13pt"/>
    </style:style>
    <style:style style:name="T308" style:family="text">
      <style:text-properties fo:font-size="13pt" fo:font-weight="bold" style:font-size-asian="13pt" style:font-size-complex="13pt"/>
    </style:style>
    <style:style style:name="T309" style:family="text">
      <style:text-properties style:font-name="Consolas2" fo:font-size="12pt"/>
    </style:style>
    <style:style style:name="T310" style:family="text">
      <style:text-properties style:font-name="Consolas2" fo:font-size="12pt" fo:font-style="normal"/>
    </style:style>
    <style:style style:name="T311" style:family="text">
      <style:text-properties style:font-name="Consolas2" fo:font-size="12pt" fo:font-style="normal" fo:font-weight="normal"/>
    </style:style>
    <style:style style:name="T312" style:family="text">
      <style:text-properties style:font-name="Consolas2" fo:font-size="12pt" fo:font-style="normal" fo:font-weight="normal" style:font-size-asian="13pt" style:font-size-complex="13pt"/>
    </style:style>
    <style:style style:name="T313" style:family="text">
      <style:text-properties style:font-name="Consolas2" fo:font-size="12pt" fo:font-style="normal" fo:font-weight="normal" style:font-weight-asian="normal" style:font-weight-complex="normal"/>
    </style:style>
    <style:style style:name="T314" style:family="text">
      <style:text-properties style:font-name="Consolas2" fo:font-size="12pt" fo:font-style="normal" fo:font-weight="bold"/>
    </style:style>
    <style:style style:name="T315" style:family="text">
      <style:text-properties style:font-name="Consolas2" fo:font-size="12pt" fo:font-weight="normal" style:font-weight-asian="normal" style:font-weight-complex="normal"/>
    </style:style>
    <style:style style:name="T316" style:family="text">
      <style:text-properties style:font-weight-asian="normal" style:font-weight-complex="normal"/>
    </style:style>
    <style:style style:name="T317" style:family="text">
      <style:text-properties style:text-line-through-style="none" style:font-name="Times New Roman" fo:font-style="italic" style:text-underline-style="none" style:text-blinking="false"/>
    </style:style>
    <style:style style:name="T318" style:family="text">
      <style:text-properties style:font-name="Times New Roman"/>
    </style:style>
    <style:style style:name="T319" style:family="text">
      <style:text-properties style:font-name="Times New Roman" fo:font-weight="normal" style:font-weight-asian="normal" style:font-weight-complex="normal"/>
    </style:style>
    <style:style style:name="T320" style:family="text">
      <style:text-properties style:font-name="Times New Roman" fo:font-weight="bold" style:font-weight-asian="bold" style:font-weight-complex="bold"/>
    </style:style>
    <style:style style:name="T321" style:family="text">
      <style:text-properties style:font-name="Times New Roman" style:font-weight-asian="normal" style:font-weight-complex="normal"/>
    </style:style>
    <style:style style:name="T322" style:family="text">
      <style:text-properties style:font-name="Times New Roman" fo:font-size="13pt" style:font-size-asian="13pt" style:font-size-complex="13pt"/>
    </style:style>
    <style:style style:name="T323" style:family="text">
      <style:text-properties style:font-name="Times New Roman" fo:font-size="13pt" fo:font-weight="bold" style:font-size-asian="13pt" style:font-weight-asian="bold" style:font-size-complex="13pt" style:font-weight-complex="bold"/>
    </style:style>
    <style:style style:name="T324" style:family="text">
      <style:text-properties style:font-name="Times New Roman" fo:font-size="13pt" fo:font-weight="bold" style:font-size-asian="13pt" style:font-size-complex="13pt"/>
    </style:style>
    <style:style style:name="T325" style:family="text">
      <style:text-properties style:font-name="Times New Roman" fo:font-style="normal" style:font-style-asian="normal" style:font-style-complex="normal"/>
    </style:style>
    <style:style style:name="T326" style:family="text">
      <style:text-properties style:font-name="Times New Roman" fo:font-style="normal" fo:font-weight="bold" style:font-style-asian="normal" style:font-weight-asian="bold" style:font-style-complex="normal" style:font-weight-complex="bold"/>
    </style:style>
    <style:style style:name="T327" style:family="text">
      <style:text-properties style:text-position="super 58%" style:font-name="Times New Roman" fo:font-size="13pt" style:font-size-asian="13pt" style:font-size-complex="13pt"/>
    </style:style>
    <style:style style:name="T328" style:family="text">
      <style:text-properties style:font-name="Menlo" fo:font-size="9pt" fo:font-style="normal" fo:font-weight="normal"/>
    </style:style>
    <style:style style:name="T329" style:family="text">
      <style:text-properties fo:color="#7f0055"/>
    </style:style>
    <style:style style:name="T330" style:family="text">
      <style:text-properties fo:color="#7f0055" style:font-name="Times New Roman" fo:font-size="13pt" style:font-size-asian="13pt" style:font-size-complex="13pt"/>
    </style:style>
    <style:style style:name="T331" style:family="text">
      <style:text-properties fo:color="#006666"/>
    </style:style>
    <style:style style:name="T332" style:family="text">
      <style:text-properties fo:color="#006666" style:font-name="Menlo" fo:font-size="9pt" fo:font-style="normal" fo:font-weight="normal"/>
    </style:style>
    <style:style style:name="T333" style:family="text">
      <style:text-properties fo:color="#880000" style:font-name="Menlo" fo:font-size="9pt" fo:font-style="normal" fo:font-weight="normal"/>
    </style:style>
    <style:style style:name="T334" style:family="text">
      <style:text-properties fo:color="#313131" style:text-line-through-style="none" style:text-underline-style="none" fo:font-weight="bold" style:text-blinking="false" fo:background-color="transparent"/>
    </style:style>
    <style:style style:name="T335" style:family="text">
      <style:text-properties fo:font-size="11.25pt"/>
    </style:style>
    <style:style style:name="T336" style:family="text">
      <style:text-properties fo:color="#808080" style:font-name="Consolas1" fo:font-size="9.5pt" style:font-name-asian="Consolas1" style:font-size-asian="9.5pt" style:font-name-complex="Consolas1" style:font-size-complex="9.5pt"/>
    </style:style>
    <style:style style:name="T337" style:family="text">
      <style:text-properties fo:color="#ff00ff" style:font-name="Consolas1" fo:font-size="9.5pt" style:font-name-asian="Consolas1" style:font-size-asian="9.5pt" style:font-name-complex="Consolas1" style:font-size-complex="9.5pt"/>
    </style:style>
    <style:style style:name="T338" style:family="text">
      <style:text-properties fo:color="#1c1c1c" style:font-name="Times New Roman" fo:font-size="13pt" fo:font-weight="normal" style:font-size-asian="13pt" style:font-weight-asian="normal" style:font-size-complex="13pt" style:font-weight-complex="normal"/>
    </style:style>
    <style:style style:name="T339" style:family="text">
      <style:text-properties style:font-size-asian="14pt" style:font-size-complex="14pt"/>
    </style:style>
    <style:style style:name="T340" style:family="text">
      <style:text-properties style:font-name="Segoe UI" fo:font-size="10pt" fo:background-color="#ffffff"/>
    </style:style>
    <style:style style:name="T341" style:family="text">
      <style:text-properties style:font-name="Segoe UI" fo:font-size="10pt" fo:font-style="normal" fo:font-weight="normal" fo:background-color="#ffffff"/>
    </style:style>
    <style:style style:name="T342" style:family="text">
      <style:text-properties style:font-name="Segoe UI" fo:font-size="12pt" fo:background-color="#ffffff"/>
    </style:style>
    <style:style style:name="T343" style:family="text">
      <style:text-properties style:font-name="Segoe UI" fo:font-size="12pt" fo:font-style="normal" fo:font-weight="normal" fo:background-color="#ffffff"/>
    </style:style>
    <style:style style:name="T344" style:family="text">
      <style:text-properties fo:background-color="#ffffff"/>
    </style:style>
    <style:style style:name="T345" style:family="text">
      <style:text-properties style:font-name="Roboto" fo:font-size="11.25pt" fo:font-style="normal" fo:font-weight="normal" fo:background-color="#ffffff"/>
    </style:style>
    <style:style style:name="T346" style:family="text">
      <style:text-properties fo:background-color="transparent" style:font-name-asian="Calibri1" style:font-size-asian="12pt" style:font-name-complex="Calibri1" style:font-size-complex="12pt"/>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vertical-pos="top" style:vertical-rel="baseline" fo:padding="0in" fo:border="0.0008in solid #eeeee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OLE">
      <style:graphic-properties style:vertical-pos="top" style:vertical-rel="baseline" draw:ole-draw-aspect="1" draw:visible-area-top="0in" draw:visible-area-width="1.9764in" draw:visible-area-height="1.9764in"/>
    </style:style>
    <text:list-style style:name="L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space-before="-0.3752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bullet-char="•">
        <style:list-level-properties text:space-before="0.1161in"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6252in"/>
      </text:list-level-style-bullet>
      <text:list-level-style-bullet text:level="3" text:style-name="Bullet_20_Symbols" style:num-suffix="." text:bullet-char="•">
        <style:list-level-properties text:space-before="0.9374in"/>
      </text:list-level-style-bullet>
      <text:list-level-style-bullet text:level="4" text:style-name="Bullet_20_Symbols" style:num-suffix="." text:bullet-char="•">
        <style:list-level-properties text:space-before="1.25in"/>
      </text:list-level-style-bullet>
      <text:list-level-style-bullet text:level="5" text:style-name="Bullet_20_Symbols" style:num-suffix="." text:bullet-char="•">
        <style:list-level-properties text:space-before="1.5626in"/>
      </text:list-level-style-bullet>
      <text:list-level-style-bullet text:level="6" text:style-name="Bullet_20_Symbols" style:num-suffix="." text:bullet-char="•">
        <style:list-level-properties text:space-before="1.8752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0209in"/>
      </text:list-level-style-number>
      <text:list-level-style-number text:level="2" text:style-name="Numbering_20_Symbols" style:num-suffix="." style:num-format="1">
        <style:list-level-properties text:space-before="0.0417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bullet-char="•">
        <style:list-level-properties text:space-before="0.0728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style:num-suffix="." text:bullet-char="•">
        <style:list-level-properties text:space-before="0.0728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0728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5" draw:name="1" text:anchor-type="as-char" svg:width="0.0937in" style:rel-width="scale" svg:height="0.0937in" style:rel-height="scale" draw:z-index="0"><draw:object-ole xlink:href="./OleObj1" xlink:type="simple" xlink:show="embed" xlink:actuate="onLoad"/><draw:image xlink:href="./ObjectReplacements/OleObj1" xlink:type="simple" xlink:show="embed" xlink:actuate="onLoad"/></draw:frame><text:span text:style-name="T24">WPF Layout</text:span><text:span text:style-name="T26"> :</text:span></text:p>
      <text:p text:style-name="P28">Layout of controls is critical to an applications usability. Arranging controls based on fixed pixel coordinates may work for an limited enviroment, but as soon as you want to use it on different screen resolutions or with different font sizes it will fail. WPF provides a rich set built-in layout panels that help you to avoid the common pitfalls.</text:p>
      <text:p text:style-name="P31">These are the five most popular layout panels of WPF:</text:p>
      <text:list xml:id="list5481629660376717906" text:style-name="L1">
        <text:list-item>
          <text:p text:style-name="P359"><text:a xlink:type="simple" xlink:href="http://www.wpftutorial.net/GridLayout.html" text:style-name="Internet_20_link" text:visited-style-name="Visited_20_Internet_20_Link"><text:span text:style-name="T36">Grid Panel</text:span></text:a></text:p>
        </text:list-item>
        <text:list-item>
          <text:p text:style-name="P359"><text:a xlink:type="simple" xlink:href="http://www.wpftutorial.net/StackPanel.html" text:style-name="Internet_20_link" text:visited-style-name="Visited_20_Internet_20_Link"><text:span text:style-name="T36">Stack Pane</text:span></text:a></text:p>
        </text:list-item>
        <text:list-item>
          <text:p text:style-name="P359"><text:a xlink:type="simple" xlink:href="http://www.wpftutorial.net/DockPanel.html" text:style-name="Internet_20_link" text:visited-style-name="Visited_20_Internet_20_Link"><text:span text:style-name="T36">Dock Panel</text:span></text:a></text:p>
        </text:list-item>
        <text:list-item>
          <text:p text:style-name="P359"><text:a xlink:type="simple" xlink:href="http://www.wpftutorial.net/WrapPanel.html" text:style-name="Internet_20_link" text:visited-style-name="Visited_20_Internet_20_Link"><text:span text:style-name="T36">Wrap Panel</text:span></text:a></text:p>
        </text:list-item>
        <text:list-item>
          <text:p text:style-name="P359"><text:a xlink:type="simple" xlink:href="http://www.wpftutorial.net/Canvas.html" text:style-name="Internet_20_link" text:visited-style-name="Visited_20_Internet_20_Link"><text:span text:style-name="T36">Canvas Panel</text:span></text:a></text:p>
        </text:list-item>
      </text:list>
      <text:p text:style-name="P6"><text:span text:style-name="T24">Grid Panel</text:span><text:span text:style-name="T26"> :<text:tab/>The grid is a layout panel that arranges its child controls in a tabular structure of rows and columns.</text:span></text:p>
      <text:p text:style-name="P32">The size can be specified as an absolute amount of logical units, as a percentage value or automatically.</text:p>
      <table:table table:name="Table1" table:style-name="Table1">
        <table:table-column table:style-name="Table1.A"/>
        <table:table-column table:style-name="Table1.B"/>
        <table:table-row>
          <table:table-cell table:style-name="Table1.A1" office:value-type="string">
            <text:p text:style-name="P45">Fixed</text:p>
          </table:table-cell>
          <table:table-cell table:style-name="Table1.A1" office:value-type="string">
            <text:p text:style-name="P48">Fixed size of logical units (1/96 inch)</text:p>
          </table:table-cell>
        </table:table-row>
        <table:table-row>
          <table:table-cell table:style-name="Table1.A1" office:value-type="string">
            <text:p text:style-name="P45">Auto</text:p>
          </table:table-cell>
          <table:table-cell table:style-name="Table1.A1" office:value-type="string">
            <text:p text:style-name="P48">Takes as much space as needed by the contained control</text:p>
          </table:table-cell>
        </table:table-row>
        <table:table-row>
          <table:table-cell table:style-name="Table1.A1" office:value-type="string">
            <text:p text:style-name="P45">Star (*)</text:p>
          </table:table-cell>
          <table:table-cell table:style-name="Table1.A1" office:value-type="string">
            <text:p text:style-name="P48">Takes as much space as available (after filling all auto and fixed sized columns), proportionally divided over all star-sized columns. So 3*/5* means the same as 30*/50*. Remember that star-sizing does not work if the grid size is calculated based on its content.</text:p>
          </table:table-cell>
        </table:table-row>
      </table:table>
      <text:p text:style-name="P6"><text:span text:style-name="T24">Stack panel :</text:span><text:span text:style-name="T26"> In stack panel child elements are arranged in horizontal or vertical orientation</text:span></text:p>
      <text:p text:style-name="P6"><text:span text:style-name="T24">Dock Panel :</text:span><text:span text:style-name="T26"> <text:s/>in Dock Panel child elements are arranged in left, right, top, bottom and fill.</text:span></text:p>
      <text:p text:style-name="P6"><text:span text:style-name="T24">Wrap Panel :</text:span><text:span text:style-name="T26"> In wrap Panel child elements are arranged in a row until the next item doesn’t fit in that case it wraps to the next row.</text:span></text:p>
      <text:p text:style-name="P6"><text:span text:style-name="T24">Canvas Panel :</text:span><text:span text:style-name="T26"> In canvas panel elements are arranged according to the content position and size and doesn’t automatically adjusts when canvas is resized.</text:span></text:p>
      <text:p text:style-name="P6"><text:span text:style-name="T24">Types of Containers :</text:span><text:span text:style-name="T26"> </text:span></text:p>
      <text:p text:style-name="P42"><text:span text:style-name="T37">WPF Window is derived from </text:span><text:span text:style-name="T51">ContentControl</text:span><text:span text:style-name="T37">. Basically while working with Controls, you might come across a few types of controls which form the basis for any WPF control. A </text:span><text:span text:style-name="T51">ContentControl </text:span><text:span text:style-name="T37">holds any arbitrary content. It may be a </text:span><text:span text:style-name="T51">string</text:span><text:span text:style-name="T37">, an </text:span><text:span text:style-name="T51">object </text:span><text:span text:style-name="T37">of any type or even a </text:span><text:span text:style-name="T51">UIElement </text:span><text:span text:style-name="T37">like </text:span><text:span text:style-name="T51">Button</text:span><text:span text:style-name="T37">, </text:span><text:span text:style-name="T51">TextBox</text:span><text:span text:style-name="T37">, etc. In other words, A </text:span><text:span text:style-name="T51">Content</text:span><text:span text:style-name="T37"> is an arbitrary element that might be placed inside a container. Let's take a look at them one by one:</text:span></text:p>
      <text:list xml:id="list344705256570978949" text:style-name="L2">
        <text:list-item>
          <text:p text:style-name="P365"><text:span text:style-name="T37">ContentControl: A </text:span><text:span text:style-name="T55">ContentControl</text:span><text:span text:style-name="T37"> holds a single child Content. As Window is derived from</text:span><text:span text:style-name="T55">ContentControl</text:span><text:span text:style-name="T37">, every window can have only a single Child. For Example: </text:span><text:span text:style-name="T55">Window, Button</text:span><text:span text:style-name="T37">, etc.</text:span></text:p>
        </text:list-item>
        <text:list-item>
          <text:p text:style-name="P365"><text:span text:style-name="T37">HeaderedContentControl: It is basically the same as </text:span><text:span text:style-name="T55">ContentControl</text:span><text:span text:style-name="T37">, but additionally there is a header part which shows the Header for the </text:span><text:span text:style-name="T55">Content</text:span><text:span text:style-name="T37">. For instance, a </text:span><text:span text:style-name="T55">GroupBox, Expander</text:span><text:span text:style-name="T37"> are</text:span><text:span text:style-name="T55">HeaderedContentControl</text:span><text:span text:style-name="T37">.</text:span></text:p>
        </text:list-item>
        <text:list-item>
          <text:p text:style-name="P365"><text:span text:style-name="T37">ItemsControl: The content of </text:span><text:span text:style-name="T55">ItemsControl</text:span><text:span text:style-name="T37"> is multiple. Therefore, you can place many arbitrary elements inside an </text:span><text:span text:style-name="T55">ItemsControl</text:span><text:span text:style-name="T37">. For instance : </text:span><text:span text:style-name="T55">ListBox, ListView</text:span><text:span text:style-name="T37"> are examples of </text:span><text:span text:style-name="T55">ItemsControl</text:span><text:span text:style-name="T37">.</text:span></text:p>
        </text:list-item>
        <text:list-item>
          <text:p text:style-name="P365"><text:soft-page-break/><text:span text:style-name="T37">HeaderedItemsControl: Here, each </text:span><text:span text:style-name="T55">Collection</text:span><text:span text:style-name="T51"> </text:span><text:span text:style-name="T37">has a specific header content of it. A</text:span><text:span text:style-name="T55">HeaderedItemsControl</text:span><text:span text:style-name="T37"> is a complex element which holds each content with a specific header. </text:span><text:span text:style-name="T55">TreeView</text:span><text:span text:style-name="T37"> is an example of </text:span><text:span text:style-name="T55">HeaderedItemsControl</text:span><text:span text:style-name="T37">.</text:span></text:p>
        </text:list-item>
      </text:list>
      <text:p text:style-name="P8"><text:s/>Resources : </text:p>
      <text:p text:style-name="P6"><text:span text:style-name="T24"><text:tab/></text:span><text:span text:style-name="T59">A resource is an object that can be reused in different places in your application. Examples of resources include brushes and styles.</text:span></text:p>
      <text:p text:style-name="P10">The content in the resource is available to the child elements of that resource <text:tab/>eg : <text:s/>if you are writing the style in windows resource then that style is applicable to the target type child elements in that window .</text:p>
      <text:p text:style-name="P102">We are having some type of resources they are Application resource, window resource, page resource, user control resource etc</text:p>
      <text:p text:style-name="P11">Types of Resources :</text:p>
      <text:list xml:id="list1307612745337063508" text:style-name="L3">
        <text:list-item>
          <text:p text:style-name="P366"><text:span text:style-name="T53">StaticResource</text:span><text:span text:style-name="T37"> provides a value for a XAML property by substituting the value of an already defined resource. For details, see StaticResource Markup Extension. </text:span><text:span text:style-name="T65">The value of </text:span><text:span text:style-name="T67">StaticResource</text:span><text:span text:style-name="T65"> is determined at the time of loading</text:span></text:p>
        </text:list-item>
        <text:list-item>
          <text:p text:style-name="P366"><text:span text:style-name="T53">DynamicResource</text:span><text:span text:style-name="T37"> provides a value for a XAML property by deferring that value to be a run-time reference to a resource. A dynamic resource reference forces a new lookup each time such a resource is accessed. For details, see DynamicResource Markup Extension. (</text:span><text:span text:style-name="T65">Dynamic Resource we use in a situation where we want to change the value of property at run time)</text:span></text:p>
        </text:list-item>
        <text:list-item>
          <text:p text:style-name="P366"><text:span text:style-name="T53">Binding</text:span><text:span text:style-name="T37"> provides a data bound value for a property, per the data context that applies to the element. This markup extension is relatively complex, because it enables a substantial inline syntax for specifying a data binding. For details, see Binding Markup Extension.</text:span></text:p>
        </text:list-item>
        <text:list-item>
          <text:p text:style-name="P366"><text:span text:style-name="T53">RelativeSource</text:span><text:span text:style-name="T37"> provides source information for a </text:span><text:span text:style-name="T51">Binding</text:span><text:span text:style-name="T37"> that can navigate several possible relationships in the run-time element tree. This provides specialized sourcing for bindings that are created in multi-use templates, or created in code without full knowledge of the surrounding element tree. For details, see RelativeSource MarkupExtension.</text:span></text:p>
        </text:list-item>
      </text:list>
      <text:p text:style-name="P117">What Are Resources, And How Can They Help Me</text:p>
      <text:p text:style-name="P103">Resources are re-usable objects that may be declared in various places:</text:p>
      <text:list xml:id="list2541469748444413607" text:style-name="L4">
        <text:list-item>
          <text:p text:style-name="P367"><text:span text:style-name="T37">Within the application </text:span><text:span text:style-name="T40">App.xaml</text:span><text:span text:style-name="T37"> file (or whatever your application file is called). Which means that the declared resource will have global application scope.</text:span></text:p>
        </text:list-item>
        <text:list-item>
          <text:p text:style-name="P367"><text:span text:style-name="T37">Within the </text:span><text:span text:style-name="T55">Resources</text:span><text:span text:style-name="T37"> property of the current </text:span><text:span text:style-name="T55">Window</text:span><text:span text:style-name="T37"> (assuming we are working with a </text:span><text:span text:style-name="T55">Window</text:span><text:span text:style-name="T37">). Which means that the declared resource will have </text:span><text:span text:style-name="T55">Window</text:span><text:span text:style-name="T37"> level scope. All UI elements that are part of the resource declaring </text:span><text:span text:style-name="T55">Window</text:span><text:span text:style-name="T37"> will have access to the declared resource.</text:span></text:p>
        </text:list-item>
        <text:list-item>
          <text:p text:style-name="P367"><text:span text:style-name="T37">Within the </text:span><text:span text:style-name="T55">Resources</text:span><text:span text:style-name="T37"> property of any </text:span><text:span text:style-name="T55">FrameworkElement</text:span><text:span text:style-name="T37"> or </text:span><text:span text:style-name="T55">FrameworkContentElement</text:span><text:span text:style-name="T37">.</text:span></text:p>
        </text:list-item>
        <text:list-item>
          <text:p text:style-name="P369">Separate loose XAML resource file.</text:p>
        </text:list-item>
      </text:list>
      <text:p text:style-name="P42"><text:span text:style-name="T37">You can think of a resource as a single object that is stored in a </text:span><text:span text:style-name="T51">Dictionary</text:span><text:span text:style-name="T37"> of resource objects. And as such, each resource must have a key that enables the safe and unique retrieval of the resource from the </text:span><text:span text:style-name="T51">ResourceDictionary</text:span><text:span text:style-name="T37">.</text:span></text:p>
      <text:p text:style-name="P42"><text:span text:style-name="T37">When you define resources in markup, you assign the unique key through the </text:span><text:span text:style-name="T51">x:Key</text:span><text:span text:style-name="T37"> attribute. Typically, the key is a string; however, you can also set it to other object types by using the appropriate markup extensions. Non-string keys for resources are used by certain feature areas in WPF, notably for styles, component resources, and data styling. But we'll see more on this in subsequent articles in this article </text:span><text:soft-page-break/><text:span text:style-name="T37">series.</text:span></text:p>
      <text:p text:style-name="P42"><text:span text:style-name="T37">Every framework-level element (</text:span><text:span text:style-name="T51">FrameworkElement</text:span><text:span text:style-name="T37"> or </text:span><text:span text:style-name="T51">FrameworkContentElement</text:span><text:span text:style-name="T37">) has a </text:span><text:span text:style-name="T51">Resources</text:span><text:span text:style-name="T37"> property, which is the property that contains the resources (as a </text:span><text:span text:style-name="T51">ResourceDictionary</text:span><text:span text:style-name="T37">) that a resource defines. You can define resources on any element. However, resources are most commonly defined on the root element, which would normally be </text:span><text:span text:style-name="T51">Window</text:span><text:span text:style-name="T37">.</text:span></text:p>
      <text:p text:style-name="P42"><text:span text:style-name="T37">So once you declare a resource, you are free to use it on an element. For example, the following XAML declares a new</text:span><text:span text:style-name="T51">SolidColorBrush</text:span><text:span text:style-name="T37"> resource on a </text:span><text:span text:style-name="T51">Window</text:span><text:span text:style-name="T37">, which is then used for the </text:span><text:span text:style-name="T51">Background</text:span><text:span text:style-name="T37"> of two </text:span><text:span text:style-name="T51">Button</text:span><text:span text:style-name="T37"> objects within the</text:span><text:span text:style-name="T51">Window</text:span><text:span text:style-name="T37">.</text:span></text:p>
      <text:p text:style-name="P108">Framework Element Level Resource</text:p>
      <text:p text:style-name="P42"><text:span text:style-name="T37"><text:s/>each </text:span><text:span text:style-name="T51">FrameworkElement</text:span><text:span text:style-name="T37"> or </text:span><text:span text:style-name="T51">FrameworkContentElement</text:span><text:span text:style-name="T37"> has a </text:span><text:span text:style-name="T51">Resources</text:span><text:span text:style-name="T37"> property. Which means that you can create a local (think, only available to the current element and its children) resource.</text:span></text:p>
      <text:p text:style-name="P42"><text:span text:style-name="T80">&lt;</text:span><text:span text:style-name="T108">StackPanel</text:span><text:span text:style-name="T118"> </text:span><text:span text:style-name="T143">x:Name</text:span><text:span text:style-name="T80">="sp1"</text:span><text:span text:style-name="T118"> </text:span><text:span text:style-name="T143">Orientation</text:span><text:span text:style-name="T80">="Vertical"&gt;</text:span></text:p>
      <text:p text:style-name="P51"/>
      <text:p text:style-name="P42"><text:span text:style-name="T118"><text:s text:c="8"/></text:span><text:span text:style-name="T158">&lt;!-- I have added this ust to show you that you </text:span></text:p>
      <text:p text:style-name="P62"><text:s text:c="13"/>can add classes to XAML. The ones i've used </text:p>
      <text:p text:style-name="P62"><text:s text:c="13"/>can't be part of the actual UI, as they </text:p>
      <text:p text:style-name="P62"><text:s text:c="13"/>aren't UI controls (dont inherit from Visual). </text:p>
      <text:p text:style-name="P62"><text:s text:c="13"/>So I've put them into a resource Dictionary.</text:p>
      <text:p text:style-name="P42"><text:span text:style-name="T158"><text:s text:c="13"/></text:span><text:span text:style-name="T80">--&gt;</text:span></text:p>
      <text:p text:style-name="P42"><text:span text:style-name="T118"><text:s text:c="8"/></text:span><text:span text:style-name="T80">&lt;</text:span><text:span text:style-name="T108">StackPanel.Resources</text:span><text:span text:style-name="T80">&gt;</text:span></text:p>
      <text:p text:style-name="P51"/>
      <text:p text:style-name="P51"/>
      <text:p text:style-name="P42"><text:span text:style-name="T118"><text:s text:c="12"/></text:span><text:span text:style-name="T80">&lt;</text:span><text:span text:style-name="T108">SolidColorBrush</text:span><text:span text:style-name="T118"> </text:span><text:span text:style-name="T143">x:Key</text:span><text:span text:style-name="T80">="parentLevelResourceOrangeBrush"</text:span><text:span text:style-name="T118"> </text:span></text:p>
      <text:p text:style-name="P42"><text:span text:style-name="T118"><text:s text:c="18"/></text:span><text:span text:style-name="T143">Color</text:span><text:span text:style-name="T80">="Orange"/&gt;</text:span></text:p>
      <text:p text:style-name="P51"/>
      <text:p text:style-name="P42"><text:span text:style-name="T118"><text:s text:c="8"/></text:span><text:span text:style-name="T80">&lt;/</text:span><text:span text:style-name="T108">StackPanel.Resources</text:span><text:span text:style-name="T80">&gt;</text:span></text:p>
      <text:p text:style-name="P51"/>
      <text:p text:style-name="P65"><text:s text:c="10"/>......</text:p>
      <text:p text:style-name="P65"><text:s text:c="10"/>......</text:p>
      <text:p text:style-name="P51"/>
      <text:p text:style-name="P42"><text:span text:style-name="T118"><text:s text:c="8"/></text:span><text:span text:style-name="T158">&lt;!-- Declare 1 Button that use the parent (the StackPanel) </text:span></text:p>
      <text:p text:style-name="P42"><text:span text:style-name="T158"><text:s text:c="13"/>level parentLevelResourceOrangeBrush resource </text:span><text:span text:style-name="T80">--&gt;</text:span></text:p>
      <text:p text:style-name="P42"><text:span text:style-name="T118"><text:s text:c="8"/></text:span><text:span text:style-name="T80">&lt;</text:span><text:span text:style-name="T108">Button</text:span><text:span text:style-name="T118"> </text:span><text:span text:style-name="T143">Width</text:span><text:span text:style-name="T80">="auto"</text:span><text:span text:style-name="T118"> </text:span></text:p>
      <text:p text:style-name="P42"><text:span text:style-name="T118"><text:s text:c="10"/></text:span><text:span text:style-name="T143">Content</text:span><text:span text:style-name="T80">="Button : I use the parentLevelResourceOrangeBrush </text:span></text:p>
      <text:p text:style-name="P42"><text:span text:style-name="T80"><text:s text:c="19"/>parent (the StackPanel) level Resource"</text:span><text:span text:style-name="T118"> </text:span></text:p>
      <text:p text:style-name="P42"><text:span text:style-name="T118"><text:s text:c="10"/></text:span><text:span text:style-name="T143">Background</text:span><text:span text:style-name="T80">="{StaticResource parentLevelResourceOrangeBrush}"/&gt;</text:span></text:p>
      <text:p text:style-name="P51"/>
      <text:p text:style-name="P42"><text:span text:style-name="T118"><text:s text:c="4"/></text:span><text:span text:style-name="T80">&lt;/</text:span><text:span text:style-name="T108">StackPanel</text:span><text:span text:style-name="T80">&gt;</text:span></text:p>
      <text:p text:style-name="P51"/>
      <text:p text:style-name="P12"/>
      <text:p text:style-name="P102"><text:s/></text:p>
      <text:p text:style-name="P120"/>
      <text:p text:style-name="P14"/>
      <text:p text:style-name="P14"/>
      <text:p text:style-name="P13"><text:span text:style-name="T1">Styles<text:tab/>:<text:tab/></text:span><text:span text:style-name="T26">The concept of styles let you remove all properties values from the individual user interface elements and combine them into a style. A style consists of a list of setters. If you apply this style to an element it sets all properties with the specified values. The idea is quite similar to Cascading Styles Sheets (CSS) that we know from web </text:span><text:soft-page-break/><text:span text:style-name="T26">development.</text:span></text:p>
      <text:p text:style-name="P14">Example code :<text:tab/></text:p>
      <text:p text:style-name="P128">&lt;Window&gt;</text:p>
      <text:p text:style-name="P126"><text:span text:style-name="T32"><text:s text:c="4"/></text:span><text:span text:style-name="T110">&lt;Window.Resources&gt;</text:span></text:p>
      <text:p text:style-name="P126"><text:span text:style-name="T32"><text:s text:c="8"/></text:span><text:span text:style-name="T110">&lt;Style </text:span><text:span text:style-name="T148">x:Key</text:span><text:span text:style-name="T110">=</text:span><text:span text:style-name="T86">"myStyle"</text:span><text:span text:style-name="T110"> </text:span><text:span text:style-name="T148">TargetType</text:span><text:span text:style-name="T110">=</text:span><text:span text:style-name="T86">"Button"</text:span><text:span text:style-name="T110">&gt;</text:span></text:p>
      <text:p text:style-name="P126"><text:span text:style-name="T32"><text:s text:c="11"/></text:span><text:span text:style-name="T110">&lt;Setter </text:span><text:span text:style-name="T148">Property</text:span><text:span text:style-name="T110">=</text:span><text:span text:style-name="T86">"Background"</text:span><text:span text:style-name="T110"> </text:span><text:span text:style-name="T148">Value</text:span><text:span text:style-name="T110">=</text:span><text:span text:style-name="T86">"Orange"</text:span><text:span text:style-name="T110"> /&gt;</text:span></text:p>
      <text:p text:style-name="P126"><text:span text:style-name="T32"><text:s text:c="11"/></text:span><text:span text:style-name="T110">&lt;Setter </text:span><text:span text:style-name="T148">Property</text:span><text:span text:style-name="T110">=</text:span><text:span text:style-name="T86">"FontStyle"</text:span><text:span text:style-name="T110"> </text:span><text:span text:style-name="T148">Value</text:span><text:span text:style-name="T110">=</text:span><text:span text:style-name="T86">"Italic"</text:span><text:span text:style-name="T110"> /&gt;</text:span></text:p>
      <text:p text:style-name="P126"><text:span text:style-name="T32"><text:s text:c="11"/></text:span><text:span text:style-name="T110">&lt;Setter </text:span><text:span text:style-name="T148">Property</text:span><text:span text:style-name="T110">=</text:span><text:span text:style-name="T86">"Padding"</text:span><text:span text:style-name="T110"> </text:span><text:span text:style-name="T148">Value</text:span><text:span text:style-name="T110">=</text:span><text:span text:style-name="T86">"8,4"</text:span><text:span text:style-name="T110"> /&gt;</text:span></text:p>
      <text:p text:style-name="P126"><text:span text:style-name="T32"><text:s text:c="11"/></text:span><text:span text:style-name="T110">&lt;Setter </text:span><text:span text:style-name="T148">Property</text:span><text:span text:style-name="T110">=</text:span><text:span text:style-name="T86">"Margin"</text:span><text:span text:style-name="T110"> </text:span><text:span text:style-name="T148">Value</text:span><text:span text:style-name="T110">=</text:span><text:span text:style-name="T86">"4"</text:span><text:span text:style-name="T110"> /&gt;</text:span></text:p>
      <text:p text:style-name="P126"><text:span text:style-name="T32"><text:s text:c="8"/></text:span><text:span text:style-name="T110">&lt;/Style&gt;</text:span></text:p>
      <text:p text:style-name="P126"><text:span text:style-name="T32"><text:s text:c="4"/></text:span><text:span text:style-name="T110">&lt;/Window.Resources&gt;</text:span></text:p>
      <text:p text:style-name="P129"> </text:p>
      <text:p text:style-name="P126"><text:span text:style-name="T32"><text:s text:c="4"/></text:span><text:span text:style-name="T110">&lt;StackPanel </text:span><text:span text:style-name="T148">Orientation</text:span><text:span text:style-name="T110">=</text:span><text:span text:style-name="T86">"Horizontal"</text:span><text:span text:style-name="T110"> </text:span><text:span text:style-name="T148">VerticalAlignment</text:span><text:span text:style-name="T110">=</text:span><text:span text:style-name="T86">"Top"</text:span><text:span text:style-name="T110">&gt;</text:span></text:p>
      <text:p text:style-name="P126"><text:span text:style-name="T32"><text:s text:c="8"/></text:span><text:span text:style-name="T110">&lt;Button </text:span><text:span text:style-name="T148">Style</text:span><text:span text:style-name="T110">=</text:span><text:span text:style-name="T86">"{StaticResource myStyle}"</text:span><text:span text:style-name="T110">&gt;</text:span><text:span text:style-name="T32">Styles</text:span><text:span text:style-name="T110">&lt;/Button&gt;</text:span></text:p>
      <text:p text:style-name="P126"><text:span text:style-name="T32"><text:s text:c="8"/></text:span><text:span text:style-name="T110">&lt;Button </text:span><text:span text:style-name="T148">Style</text:span><text:span text:style-name="T110">=</text:span><text:span text:style-name="T86">"{StaticResource myStyle}"</text:span><text:span text:style-name="T110">&gt;</text:span><text:span text:style-name="T32">are</text:span><text:span text:style-name="T110">&lt;/Button&gt;</text:span></text:p>
      <text:p text:style-name="P126"><text:span text:style-name="T32"><text:s text:c="8"/></text:span><text:span text:style-name="T110">&lt;Button </text:span><text:span text:style-name="T148">Style</text:span><text:span text:style-name="T110">=</text:span><text:span text:style-name="T86">"{StaticResource myStyle}"</text:span><text:span text:style-name="T110">&gt;</text:span><text:span text:style-name="T32">cool</text:span><text:span text:style-name="T110">&lt;/Button&gt;</text:span></text:p>
      <text:p text:style-name="P126"><text:span text:style-name="T32"><text:s text:c="4"/></text:span><text:span text:style-name="T110">&lt;/StackPanel&gt;</text:span></text:p>
      <text:p text:style-name="P128">&lt;/Window&gt;</text:p>
      <text:p text:style-name="P25"/>
      <text:p text:style-name="P25">Triggers in Style:</text:p>
      <text:p text:style-name="P32">Triggers define a list of setters that are executed if the specified condition is fulfilled. WPF knows three diferent types of triggers</text:p>
      <text:list xml:id="list6251005946690012688" text:style-name="L5">
        <text:list-item>
          <text:p text:style-name="P360"><text:span text:style-name="T24">Property Triggers</text:span><text:span text:style-name="T26"> get active, when a property gets a specified value.</text:span></text:p>
        </text:list-item>
        <text:list-item>
          <text:p text:style-name="P360"><text:span text:style-name="T24">Event Triggers</text:span><text:span text:style-name="T26"> get active, when a specified event is fired.</text:span></text:p>
        </text:list-item>
        <text:list-item>
          <text:p text:style-name="P360"><text:span text:style-name="T24">Data Triggers</text:span><text:span text:style-name="T26"> get active, when a binding expression reaches a specified value.</text:span></text:p>
        </text:list-item>
      </text:list>
      <text:p text:style-name="P6"><text:span text:style-name="T24">Property Trigger Example: </text:span><text:span text:style-name="T126">property trigger</text:span><text:span text:style-name="T127"> </text:span><text:span text:style-name="T126">can be used for any Dependency Property of the object. This includes properties like</text:span><text:span text:style-name="T122">Text</text:span><text:span text:style-name="T126">, </text:span><text:span text:style-name="T122">Visibility</text:span><text:span text:style-name="T126">, </text:span><text:span text:style-name="T122">Background</text:span><text:span text:style-name="T126">, etc in addition to the more commonly triggered properties that you specified: </text:span><text:span text:style-name="T122">IsFocused</text:span><text:span text:style-name="T126">, </text:span><text:span text:style-name="T122">IsMouseOver</text:span><text:span text:style-name="T126">, and </text:span><text:span text:style-name="T122">IsPressed</text:span><text:span text:style-name="T126">.</text:span></text:p>
      <text:p text:style-name="P126"><text:span text:style-name="T110">&lt;Style </text:span><text:span text:style-name="T148">x:Key</text:span><text:span text:style-name="T110">=</text:span><text:span text:style-name="T86">"styleWithTrigger"</text:span><text:span text:style-name="T110"> </text:span><text:span text:style-name="T148">TargetType</text:span><text:span text:style-name="T110">=</text:span><text:span text:style-name="T86">"Rectangle"</text:span><text:span text:style-name="T110">&gt;</text:span></text:p>
      <text:p text:style-name="P126"><text:span text:style-name="T32"><text:s text:c="4"/></text:span><text:span text:style-name="T110">&lt;Setter </text:span><text:span text:style-name="T148">Property</text:span><text:span text:style-name="T110">=</text:span><text:span text:style-name="T86">"Fill"</text:span><text:span text:style-name="T110"> </text:span><text:span text:style-name="T148">Value</text:span><text:span text:style-name="T110">=</text:span><text:span text:style-name="T86">"LightGreen"</text:span><text:span text:style-name="T110"> /&gt;</text:span></text:p>
      <text:p text:style-name="P126"><text:span text:style-name="T32"><text:s text:c="4"/></text:span><text:span text:style-name="T110">&lt;Style.Triggers&gt;</text:span></text:p>
      <text:p text:style-name="P126"><text:span text:style-name="T32"><text:s text:c="8"/></text:span><text:span text:style-name="T110">&lt;Trigger </text:span><text:span text:style-name="T148">Property</text:span><text:span text:style-name="T110">=</text:span><text:span text:style-name="T86">"IsMouseOver"</text:span><text:span text:style-name="T110"> </text:span><text:span text:style-name="T148">Value</text:span><text:span text:style-name="T110">=</text:span><text:span text:style-name="T86">"True"</text:span><text:span text:style-name="T110">&gt;</text:span></text:p>
      <text:p text:style-name="P126"><text:span text:style-name="T32"><text:s text:c="12"/></text:span><text:span text:style-name="T110">&lt;Setter </text:span><text:span text:style-name="T148">Property</text:span><text:span text:style-name="T110">=</text:span><text:span text:style-name="T86">"Fill"</text:span><text:span text:style-name="T110"> </text:span><text:span text:style-name="T148">Value</text:span><text:span text:style-name="T110">=</text:span><text:span text:style-name="T86">"Red"</text:span><text:span text:style-name="T110"> /&gt;</text:span></text:p>
      <text:p text:style-name="P126"><text:span text:style-name="T32"><text:s text:c="8"/></text:span><text:span text:style-name="T110">&lt;/Trigger&gt;</text:span></text:p>
      <text:p text:style-name="P126"><text:span text:style-name="T32"><text:s text:c="4"/></text:span><text:span text:style-name="T110">&lt;/Style.Triggers&gt;</text:span></text:p>
      <text:p text:style-name="P128">&lt;/Style&gt;</text:p>
      <text:p text:style-name="P129"> </text:p>
      <text:p text:style-name="P126"><text:span text:style-name="T110">&lt;Rectangle </text:span><text:span text:style-name="T148">Style</text:span><text:span text:style-name="T110">=</text:span><text:span text:style-name="T86">"{StaticResource styleWithTrigger}"</text:span><text:span text:style-name="T110">&gt;&lt;/Rectangle&gt;</text:span></text:p>
      <text:p text:style-name="P6"><text:span text:style-name="T24">Multi Trigger</text:span><text:span text:style-name="T26"> : is activated when the specified conditions are fulfilled </text:span></text:p>
      <text:p text:style-name="P43"><text:span text:style-name="T80">&lt;</text:span><text:span text:style-name="T108">MultiTrigger</text:span><text:span text:style-name="T80">&gt;</text:span></text:p>
      <text:p text:style-name="P43"><text:span text:style-name="T118"><text:s text:c="12"/></text:span><text:span text:style-name="T80">&lt;</text:span><text:span text:style-name="T108">MultiTrigger.Conditions</text:span><text:span text:style-name="T80">&gt;</text:span></text:p>
      <text:p text:style-name="P43"><text:span text:style-name="T118"><text:s text:c="16"/></text:span><text:span text:style-name="T80">&lt;</text:span><text:span text:style-name="T108">Condition</text:span><text:span text:style-name="T118"> </text:span><text:span text:style-name="T143">Property</text:span><text:span text:style-name="T80">="IsFocused"</text:span><text:span text:style-name="T118"> </text:span><text:span text:style-name="T143">Value</text:span><text:span text:style-name="T80">="True"/&gt;</text:span></text:p>
      <text:p text:style-name="P43"><text:span text:style-name="T118"><text:s text:c="16"/></text:span><text:span text:style-name="T80">&lt;</text:span><text:span text:style-name="T108">Condition</text:span><text:span text:style-name="T118"> </text:span><text:span text:style-name="T143">Property</text:span><text:span text:style-name="T80">="IsMouseOver"</text:span><text:span text:style-name="T118"> </text:span><text:span text:style-name="T143">Value</text:span><text:span text:style-name="T80">="True"/&gt;</text:span></text:p>
      <text:p text:style-name="P43"><text:span text:style-name="T118"><text:s text:c="12"/></text:span><text:span text:style-name="T80">&lt;/</text:span><text:span text:style-name="T108">MultiTrigger.Conditions</text:span><text:span text:style-name="T80">&gt;</text:span></text:p>
      <text:p text:style-name="P43"><text:soft-page-break/><text:span text:style-name="T118"><text:s text:c="12"/></text:span><text:span text:style-name="T80">&lt;</text:span><text:span text:style-name="T108">Setter</text:span><text:span text:style-name="T118"> </text:span><text:span text:style-name="T143">Property</text:span><text:span text:style-name="T80">="Effect"&gt;</text:span></text:p>
      <text:p text:style-name="P43"><text:span text:style-name="T118"><text:s text:c="16"/></text:span><text:span text:style-name="T80">&lt;</text:span><text:span text:style-name="T108">Setter.Value</text:span><text:span text:style-name="T80">&gt;</text:span></text:p>
      <text:p text:style-name="P43"><text:span text:style-name="T118"><text:s text:c="20"/></text:span><text:span text:style-name="T80">&lt;</text:span><text:span text:style-name="T108">DropShadowEffect</text:span><text:span text:style-name="T118"> </text:span><text:span text:style-name="T143">BlurRadius</text:span><text:span text:style-name="T80">="40"</text:span><text:span text:style-name="T118"> </text:span><text:span text:style-name="T143">Color</text:span><text:span text:style-name="T80">="Violet"</text:span><text:span text:style-name="T118"> </text:span></text:p>
      <text:p text:style-name="P43"><text:span text:style-name="T118"><text:s text:c="28"/></text:span><text:span text:style-name="T143">Direction</text:span><text:span text:style-name="T80">="50"</text:span><text:span text:style-name="T118"> </text:span><text:span text:style-name="T143">Opacity</text:span><text:span text:style-name="T80">="0.9"/&gt;</text:span></text:p>
      <text:p text:style-name="P43"><text:span text:style-name="T118"><text:s text:c="16"/></text:span><text:span text:style-name="T80">&lt;/</text:span><text:span text:style-name="T108">Setter.Value</text:span><text:span text:style-name="T80">&gt;</text:span></text:p>
      <text:p text:style-name="P43"><text:span text:style-name="T118"><text:s text:c="12"/></text:span><text:span text:style-name="T80">&lt;/</text:span><text:span text:style-name="T108">Setter</text:span><text:span text:style-name="T80">&gt;</text:span></text:p>
      <text:p text:style-name="P43"><text:span text:style-name="T118"><text:s text:c="12"/></text:span><text:span text:style-name="T80">&lt;</text:span><text:span text:style-name="T108">Setter</text:span><text:span text:style-name="T118"> </text:span><text:span text:style-name="T143">Property</text:span><text:span text:style-name="T80">="Foreground"</text:span><text:span text:style-name="T118"> </text:span><text:span text:style-name="T143">Value</text:span><text:span text:style-name="T80">="White"</text:span><text:span text:style-name="T118"> </text:span><text:span text:style-name="T80">/&gt;</text:span></text:p>
      <text:p text:style-name="P43"><text:span text:style-name="T118"><text:s text:c="12"/></text:span><text:span text:style-name="T80">&lt;</text:span><text:span text:style-name="T108">Setter</text:span><text:span text:style-name="T118"> </text:span><text:span text:style-name="T143">Property</text:span><text:span text:style-name="T80">="Background"</text:span><text:span text:style-name="T118"> </text:span><text:span text:style-name="T143">Value</text:span><text:span text:style-name="T80">="Maroon"</text:span><text:span text:style-name="T118"> </text:span><text:span text:style-name="T80">/&gt;</text:span></text:p>
      <text:p text:style-name="P43"><text:span text:style-name="T118"><text:s text:c="8"/></text:span><text:span text:style-name="T80">&lt;/</text:span><text:span text:style-name="T108">MultiTrigger</text:span><text:span text:style-name="T80">&gt;</text:span></text:p>
      <text:p text:style-name="P43"><text:span text:style-name="T118"><text:s text:c="4"/></text:span><text:span text:style-name="T80">&lt;/</text:span><text:span text:style-name="T108">Style.Triggers</text:span><text:span text:style-name="T80">&gt;</text:span></text:p>
      <text:p text:style-name="P34"/>
      <text:p text:style-name="P46">Data Trigger : </text:p>
      <text:p text:style-name="P42"><text:span text:style-name="T166"><text:s text:c="8"/></text:span><text:span text:style-name="T82">&lt;/</text:span><text:span text:style-name="T166">Style</text:span><text:span text:style-name="T82">&gt;</text:span></text:p>
      <text:p text:style-name="P42"><text:span text:style-name="T166"><text:s text:c="8"/></text:span><text:span text:style-name="T82">&lt;</text:span><text:span text:style-name="T166">Style</text:span><text:span text:style-name="T145"> TargetType</text:span><text:span text:style-name="T82">="my:TableView"</text:span><text:span text:style-name="T145"> x</text:span><text:span text:style-name="T82">:</text:span><text:span text:style-name="T145">Key</text:span><text:span text:style-name="T82">="BorderStyle"&gt;</text:span></text:p>
      <text:p text:style-name="P42"><text:span text:style-name="T166"><text:s text:c="12"/></text:span><text:span text:style-name="T82">&lt;</text:span><text:span text:style-name="T166">Setter</text:span><text:span text:style-name="T145"> Property</text:span><text:span text:style-name="T82">="BorderBrush"</text:span><text:span text:style-name="T145"> Value</text:span><text:span text:style-name="T82">="black"/&gt;</text:span></text:p>
      <text:p text:style-name="P42"><text:span text:style-name="T166"><text:s text:c="12"/></text:span><text:span text:style-name="T82">&lt;</text:span><text:span text:style-name="T166">Style.Triggers</text:span><text:span text:style-name="T82">&gt;</text:span></text:p>
      <text:p text:style-name="P136"><text:span text:style-name="T166"><text:s text:c="6"/><text:tab/></text:span><text:span text:style-name="T82">&lt;</text:span><text:span text:style-name="T166">DataTrigger</text:span><text:span text:style-name="T145"> Binding</text:span><text:span text:style-name="T82">="{</text:span><text:span text:style-name="T166">Binding</text:span><text:span text:style-name="T145"> Path</text:span><text:span text:style-name="T82">= FocusedRow.EmployeeName,</text:span><text:span text:style-name="T145"> ElementName</text:span><text:span text:style-name="T82">=grdvEmployeeDetails}"</text:span><text:span text:style-name="T145"> Value</text:span><text:span text:style-name="T82">="santosh appana"&gt;</text:span></text:p>
      <text:p text:style-name="P42"><text:span text:style-name="T166"><text:s text:c="20"/></text:span><text:span text:style-name="T82">&lt;</text:span><text:span text:style-name="T166">Setter</text:span><text:span text:style-name="T145"> Property</text:span><text:span text:style-name="T82">="Visibility"</text:span><text:span text:style-name="T145"> Value</text:span><text:span text:style-name="T82">="Hidden"&gt;&lt;/</text:span><text:span text:style-name="T166">Setter</text:span><text:span text:style-name="T82">&gt;</text:span></text:p>
      <text:p text:style-name="P42"><text:span text:style-name="T166"><text:s text:c="16"/></text:span><text:span text:style-name="T82">&lt;/</text:span><text:span text:style-name="T166">DataTrigger</text:span><text:span text:style-name="T82">&gt;</text:span></text:p>
      <text:p text:style-name="P42"><text:span text:style-name="T166"><text:s text:c="12"/></text:span><text:span text:style-name="T82">&lt;/</text:span><text:span text:style-name="T166">Style.Triggers</text:span><text:span text:style-name="T82">&gt;</text:span></text:p>
      <text:p text:style-name="P74"><text:s text:c="12"/></text:p>
      <text:p text:style-name="P42"><text:span text:style-name="T166"><text:s text:c="8"/></text:span><text:span text:style-name="T82">&lt;/</text:span><text:span text:style-name="T166">Style</text:span><text:span text:style-name="T82">&gt;</text:span></text:p>
      <text:p text:style-name="P51"/>
      <text:p text:style-name="P19">Event Trigger :</text:p>
      <text:p text:style-name="P1"><text:span text:style-name="T24"><text:tab/><text:tab/></text:span><text:span text:style-name="T129">An Event Trigger waits for a designated event to occur. When the chosen event fires the trigger is activated. What happens next is completely different from the Property Trigger behavior. Event triggers are used to manipulate animations and are tied to storyboards actions like start, stop, pause and reset </text:span></text:p>
      <text:p text:style-name="P2">Note: In event trigger we can’t use &lt;setter property =” <text:s/>“ value=” <text:s/>“/&gt;</text:p>
      <text:p text:style-name="P2">Basic syntax for event trigger.</text:p>
      <text:p text:style-name="P43"><text:span text:style-name="T109">&lt;EventTrigger</text:span><text:span text:style-name="T119"> </text:span><text:span text:style-name="T144">RoutedEvent</text:span><text:span text:style-name="T177">=</text:span><text:span text:style-name="T81">"Mouse.MouseEnter"</text:span><text:span text:style-name="T109">&gt;</text:span></text:p>
      <text:p text:style-name="P3"/>
      <text:p text:style-name="P4">Event Trigger Example :</text:p>
      <text:p text:style-name="P42"><text:span text:style-name="T82">&lt;</text:span><text:span text:style-name="T166">TextBlock</text:span><text:span text:style-name="T145"> Name</text:span><text:span text:style-name="T82">="lblStyled"</text:span><text:span text:style-name="T145"> Text</text:span><text:span text:style-name="T82">="Hello, styled world!"</text:span><text:span text:style-name="T145"> FontSize</text:span><text:span text:style-name="T82">="18"</text:span><text:span text:style-name="T145"> HorizontalAlignment</text:span><text:span text:style-name="T82">="Center"</text:span><text:span text:style-name="T145"> VerticalAlignment</text:span><text:span text:style-name="T82">="Center"&gt;</text:span></text:p>
      <text:p text:style-name="P42"><text:span text:style-name="T166"><text:s text:c="12"/></text:span><text:span text:style-name="T82">&lt;</text:span><text:span text:style-name="T166">TextBlock.Style</text:span><text:span text:style-name="T82">&gt;</text:span></text:p>
      <text:p text:style-name="P42"><text:span text:style-name="T166"><text:s text:c="16"/></text:span><text:span text:style-name="T82">&lt;</text:span><text:span text:style-name="T166">Style</text:span><text:span text:style-name="T145"> TargetType</text:span><text:span text:style-name="T82">="TextBlock"&gt;</text:span></text:p>
      <text:p text:style-name="P42"><text:span text:style-name="T166"><text:s text:c="20"/></text:span><text:span text:style-name="T82">&lt;</text:span><text:span text:style-name="T166">Style.Triggers</text:span><text:span text:style-name="T82">&gt;</text:span></text:p>
      <text:p text:style-name="P42"><text:span text:style-name="T166"><text:s text:c="24"/></text:span><text:span text:style-name="T82">&lt;</text:span><text:span text:style-name="T166">EventTrigger</text:span><text:span text:style-name="T145"> RoutedEvent</text:span><text:span text:style-name="T82">="MouseEnter"&gt;</text:span></text:p>
      <text:p text:style-name="P42"><text:span text:style-name="T166"><text:s text:c="28"/></text:span><text:span text:style-name="T82">&lt;</text:span><text:span text:style-name="T166">EventTrigger.Actions</text:span><text:span text:style-name="T82">&gt;</text:span></text:p>
      <text:p text:style-name="P42"><text:span text:style-name="T166"><text:s text:c="32"/></text:span><text:span text:style-name="T82">&lt;</text:span><text:span text:style-name="T166">BeginStoryboard</text:span><text:span text:style-name="T82">&gt;</text:span></text:p>
      <text:p text:style-name="P42"><text:span text:style-name="T166"><text:s text:c="36"/></text:span><text:span text:style-name="T82">&lt;</text:span><text:span text:style-name="T166">Storyboard</text:span><text:span text:style-name="T82">&gt;</text:span></text:p>
      <text:p text:style-name="P42"><text:span text:style-name="T166"><text:s text:c="40"/></text:span><text:span text:style-name="T82">&lt;</text:span><text:span text:style-name="T166">DoubleAnimation</text:span><text:span text:style-name="T145"> Duration</text:span><text:span text:style-name="T82">="0:0:0.300"</text:span><text:span text:style-name="T145"> Storyboard.TargetProperty</text:span><text:span text:style-name="T82">="FontSize"</text:span><text:span text:style-name="T145"> To</text:span><text:span text:style-name="T82">="28" /&gt;</text:span></text:p>
      <text:p text:style-name="P42"><text:span text:style-name="T166"><text:s text:c="36"/></text:span><text:span text:style-name="T82">&lt;/</text:span><text:span text:style-name="T166">Storyboard</text:span><text:span text:style-name="T82">&gt;</text:span></text:p>
      <text:p text:style-name="P42"><text:span text:style-name="T166"><text:s text:c="32"/></text:span><text:span text:style-name="T82">&lt;/</text:span><text:span text:style-name="T166">BeginStoryboard</text:span><text:span text:style-name="T82">&gt;</text:span></text:p>
      <text:p text:style-name="P42"><text:span text:style-name="T166"><text:s text:c="28"/></text:span><text:span text:style-name="T82">&lt;/</text:span><text:span text:style-name="T166">EventTrigger.Actions</text:span><text:span text:style-name="T82">&gt;</text:span></text:p>
      <text:p text:style-name="P42"><text:span text:style-name="T166"><text:s text:c="24"/></text:span><text:span text:style-name="T82">&lt;/</text:span><text:span text:style-name="T166">EventTrigger</text:span><text:span text:style-name="T82">&gt;</text:span></text:p>
      <text:p text:style-name="P42"><text:span text:style-name="T166"><text:s text:c="24"/></text:span><text:span text:style-name="T82">&lt;</text:span><text:span text:style-name="T166">EventTrigger</text:span><text:span text:style-name="T145"> RoutedEvent</text:span><text:span text:style-name="T82">="MouseLeave"&gt;</text:span></text:p>
      <text:p text:style-name="P42"><text:span text:style-name="T166"><text:s text:c="28"/></text:span><text:span text:style-name="T82">&lt;</text:span><text:span text:style-name="T166">EventTrigger.Actions</text:span><text:span text:style-name="T82">&gt;</text:span></text:p>
      <text:p text:style-name="P42"><text:span text:style-name="T166"><text:s text:c="32"/></text:span><text:span text:style-name="T82">&lt;</text:span><text:span text:style-name="T166">BeginStoryboard</text:span><text:span text:style-name="T82">&gt;</text:span></text:p>
      <text:p text:style-name="P42"><text:span text:style-name="T166"><text:s text:c="36"/></text:span><text:span text:style-name="T82">&lt;</text:span><text:span text:style-name="T166">Storyboard</text:span><text:span text:style-name="T82">&gt;</text:span></text:p>
      <text:p text:style-name="P42"><text:span text:style-name="T166"><text:s text:c="40"/></text:span><text:span text:style-name="T82">&lt;</text:span><text:span text:style-name="T166">DoubleAnimation</text:span><text:span text:style-name="T145"> Duration</text:span><text:span text:style-name="T82">="0:0:0.800"</text:span><text:span text:style-name="T145"> </text:span><text:soft-page-break/><text:span text:style-name="T145">Storyboard.TargetProperty</text:span><text:span text:style-name="T82">="FontSize"</text:span><text:span text:style-name="T145"> To</text:span><text:span text:style-name="T82">="18" /&gt;</text:span></text:p>
      <text:p text:style-name="P42"><text:span text:style-name="T166"><text:s text:c="36"/></text:span><text:span text:style-name="T82">&lt;/</text:span><text:span text:style-name="T166">Storyboard</text:span><text:span text:style-name="T82">&gt;</text:span></text:p>
      <text:p text:style-name="P42"><text:span text:style-name="T166"><text:s text:c="32"/></text:span><text:span text:style-name="T82">&lt;/</text:span><text:span text:style-name="T166">BeginStoryboard</text:span><text:span text:style-name="T82">&gt;</text:span></text:p>
      <text:p text:style-name="P42"><text:span text:style-name="T166"><text:s text:c="28"/></text:span><text:span text:style-name="T82">&lt;/</text:span><text:span text:style-name="T166">EventTrigger.Actions</text:span><text:span text:style-name="T82">&gt;</text:span></text:p>
      <text:p text:style-name="P42"><text:span text:style-name="T166"><text:s text:c="24"/></text:span><text:span text:style-name="T82">&lt;/</text:span><text:span text:style-name="T166">EventTrigger</text:span><text:span text:style-name="T82">&gt;</text:span></text:p>
      <text:p text:style-name="P42"><text:span text:style-name="T166"><text:s text:c="20"/></text:span><text:span text:style-name="T82">&lt;/</text:span><text:span text:style-name="T166">Style.Triggers</text:span><text:span text:style-name="T82">&gt;</text:span></text:p>
      <text:p text:style-name="P42"><text:span text:style-name="T166"><text:s text:c="16"/></text:span><text:span text:style-name="T82">&lt;/</text:span><text:span text:style-name="T166">Style</text:span><text:span text:style-name="T82">&gt;</text:span></text:p>
      <text:p text:style-name="P42"><text:span text:style-name="T166"><text:s text:c="12"/></text:span><text:span text:style-name="T82">&lt;/</text:span><text:span text:style-name="T166">TextBlock.Style</text:span><text:span text:style-name="T82">&gt;</text:span></text:p>
      <text:p text:style-name="P42"><text:span text:style-name="T166"><text:s text:c="8"/></text:span><text:span text:style-name="T82">&lt;/</text:span><text:span text:style-name="T166">TextBlock</text:span><text:span text:style-name="T82">&gt;</text:span></text:p>
      <text:p text:style-name="P3"/>
      <text:p text:style-name="P4">Style Inheritance :</text:p>
      <text:p text:style-name="P31">A style in WPF can base on another style. This allows you to specify a base style that sets common properties and derive from it for specialized controls.</text:p>
      <text:p text:style-name="P126"><text:span text:style-name="T110">Example : <text:line-break/>&lt;Style </text:span><text:span text:style-name="T148">x:Key</text:span><text:span text:style-name="T110">=</text:span><text:span text:style-name="T86">"baseStyle"</text:span><text:span text:style-name="T110"> </text:span><text:span text:style-name="T148">TargetType</text:span><text:span text:style-name="T110">=</text:span><text:span text:style-name="T86">"TextBlock"</text:span><text:span text:style-name="T110">&gt;</text:span></text:p>
      <text:p text:style-name="P126"><text:span text:style-name="T32"><text:s text:c="2"/></text:span><text:span text:style-name="T110">&lt;Setter </text:span><text:span text:style-name="T148">Property</text:span><text:span text:style-name="T110">=</text:span><text:span text:style-name="T86">"FontSize"</text:span><text:span text:style-name="T110"> </text:span><text:span text:style-name="T148">Value</text:span><text:span text:style-name="T110">=</text:span><text:span text:style-name="T86">"12"</text:span><text:span text:style-name="T110"> /&gt;</text:span></text:p>
      <text:p text:style-name="P126"><text:span text:style-name="T32"><text:s text:c="2"/></text:span><text:span text:style-name="T110">&lt;Setter </text:span><text:span text:style-name="T148">Property</text:span><text:span text:style-name="T110">=</text:span><text:span text:style-name="T86">"Background"</text:span><text:span text:style-name="T110"> </text:span><text:span text:style-name="T148">Value</text:span><text:span text:style-name="T110">=</text:span><text:span text:style-name="T86">"Orange"</text:span><text:span text:style-name="T110"> /&gt;</text:span></text:p>
      <text:p text:style-name="P128">&lt;/Style&gt;</text:p>
      <text:p text:style-name="P129"> </text:p>
      <text:p text:style-name="P129"> </text:p>
      <text:p text:style-name="P126"><text:span text:style-name="T110">&lt;Style </text:span><text:span text:style-name="T148">x:Key</text:span><text:span text:style-name="T110">=</text:span><text:span text:style-name="T86">"boldStyle"</text:span><text:span text:style-name="T110"> </text:span><text:span text:style-name="T148">BasedOn</text:span><text:span text:style-name="T110">=</text:span><text:span text:style-name="T86">"{StaticResource baseStyle}"</text:span><text:span text:style-name="T110"> </text:span><text:span text:style-name="T148">TargetType</text:span><text:span text:style-name="T110">=</text:span><text:span text:style-name="T86">"TextBlock"</text:span><text:span text:style-name="T110">&gt;</text:span></text:p>
      <text:p text:style-name="P126"><text:span text:style-name="T32"><text:s text:c="2"/></text:span><text:span text:style-name="T110">&lt;Setter </text:span><text:span text:style-name="T148">Property</text:span><text:span text:style-name="T110">=</text:span><text:span text:style-name="T86">"FontWeight"</text:span><text:span text:style-name="T110"> </text:span><text:span text:style-name="T148">Value</text:span><text:span text:style-name="T110">=</text:span><text:span text:style-name="T86">"Bold"</text:span><text:span text:style-name="T110"> /&gt;</text:span></text:p>
      <text:p text:style-name="P128">&lt;/Style&gt;</text:p>
      <text:p text:style-name="P132"/>
      <text:p text:style-name="P139">Templates :</text:p>
      <text:p text:style-name="P140"/>
      <text:p text:style-name="P139">Control Template :</text:p>
      <text:p text:style-name="P29"><text:span text:style-name="T10"><text:tab/></text:span><text:span text:style-name="T26">Controls in WPF are separated into </text:span><text:span text:style-name="T24">logic</text:span><text:span text:style-name="T26">, that defines the states, events and properties and </text:span><text:span text:style-name="T24">template</text:span><text:span text:style-name="T26">, that defines the visual appearance of the control. The wireup between the logic and the template is done by DataBinding.</text:span></text:p>
      <text:p text:style-name="P30"><text:span text:style-name="T26">Each control has a default template. This gives the control a basic appearance. The default template is typically shipped together with the control and available for all common windows themes. It is by convention wrapped into a style, that is identified by value of the </text:span><text:span text:style-name="T32">DefaultStyleKey</text:span><text:span text:style-name="T26"> property that every control has.</text:span></text:p>
      <text:p text:style-name="P30"><text:span text:style-name="T26">The template is defined by a dependency property called </text:span><text:span text:style-name="T32">Template</text:span><text:span text:style-name="T26">. By setting this property to another instance of a control template, you can completely replace the appearance (visual tree) of a control.</text:span></text:p>
      <text:p text:style-name="P130">Example To change the Template : </text:p>
      <text:p text:style-name="P126"><text:span text:style-name="T110">&lt;Style </text:span><text:span text:style-name="T148">x:Key</text:span><text:span text:style-name="T110">=</text:span><text:span text:style-name="T86">"DialogButtonStyle"</text:span><text:span text:style-name="T110"> </text:span><text:span text:style-name="T148">TargetType</text:span><text:span text:style-name="T110">=</text:span><text:span text:style-name="T86">"Button"</text:span><text:span text:style-name="T110">&gt;</text:span></text:p>
      <text:p text:style-name="P126"><text:span text:style-name="T32"><text:s text:c="4"/></text:span><text:span text:style-name="T110">&lt;Setter </text:span><text:span text:style-name="T148">Property</text:span><text:span text:style-name="T110">=</text:span><text:span text:style-name="T86">"Template"</text:span><text:span text:style-name="T110">&gt;</text:span></text:p>
      <text:p text:style-name="P126"><text:span text:style-name="T32"><text:s text:c="8"/></text:span><text:span text:style-name="T110">&lt;Setter.Value&gt;</text:span></text:p>
      <text:p text:style-name="P126"><text:span text:style-name="T32"><text:s text:c="12"/></text:span><text:span text:style-name="T110">&lt;ControlTemplate </text:span><text:span text:style-name="T148">TargetType</text:span><text:span text:style-name="T110">=</text:span><text:span text:style-name="T86">"{x:Type Button}"</text:span><text:span text:style-name="T110">&gt;</text:span></text:p>
      <text:p text:style-name="P126"><text:span text:style-name="T32"><text:s text:c="16"/></text:span><text:span text:style-name="T110">&lt;Grid&gt;</text:span></text:p>
      <text:p text:style-name="P126"><text:span text:style-name="T32"><text:s text:c="20"/></text:span><text:span text:style-name="T110">&lt;Ellipse </text:span><text:span text:style-name="T148">Fill</text:span><text:span text:style-name="T110">=</text:span><text:span text:style-name="T86">"{TemplateBinding Background}"</text:span></text:p>
      <text:p text:style-name="P126"><text:span text:style-name="T110"><text:s text:c="29"/></text:span><text:span text:style-name="T148">Stroke</text:span><text:span text:style-name="T110">=</text:span><text:span text:style-name="T86">"{TemplateBinding BorderBrush}"</text:span><text:span text:style-name="T110">/&gt;</text:span></text:p>
      <text:p text:style-name="P126"><text:span text:style-name="T32"><text:s text:c="24"/></text:span><text:span text:style-name="T110">&lt;ContentPresenter </text:span><text:span text:style-name="T148">HorizontalAlignment</text:span><text:span text:style-name="T110">=</text:span><text:span text:style-name="T86">"Center"</text:span></text:p>
      <text:p text:style-name="P126"><text:span text:style-name="T110"><text:s text:c="42"/></text:span><text:span text:style-name="T148">VerticalAlignment</text:span><text:span text:style-name="T110">=</text:span><text:span text:style-name="T86">"Center"</text:span><text:span text:style-name="T110">/&gt;</text:span></text:p>
      <text:p text:style-name="P126"><text:span text:style-name="T32"><text:s text:c="16"/></text:span><text:span text:style-name="T110">&lt;/Grid&gt;</text:span><text:span text:style-name="T32"> <text:s text:c="11"/></text:span></text:p>
      <text:p text:style-name="P126"><text:span text:style-name="T32"><text:s text:c="12"/></text:span><text:span text:style-name="T110">&lt;/ControlTemplate&gt;</text:span></text:p>
      <text:p text:style-name="P126"><text:soft-page-break/><text:span text:style-name="T32"><text:s text:c="8"/></text:span><text:span text:style-name="T110">&lt;/Setter.Value&gt;</text:span></text:p>
      <text:p text:style-name="P126"><text:span text:style-name="T32"><text:s text:c="4"/></text:span><text:span text:style-name="T110">&lt;/Setter&gt;</text:span></text:p>
      <text:p text:style-name="P128">&lt;/Style&gt;</text:p>
      <text:p text:style-name="P132"/>
      <text:p text:style-name="P138"><text:span text:style-name="T10">DataTemplate :<text:tab/><text:tab/></text:span><text:span text:style-name="T126">A DataTemplate, therefore, is used to provide visual structure for underlying data, while a ControlTemplate has nothing to do with underlying data and simply provides visual layout for the control itself.</text:span></text:p>
      <text:p text:style-name="P141">Example for DataTemplate :</text:p>
      <text:list xml:id="list1539551938500121398" text:style-name="L6">
        <text:list-item>
          <text:p text:style-name="P391"><text:span text:style-name="T128"><text:tab/><text:tab/><text:tab/></text:span><text:span text:style-name="T120">&lt;ComboBox Name="CountryCombo"   </text:span></text:p>
        </text:list-item>
        <text:list-item>
          <text:p text:style-name="P392">    ItemsSource="{Binding ListofCountry}"  Margin="42,13.895,55,29" Grid.Row="1" &gt;  </text:p>
        </text:list-item>
        <text:list-item>
          <text:p text:style-name="P393">            &lt;ComboBox.ItemTemplate&gt;  </text:p>
        </text:list-item>
        <text:list-item>
          <text:p text:style-name="P392">                &lt;DataTemplate&gt;  </text:p>
        </text:list-item>
        <text:list-item>
          <text:p text:style-name="P393">                    &lt;StackPanel Orientation="Horizontal"&gt;  </text:p>
        </text:list-item>
        <text:list-item>
          <text:p text:style-name="P392">                        &lt;Image Width="20" Height="20" Margin="5" Source="{Binding Image}"/&gt;  </text:p>
        </text:list-item>
        <text:list-item>
          <text:p text:style-name="P393">                        &lt;TextBlock Margin="5" Text="{Binding country}"/&gt;  </text:p>
        </text:list-item>
        <text:list-item>
          <text:p text:style-name="P392">                    &lt;/StackPanel&gt;  </text:p>
        </text:list-item>
        <text:list-item>
          <text:p text:style-name="P393">                &lt;/DataTemplate&gt;  </text:p>
        </text:list-item>
        <text:list-item>
          <text:p text:style-name="P392">            &lt;/ComboBox.ItemTemplate&gt;  </text:p>
        </text:list-item>
        <text:list-item>
          <text:p text:style-name="P393">        &lt;/ComboBox&gt; </text:p>
        </text:list-item>
      </text:list>
      <text:p text:style-name="P140"/>
      <text:p text:style-name="P139">Dependency Property:</text:p>
      <text:p text:style-name="P139"><text:tab/><text:tab/></text:p>
      <text:p text:style-name="P42"><text:span text:style-name="T41">WPF comes with a completely new technique of defining a property of a control. The unit of the new property system is a Dependency property and the wrapper class which can create a Dependency property is called a </text:span><text:span text:style-name="T54">DependencyObject</text:span><text:span text:style-name="T41">. We use it to register a Dependency property into the property system to ensure that the object contains the property in it and we can easily get or set the value of those properties whenever we like. We even use normal CLR property to wrap around a dependency property and use</text:span><text:span text:style-name="T54">GetValue</text:span><text:span text:style-name="T41"> and </text:span><text:span text:style-name="T54">SetValue</text:span><text:span text:style-name="T41"> to get and set values passed within it.</text:span></text:p>
      <text:p text:style-name="P103">This is almost the same as CLR property system. So, what are the advantages of the new property system. Let's see the difference between Dependency property and CLR property.</text:p>
      <text:p text:style-name="P42"><text:span text:style-name="T37">To work with dependency property, you must derive the class from </text:span><text:span text:style-name="T51">DependencyObject</text:span><text:span text:style-name="T37"> as the whole observer which holds the new Property System is defined within the </text:span><text:span text:style-name="T51">DependencyObject</text:span><text:span text:style-name="T37">.</text:span></text:p>
      <text:p text:style-name="P121">Difference between Dependency Property and CLR Property</text:p>
      <text:p text:style-name="P42"><text:span text:style-name="T41">CLR property is just a wrapper around </text:span><text:span text:style-name="T54">private </text:span><text:span text:style-name="T41">variables. It uses </text:span><text:span text:style-name="T54">Get </text:span><text:span text:style-name="T41">/ </text:span><text:span text:style-name="T54">Set </text:span><text:span text:style-name="T41">methods to retrieve and store value of a variable into it. So to be frank with you, a CLR property gives you only one block in which you can write code to invoke whenever a property is get or set. Hence CLR property system is fairly straightforward. On the other hand, the capabilities of Dependency property system is huge. The idea of Dependency property is to compute the value of the property based on the value of other external inputs. The external inputs might be styles, themes, system properties, animations, etc. So, you can say a dependency property works with most of the WPF inbuilt features that were introduced.</text:span></text:p>
      <text:p text:style-name="P29"><text:span text:style-name="T10"><text:tab/><text:tab/></text:span><text:span text:style-name="T26">The main difference is, that the value of a normal .NET property is </text:span><text:span text:style-name="T24">read directly</text:span><text:span text:style-name="T26"> from a private member in your class, whereas the value of a DependencyProperty is </text:span><text:span text:style-name="T24">resolved dynamically</text:span><text:span text:style-name="T26"> when calling the </text:span><text:span text:style-name="T32">GetValue()</text:span><text:span text:style-name="T26"> method that is inherited from DependencyObject.</text:span></text:p>
      <text:p text:style-name="P30"><text:span text:style-name="T26">When you set a value of a dependency property it is </text:span><text:span text:style-name="T24">not stored in a field</text:span><text:span text:style-name="T26"> of your object, </text:span><text:span text:style-name="T24">but in a dictionary</text:span><text:span text:style-name="T26"> of </text:span><text:soft-page-break/><text:span text:style-name="T26">keys and values provided by the base class </text:span><text:span text:style-name="T32">DependencyObject</text:span><text:span text:style-name="T26">. The key of an entry is the name of the property and the value is the value you want to set.</text:span></text:p>
      <text:p text:style-name="P140"/>
      <text:p text:style-name="P139">How to Create Dependency Properties :</text:p>
      <text:p text:style-name="P139"><text:tab/><text:tab/><text:tab/></text:p>
      <text:p text:style-name="P127"><text:span text:style-name="T10"><text:tab/></text:span><text:span text:style-name="T160">// Dependency Property</text:span></text:p>
      <text:p text:style-name="P126"><text:span text:style-name="T182">public</text:span><text:span text:style-name="T32"> </text:span><text:span text:style-name="T182">static</text:span><text:span text:style-name="T32"> </text:span><text:span text:style-name="T182">readonly</text:span><text:span text:style-name="T32"> DependencyProperty CurrentTimeProperty </text:span><text:span text:style-name="T160">=</text:span><text:span text:style-name="T32"> </text:span></text:p>
      <text:p text:style-name="P126"><text:span text:style-name="T32"><text:s text:c="5"/>DependencyProperty.</text:span><text:span text:style-name="T86">Register</text:span><text:span text:style-name="T134">(</text:span><text:span text:style-name="T32"> </text:span><text:span text:style-name="T183">"CurrentTime"</text:span><text:span text:style-name="T32">, </text:span><text:a xlink:type="simple" xlink:href="http://www.google.com/search?q=typeof+msdn.microsoft.com" text:style-name="Internet_20_link" text:visited-style-name="Visited_20_Internet_20_Link"><text:span text:style-name="T87">typeof</text:span></text:a><text:span text:style-name="T134">(</text:span><text:span text:style-name="T32">DateTime</text:span><text:span text:style-name="T134">)</text:span><text:span text:style-name="T32">,</text:span></text:p>
      <text:p text:style-name="P126"><text:span text:style-name="T32"><text:s text:c="5"/></text:span><text:a xlink:type="simple" xlink:href="http://www.google.com/search?q=typeof+msdn.microsoft.com" text:style-name="Internet_20_link" text:visited-style-name="Visited_20_Internet_20_Link"><text:span text:style-name="T87">typeof</text:span></text:a><text:span text:style-name="T134">(</text:span><text:span text:style-name="T32">MyClockControl</text:span><text:span text:style-name="T134">)</text:span><text:span text:style-name="T32">, </text:span><text:a xlink:type="simple" xlink:href="http://www.google.com/search?q=new+msdn.microsoft.com" text:style-name="Internet_20_link" text:visited-style-name="Visited_20_Internet_20_Link"><text:span text:style-name="T87">new</text:span></text:a><text:span text:style-name="T32"> FrameworkPropertyMetadata</text:span><text:span text:style-name="T134">(</text:span><text:span text:style-name="T32">DateTime.</text:span><text:span text:style-name="T86">Now</text:span><text:span text:style-name="T134">))</text:span><text:span text:style-name="T32">;</text:span></text:p>
      <text:p text:style-name="P129">Explanation:</text:p>
      <text:p text:style-name="P133">//typeof(DateTime ) is the data type mentioned in the property</text:p>
      <text:p text:style-name="P133">//typeof(MyClockControl) is the Owner class of that property</text:p>
      <text:p text:style-name="P133"> // DateTime.Now is the Default Value</text:p>
      <text:p text:style-name="P134">// .NET Property wrapper</text:p>
      <text:p text:style-name="P126"><text:span text:style-name="T182">public</text:span><text:span text:style-name="T32"> DateTime CurrentTime</text:span></text:p>
      <text:p text:style-name="P135">{</text:p>
      <text:p text:style-name="P126"><text:span text:style-name="T32"><text:s text:c="4"/>get </text:span><text:span text:style-name="T134">{</text:span><text:span text:style-name="T32"> </text:span><text:span text:style-name="T182">return</text:span><text:span text:style-name="T32"> </text:span><text:span text:style-name="T134">(</text:span><text:span text:style-name="T32">DateTime</text:span><text:span text:style-name="T134">)</text:span><text:span text:style-name="T32">GetValue</text:span><text:span text:style-name="T134">(</text:span><text:span text:style-name="T32">CurrentTimeProperty</text:span><text:span text:style-name="T134">)</text:span><text:span text:style-name="T32">; </text:span><text:span text:style-name="T134">}</text:span></text:p>
      <text:p text:style-name="P126"><text:span text:style-name="T32"><text:s text:c="4"/>set </text:span><text:span text:style-name="T134">{</text:span><text:span text:style-name="T32"> SetValue</text:span><text:span text:style-name="T134">(</text:span><text:span text:style-name="T32">CurrentTimeProperty, value</text:span><text:span text:style-name="T134">)</text:span><text:span text:style-name="T32">; </text:span><text:span text:style-name="T134">}</text:span></text:p>
      <text:p text:style-name="P135">}</text:p>
      <text:p text:style-name="P140"/>
      <text:p text:style-name="P139">Attached Property :</text:p>
      <text:p text:style-name="P138"><text:span text:style-name="T10"><text:tab/></text:span><text:span text:style-name="T26">Attached properties are a special kind of DependencyProperties. They allow you to attach a value to an object that does not know anything about this value</text:span></text:p>
      <text:p text:style-name="P140">eg: &lt;textedit <text:s/>grid.row=0 grid.column =1&gt;</text:p>
      <text:p text:style-name="P140">in the above example grid.row is the attached property which is attached to textedit control which doesn't know about grid.row</text:p>
      <text:p text:style-name="P140"/>
      <text:p text:style-name="P140"/>
      <text:p text:style-name="P140"/>
      <text:p text:style-name="P142">Data Binding :</text:p>
      <text:p text:style-name="P30"><text:span text:style-name="T26">WPF provides a simple and powerful way to </text:span><text:span text:style-name="T24">auto-update data</text:span><text:span text:style-name="T26"> between the business model and the user interface. This mechanism is called </text:span><text:span text:style-name="T24">DataBinding</text:span><text:span text:style-name="T26">. Everytime when the data of your business model changes, it automatically reflects the updates to the user interface and vice versa.</text:span></text:p>
      <text:p text:style-name="P33">Simple Example For DataBinding :</text:p>
      <text:p text:style-name="P128">&lt;StackPanel&gt;</text:p>
      <text:p text:style-name="P126"><text:span text:style-name="T32"><text:s text:c="4"/></text:span><text:span text:style-name="T110">&lt;TextBox </text:span><text:span text:style-name="T148">x:Name</text:span><text:span text:style-name="T110">=</text:span><text:span text:style-name="T86">"txtInput"</text:span><text:span text:style-name="T110"> /&gt;</text:span></text:p>
      <text:p text:style-name="P126"><text:span text:style-name="T32"><text:s text:c="4"/></text:span><text:span text:style-name="T110">&lt;Label </text:span><text:span text:style-name="T148">Content</text:span><text:span text:style-name="T110">=</text:span><text:span text:style-name="T86">"{Binding Path=Text, ElementName=txtInput, </text:span></text:p>
      <text:p text:style-name="P128"><text:s text:c="21"/>UpdateSourceTrigger=PropertyChanged}" /&gt;</text:p>
      <text:p text:style-name="P128">&lt;/StackPanel&gt;</text:p>
      <text:p text:style-name="P132"/>
      <text:p text:style-name="P131">Path is the property from where we are getting the data and element name is the name of the element.</text:p>
      <text:p text:style-name="P132"/>
      <text:p text:style-name="P203">Data Context :</text:p>
      <text:p text:style-name="P29"><text:span text:style-name="T26">Every WPF control derived from </text:span><text:span text:style-name="T32">FrameworkElement</text:span><text:span text:style-name="T26"> has a </text:span><text:span text:style-name="T32">DataContext</text:span><text:span text:style-name="T26"> property. This property is </text:span><text:span text:style-name="T24">meant to </text:span><text:soft-page-break/><text:span text:style-name="T24">be set to the data object</text:span><text:span text:style-name="T26"> it visualizes. If you don't explicity define a source of a binding, it takes the data context by default.</text:span></text:p>
      <text:p text:style-name="P29"><text:span text:style-name="T26">The </text:span><text:span text:style-name="T32">DataContext</text:span><text:span text:style-name="T26"> property </text:span><text:span text:style-name="T24">inherits its value to child elements</text:span><text:span text:style-name="T26">. So you can set the </text:span><text:span text:style-name="T32">DataContext</text:span><text:span text:style-name="T26"> on a superior layout container and its value is inherited to all child elements. This is very useful if you want to build a form that is bound to multiple properties of the same data object</text:span></text:p>
      <text:p text:style-name="P58">Implicit Data Source</text:p>
      <text:p text:style-name="P42"><text:span text:style-name="T12">A </text:span><text:span text:style-name="T14">data context </text:span><text:span text:style-name="T12">is a place for bindings to look for the data source if they don’t have any other special instructions .In WPF, every FrameworkElement and every FrameworkContentElement has a DataContext property. The DataContext property is of type Object, so you can plug anything you like into it (e.g., string, Person, List&lt;Person&gt;, etc.). When looking for an object to use as the binding source, the binding object logically traverses up the tree from where it’s defined, looking for a DataContext property that has been set.</text:span></text:p>
      <text:p text:style-name="P51"/>
      <text:p text:style-name="P59">The steps work like this:</text:p>
      <text:p text:style-name="P59">1. The binding looks for a DataContext that has been set on the TextBox itself.</text:p>
      <text:p text:style-name="P59">2. The binding looks for a DataContext that has been set on the Grid.</text:p>
      <text:p text:style-name="P59">3. The binding looks for a DataContext that has been set on the Window.</text:p>
      <text:p text:style-name="P34"/>
      <text:p text:style-name="P3"/>
      <text:p text:style-name="P4">DataBinding Modes : </text:p>
      <text:p text:style-name="P5"><text:tab/><text:tab/></text:p>
      <table:table table:name="Table2" table:style-name="Table2">
        <table:table-column table:style-name="Table2.A"/>
        <table:table-column table:style-name="Table2.B"/>
        <table:table-column table:style-name="Table2.C"/>
        <table:table-row>
          <table:table-cell table:style-name="Table2.A1" office:value-type="string">
            <text:p text:style-name="P75">Mode</text:p>
          </table:table-cell>
          <table:table-cell table:style-name="Table2.A1" office:value-type="string">
            <text:p text:style-name="P75">Description</text:p>
          </table:table-cell>
          <table:table-cell table:style-name="Table2.A1" office:value-type="string">
            <text:p text:style-name="P51"/>
          </table:table-cell>
        </table:table-row>
        <table:table-row>
          <table:table-cell table:style-name="Table2.A1" office:value-type="string">
            <text:p text:style-name="P85">Default</text:p>
          </table:table-cell>
          <table:table-cell table:style-name="Table2.A1" office:value-type="string">
            <text:p text:style-name="P51"/>
          </table:table-cell>
          <table:table-cell table:style-name="Table2.A1" office:value-type="string">
            <text:p text:style-name="P51"/>
          </table:table-cell>
        </table:table-row>
        <table:table-row>
          <table:table-cell table:style-name="Table2.A1" office:value-type="string">
            <text:p text:style-name="P85">OneWayToSource</text:p>
          </table:table-cell>
          <table:table-cell table:style-name="Table2.A1" office:value-type="string">
            <text:p text:style-name="P42"><text:span text:style-name="T38">A reverse version of </text:span><text:span text:style-name="T52">OneWay</text:span><text:span text:style-name="T38">.</text:span></text:p>
          </table:table-cell>
          <table:table-cell table:style-name="Table2.A1" office:value-type="string">
            <text:p text:style-name="P42"><draw:frame draw:style-name="fr5" draw:name="2" text:anchor-type="as-char" svg:width="2.1252in" style:rel-width="scale" svg:height="0.3957in" style:rel-height="scale" draw:z-index="1"><draw:object-ole xlink:href="./OleObj2" xlink:type="simple" xlink:show="embed" xlink:actuate="onLoad"/><draw:image xlink:href="./ObjectReplacements/OleObj2" xlink:type="simple" xlink:show="embed" xlink:actuate="onLoad"/></draw:frame></text:p>
          </table:table-cell>
        </table:table-row>
        <table:table-row>
          <table:table-cell table:style-name="Table2.A1" office:value-type="string">
            <text:p text:style-name="P85">OneWay</text:p>
          </table:table-cell>
          <table:table-cell table:style-name="Table2.A1" office:value-type="string">
            <text:p text:style-name="P76">From source to destination.</text:p>
          </table:table-cell>
          <table:table-cell table:style-name="Table2.A1" office:value-type="string">
            <text:p text:style-name="P42"><draw:frame draw:style-name="fr5" draw:name="3" text:anchor-type="as-char" svg:width="2.1252in" style:rel-width="scale" svg:height="0.3957in" style:rel-height="scale" draw:z-index="2"><draw:object-ole xlink:href="./OleObj3" xlink:type="simple" xlink:show="embed" xlink:actuate="onLoad"/><draw:image xlink:href="./ObjectReplacements/OleObj3" xlink:type="simple" xlink:show="embed" xlink:actuate="onLoad"/></draw:frame></text:p>
          </table:table-cell>
        </table:table-row>
        <table:table-row>
          <table:table-cell table:style-name="Table2.A1" office:value-type="string">
            <text:p text:style-name="P85">OneTime</text:p>
          </table:table-cell>
          <table:table-cell table:style-name="Table2.A1" office:value-type="string">
            <text:p text:style-name="P76">The property is initially set, but updates to the source are not copied to the destination.</text:p>
          </table:table-cell>
          <table:table-cell table:style-name="Table2.A1" office:value-type="string">
            <text:p text:style-name="P42"><draw:frame draw:style-name="fr5" draw:name="4" text:anchor-type="as-char" svg:width="2.1252in" style:rel-width="scale" svg:height="0.3957in" style:rel-height="scale" draw:z-index="3"><draw:object-ole xlink:href="./OleObj4" xlink:type="simple" xlink:show="embed" xlink:actuate="onLoad"/><draw:image xlink:href="./ObjectReplacements/OleObj4" xlink:type="simple" xlink:show="embed" xlink:actuate="onLoad"/></draw:frame></text:p>
          </table:table-cell>
        </table:table-row>
        <table:table-row>
          <table:table-cell table:style-name="Table2.A1" office:value-type="string">
            <text:p text:style-name="P85">TwoWay</text:p>
          </table:table-cell>
          <table:table-cell table:style-name="Table2.A1" office:value-type="string">
            <text:p text:style-name="P76">Changes to source and destination are copied to each other.</text:p>
          </table:table-cell>
          <table:table-cell table:style-name="Table2.A1" office:value-type="string">
            <text:p text:style-name="P42"><draw:frame draw:style-name="fr5" draw:name="5" text:anchor-type="as-char" svg:width="2.1252in" style:rel-width="scale" svg:height="0.3957in" style:rel-height="scale" draw:z-index="4"><draw:object-ole xlink:href="./OleObj5" xlink:type="simple" xlink:show="embed" xlink:actuate="onLoad"/><draw:image xlink:href="./ObjectReplacements/OleObj5" xlink:type="simple" xlink:show="embed" xlink:actuate="onLoad"/></draw:frame></text:p>
          </table:table-cell>
        </table:table-row>
      </table:table>
      <text:p text:style-name="P3"/>
      <text:p text:style-name="P139">UpdateSourceTrigger : </text:p>
      <text:p text:style-name="P138"><text:span text:style-name="T10"><text:tab/><text:tab/></text:span><text:span text:style-name="T38"> Binding that occurs in the reverse direction(that means from destination to source) doesn’t occur immediately, by default. The</text:span><text:span text:style-name="T52">UpdateSourceTrigger</text:span><text:span text:style-name="T38"> property can be used to set this behavior.</text:span></text:p>
      <table:table table:name="Table3" table:style-name="Table3">
        <table:table-column table:style-name="Table3.A"/>
        <table:table-column table:style-name="Table3.B"/>
        <table:table-row>
          <table:table-cell table:style-name="Table3.A1" office:value-type="string">
            <text:p text:style-name="P144">Name</text:p>
          </table:table-cell>
          <table:table-cell table:style-name="Table3.A1" office:value-type="string">
            <text:p text:style-name="P144">Description</text:p>
          </table:table-cell>
        </table:table-row>
        <table:table-row>
          <table:table-cell table:style-name="Table3.A1" office:value-type="string">
            <text:p text:style-name="P145">Default</text:p>
          </table:table-cell>
          <table:table-cell table:style-name="Table3.A1" office:value-type="string">
            <text:p text:style-name="P143"><text:span text:style-name="T38">For most properties, the behavior is the same as </text:span><text:span text:style-name="T52">PropertyChanged</text:span><text:span text:style-name="T38">. For</text:span><text:span text:style-name="T52">TextBox.Text</text:span><text:span text:style-name="T38">, this is the same as </text:span><text:span text:style-name="T52">LostFocus</text:span><text:span text:style-name="T38">. The default behavior is controlled by metadata on the property.</text:span></text:p>
          </table:table-cell>
        </table:table-row>
        <table:table-row>
          <table:table-cell table:style-name="Table3.A1" office:value-type="string">
            <text:p text:style-name="P145">Explicit</text:p>
          </table:table-cell>
          <table:table-cell table:style-name="Table3.A1" office:value-type="string">
            <text:p text:style-name="P143"><text:span text:style-name="T38">Binding does not occur until </text:span><text:span text:style-name="T52">UpdateSource()</text:span><text:span text:style-name="T38"> is called.</text:span></text:p>
          </table:table-cell>
        </table:table-row>
        <table:table-row>
          <table:table-cell table:style-name="Table3.A1" office:value-type="string">
            <text:p text:style-name="P145">LostFocus</text:p>
          </table:table-cell>
          <table:table-cell table:style-name="Table3.A1" office:value-type="string">
            <text:p text:style-name="P104">Source is updated when the target loses focus.</text:p>
          </table:table-cell>
        </table:table-row>
        <table:table-row>
          <table:table-cell table:style-name="Table3.A1" office:value-type="string">
            <text:p text:style-name="P145">PropertyChanged</text:p>
          </table:table-cell>
          <table:table-cell table:style-name="Table3.A1" office:value-type="string">
            <text:p text:style-name="P104">Binding occurs immediately.</text:p>
          </table:table-cell>
        </table:table-row>
      </table:table>
      <text:p text:style-name="P139">INotifyPropertyChanged : </text:p>
      <text:p text:style-name="P139"><text:tab/><text:tab/>This will notify the changes made in the property at the destination side and reflects them on <text:soft-page-break/>the source.</text:p>
      <text:p text:style-name="P139">Example for INotifyPropertyChanged :</text:p>
      <text:p text:style-name="P140"/>
      <text:p text:style-name="P42"><text:span text:style-name="T19"></text:span><text:span text:style-name="T19"> <text:s/>class MobileStore:INotifyPropertyChanged  </text:span></text:p>
      <text:p text:style-name="P42"><text:span text:style-name="T19"></text:span><text:span text:style-name="T19"> <text:s/>   {  </text:span></text:p>
      <text:p text:style-name="P42"><text:span text:style-name="T19"></text:span><text:span text:style-name="T19"> <text:s/>       public string _Brand;  </text:span></text:p>
      <text:p text:style-name="P42"><text:span text:style-name="T19"></text:span><text:span text:style-name="T19"> <text:s/>       public string _Model;  </text:span></text:p>
      <text:p text:style-name="P42"><text:span text:style-name="T19"></text:span><text:span text:style-name="T19"> <text:s/>       public int _Stock;  </text:span></text:p>
      <text:p text:style-name="P42"><text:span text:style-name="T19"></text:span><text:span text:style-name="T19"> <text:s/>       public double _Price;  </text:span></text:p>
      <text:p text:style-name="P42"><text:span text:style-name="T19"></text:span><text:span text:style-name="T19"> <text:s/>  </text:span></text:p>
      <text:p text:style-name="P42"><text:span text:style-name="T19"></text:span><text:span text:style-name="T19"> <text:s/>       public string Brand  </text:span></text:p>
      <text:p text:style-name="P42"><text:span text:style-name="T19"></text:span><text:span text:style-name="T19"> <text:s/>       {  </text:span></text:p>
      <text:p text:style-name="P42"><text:span text:style-name="T19"></text:span><text:span text:style-name="T19"> <text:s/>           get { return _Brand; }  </text:span></text:p>
      <text:p text:style-name="P42"><text:span text:style-name="T19"></text:span><text:span text:style-name="T19"> <text:s/>           set {   </text:span></text:p>
      <text:p text:style-name="P42"><text:span text:style-name="T19"></text:span><text:span text:style-name="T19"> <text:s/>               _Brand = value;   </text:span></text:p>
      <text:p text:style-name="P42"><text:span text:style-name="T19"></text:span><text:span text:style-name="T19"> <text:s/>               OnPropertyChanged("Brand");  </text:span></text:p>
      <text:p text:style-name="P42"><text:span text:style-name="T19"></text:span><text:span text:style-name="T19"> <text:s/>           }   </text:span></text:p>
      <text:p text:style-name="P42"><text:span text:style-name="T19"></text:span><text:span text:style-name="T19"> <text:s/>       }  </text:span></text:p>
      <text:p text:style-name="P42"><text:span text:style-name="T19"></text:span><text:span text:style-name="T19"> <text:s/>       public string Model   </text:span></text:p>
      <text:p text:style-name="P42"><text:span text:style-name="T19"></text:span><text:span text:style-name="T19"> <text:s/>       {  </text:span></text:p>
      <text:p text:style-name="P42"><text:span text:style-name="T19"></text:span><text:span text:style-name="T19"> <text:s/>           get { return _Model; }   </text:span></text:p>
      <text:p text:style-name="P42"><text:span text:style-name="T19"></text:span><text:span text:style-name="T19"> <text:s/>           set {   </text:span></text:p>
      <text:p text:style-name="P42"><text:span text:style-name="T19"></text:span><text:span text:style-name="T19"> <text:s/>               _Model = value;   </text:span></text:p>
      <text:p text:style-name="P42"><text:span text:style-name="T19"></text:span><text:span text:style-name="T19"> <text:s/>               OnPropertyChanged("Model");   </text:span></text:p>
      <text:p text:style-name="P42"><text:span text:style-name="T19"></text:span><text:span text:style-name="T19"> <text:s/>           }   </text:span></text:p>
      <text:p text:style-name="P42"><text:span text:style-name="T19"></text:span><text:span text:style-name="T19"> <text:s/>       }  </text:span></text:p>
      <text:p text:style-name="P42"><text:span text:style-name="T19"></text:span><text:span text:style-name="T19"> <text:s/>       public int Stock   </text:span></text:p>
      <text:p text:style-name="P42"><text:span text:style-name="T19"></text:span><text:span text:style-name="T19"> <text:s/>       {   </text:span></text:p>
      <text:p text:style-name="P42"><text:span text:style-name="T19"></text:span><text:span text:style-name="T19"> <text:s/>           get { return _Stock; }   </text:span></text:p>
      <text:p text:style-name="P42"><text:span text:style-name="T19"></text:span><text:span text:style-name="T19"> <text:s/>           set {   </text:span></text:p>
      <text:p text:style-name="P42"><text:span text:style-name="T19"></text:span><text:span text:style-name="T19"> <text:s/>               _Stock = value;   </text:span></text:p>
      <text:p text:style-name="P42"><text:span text:style-name="T19"></text:span><text:span text:style-name="T19"> <text:s/>               OnPropertyChanged("Stock");   </text:span></text:p>
      <text:p text:style-name="P42"><text:span text:style-name="T19"></text:span><text:span text:style-name="T19"> <text:s/>           }   </text:span></text:p>
      <text:p text:style-name="P42"><text:span text:style-name="T19"></text:span><text:span text:style-name="T19"> <text:s/>       }  </text:span></text:p>
      <text:p text:style-name="P42"><text:span text:style-name="T19"></text:span><text:span text:style-name="T19"> <text:s/>       public double Price   </text:span></text:p>
      <text:p text:style-name="P42"><text:span text:style-name="T19"></text:span><text:span text:style-name="T19"> <text:s/>       {   </text:span></text:p>
      <text:p text:style-name="P42"><text:span text:style-name="T19"></text:span><text:span text:style-name="T19"> <text:s/>           get { return _Price; }   </text:span></text:p>
      <text:p text:style-name="P42"><text:span text:style-name="T19"></text:span><text:span text:style-name="T19"> <text:s/>           set {   </text:span></text:p>
      <text:p text:style-name="P42"><text:span text:style-name="T19"></text:span><text:span text:style-name="T19"> <text:s/>               _Price = value;   </text:span></text:p>
      <text:p text:style-name="P61"> <text:s/>               OnPropertyChanged("Price");</text:p>
      <text:p text:style-name="P42"><text:span text:style-name="T19"></text:span><text:span text:style-name="T19"> <text:s/>           }   </text:span></text:p>
      <text:p text:style-name="P42"><text:span text:style-name="T19"></text:span><text:span text:style-name="T19"> <text:s/>       }  </text:span></text:p>
      <text:p text:style-name="P42"><text:span text:style-name="T19"></text:span><text:span text:style-name="T19"> <text:s/>  </text:span></text:p>
      <text:p text:style-name="P42"><text:span text:style-name="T19"></text:span><text:span text:style-name="T19"> <text:s/>       public event PropertyChangedEventHandler PropertyChanged;  </text:span></text:p>
      <text:p text:style-name="P42"><text:span text:style-name="T19"></text:span><text:span text:style-name="T19"> <text:s/>       public void OnPropertyChanged(string Property)  </text:span></text:p>
      <text:p text:style-name="P42"><text:span text:style-name="T19"></text:span><text:span text:style-name="T19"> <text:s/>       {  </text:span></text:p>
      <text:p text:style-name="P42"><text:span text:style-name="T19"></text:span><text:span text:style-name="T19"> <text:s/>           if (PropertyChanged != null)  </text:span></text:p>
      <text:p text:style-name="P42"><text:span text:style-name="T19"></text:span><text:span text:style-name="T19"> <text:s/>           {  </text:span></text:p>
      <text:p text:style-name="P42"><text:soft-page-break/><text:span text:style-name="T19"></text:span><text:span text:style-name="T19"> <text:s/>               PropertyChanged(this, new PropertyChangedEventArgs(Property));  </text:span></text:p>
      <text:p text:style-name="P42"><text:span text:style-name="T19"></text:span><text:span text:style-name="T19"> <text:s/>           }  </text:span></text:p>
      <text:p text:style-name="P42"><text:span text:style-name="T19"></text:span><text:span text:style-name="T19"> <text:s/>       }  </text:span></text:p>
      <text:p text:style-name="P138"><text:span text:style-name="T19"></text:span><text:span text:style-name="T19"> <text:s/>   }</text:span></text:p>
      <text:p text:style-name="P6"><text:span text:style-name="T24">Wpf Commands</text:span><text:span text:style-name="T26"> :<text:tab/></text:span><text:span text:style-name="T59">Commands have several purposes. The first purpose is to separate the semantics and the object that invokes a command from the logic that executes the command. This allows for multiple and disparate sources to invoke the same command logic, and it allows the command logic to be customized for different targets. </text:span></text:p>
      <text:p text:style-name="P6"><text:span text:style-name="T24">How to create Command :</text:span><text:span text:style-name="T26"> <text:tab/></text:span><text:span text:style-name="T38">How do we define a command? First, the command should implement the System.Windows.Input.</text:span><text:span text:style-name="T52">ICommand</text:span><text:span text:style-name="T38"> interface. Then, a </text:span><text:span text:style-name="T52">Create</text:span><text:span text:style-name="T38"> method will create the command so that we can use it. Then, we find two methods: the first one, </text:span><text:span text:style-name="T52">CanExecute </text:span><text:span text:style-name="T38">, would check if the command can be executed, and the second one, </text:span><text:span text:style-name="T52">Execute</text:span><text:span text:style-name="T38">, will execute the command.</text:span></text:p>
      <text:p text:style-name="P26"><text:span text:style-name="T24">If </text:span><text:span text:style-name="T38">The application has different controls that invoke the same functionality and for this reason, the WPF Command Pattern fits perfectly. WPF </text:span><text:span text:style-name="T52">command</text:span><text:span text:style-name="T38">s can also be used for other scenarios where you want to disable a control if the input is incorrect as we will see further on in the article with the </text:span><text:span text:style-name="T52">CanExecute</text:span><text:span text:style-name="T38">.</text:span></text:p>
      <text:p text:style-name="P13"><text:a xlink:type="simple" xlink:href="javascript:void(0)" text:style-name="Internet_20_link" text:visited-style-name="Visited_20_Internet_20_Link"><text:span text:style-name="T139">Four Main Concepts in WPF Commanding</text:span></text:a></text:p>
      <text:p text:style-name="P86">The routed command model in WPF can be broken up into four main concepts: the command, the command source, the command target, and the command binding:</text:p>
      <text:list xml:id="list523423812805520549" text:style-name="L7">
        <text:list-item>
          <text:p text:style-name="P385"><text:span text:style-name="T59">The </text:span><text:span text:style-name="T61">command</text:span><text:span text:style-name="T59"> is the action to be executed.</text:span></text:p>
        </text:list-item>
        <text:list-item>
          <text:p text:style-name="P385"><text:span text:style-name="T59">The </text:span><text:span text:style-name="T61">command source</text:span><text:span text:style-name="T59"> is the object which invokes the command.</text:span></text:p>
        </text:list-item>
        <text:list-item>
          <text:p text:style-name="P385"><text:span text:style-name="T59">The </text:span><text:span text:style-name="T61">command target</text:span><text:span text:style-name="T59"> is the object that the command is being executed on.</text:span></text:p>
        </text:list-item>
        <text:list-item>
          <text:p text:style-name="P385"><text:span text:style-name="T59">The </text:span><text:span text:style-name="T61">command binding</text:span><text:span text:style-name="T59"> is the object which maps the command logic to the command.</text:span></text:p>
        </text:list-item>
      </text:list>
      <text:p text:style-name="P146"><text:span text:style-name="T39">Example : </text:span><text:span text:style-name="T185">&lt;WrapPanel</text:span><text:span text:style-name="T136"> </text:span><text:span text:style-name="T189">DockPanel</text:span><text:span text:style-name="T136">.</text:span><text:span text:style-name="T189">Dock</text:span><text:span text:style-name="T179">=</text:span><text:span text:style-name="T192">"Top"</text:span><text:span text:style-name="T136"> </text:span><text:span text:style-name="T189">Margin</text:span><text:span text:style-name="T179">=</text:span><text:span text:style-name="T192">"3"</text:span><text:span text:style-name="T185">&gt;</text:span><text:span text:style-name="T136"><text:line-break/>            </text:span><text:span text:style-name="T185">&lt;Button</text:span><text:span text:style-name="T136"> </text:span><text:span text:style-name="T189">Command</text:span><text:span text:style-name="T179">=</text:span><text:span text:style-name="T192">"ApplicationCommands.Cut"</text:span><text:span text:style-name="T136"> </text:span><text:span text:style-name="T189">CommandTarget</text:span><text:span text:style-name="T179">=</text:span><text:span text:style-name="T192">"{Binding ElementName=txtEditor}"</text:span><text:span text:style-name="T136"> </text:span><text:span text:style-name="T189">Width</text:span><text:span text:style-name="T179">=</text:span><text:span text:style-name="T192">"60"</text:span><text:span text:style-name="T185">&gt;</text:span><text:span text:style-name="T136">_Cut</text:span><text:span text:style-name="T185">&lt;/Button&gt;</text:span><text:span text:style-name="T136"><text:line-break/>            </text:span><text:span text:style-name="T185">&lt;Button</text:span><text:span text:style-name="T136"> </text:span><text:span text:style-name="T189">Command</text:span><text:span text:style-name="T179">=</text:span><text:span text:style-name="T192">"ApplicationCommands.Paste"</text:span><text:span text:style-name="T136"> </text:span><text:span text:style-name="T189">CommandTarget</text:span><text:span text:style-name="T179">=</text:span><text:span text:style-name="T192">"{Binding ElementName=txtEditor}"</text:span><text:span text:style-name="T136"> </text:span><text:span text:style-name="T189">Width</text:span><text:span text:style-name="T179">=</text:span><text:span text:style-name="T192">"60"</text:span><text:span text:style-name="T136"> </text:span><text:span text:style-name="T189">Margin</text:span><text:span text:style-name="T179">=</text:span><text:span text:style-name="T192">"3,0"</text:span><text:span text:style-name="T185">&gt;</text:span><text:span text:style-name="T136">_Paste</text:span><text:span text:style-name="T185">&lt;/Button&gt;</text:span><text:span text:style-name="T136"><text:line-break/>        </text:span><text:span text:style-name="T185">&lt;/WrapPanel&gt;</text:span></text:p>
      <text:p text:style-name="P27"/>
      <text:p text:style-name="P14"/>
      <text:p text:style-name="P14"/>
      <text:p text:style-name="P15">Command source : </text:p>
      <text:p text:style-name="P147"><text:span text:style-name="T16"><text:tab/></text:span><text:a xlink:type="simple" xlink:href="http://msdn.microsoft.com/en-us/library/system.windows.input.icommandsource(v=vs.110).aspx" text:style-name="Internet_20_link" text:visited-style-name="Visited_20_Internet_20_Link"><text:span text:style-name="T196">ICommandSource</text:span></text:a><text:span text:style-name="T59"> exposes three properties: </text:span><text:a xlink:type="simple" xlink:href="http://msdn.microsoft.com/en-us/library/system.windows.input.icommandsource.command(v=vs.110).aspx" text:style-name="Internet_20_link" text:visited-style-name="Visited_20_Internet_20_Link"><text:span text:style-name="T196">Command</text:span></text:a><text:span text:style-name="T59">, </text:span><text:a xlink:type="simple" xlink:href="http://msdn.microsoft.com/en-us/library/system.windows.input.icommandsource.commandtarget(v=vs.110).aspx" text:style-name="Internet_20_link" text:visited-style-name="Visited_20_Internet_20_Link"><text:span text:style-name="T196">CommandTarget</text:span></text:a><text:span text:style-name="T59">, and </text:span><text:a xlink:type="simple" xlink:href="http://msdn.microsoft.com/en-us/library/system.windows.input.icommandsource.commandparameter(v=vs.110).aspx" text:style-name="Internet_20_link" text:visited-style-name="Visited_20_Internet_20_Link"><text:span text:style-name="T196">CommandParameter</text:span></text:a><text:span text:style-name="T59">:</text:span></text:p>
      <text:list xml:id="list2957794359224233561" text:style-name="L8">
        <text:list-item>
          <text:p text:style-name="P368"><text:a xlink:type="simple" xlink:href="http://msdn.microsoft.com/en-us/library/system.windows.input.icommandsource.command(v=vs.110).aspx" text:style-name="Internet_20_link" text:visited-style-name="Visited_20_Internet_20_Link"><text:span text:style-name="T196">Command</text:span></text:a><text:span text:style-name="T59">  : is the command to execute when the command source is invoked.</text:span></text:p>
        </text:list-item>
        <text:list-item>
          <text:p text:style-name="P368"><text:a xlink:type="simple" xlink:href="http://msdn.microsoft.com/en-us/library/system.windows.input.icommandsource.commandtarget(v=vs.110).aspx" text:style-name="Internet_20_link" text:visited-style-name="Visited_20_Internet_20_Link"><text:span text:style-name="T196">CommandTarget</text:span></text:a><text:span text:style-name="T59"> : is the object on which to execute the command. It is worth noting that in WPF the </text:span><text:a xlink:type="simple" xlink:href="http://msdn.microsoft.com/en-us/library/system.windows.input.icommandsource.commandtarget(v=vs.110).aspx" text:style-name="Internet_20_link" text:visited-style-name="Visited_20_Internet_20_Link"><text:span text:style-name="T196">CommandTarget</text:span></text:a><text:span text:style-name="T59"> property on </text:span><text:a xlink:type="simple" xlink:href="http://msdn.microsoft.com/en-us/library/system.windows.input.icommandsource(v=vs.110).aspx" text:style-name="Internet_20_link" text:visited-style-name="Visited_20_Internet_20_Link"><text:span text:style-name="T196">ICommandSource</text:span></text:a><text:span text:style-name="T59"> is only applicable when the </text:span><text:a xlink:type="simple" xlink:href="http://msdn.microsoft.com/en-us/library/system.windows.input.icommand(v=vs.110).aspx" text:style-name="Internet_20_link" text:visited-style-name="Visited_20_Internet_20_Link"><text:span text:style-name="T196">ICommand</text:span></text:a><text:span text:style-name="T59"> is a </text:span><text:a xlink:type="simple" xlink:href="http://msdn.microsoft.com/en-us/library/system.windows.input.routedcommand(v=vs.110).aspx" text:style-name="Internet_20_link" text:visited-style-name="Visited_20_Internet_20_Link"><text:span text:style-name="T196">RoutedCommand</text:span></text:a><text:span text:style-name="T59">. If the </text:span><text:a xlink:type="simple" xlink:href="http://msdn.microsoft.com/en-us/library/system.windows.input.icommandsource.commandtarget(v=vs.110).aspx" text:style-name="Internet_20_link" text:visited-style-name="Visited_20_Internet_20_Link"><text:span text:style-name="T196">CommandTarget</text:span></text:a><text:span text:style-name="T59"> is set on an </text:span><text:a xlink:type="simple" xlink:href="http://msdn.microsoft.com/en-us/library/system.windows.input.icommandsource(v=vs.110).aspx" text:style-name="Internet_20_link" text:visited-style-name="Visited_20_Internet_20_Link"><text:span text:style-name="T196">ICommandSource</text:span></text:a><text:span text:style-name="T59"> and the corresponding command is not a</text:span><text:a xlink:type="simple" xlink:href="http://msdn.microsoft.com/en-us/library/system.windows.input.routedcommand(v=vs.110).aspx" text:style-name="Internet_20_link" text:visited-style-name="Visited_20_Internet_20_Link"><text:span text:style-name="T196">RoutedCommand</text:span></text:a><text:span text:style-name="T59">, the command target is ignored. If the </text:span><text:a xlink:type="simple" xlink:href="http://msdn.microsoft.com/en-us/library/system.windows.input.icommandsource.commandtarget(v=vs.110).aspx" text:style-name="Internet_20_link" text:visited-style-name="Visited_20_Internet_20_Link"><text:span text:style-name="T196">CommandTarget</text:span></text:a><text:span text:style-name="T59"> is not set, the element with keyboard focus will be the command target.</text:span></text:p>
        </text:list-item>
        <text:list-item>
          <text:p text:style-name="P368"><text:soft-page-break/><text:a xlink:type="simple" xlink:href="http://msdn.microsoft.com/en-us/library/system.windows.input.icommandsource.commandparameter(v=vs.110).aspx" text:style-name="Internet_20_link" text:visited-style-name="Visited_20_Internet_20_Link"><text:span text:style-name="T196">CommandParameter</text:span></text:a><text:span text:style-name="T59"> : is a user-defined data type used to pass information to the handlers implementing the command.</text:span></text:p>
        </text:list-item>
      </text:list>
      <text:p text:style-name="P14"/>
      <text:p text:style-name="P16">Command Binding : </text:p>
      <text:p text:style-name="P42"><text:span text:style-name="T12">A CommandBinding object associates a specific command object with a handler function in the scope of a particular user interface element</text:span><text:span text:style-name="T20">.</text:span></text:p>
      <text:p text:style-name="P148"><text:span text:style-name="T13">Example </text:span><text:span text:style-name="T186">&lt;CommandBinding</text:span><text:span text:style-name="T121"> </text:span><text:span text:style-name="T190">Command</text:span><text:span text:style-name="T178">=</text:span><text:span text:style-name="T193">"Help"</text:span><text:span text:style-name="T121"> <text:s/>//specific command object</text:span></text:p>
      <text:p text:style-name="P148"><text:span text:style-name="T121"><text:s text:c="8"/></text:span><text:span text:style-name="T190">CanExecute</text:span><text:span text:style-name="T178">=</text:span><text:span text:style-name="T193">"HelpCanExecute" <text:s text:c="4"/>//handler</text:span></text:p>
      <text:p text:style-name="P148"><text:span text:style-name="T121"><text:s text:c="8"/></text:span><text:span text:style-name="T190">Executed</text:span><text:span text:style-name="T178">=</text:span><text:span text:style-name="T193">"HelpExecuted"</text:span><text:span text:style-name="T121"> </text:span><text:span text:style-name="T186">/&gt;<text:tab/><text:tab/>//handler function</text:span></text:p>
      <text:p text:style-name="P51"/>
      <text:p text:style-name="P149"><text:span text:style-name="T13"><text:tab/><text:tab/></text:span><text:span text:style-name="T186">&lt;Window</text:span><text:span text:style-name="T121"> </text:span><text:span text:style-name="T190">x:Class</text:span><text:span text:style-name="T178">=</text:span><text:span text:style-name="T193">"CustomCommandTest.CommandWindow"</text:span></text:p>
      <text:p text:style-name="P148"><text:span text:style-name="T121"><text:s text:c="4"/></text:span><text:span text:style-name="T190">xmlns</text:span><text:span text:style-name="T178">=</text:span><text:span text:style-name="T193">"http://schemas.microsoft.com/winfx/2006/xaml/presentation"</text:span></text:p>
      <text:p text:style-name="P148"><text:span text:style-name="T121"><text:s text:c="4"/></text:span><text:span text:style-name="T190">xmlns:x</text:span><text:span text:style-name="T178">=</text:span><text:span text:style-name="T193">"http://schemas.microsoft.com/winfx/2006/xaml"</text:span></text:p>
      <text:p text:style-name="P148"><text:span text:style-name="T121"><text:s text:c="4"/></text:span><text:span text:style-name="T190">Title</text:span><text:span text:style-name="T178">=</text:span><text:span text:style-name="T193">"Custom Command Test"</text:span><text:span text:style-name="T121"> </text:span><text:span text:style-name="T190">Height</text:span><text:span text:style-name="T178">=</text:span><text:span text:style-name="T193">"300"</text:span><text:span text:style-name="T121"> </text:span><text:span text:style-name="T190">Width</text:span><text:span text:style-name="T178">=</text:span><text:span text:style-name="T193">"300"</text:span><text:span text:style-name="T186">&gt;</text:span></text:p>
      <text:p text:style-name="P150"/>
      <text:p text:style-name="P148"><text:span text:style-name="T121"><text:s text:c="2"/></text:span><text:span text:style-name="T186">&lt;Window.CommandBindings&gt;</text:span></text:p>
      <text:p text:style-name="P148"><text:span text:style-name="T121"><text:s text:c="4"/></text:span><text:span text:style-name="T186">&lt;CommandBinding</text:span><text:span text:style-name="T121"> </text:span><text:span text:style-name="T190">Command</text:span><text:span text:style-name="T178">=</text:span><text:span text:style-name="T193">"Help"</text:span><text:span text:style-name="T121"> </text:span></text:p>
      <text:p text:style-name="P148"><text:span text:style-name="T121"><text:s text:c="8"/></text:span><text:span text:style-name="T190">CanExecute</text:span><text:span text:style-name="T178">=</text:span><text:span text:style-name="T193">"HelpCanExecute"</text:span></text:p>
      <text:p text:style-name="P148"><text:span text:style-name="T121"><text:s text:c="8"/></text:span><text:span text:style-name="T190">Executed</text:span><text:span text:style-name="T178">=</text:span><text:span text:style-name="T193">"HelpExecuted"</text:span><text:span text:style-name="T121"> </text:span><text:span text:style-name="T186">/&gt;</text:span></text:p>
      <text:p text:style-name="P148"><text:span text:style-name="T121"><text:s text:c="2"/></text:span><text:span text:style-name="T186">&lt;/Window.CommandBindings&gt;</text:span></text:p>
      <text:p text:style-name="P150"/>
      <text:p text:style-name="P148"><text:span text:style-name="T121"><text:s text:c="2"/></text:span><text:span text:style-name="T186">&lt;Window.InputBindings&gt;</text:span></text:p>
      <text:p text:style-name="P148"><text:span text:style-name="T121"><text:s text:c="4"/></text:span><text:span text:style-name="T186">&lt;KeyBinding</text:span><text:span text:style-name="T121"> </text:span><text:span text:style-name="T190">Command</text:span><text:span text:style-name="T178">=</text:span><text:span text:style-name="T193">"Help"</text:span><text:span text:style-name="T121"> </text:span><text:span text:style-name="T190">Key</text:span><text:span text:style-name="T178">=</text:span><text:span text:style-name="T193">"H"</text:span><text:span text:style-name="T121"> </text:span><text:span text:style-name="T190">Modifiers</text:span><text:span text:style-name="T178">=</text:span><text:span text:style-name="T193">"Ctrl"</text:span><text:span text:style-name="T186">/&gt;</text:span></text:p>
      <text:p text:style-name="P148"><text:span text:style-name="T121"><text:s text:c="4"/></text:span><text:span text:style-name="T186">&lt;MouseBinding</text:span><text:span text:style-name="T121"> </text:span><text:span text:style-name="T190">Command</text:span><text:span text:style-name="T178">=</text:span><text:span text:style-name="T193">"Help"</text:span><text:span text:style-name="T121"> </text:span><text:span text:style-name="T190">MouseAction</text:span><text:span text:style-name="T178">=</text:span><text:span text:style-name="T193">"LeftDoubleClick"</text:span><text:span text:style-name="T121"> </text:span><text:span text:style-name="T186">/&gt;</text:span></text:p>
      <text:p text:style-name="P148"><text:span text:style-name="T121"><text:s text:c="2"/></text:span><text:span text:style-name="T186">&lt;/Window.InputBindings&gt;</text:span></text:p>
      <text:p text:style-name="P150"/>
      <text:p text:style-name="P148"><text:span text:style-name="T121"><text:s text:c="2"/></text:span><text:span text:style-name="T186">&lt;Button</text:span><text:span text:style-name="T121"> </text:span><text:span text:style-name="T190">Command</text:span><text:span text:style-name="T178">=</text:span><text:span text:style-name="T193">"Help"</text:span><text:span text:style-name="T121"> </text:span><text:span text:style-name="T190">Content</text:span><text:span text:style-name="T178">=</text:span><text:span text:style-name="T193">"Help Command Button"</text:span><text:span text:style-name="T121"> </text:span><text:span text:style-name="T186">/&gt;</text:span></text:p>
      <text:p text:style-name="P151">&lt;/Window&gt;</text:p>
      <text:p text:style-name="P15"><text:soft-page-break/>In the above example help command can be triggered by clicking the help button or by ctrl+h or mouse left button double click.</text:p>
      <text:p text:style-name="P16">Example with CommandParameter : </text:p>
      <text:p text:style-name="P42"><text:span text:style-name="T82">&lt;</text:span><text:span text:style-name="T166">Button command=MyCommand</text:span><text:span text:style-name="T145"> Name</text:span><text:span text:style-name="T82">="btnSubmit"</text:span><text:span text:style-name="T145"> CommandParameter</text:span><text:span text:style-name="T82">="{</text:span><text:span text:style-name="T166">Binding</text:span><text:span text:style-name="T145"> ElementName</text:span><text:span text:style-name="T82">=tbEmp,</text:span><text:span text:style-name="T145"> Path</text:span><text:span text:style-name="T82">=Text}"</text:span><text:span text:style-name="T145"> Content</text:span><text:span text:style-name="T82">="Submit"</text:span><text:span text:style-name="T145"> Margin</text:span><text:span text:style-name="T82">="5"</text:span><text:span text:style-name="T145"> Width</text:span><text:span text:style-name="T82">="50"&gt;&lt;/</text:span><text:span text:style-name="T166">Button</text:span><text:span text:style-name="T82">&gt;</text:span></text:p>
      <text:p text:style-name="P15">Here in this example we are binding the textbox text property value to command parameter.</text:p>
      <text:p text:style-name="P16">Command routing :</text:p>
      <text:p text:style-name="P15">All of the built-in command objects use a class called RoutedUICommand, and you will normally use this if you define application-specific commands.* RoutedUICommand provides the mechanism for finding the right command binding when the command is invoked.</text:p>
      <text:p text:style-name="P42"><text:span text:style-name="T15">Example :<text:tab/></text:span><text:span text:style-name="T12">&lt;Menu Grid.Row="0"&gt;</text:span></text:p>
      <text:p text:style-name="P206">&lt;MenuItem Header="_Edit"&gt;</text:p>
      <text:p text:style-name="P206">&lt;MenuItem Header="Cut" Command="ApplicationCommands.Cut" /&gt;</text:p>
      <text:p text:style-name="P206">&lt;MenuItem Header="_Copy" Command="ApplicationCommands.Copy" /&gt;</text:p>
      <text:p text:style-name="P206">&lt;MenuItem Header="_Paste" Command="ApplicationCommands.Paste" /&gt;</text:p>
      <text:p text:style-name="P206">&lt;/MenuItem&gt;</text:p>
      <text:p text:style-name="P207">&lt;/Menu</text:p>
      <text:p text:style-name="P14"/>
      <text:p text:style-name="P15">Data Binding :</text:p>
      <text:p text:style-name="P42"><text:span text:style-name="T12">The key to data binding is a System.Windows.Data.Binding object that “glues” two properties together and keeps a channel of communication open between them. You can set up a Binding once and then have it do all the synchronization work for the remainder of the application’s lifetime</text:span><text:span text:style-name="T21">.</text:span></text:p>
      <text:p text:style-name="P42"><text:span text:style-name="T21">Example :</text:span><text:span text:style-name="T17"> </text:span><text:span text:style-name="T10">Binding binding = new Binding();</text:span></text:p>
      <text:p text:style-name="P60">// Set source object</text:p>
      <text:p text:style-name="P60">binding.Source = treeView;</text:p>
      <text:p text:style-name="P60">// Set source property</text:p>
      <text:p text:style-name="P60">binding.Path = new PropertyPath(“SelectedItem.Header”); //path value consists of <text:s/>//dependencyproperty</text:p>
      <text:p text:style-name="P60">// Attach to target property</text:p>
      <text:p text:style-name="P60">currentFolder.SetBinding(TextBlock.TextProperty, binding);</text:p>
      <text:p text:style-name="P51"/>
      <text:p text:style-name="P60">example in xaml :</text:p>
      <text:p text:style-name="P42"><text:span text:style-name="T18"><text:tab/><text:tab/><text:tab/></text:span><text:span text:style-name="T17">&lt;TextBlock x:Name=”currentFolder” DockPanel.Dock=”Top”</text:span></text:p>
      <text:p text:style-name="P21">Text=”{Binding ElementName=treeView, Path=SelectedItem.Header}”/&gt; <text:s text:c="2"/>//element name replaces the source object I the above program.</text:p>
      <text:p text:style-name="P51"/>
      <text:p text:style-name="P19">Bindings Relative Source :</text:p>
      <text:p text:style-name="P67">To make the source element equal the target element:</text:p>
      <text:p text:style-name="P42"><text:span text:style-name="T198">{Binding RelativeSource={RelativeSource </text:span><text:span text:style-name="T199">Self</text:span><text:span text:style-name="T198">}}</text:span></text:p>
      <text:p text:style-name="P42"><text:span text:style-name="T198">Eg: </text:span><text:span text:style-name="T12">&lt;Slider ToolTip=”{Binding RelativeSource={RelativeSource Self}, Path=Value}”/&gt; <text:s/>//here in this example the source for binding is slider itself so the relativesource is self and the path is value property of the slider.</text:span></text:p>
      <text:p text:style-name="P51"/>
      <text:p text:style-name="P17"><text:soft-page-break/><text:span text:style-name="T199">Note:</text:span><text:span text:style-name="T198"> in binding when the source is updated target should also be updated automatically for this we can use INotifyPropertyChanged interface and raises </text:span><text:span text:style-name="T200">the propertychangedevent Fortunately, the .NET</text:span><text:span text:style-name="T201"> </text:span><text:span text:style-name="T200">Framework already has a built-in class that does this work for you! It’s called ObservableCollection.</text:span></text:p>
      <text:p text:style-name="P22"/>
      <text:p text:style-name="P17"><text:span text:style-name="T10">Note :</text:span><text:span text:style-name="T12"> <text:s/>Although the source property can be any .NET property on any .NET object, the same is not true for the data-binding target. The target property </text:span><text:span text:style-name="T14">must </text:span><text:span text:style-name="T12">be a dependency property. Also note that the source member must be a real </text:span><text:span text:style-name="T12">(and public) property, not just a simple field.</text:span></text:p>
      <text:p text:style-name="P22"/>
      <text:p text:style-name="P22"/>
      <text:p text:style-name="P19">Binding Observable Collection to ListBox Wpf:</text:p>
      <text:p text:style-name="P22"/>
      <text:p text:style-name="P152"><text:span text:style-name="T83">public</text:span><text:span text:style-name="T34"> </text:span><text:span text:style-name="T83">partial</text:span><text:span text:style-name="T34"> </text:span><text:span text:style-name="T83">class</text:span><text:span text:style-name="T34"> </text:span><text:span text:style-name="T203">BindingCollection</text:span><text:span text:style-name="T34"> : </text:span><text:span text:style-name="T203">Window</text:span></text:p>
      <text:p text:style-name="P155">{</text:p>
      <text:p text:style-name="P152"><text:span text:style-name="T34">    </text:span><text:span text:style-name="T83">public</text:span><text:span text:style-name="T34"> </text:span><text:span text:style-name="T203">ObservableCollection</text:span><text:span text:style-name="T34">&lt;</text:span><text:span text:style-name="T203">People</text:span><text:span text:style-name="T34">&gt; PeopleLists =</text:span></text:p>
      <text:p text:style-name="P152"><text:span text:style-name="T34">           </text:span><text:span text:style-name="T83">new</text:span><text:span text:style-name="T34"> </text:span><text:span text:style-name="T203">ObservableCollection</text:span><text:span text:style-name="T34">&lt;</text:span><text:span text:style-name="T203">People</text:span><text:span text:style-name="T34">&gt;();</text:span></text:p>
      <text:p text:style-name="P152"><text:span text:style-name="T34">    </text:span><text:span text:style-name="T83">public</text:span><text:span text:style-name="T34"> BindingCollection()</text:span></text:p>
      <text:p text:style-name="P155">    {</text:p>
      <text:p text:style-name="P155">        InitializeComponent();</text:p>
      <text:p text:style-name="P155">        LoadPeopleList();</text:p>
      <text:p text:style-name="P152"><text:span text:style-name="T35">        </text:span><text:span text:style-name="T84">this</text:span><text:span text:style-name="T35">.DataContext = PeopleLists;</text:span></text:p>
      <text:p text:style-name="P155">    }</text:p>
      <text:p text:style-name="P152"><text:span text:style-name="T34">    </text:span><text:span text:style-name="T83">private</text:span><text:span text:style-name="T34"> </text:span><text:span text:style-name="T83">void</text:span><text:span text:style-name="T34"> LoadPeopleList()</text:span></text:p>
      <text:p text:style-name="P155">    {</text:p>
      <text:p text:style-name="P152"><text:span text:style-name="T34">        PeopleLists.Add(</text:span><text:span text:style-name="T83">new</text:span><text:span text:style-name="T34"> </text:span><text:span text:style-name="T203">People</text:span><text:span text:style-name="T34">(</text:span><text:span text:style-name="T167">"Mitesh"</text:span><text:span text:style-name="T34">, </text:span><text:span text:style-name="T167">"Sureja"</text:span><text:span text:style-name="T34">, 29));</text:span></text:p>
      <text:p text:style-name="P152"><text:span text:style-name="T34">        PeopleLists.Add(</text:span><text:span text:style-name="T83">new</text:span><text:span text:style-name="T34"> </text:span><text:span text:style-name="T203">People</text:span><text:span text:style-name="T34">(</text:span><text:span text:style-name="T167">"Pritesh"</text:span><text:span text:style-name="T34">, </text:span><text:span text:style-name="T167">"Parmar"</text:span><text:span text:style-name="T34">, 30));</text:span></text:p>
      <text:p text:style-name="P152"><text:span text:style-name="T34">        PeopleLists.Add(</text:span><text:span text:style-name="T83">new</text:span><text:span text:style-name="T34"> </text:span><text:span text:style-name="T203">People</text:span><text:span text:style-name="T34">(</text:span><text:span text:style-name="T167">"Dharmesh"</text:span><text:span text:style-name="T34">, </text:span><text:span text:style-name="T167">"Bheda"</text:span><text:span text:style-name="T34">, 32));</text:span></text:p>
      <text:p text:style-name="P152"><text:span text:style-name="T34">        PeopleLists.Add(</text:span><text:span text:style-name="T83">new</text:span><text:span text:style-name="T34"> </text:span><text:span text:style-name="T203">People</text:span><text:span text:style-name="T34">(</text:span><text:span text:style-name="T167">"Jatin"</text:span><text:span text:style-name="T34">, </text:span><text:span text:style-name="T167">"Mishra"</text:span><text:span text:style-name="T34">, 28));</text:span></text:p>
      <text:p text:style-name="P152"><text:span text:style-name="T34">        PeopleLists.Add(</text:span><text:span text:style-name="T83">new</text:span><text:span text:style-name="T34"> </text:span><text:span text:style-name="T203">People</text:span><text:span text:style-name="T34">(</text:span><text:span text:style-name="T167">"Paresh"</text:span><text:span text:style-name="T34">, </text:span><text:span text:style-name="T167">"Bijvani"</text:span><text:span text:style-name="T34">, 30));</text:span></text:p>
      <text:p text:style-name="P155">    }</text:p>
      <text:p text:style-name="P155">}</text:p>
      <text:p text:style-name="P152"><text:span text:style-name="T83">public</text:span><text:span text:style-name="T34"> </text:span><text:span text:style-name="T83">class</text:span><text:span text:style-name="T34"> </text:span><text:span text:style-name="T203">People</text:span></text:p>
      <text:p text:style-name="P155">{</text:p>
      <text:p text:style-name="P152"><text:span text:style-name="T34">    </text:span><text:span text:style-name="T83">public</text:span><text:span text:style-name="T34"> </text:span><text:span text:style-name="T83">string</text:span><text:span text:style-name="T34"> FirstName { </text:span><text:span text:style-name="T83">get</text:span><text:span text:style-name="T34">; </text:span><text:span text:style-name="T83">set</text:span><text:span text:style-name="T34">; }</text:span></text:p>
      <text:p text:style-name="P152"><text:span text:style-name="T34">    </text:span><text:span text:style-name="T83">public</text:span><text:span text:style-name="T34"> </text:span><text:span text:style-name="T83">string</text:span><text:span text:style-name="T34"> LastName { </text:span><text:span text:style-name="T83">get</text:span><text:span text:style-name="T34">; </text:span><text:span text:style-name="T83">set</text:span><text:span text:style-name="T34">; }</text:span></text:p>
      <text:p text:style-name="P152"><text:soft-page-break/><text:span text:style-name="T34">    </text:span><text:span text:style-name="T83">public</text:span><text:span text:style-name="T34"> </text:span><text:span text:style-name="T83">int</text:span><text:span text:style-name="T34"> Age { </text:span><text:span text:style-name="T83">get</text:span><text:span text:style-name="T34">; </text:span><text:span text:style-name="T83">set</text:span><text:span text:style-name="T34">; }</text:span></text:p>
      <text:p text:style-name="P152"><text:span text:style-name="T34">    </text:span><text:span text:style-name="T83">public</text:span><text:span text:style-name="T34"> People(</text:span><text:span text:style-name="T83">string</text:span><text:span text:style-name="T34"> firstName, </text:span><text:span text:style-name="T83">string</text:span><text:span text:style-name="T34"> lastName, </text:span><text:span text:style-name="T83">int</text:span><text:span text:style-name="T34"> age)</text:span></text:p>
      <text:p text:style-name="P155">    {</text:p>
      <text:p text:style-name="P155">        FirstName = firstName;</text:p>
      <text:p text:style-name="P155">        LastName = lastName;</text:p>
      <text:p text:style-name="P155">        Age = age;</text:p>
      <text:p text:style-name="P155">    }</text:p>
      <text:p text:style-name="P155">}</text:p>
      <text:p text:style-name="P156"/>
      <text:p text:style-name="P157"/>
      <text:p text:style-name="P153"><draw:frame draw:style-name="fr5" draw:name="6" text:anchor-type="as-char" svg:width="3.1665in" style:rel-width="scale" svg:height="1.7709in" style:rel-height="scale" draw:z-index="5"><draw:object-ole xlink:href="./OleObj6" xlink:type="simple" xlink:show="embed" xlink:actuate="onLoad"/><draw:image xlink:href="./ObjectReplacements/OleObj6" xlink:type="simple" xlink:show="embed" xlink:actuate="onLoad"/></draw:frame></text:p>
      <text:p text:style-name="P158"/>
      <text:p text:style-name="P156"/>
      <text:p text:style-name="P152"><text:span text:style-name="T27">First I bound ItemSource property in XAML than i set </text:span><text:span text:style-name="T25">DisplayMemberPath</text:span><text:span text:style-name="T27"> to FirstName it means Listbox should display only values of FirstName property available in Collection. In Code behind, i created one class called People and created one ObservableCollection of People class. I added few data to that collection and set window’s</text:span><text:a xlink:type="simple" xlink:href="http://miteshsureja.blogspot.com/2011/07/data-context-property-in-wpf.html" text:style-name="Internet_20_link" text:visited-style-name="Visited_20_Internet_20_Link"><text:span text:style-name="T222">DataContext property</text:span></text:a><text:span text:style-name="T27"> to ObserableCollection.</text:span></text:p>
      <text:p text:style-name="P156"/>
      <text:p text:style-name="P152"><text:span text:style-name="T27">I also set </text:span><text:span text:style-name="T25">IsSynchronizedWithCurrentItem</text:span><text:span text:style-name="T27"> property to true. This property ensures that the selected item always correspond to the CurrentItem property in ItemCollection. For example, I have two listbox and both are bound with same itemsource property. Now if I change selected item in any of the listbox it will automatically change selection in other listbox if the IsSynchronizedWithCurrentItem property is set to true in both Listbox. Let’s have a look on below XAML snippet.</text:span></text:p>
      <text:p text:style-name="P156"/>
      <text:p text:style-name="P152"><text:span text:style-name="T83">&lt;</text:span><text:span text:style-name="T167">ListBox</text:span><text:span text:style-name="T146"> x</text:span><text:span text:style-name="T83">:</text:span><text:span text:style-name="T146">Name</text:span><text:span text:style-name="T83">="PeopleList"</text:span><text:span text:style-name="T146"> ItemsSource</text:span><text:span text:style-name="T83">="{</text:span><text:span text:style-name="T167">Binding</text:span><text:span text:style-name="T83">}"</text:span></text:p>
      <text:p text:style-name="P152"><text:span text:style-name="T34">       </text:span><text:span text:style-name="T146"> DisplayMemberPath</text:span><text:span text:style-name="T83">="FirstName"</text:span></text:p>
      <text:p text:style-name="P152"><text:soft-page-break/><text:span text:style-name="T35">       </text:span><text:span text:style-name="T147"> IsSynchronizedWithCurrentItem</text:span><text:span text:style-name="T84">="True"</text:span></text:p>
      <text:p text:style-name="P152"><text:span text:style-name="T34">       </text:span><text:span text:style-name="T146"> Margin</text:span><text:span text:style-name="T83">="10"</text:span><text:span text:style-name="T146"> Height</text:span><text:span text:style-name="T83">="110"/&gt;</text:span></text:p>
      <text:p text:style-name="P152"><text:span text:style-name="T83">&lt;</text:span><text:span text:style-name="T167">ListBox</text:span><text:span text:style-name="T146"> x</text:span><text:span text:style-name="T83">:</text:span><text:span text:style-name="T146">Name</text:span><text:span text:style-name="T83">="PeopleList1"</text:span><text:span text:style-name="T146"> ItemsSource</text:span><text:span text:style-name="T83">="{</text:span><text:span text:style-name="T167">Binding</text:span><text:span text:style-name="T83">}"</text:span></text:p>
      <text:p text:style-name="P152"><text:span text:style-name="T34">       </text:span><text:span text:style-name="T146"> DisplayMemberPath</text:span><text:span text:style-name="T83">="FirstName"</text:span></text:p>
      <text:p text:style-name="P152"><text:span text:style-name="T35">       </text:span><text:span text:style-name="T147"> IsSynchronizedWithCurrentItem</text:span><text:span text:style-name="T84">="True"</text:span></text:p>
      <text:p text:style-name="P152"><text:span text:style-name="T34">       </text:span><text:span text:style-name="T146"> Margin</text:span><text:span text:style-name="T83">="10"</text:span><text:span text:style-name="T146"> Height</text:span><text:span text:style-name="T83">="110"/&gt;</text:span></text:p>
      <text:p text:style-name="P156"/>
      <text:p text:style-name="P152"><draw:frame draw:style-name="fr5" draw:name="7" text:anchor-type="as-char" svg:width="3.1665in" style:rel-width="scale" svg:height="3.1563in" style:rel-height="scale" draw:z-index="6"><draw:object-ole xlink:href="./OleObj7" xlink:type="simple" xlink:show="embed" xlink:actuate="onLoad"/><draw:image xlink:href="./ObjectReplacements/OleObj7" xlink:type="simple" xlink:show="embed" xlink:actuate="onLoad"/></draw:frame></text:p>
      <text:p text:style-name="P20">GRID CONTROL PROPERTIES :</text:p>
      <text:p text:style-name="P22"/>
      <text:p text:style-name="P19">Conditional formatting in wpf grid control for gridcell :</text:p>
      <text:p text:style-name="P22"/>
      <text:p text:style-name="P42"><text:span text:style-name="T82">&lt;</text:span><text:span text:style-name="T166">my</text:span><text:span text:style-name="T82">:</text:span><text:span text:style-name="T166">GridControl.Resources</text:span><text:span text:style-name="T82">&gt;</text:span></text:p>
      <text:p text:style-name="P42"><text:span text:style-name="T166"><text:s text:c="16"/></text:span><text:span text:style-name="T82">&lt;</text:span><text:span text:style-name="T166">Style</text:span><text:span text:style-name="T145"> x</text:span><text:span text:style-name="T82">:</text:span><text:span text:style-name="T145">Key</text:span><text:span text:style-name="T82">="customCellStyle"</text:span></text:p>
      <text:p text:style-name="P42"><text:span text:style-name="T22"><text:s text:c="22"/></text:span><text:span text:style-name="T145"><text:s/>BasedOn</text:span><text:span text:style-name="T82">="{</text:span><text:span text:style-name="T166">StaticResource</text:span><text:span text:style-name="T82"> {</text:span><text:span text:style-name="T166">dxgt</text:span><text:span text:style-name="T82">:</text:span><text:span text:style-name="T166">GridRowThemeKey</text:span><text:span text:style-name="T145"> ResourceKey</text:span><text:span text:style-name="T82">=CellStyle}}"</text:span></text:p>
      <text:p text:style-name="P42"><text:span text:style-name="T22"><text:s text:c="22"/></text:span><text:span text:style-name="T145"><text:s/>TargetType</text:span><text:span text:style-name="T82">="dxgm:CellContentPresenter"&gt;</text:span></text:p>
      <text:p text:style-name="P42"><text:span text:style-name="T166"><text:s text:c="20"/></text:span><text:span text:style-name="T82">&lt;</text:span><text:span text:style-name="T166">Setter</text:span><text:span text:style-name="T145"> Property</text:span><text:span text:style-name="T82">="Background"</text:span><text:span text:style-name="T145"> Value</text:span><text:span text:style-name="T82">="{</text:span><text:span text:style-name="T166">Binding</text:span><text:span text:style-name="T145"> Path</text:span><text:span text:style-name="T82">=RowData.Row.ENAME,</text:span><text:span text:style-name="T145"> Converter</text:span><text:span text:style-name="T82">={</text:span><text:span text:style-name="T166">local</text:span><text:span text:style-name="T82">:</text:span><text:span text:style-name="T166">StringToColorConvereter</text:span><text:span text:style-name="T82">}}"/&gt;</text:span></text:p>
      <text:p text:style-name="P42"><text:span text:style-name="T166"><text:s text:c="16"/></text:span><text:span text:style-name="T82">&lt;/</text:span><text:span text:style-name="T166">Style</text:span><text:span text:style-name="T82">&gt;</text:span></text:p>
      <text:p text:style-name="P42"><text:span text:style-name="T166"><text:s text:c="12"/></text:span><text:span text:style-name="T82">&lt;/</text:span><text:span text:style-name="T166">my</text:span><text:span text:style-name="T82">:</text:span><text:span text:style-name="T166">GridControl.Resources</text:span><text:span text:style-name="T82">&gt;</text:span></text:p>
      <text:p text:style-name="P19"><text:tab/><text:tab/><text:tab/><text:tab/><text:tab/><text:tab/></text:p>
      <text:p text:style-name="P19"><text:tab/><text:tab/><text:tab/><text:tab/><text:tab/><text:tab/><text:tab/>Or</text:p>
      <text:p text:style-name="P42"><text:span text:style-name="T82">&lt;</text:span><text:span text:style-name="T166">Window.Resources</text:span><text:span text:style-name="T82">&gt;</text:span></text:p>
      <text:p text:style-name="P42"><text:span text:style-name="T166"><text:s text:c="8"/></text:span><text:span text:style-name="T82">&lt;</text:span><text:span text:style-name="T166">ResourceDictionary</text:span><text:span text:style-name="T82">&gt;</text:span></text:p>
      <text:p text:style-name="P42"><text:span text:style-name="T166"><text:s text:c="12"/></text:span><text:span text:style-name="T82">&lt;</text:span><text:span text:style-name="T166">Style</text:span><text:span text:style-name="T145"> x</text:span><text:span text:style-name="T82">:</text:span><text:span text:style-name="T145">Key</text:span><text:span text:style-name="T82">="ConditionalFormatting"</text:span><text:span text:style-name="T145"> BasedOn</text:span><text:span text:style-name="T82">="{</text:span><text:span text:style-name="T166">StaticResource</text:span><text:span text:style-name="T82"> {</text:span><text:span text:style-name="T166">dxgt</text:span><text:span text:style-name="T82">:</text:span><text:span text:style-name="T166">GridRowThemeKey</text:span><text:span text:style-name="T145"> ResourceKey</text:span><text:span text:style-name="T82">=CellStyle}}"</text:span><text:span text:style-name="T145"> TargetType</text:span><text:span text:style-name="T82">="{</text:span><text:span text:style-name="T166">x</text:span><text:span text:style-name="T82">:</text:span><text:span text:style-name="T166">Type</text:span><text:span text:style-name="T145"> dxg</text:span><text:span text:style-name="T82">:</text:span><text:span text:style-name="T145">CellContentPresenter</text:span><text:span text:style-name="T82">}"&gt;</text:span><text:span text:style-name="T166"> </text:span><text:span text:style-name="T159">&lt;!--TargetType="dxg:CellContentPresenter"&gt;--&gt;</text:span></text:p>
      <text:p text:style-name="P42"><text:span text:style-name="T166"><text:s text:c="12"/></text:span><text:span text:style-name="T82">&lt;</text:span><text:span text:style-name="T166">Style.Triggers</text:span><text:span text:style-name="T82">&gt;</text:span></text:p>
      <text:p text:style-name="P42"><text:span text:style-name="T166"><text:s text:c="16"/></text:span><text:span text:style-name="T82">&lt;</text:span><text:span text:style-name="T166">DataTrigger</text:span><text:span text:style-name="T145"> Binding</text:span><text:span text:style-name="T82">="{</text:span><text:span text:style-name="T166">Binding</text:span><text:span text:style-name="T145"> Path</text:span><text:span text:style-name="T82">=RowData.Row.ENAME}"</text:span><text:span text:style-name="T145"> Value</text:span><text:span text:style-name="T82">="JONES"&gt;</text:span></text:p>
      <text:p text:style-name="P42"><text:span text:style-name="T166"><text:s text:c="20"/></text:span><text:span text:style-name="T82">&lt;</text:span><text:span text:style-name="T166">Setter</text:span><text:span text:style-name="T145"> Property</text:span><text:span text:style-name="T82">="Background"</text:span><text:span text:style-name="T145"> Value</text:span><text:span text:style-name="T82">="red"&gt;&lt;/</text:span><text:span text:style-name="T166">Setter</text:span><text:span text:style-name="T82">&gt;</text:span></text:p>
      <text:p text:style-name="P42"><text:span text:style-name="T166"><text:s text:c="16"/></text:span><text:span text:style-name="T82">&lt;/</text:span><text:span text:style-name="T166">DataTrigger</text:span><text:span text:style-name="T82">&gt;</text:span></text:p>
      <text:p text:style-name="P42"><text:soft-page-break/><text:span text:style-name="T166"><text:s text:c="12"/></text:span><text:span text:style-name="T82">&lt;/</text:span><text:span text:style-name="T166">Style.Triggers</text:span><text:span text:style-name="T82">&gt;</text:span></text:p>
      <text:p text:style-name="P42"><text:span text:style-name="T166"><text:s text:c="8"/></text:span><text:span text:style-name="T82">&lt;/</text:span><text:span text:style-name="T166">Style</text:span><text:span text:style-name="T82">&gt;</text:span></text:p>
      <text:p text:style-name="P42"><text:span text:style-name="T166"><text:s text:c="8"/></text:span><text:span text:style-name="T82">&lt;/</text:span><text:span text:style-name="T166">ResourceDictionary</text:span><text:span text:style-name="T82">&gt;</text:span></text:p>
      <text:p text:style-name="P42"><text:span text:style-name="T166"><text:s text:c="4"/></text:span><text:span text:style-name="T82">&lt;/</text:span><text:span text:style-name="T166">Window.Resources</text:span><text:span text:style-name="T82">&gt;</text:span></text:p>
      <text:p text:style-name="P51"/>
      <text:p text:style-name="P42"><text:span text:style-name="T10">And In gridcolumn cellStyle property write </text:span><text:span text:style-name="T145">CellStyle</text:span><text:span text:style-name="T82">="{</text:span><text:span text:style-name="T166">StaticResource</text:span><text:span text:style-name="T145"> ConditionalFormatting</text:span><text:span text:style-name="T82">}"</text:span></text:p>
      <text:p text:style-name="P22"/>
      <text:p text:style-name="P19">Conditional formatting of grid row in wpf gridcontrol <text:s/>:</text:p>
      <text:p text:style-name="P22"/>
      <text:p text:style-name="P42"><text:span text:style-name="T166"><text:s text:c="2"/></text:span><text:span text:style-name="T82">&lt;/</text:span><text:span text:style-name="T166">Style</text:span><text:span text:style-name="T82">&gt;</text:span></text:p>
      <text:p text:style-name="P42"><text:span text:style-name="T166"><text:s text:c="5"/></text:span><text:span text:style-name="T82">&lt;</text:span><text:span text:style-name="T166">Style</text:span><text:span text:style-name="T145"> x</text:span><text:span text:style-name="T82">:</text:span><text:span text:style-name="T145">Key</text:span><text:span text:style-name="T82">="RowConditionalFormatting"</text:span><text:span text:style-name="T145"> BasedOn</text:span><text:span text:style-name="T82">="{</text:span><text:span text:style-name="T166">StaticResource</text:span><text:span text:style-name="T82"> {</text:span><text:span text:style-name="T166">dxgt</text:span><text:span text:style-name="T82">:</text:span><text:span text:style-name="T166">GridRowThemeKey</text:span><text:span text:style-name="T145"> ResourceKey</text:span><text:span text:style-name="T82">=RowStyle}}"</text:span><text:span text:style-name="T145"> TargetType</text:span><text:span text:style-name="T82">="{</text:span><text:span text:style-name="T166">x</text:span><text:span text:style-name="T82">:</text:span><text:span text:style-name="T166">Type</text:span><text:span text:style-name="T145"> dxg</text:span><text:span text:style-name="T82">:</text:span><text:span text:style-name="T145">GridRowContent</text:span><text:span text:style-name="T82">}"&gt;</text:span></text:p>
      <text:p text:style-name="P42"><text:span text:style-name="T166"><text:s text:c="16"/></text:span><text:span text:style-name="T82">&lt;</text:span><text:span text:style-name="T166">Style.Triggers</text:span><text:span text:style-name="T82">&gt;</text:span></text:p>
      <text:p text:style-name="P42"><text:span text:style-name="T166"><text:s text:c="20"/></text:span><text:span text:style-name="T82">&lt;</text:span><text:span text:style-name="T166">DataTrigger</text:span><text:span text:style-name="T145"> Binding</text:span><text:span text:style-name="T82">="{</text:span><text:span text:style-name="T166">Binding</text:span><text:span text:style-name="T145"> Path</text:span><text:span text:style-name="T82">=Row.ENAME}"</text:span><text:span text:style-name="T145"> Value</text:span><text:span text:style-name="T82">="ALLEN"&gt;</text:span></text:p>
      <text:p text:style-name="P42"><text:span text:style-name="T166"><text:s text:c="24"/></text:span><text:span text:style-name="T82">&lt;</text:span><text:span text:style-name="T166">Setter</text:span><text:span text:style-name="T145"> Property</text:span><text:span text:style-name="T82">="Background"</text:span><text:span text:style-name="T145"> Value</text:span><text:span text:style-name="T82">="Yellow"&gt;&lt;/</text:span><text:span text:style-name="T166">Setter</text:span><text:span text:style-name="T82">&gt;</text:span></text:p>
      <text:p text:style-name="P42"><text:span text:style-name="T166"><text:s text:c="20"/></text:span><text:span text:style-name="T82">&lt;/</text:span><text:span text:style-name="T166">DataTrigger</text:span><text:span text:style-name="T82">&gt;</text:span></text:p>
      <text:p text:style-name="P42"><text:span text:style-name="T166"><text:s text:c="16"/></text:span><text:span text:style-name="T82">&lt;/</text:span><text:span text:style-name="T166">Style.Triggers</text:span><text:span text:style-name="T82">&gt;</text:span></text:p>
      <text:p text:style-name="P42"><text:span text:style-name="T166"><text:s text:c="12"/></text:span><text:span text:style-name="T82">&lt;/</text:span><text:span text:style-name="T166">Style</text:span><text:span text:style-name="T82">&gt;</text:span></text:p>
      <text:p text:style-name="P22"/>
      <text:p text:style-name="P42"><text:span text:style-name="T10">And in tableview we have to write<text:tab/></text:span><text:span text:style-name="T82">&lt;</text:span><text:span text:style-name="T166">my</text:span><text:span text:style-name="T82">:</text:span><text:span text:style-name="T166">TableView</text:span><text:span text:style-name="T145"> Name</text:span><text:span text:style-name="T82">="tvEmployeeDetails"</text:span><text:span text:style-name="T145"> RowStyle</text:span><text:span text:style-name="T82">="{</text:span><text:span text:style-name="T166">StaticResource</text:span><text:span text:style-name="T145"> RowConditionalFormatting</text:span><text:span text:style-name="T82">}"/&gt;</text:span></text:p>
      <text:p text:style-name="P22"/>
      <text:p text:style-name="P19">Total summary of a column in gridcontrol :</text:p>
      <text:p text:style-name="P42"><text:span text:style-name="T10"><text:tab/><text:tab/></text:span><text:span text:style-name="T82">&lt;</text:span><text:span text:style-name="T166">my</text:span><text:span text:style-name="T82">:</text:span><text:span text:style-name="T166">GridControl.TotalSummary</text:span><text:span text:style-name="T82">&gt;</text:span></text:p>
      <text:p text:style-name="P42"><text:span text:style-name="T166"><text:s text:c="16"/></text:span><text:span text:style-name="T82">&lt;</text:span><text:span text:style-name="T166">my</text:span><text:span text:style-name="T82">:</text:span><text:span text:style-name="T166">GridSummaryItem</text:span><text:span text:style-name="T145"> FieldName</text:span><text:span text:style-name="T82">="SAL"</text:span><text:span text:style-name="T145"> SummaryType</text:span><text:span text:style-name="T82">="Sum"</text:span><text:span text:style-name="T145"> DisplayFormat</text:span><text:span text:style-name="T82">="summary : {0:c2}"&gt;&lt;/</text:span><text:span text:style-name="T166">my</text:span><text:span text:style-name="T82">:</text:span><text:span text:style-name="T166">GridSummaryItem</text:span><text:span text:style-name="T82">&gt;</text:span></text:p>
      <text:p text:style-name="P42"><text:span text:style-name="T166"><text:s text:c="12"/></text:span><text:span text:style-name="T82">&lt;/</text:span><text:span text:style-name="T166">my</text:span><text:span text:style-name="T82">:</text:span><text:span text:style-name="T166">GridControl.TotalSummary</text:span><text:span text:style-name="T82">&gt;</text:span></text:p>
      <text:p text:style-name="P19">To set the display format of a gridcontrol column :</text:p>
      <text:p text:style-name="P19"><text:tab/></text:p>
      <text:p text:style-name="P42"><text:span text:style-name="T10"><text:tab/></text:span><text:span text:style-name="T82">&lt;</text:span><text:span text:style-name="T166">my</text:span><text:span text:style-name="T82">:</text:span><text:span text:style-name="T166">GridColumn</text:span><text:span text:style-name="T145"> FieldName</text:span><text:span text:style-name="T82">="SAL"</text:span><text:span text:style-name="T145"> Name</text:span><text:span text:style-name="T82">="gcSal"</text:span><text:span text:style-name="T145"> CellStyle</text:span><text:span text:style-name="T82">="{</text:span><text:span text:style-name="T166">StaticResource</text:span><text:span text:style-name="T145"> ConditionalFormatting</text:span><text:span text:style-name="T82">}"</text:span><text:span text:style-name="T145"> AllowEditing</text:span><text:span text:style-name="T82">="False"&gt;</text:span></text:p>
      <text:p text:style-name="P42"><text:span text:style-name="T166"><text:s text:c="20"/></text:span><text:span text:style-name="T82">&lt;</text:span><text:span text:style-name="T166">dxgm</text:span><text:span text:style-name="T82">:</text:span><text:span text:style-name="T166">GridColumn.EditSettings</text:span><text:span text:style-name="T82">&gt;</text:span></text:p>
      <text:p text:style-name="P42"><text:span text:style-name="T166"><text:s text:c="24"/></text:span><text:span text:style-name="T82">&lt;</text:span><text:span text:style-name="T166">dxe</text:span><text:span text:style-name="T82">:</text:span><text:span text:style-name="T166">TextEditSettings</text:span><text:span text:style-name="T22"> </text:span><text:span text:style-name="T145"><text:s/>DisplayFormat</text:span><text:span text:style-name="T82">="0.0" /&gt;</text:span></text:p>
      <text:p text:style-name="P42"><text:span text:style-name="T166"><text:s text:c="20"/></text:span><text:span text:style-name="T82">&lt;/</text:span><text:span text:style-name="T166">dxgm</text:span><text:span text:style-name="T82">:</text:span><text:span text:style-name="T166">GridColumn.EditSettings</text:span><text:span text:style-name="T82">&gt;</text:span></text:p>
      <text:p text:style-name="P74"><text:s text:c="20"/></text:p>
      <text:p text:style-name="P42"><text:span text:style-name="T166"><text:s text:c="16"/></text:span><text:span text:style-name="T82">&lt;/</text:span><text:span text:style-name="T166">my</text:span><text:span text:style-name="T82">:</text:span><text:span text:style-name="T166">GridColumn</text:span><text:span text:style-name="T82">&gt;</text:span></text:p>
      <text:p text:style-name="P22"/>
      <text:p text:style-name="P22"/>
      <text:p text:style-name="P19">WCF :</text:p>
      <text:p text:style-name="P42"><text:span text:style-name="T11"><text:tab/></text:span><text:span text:style-name="T37"> </text:span><text:a xlink:type="simple" xlink:href="http://www.codeproject.com/Articles/337535/Understanding-the-Basics-of-Web-Service-in-ASP-NET" text:style-name="Internet_20_link" text:visited-style-name="Visited_20_Internet_20_Link"><text:span text:style-name="T223">Web Services</text:span></text:a><text:span text:style-name="T37">, communication between applications is very important. Web services provide an efficient way of facilitating communication between applications. But there are limitations with web services too. The major limitation with web services is that the communication can happen over HTTP only. A second limitation with web services is that it provides simplex communication and there is no way to have half duplex or full duplex communication using web services. </text:span></text:p>
      <text:p text:style-name="P103">Windows Communication Foundation (WCF) comes to the rescue when we find ourselves not able to achieve what we want to achieve using web services, i.e., other protocols support and even duplex communication. With WCF, we can define our service once and then configure it in such a way that it can be used via HTTP, TCP, IPC, and even Message Queues.</text:p>
      <text:p text:style-name="P23">Difference between Web ServiceWCF Service</text:p>
      <text:p text:style-name="P23">Communication can happen over HTTP only</text:p>
      <text:p text:style-name="P23">Communication can happen over HTTP, TCP, IPC, or even MSMQ.</text:p>
      <text:p text:style-name="P23">Only simplex and request-response communication is possible</text:p>
      <text:p text:style-name="P23">It can be configured to have simplex, request-response, or even full duplex communication.</text:p>
      <text:p text:style-name="P23"><text:soft-page-break/>They work in an stateless fashion over HTTP and are hosted inside a web server like IIS</text:p>
      <text:p text:style-name="P23">These can be hosted in many ways inside IIS, inside a Windows service, or even self hosted.</text:p>
      <text:p text:style-name="P118">WCF Communication Model</text:p>
      <text:p text:style-name="P101"><text:span text:style-name="T37">Windows Communication Foundation (WCF) follows a client</text:span><text:span text:style-name="T37">–</text:span><text:span text:style-name="T37">server model to establish communication between applications. Client applications can directly access services through Endpoints exposed by the service. Endpoints are nothing but locations defined, through which messages can be sent or received, and a service can have multiple endpoints.</text:span></text:p>
      <text:p text:style-name="P101"><draw:frame draw:style-name="fr5" draw:name="8" text:anchor-type="as-char" svg:width="5.1563in" style:rel-width="scale" svg:height="2.7291in" style:rel-height="scale" draw:z-index="7"><draw:object-ole xlink:href="./OleObj8" xlink:type="simple" xlink:show="embed" xlink:actuate="onLoad"/><draw:image xlink:href="./ObjectReplacements/OleObj8" xlink:type="simple" xlink:show="embed" xlink:actuate="onLoad"/></draw:frame></text:p>
      <text:p text:style-name="P103">A WCF Service is comprised of the following major components. The diagram below shows how the components are related to each other:</text:p>
      <text:list xml:id="list3970111738205693228" text:style-name="L9">
        <text:list-item>
          <text:p text:style-name="P370">Service Contract</text:p>
        </text:list-item>
        <text:list-item>
          <text:p text:style-name="P370">Operation Contract</text:p>
        </text:list-item>
        <text:list-item>
          <text:p text:style-name="P370">Data Contract</text:p>
        </text:list-item>
        <text:list-item>
          <text:p text:style-name="P370">Data Member</text:p>
        </text:list-item>
      </text:list>
      <text:p text:style-name="P101"><draw:frame draw:style-name="fr5" draw:name="9" text:anchor-type="as-char" svg:width="5.6457in" style:rel-width="scale" svg:height="1.5102in" style:rel-height="scale" draw:z-index="8"><draw:object-ole xlink:href="./OleObj9" xlink:type="simple" xlink:show="embed" xlink:actuate="onLoad"/><draw:image xlink:href="./ObjectReplacements/OleObj9" xlink:type="simple" xlink:show="embed" xlink:actuate="onLoad"/></draw:frame></text:p>
      <text:p text:style-name="P118">Service Contract</text:p>
      <text:p text:style-name="P103">Service contract is a contract that specifies the direction and type of the messages in a conversation. It is an interface or a class that defines the service contract in a Windows Communication Foundation (WCF) application. A service contract is the gateway to a service for external applications to make use of the <text:soft-page-break/>service functions, and at least one service contract should be available in a service. A service contract is defined as follows:</text:p>
      <text:p text:style-name="P118">Operation Contract</text:p>
      <text:p text:style-name="P42"><text:span text:style-name="T37">An operation contract defines the methods of the service that are accessible by external systems. The</text:span><text:span text:style-name="T51">OperationContract</text:span><text:span text:style-name="T37"> attribute needs to be applied for all these methods,</text:span></text:p>
      <text:p text:style-name="P63">// Student ServiceContract</text:p>
      <text:p text:style-name="P66">[ServiceContract]</text:p>
      <text:p text:style-name="P43"><text:span text:style-name="T80">public</text:span><text:span text:style-name="T118"> </text:span><text:span text:style-name="T80">interface</text:span><text:span text:style-name="T118"> IStudentService</text:span></text:p>
      <text:p text:style-name="P66">{</text:p>
      <text:p text:style-name="P43"><text:span text:style-name="T118"><text:s text:c="6"/></text:span><text:span text:style-name="T158">// Define the GetStudentFullName OperationContact here….</text:span></text:p>
      <text:p text:style-name="P66"><text:s text:c="4"/>[OperationContract]</text:p>
      <text:p text:style-name="P43"><text:span text:style-name="T118"><text:s text:c="4"/></text:span><text:span text:style-name="T227">String</text:span><text:span text:style-name="T118"> GetStudentFullName (</text:span><text:span text:style-name="T80">int</text:span><text:span text:style-name="T118"> studentId);</text:span></text:p>
      <text:p text:style-name="P52"/>
      <text:p text:style-name="P43"><text:span text:style-name="T118"><text:s text:c="6"/></text:span><text:span text:style-name="T158">// Define the GetStudentInfo OperationContact here….</text:span></text:p>
      <text:p text:style-name="P66"><text:s text:c="4"/>[OperationContract]</text:p>
      <text:p text:style-name="P43"><text:span text:style-name="T118"><text:s text:c="4"/>StudentInformation GetStudentInfo (</text:span><text:span text:style-name="T80">int</text:span><text:span text:style-name="T118"> studentId);</text:span></text:p>
      <text:p text:style-name="P52"/>
      <text:p text:style-name="P66">}</text:p>
      <text:p text:style-name="P118">Data Contract</text:p>
      <text:p text:style-name="P42"><text:span text:style-name="T37">A data contract defines a type with a set of data members or fields that will be used as the composite type in a service contract. It is a loosely-coupled model that is defined outside the implementation of the service and accessible by services in other platforms. To define a data contract, apply the </text:span><text:span text:style-name="T51">DataContract</text:span><text:span text:style-name="T37"> attribute to the class to serialize the class by a serializer, and </text:span></text:p>
      <text:p text:style-name="P42"><text:span text:style-name="T37">apply the </text:span><text:span text:style-name="T51">DataMember</text:span><text:span text:style-name="T37"> attribute to the fields in the class that must be serialized. DataContract is included in System.Runtime.Serialization.</text:span></text:p>
      <text:p text:style-name="P87">Data Member</text:p>
      <text:p text:style-name="P42"><text:span text:style-name="T37">A data member specifies the type which is part of a data contract used as a composite type member of the contract. To define a data member, apply the </text:span><text:span text:style-name="T51">DataMember</text:span><text:span text:style-name="T37"> attribute to the fields that must be serialized. The </text:span><text:span text:style-name="T51">DataMember</text:span><text:span text:style-name="T37">attribute can be applied to private properties, but they will be serialized and deserialized, and will be accessible to the user or process. The code below shows how to define a data member in a data contract:</text:span></text:p>
      <text:p text:style-name="P154"><draw:frame draw:style-name="fr5" draw:name="10" text:anchor-type="as-char" svg:width="0.0937in" style:rel-width="scale" svg:height="0.0937in" style:rel-height="scale" draw:z-index="9"><draw:object-ole xlink:href="./OleObj10" xlink:type="simple" xlink:show="embed" xlink:actuate="onLoad"/><draw:image xlink:href="./ObjectReplacements/OleObj10" xlink:type="simple" xlink:show="embed" xlink:actuate="onLoad"/></draw:frame><text:span text:style-name="T229"> Collapse | </text:span><text:a xlink:type="simple" xlink:href="http://www.codeproject.com/Articles/29243/A-Windows-Communication-Foundation-WCF-Overview" text:style-name="Internet_20_link" text:visited-style-name="Visited_20_Internet_20_Link"><text:span text:style-name="T224">Copy Code</text:span></text:a></text:p>
      <text:p text:style-name="P65">[DataContract]</text:p>
      <text:p text:style-name="P42"><text:span text:style-name="T80">public</text:span><text:span text:style-name="T118"> </text:span><text:span text:style-name="T80">class</text:span><text:span text:style-name="T118"> StudentInformation</text:span></text:p>
      <text:p text:style-name="P65">{</text:p>
      <text:p text:style-name="P65"><text:s text:c="6"/>_studentId = studId;</text:p>
      <text:p text:style-name="P51"/>
      <text:p text:style-name="P65"><text:s text:c="4"/>[DataMember]</text:p>
      <text:p text:style-name="P42"><text:span text:style-name="T118"><text:s text:c="4"/></text:span><text:span text:style-name="T80">public</text:span><text:span text:style-name="T118"> </text:span><text:span text:style-name="T80">int</text:span><text:span text:style-name="T118"> StudentId</text:span></text:p>
      <text:p text:style-name="P65"><text:s text:c="4"/>{</text:p>
      <text:p text:style-name="P42"><text:span text:style-name="T118"><text:s text:c="8"/></text:span><text:span text:style-name="T80">get</text:span><text:span text:style-name="T118"> { </text:span><text:span text:style-name="T80">return</text:span><text:span text:style-name="T118"> _studentId; }</text:span></text:p>
      <text:p text:style-name="P42"><text:span text:style-name="T118"><text:s text:c="8"/></text:span><text:span text:style-name="T80">set</text:span><text:span text:style-name="T118"> { _studentId = value; }</text:span></text:p>
      <text:p text:style-name="P65"><text:s text:c="4"/>}</text:p>
      <text:p text:style-name="P51"/>
      <text:p text:style-name="P65">}</text:p>
      <text:p text:style-name="P109"><text:soft-page-break/>Understanding the basics</text:p>
      <text:p text:style-name="P103">When we say that a WCF service can be used to communicate using different protocols and from different kinds of applications, we will need to understand how we can achieve this. If we want to use a WCF service from an application, then we have three major questions:</text:p>
      <text:list xml:id="list8179042628105331874" text:style-name="L10">
        <text:list-item>
          <text:p text:style-name="P371">Where is the WCF service located from a client's perspective?</text:p>
        </text:list-item>
        <text:list-item>
          <text:p text:style-name="P371">How can a client access the service, i.e., protocols and message formats?</text:p>
        </text:list-item>
        <text:list-item>
          <text:p text:style-name="P371">What is the functionality that a service is providing to the clients?</text:p>
        </text:list-item>
      </text:list>
      <text:p text:style-name="P103">Once we have the answer to these three questions, then creating and consuming the WCF service will be a lot easier for us. The WCF service has the concept of endpoints. A WCF service provides endpoints which client applications can use to communicate with the WCF service. The answer to these above questions is what is known as the ABC of WCF services and in fact are the main components of a WCF service. So let's tackle each question one by one.</text:p>
      <text:p text:style-name="P77">Address: Like a webservice, a WCF service also provides a URI which can be used by clients to get to the WCF service. This URI is called as the Address of the WCF service. This will solve the first problem of "where to locate the WCF service?" for us.</text:p>
      <text:p text:style-name="P77">Binding: Once we are able to locate the WCF service, we should think about how to communicate with the service (protocol wise). The binding is what defines how the WCF service handles the communication. It could also define other communication parameters like message encoding, etc. This will solve the second problem of "how to communicate with the WCF service?" for us.</text:p>
      <text:p text:style-name="P77">Contract: Now the only question we are left up with is about the functionalities that a WCF service provides. Contract is what defines the public data and interfaces that WCF service provides to the clients.</text:p>
      <text:p text:style-name="P24">Types of Contracts :</text:p>
      <text:p text:style-name="P17"><text:span text:style-name="T230">Service Contract:<text:tab/></text:span><text:span text:style-name="T25">Service contracts describe the operation that service can provide. For Eg, a Service provide to know the temperature of the city based on the zip code, this service is called as Service contract. It will be created using Service and Operational Contract attribute. Service Contract is created by creating an interface with the relative methods which represents the collection of service Operations . The interface is decorated with [ServiceContract] <text:tab/>attribute and methods are decorated with operational contracts. </text:span></text:p>
      <text:p text:style-name="P17"><text:span text:style-name="T230">Data Contract:<text:tab/></text:span><text:span text:style-name="T25">Data contract describes the custom data type which is exposed to the client. This defines the data types, that are passed to and from service. Data types like int, string are identified by the client because it is already mention in XML schema definition language document, but custom created class or data types cannot be identified by the client e.g. Employee data type. By using DataContract we can make client to be aware of Employee data type that are returning or passing parameter to the method.</text:span></text:p>
      <text:p text:style-name="P156"/>
      <text:p text:style-name="P107"><text:span text:style-name="T231">Message Contract :<text:tab/></text:span><text:span text:style-name="T25">Default SOAP(Simple object Access Protocol) message format is provided by the WCF runtime for communication between Client and service. If it is not meeting your requirements then we can create our own message format. This can be achieved by using Message Contract attribute. Message contract properties are Name,ProtectionLevel,Namespace and order.</text:span></text:p>
      <text:p text:style-name="P156"/>
      <text:p text:style-name="P107"><text:span text:style-name="T231">Fault Contract :<text:tab/></text:span><text:span text:style-name="T25">Suppose the service I consumed is not working in the client application. I want to know the real cause of the problem. How I can know the error? For this we are having Fault Contract. Fault Contract provides documented view for error occurred in the service to client. This helps us to easy identity, what error has occurred.</text:span></text:p>
      <text:p text:style-name="P156"><text:soft-page-break/></text:p>
      <text:p text:style-name="P107"><text:span text:style-name="T231">Message :<text:tab/></text:span><text:span text:style-name="T25">WCF Message is the unit of data exchange between client and service. It consists of several parts, including a body and headers. SOAP Message contains envelop, body ,header. And we can add protection level property for [MessageHeader(protectionLevel = protectionLevel.sign) ]</text:span></text:p>
      <text:p text:style-name="P110">And for messagebody attribute also. <text:s text:c="28"/></text:p>
      <text:p text:style-name="P107"><text:span text:style-name="T231">WCF Runtime:<text:tab/></text:span><text:span text:style-name="T25">WCF runtime is the set of object responsible for sending and receiving message. For example formatting the message, applying security and transmitting and receiving message using various protocol.</text:span></text:p>
      <text:p text:style-name="P107"><text:span text:style-name="T231">Channels:<text:tab/></text:span><text:span text:style-name="T25">Channels are the core abstraction for sending message to and receiving message from an Endpoint. Broadly we can categories channels as</text:span></text:p>
      <text:p text:style-name="P107"><text:span text:style-name="T28">Transport Channels :</text:span><text:span text:style-name="T30"><text:tab/>- Handles sending and receiving message from network. Protocols like HTTP, TCP name pipes and MSMQ.</text:span></text:p>
      <text:p text:style-name="P107"><text:span text:style-name="T28">Protocol Channels:</text:span><text:span text:style-name="T30"><text:tab/>- Implements SOAP based protocol by processing and possibly modifying message. e.g. WS-Security and WS-Reliability.</text:span></text:p>
      <text:p text:style-name="P208"/>
      <text:p text:style-name="P209">Binding</text:p>
      <text:p text:style-name="P105">Binding will describes how client will communicate with service. There are different protocols available for the WCF to communicate to the Client. You can mention the protocol type based on your requirements.</text:p>
      <text:p text:style-name="P105">Binding has several characteristics, including the following:</text:p>
      <text:list xml:id="list27697099896504759" text:style-name="L11">
        <text:list-item>
          <text:p text:style-name="P362">Transport</text:p>
        </text:list-item>
      </text:list>
      <text:p text:style-name="P137">Defines the base protocol to be used like HTTP, Named Pipes, TCP, and MSMQ are some type of protocols.</text:p>
      <text:list xml:id="list3304226449931756657" text:style-name="L12">
        <text:list-item>
          <text:p text:style-name="P363">Encoding (Optional)</text:p>
        </text:list-item>
      </text:list>
      <text:p text:style-name="P137">Three types of encoding are available-Text, Binary, or Message Transmission Optimization Mechanism (MTOM). MTOM is an interoperable message format that allows the effective transmission of attachments or large messages (greater than 64K).</text:p>
      <text:list xml:id="list4018316466226788780" text:style-name="L13">
        <text:list-item>
          <text:p text:style-name="P361"><text:span text:style-name="T25">Protocol(Optional)</text:span><text:span text:style-name="T27"> :<text:tab/>Defines information to be used in the binding such as Security, transaction or reliable messaging capability</text:span></text:p>
        </text:list-item>
      </text:list>
      <text:p text:style-name="P204">Fault Contract</text:p>
      <text:p text:style-name="P106">Service that we develop might get error in come case. This error should be reported to the client in proper manner. Basically when we develop managed application or service, we will handle the exception using try- catch block. But these exceptions handlings are technology specific.</text:p>
      <text:p text:style-name="P106"><text:tab/><text:tab/><text:tab/>Suppose the service I consumed is not working in the client application. I <text:soft-page-break/>want to know the real cause of the problem. How I can know the error? For this we are having Fault Contract. Fault Contract provides documented view for error accorded in the service to client. This help as to easy identity the what error has accord.</text:p>
      <text:p text:style-name="P106">When an error is occurred in the service which is consumed by client then we have to show the error message to the client . at this time we can directly throw the exception there is a way to throw the exception i.e we have to create a fault exception and we have to throw that fault exception.</text:p>
      <text:p text:style-name="P43"><text:span text:style-name="T27">Eg:</text:span><text:span text:style-name="T33"> public int Add(int num1, int num2)</text:span></text:p>
      <text:p text:style-name="P49"><text:s text:c="8"/>{</text:p>
      <text:p text:style-name="P49"><text:s text:c="12"/>//Do something</text:p>
      <text:p text:style-name="P49"><text:s text:c="12"/>throw new FaultException("Error while adding number");</text:p>
      <text:p text:style-name="P49"><text:s text:c="12"/></text:p>
      <text:p text:style-name="P49"><text:s text:c="8"/>}</text:p>
      <text:p text:style-name="P47">Custom FaultException :</text:p>
      <text:list xml:id="list8896536967503989719" text:style-name="L14">
        <text:list-item>
          <text:p text:style-name="P364">Define a type using the data contract and specify the fields you want to return.</text:p>
        </text:list-item>
        <text:list-item>
          <text:p text:style-name="P364">Decorate the service operation with the FaultContract attribute and specify the type name.</text:p>
        </text:list-item>
        <text:list-item>
          <text:p text:style-name="P364">Raise the exception from the service by creating an instance and assigning properties of the custom exception.</text:p>
        </text:list-item>
      </text:list>
      <text:p text:style-name="P100"><text:span text:style-name="T25">Step 6:</text:span><text:span text:style-name="T27"> Defining the type using Data Contract</text:span></text:p>
      <text:p text:style-name="P49"><text:s text:c="4"/>[DataContract()]</text:p>
      <text:p text:style-name="P49"><text:s text:c="4"/>public class CustomException</text:p>
      <text:p text:style-name="P49"><text:s text:c="4"/>{</text:p>
      <text:p text:style-name="P49"><text:s text:c="8"/>[DataMember()]</text:p>
      <text:p text:style-name="P49"><text:s text:c="8"/>public string Title;</text:p>
      <text:p text:style-name="P49"><text:s text:c="8"/>[DataMember()]</text:p>
      <text:p text:style-name="P49"><text:s text:c="8"/>public string ExceptionMessage;</text:p>
      <text:p text:style-name="P49"><text:s text:c="8"/>[DataMember()]</text:p>
      <text:p text:style-name="P49"><text:s text:c="8"/>public string InnerException;</text:p>
      <text:p text:style-name="P49"><text:s text:c="8"/>[DataMember()]</text:p>
      <text:p text:style-name="P49"><text:s text:c="8"/>public string StackTrace; <text:s text:c="7"/></text:p>
      <text:p text:style-name="P49"><text:s text:c="4"/>}</text:p>
      <text:p text:style-name="P100"><text:span text:style-name="T25">Step 7:</text:span><text:span text:style-name="T27"> Decorate the service operation with the </text:span><text:span text:style-name="T31">FaultContract</text:span></text:p>
      <text:p text:style-name="P49"><text:s text:c="4"/>[ServiceContract()]</text:p>
      <text:p text:style-name="P49"><text:s text:c="4"/>public interface ISimpleCalculator</text:p>
      <text:p text:style-name="P49"><text:s text:c="4"/>{</text:p>
      <text:p text:style-name="P49"><text:s text:c="8"/>[OperationContract()]</text:p>
      <text:p text:style-name="P49"><text:s text:c="8"/>[FaultContract(typeof(CustomException))] // custom exception is the custom fault exception.</text:p>
      <text:p text:style-name="P49"><text:s text:c="8"/>int Add(int num1, int num2);</text:p>
      <text:p text:style-name="P49"><text:s text:c="4"/>}</text:p>
      <text:p text:style-name="P100"><text:span text:style-name="T25">Step 8:</text:span><text:span text:style-name="T27"> Raise the exception from the service</text:span></text:p>
      <text:p text:style-name="P49"><text:s text:c="8"/>public int Add(int num1, int num2)</text:p>
      <text:p text:style-name="P49"><text:s text:c="8"/>{</text:p>
      <text:p text:style-name="P49"><text:s text:c="12"/>//Do something</text:p>
      <text:p text:style-name="P49"><text:s text:c="12"/>CustomException ex = new CustomException();</text:p>
      <text:p text:style-name="P49"><text:soft-page-break/><text:s text:c="12"/>ex.Title = "Error Funtion:Add()";</text:p>
      <text:p text:style-name="P49"><text:s text:c="12"/>ex.ExceptionMessage = "Error occur while doing add function.";</text:p>
      <text:p text:style-name="P49"><text:s text:c="12"/>ex.InnerException = "Inner exception message from serice";</text:p>
      <text:p text:style-name="P49"><text:s text:c="12"/>ex.StackTrace = "Stack Trace message from service.";</text:p>
      <text:p text:style-name="P49"><text:s text:c="12"/>throw new FaultException(ex,"Reason: Testing the Fault contract") ;</text:p>
      <text:p text:style-name="P49"><text:s text:c="12"/></text:p>
      <text:p text:style-name="P49"><text:s text:c="8"/>}</text:p>
      <text:p text:style-name="P54"/>
      <text:p text:style-name="P205"><text:s/>What is Self Hosting</text:p>
      <text:p text:style-name="P103">WCF comes with System.ServiceModel.ServiceHost class that makes you can host your services in your own application easily. With Self Hosting what you need to do is just configuring your service endpoint and calling the .open() method of ServiceHost. To host WCF service you need WCF runtime and .NET application where you want to host your service. </text:p>
      <text:p text:style-name="P18"><text:span text:style-name="T25"><text:s text:c="14"/>Note:</text:span><text:span text:style-name="T27"> </text:span><text:span text:style-name="T60">When a service is hosted in Internet Information Services (IIS) or Windows Process Activation Service (WAS), the <text:s text:c="7"/>base address of the service is provided by the hosting environment. In the self-hosted case, you must specify the base address yourself. This is done using the </text:span><text:span text:style-name="T62">add</text:span><text:span text:style-name="T60"> element, child of </text:span><text:a xlink:type="simple" xlink:href="http://msdn.microsoft.com/en-us/library/ms788995.aspx" text:style-name="Internet_20_link" text:visited-style-name="Visited_20_Internet_20_Link"><text:span text:style-name="T197">baseAddresses</text:span></text:a><text:span text:style-name="T60">, child of </text:span><text:a xlink:type="simple" xlink:href="http://msdn.microsoft.com/en-us/library/ms789018.aspx" text:style-name="Internet_20_link" text:visited-style-name="Visited_20_Internet_20_Link"><text:span text:style-name="T197">host</text:span></text:a><text:span text:style-name="T60">, child of </text:span><text:a xlink:type="simple" xlink:href="http://msdn.microsoft.com/en-us/library/ms731303.aspx" text:style-name="Internet_20_link" text:visited-style-name="Visited_20_Internet_20_Link"><text:span text:style-name="T197">service</text:span></text:a><text:span text:style-name="T60"> as demonstrated in the following sample configuration.</text:span></text:p>
      <text:p text:style-name="P9"><text:s/></text:p>
      <text:p text:style-name="P7"><text:span text:style-name="T27">Reference link for validator: <text:tab/></text:span><text:a xlink:type="simple" xlink:href="http://fluentvalidation.codeplex.com/wikipage?title=CreatingAValidator&amp;referringTitle=Documentation" text:style-name="Internet_20_link" text:visited-style-name="Visited_20_Internet_20_Link"><text:span text:style-name="T29">http://fluentvalidation.codeplex.com/wikipage?title=CreatingAValidator&amp;referringTitle=Documentation</text:span></text:a><text:span text:style-name="T27"> </text:span></text:p>
      <text:p text:style-name="P14"/>
      <text:p text:style-name="P51"/>
      <table:table table:name="Table4" table:style-name="Table4">
        <table:table-column table:style-name="Table4.A"/>
        <table:table-row>
          <table:table-cell table:style-name="Table4.A1" office:value-type="string">
            <text:p text:style-name="P89">There are two types of hosting one is self hosting and another is iis hosting both of these are different </text:p>
            <table:table table:name="Table5" table:style-name="Table5">
              <table:table-column table:style-name="Table5.A"/>
              <table:table-column table:style-name="Table5.B"/>
              <table:table-column table:style-name="Table5.C"/>
              <table:table-row>
                <table:table-cell table:style-name="Table5.A1" office:value-type="string">
                  <text:p text:style-name="P90">base of Difference</text:p>
                </table:table-cell>
                <table:table-cell table:style-name="Table5.A1" office:value-type="string">
                  <text:p text:style-name="P90">Self-Hosting</text:p>
                </table:table-cell>
                <table:table-cell table:style-name="Table5.A1" office:value-type="string">
                  <text:p text:style-name="P90">IIS Hosting</text:p>
                </table:table-cell>
              </table:table-row>
              <table:table-row>
                <table:table-cell table:style-name="Table5.A1" office:value-type="string">
                  <text:p text:style-name="P90">Effort&gt;</text:p>
                </table:table-cell>
                <table:table-cell table:style-name="Table5.A1" office:value-type="string">
                  <text:p text:style-name="P90">We Need to add some extra code to host the process</text:p>
                </table:table-cell>
                <table:table-cell table:style-name="Table5.A1" office:value-type="string">
                  <text:p text:style-name="P90">No Need to add extra code Automatic hosting</text:p>
                </table:table-cell>
              </table:table-row>
              <table:table-row>
                <table:table-cell table:style-name="Table5.A1" office:value-type="string">
                  <text:p text:style-name="P90">deploy</text:p>
                </table:table-cell>
                <table:table-cell table:style-name="Table5.A1" office:value-type="string">
                  <text:p text:style-name="P90">Easy to deploy</text:p>
                </table:table-cell>
                <table:table-cell table:style-name="Table5.A1" office:value-type="string">
                  <text:p text:style-name="P90">More difficult deployment than Self-Hosting</text:p>
                </table:table-cell>
              </table:table-row>
              <table:table-row>
                <table:table-cell table:style-name="Table5.A1" office:value-type="string">
                  <text:p text:style-name="P90">Recycle</text:p>
                </table:table-cell>
                <table:table-cell table:style-name="Table5.A1" office:value-type="string">
                  <text:p text:style-name="P90">Automatic process recycling not possible</text:p>
                </table:table-cell>
                <table:table-cell table:style-name="Table5.A1" office:value-type="string">
                  <text:p text:style-name="P90">Automatic process recycling not possible</text:p>
                </table:table-cell>
              </table:table-row>
              <table:table-row>
                <table:table-cell table:style-name="Table5.A1" office:value-type="string">
                  <text:p text:style-name="P90">Control</text:p>
                </table:table-cell>
                <table:table-cell table:style-name="Table5.A1" office:value-type="string">
                  <text:p text:style-name="P90">Can controlled the service lifetime using Open and Close methods</text:p>
                </table:table-cell>
                <table:table-cell table:style-name="Table5.A1" office:value-type="string">
                  <text:p text:style-name="P90">Lifetime cannot be controlled manually.</text:p>
                </table:table-cell>
              </table:table-row>
              <table:table-row>
                <table:table-cell table:style-name="Table5.A1" office:value-type="string">
                  <text:p text:style-name="P90">Process</text:p>
                </table:table-cell>
                <table:table-cell table:style-name="Table5.A1" office:value-type="string">
                  <text:p text:style-name="P90">Host process should be running before client makes a call to the service.</text:p>
                </table:table-cell>
                <table:table-cell table:style-name="Table5.A1" office:value-type="string">
                  <text:p text:style-name="P90">IIS host runs automatically when a client makes a call to the service.</text:p>
                </table:table-cell>
              </table:table-row>
            </table:table>
            <text:p text:style-name="P61"><text:line-break/></text:p>
          </table:table-cell>
        </table:table-row>
      </table:table>
      <text:p text:style-name="P14"/>
      <text:p text:style-name="P156"/>
      <text:p text:style-name="P22"/>
      <text:p text:style-name="P22"/>
      <text:p text:style-name="P22"/>
      <text:p text:style-name="P22"><text:soft-page-break/></text:p>
      <text:p text:style-name="P173">Interview questions on wcf:</text:p>
      <text:p text:style-name="P172"><text:span text:style-name="T10">WCF (Windows communication foundation) : WCF provides the to and fro communication between the client and server applications. </text:span><text:span text:style-name="T42"><text:s/>Client applications can directly access services through Endpoints exposed by the service. Endpoints are nothing but locations defined, through which messages can be sent or received, and a service can have multiple endpoints.</text:span></text:p>
      <text:p text:style-name="P174"/>
      <text:p text:style-name="P175">What is Service?</text:p>
      <text:p text:style-name="P174"/>
      <text:p text:style-name="P175">A. Service is a unit of functionality exposed to the world. Which is consumed by the client.</text:p>
      <text:p text:style-name="P51"><text:s/></text:p>
      <text:p text:style-name="P42"><text:span text:style-name="T1"><text:s/></text:span><text:span text:style-name="T2"><text:s/>What is Client?</text:span></text:p>
      <text:p text:style-name="P51"/>
      <text:p text:style-name="P57"><text:s text:c="2"/>A. <text:s/>Client of a service is a program unit which consumes the functions of the service. Client may be win forms, wpf, silverlight and asp webpages,.</text:p>
      <text:p text:style-name="P51"/>
      <text:p text:style-name="P42"><text:span text:style-name="T1"><text:s text:c="2"/></text:span><text:span text:style-name="T68">What are the transport schemes supported by WCF ? Give example of address for each scheme.</text:span></text:p>
      <text:p text:style-name="P177"/>
      <text:p text:style-name="P176"><text:span text:style-name="T43"><text:s text:c="2"/></text:span><text:span text:style-name="T44">A. Following are the transport schemes supported by WCF:</text:span></text:p>
      <text:list xml:id="list7843440318660064478" text:style-name="L15">
        <text:list-item>
          <text:p text:style-name="P386"><text:span text:style-name="T44">HTTP/HTTPS - </text:span><text:a xlink:type="simple" xlink:href="http://localhost:8001/MyService" text:style-name="Internet_20_link" text:visited-style-name="Visited_20_Internet_20_Link"><text:span text:style-name="T45">http://localhost:8001/MyService</text:span></text:a></text:p>
        </text:list-item>
        <text:list-item>
          <text:p text:style-name="P372">TCP - net.tcp://localhost:8002/MyService</text:p>
        </text:list-item>
        <text:list-item>
          <text:p text:style-name="P372">IPC - net.pipe://localhost/MyPipe</text:p>
        </text:list-item>
        <text:list-item>
          <text:p text:style-name="P372">Peer network</text:p>
        </text:list-item>
        <text:list-item>
          <text:p text:style-name="P372">MSMQ - net.msmq://localhost/private/MyQueue</text:p>
        </text:list-item>
        <text:list-item>
          <text:p text:style-name="P372">Service bus - sb://MyNamespace.servicebus.windows.net/</text:p>
        </text:list-item>
      </text:list>
      <text:p text:style-name="P51"/>
      <text:p text:style-name="P42"><text:span text:style-name="T1"><text:s text:c="2"/></text:span><text:span text:style-name="T2">What is contract and types of contracts ?</text:span></text:p>
      <text:p text:style-name="P51"/>
      <text:p text:style-name="P57"><text:s text:c="2"/>A. <text:s/>Contract is the agreement between the client and server .</text:p>
      <text:p text:style-name="P51"/>
      <text:p text:style-name="P57">Service Contract : <text:s/>Which services are exposed to the client. Service contract may be class or interface which is placed in [service contract] attribute.</text:p>
      <text:p text:style-name="P51"/>
      <text:p text:style-name="P57">Operation contract : it is the type of operations client can perform on the service . Operation contract is the method with [operation contract] attribute placed inside the service contract class or interface.</text:p>
      <text:p text:style-name="P51"/>
      <text:p text:style-name="P57">Data Contract : <text:s/>data contract is the data types <text:s/>which are passed to and from the service data contract is a class with [Data Contract] attribute, Which consists of [Data Members](data members may be properties or variables).</text:p>
      <text:p text:style-name="P51"/>
      <text:p text:style-name="P78">MessageContract :  allow the service to interact directly with messages. Message contracts can be typed or untyped and are useful in interoperability cases when another party has already dictated some explicit (typically proprietary) message format.</text:p>
      <text:p text:style-name="P55"/>
      <text:p text:style-name="P79">[FaultContract] : <text:s/>which errors are raised by the service and how the service handles and propagates errors <text:soft-page-break/>to its clients.</text:p>
      <text:p text:style-name="P57"><text:s/></text:p>
      <text:p text:style-name="P51"/>
      <text:p text:style-name="P91">What is the difference between Web Service and WCF Service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1">Features</text:p>
          </table:table-cell>
          <table:table-cell table:style-name="Table6.A1" office:value-type="string">
            <text:p text:style-name="P81">Web Service</text:p>
          </table:table-cell>
          <table:table-cell table:style-name="Table6.C1" office:value-type="string">
            <text:p text:style-name="P81">WCF</text:p>
          </table:table-cell>
        </table:table-row>
        <table:table-row table:style-name="Table6.2">
          <table:table-cell table:style-name="Table6.A2" office:value-type="string">
            <text:p text:style-name="P83">Hosting</text:p>
          </table:table-cell>
          <table:table-cell table:style-name="Table6.A2" office:value-type="string">
            <text:p text:style-name="P84">It can be hosted in IIS.</text:p>
          </table:table-cell>
          <table:table-cell table:style-name="Table6.C2" office:value-type="string">
            <text:p text:style-name="P84">It can be hosted in IIS, WAS (windows activation service), Self-hosting or Windows service</text:p>
          </table:table-cell>
        </table:table-row>
        <table:table-row table:style-name="Table6.2">
          <table:table-cell table:style-name="Table6.A2" office:value-type="string">
            <text:p text:style-name="P83">Programming</text:p>
          </table:table-cell>
          <table:table-cell table:style-name="Table6.A2" office:value-type="string">
            <text:p text:style-name="P84">Apply [WebService] attribute to the class to be exposed as a service.</text:p>
          </table:table-cell>
          <table:table-cell table:style-name="Table6.C2" office:value-type="string">
            <text:p text:style-name="P84">Apply [ServiceContract] attribute to the class to be exposed as a service.</text:p>
          </table:table-cell>
        </table:table-row>
        <table:table-row table:style-name="Table6.2">
          <table:table-cell table:style-name="Table6.A2" office:value-type="string">
            <text:p text:style-name="P83">Model</text:p>
          </table:table-cell>
          <table:table-cell table:style-name="Table6.A2" office:value-type="string">
            <text:p text:style-name="P84">Apply [WebMethod] attribute to the method exposed to client.</text:p>
          </table:table-cell>
          <table:table-cell table:style-name="Table6.C2" office:value-type="string">
            <text:p text:style-name="P84">Apply [OperationContract] attribute to the method exposed to client.</text:p>
          </table:table-cell>
        </table:table-row>
        <table:table-row table:style-name="Table6.2">
          <table:table-cell table:style-name="Table6.A2" office:value-type="string">
            <text:p text:style-name="P83">Supported Operations</text:p>
          </table:table-cell>
          <table:table-cell table:style-name="Table6.A2" office:value-type="string">
            <text:p text:style-name="P84">One-way and Request- Response.</text:p>
          </table:table-cell>
          <table:table-cell table:style-name="Table6.C2" office:value-type="string">
            <text:p text:style-name="P84">One-Way, Request-Response and Duplex.</text:p>
          </table:table-cell>
        </table:table-row>
        <table:table-row table:style-name="Table6.6">
          <table:table-cell table:style-name="Table6.A2" office:value-type="string">
            <text:p text:style-name="P83">Logging</text:p>
          </table:table-cell>
          <table:table-cell table:style-name="Table6.A2" office:value-type="string">
            <text:p text:style-name="P84">Needs custom implementation.</text:p>
          </table:table-cell>
          <table:table-cell table:style-name="Table6.C2" office:value-type="string">
            <text:p text:style-name="P84">No custom implementation needed. Can be configured in service config file.</text:p>
          </table:table-cell>
        </table:table-row>
        <table:table-row table:style-name="Table6.6">
          <table:table-cell table:style-name="Table6.A2" office:value-type="string">
            <text:p text:style-name="P83">Serialization</text:p>
          </table:table-cell>
          <table:table-cell table:style-name="Table6.A2" office:value-type="string">
            <text:p text:style-name="P84">System.Xml.serialization namespace is used.</text:p>
          </table:table-cell>
          <table:table-cell table:style-name="Table6.C2" office:value-type="string">
            <text:p text:style-name="P84">System.Runtime.Serialization namespace is used.</text:p>
          </table:table-cell>
        </table:table-row>
        <table:table-row table:style-name="Table6.2">
          <table:table-cell table:style-name="Table6.A2" office:value-type="string">
            <text:p text:style-name="P83">Supported Encoding</text:p>
          </table:table-cell>
          <table:table-cell table:style-name="Table6.A2" office:value-type="string">
            <text:p text:style-name="P84">XML 1.0, MTOM(Message Transmission Optimization Mechanism), DIME, Custom.</text:p>
          </table:table-cell>
          <table:table-cell table:style-name="Table6.C2" office:value-type="string">
            <text:p text:style-name="P84">XML 1.0, MTOM, Binary, Custom.</text:p>
          </table:table-cell>
        </table:table-row>
        <table:table-row table:style-name="Table6.2">
          <table:table-cell table:style-name="Table6.A2" office:value-type="string">
            <text:p text:style-name="P83">Supported Transports</text:p>
          </table:table-cell>
          <table:table-cell table:style-name="Table6.A2" office:value-type="string">
            <text:p text:style-name="P84">Can be accessed through HTTP, TCP and Custom.</text:p>
          </table:table-cell>
          <table:table-cell table:style-name="Table6.C2" office:value-type="string">
            <text:p text:style-name="P84">Can be accessed through HTTP, TCP, Named pipes, MSMQ,P2P(Peer to Peer) and Custom.</text:p>
          </table:table-cell>
        </table:table-row>
        <table:table-row table:style-name="Table6.2">
          <table:table-cell table:style-name="Table6.A2" office:value-type="string">
            <text:p text:style-name="P83">Service Types</text:p>
          </table:table-cell>
          <table:table-cell table:style-name="Table6.A2" office:value-type="string">
            <text:p text:style-name="P84">ASMX, .Net Remoting</text:p>
          </table:table-cell>
          <table:table-cell table:style-name="Table6.C2" office:value-type="string">
            <text:p text:style-name="P84">.ASMX, .Net Remoting, WSE(WS* Protocols), MSMQ and Enterprise Services</text:p>
          </table:table-cell>
        </table:table-row>
        <table:table-row table:style-name="Table6.11">
          <table:table-cell table:style-name="Table6.A2" office:value-type="string">
            <text:p text:style-name="P83">Supported Protocols</text:p>
          </table:table-cell>
          <table:table-cell table:style-name="Table6.A2" office:value-type="string">
            <text:p text:style-name="P84">Security</text:p>
          </table:table-cell>
          <table:table-cell table:style-name="Table6.C2" office:value-type="string">
            <text:p text:style-name="P84">Security, Reliable messaging, Transactions</text:p>
          </table:table-cell>
        </table:table-row>
      </table:table>
      <text:p text:style-name="P51"/>
      <text:p text:style-name="P57">How can we host the service ?</text:p>
      <text:p text:style-name="P51"/>
      <text:p text:style-name="P57">A. <text:s/>Every service needs to be hosted in windows process called host process. A single host process can host multiple services and same service type can be used in multiple host processes.</text:p>
      <text:p text:style-name="P51"/>
      <text:p text:style-name="P57">What is Binding ?</text:p>
      <text:p text:style-name="P51"/>
      <text:p text:style-name="P57">A. <text:s/>Binding is the set of configurations regarding transport protocol, message encoding, reliability, security, transaction propagation and interoprability.</text:p>
      <text:p text:style-name="P51"/>
      <text:p text:style-name="P57">Can you explain Binding in detail ?</text:p>
      <text:p text:style-name="P51"/>
      <text:p text:style-name="P57">A. <text:s/>It specifies to how to access the hosted service</text:p>
      <text:p text:style-name="P57">Transport : transport is mandatory and it tells the protocol to be used for the communication between client and service. Eg: HTTP, TCP, MSMQ and NamedPipes etc.</text:p>
      <text:p text:style-name="P51"/>
      <text:p text:style-name="P57">Encoding : the techniques used to encode the data before the communication between client and service. Eg: text,binary etc.</text:p>
      <text:p text:style-name="P51"/>
      <text:p text:style-name="P57">Protocol : defines the configuration about security, reliability, transaction, timeouts, message size etc.</text:p>
      <text:p text:style-name="P51"><text:soft-page-break/></text:p>
      <text:p text:style-name="P51"/>
      <text:p text:style-name="P51"/>
      <text:p text:style-name="P51"/>
      <text:p text:style-name="P51"/>
      <text:p text:style-name="P51"/>
      <text:p text:style-name="P51"/>
      <text:p text:style-name="P51"/>
      <text:p text:style-name="P51"/>
      <text:p text:style-name="P88">What are the types of bindings supported by WCF ? What are their advantages and disadvantages ?</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office:value-type="string">
            <text:p text:style-name="P82">Binding</text:p>
          </table:table-cell>
          <table:table-cell table:style-name="Table7.A1" office:value-type="string">
            <text:p text:style-name="P82">Feature</text:p>
          </table:table-cell>
          <table:table-cell table:style-name="Table7.A1" office:value-type="string">
            <text:p text:style-name="P82">Suitable For</text:p>
          </table:table-cell>
          <table:table-cell table:style-name="Table7.A1" office:value-type="string">
            <text:p text:style-name="P82">Transport</text:p>
          </table:table-cell>
          <table:table-cell table:style-name="Table7.A1" office:value-type="string">
            <text:p text:style-name="P82">Message encoding</text:p>
          </table:table-cell>
          <table:table-cell table:style-name="Table7.A1" office:value-type="string">
            <text:p text:style-name="P82">Security Mode</text:p>
          </table:table-cell>
          <table:table-cell table:style-name="Table7.A1" office:value-type="string">
            <text:p text:style-name="P82">Resource Manager</text:p>
          </table:table-cell>
          <table:table-cell table:style-name="Table7.H1" office:value-type="string">
            <text:p text:style-name="P82">Transaction Flow</text:p>
          </table:table-cell>
        </table:table-row>
        <table:table-row table:style-name="Table7.2">
          <table:table-cell table:style-name="Table7.A2" office:value-type="string">
            <text:p text:style-name="P83">BasicHttpBinding</text:p>
          </table:table-cell>
          <table:table-cell table:style-name="Table7.A2" office:value-type="string">
            <text:p text:style-name="P84">Not secure by default.</text:p>
          </table:table-cell>
          <table:table-cell table:style-name="Table7.A2" office:value-type="string">
            <text:p text:style-name="P84">Communication with WS-Basic Profile conformant Web Services like ASMX.</text:p>
          </table:table-cell>
          <table:table-cell table:style-name="Table7.A2" office:value-type="string">
            <text:p text:style-name="P84">HTTP</text:p>
          </table:table-cell>
          <table:table-cell table:style-name="Table7.A2" office:value-type="string">
            <text:p text:style-name="P84">Text</text:p>
          </table:table-cell>
          <table:table-cell table:style-name="Table7.A2" office:value-type="string">
            <text:p text:style-name="P84">None</text:p>
          </table:table-cell>
          <table:table-cell table:style-name="Table7.A2" office:value-type="string">
            <text:p text:style-name="P84">X</text:p>
          </table:table-cell>
          <table:table-cell table:style-name="Table7.H2" office:value-type="string">
            <text:p text:style-name="P84">X</text:p>
          </table:table-cell>
        </table:table-row>
        <table:table-row table:style-name="Table7.3">
          <table:table-cell table:style-name="Table7.A2" office:value-type="string">
            <text:p text:style-name="P83">WSHttpBinding</text:p>
          </table:table-cell>
          <table:table-cell table:style-name="Table7.A2" office:value-type="string">
            <text:p text:style-name="P84">Secure, Interoperable.</text:p>
          </table:table-cell>
          <table:table-cell table:style-name="Table7.A2" office:value-type="string">
            <text:p text:style-name="P84">Non-duplex service contracts.</text:p>
          </table:table-cell>
          <table:table-cell table:style-name="Table7.A2" office:value-type="string">
            <text:p text:style-name="P84">HTTP</text:p>
          </table:table-cell>
          <table:table-cell table:style-name="Table7.A2" office:value-type="string">
            <text:p text:style-name="P84">Text</text:p>
          </table:table-cell>
          <table:table-cell table:style-name="Table7.A2" office:value-type="string">
            <text:p text:style-name="P84">Message</text:p>
          </table:table-cell>
          <table:table-cell table:style-name="Table7.A2" office:value-type="string">
            <text:p text:style-name="P84">Disabled</text:p>
          </table:table-cell>
          <table:table-cell table:style-name="Table7.H2" office:value-type="string">
            <text:p text:style-name="P84">WS-Atomic</text:p>
          </table:table-cell>
        </table:table-row>
        <table:table-row table:style-name="Table7.4">
          <table:table-cell table:style-name="Table7.A2" office:value-type="string">
            <text:p text:style-name="P83">WSDualHttpBinding</text:p>
          </table:table-cell>
          <table:table-cell table:style-name="Table7.A2" office:value-type="string">
            <text:p text:style-name="P84">Secure, Interoperable.</text:p>
          </table:table-cell>
          <table:table-cell table:style-name="Table7.A2" office:value-type="string">
            <text:p text:style-name="P84">Duplex service contracts or communication through SOAP intermediaries.</text:p>
          </table:table-cell>
          <table:table-cell table:style-name="Table7.A2" office:value-type="string">
            <text:p text:style-name="P84">HTTP</text:p>
          </table:table-cell>
          <table:table-cell table:style-name="Table7.A2" office:value-type="string">
            <text:p text:style-name="P84">Text</text:p>
          </table:table-cell>
          <table:table-cell table:style-name="Table7.A2" office:value-type="string">
            <text:p text:style-name="P84">Message</text:p>
          </table:table-cell>
          <table:table-cell table:style-name="Table7.A2" office:value-type="string">
            <text:p text:style-name="P84">Enabled</text:p>
          </table:table-cell>
          <table:table-cell table:style-name="Table7.H2" office:value-type="string">
            <text:p text:style-name="P84">WS-Atomic transaction</text:p>
          </table:table-cell>
        </table:table-row>
        <table:table-row table:style-name="Table7.5">
          <table:table-cell table:style-name="Table7.A2" office:value-type="string">
            <text:p text:style-name="P83">WSFederationHttpBinding</text:p>
          </table:table-cell>
          <table:table-cell table:style-name="Table7.A2" office:value-type="string">
            <text:p text:style-name="P84">Secure, Interoperable.</text:p>
          </table:table-cell>
          <table:table-cell table:style-name="Table7.A2" office:value-type="string">
            <text:p text:style-name="P84">Supports the WS-Federation protocol, enabling organizations that are in a federation to efficiently authenticate and authorize users.</text:p>
          </table:table-cell>
          <table:table-cell table:style-name="Table7.A2" office:value-type="string">
            <text:p text:style-name="P84">HTTP</text:p>
          </table:table-cell>
          <table:table-cell table:style-name="Table7.A2" office:value-type="string">
            <text:p text:style-name="P84">Text</text:p>
          </table:table-cell>
          <table:table-cell table:style-name="Table7.A2" office:value-type="string">
            <text:p text:style-name="P84">Message</text:p>
          </table:table-cell>
          <table:table-cell table:style-name="Table7.A2" office:value-type="string">
            <text:p text:style-name="P84">Disabled</text:p>
          </table:table-cell>
          <table:table-cell table:style-name="Table7.H2" office:value-type="string">
            <text:p text:style-name="P84">WS-Atomic transaction</text:p>
          </table:table-cell>
        </table:table-row>
        <table:table-row table:style-name="Table7.2">
          <table:table-cell table:style-name="Table7.A2" office:value-type="string">
            <text:p text:style-name="P83">NetTcpBinding</text:p>
          </table:table-cell>
          <table:table-cell table:style-name="Table7.A2" office:value-type="string">
            <text:p text:style-name="P84">Secure, Optimized.</text:p>
          </table:table-cell>
          <table:table-cell table:style-name="Table7.A2" office:value-type="string">
            <text:p text:style-name="P84">Cross-machine communication <text:soft-page-break/>between WCF applications.</text:p>
          </table:table-cell>
          <table:table-cell table:style-name="Table7.A2" office:value-type="string">
            <text:p text:style-name="P84">TCP</text:p>
          </table:table-cell>
          <table:table-cell table:style-name="Table7.A2" office:value-type="string">
            <text:p text:style-name="P84">Binary</text:p>
          </table:table-cell>
          <table:table-cell table:style-name="Table7.A2" office:value-type="string">
            <text:p text:style-name="P84">Transport</text:p>
          </table:table-cell>
          <table:table-cell table:style-name="Table7.A2" office:value-type="string">
            <text:p text:style-name="P84">Disabled</text:p>
          </table:table-cell>
          <table:table-cell table:style-name="Table7.H2" office:value-type="string">
            <text:p text:style-name="P84">Ole transaction.</text:p>
          </table:table-cell>
        </table:table-row>
        <table:table-row table:style-name="Table7.3">
          <table:table-cell table:style-name="Table7.A2" office:value-type="string">
            <text:p text:style-name="P83">NetPeerTcpBinding</text:p>
          </table:table-cell>
          <table:table-cell table:style-name="Table7.A2" office:value-type="string">
            <text:p text:style-name="P84">Secure.</text:p>
          </table:table-cell>
          <table:table-cell table:style-name="Table7.A2" office:value-type="string">
            <text:p text:style-name="P84">Multi-machine communication.</text:p>
          </table:table-cell>
          <table:table-cell table:style-name="Table7.A2" office:value-type="string">
            <text:p text:style-name="P84">P2P</text:p>
          </table:table-cell>
          <table:table-cell table:style-name="Table7.A2" office:value-type="string">
            <text:p text:style-name="P84">Binary</text:p>
          </table:table-cell>
          <table:table-cell table:style-name="Table7.A2" office:value-type="string">
            <text:p text:style-name="P84">Transport</text:p>
          </table:table-cell>
          <table:table-cell table:style-name="Table7.A2" office:value-type="string">
            <text:p text:style-name="P84">X</text:p>
          </table:table-cell>
          <table:table-cell table:style-name="Table7.H2" office:value-type="string">
            <text:p text:style-name="P84">X</text:p>
          </table:table-cell>
        </table:table-row>
        <table:table-row table:style-name="Table7.2">
          <table:table-cell table:style-name="Table7.A2" office:value-type="string">
            <text:p text:style-name="P83">NetNamedPipesBinding</text:p>
          </table:table-cell>
          <table:table-cell table:style-name="Table7.A2" office:value-type="string">
            <text:p text:style-name="P84">Secure, Reliable, Optimized.</text:p>
          </table:table-cell>
          <table:table-cell table:style-name="Table7.A2" office:value-type="string">
            <text:p text:style-name="P84">On-machine communication between WCF applications.</text:p>
          </table:table-cell>
          <table:table-cell table:style-name="Table7.A2" office:value-type="string">
            <text:p text:style-name="P84">Named Pipes</text:p>
          </table:table-cell>
          <table:table-cell table:style-name="Table7.A2" office:value-type="string">
            <text:p text:style-name="P84">Binary</text:p>
          </table:table-cell>
          <table:table-cell table:style-name="Table7.A2" office:value-type="string">
            <text:p text:style-name="P84">Transport</text:p>
          </table:table-cell>
          <table:table-cell table:style-name="Table7.A2" office:value-type="string">
            <text:p text:style-name="P84">X</text:p>
          </table:table-cell>
          <table:table-cell table:style-name="Table7.H2" office:value-type="string">
            <text:p text:style-name="P84">Ole transaction.</text:p>
          </table:table-cell>
        </table:table-row>
        <table:table-row table:style-name="Table7.2">
          <table:table-cell table:style-name="Table7.A2" office:value-type="string">
            <text:p text:style-name="P83">NetMsmqBinding</text:p>
          </table:table-cell>
          <table:table-cell table:style-name="Table7.A2" office:value-type="string">
            <text:p text:style-name="P156"/>
          </table:table-cell>
          <table:table-cell table:style-name="Table7.A2" office:value-type="string">
            <text:p text:style-name="P84">Cross-machine communication between WCF applications.</text:p>
          </table:table-cell>
          <table:table-cell table:style-name="Table7.A2" office:value-type="string">
            <text:p text:style-name="P84">MSMQ</text:p>
          </table:table-cell>
          <table:table-cell table:style-name="Table7.A2" office:value-type="string">
            <text:p text:style-name="P84">Binary</text:p>
          </table:table-cell>
          <table:table-cell table:style-name="Table7.A2" office:value-type="string">
            <text:p text:style-name="P84">Message</text:p>
          </table:table-cell>
          <table:table-cell table:style-name="Table7.A2" office:value-type="string">
            <text:p text:style-name="P84">X</text:p>
          </table:table-cell>
          <table:table-cell table:style-name="Table7.H2" office:value-type="string">
            <text:p text:style-name="P84">X</text:p>
          </table:table-cell>
        </table:table-row>
        <table:table-row table:style-name="Table7.10">
          <table:table-cell table:style-name="Table7.A2" office:value-type="string">
            <text:p text:style-name="P83">MsmqIntegrationBinding</text:p>
          </table:table-cell>
          <table:table-cell table:style-name="Table7.A2" office:value-type="string">
            <text:p text:style-name="P40"><text:span text:style-name="T43">Does not use a WCF message encoding </text:span><text:span text:style-name="T46">– instead it lets you choose a pre-WCF serialization format.</text:span></text:p>
          </table:table-cell>
          <table:table-cell table:style-name="Table7.A2" office:value-type="string">
            <text:p text:style-name="P84">Cross-machine communication between a WCF application and existing MSMQ applications.</text:p>
          </table:table-cell>
          <table:table-cell table:style-name="Table7.A2" office:value-type="string">
            <text:p text:style-name="P84">MSMQ</text:p>
          </table:table-cell>
          <table:table-cell table:style-name="Table7.A2" office:value-type="string">
            <text:p text:style-name="P84">Pre-WCF format</text:p>
          </table:table-cell>
          <table:table-cell table:style-name="Table7.A2" office:value-type="string">
            <text:p text:style-name="P84">Transport</text:p>
          </table:table-cell>
          <table:table-cell table:style-name="Table7.A2" office:value-type="string">
            <text:p text:style-name="P84">X</text:p>
          </table:table-cell>
          <table:table-cell table:style-name="Table7.H2" office:value-type="string">
            <text:p text:style-name="P84">X</text:p>
          </table:table-cell>
        </table:table-row>
      </table:table>
      <text:p text:style-name="P190"/>
      <text:p text:style-name="P191">What is an endpoint or ABC in WCF ?</text:p>
      <text:p text:style-name="P190"/>
      <text:p text:style-name="P191">A. <text:s/>A: address specifies where the service is hosted.</text:p>
      <text:p text:style-name="P191"><text:s text:c="6"/>B: Binding specifies how to access the hosted service . It specifies transport, encoding , protocol.</text:p>
      <text:p text:style-name="P191"><text:s text:c="6"/>C: <text:s/>contract specifies what type of data can be send to and received from service.</text:p>
      <text:p text:style-name="P189"><text:span text:style-name="T2">Eg: </text:span><text:span text:style-name="T90">&lt;</text:span><text:span text:style-name="T113">endpoint</text:span><text:span text:style-name="T131"> </text:span><text:span text:style-name="T151">name</text:span><text:span text:style-name="T90">="BasicHttpGreetingService"</text:span><text:span text:style-name="T131"> </text:span><text:span text:style-name="T151">address</text:span><text:span text:style-name="T90">="http://localhost:5487/MyService/GreetingService.svc"</text:span><text:span text:style-name="T131"> </text:span><text:span text:style-name="T151">binding</text:span><text:span text:style-name="T90">="basicHttpBinding"</text:span><text:span text:style-name="T131"> </text:span><text:span text:style-name="T151">contract</text:span><text:span text:style-name="T90">="MyNamespace.MyService.IGreetingService"</text:span><text:span text:style-name="T131"> </text:span><text:span text:style-name="T90">/&gt;</text:span></text:p>
      <text:p text:style-name="P190"/>
      <text:p text:style-name="P190"/>
      <text:p text:style-name="P191">Can you explain address in details ?</text:p>
      <text:p text:style-name="P190"/>
      <text:p text:style-name="P191">A. <text:s/>address specifies the location of the service . Client can use this url to connect to service and invoke the service</text:p>
      <text:p text:style-name="P191">methods.</text:p>
      <text:p text:style-name="P190"/>
      <text:p text:style-name="P190"/>
      <text:p text:style-name="P210">Can you explain Binding in detail ?</text:p>
      <text:p text:style-name="P179">A. It specifies how to access the hosted service. There are following characteristics of binding:</text:p>
      <text:p text:style-name="P82">Transport defines the communication protocol to be used to communicate between service and client. It may be HTTP, TCP, MSMQ, NamedPipes etc. It is mandatory to define transport.</text:p>
      <text:p text:style-name="P82">Encoding defines the technique used to encode the data before communicating it from one end to the other.</text:p>
      <text:p text:style-name="P82">Protocol defines the configurations like reliability, security, transaction, timeouts, message size etc.</text:p>
      <text:p text:style-name="P119"><text:soft-page-break/>What is binding configuration ?</text:p>
      <text:p text:style-name="P179">A. You can customize the binding used by endpoint using config file. For example, you can enable/disable transaction for the binding used by endpoint. All you need is to configure binding element in config file similar as below:</text:p>
      <text:p text:style-name="P92">Hide   Copy Code</text:p>
      <text:p text:style-name="P40"><text:span text:style-name="T88">&lt;</text:span><text:span text:style-name="T111">bindings</text:span><text:span text:style-name="T88">&gt;</text:span></text:p>
      <text:p text:style-name="P40"><text:span text:style-name="T135"><text:s text:c="2"/></text:span><text:span text:style-name="T88">&lt;</text:span><text:span text:style-name="T111">netTcpBinding</text:span><text:span text:style-name="T88">&gt;</text:span></text:p>
      <text:p text:style-name="P40"><text:span text:style-name="T135"><text:s text:c="4"/></text:span><text:span text:style-name="T88">&lt;</text:span><text:span text:style-name="T111">binding</text:span><text:span text:style-name="T138"> </text:span><text:span text:style-name="T149">name</text:span><text:span text:style-name="T138"> </text:span><text:span text:style-name="T88">= "TransactionalTCP"</text:span><text:span text:style-name="T138"> </text:span><text:span text:style-name="T149">transactionFlow</text:span><text:span text:style-name="T138"> </text:span><text:span text:style-name="T88">= "true"</text:span><text:span text:style-name="T138"> </text:span><text:span text:style-name="T88">/&gt;</text:span></text:p>
      <text:p text:style-name="P40"><text:span text:style-name="T135"><text:s text:c="2"/></text:span><text:span text:style-name="T88">&lt;/</text:span><text:span text:style-name="T111">netTcpBinding</text:span><text:span text:style-name="T88">&gt;</text:span></text:p>
      <text:p text:style-name="P40"><text:span text:style-name="T88">&lt;/</text:span><text:span text:style-name="T111">bindings</text:span><text:span text:style-name="T88">&gt;</text:span></text:p>
      <text:p text:style-name="P190"/>
      <text:p text:style-name="P190"/>
      <text:p text:style-name="P190"/>
      <table:table table:name="Table8" table:style-name="Table8">
        <table:table-column table:style-name="Table8.A"/>
        <table:table-column table:style-name="Table8.B"/>
        <table:table-row>
          <table:table-cell table:style-name="Table8.A1" office:value-type="string">
            <text:p text:style-name="P41"><text:span text:style-name="T232">up vote</text:span><text:span text:style-name="T233">37</text:span><text:span text:style-name="T232">down vote</text:span><text:span text:style-name="T234">accepted</text:span></text:p>
          </table:table-cell>
          <table:table-cell table:style-name="Table8.A1" office:value-type="string">
            <text:p text:style-name="P44"><text:a xlink:type="simple" xlink:href="http://weblogs.asp.net/spano/archive/2007/10/02/choosing-the-right-wcf-binding.aspx" text:style-name="Internet_20_link" text:visited-style-name="Visited_20_Internet_20_Link"><text:span text:style-name="T235">Choosing the right WCF binding</text:span></text:a></text:p>
            <text:p text:style-name="P56"/>
            <text:list xml:id="list9014946778307436392" text:style-name="L16">
              <text:list-item>
                <text:p text:style-name="P354"><text:span text:style-name="T3">BasicHttpBinding</text:span><text:span text:style-name="T4">: Basic web service communication. Exposes WCF services as legacy ASMX web services. Used for interoperability. No security by default.</text:span></text:p>
              </text:list-item>
              <text:list-item>
                <text:p text:style-name="P354"><text:span text:style-name="T3">WSHttpBinding</text:span><text:span text:style-name="T4">: Web services with WS-* support. Supports transactions and reliable messaging.</text:span></text:p>
              </text:list-item>
              <text:list-item>
                <text:p text:style-name="P354"><text:span text:style-name="T3">WSDualHttpBinding</text:span><text:span text:style-name="T4">: Web services with duplex contract and transaction support.</text:span></text:p>
              </text:list-item>
              <text:list-item>
                <text:p text:style-name="P354"><text:span text:style-name="T3">WSFederationHttpBinding</text:span><text:span text:style-name="T4">: Web services with federated security. Supports transactions.</text:span></text:p>
              </text:list-item>
              <text:list-item>
                <text:p text:style-name="P354"><text:span text:style-name="T3">MsmqIntegrationBinding</text:span><text:span text:style-name="T4">: Communication directly with MSMQ applications. Supports transactions.</text:span></text:p>
              </text:list-item>
              <text:list-item>
                <text:p text:style-name="P354"><text:span text:style-name="T3">NetMsmqBinding</text:span><text:span text:style-name="T4">: Communication between WCF applications by using queuing. Supports transactions.</text:span></text:p>
              </text:list-item>
              <text:list-item>
                <text:p text:style-name="P354"><text:span text:style-name="T3">NetNamedPipeBinding</text:span><text:span text:style-name="T4">: Communication between WCF applications on same computer. Supports duplex contracts and transactions.</text:span></text:p>
              </text:list-item>
              <text:list-item>
                <text:p text:style-name="P354"><text:span text:style-name="T3">NetPeerTcpBinding</text:span><text:span text:style-name="T4">: Communication between computers across peer-to-peer services. Supports duplex contracts.</text:span></text:p>
              </text:list-item>
              <text:list-item>
                <text:p text:style-name="P354"><text:span text:style-name="T3">NetTcpBinding</text:span><text:span text:style-name="T4">: Communication between WCF applications across computers. Supports duplex contracts and transactions.</text:span></text:p>
              </text:list-item>
            </text:list>
          </table:table-cell>
        </table:table-row>
      </table:table>
      <text:p text:style-name="P176"><text:span text:style-name="T1"><text:line-break/></text:span><text:span text:style-name="T5">Service Behavior :</text:span><text:span text:style-name="T6"> this service behavior attribute specifies the service to how to behave usually it contains three important topics.</text:span></text:p>
      <text:p text:style-name="P176"><text:span text:style-name="T6">Eg: <text:s/></text:span><text:span text:style-name="T129">[</text:span><text:span text:style-name="T207">ServiceBehavior</text:span><text:span text:style-name="T129">(InstanceContextMode = </text:span><text:span text:style-name="T207">InstanceContextMode</text:span><text:span text:style-name="T129">.PerCall, ConcurrencyMode = </text:span><text:span text:style-name="T207">ConcurrencyMode</text:span><text:span text:style-name="T129">.Multiple, ReleaseServiceInstanceOnTransactionComplete = </text:span><text:span text:style-name="T91">false</text:span><text:span text:style-name="T129">)]</text:span></text:p>
      <text:p text:style-name="P177"/>
      <text:p text:style-name="P177"/>
      <text:p text:style-name="P176"><text:span text:style-name="T130">InstanceContextMode :</text:span><text:span text:style-name="T129"> this specifies when to instantiate object to an service. It is used to decide when </text:span></text:p>
      <text:p text:style-name="P176"><text:span text:style-name="T47">WCF service objects should be instantiated on a WCF server. You would want to control how long the WCF instances should be residing on the server.</text:span><text:span text:style-name="T129"> </text:span></text:p>
      <text:p text:style-name="P183"><text:soft-page-break/>WCF service Object instantiation basics :</text:p>
      <text:p text:style-name="P184">In normal WCF request and response communication, the following sequence of actions takes place:</text:p>
      <text:list xml:id="list2630782329921474472" text:style-name="L17">
        <text:list-item>
          <text:p text:style-name="P373">WCF client makes a request to a WCF service object.</text:p>
        </text:list-item>
        <text:list-item>
          <text:p text:style-name="P373">WCF service object is instantiated.</text:p>
        </text:list-item>
        <text:list-item>
          <text:p text:style-name="P373">WCF service instance serves the request and sends the response to the WCF client.</text:p>
        </text:list-item>
      </text:list>
      <text:p text:style-name="P180">Following is a pictorial representation of how WCF requests and responses work.</text:p>
      <text:p text:style-name="P177"/>
      <text:p text:style-name="P180">Following are different ways by which you can create WCF instances:</text:p>
      <text:list xml:id="list8298529774758179090" text:style-name="L18">
        <text:list-item>
          <text:p text:style-name="P374">Create a new WCF service instance on every WCF client method call.</text:p>
        </text:list-item>
        <text:list-item>
          <text:p text:style-name="P374">Only one WCF service instance should be created for every WCF client session.</text:p>
        </text:list-item>
        <text:list-item>
          <text:p text:style-name="P374">Only one global WCF service instance should be created for all WCF clients.</text:p>
        </text:list-item>
      </text:list>
      <text:p text:style-name="P180">To meet the above scenarios, WCF has provided three ways by which you can control WCF service instances:</text:p>
      <text:list xml:id="list7087915284332061656" text:style-name="L19">
        <text:list-item>
          <text:p text:style-name="P375">Per call</text:p>
        </text:list-item>
        <text:list-item>
          <text:p text:style-name="P375">Per session</text:p>
        </text:list-item>
        <text:list-item>
          <text:p text:style-name="P375">Single instance</text:p>
        </text:list-item>
      </text:list>
      <text:p text:style-name="P53"/>
      <text:p text:style-name="P122">Per call instance mode</text:p>
      <text:p text:style-name="P180">When we configure a WCF service as per call, new service instances are created for every method call you make via a WCF proxy client. The image below shows this in a pictorial format:</text:p>
      <text:list xml:id="list1465408258316505966" text:style-name="L20">
        <text:list-item>
          <text:p text:style-name="P376">The WCF client makes the first method call (method call 1).</text:p>
        </text:list-item>
        <text:list-item>
          <text:p text:style-name="P376">A new WCF service instance is created on the server for this method call.</text:p>
        </text:list-item>
        <text:list-item>
          <text:p text:style-name="P376">The WCF service serves the request and sends the response and the WCF instance is destroyed and given to the garbage collector for clean up.</text:p>
        </text:list-item>
        <text:list-item>
          <text:p text:style-name="P376">Now let’s say the WCF client makes a second method call, a new instance is created, the request is served, and the WCF instance is destroyed.</text:p>
        </text:list-item>
      </text:list>
      <text:p text:style-name="P180">In other words, for every WCF client method call, a WCF service instance is created, and destroyed once the request is served.</text:p>
      <text:p text:style-name="P177"/>
      <text:p text:style-name="P40"><text:span text:style-name="T47">eg: <text:s/></text:span><text:span text:style-name="T129">[</text:span><text:span text:style-name="T207">ServiceBehavior</text:span><text:span text:style-name="T129">(InstanceContextMode = </text:span><text:span text:style-name="T207">InstanceContextMode</text:span><text:span text:style-name="T129">.PerCall, ConcurrencyMode = </text:span><text:span text:style-name="T207">ConcurrencyMode</text:span><text:span text:style-name="T129">.Multiple, ReleaseServiceInstanceOnTransactionComplete = </text:span><text:span text:style-name="T91">false</text:span><text:span text:style-name="T129">)]</text:span></text:p>
      <text:p text:style-name="P177"/>
      <text:p text:style-name="P111">Per session instance mode</text:p>
      <text:p text:style-name="P181">Very often we need to maintain state between method calls or for a particular session. For those kinds of scenarios, we will need to configure the service per session. In per session, <text:soft-page-break/>only one instance of a WCF service object is created for a session interaction. The figure below explains this in pictorial format.</text:p>
      <text:list xml:id="list8506492500102688826" text:style-name="L21">
        <text:list-item>
          <text:p text:style-name="P377">The client creates the proxy of the WCF service and makes method calls.</text:p>
        </text:list-item>
        <text:list-item>
          <text:p text:style-name="P377">A WCF service instance is created which serves the method response.</text:p>
        </text:list-item>
        <text:list-item>
          <text:p text:style-name="P377">The client makes one more method call in the same session.</text:p>
        </text:list-item>
        <text:list-item>
          <text:p text:style-name="P377">The same WCF service instance serves the method call.</text:p>
        </text:list-item>
        <text:list-item>
          <text:p text:style-name="P377">When the client finishes its activity, the WCF instance is destroyed and served to the garbage collector for clean up.</text:p>
        </text:list-item>
      </text:list>
      <text:p text:style-name="P177"/>
      <text:p text:style-name="P184">eg:</text:p>
      <text:p text:style-name="P40"><text:span text:style-name="T47">eg: <text:s/></text:span><text:span text:style-name="T129">[</text:span><text:span text:style-name="T207">ServiceBehavior</text:span><text:span text:style-name="T129">(InstanceContextMode = </text:span><text:span text:style-name="T207">InstanceContextMode</text:span><text:span text:style-name="T129">.PerSession, ConcurrencyMode = </text:span><text:span text:style-name="T207">ConcurrencyMode</text:span><text:span text:style-name="T129">.Multiple, ReleaseServiceInstanceOnTransactionComplete = </text:span><text:span text:style-name="T91">false</text:span><text:span text:style-name="T129">)]</text:span></text:p>
      <text:p text:style-name="P177"/>
      <text:p text:style-name="P111">Single instance mode</text:p>
      <text:p text:style-name="P40"><text:span text:style-name="T48">Often we would like to create one global WCF instance for all WCF clients. To create a single instance of a WCF service, we need to configure the WCF service as </text:span><text:span text:style-name="T56">Single</text:span><text:span text:style-name="T48"> instance mode. Below is a simple pictorial notation of how the single instance mode will operate:</text:span></text:p>
      <text:list xml:id="list9210077144645306208" text:style-name="L22">
        <text:list-item>
          <text:p text:style-name="P378">WCF client 1 requests a method call on the WCF service.</text:p>
        </text:list-item>
        <text:list-item>
          <text:p text:style-name="P378">A WCF service instance is created and the request is served. The WCF service instance is not destroyed, the service instance is persisted to server other requests.</text:p>
        </text:list-item>
        <text:list-item>
          <text:p text:style-name="P378">Now let’s say some other WCF client, e.g., client 2, requests a method call.</text:p>
        </text:list-item>
        <text:list-item>
          <text:p text:style-name="P378">The same WCF instance which was created by WCF client 1 is used to serve the request for WCF client 2. In other words, only one global WCF server service instance is created to serve all client requests.</text:p>
        </text:list-item>
      </text:list>
      <text:p text:style-name="P177"/>
      <text:p text:style-name="P177"/>
      <text:p text:style-name="P112">Per call</text:p>
      <text:list xml:id="list1958792084924247833" text:style-name="L23">
        <text:list-item>
          <text:p text:style-name="P379">You want a stateless services.</text:p>
        </text:list-item>
        <text:list-item>
          <text:p text:style-name="P379">Your service holds intensive resources like connection objects and huge memory objects.</text:p>
        </text:list-item>
        <text:list-item>
          <text:p text:style-name="P379">Scalability is a prime requirement. You would like to have a scaled out architecture.</text:p>
        </text:list-item>
        <text:list-item>
          <text:p text:style-name="P379">Your WCF functions are called in a single threaded model.</text:p>
        </text:list-item>
      </text:list>
      <text:p text:style-name="P124">Per session</text:p>
      <text:list xml:id="list7311620703011066393" text:style-name="L24">
        <text:list-item>
          <text:p text:style-name="P380">You want to maintain states between WCF calls.</text:p>
        </text:list-item>
        <text:list-item>
          <text:p text:style-name="P380"><text:soft-page-break/>You a scaled up architecture.</text:p>
        </text:list-item>
        <text:list-item>
          <text:p text:style-name="P380">Light resource references.</text:p>
        </text:list-item>
      </text:list>
      <text:p text:style-name="P124">Single</text:p>
      <text:list xml:id="list8425243408423457296" text:style-name="L25">
        <text:list-item>
          <text:p text:style-name="P381">You want share global data through your WCF service.</text:p>
        </text:list-item>
        <text:list-item>
          <text:p text:style-name="P381">Scalability is not a concern.</text:p>
        </text:list-item>
      </text:list>
      <text:p text:style-name="P177"/>
      <text:p text:style-name="P186">Concurrency mode:</text:p>
      <text:p text:style-name="P176"><text:span text:style-name="T114">Single</text:span><text:span text:style-name="T48">: A single request has access to the WCF service object at a given moment of time. So only one request will be processed at any given moment of time. The other requests have to wait until the request processed by the WCF service is completed.</text:span></text:p>
      <text:p text:style-name="P40"><text:span text:style-name="T114">Multiple</text:span><text:span text:style-name="T48">: In this scenario, multiple requests can be handled by the WCF service object at any given moment of time. In other words, requests are processed at the same time by spawning multiple threads on the WCF server object. So you have great throughput here but you need to ensure concurrency issues related to WCF server objects.</text:span></text:p>
      <text:p text:style-name="P40"><text:span text:style-name="T114">Reentrant:</text:span><text:span text:style-name="T48"> A single request thread has access to the WCF service object, but the thread can exit the WCF service to call another WCF service or can also call a WCF client through callback and reenter without deadlock.</text:span></text:p>
      <text:p text:style-name="P177"/>
      <text:p text:style-name="P177"/>
      <text:p text:style-name="P116"><text:a xlink:type="simple" xlink:href="http://architecturesecrets.com/?p=112" text:style-name="Internet_20_link" text:visited-style-name="Visited_20_Internet_20_Link"><text:span text:style-name="T73">Instancing, Concurrency </text:span></text:a><text:a xlink:type="simple" xlink:href="http://architecturesecrets.com/?p=112" text:style-name="Internet_20_link" text:visited-style-name="Visited_20_Internet_20_Link"><text:span text:style-name="T73"><text:s/>HYPERLINK "http://architecturesecrets.com/?p=112"</text:span></text:a><text:a xlink:type="simple" xlink:href="http://architecturesecrets.com/?p=112" text:style-name="Internet_20_link" text:visited-style-name="Visited_20_Internet_20_Link"><text:span text:style-name="T73">&amp;</text:span></text:a><text:a xlink:type="simple" xlink:href="http://architecturesecrets.com/?p=112" text:style-name="Internet_20_link" text:visited-style-name="Visited_20_Internet_20_Link"><text:span text:style-name="T73"> HYPERLINK "http://architecturesecrets.com/?p=112"</text:span></text:a><text:a xlink:type="simple" xlink:href="http://architecturesecrets.com/?p=112" text:style-name="Internet_20_link" text:visited-style-name="Visited_20_Internet_20_Link"><text:span text:style-name="T73"> Throttling in WCF</text:span></text:a></text:p>
      <text:p text:style-name="P187">Most of the developers ignore the internal working of WCF services. We take the default settings of .NET framework for granted for ideal performance and never explore beyond that. It’s necessary to understand all these minute details because applications widely differ in their needs for scalability, performance, throughput, transactions, and queued calls, and there simply isn’t a one-size-fits-all solution to address these varied demands.</text:p>
      <text:p text:style-name="P176"><text:span text:style-name="T74">I wanted to write this article to explain the 3 important features of WCF in a quick and informative fashion. It is extremely necessary that we know the capacity of our web service. We will discuss the below 3 factors </text:span><text:span text:style-name="T70">–</text:span></text:p>
      <text:list xml:id="list6884944604737989842" text:style-name="L26">
        <text:list-item>
          <text:p text:style-name="P355">Instance Management</text:p>
        </text:list-item>
        <text:list-item>
          <text:p text:style-name="P355">Concurrency</text:p>
        </text:list-item>
        <text:list-item>
          <text:p text:style-name="P355">Throttling</text:p>
        </text:list-item>
      </text:list>
      <text:p text:style-name="P187"><text:soft-page-break/>Let’s set some context before we get into the details of the above concepts.</text:p>
      <text:p text:style-name="P187">As we all know that WCF is not a stand alone code that can be run by itself. It needs a Host that can expose it over a binding. The Host can be a Console Application, Windows Service or IIS. Your service code gets hidden behind the Host implementation. So, .NET framework gives some options that can fine tune the behavior of your application to give the required through put. All of these tuning can be done from the web.config of your service. It’s time to get into the details.</text:p>
      <text:p text:style-name="P125">What is a Service Behavior?</text:p>
      <text:p text:style-name="P40"><text:span text:style-name="T74">It is very important to understand this feature of WCF, because all the concepts that we are going to discuss today are a type of Service Behavior. Service Class defined a behavior attribute called </text:span><text:a xlink:type="simple" xlink:href="http://msdn.microsoft.com/en-us/library/system.servicemodel.servicebehaviorattribute(v=vs.110).aspx" text:style-name="Internet_20_link" text:visited-style-name="Visited_20_Internet_20_Link"><text:span text:style-name="T237">ServiceBehaviorAttribute </text:span></text:a><text:span text:style-name="T74">which </text:span><text:span text:style-name="T63">Specifies the internal execution behavior of a service contract implementation.</text:span></text:p>
      <text:p text:style-name="P125">What is Instance Management?</text:p>
      <text:p text:style-name="P176"><text:span text:style-name="T74">Understanding instance management is essential to developing scalable and consistent service-oriented applications. </text:span><text:span text:style-name="T50">WCF Instancing decides how objects are created and refers to the life time of the service object. Whenever clients make request runtime will create service objects to provide the response. Through instancing we can control how long this service instance wants to be retained. There are 3 modes of Instancing </text:span><text:span text:style-name="T50">–</text:span></text:p>
      <text:list xml:id="list4840074435406522385" text:style-name="L27">
        <text:list-item>
          <text:p text:style-name="P356"><text:span text:style-name="T75">Per Call </text:span><text:span text:style-name="T71">–</text:span><text:span text:style-name="T75"> </text:span><text:span text:style-name="T50">In this scenario, all the calls to the service become stateless. And for every thread request a new service instance will be created.</text:span></text:p>
        </text:list-item>
        <text:list-item>
          <text:p text:style-name="P356"><text:span text:style-name="T75">Per Session (Default) </text:span><text:span text:style-name="T71">–</text:span><text:span text:style-name="T75"> </text:span><text:span text:style-name="T50">The life time of service object is independent of the life time of Client channels, so  this will create a new service object whenever a new communication session is established and disposed after that. Each client channel gets a dedicated service instance and the subsequent calls in the same session are handled by the same Service object.</text:span></text:p>
        </text:list-item>
        <text:list-item>
          <text:p text:style-name="P397"><text:span text:style-name="T75">Single </text:span><text:span text:style-name="T71">–</text:span><text:span text:style-name="T75"> </text:span><text:span text:style-name="T50">This will help us to share the data globally. We can create only one instance and the same instance will be reused on the subsequent calls. Same like Per Session this will work with all bindings except </text:span><text:soft-page-break/><text:span text:style-name="T50">basicHttpBinding. Single ton instance will not be disposed until service host is down.</text:span></text:p>
        </text:list-item>
      </text:list>
      <text:p text:style-name="P176"><text:span text:style-name="T74">Usage: The behavior of a service is defined by decorating the service class with a ServiceBehavior attribute. Below are the samples </text:span><text:span text:style-name="T70">–</text:span></text:p>
      <text:p text:style-name="P40"><text:span text:style-name="T140">[ServiceBehavior(ConcurrencyMode = ConcurrencyMode.</text:span><text:span text:style-name="T228">Single</text:span><text:span text:style-name="T140">,InstanceContextMode = InstanceContextMode.PerSession)]</text:span></text:p>
      <text:p text:style-name="P40"><text:span text:style-name="T94">public</text:span><text:span text:style-name="T140"> </text:span><text:span text:style-name="T94">class</text:span><text:span text:style-name="T140"> VisitorCount : IVisitorCount</text:span></text:p>
      <text:p text:style-name="P68">{</text:p>
      <text:p text:style-name="P193">}</text:p>
      <text:p text:style-name="P53"/>
      <text:p text:style-name="P125">What is Concurrency?</text:p>
      <text:p text:style-name="P176"><text:span text:style-name="T72"> </text:span><text:span text:style-name="T74">By default WCF service handles only single request at a time and all other service request threads are queued and processed one by one. Concurrency element allows clients to send multiple requests at the same time, but service implementation should be break free of scenarios like dead locks. There are three types of Concurrency modes.</text:span></text:p>
      <text:list xml:id="list8921115918589346941" text:style-name="L28">
        <text:list-item>
          <text:p text:style-name="P357"><text:span text:style-name="T75">Single (Default) </text:span><text:span text:style-name="T71">–</text:span><text:span text:style-name="T75"> </text:span><text:span text:style-name="T50">Concurrency mode single will allows only one at a time to the service instance. And all other pending requests will be maintained in queue and processed one by one. Whenever a new request comes dispatcher gets a lock before entering in to the code.</text:span></text:p>
        </text:list-item>
        <text:list-item>
          <text:p text:style-name="P357"><text:span text:style-name="T75">Multiple </text:span><text:span text:style-name="T71">–</text:span><text:span text:style-name="T75"> </text:span><text:span text:style-name="T50">This will allow parallel requests, and that are processed at the same time by spawning separate thread for each and every request.</text:span></text:p>
        </text:list-item>
        <text:list-item>
          <text:p text:style-name="P398"><text:span text:style-name="T75">Re-entrant </text:span><text:span text:style-name="T71">–</text:span><text:span text:style-name="T75"> </text:span><text:span text:style-name="T74">Whenever a client calls WCF service a thread lock will be assigned to this client call. Let us consider a scenario where Service1 makes an external call to Service2. Thread lock won’t be released until entire service call is completed. So all other client requests are in waiting state. Re-entrant allows the client to release the lock before making call to the external service (Service2) and this will allow other client to use the Service1 facilities until Service2 process is completed.</text:span></text:p>
        </text:list-item>
      </text:list>
      <text:p text:style-name="P176"><text:span text:style-name="T74">Usage: The behavior of a service is defined by decorating the service class with a ServiceBehavior attribute. Below are the samples </text:span><text:span text:style-name="T70">–</text:span></text:p>
      <text:p text:style-name="P68"><text:soft-page-break/>[ServiceBehavior(ConcurrencyMode = ConcurrencyMode.Multiple)]</text:p>
      <text:p text:style-name="P40"><text:span text:style-name="T94">public</text:span><text:span text:style-name="T140"> </text:span><text:span text:style-name="T94">class</text:span><text:span text:style-name="T140"> VisitorCount : IVisitorCount</text:span></text:p>
      <text:p text:style-name="P68">{</text:p>
      <text:p text:style-name="P193">}</text:p>
      <text:p text:style-name="P123"/>
      <text:p text:style-name="P125">What are WCF Throttling Settings?</text:p>
      <text:p text:style-name="P188">WCF throttling settings helps you to put an upper limit on number of concurrent calls, WCF instances and concurrent session. WCF provides 3 ways by which you can define upper limits MaxConcurrentCalls, MaxConcurrentInstances and MaxConcurrentSessions.</text:p>
      <text:list xml:id="list3303450385799604616" text:style-name="L29">
        <text:list-item>
          <text:p text:style-name="P358"><text:span text:style-name="T239">MaxConcurrentCalls: </text:span><text:span text:style-name="T240">–</text:span><text:span text:style-name="T238"> Limits the number of concurrent requests that can be processed by WCF service instances.</text:span></text:p>
        </text:list-item>
        <text:list-item>
          <text:p text:style-name="P358"><text:span text:style-name="T239">MaxConcurrentInstances: </text:span><text:span text:style-name="T240">–</text:span><text:span text:style-name="T238"> Limits the number of service instances that can be allocated at a given time. When it’s a PerCall services, this value matches the number of concurrent calls. For PerSession services, this value equals the number of active session instances. This setting doesn’t matter for Single instancing mode, because only one instance is ever created.</text:span></text:p>
        </text:list-item>
        <text:list-item>
          <text:p text:style-name="P399"><text:span text:style-name="T239">MaxConcurrentSessions: </text:span><text:span text:style-name="T240">–</text:span><text:span text:style-name="T238"> Limits the number of active sessions allowed for the service.</text:span></text:p>
        </text:list-item>
      </text:list>
      <text:p text:style-name="P188">All the above 3 setting can be defined in the ‘servicebehaviors’ tag as shown in the below XML snippet.</text:p>
      <text:p text:style-name="P95">&lt;serviceBehaviors&gt;</text:p>
      <text:p text:style-name="P40"><text:span text:style-name="T242"><text:s text:c="4"/></text:span><text:span text:style-name="T241">&lt;behavior name="serviceBehavior"&gt; </text:span></text:p>
      <text:p text:style-name="P40"><text:span text:style-name="T242"><text:s text:c="8"/></text:span><text:span text:style-name="T241">&lt;serviceThrottling maxConcurrentCalls="16" maxConcurrentInstances="2147483647" maxConcurrentSessions="10" /&gt; </text:span></text:p>
      <text:p text:style-name="P40"><text:span text:style-name="T242"><text:s text:c="4"/></text:span><text:span text:style-name="T241">&lt;/behavior&gt; </text:span></text:p>
      <text:p text:style-name="P196">&lt;/serviceBehaviors&gt;</text:p>
      <text:p text:style-name="P177"/>
      <text:p text:style-name="P177"/>
      <text:p text:style-name="P177"/>
      <text:p text:style-name="P111"><text:soft-page-break/></text:p>
      <text:p text:style-name="P111">What is FaultContract ?</text:p>
      <text:p text:style-name="P181">In most of the cases you would like to convey the details about any error which occurred at service end. By default, WCF exceptions do not reach client. However you can use FaultContract to send the exception details to client.</text:p>
      <text:p text:style-name="P184">Eg:</text:p>
      <text:p text:style-name="P69">[DataContract()]</text:p>
      <text:p text:style-name="P40"><text:span text:style-name="T89">public</text:span><text:span text:style-name="T137"> </text:span><text:span text:style-name="T89">class</text:span><text:span text:style-name="T137"> CustomError</text:span></text:p>
      <text:p text:style-name="P69">{</text:p>
      <text:p text:style-name="P40"><text:span text:style-name="T134"><text:s text:c="2"/></text:span><text:span text:style-name="T137">[DataMember()]</text:span></text:p>
      <text:p text:style-name="P40"><text:span text:style-name="T134"><text:s text:c="2"/></text:span><text:span text:style-name="T89">public</text:span><text:span text:style-name="T137"> string ErrorCode;</text:span></text:p>
      <text:p text:style-name="P40"><text:span text:style-name="T134"><text:s text:c="2"/></text:span><text:span text:style-name="T137">[DataMember()]</text:span></text:p>
      <text:p text:style-name="P40"><text:span text:style-name="T134"><text:s text:c="2"/></text:span><text:span text:style-name="T89">public</text:span><text:span text:style-name="T137"> string Title;</text:span></text:p>
      <text:p text:style-name="P40"><text:span text:style-name="T134"><text:s text:c="2"/></text:span><text:span text:style-name="T137">[DataMember()]</text:span></text:p>
      <text:p text:style-name="P40"><text:span text:style-name="T134"><text:s text:c="2"/></text:span><text:span text:style-name="T89">public</text:span><text:span text:style-name="T137"> string ErrorDetail;</text:span></text:p>
      <text:p text:style-name="P69">}</text:p>
      <text:p text:style-name="P53"/>
      <text:p text:style-name="P69">[ServiceContract()]</text:p>
      <text:p text:style-name="P40"><text:span text:style-name="T89">public</text:span><text:span text:style-name="T137"> </text:span><text:span text:style-name="T89">interface</text:span><text:span text:style-name="T137"> IGreetingService</text:span></text:p>
      <text:p text:style-name="P69">{</text:p>
      <text:p text:style-name="P40"><text:span text:style-name="T134"><text:s text:c="2"/></text:span><text:span text:style-name="T137">[OperationContract()]</text:span></text:p>
      <text:p text:style-name="P40"><text:span text:style-name="T134"><text:s text:c="2"/></text:span><text:span text:style-name="T137">[FaultContract(typeof(CustomError))]</text:span></text:p>
      <text:p text:style-name="P40"><text:span text:style-name="T134"><text:s text:c="2"/></text:span><text:span text:style-name="T137">string Greet(string userName);</text:span></text:p>
      <text:p text:style-name="P69">}</text:p>
      <text:p text:style-name="P53"/>
      <text:p text:style-name="P40"><text:span text:style-name="T89">public</text:span><text:span text:style-name="T137"> </text:span><text:span text:style-name="T89">class</text:span><text:span text:style-name="T137"> GreetingService : IGreetingService</text:span></text:p>
      <text:p text:style-name="P69">{</text:p>
      <text:p text:style-name="P40"><text:span text:style-name="T134"><text:s text:c="2"/></text:span><text:span text:style-name="T89">public</text:span><text:span text:style-name="T137"> string Greet(string userName)</text:span></text:p>
      <text:p text:style-name="P40"><text:span text:style-name="T134"><text:s text:c="2"/></text:span><text:span text:style-name="T137">{</text:span></text:p>
      <text:p text:style-name="P40"><text:span text:style-name="T134"><text:s text:c="4"/></text:span><text:span text:style-name="T89">if</text:span><text:span text:style-name="T137"> (string.IsNullOrWhiteSpace(userName))</text:span></text:p>
      <text:p text:style-name="P40"><text:span text:style-name="T134"><text:s text:c="4"/></text:span><text:span text:style-name="T137">{</text:span></text:p>
      <text:p text:style-name="P40"><text:span text:style-name="T134"><text:s text:c="8"/></text:span><text:span text:style-name="T137">var exception = </text:span><text:span text:style-name="T89">new</text:span><text:span text:style-name="T137"> CustomError()</text:span></text:p>
      <text:p text:style-name="P40"><text:span text:style-name="T134"><text:s text:c="8"/></text:span><text:span text:style-name="T137">{</text:span></text:p>
      <text:p text:style-name="P40"><text:span text:style-name="T134"><text:s text:c="12"/></text:span><text:span text:style-name="T137">ErrorCode = </text:span><text:span text:style-name="T225">"401"</text:span><text:span text:style-name="T137">,</text:span></text:p>
      <text:p text:style-name="P40"><text:span text:style-name="T134"><text:s text:c="12"/></text:span><text:span text:style-name="T137">Title = </text:span><text:span text:style-name="T225">"Null or empty"</text:span><text:span text:style-name="T137">,</text:span></text:p>
      <text:p text:style-name="P40"><text:span text:style-name="T134"><text:s text:c="12"/></text:span><text:span text:style-name="T137">ErrorDetail = </text:span><text:span text:style-name="T225">"Null or empty user name has been provided"</text:span></text:p>
      <text:p text:style-name="P40"><text:span text:style-name="T134"><text:s text:c="8"/></text:span><text:span text:style-name="T137">};</text:span></text:p>
      <text:p text:style-name="P40"><text:span text:style-name="T134"><text:s text:c="8"/></text:span><text:span text:style-name="T89">throw</text:span><text:span text:style-name="T137"> </text:span><text:span text:style-name="T89">new</text:span><text:span text:style-name="T137"> FaultException&lt;CustomError&gt;(exception, </text:span><text:span text:style-name="T225">"Reason : Input error"</text:span><text:span text:style-name="T137">);</text:span></text:p>
      <text:p text:style-name="P40"><text:span text:style-name="T134"><text:s text:c="4"/></text:span><text:span text:style-name="T137">}</text:span></text:p>
      <text:p text:style-name="P40"><text:span text:style-name="T134"><text:s text:c="4"/></text:span><text:span text:style-name="T89">return</text:span><text:span text:style-name="T137"> string.Format(</text:span><text:span text:style-name="T225">"Welcome {0}"</text:span><text:span text:style-name="T137">, userName);</text:span></text:p>
      <text:p text:style-name="P40"><text:span text:style-name="T134"><text:s text:c="2"/></text:span><text:span text:style-name="T137">}</text:span></text:p>
      <text:p text:style-name="P194">}</text:p>
      <text:p text:style-name="P183">Transaction in WCF :</text:p>
      <text:p text:style-name="P184">Transaction implies a set of operations which will full fill ACID properties.</text:p>
      <text:p text:style-name="P176"><text:span text:style-name="T47">In general, basically two types of transactions can be encountered in WCF</text:span><text:span text:style-name="T47">–</text:span><text:span text:style-name="T47"> One when Client starts </text:span><text:soft-page-break/><text:span text:style-name="T47">some transaction, performs some work and propagates it to the server to get some work done in it and another when Client does not start any transaction but requires server to perform some action in </text:span><text:span text:style-name="T47">some transaction.</text:span><text:span text:style-name="T129"> </text:span></text:p>
      <text:p text:style-name="P176"><text:span text:style-name="T129">Only few bindings supports transaction from client to server they are : </text:span><text:span text:style-name="T58">NetTcpBinding</text:span><text:span text:style-name="T43">,</text:span><text:span text:style-name="T58">NetNamedPipeBinding</text:span><text:span text:style-name="T43">, </text:span><text:span text:style-name="T58">WSHttpBinding</text:span><text:span text:style-name="T43">, </text:span><text:span text:style-name="T58">WSDualHttpBinding</text:span><text:span text:style-name="T43">, and </text:span><text:span text:style-name="T58">WSFederationHttpBinding</text:span><text:span text:style-name="T1"> <text:s/>default transaction flow is false and you have to configure the binding for setting the transaction flow to true.</text:span></text:p>
      <text:p text:style-name="P152"><text:span text:style-name="T82">&lt;</text:span><text:span text:style-name="T166">bindings</text:span><text:span text:style-name="T82">&gt;</text:span></text:p>
      <text:p text:style-name="P152"><text:span text:style-name="T82"><text:s text:c="6"/>&lt;</text:span><text:span text:style-name="T166">netTcpBinding</text:span><text:span text:style-name="T82">&gt;</text:span></text:p>
      <text:p text:style-name="P152"><text:span text:style-name="T82"><text:s text:c="8"/>&lt;</text:span><text:span text:style-name="T166">binding</text:span><text:span text:style-name="T82"> </text:span><text:span text:style-name="T145">transactionFlow</text:span><text:span text:style-name="T82">=</text:span><text:span text:style-name="T123">"</text:span><text:span text:style-name="T82">true</text:span><text:span text:style-name="T123">"</text:span><text:span text:style-name="T82"> </text:span><text:span text:style-name="T145">maxReceivedMessageSize</text:span><text:span text:style-name="T82">=</text:span><text:span text:style-name="T123">"</text:span><text:span text:style-name="T82">2147483646</text:span><text:span text:style-name="T123">"</text:span><text:span text:style-name="T82"> </text:span><text:span text:style-name="T145">transferMode</text:span><text:span text:style-name="T82">=</text:span><text:span text:style-name="T123">"</text:span><text:span text:style-name="T82">Streamed</text:span><text:span text:style-name="T123">"</text:span><text:span text:style-name="T82">&gt;</text:span></text:p>
      <text:p text:style-name="P152"><text:span text:style-name="T82"><text:s text:c="10"/>&lt;</text:span><text:span text:style-name="T166">security</text:span><text:span text:style-name="T82"> </text:span><text:span text:style-name="T145">mode</text:span><text:span text:style-name="T82">=</text:span><text:span text:style-name="T123">"</text:span><text:span text:style-name="T82">None</text:span><text:span text:style-name="T123">"</text:span><text:span text:style-name="T82">/&gt;</text:span></text:p>
      <text:p text:style-name="P152"><text:span text:style-name="T82"><text:s text:c="10"/>&lt;</text:span><text:span text:style-name="T166">readerQuotas</text:span><text:span text:style-name="T82"> </text:span><text:span text:style-name="T145">maxArrayLength</text:span><text:span text:style-name="T82">=</text:span><text:span text:style-name="T123">"</text:span><text:span text:style-name="T82">2147483646</text:span><text:span text:style-name="T123">"</text:span><text:span text:style-name="T82"> </text:span><text:span text:style-name="T145">maxStringContentLength</text:span><text:span text:style-name="T82">=</text:span><text:span text:style-name="T123">"</text:span><text:span text:style-name="T82">2147483647</text:span><text:span text:style-name="T123">"</text:span><text:span text:style-name="T82">/&gt;</text:span></text:p>
      <text:p text:style-name="P152"><text:span text:style-name="T82"><text:s text:c="8"/>&lt;/</text:span><text:span text:style-name="T166">binding</text:span><text:span text:style-name="T82">&gt;</text:span></text:p>
      <text:p text:style-name="P152"><text:span text:style-name="T82"><text:s text:c="6"/>&lt;/</text:span><text:span text:style-name="T166">netTcpBinding</text:span><text:span text:style-name="T82">&gt;</text:span></text:p>
      <text:p text:style-name="P152"><text:span text:style-name="T82"><text:s text:c="4"/>&lt;/</text:span><text:span text:style-name="T166">bindings</text:span><text:span text:style-name="T82">&gt;</text:span></text:p>
      <text:p text:style-name="P177"/>
      <text:p text:style-name="P176"><text:span text:style-name="T132"><text:s/></text:span><text:span text:style-name="T48">Operation Contract and behavior -</text:span><text:span text:style-name="T49"> An appropriate binding merely makes a way to propagate transaction from client to service but at service there is only an operation/method that is going to take care of that. So, the next step is to configure an operation. Operations are configured generally with the following two attributes:</text:span></text:p>
      <text:p text:style-name="P40"><text:span text:style-name="T49">A) </text:span><text:span text:style-name="T57">TransactionFlow </text:span><text:span text:style-name="T49">–</text:span><text:span text:style-name="T49"> This attribute is set with a parameter named</text:span><text:span text:style-name="T49"> </text:span><text:span text:style-name="T57">TransactionFlowOption </text:span><text:span text:style-name="T49">which has three values. Its values are self descriptive:</text:span></text:p>
      <text:list xml:id="list3366049310069780609" text:style-name="L30">
        <text:list-item>
          <text:p text:style-name="P387"><text:span text:style-name="T48">Allowed</text:span><text:span text:style-name="T49"> </text:span><text:span text:style-name="T49">–</text:span><text:span text:style-name="T49"> Implies if client has transaction, it will be accepted otherwise not a problem.</text:span></text:p>
        </text:list-item>
        <text:list-item>
          <text:p text:style-name="P387"><text:span text:style-name="T48">NotAllowed</text:span><text:span text:style-name="T49"> </text:span><text:span text:style-name="T49">–</text:span><text:span text:style-name="T49"> Client cannot send transaction to server while calling a method.</text:span></text:p>
        </text:list-item>
        <text:list-item>
          <text:p text:style-name="P387"><text:span text:style-name="T48">Mandatory</text:span><text:span text:style-name="T49"> </text:span><text:span text:style-name="T49">–</text:span><text:span text:style-name="T49"> Client has to create a transaction otherwise the method cannot be called.</text:span></text:p>
        </text:list-item>
      </text:list>
      <text:p text:style-name="P53"/>
      <text:p text:style-name="P40"><text:span text:style-name="T48">Eg :<text:tab/></text:span><text:span text:style-name="T124">[</text:span><text:span text:style-name="T205">OperationContract</text:span><text:span text:style-name="T124">]</text:span></text:p>
      <text:p text:style-name="P152"><text:span text:style-name="T123"><text:s text:c="8"/>[</text:span><text:span text:style-name="T204">TransactionFlow</text:span><text:span text:style-name="T123">(</text:span><text:span text:style-name="T204">TransactionFlowOption</text:span><text:span text:style-name="T123">.Allowed)]</text:span></text:p>
      <text:p text:style-name="P152"><text:span text:style-name="T123"><text:s text:c="8"/></text:span><text:span text:style-name="T204">UpdateResult</text:span><text:span text:style-name="T123"> UpdateMeetings(</text:span><text:span text:style-name="T204">Meetings</text:span><text:span text:style-name="T123"> meetings);</text:span></text:p>
      <text:p text:style-name="P40"><text:span text:style-name="T48">B) </text:span><text:span text:style-name="T56">TransactionScopeRequired </text:span><text:span text:style-name="T48">- This </text:span><text:span text:style-name="T56">OperationBehavior </text:span><text:span text:style-name="T48">depicts whether the method/operation should do its work inside a transaction.</text:span></text:p>
      <text:p text:style-name="P177"/>
      <text:p text:style-name="P185">Note : if the operation contract behavior has transaction scope required = true then the <text:soft-page-break/>method is executed in the transaction. The transaction will be executed successfully <text:s/>when the code doesn't raise any error</text:p>
      <text:p text:style-name="P152"><text:span text:style-name="T125">[</text:span><text:span text:style-name="T206">OperationBehavior</text:span><text:span text:style-name="T125">(TransactionScopeRequired = </text:span><text:span text:style-name="T85">true</text:span><text:span text:style-name="T125">)]</text:span></text:p>
      <text:p text:style-name="P152"><text:span text:style-name="T85">public</text:span><text:span text:style-name="T125"> </text:span><text:span text:style-name="T206">UpdateResult</text:span><text:span text:style-name="T125"> UpdateMeetings(</text:span><text:span text:style-name="T206">Meetings</text:span><text:span text:style-name="T125"> meetings)</text:span></text:p>
      <text:p text:style-name="P161">{</text:p>
      <text:p text:style-name="P161">}</text:p>
      <text:p text:style-name="P156"/>
      <text:p text:style-name="P162">Note : In client side transaction is created in the way given below.</text:p>
      <text:p text:style-name="P96">try</text:p>
      <text:p text:style-name="P69">{</text:p>
      <text:p text:style-name="P40"><text:span text:style-name="T134"><text:s text:c="2"/></text:span><text:span text:style-name="T89">using</text:span><text:span text:style-name="T137">(TransactionScope scope = </text:span><text:span text:style-name="T89">new</text:span><text:span text:style-name="T137"> TransactionScope())</text:span></text:p>
      <text:p text:style-name="P40"><text:span text:style-name="T134"><text:s text:c="2"/></text:span><text:span text:style-name="T137">{</text:span></text:p>
      <text:p text:style-name="P40"><text:span text:style-name="T134"><text:s text:c="5"/></text:span><text:span text:style-name="T137">IserviceClient client = </text:span><text:span text:style-name="T89">new</text:span><text:span text:style-name="T137"> IserviceClient();</text:span></text:p>
      <text:p text:style-name="P40"><text:span text:style-name="T134"><text:s text:c="5"/></text:span><text:span text:style-name="T137">client.upload();</text:span></text:p>
      <text:p text:style-name="P40"><text:span text:style-name="T134"><text:s text:c="5"/></text:span><text:span text:style-name="T137">client.upload();</text:span></text:p>
      <text:p text:style-name="P53"/>
      <text:p text:style-name="P40"><text:span text:style-name="T134"><text:s text:c="5"/></text:span><text:span text:style-name="T137">scope.Complete();</text:span></text:p>
      <text:p text:style-name="P40"><text:span text:style-name="T134"><text:s text:c="5"/></text:span><text:span text:style-name="T137">MessageBox.Show(</text:span><text:span text:style-name="T225">"All is well!!!"</text:span><text:span text:style-name="T137">);</text:span></text:p>
      <text:p text:style-name="P40"><text:span text:style-name="T134"><text:s text:c="2"/></text:span><text:span text:style-name="T137">}</text:span></text:p>
      <text:p text:style-name="P69">}</text:p>
      <text:p text:style-name="P96">catch</text:p>
      <text:p text:style-name="P69">{</text:p>
      <text:p text:style-name="P40"><text:span text:style-name="T134"><text:s text:c="3"/></text:span><text:span text:style-name="T137">MessageBox.Show(</text:span><text:span text:style-name="T225">"Some error occurred..."</text:span><text:span text:style-name="T137">); <text:s text:c="5"/></text:span></text:p>
      <text:p text:style-name="P194">} </text:p>
      <text:p text:style-name="P156"/>
      <text:p text:style-name="P162">MEP (Message Exchange Pattern):</text:p>
      <text:p text:style-name="P162">This MEP specifies how the messages are exchanged between the client and service.</text:p>
      <text:p text:style-name="P162">There are 3 types of MEP </text:p>
      <text:p text:style-name="P176"><text:span text:style-name="T48">Request- Replay (default):</text:span><text:span text:style-name="T49"> When client makes a request to the WCF service, it waits to get response from service till receiveTimeout expires. If client does not get any response from the service before receiveTimeout expires, TimeoutException is thrown.</text:span></text:p>
      <text:list xml:id="list6866417567409844174" text:style-name="L31">
        <text:list-item>
          <text:p text:style-name="P388"><text:span text:style-name="T48">One-Way: </text:span><text:span text:style-name="T49">When client makes a request to the WCF service, it does not wait for reply from the service. Service does not send any response to the sender, even if any error occurs in the communication. It does not support out or ref parameters. It does not return value to an operation.</text:span></text:p>
        </text:list-item>
        <text:list-item>
          <text:p text:style-name="P388"><text:soft-page-break/><text:span text:style-name="T48">Duplex/Callback: </text:span><text:span text:style-name="T49">Client and service can sends messages to each other by using One-way or request-reply messaging. This MEP is supported by only bidirectional-capable bindings like as WS Dual, TCP and IPC bindings.To make a duplex contract, you must also define a callback </text:span><text:span text:style-name="T49">contract and assign the typeof that callback contract to the CallbackContract property of your service contract’s ServiceContract attribute</text:span></text:p>
        </text:list-item>
      </text:list>
      <text:p text:style-name="P162"><text:s/></text:p>
      <text:p text:style-name="P152"><text:span text:style-name="T48">You can configure MEP using IsOneWay property of OperationContract attribute as below:</text:span><text:span text:style-name="T132">[OperationContract(IsOneWay = </text:span><text:span text:style-name="T92">true</text:span><text:span text:style-name="T132">)]</text:span></text:p>
      <text:p text:style-name="P156"/>
      <text:p text:style-name="P156"/>
      <text:p text:style-name="P113">What is transaction and committed transaction in WCF ?</text:p>
      <text:p text:style-name="P182">A transaction is a collection or group of one or more units of operation executed as a whole. It provides way to logically group multiple pieces of single work and execute them as a single unit. In addition, WCF allows client applications to create transactions and to propagate transactions across service boundaries.</text:p>
      <text:p text:style-name="P80">A transaction that executes successfully and manages to transfer the system from the consistent state A to the consistent state B is called a committed transaction.</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400"><text:soft-page-break/><text:span text:style-name="T339"><text:tab/><text:tab/><text:tab/><text:tab/>WPF</text:span></text:p>
      <text:p text:style-name="P156"><text:span text:style-name="T299">Observable collection </text:span>: observable collection is the dynamic collection of objects of a given type. When an object is added , removed or updated from the observable collection the ui is updated automatically. This happens because when an observable collection is binded wpf automatically adds collection changed event handler to the observable collection events.</text:p>
      <text:p text:style-name="P401"><text:span text:style-name="T254">I have a window with a Button, two TextBoxes and a ListView and each time you click the Button the text of the TextBox is added to the collection and the ListView is updated automatically.</text:span> </text:p>
      <text:p text:style-name="P402"><text:span text:style-name="T346">Ex: </text:span><text:span text:style-name="T292">public</text:span><text:span text:style-name="T256"> </text:span><text:span text:style-name="T292">partial</text:span><text:span text:style-name="T256"> </text:span><text:span text:style-name="T292">class</text:span><text:span text:style-name="T256"> </text:span><text:span text:style-name="T293">MainWindow</text:span><text:span text:style-name="T256"> </text:span><text:span text:style-name="T251">: </text:span><text:span text:style-name="T293">Window<text:line-break/></text:span><text:span text:style-name="T252">{<text:line-break/></text:span><text:span text:style-name="T256">    </text:span><text:span text:style-name="T255"> </text:span><text:span text:style-name="T292">private</text:span><text:span text:style-name="T256"> </text:span><text:span text:style-name="T293">ObservableCollection</text:span><text:span text:style-name="T251">&lt;</text:span><text:span text:style-name="T293">Person</text:span><text:span text:style-name="T251">&gt; person;</text:span><text:span text:style-name="T256"> </text:span><text:span text:style-name="T252"><text:line-break/></text:span><text:span text:style-name="T256">    </text:span><text:span text:style-name="T255"> </text:span><text:span text:style-name="T292">public</text:span><text:span text:style-name="T256"> </text:span><text:span text:style-name="T251">MainWindow()<text:line-break/></text:span><text:span text:style-name="T256">     </text:span><text:span text:style-name="T252">{<text:line-break/></text:span><text:span text:style-name="T256">         </text:span><text:span text:style-name="T252">InitializeComponent();<text:line-break/></text:span><text:span text:style-name="T256">         </text:span><text:span text:style-name="T251">person = </text:span><text:span text:style-name="T292">new</text:span><text:span text:style-name="T256"> </text:span><text:span text:style-name="T293">ObservableCollection</text:span><text:span text:style-name="T251">&lt;</text:span><text:span text:style-name="T293">Person</text:span><text:span text:style-name="T251">&gt;()<text:line-break/></text:span><text:span text:style-name="T256">         </text:span><text:span text:style-name="T252">{<text:line-break/></text:span><text:span text:style-name="T256">             </text:span><text:span text:style-name="T292">new</text:span><text:span text:style-name="T256"> </text:span><text:span text:style-name="T293">Person</text:span><text:span text:style-name="T251">(){Name=</text:span><text:span text:style-name="T294">"Prabhat"</text:span><text:span text:style-name="T251">,Address=</text:span><text:span text:style-name="T294">"India"</text:span><text:span text:style-name="T251">},</text:span></text:p>
      <text:p text:style-name="P416"><text:span text:style-name="T344">             </text:span><text:span text:style-name="T106">new</text:span><text:span text:style-name="T345"> </text:span><text:span text:style-name="T219">Person</text:span><text:span text:style-name="T341">(){Name=</text:span><text:span text:style-name="T174">"Smith"</text:span><text:span text:style-name="T341">,Address=</text:span><text:span text:style-name="T174">"US"</text:span><text:span text:style-name="T341">}<text:line-break/></text:span><text:span text:style-name="T345">         </text:span><text:span text:style-name="T343">};<text:line-break/></text:span><text:span text:style-name="T345">         </text:span><text:span text:style-name="T343">lstNames.ItemsSource = person;<text:line-break/></text:span><text:span text:style-name="T345">     </text:span><text:span text:style-name="T343">}<text:line-break/></text:span><text:span text:style-name="T345">     </text:span><text:span text:style-name="T106">private</text:span><text:span text:style-name="T345"> </text:span><text:span text:style-name="T106">void</text:span><text:span text:style-name="T345"> </text:span><text:span text:style-name="T341">btnNames_Click(</text:span><text:span text:style-name="T106">object</text:span><text:span text:style-name="T345"> </text:span><text:span text:style-name="T341">sender, </text:span><text:span text:style-name="T219">RoutedEventArgs</text:span><text:span text:style-name="T345"> </text:span><text:span text:style-name="T341">e)<text:line-break/></text:span><text:span text:style-name="T345">     </text:span><text:span text:style-name="T343">{<text:line-break/></text:span><text:span text:style-name="T345">         </text:span><text:span text:style-name="T341">person.Add(</text:span><text:span text:style-name="T106">new</text:span><text:span text:style-name="T345"> </text:span><text:span text:style-name="T219">Person</text:span><text:span text:style-name="T341">() { Name = txtName.Text, Address = txtAddress.Text });<text:line-break/></text:span><text:span text:style-name="T345">         </text:span><text:span text:style-name="T341">txtName.Text = </text:span><text:span text:style-name="T106">string</text:span><text:span text:style-name="T341">.Empty;<text:line-break/></text:span><text:span text:style-name="T345">         </text:span><text:span text:style-name="T341">txtAddress.Text = </text:span><text:span text:style-name="T106">string</text:span><text:span text:style-name="T341">.Empty;<text:line-break/></text:span><text:span text:style-name="T345">     </text:span><text:span text:style-name="T343">}<text:line-break/>}</text:span></text:p>
      <text:p text:style-name="P415"><text:span text:style-name="T105">public</text:span><text:span text:style-name="T344"> </text:span><text:span text:style-name="T105">class</text:span><text:span text:style-name="T344"> </text:span><text:span text:style-name="T218">Person<text:line-break/></text:span><text:span text:style-name="T342">{<text:line-break/></text:span><text:span text:style-name="T344">    </text:span> <text:span text:style-name="T105">public</text:span><text:span text:style-name="T344"> </text:span><text:span text:style-name="T105">string</text:span><text:span text:style-name="T344"> </text:span><text:span text:style-name="T340">Name { </text:span><text:span text:style-name="T105">get</text:span><text:span text:style-name="T340">; </text:span><text:span text:style-name="T105">set</text:span><text:span text:style-name="T340">; }<text:line-break/></text:span><text:span text:style-name="T344">    </text:span> <text:span text:style-name="T105">public</text:span><text:span text:style-name="T344"> </text:span><text:span text:style-name="T105">string</text:span><text:span text:style-name="T344"> </text:span><text:span text:style-name="T340">Address { </text:span><text:span text:style-name="T105">get</text:span><text:span text:style-name="T340">; </text:span><text:span text:style-name="T105">set</text:span><text:span text:style-name="T340">; }<text:line-break/>}</text:span> </text:p>
      <text:p text:style-name="P401"/>
      <text:p text:style-name="P166">WPF: wpf is an graphical sub system which displays user interfaces ,images, documents and movies etc.</text:p>
      <text:p text:style-name="P165">WPF object hierarchy: </text:p>
      <text:p text:style-name="P166"><text:soft-page-break/><text:span text:style-name="T299">object class: </text:span>as wpf is created from the .net so the first class which wpf inherits is .net base class I.e object class.</text:p>
      <text:p text:style-name="P166"><text:span text:style-name="T299">Dispatcher class:</text:span> <text:s/>this class ensures that the wpf ui objects are accessed directly by the thread which owns it. And other threads which doesn't owns them can access them through the dispatcher object.</text:p>
      <text:p text:style-name="P166"><text:span text:style-name="T299">Dependency class:</text:span> each wpf element is placed in another wpf element so the properties of the parent will be applicable to the child.</text:p>
      <text:p text:style-name="P166"><text:span text:style-name="T299">Visual class:</text:span> this class helps the wpf ui for the visual representation.</text:p>
      <text:p text:style-name="P166"><text:span text:style-name="T299">Ui element :</text:span> this class supports layout, input and events.</text:p>
      <text:p text:style-name="P166"><text:span text:style-name="T299">Framework element:</text:span> this class supports for styles,templates,binding and resources.</text:p>
      <text:p text:style-name="P166"><text:a xlink:type="simple" xlink:href="http://www.blackwasp.co.uk/ObjectClass.aspx" text:style-name="Internet_20_link" text:visited-style-name="Visited_20_Internet_20_Link"><text:span text:style-name="T290">System.Object</text:span></text:a></text:p>
      <text:list xml:id="list1294862445895433749" text:style-name="L32">
        <text:list-item>
          <text:p text:style-name="P410"><text:a xlink:type="simple" xlink:href="http://www.blackwasp.co.uk/DispatcherObject.aspx" text:style-name="Internet_20_link" text:visited-style-name="Visited_20_Internet_20_Link"><text:span text:style-name="T291">System.Windows.Threading.DispatcherObject</text:span></text:a></text:p>
          <text:list>
            <text:list-item>
              <text:p text:style-name="P410"><text:a xlink:type="simple" xlink:href="http://www.blackwasp.co.uk/DependencyObject.aspx" text:style-name="Internet_20_link" text:visited-style-name="Visited_20_Internet_20_Link"><text:span text:style-name="T291">System.Windows.DependencyObject</text:span></text:a></text:p>
              <text:list>
                <text:list-item>
                  <text:p text:style-name="P410"><text:a xlink:type="simple" xlink:href="http://www.blackwasp.co.uk/Visual.aspx" text:style-name="Internet_20_link" text:visited-style-name="Visited_20_Internet_20_Link"><text:span text:style-name="T291">System.Windows.Media.Visual</text:span></text:a></text:p>
                  <text:list>
                    <text:list-item>
                      <text:p text:style-name="P410"><text:a xlink:type="simple" xlink:href="http://www.blackwasp.co.uk/UIElement.aspx" text:style-name="Internet_20_link" text:visited-style-name="Visited_20_Internet_20_Link"><text:span text:style-name="T291">System.Windows.UIElement</text:span></text:a></text:p>
                      <text:list>
                        <text:list-item>
                          <text:p text:style-name="P410"><text:a xlink:type="simple" xlink:href="http://www.blackwasp.co.uk/FrameworkElement.aspx" text:style-name="Internet_20_link" text:visited-style-name="Visited_20_Internet_20_Link"><text:span text:style-name="T291">System.Windows.FrameworkElement</text:span></text:a></text:p>
                          <text:list>
                            <text:list-item>
                              <text:p text:style-name="P410"><text:a xlink:type="simple" xlink:href="http://www.blackwasp.co.uk/ControlTabOrder.aspx" text:style-name="Internet_20_link" text:visited-style-name="Visited_20_Internet_20_Link"><text:span text:style-name="T291">System.Windows.Controls.Control</text:span></text:a></text:p>
                            </text:list-item>
                          </text:list>
                        </text:list-item>
                      </text:list>
                    </text:list-item>
                  </text:list>
                </text:list-item>
              </text:list>
            </text:list-item>
          </text:list>
        </text:list-item>
      </text:list>
      <text:p text:style-name="P167"/>
      <text:p text:style-name="P165">WPF Architecture:</text:p>
      <text:p text:style-name="P166">presentation framework: it contains high level elements like controls, pannels, layouts ,styles,animation etc.</text:p>
      <text:p text:style-name="P166">presentation core: it contains low level elements like 2d,3d, graphics etc these two layers are managable.</text:p>
      <text:p text:style-name="P166">media integration library core: it acts the bridge between managable code and unmanagable code </text:p>
      <text:p text:style-name="P166">user 32 : decides to where to place what.</text:p>
      <text:p text:style-name="P166">direct x: this renders the view.</text:p>
      <text:p text:style-name="P166">Kernel:</text:p>
      <text:h text:style-name="P170" text:outline-level="3"><text:soft-page-break/>Managed Layer</text:h>
      <text:h text:style-name="P171" text:outline-level="3">Managed layer has two main components – Presentation Framework and Presentation Core.</text:h>
      <text:list xml:id="list4351449097998995425" text:style-name="L33">
        <text:list-item>
          <text:list>
            <text:list-item>
              <text:p text:style-name="P411"><text:span text:style-name="T299">Presentation Framework</text:span> provides the required functionalities that we need to build the WPF applications such as controls, data bindings, styling, shapes, media, documents, annotations, animation and more. PresentationFamework.dll is responsible for this purpose.</text:p>
            </text:list-item>
            <text:list-item>
              <text:p text:style-name="P411"><text:span text:style-name="T299">Presentation Core</text:span> acts as a managed wrapper around MILCore and provides public interface for MIL. Presentation Core is the home for WPF Visual System and provides classes for creating application visual tree. The Visual System creates visual tree which contains applications Visual Elements and rendering instructions. PresentationCore.dll is responsible for this purpose.</text:p>
            </text:list-item>
          </text:list>
        </text:list-item>
        <text:list-item>
          <text:h text:style-name="P433" text:outline-level="3">Unmanaged Layer</text:h>
          <text:p text:style-name="P411">This layer is also called milcore or Media Integration Library Core. MilCore is written in unmanaged code in order to enable tight integration with DirectX. DirectX engine is underlying technology used in WPF to display all graphics, allowing for efficient hardware and software rendering. MIL has Composition System that receives rendering instructions from Visual System and translates into data that can be understood by DirectX to render user interface.</text:p>
        </text:list-item>
        <text:list-item>
          <text:h text:style-name="P433" text:outline-level="3">Core API Layer</text:h>
          <text:p text:style-name="P411">This layer has OS core components like Kernel, User32, GDI, Device Drivers, Graphic cards etc. These components are used by the application to access low level APIs. User32 manages memory and process separation.</text:p>
        </text:list-item>
      </text:list>
      <text:p text:style-name="P166"/>
      <text:p text:style-name="P166"/>
      <text:p text:style-name="P114">What is the need of WPF when we had windows forms?</text:p>
      <text:p text:style-name="P195">Remember: - ABCDEFG</text:p>
      <text:p text:style-name="P180">A - Anywhere execution ( Windows or Web)</text:p>
      <text:p text:style-name="P180">B - Bindings ( less coding)</text:p>
      <text:p text:style-name="P180">C - Common look and feel ( resource and styles)</text:p>
      <text:p text:style-name="P180">D - Declarative programming (XAML)</text:p>
      <text:p text:style-name="P180">E - Expression blend animation ( Animation ease)</text:p>
      <text:p text:style-name="P180">F - Fast execution ( Hardware acceleration)</text:p>
      <text:p text:style-name="P180">G - Graphic hardware independent ( resolution independent)</text:p>
      <text:p text:style-name="P164">What is XAML in WPF and why do we need it ?</text:p>
      <text:p text:style-name="P152"><text:span text:style-name="T130">A.</text:span><text:span text:style-name="T129"> </text:span><text:span text:style-name="T47">XAML is a XML file which represents your WPF UI. The whole point of creating the UI representation in XML was write once and run it anywhere. So the same XAML UI can be rendered as </text:span><text:soft-page-break/><text:span text:style-name="T47">windows application with WPF and the same UI can be displayed on the browser using WPF browser or Silverlight application.</text:span><text:span text:style-name="T1"> </text:span></text:p>
      <text:p text:style-name="P164">Various ways of doing alignment in wpf ?</text:p>
      <text:p text:style-name="P152"><text:span text:style-name="T130">A. </text:span><text:span text:style-name="T129">wpf controls can be aligned in grid(columns and rows), stack panel(horizontal and vertical), wrap panel(elements are arranged in line after reaching the border it will shift to next line.), dock panel(we can dock the controls in right, left, top and bottom) , canvas(positioning the controls exactly using </text:span><text:span text:style-name="T129">coordinates).</text:span></text:p>
      <text:p text:style-name="P115">What are resources in WPF?</text:p>
      <text:p text:style-name="P182">Resources are objects referred in WPF XAML. In C# code when we create an object we do the following three steps :-</text:p>
      <text:p text:style-name="P93">Hide   Copy Code</text:p>
      <text:p text:style-name="P70">using CustomerNameSpace; // import the namespace.</text:p>
      <text:p text:style-name="P53"/>
      <text:p text:style-name="P70">Customer obj = new Customer(); // Create object of the class</text:p>
      <text:p text:style-name="P53"/>
      <text:p text:style-name="P70">Textbox1.text = obj.CustomerCode; // Bind the object with UI elements</text:p>
      <text:p text:style-name="P197"/>
      <text:p text:style-name="P178"/>
      <text:p text:style-name="P182">So even in WPF XAML to define resources which are nothing but objects we need to the above 3 steps :-</text:p>
      <text:list xml:id="list1217550823485923145" text:style-name="L34">
        <text:list-item>
          <text:p text:style-name="P382">Import namespace where the class resides: - To define namespace we need to use the “xmlns” attribute as shown in the below XAML code.</text:p>
        </text:list-item>
      </text:list>
      <text:p text:style-name="P40"><text:span text:style-name="T93">&lt;</text:span><text:span text:style-name="T115">Window</text:span><text:span text:style-name="T133"> </text:span><text:span text:style-name="T152">x:Class</text:span><text:span text:style-name="T93">="LearnWpfResources.MainWindow"</text:span></text:p>
      <text:p text:style-name="P40"><text:span text:style-name="T133"><text:s text:c="8"/></text:span><text:span text:style-name="T152">xmlns</text:span><text:span text:style-name="T93">="http://schemas.microsoft.com/winfx/2006/xaml/presentation"</text:span></text:p>
      <text:p text:style-name="P40"><text:span text:style-name="T133"><text:s text:c="8"/></text:span><text:span text:style-name="T152">xmlns:x</text:span><text:span text:style-name="T93">="http://schemas.microsoft.com/winfx/2006/xaml"</text:span></text:p>
      <text:p text:style-name="P40"><text:span text:style-name="T152">xmlns:custns</text:span><text:span text:style-name="T93">="clr-namespace:LearnWpfResources"</text:span></text:p>
      <text:p text:style-name="P192"><text:span text:style-name="T133"><text:s text:c="8"/></text:span><text:span text:style-name="T152">Title</text:span><text:span text:style-name="T93">="MainWindow"</text:span><text:span text:style-name="T133"> </text:span><text:span text:style-name="T152">Height</text:span><text:span text:style-name="T93">="350"</text:span><text:span text:style-name="T133"> </text:span><text:span text:style-name="T152">Width</text:span><text:span text:style-name="T93">="525"&gt;</text:span></text:p>
      <text:list xml:id="list6535289003557609774" text:style-name="L35">
        <text:list-item>
          <text:p text:style-name="P383">Create object of the class :- To create an object of the class in XAML we need to create a resource by using the resource tag as the below code. You can the object name is ‘custobj”.</text:p>
        </text:list-item>
      </text:list>
      <text:p text:style-name="P40"><text:span text:style-name="T93">&lt;</text:span><text:span text:style-name="T115">Window.Resources</text:span><text:span text:style-name="T93">&gt;</text:span></text:p>
      <text:p text:style-name="P40"><text:span text:style-name="T93">&lt;</text:span><text:span text:style-name="T115">custns:Customer</text:span><text:span text:style-name="T133"> </text:span><text:span text:style-name="T152">x:Key</text:span><text:span text:style-name="T93">="custobj"/&gt;</text:span></text:p>
      <text:p text:style-name="P192"><text:span text:style-name="T93">&lt;/</text:span><text:span text:style-name="T115">Window.Resources</text:span><text:span text:style-name="T93">&gt;</text:span></text:p>
      <text:p text:style-name="P182"><text:soft-page-break/>The above code you can map to something like this in C#</text:p>
      <text:p text:style-name="P40"><text:span text:style-name="T133">Customer custobj = </text:span><text:span text:style-name="T93">new</text:span><text:span text:style-name="T133"> Customer(); </text:span></text:p>
      <text:list xml:id="list6443324552458677859" text:style-name="L36">
        <text:list-item>
          <text:p text:style-name="P384">Bind the object with UI objects :- Once the object is created we can then bind them using bindings like one way , two way as explained in “Explain one way, two way, one time and one way to source?” question explained above.</text:p>
        </text:list-item>
      </text:list>
      <text:p text:style-name="P40"><text:span text:style-name="T93">&lt;</text:span><text:span text:style-name="T115">TextBox</text:span><text:span text:style-name="T133"> </text:span><text:span text:style-name="T152">Text</text:span><text:span text:style-name="T93">="{Binding CustomerCode, Mode=TwoWay, Source={StaticResource custobj}}"</text:span><text:span text:style-name="T133"> </text:span><text:span text:style-name="T93">/&gt;</text:span></text:p>
      <text:p text:style-name="P156"/>
      <text:p text:style-name="P156"/>
      <text:p text:style-name="P156"/>
      <text:p text:style-name="P164">Different types of resources :</text:p>
      <text:p text:style-name="P152"><text:span text:style-name="T130">Static resource : </text:span><text:span text:style-name="T129">static resources are evaluated once if any changes occur in static resource it will not effect binding.</text:span></text:p>
      <text:p text:style-name="P152"><text:span text:style-name="T130">Dynamic Resources : </text:span><text:span text:style-name="T129">Dynamic resources are evaluated continuously if any changes occur in dynamic resource it will effect binding.</text:span></text:p>
      <text:p text:style-name="P152"><text:span text:style-name="T129">Eg:</text:span><text:span text:style-name="T47">Consider the below “SolidColorBrush” resource which is set to “LightBlue” color.</text:span></text:p>
      <text:p text:style-name="P94">Hide   Copy Code</text:p>
      <text:p text:style-name="P40"><text:span text:style-name="T91">&lt;</text:span><text:span text:style-name="T116">Window.Resources</text:span><text:span text:style-name="T91">&gt;</text:span></text:p>
      <text:p text:style-name="P40"><text:span text:style-name="T91">&lt;</text:span><text:span text:style-name="T116">SolidColorBrush</text:span><text:span text:style-name="T129"> </text:span><text:span text:style-name="T153">Color</text:span><text:span text:style-name="T91">="LightBlue"</text:span><text:span text:style-name="T129"> </text:span><text:span text:style-name="T153">x:Key</text:span><text:span text:style-name="T91">="buttonBackground"</text:span><text:span text:style-name="T129"> </text:span><text:span text:style-name="T91">/&gt;</text:span></text:p>
      <text:p text:style-name="P192"><text:span text:style-name="T91">&lt;/</text:span><text:span text:style-name="T116">Window.Resources</text:span><text:span text:style-name="T91">&gt;</text:span></text:p>
      <text:p text:style-name="P180">The above resource is binded with the below two textboxes statically and dynamically respectively.</text:p>
      <text:p text:style-name="P94">Hide   Copy Code</text:p>
      <text:p text:style-name="P40"><text:span text:style-name="T91">&lt;</text:span><text:span text:style-name="T116">TextBox</text:span><text:span text:style-name="T129"> </text:span><text:span text:style-name="T153">Background</text:span><text:span text:style-name="T91">="{DynamicResource buttonBackground}"</text:span><text:span text:style-name="T129"> </text:span><text:span text:style-name="T91">/&gt;</text:span></text:p>
      <text:p text:style-name="P192"><text:span text:style-name="T91">&lt;</text:span><text:span text:style-name="T116">textbox</text:span><text:span text:style-name="T129"> </text:span><text:span text:style-name="T153">background</text:span><text:span text:style-name="T91">="{StaticResource buttonBackground}"&gt;</text:span></text:p>
      <text:p text:style-name="P180">Now if we modify the resource , you see the first text box changes the background and the other textbox color stays as it is.</text:p>
      <text:p text:style-name="P94">Hide   Copy Code</text:p>
      <text:p text:style-name="P40"><text:span text:style-name="T129"><text:s text:c="2"/></text:span><text:span text:style-name="T91">private</text:span><text:span text:style-name="T129"> </text:span><text:span text:style-name="T91">void</text:span><text:span text:style-name="T129"> Button_Click(</text:span><text:span text:style-name="T91">object</text:span><text:span text:style-name="T129"> sender, RoutedEventArgs e)</text:span></text:p>
      <text:p text:style-name="P72"><text:s text:c="2"/>{</text:p>
      <text:p text:style-name="P40"><text:span text:style-name="T129"><text:s text:c="12"/>Resources[</text:span><text:span text:style-name="T226">"buttonBackground"</text:span><text:span text:style-name="T129">] = Brushes.Black;</text:span></text:p>
      <text:p text:style-name="P195"><text:s text:c="2"/>}</text:p>
      <text:p text:style-name="P180">Below is the output of the same.</text:p>
      <text:p text:style-name="P178"><text:soft-page-break/></text:p>
      <text:p text:style-name="P156"/>
      <text:p text:style-name="P156"/>
      <text:p text:style-name="P115">When should we use static resource over dynamic resource ?</text:p>
      <text:p text:style-name="P182">Dynamic resources reduce application performance because they are evaluated every time the resource is needed. So the best practice is use Static resource until there is a specific reason to use dynamic resource. If you want resource to be evaluated again and again then only use dynamic resource.</text:p>
      <text:p text:style-name="P164">What is Binding ?</text:p>
      <text:p text:style-name="P152"><text:span text:style-name="T130">A. </text:span><text:span text:style-name="T133">Binding is sending and receiving the data between the wpf objects(controls). The object that emits the data is treated as source and object which receives data is treated as target.</text:span></text:p>
      <text:p text:style-name="P162">Types of bindings:</text:p>
      <text:p text:style-name="P152"><text:span text:style-name="T132">Two way binding :</text:span><text:span text:style-name="T133"> data is transferred from source to target and target to source.</text:span></text:p>
      <text:p text:style-name="P152"><text:span text:style-name="T132">One way binding :</text:span><text:span text:style-name="T133"> data is transferred from source to target only.</text:span></text:p>
      <text:p text:style-name="P152"><text:span text:style-name="T132">One way to source binding :</text:span><text:span text:style-name="T133"> data is transferred from target to source.</text:span></text:p>
      <text:p text:style-name="P152"><text:span text:style-name="T132">One time binding :</text:span><text:span text:style-name="T133"> only at the starting data is sent from source to target and after that no communication happens.</text:span></text:p>
      <text:p text:style-name="P163">About Update Source Trigger ?</text:p>
      <text:p text:style-name="P152"><text:span text:style-name="T133">A. </text:span><text:span text:style-name="T69">This is a property on a binding that controls the data flow from a target to a source and used for two-way databinding. The default mode is when the focus changes but there are many other options available, that we will see in this article.</text:span><text:span text:style-name="T7"> </text:span></text:p>
      <text:p text:style-name="P168">In some scenarios we want to update values as quickly as possible, or let's say with every keystoke. So, to do that Microsoft provided UpdateSourceTrigger.<text:line-break/><text:line-break/>Properties available with UpdateSourceTrigger</text:p>
      <text:list xml:id="list7073430884754041070" text:style-name="L37">
        <text:list-item>
          <text:p text:style-name="P390">Default: This is the default value and it means a lost focus for most of the controls</text:p>
        </text:list-item>
        <text:list-item>
          <text:p text:style-name="P390">LostFocus: Value update will be on hold until the focus moves out of the control</text:p>
        </text:list-item>
        <text:list-item>
          <text:p text:style-name="P390">PropertyChanged: Value update will happen whenever a target property changes. It usually happen on every keystoke</text:p>
        </text:list-item>
        <text:list-item>
          <text:p text:style-name="P394"><text:soft-page-break/>Explicit: Used to defer source updates until the user does it forcibly by the click of a button or so.</text:p>
        </text:list-item>
      </text:list>
      <text:p text:style-name="P156"/>
      <text:p text:style-name="P156"/>
      <text:p text:style-name="P156"/>
      <text:p text:style-name="P156"/>
      <text:p text:style-name="P159">What are value converters in wpf ?</text:p>
      <text:p text:style-name="P152"><text:span text:style-name="T8">A.</text:span><text:span text:style-name="T7"> </text:span><text:span text:style-name="T49">when data flows from source to UI or vice-versa using these bindings we need to convert data from one format to other format. For instance let’s say we have a “Person” object with a married string property.</text:span></text:p>
      <text:p text:style-name="P178"/>
      <text:p text:style-name="P182">Let’s assume that this “married” property is binded with a check box. So if the text is “Married” it should return true so that the option check box look’s checked. If the text is “Unmarried” it should return false so that the option check box looks unchecked.</text:p>
      <text:p text:style-name="P182">In simple words we need to do data transformation. This is possible by using “Value Converters”. In order to implement value converters we need to inherit from “IValueConverter” interface and implement two methods “Convert” and “ConvertBack”.</text:p>
      <text:p text:style-name="P53"/>
      <text:p text:style-name="P182">You can see in the “Convert” function we have written logic to transform “Married” to true and from “Unmarried” to false. In the “Convertback” function we have implemented the reverse logic.</text:p>
      <text:p text:style-name="P156"/>
      <text:p text:style-name="P159">Relative Source?</text:p>
      <text:p text:style-name="P152"><text:span text:style-name="T8">A. </text:span><text:span text:style-name="T7">for binding we need source as well as target , when source and target refers to the same wpf object then we can use relative source = self in binding.</text:span></text:p>
      <text:p text:style-name="P40"><text:span text:style-name="T89">&lt;</text:span><text:span text:style-name="T112">Border</text:span><text:span text:style-name="T137"> </text:span><text:span text:style-name="T150">BorderBrush</text:span><text:span text:style-name="T89">="Black"</text:span><text:span text:style-name="T137"> </text:span><text:span text:style-name="T150">BorderThickness</text:span><text:span text:style-name="T89">="1"</text:span><text:span text:style-name="T137"> </text:span><text:span text:style-name="T150">Height</text:span><text:span text:style-name="T89">="139"</text:span></text:p>
      <text:p text:style-name="P40"><text:span text:style-name="T150">Width</text:span><text:span text:style-name="T89">="{Binding Height, <text:s/>RelativeSource={RelativeSource Self}}"/&gt;</text:span></text:p>
      <text:p text:style-name="P160">here in the above example border width is binded to border height.</text:p>
      <text:p text:style-name="P160">Types of Relative sources : </text:p>
      <text:list xml:id="list122484471748653861" text:style-name="L38">
        <text:list-item>
          <text:p text:style-name="P395">Self</text:p>
        </text:list-item>
        <text:list-item>
          <text:p text:style-name="P395"><text:soft-page-break/>Ancestor</text:p>
        </text:list-item>
        <text:list-item>
          <text:p text:style-name="P395">Templated parent</text:p>
        </text:list-item>
        <text:list-item>
          <text:p text:style-name="P395">previous data</text:p>
        </text:list-item>
      </text:list>
      <text:p text:style-name="P160">Self: it is used to bind one property of <text:s/>the element to another property of the same element.</text:p>
      <text:p text:style-name="P160">Ancestor : it is used to bind the property of the parent element to the property of the child element.</text:p>
      <text:p text:style-name="P160">Ex:</text:p>
      <text:p text:style-name="P40"><text:span text:style-name="T89">&lt;</text:span><text:span text:style-name="T112">Border</text:span><text:span text:style-name="T137"> </text:span><text:span text:style-name="T150">BorderBrush</text:span><text:span text:style-name="T89">="DarkGreen"&gt;</text:span></text:p>
      <text:p text:style-name="P64">&lt;Border BorderBrush="DarkRed”&gt;</text:p>
      <text:p text:style-name="P53"/>
      <text:p text:style-name="P64">&lt;TextBox <text:s/>background="{Binding BorderBrush, RelativeSource={RelativeSource FindAncestor, AncestorLevel=1, AncestorType= {x:Type Border}}}"/&gt;</text:p>
      <text:p text:style-name="P53"/>
      <text:p text:style-name="P64">&lt;/Border&gt;</text:p>
      <text:p text:style-name="P64">&lt;/Border&gt;</text:p>
      <text:p text:style-name="P53"/>
      <text:p text:style-name="P160">in the above example text box has two parents they are borders. And we are binding the borderbrush property to <text:s/>text box background color by using ancestor relative source binding.</text:p>
      <text:p text:style-name="P160">Here ancestor type is the element type of parent. Ancestor level means the parent which is near to child is level 1 and so on.</text:p>
      <text:p text:style-name="P160">Templated Parent : this is used to bind the property of a control to the property of its template usually it is used within control template.</text:p>
      <text:p text:style-name="P176"><text:span text:style-name="T95">&lt;</text:span><text:span text:style-name="T168">Window.Resources</text:span><text:span text:style-name="T95">&gt;</text:span></text:p>
      <text:p text:style-name="P176"><text:span text:style-name="T95">&lt;</text:span><text:span text:style-name="T168">ControlTemplate</text:span><text:span text:style-name="T154"> </text:span><text:span text:style-name="T155">x</text:span><text:span text:style-name="T95">:</text:span><text:span text:style-name="T155">Key</text:span><text:span text:style-name="T95">="template"&gt;<text:line-break/>&lt;</text:span><text:span text:style-name="T168">Canvas</text:span><text:span text:style-name="T95">&gt;<text:line-break/></text:span><text:span text:style-name="T169">                </text:span><text:span text:style-name="T95">&lt;</text:span><text:span text:style-name="T168">Canvas.RenderTransform</text:span><text:span text:style-name="T95">&gt;<text:line-break/></text:span><text:span text:style-name="T169">                    </text:span><text:span text:style-name="T95">&lt;</text:span><text:span text:style-name="T168">RotateTransform</text:span><text:span text:style-name="T154"> </text:span><text:span text:style-name="T155">Angle</text:span><text:span text:style-name="T95">="20"/&gt;<text:line-break/></text:span><text:span text:style-name="T169">                    </text:span><text:span text:style-name="T95">&lt;/</text:span><text:span text:style-name="T168">Canvas.RenderTransform</text:span><text:span text:style-name="T95">&gt;<text:line-break/></text:span><text:span text:style-name="T169">                </text:span><text:span text:style-name="T95">&lt;</text:span><text:span text:style-name="T168">Ellipse</text:span><text:span text:style-name="T154"> </text:span><text:span text:style-name="T155">Height</text:span><text:span text:style-name="T95">="100"</text:span><text:span text:style-name="T154"> </text:span><text:span text:style-name="T155">Width</text:span><text:span text:style-name="T95">="150"</text:span><text:span text:style-name="T76"> </text:span><text:span text:style-name="T66"><text:line-break/>                    </text:span><text:span text:style-name="T155"> Fill</text:span><text:span text:style-name="T95">="{</text:span><text:span text:style-name="T168">Binding</text:span><text:span text:style-name="T66"> <text:line-break/>               </text:span><text:span text:style-name="T155"> RelativeSource</text:span><text:span text:style-name="T95">={</text:span><text:span text:style-name="T168">RelativeSource</text:span><text:span text:style-name="T155"> TemplatedParent</text:span><text:span text:style-name="T95">},<text:line-break/></text:span><text:span text:style-name="T66">               </text:span><text:span text:style-name="T155"> Path</text:span><text:span text:style-name="T95">=Background}"&gt;</text:span></text:p>
      <text:p text:style-name="P176"><text:span text:style-name="T170">                  </text:span><text:span text:style-name="T95">&lt;/</text:span><text:span text:style-name="T168">Ellipse</text:span><text:span text:style-name="T95">&gt;<text:line-break/></text:span><text:span text:style-name="T169">          </text:span><text:span text:style-name="T95"><text:line-break/></text:span><text:span text:style-name="T169">            </text:span><text:span text:style-name="T95">&lt;/</text:span><text:span text:style-name="T168">Canvas</text:span><text:span text:style-name="T95">&gt;<text:line-break/></text:span><text:span text:style-name="T169">        </text:span><text:span text:style-name="T95">&lt;/</text:span><text:span text:style-name="T168">ControlTemplate</text:span><text:span text:style-name="T95">&gt;<text:line-break/>&lt;/</text:span><text:span text:style-name="T168">Window.Resources</text:span><text:span text:style-name="T95">&gt;<text:line-break/></text:span><text:soft-page-break/><text:span text:style-name="T169">        </text:span><text:span text:style-name="T95">&lt;</text:span><text:span text:style-name="T168">Canvas</text:span><text:span text:style-name="T154"> </text:span><text:span text:style-name="T155">Name</text:span><text:span text:style-name="T95">="Parent0"&gt;<text:line-break/></text:span><text:span text:style-name="T169">        </text:span><text:span text:style-name="T95">&lt;</text:span><text:span text:style-name="T168">Button</text:span><text:span text:style-name="T154"> </text:span><text:span text:style-name="T155">Margin</text:span><text:span text:style-name="T95">="50"</text:span><text:span text:style-name="T154"> </text:span><text:span text:style-name="T155"><text:line-break/>                  Template</text:span><text:span text:style-name="T95">="{</text:span><text:span text:style-name="T168">StaticResource</text:span><text:span text:style-name="T154"> </text:span><text:span text:style-name="T155">template</text:span><text:span text:style-name="T95">}"</text:span><text:span text:style-name="T154"> </text:span><text:span text:style-name="T155">Height</text:span><text:span text:style-name="T95">="0"</text:span><text:span text:style-name="T154"> </text:span><text:span text:style-name="T155"><text:line-break/>                  Canvas.Left</text:span><text:span text:style-name="T95">="0"</text:span><text:span text:style-name="T154"> </text:span><text:span text:style-name="T155">Canvas.Top</text:span><text:span text:style-name="T95">="0"</text:span><text:span text:style-name="T154"> </text:span><text:span text:style-name="T155">Width</text:span><text:span text:style-name="T95">="0"&gt;<text:line-break/></text:span><text:span text:style-name="T169">            </text:span><text:span text:style-name="T95">&lt;</text:span><text:span text:style-name="T168">TextBlock</text:span><text:span text:style-name="T154"> </text:span><text:span text:style-name="T155">FontSize</text:span><text:span text:style-name="T95">="22"&gt;</text:span><text:span text:style-name="T168">Click me</text:span><text:span text:style-name="T95">&lt;/</text:span><text:span text:style-name="T168">TextBlock</text:span><text:span text:style-name="T95">&gt;<text:line-break/></text:span><text:span text:style-name="T169">        </text:span><text:span text:style-name="T95">&lt;/</text:span><text:span text:style-name="T168">Button</text:span><text:span text:style-name="T95">&gt;<text:line-break/></text:span><text:span text:style-name="T169">    </text:span><text:span text:style-name="T95">&lt;/</text:span><text:span text:style-name="T168">Canvas</text:span><text:span text:style-name="T95">&gt;</text:span></text:p>
      <text:p text:style-name="P160">in the above example button background property is binded to the property of an element (ellipse)</text:p>
      <text:p text:style-name="P156"/>
      <text:p text:style-name="P152"><text:span text:style-name="T8">Templates</text:span><text:span text:style-name="T7"> </text:span><text:span text:style-name="T8">:</text:span><text:span text:style-name="T7"> are of two types</text:span></text:p>
      <text:p text:style-name="P152"><text:span text:style-name="T8">Data Template : </text:span><text:span text:style-name="T7">data template is used to change the way of data representation.</text:span></text:p>
      <text:p text:style-name="P152"><text:span text:style-name="T8">Control Template : </text:span><text:span text:style-name="T7">control template is used to change the visual appearance of the control.</text:span></text:p>
      <text:p text:style-name="P156"/>
      <text:p text:style-name="P159">Types Of Triggers :</text:p>
      <text:p text:style-name="P152"><text:span text:style-name="T8">Property Trigger :</text:span><text:span text:style-name="T7"> property trigger triggers when the dependency property is equal to the </text:span><text:span text:style-name="T7">value.<text:line-break/></text:span><text:span text:style-name="T8">Data Trigger : </text:span><text:span text:style-name="T7">data trigger triggers when the binding expression is equal to the value in condition.</text:span></text:p>
      <text:p text:style-name="P152"><text:span text:style-name="T8">Even Trigger :</text:span><text:span text:style-name="T7"> this trigger fires when the event takes place.</text:span></text:p>
      <text:p text:style-name="P160">What are Routed Events?</text:p>
      <text:p text:style-name="P160">A. Routed events travels from top to bottom or bottom to top in the visual tree. There are 3 types of routed events.</text:p>
      <text:list xml:id="list6114405961154108601" text:style-name="L39">
        <text:list-item>
          <text:p text:style-name="P396">Direct event: event is raised at the source and handled at the source. Eg: click event of button etc.</text:p>
        </text:list-item>
        <text:list-item>
          <text:p text:style-name="P396">Bubbling Event : this event travels from bottom to top in the visual tree. <text:s/>Eg: keyDown event.</text:p>
        </text:list-item>
        <text:list-item>
          <text:p text:style-name="P396">Tunneling Event : this event travels from top to bottom in the visual tree. Usually they starts with preview. Eg: preview key down.</text:p>
        </text:list-item>
      </text:list>
      <text:p text:style-name="P156"/>
      <text:p text:style-name="P160"><text:soft-page-break/>to stop the searching from top to bottom or bottom to top in visual tree in bubbling and tunneling event we have to set e.handled = true;</text:p>
      <text:p text:style-name="P40"><text:span text:style-name="T89">private</text:span><text:span text:style-name="T137"> </text:span><text:span text:style-name="T89">void</text:span><text:span text:style-name="T137"> Window_PreviewKeyDown(</text:span><text:span text:style-name="T89">object</text:span><text:span text:style-name="T137"> sender, KeyEventArgs e)</text:span></text:p>
      <text:p text:style-name="P69">{</text:p>
      <text:p text:style-name="P40"><text:span text:style-name="T134"><text:s text:c="4"/></text:span><text:span text:style-name="T137">MessageBox.Show(</text:span><text:span text:style-name="T225">"Window_PreviewKeyDown"</text:span><text:span text:style-name="T137">);</text:span></text:p>
      <text:p text:style-name="P40"><text:span text:style-name="T134"><text:s text:c="4"/></text:span><text:span text:style-name="T161">//e.Handled = true;</text:span></text:p>
      <text:p text:style-name="P69">}</text:p>
      <text:p text:style-name="P53"/>
      <text:p text:style-name="P40"><text:span text:style-name="T89">private</text:span><text:span text:style-name="T137"> </text:span><text:span text:style-name="T89">void</text:span><text:span text:style-name="T137"> StackPanel_PreviewKeyDown(</text:span><text:span text:style-name="T89">object</text:span><text:span text:style-name="T137"> sender, KeyEventArgs e)</text:span></text:p>
      <text:p text:style-name="P69">{</text:p>
      <text:p text:style-name="P40"><text:span text:style-name="T134"><text:s text:c="4"/></text:span><text:span text:style-name="T137">MessageBox.Show(</text:span><text:span text:style-name="T225">"StackPanel_PreviewKeyDown"</text:span><text:span text:style-name="T137">);</text:span></text:p>
      <text:p text:style-name="P40"><text:span text:style-name="T134"><text:s text:c="4"/></text:span><text:span text:style-name="T161">//e.Handled = true;</text:span></text:p>
      <text:p text:style-name="P69">}</text:p>
      <text:p text:style-name="P53"/>
      <text:p text:style-name="P40"><text:span text:style-name="T89">private</text:span><text:span text:style-name="T137"> </text:span><text:span text:style-name="T89">void</text:span><text:span text:style-name="T137"> Grid1_PreviewKeyDown(</text:span><text:span text:style-name="T89">object</text:span><text:span text:style-name="T137"> sender, KeyEventArgs e)</text:span></text:p>
      <text:p text:style-name="P69">{</text:p>
      <text:p text:style-name="P40"><text:span text:style-name="T134"><text:s text:c="4"/></text:span><text:span text:style-name="T137">MessageBox.Show(</text:span><text:span text:style-name="T225">"Grid1_PreviewKeyDown"</text:span><text:span text:style-name="T137">);</text:span></text:p>
      <text:p text:style-name="P40"><text:span text:style-name="T134"><text:s text:c="4"/></text:span><text:span text:style-name="T161">//e.Handled = true;</text:span></text:p>
      <text:p text:style-name="P69">}</text:p>
      <text:p text:style-name="P53"/>
      <text:p text:style-name="P40"><text:span text:style-name="T89">private</text:span><text:span text:style-name="T137"> </text:span><text:span text:style-name="T89">void</text:span><text:span text:style-name="T137"> Grid1_KeyUp(</text:span><text:span text:style-name="T89">object</text:span><text:span text:style-name="T137"> sender, KeyEventArgs e)</text:span></text:p>
      <text:p text:style-name="P69">{</text:p>
      <text:p text:style-name="P40"><text:span text:style-name="T134"><text:s text:c="4"/></text:span><text:span text:style-name="T137">MessageBox.Show(</text:span><text:span text:style-name="T225">"Grid1_KeyUp"</text:span><text:span text:style-name="T137">);</text:span></text:p>
      <text:p text:style-name="P40"><text:span text:style-name="T134"><text:s text:c="4"/></text:span><text:span text:style-name="T161">//e.Handled = true;</text:span></text:p>
      <text:p text:style-name="P69">}</text:p>
      <text:p text:style-name="P53"/>
      <text:p text:style-name="P40"><text:span text:style-name="T89">private</text:span><text:span text:style-name="T137"> </text:span><text:span text:style-name="T89">void</text:span><text:span text:style-name="T137"> StackPanel_KeyUp(</text:span><text:span text:style-name="T89">object</text:span><text:span text:style-name="T137"> sender, KeyEventArgs e)</text:span></text:p>
      <text:p text:style-name="P69">{</text:p>
      <text:p text:style-name="P40"><text:span text:style-name="T134"><text:s text:c="4"/></text:span><text:span text:style-name="T137">MessageBox.Show(</text:span><text:span text:style-name="T225">"StackPanel_KeyUp"</text:span><text:span text:style-name="T137">);</text:span></text:p>
      <text:p text:style-name="P40"><text:span text:style-name="T134"><text:s text:c="4"/></text:span><text:span text:style-name="T161">//e.Handled = true;</text:span></text:p>
      <text:p text:style-name="P69">}</text:p>
      <text:p text:style-name="P53"/>
      <text:p text:style-name="P40"><text:span text:style-name="T89">private</text:span><text:span text:style-name="T137"> </text:span><text:span text:style-name="T89">void</text:span><text:span text:style-name="T137"> StackPanel_KeyDown(</text:span><text:span text:style-name="T89">object</text:span><text:span text:style-name="T137"> sender, KeyEventArgs e)</text:span></text:p>
      <text:p text:style-name="P69">{</text:p>
      <text:p text:style-name="P40"><text:span text:style-name="T134"><text:s text:c="4"/></text:span><text:span text:style-name="T137">MessageBox.Show(</text:span><text:span text:style-name="T225">"StackPanel_KeyDown"</text:span><text:span text:style-name="T137">);</text:span></text:p>
      <text:p text:style-name="P40"><text:span text:style-name="T134"><text:s text:c="4"/></text:span><text:span text:style-name="T161">//e.Handled = true;</text:span></text:p>
      <text:p text:style-name="P69">}</text:p>
      <text:p text:style-name="P53"/>
      <text:p text:style-name="P40"><text:span text:style-name="T89">private</text:span><text:span text:style-name="T137"> </text:span><text:span text:style-name="T89">void</text:span><text:span text:style-name="T137"> Grid1_KeyDown(</text:span><text:span text:style-name="T89">object</text:span><text:span text:style-name="T137"> sender, KeyEventArgs e)</text:span></text:p>
      <text:p text:style-name="P69">{</text:p>
      <text:p text:style-name="P40"><text:span text:style-name="T134"><text:s text:c="4"/></text:span><text:span text:style-name="T137">MessageBox.Show(</text:span><text:span text:style-name="T225">"Grid1_KeyDown"</text:span><text:span text:style-name="T137">);</text:span></text:p>
      <text:p text:style-name="P40"><text:span text:style-name="T134"><text:s text:c="4"/></text:span><text:span text:style-name="T161">//e.Handled = true;</text:span></text:p>
      <text:p text:style-name="P69">}</text:p>
      <text:p text:style-name="P53"/>
      <text:p text:style-name="P40"><text:span text:style-name="T89">private</text:span><text:span text:style-name="T137"> </text:span><text:span text:style-name="T89">void</text:span><text:span text:style-name="T137"> Window_KeyDown(</text:span><text:span text:style-name="T89">object</text:span><text:span text:style-name="T137"> sender, KeyEventArgs e)</text:span></text:p>
      <text:p text:style-name="P69">{</text:p>
      <text:p text:style-name="P40"><text:span text:style-name="T134"><text:s text:c="4"/></text:span><text:span text:style-name="T137">MessageBox.Show(</text:span><text:span text:style-name="T225">"Window_KeyDown"</text:span><text:span text:style-name="T137">);</text:span></text:p>
      <text:p text:style-name="P40"><text:span text:style-name="T134"><text:s text:c="4"/></text:span><text:span text:style-name="T161">//e.Handled = true;</text:span></text:p>
      <text:p text:style-name="P194">}</text:p>
      <text:p text:style-name="P160">and the order will be window preview keydown, grid preview keydown, grid keydown and <text:soft-page-break/>window key down. First tunneling and second bubbling.</text:p>
      <text:p text:style-name="P111">What are the benefits of MVVM?</text:p>
      <text:p text:style-name="P182">Below are the benefits of MVVM pattern:-</text:p>
      <text:p text:style-name="P80">Separation of concern: - As the project is divided in to layers, every layer handles its own responsibility. This leads to better maintenance because when we change one layer the other layer does not get affected.</text:p>
      <text:p text:style-name="P80">Increased UI Reusability: - The whole point of MVVM is to remove behind code i.e. XAML.CS code. The problem with behind code is that it is tied up with a UI technology for example ASPX.CS code is tied up with the ASP page class, XAML.CS file is tied with WPF UI technology and so on. So we cannot use ASPX.CS behind code with WPF XAML UI.</text:p>
      <text:p text:style-name="P182">By moving the behind code to the view model class we can now use this with any UI technology.</text:p>
      <text:p text:style-name="P178"/>
      <text:p text:style-name="P80">Automated UI Unit testing: - View model class represents your UI. The properties of the class represent UI text boxes, combo boxes and the methods of the class represent action. Now as the UI is represented by the view model class, we can do automated UI testing using unit testing by creating the objects of view model class and doing the necessary asserts.</text:p>
      <text:p text:style-name="P156"/>
      <text:p text:style-name="P176"><text:span text:style-name="T132"> </text:span><text:span text:style-name="T141">What is the basic difference between Events and Commands in the MVVM Model?</text:span></text:p>
      <text:p text:style-name="P185">Commands are more powerful and are advantageous to use instead of events. Actions are deeply connected with the event’s source and, therefore, the events cannot be reused easily. But commands make it possible to efficiently maintain multiple actions at one place and then reuse them as per our requirement.</text:p>
      <text:p text:style-name="P176"><text:span text:style-name="T132"> </text:span><text:span text:style-name="T141">Explain MVVM pattern.</text:span></text:p>
      <text:p text:style-name="P185">MVVM pattern divides the UI code into 3 basic parts:</text:p>
      <text:list xml:id="list7520171336833835661" text:style-name="L40">
        <text:list-item>
          <text:p text:style-name="P389"><text:span text:style-name="T133">Model </text:span><text:span text:style-name="T133">–</text:span><text:span text:style-name="T133"> It represents a set of classes, which contain data received from databases.</text:span></text:p>
        </text:list-item>
        <text:list-item>
          <text:p text:style-name="P389"><text:span text:style-name="T133">View </text:span><text:span text:style-name="T133">–</text:span><text:span text:style-name="T133"> It is the code that agrees with the visual representation of the data.</text:span></text:p>
        </text:list-item>
        <text:list-item>
          <text:p text:style-name="P389"><text:span text:style-name="T133">ViewModel </text:span><text:span text:style-name="T133">–</text:span><text:span text:style-name="T133"> It is the layer that binds View and Model together. It presents this data in a manner, which is easy to understand. It also controls how View interacts with the application.</text:span></text:p>
        </text:list-item>
      </text:list>
      <text:p text:style-name="P53"/>
      <text:p text:style-name="P71">About UserControl :</text:p>
      <text:p text:style-name="P70">usercontrol wraps the existing controls into a single reusable group. User control cannot be <text:soft-page-break/>styled or templated.</text:p>
      <text:p text:style-name="P70"/>
      <text:p text:style-name="P71">What is BAML :</text:p>
      <text:p text:style-name="P70">A XAML file can be compiled into a .baml (Binary XAML) file, which may be inserted as a resource into a .NET Framework assembly. At run-time, the framework engine extracts the .baml file from assembly resources, parses it, and creates a corresponding WPF visual tree or workflow.</text:p>
      <text:p text:style-name="P156"/>
      <text:p text:style-name="P156"/>
      <text:p text:style-name="P169"><text:span text:style-name="Strong_20_Emphasis"><text:span text:style-name="T248">LOGICAL TREE</text:span></text:span><text:span text:style-name="Strong_20_Emphasis"><text:span text:style-name="T247">:</text:span></text:span><text:span text:style-name="T246"> The Logical Tree is a tree structure that represents the hierarchy of controls and elements that constitute a piece of user interface in WPF, but without their inner parts. The logical tree is responsible for:</text:span></text:p>
      <text:p text:style-name="P232"><text:span text:style-name="T244">1. Inherit DependencyProperty values<text:line-break/>2. Resolving DynamicResources</text:span> <text:span text:style-name="T244">references<text:line-break/>3. Looking up element names for bindings<text:line-break/>4. Forwaring RoutedEvents</text:span></text:p>
      <text:p text:style-name="P233"><text:span text:style-name="T244">Example:<text:line-break/><text:line-break/></text:span><text:span text:style-name="T96">DockPanel<text:line-break/></text:span><text:span text:style-name="T79"> </text:span><text:span text:style-name="T96">+ListBox<text:line-break/></text:span><text:span text:style-name="T79">   </text:span><text:span text:style-name="T96">+Button<text:line-break/></text:span><text:span text:style-name="T79">   </text:span><text:span text:style-name="T96">+Button<text:line-break/></text:span><text:span text:style-name="T79">   </text:span><text:span text:style-name="T96">+Button</text:span></text:p>
      <text:p text:style-name="P231"><text:span text:style-name="Strong_20_Emphasis"><text:span text:style-name="T248">VISUAL TREE:</text:span></text:span><text:span text:style-name="Strong_20_Emphasis"><text:span text:style-name="T247"> </text:span></text:span><text:span text:style-name="T247">The Visual Tree is a tree structure that represents the fine-grained hierarchy of Visuals that constitute what appears on the screen. It contains the same elements as the Logical Tree, but includes all the Visuals that are used to compose the Logical Tree's controls and elements, like the ControlTemplates and DataTemplates. The visual tree is responsible for:</text:span></text:p>
      <text:p text:style-name="P232"><text:span text:style-name="T244">1. Rendering visual elements<text:line-break/>2. Propagate element opacity<text:line-break/>3. Propagate Layout- and RenderTransforms<text:line-break/>4. Propagate the IsEnabled</text:span> <text:span text:style-name="T244">property.<text:line-break/>5. Do Hit-Testing<text:line-break/>6. RelativeSource <text:line-break/><text:line-break/>Example:</text:span></text:p>
      <text:p text:style-name="P230">DockPanel</text:p>
      <text:p text:style-name="P331">    <text:span text:style-name="T245">+ListBox</text:span></text:p>
      <text:p text:style-name="P331">      <text:span text:style-name="T245">+Border</text:span></text:p>
      <text:p text:style-name="P331">        <text:span text:style-name="T245">+...</text:span></text:p>
      <text:p text:style-name="P331">        <text:span text:style-name="T245">+VirtualizingStackPanel</text:span></text:p>
      <text:p text:style-name="P331">          <text:span text:style-name="T245">+ListBoxItem</text:span></text:p>
      <text:p text:style-name="P331">            <text:span text:style-name="T245">+Button</text:span></text:p>
      <text:p text:style-name="P331">              <text:span text:style-name="T245">+Border</text:span></text:p>
      <text:p text:style-name="P198">              <text:span text:style-name="T245">+....</text:span></text:p>
      <text:p text:style-name="P156"><text:soft-page-break/><text:span text:style-name="T299">Logical Tree : I</text:span>n wpf ui controls are arranged in an hierarchy this structure is called as logical tree(written in xaml) it doesn't go in depth about the templates used in creating the contro.</text:p>
      <text:p text:style-name="P156"><text:a xlink:type="simple" xlink:href="http://1.bp.blogspot.com/-9lsSxo3NOJU/Uixd5cuWXfI/AAAAAAAAALE/rr5mQJG1sgE/s1600/1.png" text:style-name="Internet_20_link" text:visited-style-name="Visited_20_Internet_20_Link"><text:span text:style-name="T257"><text:line-break/></text:span></text:a><text:span text:style-name="T257"><draw:a xlink:type="simple" xlink:href="http://1.bp.blogspot.com/-9lsSxo3NOJU/Uixd5cuWXfI/AAAAAAAAALE/rr5mQJG1sgE/s1600/1.png"><draw:frame draw:style-name="fr3" draw:name="graphics1" text:anchor-type="as-char" svg:width="1.939in" svg:height="2.0118in" draw:z-index="14"><draw:image xlink:href="http://1.bp.blogspot.com/-9lsSxo3NOJU/Uixd5cuWXfI/AAAAAAAAALE/rr5mQJG1sgE/s1600/1.png" xlink:type="simple" xlink:show="embed" xlink:actuate="onLoad"/></draw:frame></draw:a></text:span></text:p>
      <text:p text:style-name="Standard"><text:line-break/>Logical tree</text:p>
      <text:p text:style-name="P50"/>
      <text:p text:style-name="P97"><text:span text:style-name="T9">Visual tree: <text:s/></text:span><text:span text:style-name="T269">The Logical representation of UI controls with its internal controls is called as Visual Tree. Visual Tree contains same elements the Logical Tree contains but it also contains elements or controls which are internally used to create the element or control in Logical </text:span><text:span text:style-name="T269">Tree. In short, you can say Visual Tree contains all the elements the Logical Tree has with its template of each element. Please have a look on Visual Tree of above created Logical Tree.</text:span></text:p>
      <text:p text:style-name="P211"><text:span text:style-name="T258"><text:line-break/><text:line-break/></text:span><text:span text:style-name="T258"><draw:frame draw:style-name="fr4" draw:name="graphics2" text:anchor-type="as-char" svg:width="6.1043in" svg:height="4.1354in" draw:z-index="15"><draw:image xlink:href="http://2.bp.blogspot.com/-e9Jop5BbsRo/UixgxKiEEhI/AAAAAAAAALQ/UgfIXkPesFA/s1600/2.png" xlink:type="simple" xlink:show="embed" xlink:actuate="onLoad"/></draw:frame></text:span><text:span text:style-name="T258"> </text:span></text:p>
      <text:p text:style-name="P212"><text:soft-page-break/></text:p>
      <text:p text:style-name="P212"/>
      <text:p text:style-name="P212"/>
      <text:p text:style-name="P214"><text:span text:style-name="T302">I notify property changed :</text:span><text:span text:style-name="T301"> <text:s/></text:span><text:span text:style-name="T78"><text:s/></text:span><text:span text:style-name="T64"> </text:span><text:span text:style-name="T77">implementing INotifyPropertyChanged within the ModelView, allows to raise the PropertyChanged event in case a property has been modified.</text:span></text:p>
      <text:p text:style-name="P234">That way the View should get to be notified that the underlying property has changed and hence the UI should fetch the new changes.</text:p>
      <text:p text:style-name="P213"/>
      <text:p text:style-name="P213"/>
      <text:p text:style-name="P213"/>
      <text:p text:style-name="P213"/>
      <text:p text:style-name="P213">U CreateReplicaOfAppointment&lt;T, U&gt;(object source)</text:p>
      <text:p text:style-name="P98"><text:s text:c="8"/>{</text:p>
      <text:p text:style-name="P98"><text:s text:c="12"/>AutoMapper.Mapper.CreateMap&lt;T, U&gt;();</text:p>
      <text:p text:style-name="P98"><text:s text:c="12"/>U duplicateAppointment = AutoMapper.Mapper.Map&lt;U&gt;((T)source);</text:p>
      <text:p text:style-name="P98"><text:s text:c="12"/>return duplicateAppointment;</text:p>
      <text:p text:style-name="P98"><text:s text:c="8"/>}</text:p>
      <text:p text:style-name="P98"/>
      <text:p text:style-name="P98"/>
      <text:p text:style-name="P98"/>
      <text:p text:style-name="P98"/>
      <text:p text:style-name="P98"><text:s text:c="2"/>IDBOAppointment cloneAppointment = CreateReplicaOfAppointment&lt;IDBOAppointment, IDBOAppointment&gt;(draggedAppointment);</text:p>
      <text:p text:style-name="P212"/>
      <text:p text:style-name="P212"/>
      <text:p text:style-name="P215">MVC interview questions</text:p>
      <text:p text:style-name="P211"><text:span text:style-name="T260"><text:s/></text:span><text:span text:style-name="Strong_20_Emphasis"><text:span text:style-name="T259">1) Explain what is Model-View-Controller?</text:span></text:span></text:p>
      <text:p text:style-name="P315">MVC is a software architecture pattern for developing web application. It is handled by three objects Model-View-Controller.</text:p>
      <text:p text:style-name="P235"><text:span text:style-name="Strong_20_Emphasis"><text:span text:style-name="T259">2) Mention what does Model-View-Controller represent in an MVC application?</text:span></text:span></text:p>
      <text:p text:style-name="P315">In an MVC model,</text:p>
      <text:list xml:id="list2722984859133302152" text:style-name="L41">
        <text:list-item>
          <text:p text:style-name="P413"><text:span text:style-name="Strong_20_Emphasis"><text:span text:style-name="T259">Model</text:span></text:span><text:span text:style-name="T270">– It represents the application data domain. In other words applications business logic is contained within the model and is responsible for maintaining data</text:span></text:p>
        </text:list-item>
        <text:list-item>
          <text:p text:style-name="P413"><text:soft-page-break/><text:span text:style-name="Strong_20_Emphasis"><text:span text:style-name="T259">View</text:span></text:span><text:span text:style-name="T270">– It represents the user interface, with which the end users communicates. In short all the user interface logic is contained within the VIEW</text:span></text:p>
        </text:list-item>
        <text:list-item>
          <text:p text:style-name="P413"><text:span text:style-name="Strong_20_Emphasis"><text:span text:style-name="T259">Controller</text:span></text:span><text:span text:style-name="T270">– It is the controller that answers to user actions. Based on the </text:span><text:span text:style-name="T270">user actions, the respective controller responds within the model and choose a view to render that display the user interface.  The user input logic is contained with-in the controller</text:span></text:p>
        </text:list-item>
      </text:list>
      <text:p text:style-name="P217"/>
      <text:p text:style-name="P217"/>
      <text:p text:style-name="P218">Explain in which assembly mvc is present ?</text:p>
      <text:p text:style-name="P217">A. MVC is available in system.web.mvc</text:p>
      <text:p text:style-name="P218">Different types of action return types?</text:p>
      <text:p text:style-name="P217">A. view, redirect, javascript, content, json these are the results if the action.</text:p>
      <text:p text:style-name="P218">Advantages of MVC?</text:p>
      <text:p text:style-name="P217">A. MVC segregates the project into different sections it makes easy for developers to work on.</text:p>
      <text:p text:style-name="P217">It is very easy to maintain the project with mvc framework and it makes project more systematic.</text:p>
      <text:p text:style-name="P218">Mention the functions after filter, before filter before rendering ?</text:p>
      <text:p text:style-name="P217">A.<text:span text:style-name="T299"> afterfilter()</text:span> : this function is called after the execution of the controller action and after rendering the view this is the last controller method to run .</text:p>
      <text:p text:style-name="P217"><text:span text:style-name="T299">Beforefilter() </text:span>: this function is called before the execution of the each action this is used to inspect user permissions.</text:p>
      <text:p text:style-name="P219"><text:span text:style-name="Strong_20_Emphasis"><text:span text:style-name="T308">beforeRender():</text:span></text:span><text:span text:style-name="T307"> This function is called after controller action logic, but before the view is rendered. This function is not often used, but may be required If you are calling render() manually before the end of a given action</text:span></text:p>
      <text:p text:style-name="P217">Explain the roles of the components presentation, abstraction, controller ?</text:p>
      <text:p text:style-name="P217"><text:span text:style-name="T299">A. Presentation :</text:span> this is the visual representation of the specific abstraction within the application.</text:p>
      <text:p text:style-name="P217"><text:span text:style-name="T299">Abstraction : </text:span>this is the bussiness domain functionality within the application.</text:p>
      <text:p text:style-name="P217"><text:soft-page-break/><text:span text:style-name="T299">Control :</text:span> this is the component that keeps the consistency between the abstraction and its view(presentation) to the user in addition to communicating with other controls within the application.</text:p>
      <text:p text:style-name="P211"><text:span text:style-name="T260"><text:s/></text:span><text:span text:style-name="Strong_20_Emphasis"><text:span text:style-name="T262">Explain what are the steps for the execution of an MVC project?</text:span></text:span></text:p>
      <text:p text:style-name="P316">A. The steps for the execution of an MVC project includes</text:p>
      <text:list xml:id="list3995706335469399045" text:style-name="L42">
        <text:list-item>
          <text:p text:style-name="P412">Receive first request for the application</text:p>
        </text:list-item>
        <text:list-item>
          <text:p text:style-name="P412">Performs routing</text:p>
        </text:list-item>
        <text:list-item>
          <text:p text:style-name="P412">Creates MVC request handler</text:p>
        </text:list-item>
        <text:list-item>
          <text:p text:style-name="P412">Create Controller</text:p>
        </text:list-item>
        <text:list-item>
          <text:p text:style-name="P412">Execute Controller</text:p>
        </text:list-item>
        <text:list-item>
          <text:p text:style-name="P412">Invoke action</text:p>
        </text:list-item>
        <text:list-item>
          <text:p text:style-name="P412">Execute Result</text:p>
        </text:list-item>
      </text:list>
      <text:p text:style-name="P217"/>
      <text:p text:style-name="P217"><text:s/>What is routing ?</text:p>
      <text:p text:style-name="P217">A. routing s the main thing which tells the request to where to go and get the response. Routing is the important thing in building the url.</text:p>
      <text:p text:style-name="P217">Main things in the url are controller name, action name and parameters.</text:p>
      <text:p text:style-name="P217"/>
      <text:p text:style-name="P217"/>
      <text:p text:style-name="P217"/>
      <text:p text:style-name="P217"/>
      <text:p text:style-name="P218">Entity Framework :</text:p>
      <text:p text:style-name="P216">Entity frame work is the concept called code first which is equal to the active record concept in ruby on rails. <text:s/>This is same as object relational mapping.</text:p>
      <text:p text:style-name="P220"><text:span text:style-name="T304">Entity Framework introduced Code-First approach from Entity Framework 4.1. Code-First is mainly useful in </text:span><text:a xlink:type="simple" xlink:href="http://msdn.microsoft.com/en-us/magazine/dd419654.aspx" office:target-frame-name="_blank" xlink:show="new" text:style-name="Internet_20_link" text:visited-style-name="Visited_20_Internet_20_Link"><text:span text:style-name="T305">Domain Driven Design</text:span></text:a><text:span text:style-name="T304">. With the Code-First approach, you can focus on the domain design and start creating classes as per your domain requirement rather than design your database first and then create the classes which match your database design. Code-First APIs will create the database on the fly based on your entity classes and configuration.</text:span></text:p>
      <text:p text:style-name="P237"><text:soft-page-break/><draw:a xlink:type="simple" xlink:href="http://www.entityframeworktutorial.net/images/EF5/code-first.png" office:target-frame-name="_blank" xlink:show="new"><draw:frame draw:style-name="fr4" draw:name="graphics3" text:anchor-type="as-char" svg:width="5.302in" svg:height="1.3382in" draw:z-index="12"><draw:image xlink:href="http://www.entityframeworktutorial.net/images/EF5/code-first.png" xlink:type="simple" xlink:show="embed" xlink:actuate="onLoad"/><svg:title>code-first in entity framework</svg:title></draw:frame></draw:a></text:p>
      <text:p text:style-name="P216"/>
      <text:p text:style-name="P221">The basic workflow would be:</text:p>
      <text:p text:style-name="P311">Write application domain classes and context class→ configure domain classes for additional mapping requirements → Hit F5 to run the application → Code First API creates new database or map existing database with domain classes → Seed default/test data into the database → Finally launches the application</text:p>
      <text:p text:style-name="P216">in order to add entity framework to your application you hav to add entity frame work in your references by going to nugets and search entity framework and add it to the references.</text:p>
      <text:p text:style-name="P216">Create the domain class which represents the table and domain class properties resembles the columns in class eg:</text:p>
      <text:p text:style-name="P226"><text:span text:style-name="T79">public</text:span> <text:span text:style-name="T79">class</text:span> <text:span text:style-name="T202">Student</text:span></text:p>
      <text:p text:style-name="P333"><text:s text:c="4"/><text:span text:style-name="T311">{</text:span></text:p>
      <text:p text:style-name="P333"><text:s text:c="8"/><text:span text:style-name="T98">public</text:span><text:span text:style-name="T311"> Student()</text:span></text:p>
      <text:p text:style-name="P333"><text:s text:c="8"/><text:span text:style-name="T311">{ </text:span></text:p>
      <text:p text:style-name="P333"><text:s text:c="8"/></text:p>
      <text:p text:style-name="P333"><text:s text:c="8"/><text:span text:style-name="T311">}</text:span></text:p>
      <text:p text:style-name="P333"><text:s text:c="8"/><text:span text:style-name="T98">public</text:span><text:span text:style-name="T311"> </text:span><text:span text:style-name="T98">int</text:span><text:span text:style-name="T311"> StudentID { </text:span><text:span text:style-name="T98">get</text:span><text:span text:style-name="T311">; </text:span><text:span text:style-name="T98">set</text:span><text:span text:style-name="T311">; }</text:span></text:p>
      <text:p text:style-name="P333"><text:s text:c="8"/><text:span text:style-name="T98">public</text:span><text:span text:style-name="T311"> </text:span><text:span text:style-name="T98">string</text:span><text:span text:style-name="T311"> StudentName { </text:span><text:span text:style-name="T98">get</text:span><text:span text:style-name="T311">; </text:span><text:span text:style-name="T98">set</text:span><text:span text:style-name="T311">; }</text:span></text:p>
      <text:p text:style-name="P333"><text:s text:c="8"/><text:span text:style-name="T98">public</text:span><text:span text:style-name="T311"> </text:span><text:span text:style-name="T210">DateTime</text:span><text:span text:style-name="T311"> DateOfBirth { </text:span><text:span text:style-name="T98">get</text:span><text:span text:style-name="T311">; </text:span><text:span text:style-name="T98">set</text:span><text:span text:style-name="T311">; }</text:span></text:p>
      <text:p text:style-name="P333"><text:s text:c="8"/><text:span text:style-name="T98">public</text:span><text:span text:style-name="T311"> </text:span><text:span text:style-name="T98">byte</text:span><text:span text:style-name="T311">[] <text:s/>Photo { </text:span><text:span text:style-name="T98">get</text:span><text:span text:style-name="T311">; </text:span><text:span text:style-name="T98">set</text:span><text:span text:style-name="T311">; }</text:span></text:p>
      <text:p text:style-name="P333"><text:s text:c="8"/><text:span text:style-name="T98">public</text:span><text:span text:style-name="T311"> </text:span><text:span text:style-name="T98">decimal</text:span><text:span text:style-name="T311"> Height { </text:span><text:span text:style-name="T98">get</text:span><text:span text:style-name="T311">; </text:span><text:span text:style-name="T98">set</text:span><text:span text:style-name="T311">; }</text:span></text:p>
      <text:p text:style-name="P333"><text:s text:c="8"/><text:span text:style-name="T98">public</text:span><text:span text:style-name="T311"> </text:span><text:span text:style-name="T98">float</text:span><text:span text:style-name="T311"> Weight { </text:span><text:span text:style-name="T98">get</text:span><text:span text:style-name="T311">; </text:span><text:span text:style-name="T98">set</text:span><text:span text:style-name="T311">; }</text:span></text:p>
      <text:p text:style-name="P333"><text:s text:c="8"/></text:p>
      <text:p text:style-name="P333"><text:s text:c="8"/><text:span text:style-name="T98">public</text:span><text:span text:style-name="T311"> </text:span><text:span text:style-name="T210">Standard</text:span><text:span text:style-name="T311"> Standard { </text:span><text:span text:style-name="T98">get</text:span><text:span text:style-name="T311">; </text:span><text:span text:style-name="T98">set</text:span><text:span text:style-name="T311">; }</text:span></text:p>
      <text:p text:style-name="P200"><text:s text:c="4"/><text:span text:style-name="T311">}</text:span></text:p>
      <text:p text:style-name="P216">this is the domain class for student and there is another domain class called standard and each student has one standard and each standard has many students this <text:s/>is called relation ship and in entity framework this is achieved by the property of the domain class(standard).</text:p>
      <text:p text:style-name="P222"><text:s text:c="2"/><text:span text:style-name="T97">public</text:span><text:span text:style-name="T309"> </text:span><text:span text:style-name="T97">class</text:span><text:span text:style-name="T309"> </text:span><text:span text:style-name="T208">Standard</text:span></text:p>
      <text:p text:style-name="P333"><text:s text:c="4"/><text:span text:style-name="T311">{</text:span></text:p>
      <text:p text:style-name="P333"><text:s text:c="8"/><text:span text:style-name="T98">public</text:span><text:span text:style-name="T311"> Standard()</text:span></text:p>
      <text:p text:style-name="P333"><text:soft-page-break/><text:s text:c="8"/><text:span text:style-name="T311">{ </text:span></text:p>
      <text:p text:style-name="P333"><text:s text:c="8"/></text:p>
      <text:p text:style-name="P333"><text:s text:c="8"/><text:span text:style-name="T311">}</text:span></text:p>
      <text:p text:style-name="P333"><text:s text:c="8"/><text:span text:style-name="T98">public</text:span><text:span text:style-name="T311"> </text:span><text:span text:style-name="T98">int</text:span><text:span text:style-name="T311"> StandardId { </text:span><text:span text:style-name="T98">get</text:span><text:span text:style-name="T311">; </text:span><text:span text:style-name="T98">set</text:span><text:span text:style-name="T311">; }</text:span></text:p>
      <text:p text:style-name="P333"><text:s text:c="8"/><text:span text:style-name="T98">public</text:span><text:span text:style-name="T311"> </text:span><text:span text:style-name="T98">string</text:span><text:span text:style-name="T311"> StandardName { </text:span><text:span text:style-name="T98">get</text:span><text:span text:style-name="T311">; </text:span><text:span text:style-name="T98">set</text:span><text:span text:style-name="T311">; }</text:span></text:p>
      <text:p text:style-name="P333"><text:s text:c="4"/></text:p>
      <text:p text:style-name="P333"><text:s text:c="8"/><text:span text:style-name="T98">public</text:span><text:span text:style-name="T311"> </text:span><text:span text:style-name="T210">ICollection</text:span><text:span text:style-name="T311">&lt;</text:span><text:span text:style-name="T210">Student</text:span><text:span text:style-name="T311">&gt; Students { </text:span><text:span text:style-name="T98">get</text:span><text:span text:style-name="T311">; </text:span><text:span text:style-name="T98">set</text:span><text:span text:style-name="T311">; }</text:span></text:p>
      <text:p text:style-name="P333"><text:s text:c="3"/></text:p>
      <text:p text:style-name="P200"><text:s text:c="5"/><text:span text:style-name="T311">}</text:span></text:p>
      <text:p text:style-name="P218">creating the context class:</text:p>
      <text:p text:style-name="P222"><text:s text:c="2"/><text:span text:style-name="T97">namespace</text:span><text:span text:style-name="T309"> EF_Code_First_Tutorials</text:span></text:p>
      <text:p text:style-name="P333"><text:s text:c="4"/><text:span text:style-name="T311">{</text:span></text:p>
      <text:p text:style-name="P333"><text:s text:c="8"/></text:p>
      <text:p text:style-name="P333"><text:s text:c="8"/><text:span text:style-name="T98">public</text:span><text:span text:style-name="T311"> </text:span><text:span text:style-name="T98">class</text:span><text:span text:style-name="T311"> </text:span><text:span text:style-name="T210">SchoolContext</text:span><text:span text:style-name="T311">: </text:span><text:span text:style-name="T210">DbContext </text:span></text:p>
      <text:p text:style-name="P333"><text:s text:c="8"/><text:span text:style-name="T311">{</text:span></text:p>
      <text:p text:style-name="P333"><text:s text:c="12"/><text:span text:style-name="T98">public</text:span><text:span text:style-name="T311"> SchoolContext(): </text:span><text:span text:style-name="T98">base</text:span><text:span text:style-name="T311">()</text:span></text:p>
      <text:p text:style-name="P333"><text:s text:c="12"/><text:span text:style-name="T311">{</text:span></text:p>
      <text:p text:style-name="P333"><text:s text:c="12"/></text:p>
      <text:p text:style-name="P333"><text:s text:c="12"/><text:span text:style-name="T311">}</text:span></text:p>
      <text:p text:style-name="P333"><text:s text:c="12"/></text:p>
      <text:p text:style-name="P333"><text:s text:c="12"/><text:span text:style-name="T98">public</text:span><text:span text:style-name="T311"> </text:span><text:span text:style-name="T210">DbSet</text:span><text:span text:style-name="T311">&lt;</text:span><text:span text:style-name="T210">Student</text:span><text:span text:style-name="T311">&gt; Students { </text:span><text:span text:style-name="T98">get</text:span><text:span text:style-name="T311">; </text:span><text:span text:style-name="T98">set</text:span><text:span text:style-name="T311">; }</text:span></text:p>
      <text:p text:style-name="P333"><text:s text:c="12"/><text:span text:style-name="T98">public</text:span><text:span text:style-name="T311"> </text:span><text:span text:style-name="T210">DbSet</text:span><text:span text:style-name="T311">&lt;</text:span><text:span text:style-name="T210">Standard</text:span><text:span text:style-name="T311">&gt; Standards { </text:span><text:span text:style-name="T98">get</text:span><text:span text:style-name="T311">; </text:span><text:span text:style-name="T98">set</text:span><text:span text:style-name="T311">; }</text:span></text:p>
      <text:p text:style-name="P333"><text:s text:c="12"/></text:p>
      <text:p text:style-name="P333"><text:s text:c="8"/><text:span text:style-name="T311">}</text:span></text:p>
      <text:p text:style-name="P200"><text:s text:c="4"/><text:span text:style-name="T311">}</text:span></text:p>
      <text:p text:style-name="P217">context class is derived from dbcontext class here in the above class we are creating the property for student domain class by using</text:p>
      <text:p text:style-name="P217">DbSet&lt;student&gt; and the name is plural this will create the students table with the columns with the property names in the student domain class.</text:p>
      <text:p text:style-name="P222"><text:s text:c="2"/><text:span text:style-name="T97">class</text:span><text:span text:style-name="T309"> </text:span><text:span text:style-name="T208">Program</text:span></text:p>
      <text:p text:style-name="P333"><text:s text:c="4"/><text:span text:style-name="T311">{</text:span></text:p>
      <text:p text:style-name="P333"><text:s text:c="8"/><text:span text:style-name="T98">static void</text:span><text:span text:style-name="T311"> Main(</text:span><text:span text:style-name="T98">string</text:span><text:span text:style-name="T311">[] args)</text:span></text:p>
      <text:p text:style-name="P333"><text:s text:c="8"/><text:span text:style-name="T311">{</text:span></text:p>
      <text:p text:style-name="P333"><text:s text:c="5"/></text:p>
      <text:p text:style-name="P333"><text:s text:c="12"/><text:span text:style-name="T98">using</text:span><text:span text:style-name="T311"> (</text:span><text:span text:style-name="T98">var</text:span><text:span text:style-name="T311"> ctx = </text:span><text:span text:style-name="T98">new</text:span><text:span text:style-name="T311"> </text:span><text:span text:style-name="T210">SchoolContext</text:span><text:span text:style-name="T311">())</text:span></text:p>
      <text:p text:style-name="P333"><text:s text:c="12"/><text:span text:style-name="T311">{</text:span></text:p>
      <text:p text:style-name="P333"><text:s text:c="16"/><text:span text:style-name="T210">Student</text:span><text:span text:style-name="T311"> stud = </text:span><text:span text:style-name="T98">new</text:span><text:span text:style-name="T311"> </text:span><text:span text:style-name="T210">Student</text:span><text:span text:style-name="T311">() { StudentName = </text:span><text:span text:style-name="T171">"New Student"</text:span><text:span text:style-name="T311"> };</text:span></text:p>
      <text:p text:style-name="P333"><text:s text:c="8"/></text:p>
      <text:p text:style-name="P333"><text:s text:c="16"/><text:span text:style-name="T311">ctx.Students.Add(stud);</text:span></text:p>
      <text:p text:style-name="P333"><text:s text:c="16"/><text:span text:style-name="T311">ctx.SaveChanges(); <text:s text:c="15"/></text:span></text:p>
      <text:p text:style-name="P333"><text:soft-page-break/><text:s text:c="12"/><text:span text:style-name="T311">}</text:span></text:p>
      <text:p text:style-name="P333"><text:s text:c="8"/><text:span text:style-name="T311">}</text:span></text:p>
      <text:p text:style-name="P200"><text:s text:c="4"/><text:span text:style-name="T311">}</text:span></text:p>
      <text:p text:style-name="P217">here we are adding a student and standard record in <text:s text:c="2"/>students table by using add and savechanges methods of <text:s/>DbContext.</text:p>
      <text:p text:style-name="P217">Know if you run the application the code-first api of the entity frame work will create the database with the name of the context class here a db is created with the name schoolcontext and it also creates two tables students and standards which are the domain classes with primary keys as studentid and standardid and standard_standardid as foreignkey in standard class. </text:p>
      <text:p text:style-name="P217">Note : codefirst will create the primary key on the property name having id or classnameid if you mention some other it will throw exception .</text:p>
      <text:p text:style-name="P217">The name of the foreign key is described as navigation propertyname _ primary key property name of the navigation property.</text:p>
      <text:p text:style-name="P217">Eg: Standard_StandardId notnull if you mention the property as nullable in domain class then codefirst will create nullable column.</text:p>
      <text:p text:style-name="P218">Database name:</text:p>
      <text:p text:style-name="P217"><text:s/>code first automatically creates the db with the name which is passed as a parameter in the base constructor of the derived class of the Datacontext.</text:p>
      <text:p text:style-name="P217"><text:span text:style-name="T299">No parameter:</text:span> if you dont mention any parameter then it will create the db with the name as namespace.contextclassname.</text:p>
      <text:p text:style-name="P217">Eg:</text:p>
      <text:p text:style-name="P228">EF_Code_First_Tutorials.schoolcontext</text:p>
      <text:p text:style-name="P225">Databasename :<text:span text:style-name="T303"> If you pass the name as parameter for the base constructor in the derived class of the datacontext. Then the db is created with that parameter.</text:span></text:p>
      <text:p text:style-name="P225"><text:span text:style-name="T303"><text:s/></text:span><text:span text:style-name="T102">namespace</text:span><text:span text:style-name="T315"> SchoolDataLayer</text:span></text:p>
      <text:p text:style-name="P333"><text:s text:c="4"/><text:span text:style-name="T311">{</text:span></text:p>
      <text:p text:style-name="P333"><text:s text:c="8"/><text:span text:style-name="T98">public</text:span><text:span text:style-name="T311"> </text:span><text:span text:style-name="T98">class</text:span><text:span text:style-name="T311"> </text:span><text:span text:style-name="T210">Context</text:span><text:span text:style-name="T311">: </text:span><text:span text:style-name="T210">DbContext </text:span></text:p>
      <text:p text:style-name="P333"><text:s text:c="8"/><text:span text:style-name="T311">{</text:span></text:p>
      <text:p text:style-name="P333"><text:s text:c="12"/><text:span text:style-name="T98">public</text:span><text:span text:style-name="T311"> Context(): </text:span><text:span text:style-name="T98">base</text:span><text:span text:style-name="T311">(</text:span><text:span text:style-name="T171">"MySchoolDB"</text:span><text:span text:style-name="T311">) </text:span></text:p>
      <text:p text:style-name="P333"><text:s text:c="12"/><text:span text:style-name="T311">{</text:span></text:p>
      <text:p text:style-name="P333"><text:s text:c="19"/></text:p>
      <text:p text:style-name="P333"><text:s text:c="12"/><text:span text:style-name="T311">}</text:span></text:p>
      <text:p text:style-name="P333"><text:s text:c="8"/><text:span text:style-name="T311">}</text:span></text:p>
      <text:p text:style-name="P200"><text:soft-page-break/><text:s text:c="4"/><text:span text:style-name="T311">}</text:span></text:p>
      <text:p text:style-name="P223">here code first will create the db with name MySchoolDB.</text:p>
      <text:p text:style-name="P223">Connection string :</text:p>
      <text:p text:style-name="P223">you can specify the connection string name as the parametr with property name in the base constructor of the derived class of the datacontext. And this name can be usedin app config or web config.</text:p>
      <text:p text:style-name="P227"><text:span text:style-name="T103">namespace</text:span><text:span text:style-name="T316"> SchoolDataLayer</text:span></text:p>
      <text:p text:style-name="P333"><text:s text:c="4"/><text:span text:style-name="T311">{</text:span></text:p>
      <text:p text:style-name="P333"><text:s text:c="8"/><text:span text:style-name="T98">public</text:span><text:span text:style-name="T311"> </text:span><text:span text:style-name="T98">class</text:span><text:span text:style-name="T311"> </text:span><text:span text:style-name="T210">Context</text:span><text:span text:style-name="T311">: </text:span><text:span text:style-name="T210">DbContext </text:span></text:p>
      <text:p text:style-name="P333"><text:s text:c="8"/><text:span text:style-name="T311">{</text:span></text:p>
      <text:p text:style-name="P333"><text:s text:c="12"/><text:span text:style-name="T98">public</text:span><text:span text:style-name="T311"> SchoolDBContext() : </text:span><text:span text:style-name="T98">base</text:span><text:span text:style-name="T311">(</text:span><text:span text:style-name="T171">"name=SchoolDBConnectionString"</text:span><text:span text:style-name="T311">) </text:span></text:p>
      <text:p text:style-name="P333"><text:s text:c="12"/><text:span text:style-name="T311">{</text:span></text:p>
      <text:p text:style-name="P333"><text:s text:c="12"/><text:span text:style-name="T311">}</text:span></text:p>
      <text:p text:style-name="P333"><text:s text:c="8"/><text:span text:style-name="T311">}</text:span></text:p>
      <text:p text:style-name="P200"><text:s text:c="4"/><text:span text:style-name="T311">}</text:span></text:p>
      <text:p text:style-name="P223"><text:s/>app.config:</text:p>
      <text:p text:style-name="P223"/>
      <text:p text:style-name="P333"><text:s text:c="4"/><text:span text:style-name="T98">&lt;?</text:span><text:span text:style-name="T117">xml</text:span><text:span text:style-name="T311"> </text:span><text:span text:style-name="T156">version</text:span><text:span text:style-name="T98">="1.0"</text:span><text:span text:style-name="T311"> </text:span><text:span text:style-name="T156">encoding</text:span><text:span text:style-name="T98">="utf-8"</text:span><text:span text:style-name="T311"> ?</text:span><text:span text:style-name="T98">&gt;</text:span></text:p>
      <text:p text:style-name="P333"><text:s text:c="4"/><text:span text:style-name="T98">&lt;</text:span><text:span text:style-name="T117">configuration</text:span><text:span text:style-name="T98">&gt;</text:span></text:p>
      <text:p text:style-name="P333"><text:s text:c="6"/><text:span text:style-name="T98">&lt;</text:span><text:span text:style-name="T117">connectionStrings</text:span><text:span text:style-name="T98">&gt;</text:span></text:p>
      <text:p text:style-name="P333"><text:s text:c="8"/><text:span text:style-name="T98">&lt;</text:span><text:span text:style-name="T117">add</text:span><text:span text:style-name="T311"> </text:span><text:span text:style-name="T156">name</text:span><text:span text:style-name="T98">="SchoolDBConnectionString"</text:span><text:span text:style-name="T311"> /// this is the name mentioned in the base constructor in derived class of the datacontext.</text:span></text:p>
      <text:p text:style-name="P333"><text:s text:c="8"/><text:span text:style-name="T156">connectionString</text:span><text:span text:style-name="T98">="Data Source=.;Initial Catalog=SchoolDB-ByConnectionString;Integrated Security=true"</text:span><text:span text:style-name="T311"> </text:span></text:p>
      <text:p text:style-name="P333"><text:s text:c="8"/><text:span text:style-name="T156">providerName</text:span><text:span text:style-name="T98">="System.Data.SqlClient"/&gt;</text:span></text:p>
      <text:p text:style-name="P333"><text:s text:c="6"/><text:span text:style-name="T98">&lt;/</text:span><text:span text:style-name="T117">connectionStrings</text:span><text:span text:style-name="T98">&gt;</text:span></text:p>
      <text:p text:style-name="P200"><text:s text:c="4"/><text:span text:style-name="T98">&lt;/</text:span><text:span text:style-name="T117">configuration</text:span><text:span text:style-name="T98">&gt;</text:span></text:p>
      <text:p text:style-name="P223">Configure Domain classes in code first:</text:p>
      <text:p text:style-name="P223">We can override the conventions by configuring <text:s/>the domain class <text:s/>by giving the information which is needed to EF we can configure the domain class in two ways </text:p>
      <text:p text:style-name="P223">DataAnnotations And <text:s/>FluentAPI</text:p>
      <text:p text:style-name="P223">DataAnnotations: </text:p>
      <text:p text:style-name="P223"><text:span text:style-name="T318">DataAnnotation is a simple attribute based configuration, which you can apply to your domain </text:span><text:soft-page-break/><text:span text:style-name="T318">classes and its properties. You can find most of the attributes in the</text:span><text:a xlink:type="simple" xlink:href="http://msdn.microsoft.com/en-us/library/system.componentmodel.dataannotations(v=vs.110).aspx" office:target-frame-name="_blank" xlink:show="new" text:style-name="Internet_20_link" text:visited-style-name="Visited_20_Internet_20_Link"><text:span text:style-name="T317">System.ComponentModel.DataAnnotations</text:span></text:a><text:span text:style-name="T318"> namespace. However, DataAnnotation provides only a subset of Fluent API configurations. So, if you don't find some attributes in DataAnnotation, then you have to use Fluent API to configure it. </text:span></text:p>
      <text:h text:style-name="P229" text:outline-level="2">System.ComponentModel.DataAnnotations.Schema Attributes:</text:h>
      <text:p text:style-name="Text_20_body"><draw:frame draw:style-name="fr1" draw:name="Frame1" text:anchor-type="paragraph" svg:width="6.8535in" draw:z-index="10"><draw:text-box fo:min-height="3.0264in"><text:p text:style-name="P339"><text:bookmark text:name="table1"/></text:p><table:table table:name="Table9" table:style-name="Table9"><table:table-column table:style-name="Table9.A"/><table:table-column table:style-name="Table9.B"/><table:table-row><table:table-cell table:style-name="Table9.A1" office:value-type="string"><text:p text:style-name="P342">Attribute</text:p></table:table-cell><table:table-cell table:style-name="Table9.A1" office:value-type="string"><text:p text:style-name="P342">Description</text:p></table:table-cell></table:table-row><table:table-row table:style-name="Table9.2"><table:table-cell table:style-name="Table9.A2" office:value-type="string"><text:p text:style-name="P341"><text:a xlink:type="simple" xlink:href="http://www.entityframeworktutorial.net/code-first/table-dataannotations-attribute-in-code-first.aspx" text:style-name="Internet_20_link" text:visited-style-name="Visited_20_Internet_20_Link"><text:span text:style-name="T306">Table</text:span></text:a></text:p></table:table-cell><table:table-cell table:style-name="Table9.A2" office:value-type="string"><text:p text:style-name="P341">Specify name of the DB table which will be mapped with the class</text:p></table:table-cell></table:table-row><table:table-row><table:table-cell table:style-name="Table9.A3" office:value-type="string"><text:p text:style-name="P341"><text:a xlink:type="simple" xlink:href="http://www.entityframeworktutorial.net/code-first/column-dataannotations-attribute-in-code-first.aspx" text:style-name="Internet_20_link" text:visited-style-name="Visited_20_Internet_20_Link"><text:span text:style-name="T306">Column</text:span></text:a></text:p></table:table-cell><table:table-cell table:style-name="Table9.A3" office:value-type="string"><text:p text:style-name="P341">Specify column name and datatype which will be mapped with the property</text:p></table:table-cell></table:table-row><table:table-row><table:table-cell table:style-name="Table9.A2" office:value-type="string"><text:p text:style-name="P341"><text:a xlink:type="simple" xlink:href="http://www.entityframeworktutorial.net/EntityFramework6/index-attribute-in-code-first.aspx" text:style-name="Internet_20_link" text:visited-style-name="Visited_20_Internet_20_Link"><text:span text:style-name="T306">Index</text:span></text:a></text:p></table:table-cell><table:table-cell table:style-name="Table9.A2" office:value-type="string"><text:p text:style-name="P341">Create an Index for specified column. (EF 6.1 onwards only)</text:p></table:table-cell></table:table-row><table:table-row><table:table-cell table:style-name="Table9.A3" office:value-type="string"><text:p text:style-name="P341"><text:a xlink:type="simple" xlink:href="http://www.entityframeworktutorial.net/code-first/foreignkey-dataannotations-attribute-in-code-first.aspx" text:style-name="Internet_20_link" text:visited-style-name="Visited_20_Internet_20_Link"><text:span text:style-name="T306">ForeignKey</text:span></text:a></text:p></table:table-cell><table:table-cell table:style-name="Table9.A3" office:value-type="string"><text:p text:style-name="P341">Specify Foreign key property for Navigation property</text:p></table:table-cell></table:table-row><table:table-row><table:table-cell table:style-name="Table9.A2" office:value-type="string"><text:p text:style-name="P341"><text:a xlink:type="simple" xlink:href="http://www.entityframeworktutorial.net/code-first/notmapped-dataannotations-attribute-in-code-first.aspx" text:style-name="Internet_20_link" text:visited-style-name="Visited_20_Internet_20_Link"><text:span text:style-name="T306">NotMapped</text:span></text:a></text:p></table:table-cell><table:table-cell table:style-name="Table9.A2" office:value-type="string"><text:p text:style-name="P341">Specify that property will not be mapped with database</text:p></table:table-cell></table:table-row><table:table-row><table:table-cell table:style-name="Table9.A3" office:value-type="string"><text:p text:style-name="P341">DatabaseGenerated</text:p></table:table-cell><table:table-cell table:style-name="Table9.A3" office:value-type="string"><text:p text:style-name="P341">DatabaseGenerated attribute specifies that property will be mapped to computed column of the database table. So, the property will be read-only property. It can also be used to map the property to identity column (auto incremental column).</text:p></table:table-cell></table:table-row><table:table-row><table:table-cell table:style-name="Table9.A2" office:value-type="string"><text:p text:style-name="P341"><text:a xlink:type="simple" xlink:href="http://www.entityframeworktutorial.net/code-first/inverseproperty-dataannotations-attribute-in-code-first.aspx" text:style-name="Internet_20_link" text:visited-style-name="Visited_20_Internet_20_Link"><text:span text:style-name="T306">InverseProperty</text:span></text:a></text:p></table:table-cell><table:table-cell table:style-name="Table9.A2" office:value-type="string"><text:p text:style-name="P341">InverseProperty is useful when you have multiple relationships between two classes.</text:p></table:table-cell></table:table-row><table:table-row><table:table-cell table:style-name="Table9.A3" office:value-type="string"><text:p text:style-name="P341">ComplexType</text:p></table:table-cell><table:table-cell table:style-name="Table9.A3" office:value-type="string"><text:p text:style-name="P341">Mark the class as complex type in EF.</text:p></table:table-cell></table:table-row></table:table></draw:text-box></draw:frame></text:p>
      <text:p text:style-name="P223"/>
      <text:h text:style-name="P229" text:outline-level="2">System.ComponentModel.DataAnnotations Attributes:</text:h>
      <text:p text:style-name="Text_20_body"><draw:frame draw:style-name="fr1" draw:name="Frame2" text:anchor-type="paragraph" svg:width="6.8744in" draw:z-index="11"><draw:text-box fo:min-height="2.7354in"><text:p text:style-name="P339"><text:bookmark text:name="table-3"/></text:p><table:table table:name="Table10" table:style-name="Table10"><table:table-column table:style-name="Table10.A"/><table:table-column table:style-name="Table10.B"/><table:table-row><table:table-cell table:style-name="Table10.A1" office:value-type="string"><text:p text:style-name="P342">Attribute</text:p></table:table-cell><table:table-cell table:style-name="Table10.A1" office:value-type="string"><text:p text:style-name="P342">Description</text:p></table:table-cell></table:table-row><table:table-row table:style-name="Table10.2"><table:table-cell table:style-name="Table10.A2" office:value-type="string"><text:p text:style-name="P341"><text:a xlink:type="simple" xlink:href="http://www.entityframeworktutorial.net/code-first/key-dataannotations-attribute-in-code-first.aspx" text:style-name="Internet_20_link" text:visited-style-name="Visited_20_Internet_20_Link"><text:span text:style-name="T306">Key</text:span></text:a></text:p></table:table-cell><table:table-cell table:style-name="Table10.A2" office:value-type="string"><text:p text:style-name="P341">Mark property as EntityKey which will be mapped to PK of the related table.</text:p></table:table-cell></table:table-row><table:table-row><table:table-cell table:style-name="Table10.A3" office:value-type="string"><text:p text:style-name="P341"><text:a xlink:type="simple" xlink:href="http://www.entityframeworktutorial.net/code-first/TimeStamp-dataannotations-attribute-in-code-first.aspx" text:style-name="Internet_20_link" text:visited-style-name="Visited_20_Internet_20_Link"><text:span text:style-name="T306">Timestamp</text:span></text:a></text:p></table:table-cell><table:table-cell table:style-name="Table10.A3" office:value-type="string"><text:p text:style-name="P341">Mark the property as a non-nullable timestamp column in the database.</text:p></table:table-cell></table:table-row><table:table-row><table:table-cell table:style-name="Table10.A2" office:value-type="string"><text:p text:style-name="P341"><text:a xlink:type="simple" xlink:href="http://www.entityframeworktutorial.net/code-first/concurrencycheck-dataannotations-attribute-in-code-first.aspx" text:style-name="Internet_20_link" text:visited-style-name="Visited_20_Internet_20_Link"><text:span text:style-name="T306">ConcurrencyCheck</text:span></text:a></text:p></table:table-cell><table:table-cell table:style-name="Table10.A2" office:value-type="string"><text:p text:style-name="P341">ConcurrencyCheck annotation allows you to flag one or more properties to be used for concurrency checking in the database when a user edits or deletes an entity.</text:p></table:table-cell></table:table-row><table:table-row table:style-name="Table10.5"><table:table-cell table:style-name="Table10.A3" office:value-type="string"><text:p text:style-name="P341"><text:a xlink:type="simple" xlink:href="http://www.entityframeworktutorial.net/code-first/required-attribute-dataannotations-in-code-first.aspx" text:style-name="Internet_20_link" text:visited-style-name="Visited_20_Internet_20_Link"><text:span text:style-name="T306">Required</text:span></text:a></text:p></table:table-cell><table:table-cell table:style-name="Table10.A3" office:value-type="string"><text:p text:style-name="P341">The Required annotation will force EF (and MVC) to ensure that property has data in it.</text:p></table:table-cell></table:table-row><table:table-row><table:table-cell table:style-name="Table10.A2" office:value-type="string"><text:p text:style-name="P341"><text:a xlink:type="simple" xlink:href="http://www.entityframeworktutorial.net/code-first/maxlength-minlength-dataannotations-attribute-in-code-first.aspx" text:style-name="Internet_20_link" text:visited-style-name="Visited_20_Internet_20_Link"><text:span text:style-name="T306">MinLength</text:span></text:a></text:p></table:table-cell><table:table-cell table:style-name="Table10.A2" office:value-type="string"><text:p text:style-name="P341">MinLength annotation validates property whether it has minimum length of array or string.</text:p></table:table-cell></table:table-row><table:table-row table:style-name="Table10.5"><table:table-cell table:style-name="Table10.A3" office:value-type="string"><text:p text:style-name="P341"><text:a xlink:type="simple" xlink:href="http://www.entityframeworktutorial.net/code-first/maxlength-minlength-dataannotations-attribute-in-code-first.aspx" text:style-name="Internet_20_link" text:visited-style-name="Visited_20_Internet_20_Link"><text:span text:style-name="T306">MaxLength</text:span></text:a></text:p></table:table-cell><table:table-cell table:style-name="Table10.A3" office:value-type="string"><text:p text:style-name="P341">MaxLength annotation is the maximum length of property which in turn sets the maximum length of a column in the database</text:p></table:table-cell></table:table-row><table:table-row><table:table-cell table:style-name="Table10.A2" office:value-type="string"><text:p text:style-name="P341"><text:a xlink:type="simple" xlink:href="http://www.entityframeworktutorial.net/code-first/stringlength-dataannotations-attribute-in-code-first.aspx" text:style-name="Internet_20_link" text:visited-style-name="Visited_20_Internet_20_Link"><text:span text:style-name="T306">StringLength</text:span></text:a></text:p></table:table-cell><table:table-cell table:style-name="Table10.A2" office:value-type="string"><text:p text:style-name="P341">Specifies the minimum and maximum length of characters that are allowed in a data field.</text:p></table:table-cell></table:table-row></table:table></draw:text-box></draw:frame></text:p>
      <text:p text:style-name="P223"/>
      <text:p text:style-name="P223"/>
      <text:p text:style-name="P223"/>
      <text:p text:style-name="P223"/>
      <text:p text:style-name="P223"/>
      <text:p text:style-name="P223"/>
      <text:p text:style-name="P223"/>
      <text:p text:style-name="P223"/>
      <text:p text:style-name="P223">[key]: this attribute is used to override the default conventions for creating the column with primary key default code-first creates the primary key on the column having name id or classnameid+id.</text:p>
      <text:p text:style-name="P224"><text:soft-page-break/></text:p>
      <text:p text:style-name="P287">[key]</text:p>
      <text:p text:style-name="P287">int stdkey {get;set;}</text:p>
      <text:p text:style-name="P287">creates a column with primary key and name stdkey.</text:p>
      <text:p text:style-name="P288"/>
      <text:p text:style-name="P288">We can add multiple primary key columns using attribute column(order)</text:p>
      <text:p text:style-name="P288"><text:span text:style-name="T318"><text:s/></text:span><text:span text:style-name="T309">[</text:span><text:span text:style-name="T208">Key</text:span><text:span text:style-name="T309">]</text:span></text:p>
      <text:p text:style-name="P333"><text:s text:c="8"/><text:span text:style-name="T311">[</text:span><text:span text:style-name="T210">Column</text:span><text:span text:style-name="T311">(Order=1)]</text:span></text:p>
      <text:p text:style-name="P333"><text:s text:c="8"/><text:span text:style-name="T98">public</text:span><text:span text:style-name="T311"> </text:span><text:span text:style-name="T98">int</text:span><text:span text:style-name="T311"> StudentKey1 { </text:span><text:span text:style-name="T98">get</text:span><text:span text:style-name="T311">; </text:span><text:span text:style-name="T98">set</text:span><text:span text:style-name="T311">; }</text:span></text:p>
      <text:p text:style-name="P333"><text:s text:c="5"/></text:p>
      <text:p text:style-name="P333"><text:s text:c="8"/><text:span text:style-name="T311">[</text:span><text:span text:style-name="T210">Key</text:span><text:span text:style-name="T311">]</text:span></text:p>
      <text:p text:style-name="P333"><text:s text:c="8"/><text:span text:style-name="T311">[</text:span><text:span text:style-name="T210">Column</text:span><text:span text:style-name="T311">(Order=2)]</text:span></text:p>
      <text:p text:style-name="P200"><text:s text:c="8"/><text:span text:style-name="T98">public</text:span><text:span text:style-name="T311"> </text:span><text:span text:style-name="T98">int</text:span><text:span text:style-name="T311"> StudentKey2 { </text:span><text:span text:style-name="T98">get</text:span><text:span text:style-name="T311">; </text:span><text:span text:style-name="T98">set</text:span><text:span text:style-name="T311">; }</text:span></text:p>
      <text:p text:style-name="P288"><text:span text:style-name="T320">Timestamp:</text:span><text:span text:style-name="T318"> timestamp attribute can be applied only on byte array property of domain class .</text:span></text:p>
      <text:p text:style-name="P288">Timestamp attribute creates a timestamp column.</text:p>
      <text:p text:style-name="P288"><text:span text:style-name="T318"><text:s text:c="3"/></text:span><text:span text:style-name="T309">[</text:span><text:span text:style-name="T208">TimeStamp</text:span><text:span text:style-name="T309">]</text:span></text:p>
      <text:p text:style-name="P200"><text:s text:c="8"/><text:span text:style-name="T98">public</text:span><text:span text:style-name="T311"> </text:span><text:span text:style-name="T98">byte</text:span><text:span text:style-name="T311">[] RowVersion { </text:span><text:span text:style-name="T98">get</text:span><text:span text:style-name="T311">; </text:span><text:span text:style-name="T98">set</text:span><text:span text:style-name="T311">; }</text:span></text:p>
      <text:p text:style-name="P290"><text:span text:style-name="T318">Required : </text:span><text:span text:style-name="T319">required attribute will create a not null column.</text:span></text:p>
      <text:p text:style-name="P290"><text:span text:style-name="T319"><text:s text:c="2"/></text:span><text:span text:style-name="T315">[</text:span><text:span text:style-name="T214">Required</text:span><text:span text:style-name="T315">]</text:span></text:p>
      <text:p text:style-name="P200"><text:s text:c="8"/><text:span text:style-name="T98">public</text:span><text:span text:style-name="T311"> </text:span><text:span text:style-name="T98">string</text:span><text:span text:style-name="T311"> StudentName { </text:span><text:span text:style-name="T98">get</text:span><text:span text:style-name="T311">; </text:span><text:span text:style-name="T98">set</text:span><text:span text:style-name="T311">; }</text:span></text:p>
      <text:p text:style-name="P290"><text:span text:style-name="T318">MaxLength : </text:span><text:span text:style-name="T319">Maxlength attribute can be applied to the string property or array property for setting the max length in the column</text:span></text:p>
      <text:p text:style-name="P293"><text:span text:style-name="T321">[</text:span><text:span text:style-name="T216">MaxLength</text:span><text:span text:style-name="T321">(50)]</text:span></text:p>
      <text:p text:style-name="P200"><text:s text:c="8"/><text:span text:style-name="T98">public</text:span><text:span text:style-name="T311"> </text:span><text:span text:style-name="T98">string</text:span><text:span text:style-name="T311"> StudentName { </text:span><text:span text:style-name="T98">get</text:span><text:span text:style-name="T311">; </text:span><text:span text:style-name="T98">set</text:span><text:span text:style-name="T311">; }</text:span></text:p>
      <text:p text:style-name="P288">created a nvarchar column with length 50.</text:p>
      <text:p text:style-name="P288"/>
      <text:p text:style-name="P288">MinLength : MinLength attribute is used to create the column with minimum length.</text:p>
      <text:p text:style-name="P294"><text:span text:style-name="T318">[</text:span><text:span text:style-name="T215">MaxLength</text:span><text:span text:style-name="T318">(50),</text:span><text:span text:style-name="T215">MinLength</text:span><text:span text:style-name="T318">(2)]</text:span></text:p>
      <text:p text:style-name="P200"><text:s text:c="8"/><text:span text:style-name="T98">public</text:span><text:span text:style-name="T311"> </text:span><text:span text:style-name="T98">string</text:span><text:span text:style-name="T311"> StudentName { </text:span><text:span text:style-name="T98">get</text:span><text:span text:style-name="T311">; </text:span><text:span text:style-name="T98">set</text:span><text:span text:style-name="T311">; }</text:span></text:p>
      <text:p text:style-name="P247">StringLength: stringlength attribute can be applied on string property which creates the nvarchar column with given length.</text:p>
      <text:p text:style-name="P294"><text:span text:style-name="T318">[</text:span><text:span text:style-name="T215">StringLength</text:span><text:span text:style-name="T318">(50)]</text:span></text:p>
      <text:p text:style-name="P200"><text:s text:c="8"/><text:span text:style-name="T98">public</text:span><text:span text:style-name="T311"> </text:span><text:span text:style-name="T98">string</text:span><text:span text:style-name="T311"> StudentName { </text:span><text:span text:style-name="T98">get</text:span><text:span text:style-name="T311">; </text:span><text:span text:style-name="T98">set</text:span><text:span text:style-name="T311">; }</text:span></text:p>
      <text:p text:style-name="P247">Table attribute : table attribute will override the default table name .default table name is the domain class name.</text:p>
      <text:p text:style-name="P247">Eg:</text:p>
      <text:p text:style-name="P294">[<text:span text:style-name="T202">Table</text:span>(<text:span text:style-name="T165">"StudentMaster"</text:span>, Schema =”Admin”)]</text:p>
      <text:p text:style-name="P333"><text:s text:c="4"/><text:span text:style-name="T98">public</text:span><text:span text:style-name="T311"> </text:span><text:span text:style-name="T98">class</text:span><text:span text:style-name="T311"> </text:span><text:span text:style-name="T210">Student</text:span></text:p>
      <text:p text:style-name="P333"><text:soft-page-break/><text:s text:c="4"/><text:span text:style-name="T311">{</text:span></text:p>
      <text:p text:style-name="P333"><text:s text:c="8"/><text:span text:style-name="T98">public</text:span><text:span text:style-name="T311"> Student()</text:span></text:p>
      <text:p text:style-name="P333"><text:s text:c="8"/><text:span text:style-name="T311">{ </text:span></text:p>
      <text:p text:style-name="P333"><text:s text:c="8"/></text:p>
      <text:p text:style-name="P333"><text:s text:c="8"/><text:span text:style-name="T311">}</text:span></text:p>
      <text:p text:style-name="P333"><text:s text:c="8"/><text:span text:style-name="T98">public</text:span><text:span text:style-name="T311"> </text:span><text:span text:style-name="T98">int</text:span><text:span text:style-name="T311"> StudentID { </text:span><text:span text:style-name="T98">get</text:span><text:span text:style-name="T311">; </text:span><text:span text:style-name="T98">set</text:span><text:span text:style-name="T311">; }</text:span></text:p>
      <text:p text:style-name="P333"><text:s text:c="5"/><text:tab/></text:p>
      <text:p text:style-name="P333"><text:s text:c="8"/><text:span text:style-name="T98">public</text:span><text:span text:style-name="T311"> </text:span><text:span text:style-name="T98">string</text:span><text:span text:style-name="T311"> StudentName { </text:span><text:span text:style-name="T98">get</text:span><text:span text:style-name="T311">; </text:span><text:span text:style-name="T98">set</text:span><text:span text:style-name="T311">; }</text:span></text:p>
      <text:p text:style-name="P333"><text:s text:c="8"/></text:p>
      <text:p text:style-name="P200"><text:s text:c="4"/><text:span text:style-name="T311">}</text:span></text:p>
      <text:p text:style-name="P247">this will create the StudentMaster table in the admin.</text:p>
      <text:p text:style-name="P247"/>
      <text:p text:style-name="P265"><text:span text:style-name="T261">Column :</text:span><text:span text:style-name="T261"> </text:span><text:span text:style-name="T272">Column attribute can be applied to properties of a class. Default Code First convention creates a column name same as the property name. Column attribute overrides this default convention. EF Code-First will create a column with a specified name in Column attribute for a given property</text:span><text:span text:style-name="T322"> </text:span></text:p>
      <text:p text:style-name="P267">eg:</text:p>
      <text:p text:style-name="P296"><text:span text:style-name="T322"><text:s/></text:span><text:span text:style-name="T99">public</text:span><text:span text:style-name="T312"> </text:span><text:span text:style-name="T99">class</text:span><text:span text:style-name="T312"> </text:span><text:span text:style-name="T211">Student</text:span></text:p>
      <text:p text:style-name="P333"><text:s text:c="4"/><text:span text:style-name="T311">{</text:span></text:p>
      <text:p text:style-name="P333"><text:s text:c="8"/><text:span text:style-name="T98">public</text:span><text:span text:style-name="T311"> Student()</text:span></text:p>
      <text:p text:style-name="P333"><text:s text:c="8"/><text:span text:style-name="T311">{ </text:span></text:p>
      <text:p text:style-name="P333"><text:s text:c="8"/></text:p>
      <text:p text:style-name="P333"><text:s text:c="8"/><text:span text:style-name="T311">}</text:span></text:p>
      <text:p text:style-name="P333"><text:s text:c="8"/><text:span text:style-name="T98">public</text:span><text:span text:style-name="T311"> </text:span><text:span text:style-name="T98">int</text:span><text:span text:style-name="T311"> StudentID { </text:span><text:span text:style-name="T98">get</text:span><text:span text:style-name="T311">; </text:span><text:span text:style-name="T98">set</text:span><text:span text:style-name="T311">; }</text:span></text:p>
      <text:p text:style-name="P333"><text:s text:c="5"/></text:p>
      <text:p text:style-name="P333"><text:s text:c="8"/><text:span text:style-name="T311">[</text:span><text:span text:style-name="T210">Column</text:span><text:span text:style-name="T311">(</text:span><text:span text:style-name="T171">"Name",Order=1, TypeName="varchar"</text:span><text:span text:style-name="T311">)]</text:span></text:p>
      <text:p text:style-name="P333"><text:s text:c="8"/><text:span text:style-name="T98">public</text:span><text:span text:style-name="T311"> </text:span><text:span text:style-name="T98">string</text:span><text:span text:style-name="T311"> StudentName { </text:span><text:span text:style-name="T98">get</text:span><text:span text:style-name="T311">; </text:span><text:span text:style-name="T98">set</text:span><text:span text:style-name="T311">; }</text:span></text:p>
      <text:p text:style-name="P333"><text:s text:c="8"/></text:p>
      <text:p text:style-name="P200"><text:s text:c="4"/><text:span text:style-name="T311">}</text:span></text:p>
      <text:p text:style-name="P265"><text:span text:style-name="T322">this attribute will create the column with name as Name , 1</text:span><text:span text:style-name="T327">st</text:span><text:span text:style-name="T322"> column with type varchar.</text:span></text:p>
      <text:p text:style-name="P267"/>
      <text:p text:style-name="P267">Foreignkey attribute:</text:p>
      <text:p text:style-name="P267">foreign key attributes overides the default foreign key .</text:p>
      <text:p text:style-name="P296"><text:span text:style-name="T322"><text:s/></text:span><text:span text:style-name="T99">public</text:span><text:span text:style-name="T312"> </text:span><text:span text:style-name="T99">class</text:span><text:span text:style-name="T312"> </text:span><text:span text:style-name="T211">Student</text:span></text:p>
      <text:p text:style-name="P333"><text:s text:c="4"/><text:span text:style-name="T311">{</text:span></text:p>
      <text:p text:style-name="P333"><text:s text:c="8"/><text:span text:style-name="T98">public</text:span><text:span text:style-name="T311"> Student()</text:span></text:p>
      <text:p text:style-name="P333"><text:s text:c="8"/><text:span text:style-name="T311">{ </text:span></text:p>
      <text:p text:style-name="P333"><text:s text:c="8"/></text:p>
      <text:p text:style-name="P333"><text:s text:c="8"/><text:span text:style-name="T311">}</text:span></text:p>
      <text:p text:style-name="P333"><text:s text:c="8"/><text:span text:style-name="T98">public</text:span><text:span text:style-name="T311"> </text:span><text:span text:style-name="T98">int</text:span><text:span text:style-name="T311"> StudentID { </text:span><text:span text:style-name="T98">get</text:span><text:span text:style-name="T311">; </text:span><text:span text:style-name="T98">set</text:span><text:span text:style-name="T311">; }</text:span></text:p>
      <text:p text:style-name="P333"><text:s text:c="8"/><text:span text:style-name="T98">public</text:span><text:span text:style-name="T311"> </text:span><text:span text:style-name="T98">string</text:span><text:span text:style-name="T311"> StudentName { </text:span><text:span text:style-name="T98">get</text:span><text:span text:style-name="T311">; </text:span><text:span text:style-name="T98">set</text:span><text:span text:style-name="T311">; }</text:span></text:p>
      <text:p text:style-name="P333"><text:s text:c="8"/></text:p>
      <text:p text:style-name="P333"><text:s text:c="8"/><text:span text:style-name="T162">//Foreign key for Standard</text:span></text:p>
      <text:p text:style-name="P333"><text:s text:c="8"/><text:span text:style-name="T101">public</text:span><text:span text:style-name="T314"> </text:span><text:span text:style-name="T101">int</text:span><text:span text:style-name="T314"> StandardId { </text:span><text:span text:style-name="T101">get</text:span><text:span text:style-name="T314">; </text:span><text:span text:style-name="T101">set</text:span><text:span text:style-name="T314">; }</text:span></text:p>
      <text:p text:style-name="P338"/>
      <text:p text:style-name="P333"><text:s text:c="8"/><text:span text:style-name="T101">public</text:span><text:span text:style-name="T314"> </text:span><text:span text:style-name="T213">Standard</text:span><text:span text:style-name="T314"> Standard { </text:span><text:span text:style-name="T101">get</text:span><text:span text:style-name="T314">; </text:span><text:span text:style-name="T101">set</text:span><text:span text:style-name="T314">; }</text:span></text:p>
      <text:p text:style-name="P333"><text:soft-page-break/><text:s text:c="4"/><text:span text:style-name="T311">}</text:span></text:p>
      <text:p text:style-name="P338"/>
      <text:p text:style-name="P333"><text:s text:c="4"/><text:span text:style-name="T98">public</text:span><text:span text:style-name="T311"> </text:span><text:span text:style-name="T98">class</text:span><text:span text:style-name="T311"> </text:span><text:span text:style-name="T210">Standard</text:span></text:p>
      <text:p text:style-name="P333"><text:s text:c="4"/><text:span text:style-name="T311">{</text:span></text:p>
      <text:p text:style-name="P333"><text:s text:c="8"/><text:span text:style-name="T98">public</text:span><text:span text:style-name="T311"> Standard()</text:span></text:p>
      <text:p text:style-name="P333"><text:s text:c="8"/><text:span text:style-name="T311">{ </text:span></text:p>
      <text:p text:style-name="P333"><text:s text:c="8"/></text:p>
      <text:p text:style-name="P333"><text:s text:c="8"/><text:span text:style-name="T311">}</text:span></text:p>
      <text:p text:style-name="P333"><text:s text:c="8"/><text:span text:style-name="T98">public</text:span><text:span text:style-name="T311"> </text:span><text:span text:style-name="T98">int</text:span><text:span text:style-name="T311"> StandardId { </text:span><text:span text:style-name="T98">get</text:span><text:span text:style-name="T311">; </text:span><text:span text:style-name="T98">set</text:span><text:span text:style-name="T311">; }</text:span></text:p>
      <text:p text:style-name="P333"><text:s text:c="8"/><text:span text:style-name="T98">public</text:span><text:span text:style-name="T311"> </text:span><text:span text:style-name="T98">string</text:span><text:span text:style-name="T311"> StandardName { </text:span><text:span text:style-name="T98">get</text:span><text:span text:style-name="T311">; </text:span><text:span text:style-name="T98">set</text:span><text:span text:style-name="T311">; }</text:span></text:p>
      <text:p text:style-name="P333"><text:s text:c="4"/></text:p>
      <text:p text:style-name="P333"><text:s text:c="8"/><text:span text:style-name="T101">public</text:span><text:span text:style-name="T314"> </text:span><text:span text:style-name="T213">ICollection</text:span><text:span text:style-name="T314">&lt;</text:span><text:span text:style-name="T213">Student</text:span><text:span text:style-name="T314">&gt; Students { </text:span><text:span text:style-name="T101">get</text:span><text:span text:style-name="T314">; </text:span><text:span text:style-name="T101">set</text:span><text:span text:style-name="T314">; }</text:span></text:p>
      <text:p text:style-name="P333"><text:s text:c="3"/></text:p>
      <text:p text:style-name="P200"><text:s text:c="5"/><text:span text:style-name="T311">}</text:span></text:p>
      <text:p text:style-name="P296"><text:span text:style-name="T322"><text:s text:c="3"/></text:span><text:span text:style-name="T99">public</text:span><text:span text:style-name="T312"> </text:span><text:span text:style-name="T99">class</text:span><text:span text:style-name="T312"> </text:span><text:span text:style-name="T211">Student</text:span></text:p>
      <text:p text:style-name="P333"><text:s text:c="4"/><text:span text:style-name="T311">{</text:span></text:p>
      <text:p text:style-name="P333"><text:s text:c="8"/><text:span text:style-name="T98">public</text:span><text:span text:style-name="T311"> Student()</text:span></text:p>
      <text:p text:style-name="P333"><text:s text:c="8"/><text:span text:style-name="T311">{ </text:span></text:p>
      <text:p text:style-name="P333"><text:s text:c="8"/></text:p>
      <text:p text:style-name="P333"><text:s text:c="8"/><text:span text:style-name="T311">}</text:span></text:p>
      <text:p text:style-name="P333"><text:s text:c="8"/><text:span text:style-name="T98">public</text:span><text:span text:style-name="T311"> </text:span><text:span text:style-name="T98">int</text:span><text:span text:style-name="T311"> StudentID { </text:span><text:span text:style-name="T98">get</text:span><text:span text:style-name="T311">; </text:span><text:span text:style-name="T98">set</text:span><text:span text:style-name="T311">; }</text:span></text:p>
      <text:p text:style-name="P333"><text:s text:c="8"/><text:span text:style-name="T98">public</text:span><text:span text:style-name="T311"> </text:span><text:span text:style-name="T98">string</text:span><text:span text:style-name="T311"> StudentName { </text:span><text:span text:style-name="T98">get</text:span><text:span text:style-name="T311">; </text:span><text:span text:style-name="T98">set</text:span><text:span text:style-name="T311">; }</text:span></text:p>
      <text:p text:style-name="P333"><text:s text:c="8"/></text:p>
      <text:p text:style-name="P333"><text:s text:c="8"/><text:span text:style-name="T162">//Foreign key for Standard</text:span></text:p>
      <text:p text:style-name="P333"><text:s text:c="8"/><text:span text:style-name="T101">public</text:span><text:span text:style-name="T314"> </text:span><text:span text:style-name="T101">int</text:span><text:span text:style-name="T314"> StandardRefId { </text:span><text:span text:style-name="T101">get</text:span><text:span text:style-name="T314">; </text:span><text:span text:style-name="T101">set</text:span><text:span text:style-name="T314">; }</text:span></text:p>
      <text:p text:style-name="P338"/>
      <text:p text:style-name="P333"><text:s text:c="8"/><text:span text:style-name="T314">[</text:span><text:span text:style-name="T213">ForeignKey</text:span><text:span text:style-name="T314">(</text:span><text:span text:style-name="T172">"StandardRefId"</text:span><text:span text:style-name="T314">)]</text:span></text:p>
      <text:p text:style-name="P333"><text:s text:c="8"/><text:span text:style-name="T101">public</text:span><text:span text:style-name="T314"> </text:span><text:span text:style-name="T213">Standard</text:span><text:span text:style-name="T314"> Standard { </text:span><text:span text:style-name="T101">get</text:span><text:span text:style-name="T314">; </text:span><text:span text:style-name="T101">set</text:span><text:span text:style-name="T314">; }</text:span></text:p>
      <text:p text:style-name="P333"><text:s text:c="4"/><text:span text:style-name="T311">}</text:span></text:p>
      <text:p text:style-name="P338"/>
      <text:p text:style-name="P333"><text:s text:c="4"/><text:span text:style-name="T98">public</text:span><text:span text:style-name="T311"> </text:span><text:span text:style-name="T98">class</text:span><text:span text:style-name="T311"> </text:span><text:span text:style-name="T210">Standard</text:span></text:p>
      <text:p text:style-name="P333"><text:s text:c="4"/><text:span text:style-name="T311">{</text:span></text:p>
      <text:p text:style-name="P333"><text:s text:c="8"/><text:span text:style-name="T98">public</text:span><text:span text:style-name="T311"> Standard()</text:span></text:p>
      <text:p text:style-name="P333"><text:s text:c="8"/><text:span text:style-name="T311">{ </text:span></text:p>
      <text:p text:style-name="P333"><text:s text:c="8"/></text:p>
      <text:p text:style-name="P333"><text:s text:c="8"/><text:span text:style-name="T311">}</text:span></text:p>
      <text:p text:style-name="P333"><text:s text:c="8"/><text:span text:style-name="T98">public</text:span><text:span text:style-name="T311"> </text:span><text:span text:style-name="T98">int</text:span><text:span text:style-name="T311"> StandardId { </text:span><text:span text:style-name="T98">get</text:span><text:span text:style-name="T311">; </text:span><text:span text:style-name="T98">set</text:span><text:span text:style-name="T311">; }</text:span></text:p>
      <text:p text:style-name="P333"><text:s text:c="8"/><text:span text:style-name="T98">public</text:span><text:span text:style-name="T311"> </text:span><text:span text:style-name="T98">string</text:span><text:span text:style-name="T311"> StandardName { </text:span><text:span text:style-name="T98">get</text:span><text:span text:style-name="T311">; </text:span><text:span text:style-name="T98">set</text:span><text:span text:style-name="T311">; }</text:span></text:p>
      <text:p text:style-name="P333"><text:s text:c="4"/></text:p>
      <text:p text:style-name="P333"><text:s text:c="8"/><text:span text:style-name="T101">public</text:span><text:span text:style-name="T314"> </text:span><text:span text:style-name="T213">ICollection</text:span><text:span text:style-name="T314">&lt;</text:span><text:span text:style-name="T213">Student</text:span><text:span text:style-name="T314">&gt; Students { </text:span><text:span text:style-name="T101">get</text:span><text:span text:style-name="T314">; </text:span><text:span text:style-name="T101">set</text:span><text:span text:style-name="T314">; }</text:span></text:p>
      <text:p text:style-name="P333"><text:s text:c="3"/></text:p>
      <text:p text:style-name="P200"><text:s text:c="5"/><text:span text:style-name="T311">}</text:span></text:p>
      <text:p text:style-name="P267">here foreignkey attribute will create the foreignkey with name as StandardRefId default code first will create the foreign key with the name of the primary key column of another domain class.</text:p>
      <text:p text:style-name="P267"/>
      <text:p text:style-name="P267"/>
      <text:p text:style-name="P267"><text:soft-page-break/></text:p>
      <text:p text:style-name="P265"><text:span text:style-name="T323">Notmapped: </text:span><text:span text:style-name="T322">default code first creates column for the properties mentioned inside the class. By using notmapped attribute property the code first will not create the column for that property.</text:span></text:p>
      <text:p text:style-name="P296"><text:span text:style-name="T322"><text:s text:c="3"/></text:span><text:span text:style-name="T99">public</text:span><text:span text:style-name="T312"> </text:span><text:span text:style-name="T99">class</text:span><text:span text:style-name="T312"> </text:span><text:span text:style-name="T211">Student</text:span></text:p>
      <text:p text:style-name="P333"><text:s text:c="4"/><text:span text:style-name="T311">{</text:span></text:p>
      <text:p text:style-name="P333"><text:s text:c="8"/><text:span text:style-name="T98">public</text:span><text:span text:style-name="T311"> Student()</text:span></text:p>
      <text:p text:style-name="P333"><text:s text:c="8"/><text:span text:style-name="T311">{ </text:span></text:p>
      <text:p text:style-name="P333"><text:s text:c="8"/></text:p>
      <text:p text:style-name="P333"><text:s text:c="8"/><text:span text:style-name="T311">}</text:span></text:p>
      <text:p text:style-name="P338"/>
      <text:p text:style-name="P333"><text:s text:c="8"/><text:span text:style-name="T98">public</text:span><text:span text:style-name="T311"> </text:span><text:span text:style-name="T98">int</text:span><text:span text:style-name="T311"> StudentId { </text:span><text:span text:style-name="T98">get</text:span><text:span text:style-name="T311">; </text:span><text:span text:style-name="T98">set</text:span><text:span text:style-name="T311">; }</text:span></text:p>
      <text:p text:style-name="P333"><text:s text:c="5"/></text:p>
      <text:p text:style-name="P333"><text:s text:c="8"/><text:span text:style-name="T98">public</text:span><text:span text:style-name="T311"> </text:span><text:span text:style-name="T98">string</text:span><text:span text:style-name="T311"> StudentName { </text:span><text:span text:style-name="T98">get</text:span><text:span text:style-name="T311">; </text:span><text:span text:style-name="T98">set</text:span><text:span text:style-name="T311">; }</text:span></text:p>
      <text:p text:style-name="P333"><text:s text:c="8"/></text:p>
      <text:p text:style-name="P333"><text:s text:c="8"/><text:span text:style-name="T311">[</text:span><text:span text:style-name="T210">NotMapped</text:span><text:span text:style-name="T311">]</text:span></text:p>
      <text:p text:style-name="P333"><text:s text:c="8"/><text:span text:style-name="T98">public</text:span><text:span text:style-name="T311"> </text:span><text:span text:style-name="T98">int</text:span><text:span text:style-name="T311"> Age { </text:span><text:span text:style-name="T98">get</text:span><text:span text:style-name="T311">; </text:span><text:span text:style-name="T98">set</text:span><text:span text:style-name="T311">; }</text:span></text:p>
      <text:p text:style-name="P200"><text:s text:c="4"/><text:span text:style-name="T311">}</text:span></text:p>
      <text:p text:style-name="P267">code first will not create the column if the properties doesnt have get or set.</text:p>
      <text:p text:style-name="P267"/>
      <text:p text:style-name="P267">InverseProperty : </text:p>
      <text:p text:style-name="P267"><text:span text:style-name="T274">We have seen in the </text:span><text:a xlink:type="simple" xlink:href="http://www.entityframeworktutorial.net/code-first/code-first-conventions.aspx" text:style-name="Internet_20_link" text:visited-style-name="Visited_20_Internet_20_Link"><text:span text:style-name="T276">Code-First Convention</text:span></text:a><text:span text:style-name="T275"> </text:span><text:span text:style-name="T274">section that Code-First creates {Class Name}_{Primary Key} foreign key column if you have not included foreign key property in a parent class. The InverseProperty attribute is used when you have multiple relationships between classes.</text:span> </text:p>
      <text:p text:style-name="P267"/>
      <text:p text:style-name="P291"><text:s text:c="2"/><text:span text:style-name="T98">public</text:span><text:span text:style-name="T311"> </text:span><text:span text:style-name="T98">class</text:span><text:span text:style-name="T311"> </text:span><text:span text:style-name="T210">Student</text:span></text:p>
      <text:p text:style-name="P333"><text:s text:c="4"/><text:span text:style-name="T311">{</text:span></text:p>
      <text:p text:style-name="P333"><text:s text:c="8"/><text:span text:style-name="T98">public</text:span><text:span text:style-name="T311"> Student()</text:span></text:p>
      <text:p text:style-name="P333"><text:s text:c="8"/><text:span text:style-name="T311">{ </text:span></text:p>
      <text:p text:style-name="P333"><text:s text:c="8"/></text:p>
      <text:p text:style-name="P333"><text:s text:c="8"/><text:span text:style-name="T311">}</text:span></text:p>
      <text:p text:style-name="P333"><text:s text:c="8"/><text:span text:style-name="T98">public</text:span><text:span text:style-name="T311"> </text:span><text:span text:style-name="T98">int</text:span><text:span text:style-name="T311"> StudentID { </text:span><text:span text:style-name="T98">get</text:span><text:span text:style-name="T311">; </text:span><text:span text:style-name="T98">set</text:span><text:span text:style-name="T311">; }</text:span></text:p>
      <text:p text:style-name="P333"><text:s text:c="8"/><text:span text:style-name="T98">public</text:span><text:span text:style-name="T311"> </text:span><text:span text:style-name="T98">string</text:span><text:span text:style-name="T311"> StudentName { </text:span><text:span text:style-name="T98">get</text:span><text:span text:style-name="T311">; </text:span><text:span text:style-name="T98">set</text:span><text:span text:style-name="T311">; }</text:span></text:p>
      <text:p text:style-name="P334"/>
      <text:p text:style-name="P333"><text:s text:c="8"/><text:tab/><text:span text:style-name="T314">[</text:span><text:span text:style-name="T213">ForeignKey</text:span><text:span text:style-name="T314">(</text:span><text:span text:style-name="T172">"CurrentStandardId"</text:span><text:span text:style-name="T314">)]</text:span></text:p>
      <text:p text:style-name="P333"><text:span text:style-name="T101"><text:tab/>public</text:span><text:span text:style-name="T314"> </text:span><text:span text:style-name="T213">Standard</text:span><text:span text:style-name="T314"> CurrentStandard { </text:span><text:span text:style-name="T101">get</text:span><text:span text:style-name="T314">; </text:span><text:span text:style-name="T101">set</text:span><text:span text:style-name="T314">; }</text:span></text:p>
      <text:p text:style-name="P335"><text:s/><text:tab/></text:p>
      <text:p text:style-name="P333"><text:span text:style-name="T314"><text:tab/>[</text:span><text:span text:style-name="T213">ForeignKey</text:span><text:span text:style-name="T314">(</text:span><text:span text:style-name="T172">"PreviousStandardId"</text:span><text:span text:style-name="T314">)]</text:span></text:p>
      <text:p text:style-name="P333"><text:span text:style-name="T101"><text:tab/>public</text:span><text:span text:style-name="T314"> </text:span><text:span text:style-name="T213">Standard</text:span><text:span text:style-name="T314"> PreviousStandard { </text:span><text:span text:style-name="T101">get</text:span><text:span text:style-name="T314">; </text:span><text:span text:style-name="T101">set</text:span><text:span text:style-name="T314">; }</text:span></text:p>
      <text:p text:style-name="P333"><text:s text:c="4"/><text:span text:style-name="T311">}</text:span></text:p>
      <text:p text:style-name="P338"/>
      <text:p text:style-name="P333"><text:s text:c="4"/><text:span text:style-name="T98">public</text:span><text:span text:style-name="T311"> </text:span><text:span text:style-name="T98">class</text:span><text:span text:style-name="T311"> </text:span><text:span text:style-name="T210">Standard</text:span></text:p>
      <text:p text:style-name="P333"><text:s text:c="4"/><text:span text:style-name="T311">{</text:span></text:p>
      <text:p text:style-name="P333"><text:s text:c="8"/><text:span text:style-name="T98">public</text:span><text:span text:style-name="T311"> Standard()</text:span></text:p>
      <text:p text:style-name="P333"><text:s text:c="8"/><text:span text:style-name="T311">{ </text:span></text:p>
      <text:p text:style-name="P333"><text:s text:c="8"/></text:p>
      <text:p text:style-name="P333"><text:s text:c="8"/><text:span text:style-name="T311">}</text:span></text:p>
      <text:p text:style-name="P333"><text:soft-page-break/><text:s text:c="8"/><text:span text:style-name="T98">public</text:span><text:span text:style-name="T311"> </text:span><text:span text:style-name="T98">int</text:span><text:span text:style-name="T311"> StandardId { </text:span><text:span text:style-name="T98">get</text:span><text:span text:style-name="T311">; </text:span><text:span text:style-name="T98">set</text:span><text:span text:style-name="T311">; }</text:span></text:p>
      <text:p text:style-name="P333"><text:s text:c="8"/><text:span text:style-name="T98">public</text:span><text:span text:style-name="T311"> </text:span><text:span text:style-name="T98">string</text:span><text:span text:style-name="T311"> StandardName { </text:span><text:span text:style-name="T98">get</text:span><text:span text:style-name="T311">; </text:span><text:span text:style-name="T98">set</text:span><text:span text:style-name="T311">; }</text:span></text:p>
      <text:p text:style-name="P333"><text:s text:c="4"/></text:p>
      <text:p text:style-name="P333"><text:s text:c="8"/><text:span text:style-name="T314">[</text:span><text:span text:style-name="T213">InverseProperty</text:span><text:span text:style-name="T314">(</text:span><text:span text:style-name="T172">"CurrentStandard"</text:span><text:span text:style-name="T314">)]</text:span></text:p>
      <text:p text:style-name="P333"><text:s text:c="8"/><text:span text:style-name="T101">public</text:span><text:span text:style-name="T314"> </text:span><text:span text:style-name="T213">ICollection</text:span><text:span text:style-name="T314">&lt;</text:span><text:span text:style-name="T213">Student</text:span><text:span text:style-name="T314">&gt; CurrentStudents { </text:span><text:span text:style-name="T101">get</text:span><text:span text:style-name="T314">; </text:span><text:span text:style-name="T101">set</text:span><text:span text:style-name="T314">; }</text:span></text:p>
      <text:p text:style-name="P333"><text:s text:c="8"/></text:p>
      <text:p text:style-name="P333"><text:s text:c="8"/><text:span text:style-name="T314">[</text:span><text:span text:style-name="T213">InverseProperty</text:span><text:span text:style-name="T314">(</text:span><text:span text:style-name="T172">"PreviousStandard"</text:span><text:span text:style-name="T314">)]</text:span></text:p>
      <text:p text:style-name="P333"><text:s text:c="12"/><text:span text:style-name="T101">public</text:span><text:span text:style-name="T314"> </text:span><text:span text:style-name="T213">ICollection</text:span><text:span text:style-name="T314">&lt;</text:span><text:span text:style-name="T213">Student</text:span><text:span text:style-name="T314">&gt; PreviousStudents { </text:span><text:span text:style-name="T101">get</text:span><text:span text:style-name="T314">; </text:span><text:span text:style-name="T101">set</text:span><text:span text:style-name="T314">; }</text:span></text:p>
      <text:p text:style-name="P333"><text:s text:c="3"/></text:p>
      <text:p text:style-name="P200"><text:s text:c="5"/><text:span text:style-name="T311">}</text:span></text:p>
      <text:p text:style-name="P267">if you dont mention the inverse property in the child class the code first will create the default foreign keys and the given foreign keys. To avoid this we have to mention inverse property on the foreignkeys in parent class.</text:p>
      <text:p text:style-name="P267"/>
      <text:p text:style-name="P267"><text:span text:style-name="T299">Fluent API:</text:span> By using the fluent api we can configure the code first conventions at three levels.</text:p>
      <text:p text:style-name="P267"/>
      <text:p text:style-name="P267"><text:span text:style-name="T299">Model wide mapping </text:span>: at database level.</text:p>
      <text:p text:style-name="P267">Entity mapping : at table level.</text:p>
      <text:p text:style-name="P267">Property mapping : at column level.</text:p>
      <text:p text:style-name="P267"><text:s/></text:p>
      <text:p text:style-name="P267"><text:span text:style-name="T299">On model creating :</text:span> by overriding the onmodelcreating method of the DataContext class which was implemented by the context class.</text:p>
      <text:p text:style-name="P291"><text:s/><text:span text:style-name="T98">public</text:span><text:span text:style-name="T311"> </text:span><text:span text:style-name="T98">class</text:span><text:span text:style-name="T311"> </text:span><text:span text:style-name="T210">SchoolContext</text:span><text:span text:style-name="T311">: </text:span><text:span text:style-name="T210">DbContext</text:span><text:span text:style-name="T311"> </text:span></text:p>
      <text:p text:style-name="P333"><text:s text:c="4"/><text:span text:style-name="T311">{</text:span></text:p>
      <text:p text:style-name="P333"><text:s text:c="8"/><text:span text:style-name="T98">public</text:span><text:span text:style-name="T311"> SchoolDBContext(): </text:span><text:span text:style-name="T98">base</text:span><text:span text:style-name="T311">() </text:span></text:p>
      <text:p text:style-name="P333"><text:s text:c="8"/><text:span text:style-name="T311">{</text:span></text:p>
      <text:p text:style-name="P333"><text:s text:c="8"/><text:span text:style-name="T311">}</text:span></text:p>
      <text:p text:style-name="P338"/>
      <text:p text:style-name="P333"><text:s text:c="8"/><text:span text:style-name="T98">public</text:span><text:span text:style-name="T311"> </text:span><text:span text:style-name="T210">DbSet</text:span><text:span text:style-name="T311">&lt;</text:span><text:span text:style-name="T210">Student</text:span><text:span text:style-name="T311">&gt; Students { </text:span><text:span text:style-name="T98">get</text:span><text:span text:style-name="T311">; </text:span><text:span text:style-name="T98">set</text:span><text:span text:style-name="T311">; }</text:span></text:p>
      <text:p text:style-name="P333"><text:s text:c="8"/><text:span text:style-name="T98">public</text:span><text:span text:style-name="T311"> </text:span><text:span text:style-name="T210">DbSet</text:span><text:span text:style-name="T311">&lt;</text:span><text:span text:style-name="T210">Standard</text:span><text:span text:style-name="T311">&gt; Standards { </text:span><text:span text:style-name="T98">get</text:span><text:span text:style-name="T311">; </text:span><text:span text:style-name="T98">set</text:span><text:span text:style-name="T311">; }</text:span></text:p>
      <text:p text:style-name="P333"><text:s text:c="8"/></text:p>
      <text:p text:style-name="P333"><text:s text:c="8"/><text:span text:style-name="T101">protected</text:span><text:span text:style-name="T314"> </text:span><text:span text:style-name="T101">override</text:span><text:span text:style-name="T314"> </text:span><text:span text:style-name="T101">void</text:span><text:span text:style-name="T314"> OnModelCreating(</text:span><text:span text:style-name="T213">DbModelBuilder</text:span><text:span text:style-name="T314"> modelBuilder)</text:span></text:p>
      <text:p text:style-name="P333"><text:s text:c="8"/><text:span text:style-name="T314">{</text:span></text:p>
      <text:p text:style-name="P333"><text:s text:c="12"/><text:span text:style-name="T163">//Configure domain classes using modelBuilder here</text:span></text:p>
      <text:p text:style-name="P338"/>
      <text:p text:style-name="P333"><text:s text:c="12"/><text:span text:style-name="T101">base</text:span><text:span text:style-name="T314">.OnModelCreating(modelBuilder);</text:span></text:p>
      <text:p text:style-name="P333"><text:s text:c="8"/><text:span text:style-name="T314">}</text:span></text:p>
      <text:p text:style-name="P200"><text:s text:c="4"/><text:span text:style-name="T311">}</text:span></text:p>
      <text:p text:style-name="P267">DbmodelBuilder class contains properties and methods to configure the domain class.</text:p>
      <text:p text:style-name="P267"/>
      <text:p text:style-name="P267"/>
      <text:p text:style-name="P267"/>
      <text:p text:style-name="P267"/>
      <text:p text:style-name="P267"/>
      <text:p text:style-name="P267"><text:soft-page-break/></text:p>
      <text:p text:style-name="P269">Enity type cofiguration :</text:p>
      <text:p text:style-name="P267"><text:tab/><text:tab/><text:tab/>Entity type configuration is an important class in fluent api which helps to configure the entity and its properties.</text:p>
      <text:p text:style-name="P267">To override the code first conventions we should use the <text:span text:style-name="T299">Entity method of the dbmodelbuilder</text:span> class .</text:p>
      <text:p text:style-name="P267"/>
      <text:p text:style-name="P267">EntityTypeConfiguration&lt;Student&gt; est = modelbuilder.Entity&lt;Student&gt;();</text:p>
      <text:p text:style-name="P267">now we can get properties and methods to configure the code-first conventions.</text:p>
      <text:p text:style-name="P248"><draw:a xlink:type="simple" xlink:href="http://www.entityframeworktutorial.net/images/codefirst/ETC-fg1.PNG" office:target-frame-name="_blank" xlink:show="new"><draw:frame draw:style-name="fr4" draw:name="graphics4" text:anchor-type="as-char" svg:width="6.3646in" svg:height="2.7083in" draw:z-index="16"><draw:image xlink:href="http://www.entityframeworktutorial.net/images/codefirst/ETC-fg1.PNG" xlink:type="simple" xlink:show="embed" xlink:actuate="onLoad"/></draw:frame></draw:a></text:p>
      <text:p text:style-name="P312">EntityTypeConfiguration has the following important methods:</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draw:frame draw:style-name="fr2" draw:name="Frame3" text:anchor-type="paragraph" svg:x="0.2228in" svg:y="0.1457in" svg:width="6.5217in" draw:z-index="13"><draw:text-box fo:min-height="6.0398in"><text:p text:style-name="P339"><text:bookmark text:name="table-31"/></text:p><table:table table:name="Table11" table:style-name="Table11"><table:table-column table:style-name="Table11.A"/><table:table-column table:style-name="Table11.B"/><table:table-column table:style-name="Table11.C"/><table:table-row><table:table-cell table:style-name="Table11.A1" office:value-type="string"><text:p text:style-name="P342">Method Name</text:p></table:table-cell><table:table-cell table:style-name="Table11.A1" office:value-type="string"><text:p text:style-name="P342">Return Type</text:p></table:table-cell><table:table-cell table:style-name="Table11.A1" office:value-type="string"><text:p text:style-name="P342">Description</text:p></table:table-cell></table:table-row><table:table-row table:style-name="Table11.2"><table:table-cell table:style-name="Table11.A2" office:value-type="string"><text:p text:style-name="P341">HasKey&lt;TKey&gt;</text:p></table:table-cell><table:table-cell table:style-name="Table11.A2" office:value-type="string"><text:p text:style-name="P341"><text:a xlink:type="simple" xlink:href="http://msdn.microsoft.com/en-us/library/gg696117(v=vs.103).aspx" office:target-frame-name="_blank" xlink:show="new" text:style-name="Internet_20_link" text:visited-style-name="Visited_20_Internet_20_Link">EntityTypeConfiguration</text:a></text:p></table:table-cell><table:table-cell table:style-name="Table11.C2" office:value-type="string"><text:p text:style-name="P341">Configures the primary key property(s) for this entity type.</text:p></table:table-cell></table:table-row><table:table-row table:style-name="Table11.2"><table:table-cell table:style-name="Table11.A2" office:value-type="string"><text:p text:style-name="P341">HasMany&lt;TTargetEntity&gt;</text:p></table:table-cell><table:table-cell table:style-name="Table11.A2" office:value-type="string"><text:p text:style-name="P341"><text:a xlink:type="simple" xlink:href="http://msdn.microsoft.com/en-us/library/gg679342(v=vs.103).aspx" office:target-frame-name="_blank" xlink:show="new" text:style-name="Internet_20_link" text:visited-style-name="Visited_20_Internet_20_Link">ManyNavigationPropertyConfiguration</text:a></text:p></table:table-cell><table:table-cell table:style-name="Table11.C2" office:value-type="string"><text:p text:style-name="P341">Configures a many-to-many relationship from this entity type.</text:p></table:table-cell></table:table-row><table:table-row table:style-name="Table11.2"><table:table-cell table:style-name="Table11.A2" office:value-type="string"><text:p text:style-name="P341">HasOptional&lt;TTargetEntity&gt;</text:p></table:table-cell><table:table-cell table:style-name="Table11.A2" office:value-type="string"><text:p text:style-name="P341"><text:a xlink:type="simple" xlink:href="http://msdn.microsoft.com/en-us/library/gg696420(v=vs.103).aspx" office:target-frame-name="_blank" xlink:show="new" text:style-name="Internet_20_link" text:visited-style-name="Visited_20_Internet_20_Link">OptionalNavigationPropertyConfiguration</text:a></text:p></table:table-cell><table:table-cell table:style-name="Table11.C2" office:value-type="string"><text:p text:style-name="P341">Configures an optional relationship from this entity type. Instances of the entity type can be saved to the database without this relationship being specified. The foreign key in the database will be nullable.</text:p></table:table-cell></table:table-row><table:table-row table:style-name="Table11.2"><table:table-cell table:style-name="Table11.A2" office:value-type="string"><text:p text:style-name="P341">HasRequired&lt;TTargetEntity&gt;</text:p></table:table-cell><table:table-cell table:style-name="Table11.A2" office:value-type="string"><text:p text:style-name="P341"><text:a xlink:type="simple" xlink:href="http://msdn.microsoft.com/en-us/library/gg679232(v=vs.103).aspx" office:target-frame-name="_blank" xlink:show="new" text:style-name="Internet_20_link" text:visited-style-name="Visited_20_Internet_20_Link">RequiredNavigationPropertyConfiguration</text:a></text:p></table:table-cell><table:table-cell table:style-name="Table11.C2" office:value-type="string"><text:p text:style-name="P341">Configures a required relationship from this entity type. Instances of the entity type will not be able to be saved to the database unless this relationship is specified. The foreign key in the database will be non-nullable.</text:p></table:table-cell></table:table-row><table:table-row table:style-name="Table11.2"><table:table-cell table:style-name="Table11.A2" office:value-type="string"><text:p text:style-name="P341">Ignore&lt;TProperty&gt;</text:p></table:table-cell><table:table-cell table:style-name="Table11.A2" office:value-type="string"><text:p text:style-name="P341">Void</text:p></table:table-cell><table:table-cell table:style-name="Table11.C2" office:value-type="string"><text:p text:style-name="P341">Excludes a property from the model so that it will not be mapped to the database.</text:p></table:table-cell></table:table-row><table:table-row table:style-name="Table11.2"><table:table-cell table:style-name="Table11.A2" office:value-type="string"><text:p text:style-name="P341">Map</text:p></table:table-cell><table:table-cell table:style-name="Table11.A2" office:value-type="string"><text:p text:style-name="P341"><text:a xlink:type="simple" xlink:href="http://msdn.microsoft.com/en-us/library/gg696117(v=vs.103).aspx" office:target-frame-name="_blank" xlink:show="new" text:style-name="Internet_20_link" text:visited-style-name="Visited_20_Internet_20_Link">EntityTypeConfiguration</text:a></text:p></table:table-cell><table:table-cell table:style-name="Table11.C2" office:value-type="string"><text:p text:style-name="P341">Allows advanced configuration related to how this entity type is mapped to the database schema.</text:p></table:table-cell></table:table-row><table:table-row table:style-name="Table11.2"><table:table-cell table:style-name="Table11.A2" office:value-type="string"><text:p text:style-name="P341">Property&lt;T&gt;</text:p></table:table-cell><table:table-cell table:style-name="Table11.A2" office:value-type="string"><text:p text:style-name="P341"><text:a xlink:type="simple" xlink:href="http://msdn.microsoft.com/en-us/library/gg679411(v=vs.103).aspx" office:target-frame-name="_blank" xlink:show="new" text:style-name="Internet_20_link" text:visited-style-name="Visited_20_Internet_20_Link">StructuralTypeConfiguration</text:a></text:p></table:table-cell><table:table-cell table:style-name="Table11.C2" office:value-type="string"><text:p text:style-name="P341">Configures a struct property that is defined on this type.</text:p></table:table-cell></table:table-row><table:table-row table:style-name="Table11.2"><table:table-cell table:style-name="Table11.A2" office:value-type="string"><text:p text:style-name="P341">ToTable</text:p></table:table-cell><table:table-cell table:style-name="Table11.A2" office:value-type="string"><text:p text:style-name="P341">Void</text:p></table:table-cell><table:table-cell table:style-name="Table11.C2" office:value-type="string"><text:p text:style-name="P341">Configures the table name that this entity type is mapped to.</text:p></table:table-cell></table:table-row></table:table></draw:text-box></draw:frame><text:soft-page-break/></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302"/>
      <text:p text:style-name="P333"><text:s text:c="4"/><text:span text:style-name="T98">namespace</text:span><text:span text:style-name="T311"> CodeFirst_FluentAPI_Tutorials</text:span></text:p>
      <text:p text:style-name="P333"><text:s text:c="4"/><text:span text:style-name="T311">{</text:span></text:p>
      <text:p text:style-name="P333"><text:s text:c="8"/></text:p>
      <text:p text:style-name="P333"><text:s text:c="8"/><text:span text:style-name="T98">public</text:span><text:span text:style-name="T311"> </text:span><text:span text:style-name="T98">class</text:span><text:span text:style-name="T311"> </text:span><text:span text:style-name="T210">SchoolContext</text:span><text:span text:style-name="T311">: </text:span><text:span text:style-name="T210">DbContext</text:span><text:span text:style-name="T311"> </text:span></text:p>
      <text:p text:style-name="P333"><text:s text:c="8"/><text:span text:style-name="T311">{</text:span></text:p>
      <text:p text:style-name="P333"><text:s text:c="12"/><text:span text:style-name="T98">public</text:span><text:span text:style-name="T311"> SchoolDBContext(): </text:span><text:span text:style-name="T98">base</text:span><text:span text:style-name="T311">() </text:span></text:p>
      <text:p text:style-name="P333"><text:s text:c="12"/><text:span text:style-name="T311">{</text:span></text:p>
      <text:p text:style-name="P333"><text:s text:c="12"/><text:span text:style-name="T311">}</text:span></text:p>
      <text:p text:style-name="P338"/>
      <text:p text:style-name="P333"><text:s text:c="12"/><text:span text:style-name="T98">public</text:span><text:span text:style-name="T311"> </text:span><text:span text:style-name="T210">DbSet</text:span><text:span text:style-name="T311">&lt;</text:span><text:span text:style-name="T210">Student</text:span><text:span text:style-name="T311">&gt; Students { </text:span><text:span text:style-name="T98">get</text:span><text:span text:style-name="T311">; </text:span><text:span text:style-name="T98">set</text:span><text:span text:style-name="T311">; }</text:span></text:p>
      <text:p text:style-name="P333"><text:s text:c="12"/><text:span text:style-name="T98">public</text:span><text:span text:style-name="T311"> </text:span><text:span text:style-name="T210">DbSet</text:span><text:span text:style-name="T311">&lt;</text:span><text:span text:style-name="T210">Standard</text:span><text:span text:style-name="T311">&gt; Standards { </text:span><text:span text:style-name="T98">get</text:span><text:span text:style-name="T311">; </text:span><text:span text:style-name="T98">set</text:span><text:span text:style-name="T311">; }</text:span></text:p>
      <text:p text:style-name="P333"><text:s text:c="8"/></text:p>
      <text:p text:style-name="P333"><text:s text:c="12"/><text:span text:style-name="T98">protected</text:span><text:span text:style-name="T311"> </text:span><text:span text:style-name="T98">override</text:span><text:span text:style-name="T311"> </text:span><text:span text:style-name="T98">void</text:span><text:span text:style-name="T311"> OnModelCreating(</text:span><text:span text:style-name="T210">DbModelBuilder</text:span><text:span text:style-name="T311"> </text:span><text:soft-page-break/><text:span text:style-name="T311">modelBuilder)</text:span></text:p>
      <text:p text:style-name="P333"><text:s text:c="12"/><text:span text:style-name="T311">{</text:span></text:p>
      <text:p text:style-name="P333"><text:s text:c="16"/><text:span text:style-name="T311">modelBuilder.Entity&lt;</text:span><text:span text:style-name="T210">Student</text:span><text:span text:style-name="T311">&gt;().Map(m =&gt;</text:span></text:p>
      <text:p text:style-name="P333"><text:s text:c="16"/><text:span text:style-name="T311">{</text:span></text:p>
      <text:p text:style-name="P333"><text:s text:c="20"/><text:span text:style-name="T311">m.Properties(p =&gt; </text:span><text:span text:style-name="T98">new</text:span><text:span text:style-name="T311"> { p.StudentId, p.StudentName});</text:span></text:p>
      <text:p text:style-name="P333"><text:s text:c="20"/><text:span text:style-name="T311">m.ToTable(</text:span><text:span text:style-name="T171">"StudentInfo"</text:span><text:span text:style-name="T311">);</text:span></text:p>
      <text:p text:style-name="P338"/>
      <text:p text:style-name="P333"><text:s text:c="16"/><text:span text:style-name="T311">}).Map(m =&gt; {</text:span></text:p>
      <text:p text:style-name="P333"><text:s text:c="20"/><text:span text:style-name="T311">m.Properties(p =&gt; </text:span><text:span text:style-name="T98">new</text:span><text:span text:style-name="T311"> { p.StudentId, p.Height, p.Weight, p.Photo, p.DateOfBirth});</text:span></text:p>
      <text:p text:style-name="P333"><text:s text:c="20"/><text:span text:style-name="T311">m.ToTable(</text:span><text:span text:style-name="T171">"StudentInfoDetail"</text:span><text:span text:style-name="T311">);</text:span></text:p>
      <text:p text:style-name="P338"/>
      <text:p text:style-name="P333"><text:s text:c="16"/><text:span text:style-name="T311">});</text:span></text:p>
      <text:p text:style-name="P338"/>
      <text:p text:style-name="P333"><text:s text:c="16"/><text:span text:style-name="T311">modelBuilder.Entity&lt;</text:span><text:span text:style-name="T210">Standard</text:span><text:span text:style-name="T311">&gt;().ToTable(</text:span><text:span text:style-name="T171">"StandardInfo"</text:span><text:span text:style-name="T311">);</text:span></text:p>
      <text:p text:style-name="P338"/>
      <text:p text:style-name="P333"><text:s text:c="12"/><text:span text:style-name="T311">}</text:span></text:p>
      <text:p text:style-name="P333"><text:s text:c="8"/><text:span text:style-name="T311">}</text:span></text:p>
      <text:p text:style-name="P200"><text:s text:c="4"/><text:span text:style-name="T311">}</text:span></text:p>
      <text:p text:style-name="P267">here in the above example we are configuring the name of the table by using the modelbuilder entity method. And we are mapping the student domain class into two tables with properties.</text:p>
      <text:p text:style-name="P267"><text:span text:style-name="T274">As you can see in the above example, we mapped some properties of Student entity to StudentInfo table and other properties to StudentInfoDetail table using Map() method. Thus, Student entity will split into two tables, </text:span> </text:p>
      <text:p text:style-name="P267"/>
      <text:p text:style-name="P267"><text:span text:style-name="T299">Haskey&lt;&gt;():</text:span> this method is used to create primary key column when the default primary is not created (default code first is created on the column with name id or classname_id).</text:p>
      <text:p text:style-name="P267"/>
      <text:p text:style-name="P269">Configure name, order ,type: <text:span text:style-name="T303">on the properties of the domain class.</text:span></text:p>
      <text:p text:style-name="P271">DbModelBuilder </text:p>
      <text:p text:style-name="P292"><text:span text:style-name="T303"><text:s/></text:span><text:span text:style-name="T100">public</text:span><text:span text:style-name="T313"> </text:span><text:span text:style-name="T100">class</text:span><text:span text:style-name="T313"> </text:span><text:span text:style-name="T212">SchoolContext</text:span><text:span text:style-name="T313">: </text:span><text:span text:style-name="T212">DbContext</text:span><text:span text:style-name="T313"> </text:span></text:p>
      <text:p text:style-name="P333"><text:s text:c="4"/><text:span text:style-name="T311">{</text:span></text:p>
      <text:p text:style-name="P333"><text:s text:c="8"/><text:span text:style-name="T98">public</text:span><text:span text:style-name="T311"> SchoolDBContext(): </text:span><text:span text:style-name="T98">base</text:span><text:span text:style-name="T311">() </text:span></text:p>
      <text:p text:style-name="P333"><text:s text:c="8"/><text:span text:style-name="T311">{</text:span></text:p>
      <text:p text:style-name="P333"><text:s text:c="8"/><text:span text:style-name="T311">}</text:span></text:p>
      <text:p text:style-name="P338"/>
      <text:p text:style-name="P333"><text:s text:c="8"/><text:span text:style-name="T98">public</text:span><text:span text:style-name="T311"> </text:span><text:span text:style-name="T210">DbSet</text:span><text:span text:style-name="T311">&lt;</text:span><text:span text:style-name="T210">Student</text:span><text:span text:style-name="T311">&gt; Students { </text:span><text:span text:style-name="T98">get</text:span><text:span text:style-name="T311">; </text:span><text:span text:style-name="T98">set</text:span><text:span text:style-name="T311">; }</text:span></text:p>
      <text:p text:style-name="P333"><text:s text:c="8"/><text:span text:style-name="T98">public</text:span><text:span text:style-name="T311"> </text:span><text:span text:style-name="T210">DbSet</text:span><text:span text:style-name="T311">&lt;</text:span><text:span text:style-name="T210">Standard</text:span><text:span text:style-name="T311">&gt; Standards { </text:span><text:span text:style-name="T98">get</text:span><text:span text:style-name="T311">; </text:span><text:span text:style-name="T98">set</text:span><text:span text:style-name="T311">; }</text:span></text:p>
      <text:p text:style-name="P333"><text:s text:c="8"/></text:p>
      <text:p text:style-name="P333"><text:s text:c="8"/><text:span text:style-name="T98">protected</text:span><text:span text:style-name="T311"> </text:span><text:span text:style-name="T98">override</text:span><text:span text:style-name="T311"> </text:span><text:span text:style-name="T98">void</text:span><text:span text:style-name="T311"> OnModelCreating(</text:span><text:span text:style-name="T210">DbModelBuilder</text:span><text:span text:style-name="T311"> modelBuilder)</text:span></text:p>
      <text:p text:style-name="P333"><text:s text:c="8"/><text:span text:style-name="T314">{</text:span></text:p>
      <text:p text:style-name="P333"><text:s text:c="12"/><text:span text:style-name="T163">//Configure primary key</text:span></text:p>
      <text:p text:style-name="P333"><text:s text:c="12"/><text:span text:style-name="T314">modelBuilder.Entity&lt;</text:span><text:span text:style-name="T213">Student</text:span><text:span text:style-name="T314">&gt;().HasKey&lt;int&gt;(s =&gt; s.StudentKey);</text:span></text:p>
      <text:p text:style-name="P333"><text:s text:c="12"/><text:span text:style-name="T314">modelBuilder.Entity&lt;</text:span><text:span text:style-name="T213">Standard</text:span><text:span text:style-name="T314">&gt;().HasKey&lt;int&gt;(s =&gt; s.StandardKey);</text:span></text:p>
      <text:p text:style-name="P338"/>
      <text:p text:style-name="P333"><text:s text:c="12"/><text:span text:style-name="T163">//Configure composite primary key</text:span></text:p>
      <text:p text:style-name="P336"><text:soft-page-break/><text:s text:c="12"/><text:span text:style-name="T314">modelBuilder.Entity&lt;Student&gt;().HasKey&lt;int&gt;(s =&gt; new </text:span><text:span text:style-name="T314">{ s.StudentKey, s.StudentName }); </text:span></text:p>
      <text:p text:style-name="P337"/>
      <text:p text:style-name="P333"><text:span text:style-name="T314"><text:s/>modelBuilder.Entity&lt;</text:span><text:span text:style-name="T213">Student</text:span><text:span text:style-name="T314">&gt;()</text:span></text:p>
      <text:p text:style-name="P333"><text:s text:c="24"/><text:span text:style-name="T314">.Property(p =&gt; p.DateOfBirth)</text:span></text:p>
      <text:p text:style-name="P333"><text:s text:c="24"/><text:span text:style-name="T314">.HasColumnName(</text:span><text:span text:style-name="T172">"DoB"</text:span><text:span text:style-name="T314">)</text:span></text:p>
      <text:p text:style-name="P333"><text:s text:c="24"/><text:span text:style-name="T314">.HasColumnOrder(3)</text:span></text:p>
      <text:p text:style-name="P200"><text:s text:c="24"/><text:span text:style-name="T314">.HasColumnType(</text:span><text:span text:style-name="T172">"datetime2"</text:span><text:span text:style-name="T314">);</text:span></text:p>
      <text:p text:style-name="P337"/>
      <text:p text:style-name="P333"><text:s text:c="8"/><text:span text:style-name="T314">}</text:span></text:p>
      <text:p text:style-name="P200"><text:s text:c="4"/><text:span text:style-name="T311">}</text:span></text:p>
      <text:p text:style-name="P271"/>
      <text:p text:style-name="P267">here we are configuring the particular property dateofbirth.</text:p>
      <text:p text:style-name="P267"/>
      <text:p text:style-name="P269">IsRequired IsOptional :</text:p>
      <text:p text:style-name="P267">Isoptional allows null values, Is Required is not nullable.</text:p>
      <text:p text:style-name="P267"/>
      <text:p text:style-name="P291"><text:s/><text:span text:style-name="T314">modelBuilder.Entity&lt;</text:span><text:span text:style-name="T213">Student</text:span><text:span text:style-name="T314">&gt;()</text:span></text:p>
      <text:p text:style-name="P333"><text:s text:c="24"/><text:span text:style-name="T314">.Property(p =&gt; p.Weight)</text:span></text:p>
      <text:p text:style-name="P200"><text:s text:c="24"/><text:span text:style-name="T314">.IsRequired();</text:span></text:p>
      <text:p text:style-name="P267">Column size:</text:p>
      <text:p text:style-name="P295">modelBuilder.Entity&lt;<text:span text:style-name="T202">Student</text:span>&gt;()</text:p>
      <text:p text:style-name="P333"><text:s text:c="24"/><text:span text:style-name="T314">.Property(p =&gt; p.StudentName)</text:span></text:p>
      <text:p text:style-name="P333"><text:s text:c="24"/><text:span text:style-name="T314">.HasMaxLength(50);</text:span></text:p>
      <text:p text:style-name="P333"><text:s text:c="24"/></text:p>
      <text:p text:style-name="P333"><text:s text:c="16"/><text:span text:style-name="T162">//Set StudentName column size to 50 and change datatype to nchar </text:span></text:p>
      <text:p text:style-name="P336"><text:s text:c="16"/><text:span text:style-name="T311">//IsFixedLength() change datatype from nvarchar to nchar</text:span></text:p>
      <text:p text:style-name="P333"><text:s text:c="16"/><text:span text:style-name="T314">modelBuilder.Entity&lt;</text:span><text:span text:style-name="T213">Student</text:span><text:span text:style-name="T314">&gt;()</text:span></text:p>
      <text:p text:style-name="P333"><text:s text:c="24"/><text:span text:style-name="T314">.Property(p =&gt; p.StudentName)</text:span></text:p>
      <text:p text:style-name="P333"><text:s text:c="24"/><text:span text:style-name="T314">.HasMaxLength(50).IsFixedLength();</text:span></text:p>
      <text:p text:style-name="P333"><text:s text:c="24"/></text:p>
      <text:p text:style-name="P333"><text:s text:c="16"/><text:span text:style-name="T162">//Set size decimal(2,2)</text:span></text:p>
      <text:p text:style-name="P333"><text:s text:c="17"/><text:span text:style-name="T314">modelBuilder.Entity&lt;</text:span><text:span text:style-name="T213">Student</text:span><text:span text:style-name="T314">&gt;()</text:span></text:p>
      <text:p text:style-name="P333"><text:s text:c="24"/><text:span text:style-name="T314">.Property(p =&gt; p.Height)</text:span></text:p>
      <text:p text:style-name="P200"><text:s text:c="24"/><text:span text:style-name="T314">.HasPrecision(2, 2);</text:span></text:p>
      <text:p text:style-name="P267">HasMaxLength is used to set the size of the column.</text:p>
      <text:p text:style-name="P267"/>
      <text:p text:style-name="P269">Configure Concurrency column:</text:p>
      <text:p text:style-name="P292"><text:s/><text:span text:style-name="T310">modelBuilder.Entity&lt;</text:span><text:span text:style-name="T209">Student</text:span><text:span text:style-name="T310">&gt;()</text:span></text:p>
      <text:p text:style-name="P333"><text:s text:c="24"/><text:span text:style-name="T314">.Property(p =&gt; p.StudentName)</text:span></text:p>
      <text:p text:style-name="P200"><text:s text:c="24"/><text:span text:style-name="T314">.IsConcurrencyToken();</text:span></text:p>
      <text:p text:style-name="P271"><text:soft-page-break/>you can configure a property as concurrency column using concurrency token.</text:p>
      <text:p text:style-name="P271"><text:span text:style-name="T273">As you can see in the above example, we set StudentName column as concurrency column so that it will be included in the where clause in update and delete commands.</text:span> </text:p>
      <text:p text:style-name="P267">You can use IsRowVersion() method for byte property to set it as concurrency.</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49"><text:soft-page-break/></text:p>
      <text:p text:style-name="P269"><text:tab/><text:tab/><text:tab/><text:tab/>NODE.JS</text:p>
      <text:p text:style-name="P269"/>
      <text:p text:style-name="P269"><text:s/>Node js: </text:p>
      <text:p text:style-name="P267">This is a server side javascript. Node js uses an event driven non blocking IO. Node js runs on v8 javascript engine which is present in google chrome. Node js works with single thread asynchronus concept.</text:p>
      <text:p text:style-name="P267"/>
      <text:p text:style-name="P267">Here the event callback function is executed when the event is finished, it will not wait untill the event is finished </text:p>
      <text:p text:style-name="P267"/>
      <text:p text:style-name="P267">eg: db.query(select * from users, function(){</text:p>
      <text:p text:style-name="P267">code in this function will wait for result of the query</text:p>
      <text:p text:style-name="P267">})</text:p>
      <text:p text:style-name="P267">code after this event will not wait for the result of the query .</text:p>
      <text:p text:style-name="P267"/>
      <text:p text:style-name="P267">This is how non blocking I/O is achieved.</text:p>
      <text:p text:style-name="P267"/>
      <text:p text:style-name="P269">What we can do with Node.js :</text:p>
      <text:p text:style-name="P269"/>
      <text:p text:style-name="P271">by using node js we can create http server wih four lines of code.</text:p>
      <text:p text:style-name="P271">We can create tcp server .</text:p>
      <text:p text:style-name="P271">We can create DNS server , static file server </text:p>
      <text:p text:style-name="P271">node js can be used in any place where updates to the user or sent in real time.</text:p>
      <text:p text:style-name="P269"/>
      <text:p text:style-name="P267">var http = require("http");</text:p>
      <text:p text:style-name="P267">server = http.createServer();</text:p>
      <text:p text:style-name="P267">server.listen(8080);</text:p>
      <text:p text:style-name="P267"/>
      <text:p text:style-name="P267">var http = require("http");</text:p>
      <text:p text:style-name="P267">server = http.createServer(function(request,response){</text:p>
      <text:p text:style-name="P267"><text:tab/>response.write("Timer Started.");</text:p>
      <text:p text:style-name="P267"><text:tab/>setTimeout(function(){</text:p>
      <text:p text:style-name="P267"><text:tab/><text:tab/>response.write("Timer Started.");</text:p>
      <text:p text:style-name="P267"><text:tab/><text:tab/>//response.close()</text:p>
      <text:p text:style-name="P267"><text:tab/>},2000);</text:p>
      <text:p text:style-name="P267"><text:tab/>response.write("Timer Ended");</text:p>
      <text:p text:style-name="P267">})</text:p>
      <text:p text:style-name="P267">server.listen(8080);</text:p>
      <text:p text:style-name="P267">console.log("&gt; Server Started");</text:p>
      <text:p text:style-name="P267"/>
      <text:p text:style-name="P267">Non blocking : in node js non blocking concept is achieved by two things they are callback and events . when we use callback function in and fileread function it will at as asynchronus.</text:p>
      <text:p text:style-name="P267"/>
      <text:p text:style-name="P267"/>
      <text:p text:style-name="P297"><text:soft-page-break/><text:span text:style-name="T184">var</text:span> fs <text:span text:style-name="T176">=</text:span> <text:span text:style-name="T184">require</text:span><text:span text:style-name="T176">(</text:span><text:span text:style-name="T191">"fs"</text:span><text:span text:style-name="T176">);</text:span></text:p>
      <text:p text:style-name="P35"/>
      <text:p text:style-name="P36">fs<text:span text:style-name="T176">.</text:span>readFile<text:span text:style-name="T176">(</text:span><text:span text:style-name="T191">'input.txt'</text:span><text:span text:style-name="T176">,</text:span> <text:span text:style-name="T184">function</text:span> <text:span text:style-name="T176">(</text:span>err<text:span text:style-name="T176">,</text:span> data<text:span text:style-name="T176">)</text:span> <text:span text:style-name="T176">{</text:span></text:p>
      <text:p text:style-name="P37"><text:s text:c="3"/><text:span text:style-name="T187">if</text:span><text:span text:style-name="T328"> </text:span><text:span text:style-name="T180">(</text:span><text:span text:style-name="T328">err</text:span><text:span text:style-name="T180">){</text:span></text:p>
      <text:p text:style-name="P37"><text:s text:c="6"/><text:span text:style-name="T328">console</text:span><text:span text:style-name="T180">.</text:span><text:span text:style-name="T328">log</text:span><text:span text:style-name="T180">(</text:span><text:span text:style-name="T328">err</text:span><text:span text:style-name="T180">.</text:span><text:span text:style-name="T328">stack</text:span><text:span text:style-name="T180">);</text:span></text:p>
      <text:p text:style-name="P37"><text:s text:c="6"/><text:span text:style-name="T187">return</text:span><text:span text:style-name="T180">;</text:span></text:p>
      <text:p text:style-name="P37"><text:s text:c="3"/><text:span text:style-name="T180">}</text:span></text:p>
      <text:p text:style-name="P37"><text:s text:c="3"/><text:span text:style-name="T328">console</text:span><text:span text:style-name="T180">.</text:span><text:span text:style-name="T328">log</text:span><text:span text:style-name="T180">(</text:span><text:span text:style-name="T328">data</text:span><text:span text:style-name="T180">.</text:span><text:span text:style-name="T328">toString</text:span><text:span text:style-name="T180">());</text:span></text:p>
      <text:p text:style-name="P38">});</text:p>
      <text:p text:style-name="P36">console<text:span text:style-name="T176">.</text:span>log<text:span text:style-name="T176">(</text:span><text:span text:style-name="T191">"Program Ended"</text:span><text:span text:style-name="T176">);</text:span></text:p>
      <text:p text:style-name="P267">note : async function accepts callback as secondparameter and every call back function accepts error as first parameter.</text:p>
      <text:p text:style-name="P267">Here in the above ex readfile is the async function of the filestream(fs) module.</text:p>
      <text:p text:style-name="P267"/>
      <text:p text:style-name="P267">Event emitters: event emitters is the concept which is responsible for event looping concept here the node js event loop waits for the event to occur and executes the callback function code when the event is occurred.</text:p>
      <text:p text:style-name="P267">Note : events are from nodejs events module.</text:p>
      <text:p text:style-name="P267">var events = require("events");</text:p>
      <text:p text:style-name="P267">var eventemitter = new events.EventEmitter();</text:p>
      <text:p text:style-name="P267">var connectionhandler = function connected()</text:p>
      <text:p text:style-name="P267">{</text:p>
      <text:p text:style-name="P267"><text:tab/>console.log("connection established");</text:p>
      <text:p text:style-name="P267"><text:tab/>eventemitter.emit("datareceived");</text:p>
      <text:p text:style-name="P267">}</text:p>
      <text:p text:style-name="P267"/>
      <text:p text:style-name="P267">eventemitter.on("connected",connectionhandler);</text:p>
      <text:p text:style-name="P267">eventemitter.on("datareceived",function()</text:p>
      <text:p text:style-name="P267">{</text:p>
      <text:p text:style-name="P267"><text:tab/>console.log("data received");</text:p>
      <text:p text:style-name="P267">})</text:p>
      <text:p text:style-name="P267">eventemitter.emit("connected");</text:p>
      <text:p text:style-name="P267">console.log("program ended");</text:p>
      <text:p text:style-name="P267"/>
      <text:p text:style-name="P267">here the event handlers are tied with events by <text:span text:style-name="T299">eventemitter.on(“event name”,event handlere name(or)event handler function);</text:span></text:p>
      <text:p text:style-name="P269">events can be raised by eventemitter.emit(“event name”);</text:p>
      <text:p text:style-name="P269"/>
      <text:p text:style-name="P267"><text:span text:style-name="T264">EventEmitter provides multiple properties like </text:span><text:span text:style-name="T266">on</text:span><text:span text:style-name="T263"> </text:span><text:span text:style-name="T264">and </text:span><text:span text:style-name="T266">emit</text:span><text:span text:style-name="T264">. </text:span><text:span text:style-name="T266">on</text:span><text:span text:style-name="T263"> </text:span><text:span text:style-name="T264">property is used to bind a function with the event and </text:span><text:span text:style-name="T266">emit</text:span><text:span text:style-name="T263"> </text:span><text:span text:style-name="T264">is used to fire an event.</text:span> </text:p>
      <text:p text:style-name="P267"/>
      <text:p text:style-name="P267"/>
      <text:p text:style-name="P267"><text:soft-page-break/></text:p>
      <text:h text:style-name="P306" text:outline-level="2">Methods</text:h>
      <table:table table:name="Table12" table:style-name="Table12">
        <table:table-column table:style-name="Table12.A"/>
        <table:table-column table:style-name="Table12.B"/>
        <table:table-row>
          <table:table-cell table:style-name="Table12.A1" office:value-type="string">
            <text:p text:style-name="P351">S.N.</text:p>
          </table:table-cell>
          <table:table-cell table:style-name="Table12.A1" office:value-type="string">
            <text:p text:style-name="P351">method &amp; Description</text:p>
          </table:table-cell>
        </table:table-row>
        <table:table-row>
          <table:table-cell table:style-name="Table12.A2" office:value-type="string">
            <text:p text:style-name="P352">1</text:p>
          </table:table-cell>
          <table:table-cell table:style-name="Table12.A2" office:value-type="string">
            <text:p text:style-name="P352"><text:span text:style-name="T298">addListener(event, listener)</text:span><text:line-break/>Adds a listener to the end of the listeners array for the specified event. No checks are made to see if the listener has already been added. Multiple calls passing the same combination of event and listener will result in the listener being added multiple times. Returns emitter, so calls can be chained.</text:p>
          </table:table-cell>
        </table:table-row>
        <table:table-row>
          <table:table-cell table:style-name="Table12.A2" office:value-type="string">
            <text:p text:style-name="P352">2</text:p>
          </table:table-cell>
          <table:table-cell table:style-name="Table12.A2" office:value-type="string">
            <text:p text:style-name="P352"><text:span text:style-name="T298">on(event, listener)</text:span><text:line-break/>Adds a listener to the end of the listeners array for the specified event. No checks are made to see if the listener has already been added. Multiple calls passing the same combination of event and listener will result in the listener being added multiple times. Returns emitter, so calls can be chained.</text:p>
          </table:table-cell>
        </table:table-row>
        <table:table-row>
          <table:table-cell table:style-name="Table12.A2" office:value-type="string">
            <text:p text:style-name="P352">3</text:p>
          </table:table-cell>
          <table:table-cell table:style-name="Table12.A2" office:value-type="string">
            <text:p text:style-name="P352"><text:span text:style-name="T298">once(event, listener)</text:span><text:line-break/>Adds a one time listener for the event. This listener is invoked only the next time the event is fired, after which it is removed. Returns emitter, so calls can be chained.</text:p>
          </table:table-cell>
        </table:table-row>
        <table:table-row>
          <table:table-cell table:style-name="Table12.A2" office:value-type="string">
            <text:p text:style-name="P352">4</text:p>
          </table:table-cell>
          <table:table-cell table:style-name="Table12.A2" office:value-type="string">
            <text:p text:style-name="P352"><text:span text:style-name="T298">removeListener(event, listener)</text:span><text:line-break/>Remove a listener from the listener array for the specified event. Caution: changes array indices in the listener array behind the listener. removeListener will remove, at most, one instance of a listener from the listener array. If any single listener has been added multiple times to the listener array for the specified event, then removeListener must be called multiple times to remove each instance. Returns emitter, so calls can be chained.</text:p>
          </table:table-cell>
        </table:table-row>
        <table:table-row>
          <table:table-cell table:style-name="Table12.A2" office:value-type="string">
            <text:p text:style-name="P352">5</text:p>
          </table:table-cell>
          <table:table-cell table:style-name="Table12.A2" office:value-type="string">
            <text:p text:style-name="P352"><text:span text:style-name="T298">removeAllListeners([event])</text:span><text:line-break/>Removes all listeners, or those of the specified event. It's not a good idea to remove listeners that were added elsewhere in the code, especially when it's on an emitter that you didn't create (e.g. sockets or file streams). Returns emitter, so calls can be chained.</text:p>
          </table:table-cell>
        </table:table-row>
        <table:table-row>
          <table:table-cell table:style-name="Table12.A2" office:value-type="string">
            <text:p text:style-name="P352">6</text:p>
          </table:table-cell>
          <table:table-cell table:style-name="Table12.A2" office:value-type="string">
            <text:p text:style-name="P352"><text:span text:style-name="T298">setMaxListeners(n)</text:span><text:line-break/>By default EventEmitters will print a warning if more than 10 listeners are added for a particular event. This is a useful default which helps finding memory leaks. Obviously not all Emitters should be limited to 10. This function allows that to be increased. Set to zero for unlimited.</text:p>
          </table:table-cell>
        </table:table-row>
        <table:table-row>
          <table:table-cell table:style-name="Table12.A2" office:value-type="string">
            <text:p text:style-name="P352">7</text:p>
          </table:table-cell>
          <table:table-cell table:style-name="Table12.A2" office:value-type="string">
            <text:p text:style-name="P352"><text:span text:style-name="T298">listeners(event)</text:span><text:line-break/>Returns an array of listeners for the specified event.</text:p>
          </table:table-cell>
        </table:table-row>
        <table:table-row>
          <table:table-cell table:style-name="Table12.A2" office:value-type="string">
            <text:p text:style-name="P352">8</text:p>
          </table:table-cell>
          <table:table-cell table:style-name="Table12.A2" office:value-type="string">
            <text:p text:style-name="P352"><text:span text:style-name="T298">emit(event, [arg1], [arg2], [...])</text:span><text:line-break/>Execute each of the listeners in order with the supplied arguments. Returns true if event had listeners, false otherwise.</text:p>
          </table:table-cell>
        </table:table-row>
      </table:table>
      <text:p text:style-name="P267"/>
      <text:p text:style-name="P267"/>
      <text:p text:style-name="P267"/>
      <text:p text:style-name="P267"/>
      <text:p text:style-name="P267"/>
      <text:p text:style-name="P267"/>
      <text:p text:style-name="P267"/>
      <text:p text:style-name="P267"/>
      <text:h text:style-name="P306" text:outline-level="2"><text:soft-page-break/>Events</text:h>
      <table:table table:name="Table13" table:style-name="Table13">
        <table:table-column table:style-name="Table13.A"/>
        <table:table-column table:style-name="Table13.B"/>
        <table:table-row>
          <table:table-cell table:style-name="Table13.A1" office:value-type="string">
            <text:p text:style-name="P351">S.No.</text:p>
          </table:table-cell>
          <table:table-cell table:style-name="Table13.A1" office:value-type="string">
            <text:p text:style-name="P351">Events &amp; Description</text:p>
          </table:table-cell>
        </table:table-row>
        <table:table-row>
          <table:table-cell table:style-name="Table13.A2" office:value-type="string">
            <text:p text:style-name="P352">1</text:p>
          </table:table-cell>
          <table:table-cell table:style-name="Table13.A2" office:value-type="string">
            <text:p text:style-name="P201">newListener</text:p>
            <text:list xml:id="list314325017905216306" text:style-name="L43">
              <text:list-item>
                <text:p text:style-name="P431"><text:span text:style-name="T298">event</text:span> - String The event name</text:p>
              </text:list-item>
              <text:list-item>
                <text:p text:style-name="P431"><text:span text:style-name="T298">listener</text:span> - Function The event handler function</text:p>
              </text:list-item>
            </text:list>
            <text:p text:style-name="P202">This event is emitted any time a listener is added. When this event is triggered, the listener may not yet have been added to the array of listeners for the event.</text:p>
          </table:table-cell>
        </table:table-row>
        <table:table-row>
          <table:table-cell table:style-name="Table13.A2" office:value-type="string">
            <text:p text:style-name="P352">2</text:p>
          </table:table-cell>
          <table:table-cell table:style-name="Table13.A2" office:value-type="string">
            <text:p text:style-name="P201">removeListener</text:p>
            <text:list xml:id="list8298188502405502603" text:style-name="L44">
              <text:list-item>
                <text:p text:style-name="P432"><text:span text:style-name="T298">event</text:span> - String The event name</text:p>
              </text:list-item>
              <text:list-item>
                <text:p text:style-name="P432"><text:span text:style-name="T298">listener</text:span> - Function The event handler function</text:p>
              </text:list-item>
            </text:list>
            <text:p text:style-name="P202">This event is emitted any time someone removes a listener. When this event is triggered, the listener may not yet have been removed from the array of listeners for the event.</text:p>
          </table:table-cell>
        </table:table-row>
      </table:table>
      <text:p text:style-name="P267">var events = require("events");</text:p>
      <text:p text:style-name="P267">var eventemitter = new events.EventEmitter();</text:p>
      <text:p text:style-name="P267">var connectionhandler = function connected()</text:p>
      <text:p text:style-name="P267">{</text:p>
      <text:p text:style-name="P267"><text:tab/>console.log("connection established");</text:p>
      <text:p text:style-name="P267"><text:tab/>//eventemitter.removeListener("datareceived",secondListener);</text:p>
      <text:p text:style-name="P267"><text:tab/>eventemitter.emit("datareceived");</text:p>
      <text:p text:style-name="P267">}</text:p>
      <text:p text:style-name="P267"/>
      <text:p text:style-name="P267">eventemitter.addListener("connected",connectionhandler);</text:p>
      <text:p text:style-name="P267">eventemitter.addListener("datareceived",function()</text:p>
      <text:p text:style-name="P267">{</text:p>
      <text:p text:style-name="P267"><text:tab/>console.log("data received");</text:p>
      <text:p text:style-name="P267">})</text:p>
      <text:p text:style-name="P267">eventemitter.addListener("datareceived",secondListener);</text:p>
      <text:p text:style-name="P267">function secondListener()</text:p>
      <text:p text:style-name="P267">{</text:p>
      <text:p text:style-name="P267"><text:tab/>console.log(eventemitter.listeners("datareceived"));</text:p>
      <text:p text:style-name="P267"><text:tab/>console.log(require("events").EventEmitter.listenerCount(eventemitter,"datareceived"));</text:p>
      <text:p text:style-name="P267">}</text:p>
      <text:p text:style-name="P267"><text:soft-page-break/>eventemitter.emit("connected");</text:p>
      <text:p text:style-name="P267">console.log("program ended");</text:p>
      <text:p text:style-name="P267"/>
      <text:p text:style-name="P267"/>
      <text:p text:style-name="P267">Listener count is the class level method that is why we called that method with class name</text:p>
      <text:p text:style-name="P267">require("events").EventEmitter.listenerCount(eventemitter,"eventname");</text:p>
      <text:p text:style-name="P267"/>
      <text:p text:style-name="P267">Buffers :</text:p>
      <text:p text:style-name="P240">Pure javascript, while great with unicode-encoded strings, does not handle straight binary data very well. This is fine on the browser, where most data is in the form of strings. However, node.js servers have to also deal with TCP streams and reading and writing to the filesystem, both which make it necessary to deal with purely binary streams of data.</text:p>
      <text:p text:style-name="P314"><text:span text:style-name="T283">One way to handle this problem is to just use strings </text:span><text:span text:style-name="Emphasis"><text:span text:style-name="T271">anyway</text:span></text:span><text:span text:style-name="T283">, which is exactly what Node.js did at first. However, this approach is extremely problematic to work with; It's slow, makes you work with an API designed for strings and not binary data, and has a tendency to break in strange and mysterious ways.</text:span></text:p>
      <text:p text:style-name="P314"><text:span text:style-name="T283">Don't use binary strings. Use </text:span><text:span text:style-name="Emphasis"><text:span text:style-name="T271">buffers</text:span></text:span><text:span text:style-name="T283"> instead!</text:span></text:p>
      <text:p text:style-name="P314"><text:span text:style-name="T268">var</text:span><text:span text:style-name="T260"> </text:span><text:span text:style-name="T267">buffer = </text:span><text:span text:style-name="T268">new</text:span><text:span text:style-name="T260"> </text:span><text:span text:style-name="T267">Buffer(</text:span><text:span text:style-name="T287">8</text:span><text:span text:style-name="T267">);</text:span><text:span text:style-name="T283"> </text:span></text:p>
      <text:p text:style-name="P314"><text:span text:style-name="T267">buffer.write(</text:span><text:span text:style-name="T288">"Hello"</text:span><text:span text:style-name="T267">, </text:span><text:span text:style-name="T288">"utf-8"</text:span><text:span text:style-name="T267">)</text:span><text:span text:style-name="T283"> </text:span></text:p>
      <text:p text:style-name="P313">buffer.toString ('format') is used to read datafrom buffers. Default format is utf 8 and u have other formats like ascii utf-8 etc.</text:p>
      <text:p text:style-name="P313">we can convert buffer data to json by using buffer.toJSON(buffer)</text:p>
      <text:p text:style-name="P246"><text:span text:style-name="T284">Concat : </text:span><text:span text:style-name="T283">buffer.concat method is used to concatenate array of buffer instances into a single buffer.</text:span></text:p>
      <text:p text:style-name="P300"><text:span text:style-name="T188">var</text:span><text:span text:style-name="T243"> buffer1 </text:span><text:span text:style-name="T181">=</text:span><text:span text:style-name="T243"> </text:span><text:span text:style-name="T188">new</text:span><text:span text:style-name="T243"> </text:span><text:span text:style-name="T330">Buffer</text:span><text:span text:style-name="T181">(</text:span><text:span text:style-name="T194">'TutorialsPoint '</text:span><text:span text:style-name="T181">);</text:span></text:p>
      <text:p text:style-name="P36"><text:span text:style-name="T184">var</text:span> buffer2 <text:span text:style-name="T176">=</text:span> <text:span text:style-name="T184">new</text:span> <text:span text:style-name="T329">Buffer</text:span><text:span text:style-name="T176">(</text:span><text:span text:style-name="T191">'Simply Easy Learning'</text:span><text:span text:style-name="T176">);</text:span></text:p>
      <text:p text:style-name="P36"><text:span text:style-name="T184">var</text:span> buffer3 <text:span text:style-name="T176">=</text:span> <text:span text:style-name="T329">Buffer</text:span><text:span text:style-name="T176">.</text:span>concat<text:span text:style-name="T176">([</text:span>buffer1<text:span text:style-name="T176">,</text:span>buffer2<text:span text:style-name="T176">]);</text:span></text:p>
      <text:p text:style-name="P36">console<text:span text:style-name="T176">.</text:span>log<text:span text:style-name="T176">(</text:span><text:span text:style-name="T191">"buffer3 content: "</text:span> <text:span text:style-name="T176">+</text:span> buffer3<text:span text:style-name="T176">.</text:span>toString<text:span text:style-name="T176">());</text:span></text:p>
      <text:p text:style-name="P241"/>
      <text:p text:style-name="P267"/>
      <text:p text:style-name="P269">Compare :</text:p>
      <text:p text:style-name="P267">buffer.compare method is used to compare the buffers and returns which buffer comes before what.</text:p>
      <text:p text:style-name="P297"><text:span text:style-name="T184">var</text:span> buffer1 <text:span text:style-name="T176">=</text:span> <text:span text:style-name="T184">new</text:span> <text:span text:style-name="T329">Buffer</text:span><text:span text:style-name="T176">(</text:span><text:span text:style-name="T191">'ABC'</text:span><text:span text:style-name="T176">);</text:span></text:p>
      <text:p text:style-name="P36"><text:span text:style-name="T184">var</text:span> buffer2 <text:span text:style-name="T176">=</text:span> <text:span text:style-name="T184">new</text:span> <text:span text:style-name="T329">Buffer</text:span><text:span text:style-name="T176">(</text:span><text:span text:style-name="T191">'ABCD'</text:span><text:span text:style-name="T176">);</text:span></text:p>
      <text:p text:style-name="P36"><text:span text:style-name="T184">var</text:span> result <text:span text:style-name="T176">=</text:span> buffer1<text:span text:style-name="T176">.</text:span>compare<text:span text:style-name="T176">(</text:span>buffer2<text:span text:style-name="T176">);</text:span></text:p>
      <text:p text:style-name="P35"/>
      <text:p text:style-name="P36"><text:soft-page-break/><text:span text:style-name="T184">if</text:span><text:span text:style-name="T176">(</text:span>result <text:span text:style-name="T176">&lt;</text:span> <text:span text:style-name="T331">0</text:span><text:span text:style-name="T176">)</text:span> <text:span text:style-name="T176">{</text:span></text:p>
      <text:p text:style-name="P37"><text:s text:c="3"/><text:span text:style-name="T328">console</text:span><text:span text:style-name="T180">.</text:span><text:span text:style-name="T328">log</text:span><text:span text:style-name="T180">(</text:span><text:span text:style-name="T328">buffer1 </text:span><text:span text:style-name="T180">+</text:span><text:span text:style-name="T195">" comes before "</text:span><text:span text:style-name="T328"> </text:span><text:span text:style-name="T180">+</text:span><text:span text:style-name="T328"> buffer2</text:span><text:span text:style-name="T180">);</text:span></text:p>
      <text:p text:style-name="P36"><text:span text:style-name="T176">}</text:span><text:span text:style-name="T184">else</text:span> <text:span text:style-name="T184">if</text:span><text:span text:style-name="T176">(</text:span>result <text:span text:style-name="T176">==</text:span> <text:span text:style-name="T331">0</text:span><text:span text:style-name="T176">){</text:span></text:p>
      <text:p text:style-name="P37"><text:s text:c="3"/><text:span text:style-name="T328">console</text:span><text:span text:style-name="T180">.</text:span><text:span text:style-name="T328">log</text:span><text:span text:style-name="T180">(</text:span><text:span text:style-name="T328">buffer1 </text:span><text:span text:style-name="T180">+</text:span><text:span text:style-name="T195">" is same as "</text:span><text:span text:style-name="T328"> </text:span><text:span text:style-name="T180">+</text:span><text:span text:style-name="T328"> buffer2</text:span><text:span text:style-name="T180">);</text:span></text:p>
      <text:p text:style-name="P36"><text:span text:style-name="T176">}</text:span><text:span text:style-name="T184">else</text:span> <text:span text:style-name="T176">{</text:span></text:p>
      <text:p text:style-name="P37"><text:s text:c="3"/><text:span text:style-name="T328">console</text:span><text:span text:style-name="T180">.</text:span><text:span text:style-name="T328">log</text:span><text:span text:style-name="T180">(</text:span><text:span text:style-name="T328">buffer1 </text:span><text:span text:style-name="T180">+</text:span><text:span text:style-name="T195">" comes after "</text:span><text:span text:style-name="T328"> </text:span><text:span text:style-name="T180">+</text:span><text:span text:style-name="T328"> buffer2</text:span><text:span text:style-name="T180">);</text:span></text:p>
      <text:p text:style-name="P38">}</text:p>
      <text:p text:style-name="P267"/>
      <text:p text:style-name="P267"><text:span text:style-name="T299">Copy :</text:span> buffer.copy is used to copy the data from one buffer to another buffer.</text:p>
      <text:p text:style-name="P297">buf<text:span text:style-name="T176">.</text:span>copy<text:span text:style-name="T176">(</text:span>targetBuffer<text:span text:style-name="T176">[,</text:span> targetStart<text:span text:style-name="T176">][,</text:span> sourceStart<text:span text:style-name="T176">][,</text:span> sourceEnd<text:span text:style-name="T176">])</text:span></text:p>
      <text:p text:style-name="P267"/>
      <text:p text:style-name="P267"><text:span text:style-name="T299">Slice:</text:span> buffer.slice method is used to divide the data in the buffer.</text:p>
      <text:p text:style-name="P297">buf<text:span text:style-name="T176">.</text:span>slice<text:span text:style-name="T176">([</text:span>start<text:span text:style-name="T176">][,</text:span> <text:span text:style-name="T184">end</text:span><text:span text:style-name="T176">])</text:span></text:p>
      <text:p text:style-name="P297"><text:span text:style-name="T184">var</text:span> buffer1 <text:span text:style-name="T176">=</text:span> <text:span text:style-name="T184">new</text:span> <text:span text:style-name="T329">Buffer</text:span><text:span text:style-name="T176">(</text:span><text:span text:style-name="T191">'TutorialsPoint'</text:span><text:span text:style-name="T176">);</text:span></text:p>
      <text:p text:style-name="P39">//slicing a buffer</text:p>
      <text:p text:style-name="P36"><text:span text:style-name="T184">var</text:span> buffer2 <text:span text:style-name="T176">=</text:span> buffer1<text:span text:style-name="T176">.</text:span>slice<text:span text:style-name="T176">(</text:span><text:span text:style-name="T331">0</text:span><text:span text:style-name="T176">,</text:span><text:span text:style-name="T331">9</text:span><text:span text:style-name="T176">);</text:span></text:p>
      <text:p text:style-name="P36">console<text:span text:style-name="T176">.</text:span>log<text:span text:style-name="T176">(</text:span><text:span text:style-name="T191">"buffer2 content: "</text:span> <text:span text:style-name="T176">+</text:span> buffer2<text:span text:style-name="T176">.</text:span>toString<text:span text:style-name="T176">());</text:span></text:p>
      <text:p text:style-name="P267"/>
      <text:p text:style-name="P267"/>
      <text:p text:style-name="P267"/>
      <table:table table:name="Table14" table:style-name="Table14">
        <table:table-column table:style-name="Table14.A"/>
        <table:table-column table:style-name="Table14.B"/>
        <table:table-row>
          <table:table-cell table:style-name="Table14.A1" office:value-type="string">
            <text:p text:style-name="P351">SN</text:p>
          </table:table-cell>
          <table:table-cell table:style-name="Table14.A1" office:value-type="string">
            <text:p text:style-name="P351">Method &amp; Description</text:p>
          </table:table-cell>
        </table:table-row>
        <table:table-row>
          <table:table-cell table:style-name="Table14.A2" office:value-type="string">
            <text:p text:style-name="P352">1</text:p>
          </table:table-cell>
          <table:table-cell table:style-name="Table14.A2" office:value-type="string">
            <text:p text:style-name="P352"><text:span text:style-name="T298">new Buffer(size)</text:span> <text:line-break/>Allocates a new buffer of size octets. Note, size must be no more than kMaxLength. Otherwise, a RangeError will be thrown here.</text:p>
          </table:table-cell>
        </table:table-row>
        <table:table-row>
          <table:table-cell table:style-name="Table14.A2" office:value-type="string">
            <text:p text:style-name="P352">2</text:p>
          </table:table-cell>
          <table:table-cell table:style-name="Table14.A2" office:value-type="string">
            <text:p text:style-name="P352"><text:span text:style-name="T298">new Buffer(buffer)</text:span> <text:line-break/>Copies the passed buffer data onto a new Buffer instance.</text:p>
          </table:table-cell>
        </table:table-row>
        <table:table-row>
          <table:table-cell table:style-name="Table14.A2" office:value-type="string">
            <text:p text:style-name="P352">3</text:p>
          </table:table-cell>
          <table:table-cell table:style-name="Table14.A2" office:value-type="string">
            <text:p text:style-name="P352"><text:span text:style-name="T298">new Buffer(str[, encoding])</text:span><text:line-break/>Allocates a new buffer containing the given str. encoding defaults to 'utf8'.</text:p>
          </table:table-cell>
        </table:table-row>
        <table:table-row>
          <table:table-cell table:style-name="Table14.A2" office:value-type="string">
            <text:p text:style-name="P352">4</text:p>
          </table:table-cell>
          <table:table-cell table:style-name="Table14.A2" office:value-type="string">
            <text:p text:style-name="P352"><text:span text:style-name="T298">buf.length</text:span><text:line-break/>Returns the size of the buffer in bytes. Note that this is not necessarily the size of the contents. length refers to the amount of memory allocated for the buffer object. It does not change when the contents of the buffer are changed.</text:p>
          </table:table-cell>
        </table:table-row>
        <table:table-row>
          <table:table-cell table:style-name="Table14.A2" office:value-type="string">
            <text:p text:style-name="P352">5</text:p>
          </table:table-cell>
          <table:table-cell table:style-name="Table14.A2" office:value-type="string">
            <text:p text:style-name="P352"><text:span text:style-name="T298">buf.write(string[, offset][, length][, encoding])</text:span><text:line-break/>Writes string to the buffer at offset using the given encoding. offset defaults to 0, encoding defaults to 'utf8'. length is the number of bytes to write. Returns number of octets written.</text:p>
          </table:table-cell>
        </table:table-row>
        <table:table-row>
          <table:table-cell table:style-name="Table14.A2" office:value-type="string">
            <text:p text:style-name="P352">6</text:p>
          </table:table-cell>
          <table:table-cell table:style-name="Table14.A2" office:value-type="string">
            <text:p text:style-name="P352"><text:span text:style-name="T298">buf.writeUIntLE(value, offset, byteLength[, noAssert])</text:span><text:line-break/>Writes value to the buffer at the specified offset and byteLength. Supports up to 48 bits of accuracy. Set noAssert to true to skip validation of value and offset. Defaults to false.</text:p>
          </table:table-cell>
        </table:table-row>
        <text:soft-page-break/>
        <table:table-row>
          <table:table-cell table:style-name="Table14.A2" office:value-type="string">
            <text:p text:style-name="P352">7</text:p>
          </table:table-cell>
          <table:table-cell table:style-name="Table14.A2" office:value-type="string">
            <text:p text:style-name="P352"><text:span text:style-name="T298">buf.writeUIntBE(value, offset, byteLength[, noAssert])</text:span><text:line-break/>Writes value to the buffer at the specified offset and byteLength. Supports up to 48 bits of accuracy. Set noAssert to true to skip validation of value and offset. Defaults to false.</text:p>
          </table:table-cell>
        </table:table-row>
        <table:table-row>
          <table:table-cell table:style-name="Table14.A2" office:value-type="string">
            <text:p text:style-name="P352">8</text:p>
          </table:table-cell>
          <table:table-cell table:style-name="Table14.A2" office:value-type="string">
            <text:p text:style-name="P352"><text:span text:style-name="T298">buf.writeIntLE(value, offset, byteLength[, noAssert])</text:span><text:line-break/>Writes value to the buffer at the specified offset and byteLength. Supports up to 48 bits of accuracy. Set noAssert to true to skip validation of value and offset. Defaults to false.</text:p>
          </table:table-cell>
        </table:table-row>
        <table:table-row>
          <table:table-cell table:style-name="Table14.A2" office:value-type="string">
            <text:p text:style-name="P352">9</text:p>
          </table:table-cell>
          <table:table-cell table:style-name="Table14.A2" office:value-type="string">
            <text:p text:style-name="P352"><text:span text:style-name="T298">buf.writeIntBE(value, offset, byteLength[, noAssert])</text:span><text:line-break/>Writes value to the buffer at the specified offset and byteLength. Supports up to 48 bits of accuracy. Set noAssert to true to skip validation of value and offset. Defaults to false.</text:p>
          </table:table-cell>
        </table:table-row>
        <table:table-row>
          <table:table-cell table:style-name="Table14.A2" office:value-type="string">
            <text:p text:style-name="P352">10</text:p>
          </table:table-cell>
          <table:table-cell table:style-name="Table14.A2" office:value-type="string">
            <text:p text:style-name="P352"><text:span text:style-name="T298">buf.readUIntLE(offset, byteLength[, noAssert])</text:span><text:line-break/>A generalized version of all numeric read methods. Supports up to 48 bits of accuracy.Set noAssert to true to skip validation of offset. This means that offset may be beyond the end of the buffer. Defaults to false.</text:p>
          </table:table-cell>
        </table:table-row>
        <table:table-row>
          <table:table-cell table:style-name="Table14.A2" office:value-type="string">
            <text:p text:style-name="P352">11</text:p>
          </table:table-cell>
          <table:table-cell table:style-name="Table14.A2" office:value-type="string">
            <text:p text:style-name="P352"><text:span text:style-name="T298">buf.readUIntBE(offset, byteLength[, noAssert])</text:span><text:line-break/>A generalized version of all numeric read methods. Supports up to 48 bits of accuracy.Set noAssert to true to skip validation of offset. This means that offset may be beyond the end of the buffer. Defaults to false.</text:p>
          </table:table-cell>
        </table:table-row>
        <table:table-row>
          <table:table-cell table:style-name="Table14.A2" office:value-type="string">
            <text:p text:style-name="P352">12</text:p>
          </table:table-cell>
          <table:table-cell table:style-name="Table14.A2" office:value-type="string">
            <text:p text:style-name="P352"><text:span text:style-name="T298">buf.readIntLE(offset, byteLength[, noAssert])</text:span><text:line-break/>A generalized version of all numeric read methods. Supports up to 48 bits of accuracy.Set noAssert to true to skip validation of offset. This means that offset may be beyond the end of the buffer. Defaults to false.</text:p>
          </table:table-cell>
        </table:table-row>
        <table:table-row>
          <table:table-cell table:style-name="Table14.A2" office:value-type="string">
            <text:p text:style-name="P352">13</text:p>
          </table:table-cell>
          <table:table-cell table:style-name="Table14.A2" office:value-type="string">
            <text:p text:style-name="P352"><text:span text:style-name="T298">buf.readIntBE(offset, byteLength[, noAssert])</text:span><text:line-break/>A generalized version of all numeric read methods. Supports up to 48 bits of accuracy.Set noAssert to true to skip validation of offset. This means that offset may be beyond the end of the buffer. Defaults to false.</text:p>
          </table:table-cell>
        </table:table-row>
        <table:table-row>
          <table:table-cell table:style-name="Table14.A2" office:value-type="string">
            <text:p text:style-name="P352">14</text:p>
          </table:table-cell>
          <table:table-cell table:style-name="Table14.A2" office:value-type="string">
            <text:p text:style-name="P352"><text:span text:style-name="T298">buf.toString([encoding][, start][, end])</text:span><text:line-break/>Decodes and returns a string from buffer data encoded using the specified character set encoding.</text:p>
          </table:table-cell>
        </table:table-row>
        <table:table-row>
          <table:table-cell table:style-name="Table14.A2" office:value-type="string">
            <text:p text:style-name="P352">15</text:p>
          </table:table-cell>
          <table:table-cell table:style-name="Table14.A2" office:value-type="string">
            <text:p text:style-name="P352"><text:span text:style-name="T298">buf.toJSON()</text:span><text:line-break/>Returns a JSON-representation of the Buffer instance. JSON.stringify implicitly calls this function when stringifying a Buffer instance.</text:p>
          </table:table-cell>
        </table:table-row>
        <table:table-row>
          <table:table-cell table:style-name="Table14.A2" office:value-type="string">
            <text:p text:style-name="P352">16</text:p>
          </table:table-cell>
          <table:table-cell table:style-name="Table14.A2" office:value-type="string">
            <text:p text:style-name="P352"><text:span text:style-name="T298">buf[index]</text:span><text:line-break/>Get and set the octet at index. The values refer to individual bytes, so the legal range is between 0x00 and 0xFF hex or 0 and 255.</text:p>
          </table:table-cell>
        </table:table-row>
        <table:table-row>
          <table:table-cell table:style-name="Table14.A2" office:value-type="string">
            <text:p text:style-name="P352">17</text:p>
          </table:table-cell>
          <table:table-cell table:style-name="Table14.A2" office:value-type="string">
            <text:p text:style-name="P352"><text:span text:style-name="T298">buf.equals(otherBuffer)</text:span><text:line-break/>Returns a boolean of whether this and otherBuffer have the same bytes.</text:p>
          </table:table-cell>
        </table:table-row>
        <table:table-row>
          <table:table-cell table:style-name="Table14.A2" office:value-type="string">
            <text:p text:style-name="P352">18</text:p>
          </table:table-cell>
          <table:table-cell table:style-name="Table14.A2" office:value-type="string">
            <text:p text:style-name="P352"><text:span text:style-name="T298">buf.compare(otherBuffer)</text:span><text:line-break/>Returns a number indicating whether this comes before or after or is the same as the otherBuffer in sort order.</text:p>
          </table:table-cell>
        </table:table-row>
        <table:table-row>
          <table:table-cell table:style-name="Table14.A2" office:value-type="string">
            <text:p text:style-name="P352">19</text:p>
          </table:table-cell>
          <table:table-cell table:style-name="Table14.A2" office:value-type="string">
            <text:p text:style-name="P352"><text:span text:style-name="T298">buf.copy(targetBuffer[, targetStart][, sourceStart][, sourceEnd])</text:span><text:line-break/>Copies data from a region of this buffer to a region in the target buffer even if the target memory region <text:soft-page-break/>overlaps with the source. If undefined the targetStart and sourceStart parameters default to 0 while sourceEnd defaults to buffer.length.</text:p>
          </table:table-cell>
        </table:table-row>
        <table:table-row>
          <table:table-cell table:style-name="Table14.A2" office:value-type="string">
            <text:p text:style-name="P352">20</text:p>
          </table:table-cell>
          <table:table-cell table:style-name="Table14.A2" office:value-type="string">
            <text:p text:style-name="P352"><text:span text:style-name="T298">buf.slice([start][, end])</text:span><text:line-break/>Returns a new buffer which references the same memory as the old, but offset and cropped by the start (defaults to 0) and end (defaults to buffer.length) indexes. Negative indexes start from the end of the buffer.</text:p>
          </table:table-cell>
        </table:table-row>
        <table:table-row>
          <table:table-cell table:style-name="Table14.A2" office:value-type="string">
            <text:p text:style-name="P352">21</text:p>
          </table:table-cell>
          <table:table-cell table:style-name="Table14.A2" office:value-type="string">
            <text:p text:style-name="P352"><text:span text:style-name="T298">buf.readUInt8(offset[, noAssert])</text:span><text:line-break/>Reads an unsigned 8 bit integer from the buffer at the specified offset. Set noAssert to true to skip validation of offset. This means that offset may be beyond the end of the buffer. Defaults to false.</text:p>
          </table:table-cell>
        </table:table-row>
        <table:table-row>
          <table:table-cell table:style-name="Table14.A2" office:value-type="string">
            <text:p text:style-name="P352">22</text:p>
          </table:table-cell>
          <table:table-cell table:style-name="Table14.A2" office:value-type="string">
            <text:p text:style-name="P352"><text:span text:style-name="T298">buf.readUInt16LE(offset[, noAssert])</text:span><text:line-break/>Reads an unsigned 16 bit integer from the buffer at the specified offset with specified endian format. Set noAssert to true to skip validation of offset. This means that offset may be beyond the end of the buffer. Defaults to false.</text:p>
          </table:table-cell>
        </table:table-row>
        <table:table-row>
          <table:table-cell table:style-name="Table14.A2" office:value-type="string">
            <text:p text:style-name="P352">23</text:p>
          </table:table-cell>
          <table:table-cell table:style-name="Table14.A2" office:value-type="string">
            <text:p text:style-name="P352"><text:span text:style-name="T298">buf.readUInt16BE(offset[, noAssert])</text:span><text:line-break/>Reads an unsigned 16 bit integer from the buffer at the specified offset with specified endian format. Set noAssert to true to skip validation of offset. This means that offset may be beyond the end of the buffer. Defaults to false.</text:p>
          </table:table-cell>
        </table:table-row>
        <table:table-row>
          <table:table-cell table:style-name="Table14.A2" office:value-type="string">
            <text:p text:style-name="P352">24</text:p>
          </table:table-cell>
          <table:table-cell table:style-name="Table14.A2" office:value-type="string">
            <text:p text:style-name="P352"><text:span text:style-name="T298">buf.readUInt32LE(offset[, noAssert])</text:span><text:line-break/>Reads an unsigned 32 bit integer from the buffer at the specified offset with specified endian format. Set noAssert to true to skip validation of offset. This means that offset may be beyond the end of the buffer. Defaults to false.</text:p>
          </table:table-cell>
        </table:table-row>
        <table:table-row>
          <table:table-cell table:style-name="Table14.A2" office:value-type="string">
            <text:p text:style-name="P352">25</text:p>
          </table:table-cell>
          <table:table-cell table:style-name="Table14.A2" office:value-type="string">
            <text:p text:style-name="P352"><text:span text:style-name="T298">buf.readUInt32BE(offset[, noAssert])</text:span><text:line-break/>Reads an unsigned 32 bit integer from the buffer at the specified offset with specified endian format. Set noAssert to true to skip validation of offset. This means that offset may be beyond the end of the buffer. Defaults to false.</text:p>
          </table:table-cell>
        </table:table-row>
        <table:table-row>
          <table:table-cell table:style-name="Table14.A2" office:value-type="string">
            <text:p text:style-name="P352">26</text:p>
          </table:table-cell>
          <table:table-cell table:style-name="Table14.A2" office:value-type="string">
            <text:p text:style-name="P352"><text:span text:style-name="T298">buf.readInt8(offset[, noAssert])</text:span><text:line-break/>Reads a signed 8 bit integer from the buffer at the specified offset. Set noAssert to true to skip validation of offset. This means that offset may be beyond the end of the buffer. Defaults to false.</text:p>
          </table:table-cell>
        </table:table-row>
        <table:table-row>
          <table:table-cell table:style-name="Table14.A2" office:value-type="string">
            <text:p text:style-name="P352">27</text:p>
          </table:table-cell>
          <table:table-cell table:style-name="Table14.A2" office:value-type="string">
            <text:p text:style-name="P352"><text:span text:style-name="T298">buf.readInt16LE(offset[, noAssert])</text:span><text:line-break/>Reads a signed 16 bit integer from the buffer at the specified offset with specified endian format. Set noAssert to true to skip validation of offset. This means that offset may be beyond the end of the buffer. Defaults to false.</text:p>
          </table:table-cell>
        </table:table-row>
        <table:table-row>
          <table:table-cell table:style-name="Table14.A2" office:value-type="string">
            <text:p text:style-name="P352">28</text:p>
          </table:table-cell>
          <table:table-cell table:style-name="Table14.A2" office:value-type="string">
            <text:p text:style-name="P352"><text:span text:style-name="T298">buf.readInt16BE(offset[, noAssert])</text:span><text:line-break/>Reads a signed 16 bit integer from the buffer at the specified offset with specified endian format. Set noAssert to true to skip validation of offset. This means that offset may be beyond the end of the buffer. Defaults to false.</text:p>
          </table:table-cell>
        </table:table-row>
        <table:table-row>
          <table:table-cell table:style-name="Table14.A2" office:value-type="string">
            <text:p text:style-name="P352">29</text:p>
          </table:table-cell>
          <table:table-cell table:style-name="Table14.A2" office:value-type="string">
            <text:p text:style-name="P352"><text:span text:style-name="T298">buf.readInt32LE(offset[, noAssert])</text:span><text:line-break/>Reads a signed 32 bit integer from the buffer at the specified offset with specified endian format. Set noAssert to true to skip validation of offset. This means that offset may be beyond the end of the buffer. Defaults to false.</text:p>
          </table:table-cell>
        </table:table-row>
        <table:table-row>
          <table:table-cell table:style-name="Table14.A2" office:value-type="string">
            <text:p text:style-name="P352">3<text:soft-page-break/>0</text:p>
          </table:table-cell>
          <table:table-cell table:style-name="Table14.A2" office:value-type="string">
            <text:p text:style-name="P352"><text:span text:style-name="T298">buf.readInt32BE(offset[, noAssert])</text:span><text:line-break/><text:soft-page-break/>Reads a signed 32 bit integer from the buffer at the specified offset with specified endian format. Set noAssert to true to skip validation of offset. This means that offset may be beyond the end of the buffer. Defaults to false.</text:p>
          </table:table-cell>
        </table:table-row>
        <table:table-row>
          <table:table-cell table:style-name="Table14.A2" office:value-type="string">
            <text:p text:style-name="P352">31</text:p>
          </table:table-cell>
          <table:table-cell table:style-name="Table14.A2" office:value-type="string">
            <text:p text:style-name="P352"><text:span text:style-name="T298">buf.readFloatLE(offset[, noAssert])</text:span><text:line-break/>Reads a 32 bit float from the buffer at the specified offset with specified endian format. Set noAssert to true to skip validation of offset. This means that offset may be beyond the end of the buffer. Defaults to false.</text:p>
          </table:table-cell>
        </table:table-row>
        <table:table-row>
          <table:table-cell table:style-name="Table14.A2" office:value-type="string">
            <text:p text:style-name="P352">32</text:p>
          </table:table-cell>
          <table:table-cell table:style-name="Table14.A2" office:value-type="string">
            <text:p text:style-name="P352"><text:span text:style-name="T298">buf.readFloatBE(offset[, noAssert])</text:span><text:line-break/>Reads a 32 bit float from the buffer at the specified offset with specified endian format. Set noAssert to true to skip validation of offset. This means that offset may be beyond the end of the buffer. Defaults to false.</text:p>
          </table:table-cell>
        </table:table-row>
        <table:table-row>
          <table:table-cell table:style-name="Table14.A2" office:value-type="string">
            <text:p text:style-name="P352">33</text:p>
          </table:table-cell>
          <table:table-cell table:style-name="Table14.A2" office:value-type="string">
            <text:p text:style-name="P352"><text:span text:style-name="T298">buf.readDoubleLE(offset[, noAssert])</text:span><text:line-break/>Reads a 64 bit double from the buffer at the specified offset with specified endian format. Set noAssert to true to skip validation of offset. This means that offset may be beyond the end of the buffer. Defaults to false.</text:p>
          </table:table-cell>
        </table:table-row>
        <table:table-row>
          <table:table-cell table:style-name="Table14.A2" office:value-type="string">
            <text:p text:style-name="P352">34</text:p>
          </table:table-cell>
          <table:table-cell table:style-name="Table14.A2" office:value-type="string">
            <text:p text:style-name="P352"><text:span text:style-name="T298">buf.readDoubleBE(offset[, noAssert])</text:span><text:line-break/>Reads a 64 bit double from the buffer at the specified offset with specified endian format. Set noAssert to true to skip validation of offset. This means that offset may be beyond the end of the buffer. Defaults to false.</text:p>
          </table:table-cell>
        </table:table-row>
        <table:table-row>
          <table:table-cell table:style-name="Table14.A2" office:value-type="string">
            <text:p text:style-name="P352">35</text:p>
          </table:table-cell>
          <table:table-cell table:style-name="Table14.A2" office:value-type="string">
            <text:p text:style-name="P352"><text:span text:style-name="T298">buf.writeUInt8(value, offset[, noAssert])</text:span><text:line-break/>Writes value to the buffer at the specified offset. Note, value must be a valid unsigned 8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able:table-cell>
        </table:table-row>
        <table:table-row>
          <table:table-cell table:style-name="Table14.A2" office:value-type="string">
            <text:p text:style-name="P352">36</text:p>
          </table:table-cell>
          <table:table-cell table:style-name="Table14.A2" office:value-type="string">
            <text:p text:style-name="P352"><text:span text:style-name="T298">buf.writeUInt16LE(value, offset[, noAssert])</text:span><text:line-break/>Writes value to the buffer at the specified offset with specified endian format. Note, value must be a valid un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able:table-cell>
        </table:table-row>
        <table:table-row>
          <table:table-cell table:style-name="Table14.A2" office:value-type="string">
            <text:p text:style-name="P352">37</text:p>
          </table:table-cell>
          <table:table-cell table:style-name="Table14.A2" office:value-type="string">
            <text:p text:style-name="P352"><text:span text:style-name="T298">buf.writeUInt16BE(value, offset[, noAssert])</text:span><text:line-break/>Writes value to the buffer at the specified offset with specified endian format. Note, value must be a valid un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able:table-cell>
        </table:table-row>
        <table:table-row>
          <table:table-cell table:style-name="Table14.A2" office:value-type="string">
            <text:p text:style-name="P352">38</text:p>
          </table:table-cell>
          <table:table-cell table:style-name="Table14.A2" office:value-type="string">
            <text:p text:style-name="P352"><text:span text:style-name="T298">buf.writeUInt32LE(value, offset[, noAssert])</text:span><text:line-break/>Writes value to the buffer at the specified offset with specified endian format. Note, value must be a valid un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able:table-cell>
        </table:table-row>
        <text:soft-page-break/>
        <table:table-row>
          <table:table-cell table:style-name="Table14.A2" office:value-type="string">
            <text:p text:style-name="P352">39</text:p>
          </table:table-cell>
          <table:table-cell table:style-name="Table14.A2" office:value-type="string">
            <text:p text:style-name="P352"><text:span text:style-name="T298">buf.writeUInt32BE(value, offset[, noAssert])</text:span><text:line-break/>Writes value to the buffer at the specified offset with specified endian format. Note, value must be a valid un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able:table-cell>
        </table:table-row>
        <table:table-row>
          <table:table-cell table:style-name="Table14.A2" office:value-type="string">
            <text:p text:style-name="P352">40</text:p>
          </table:table-cell>
          <table:table-cell table:style-name="Table14.A2" office:value-type="string">
            <text:p text:style-name="P352"><text:span text:style-name="T298">buf.writeInt8(value, offset[, noAssert])</text:span><text:line-break/>Writes value to the buffer at the specified offset with specified endian format. Note, value must be a valid signed 8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able:table-cell>
        </table:table-row>
        <table:table-row>
          <table:table-cell table:style-name="Table14.A2" office:value-type="string">
            <text:p text:style-name="P352">41</text:p>
          </table:table-cell>
          <table:table-cell table:style-name="Table14.A2" office:value-type="string">
            <text:p text:style-name="P352"><text:span text:style-name="T298">buf.writeInt16LE(value, offset[, noAssert])</text:span><text:line-break/>Writes value to the buffer at the specified offset with specified endian format. Note, value must be a valid 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able:table-cell>
        </table:table-row>
        <table:table-row>
          <table:table-cell table:style-name="Table14.A2" office:value-type="string">
            <text:p text:style-name="P352">42</text:p>
          </table:table-cell>
          <table:table-cell table:style-name="Table14.A2" office:value-type="string">
            <text:p text:style-name="P352"><text:span text:style-name="T298">buf.writeInt16BE(value, offset[, noAssert])</text:span><text:line-break/>Writes value to the buffer at the specified offset with specified endian format. Note, value must be a valid 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able:table-cell>
        </table:table-row>
        <table:table-row>
          <table:table-cell table:style-name="Table14.A2" office:value-type="string">
            <text:p text:style-name="P352">43</text:p>
          </table:table-cell>
          <table:table-cell table:style-name="Table14.A2" office:value-type="string">
            <text:p text:style-name="P352"><text:span text:style-name="T298">buf.writeInt32LE(value, offset[, noAssert])</text:span><text:line-break/>Writes value to the buffer at the specified offset with specified endian format. Note, value must be a valid 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able:table-cell>
        </table:table-row>
        <table:table-row>
          <table:table-cell table:style-name="Table14.A2" office:value-type="string">
            <text:p text:style-name="P352">44</text:p>
          </table:table-cell>
          <table:table-cell table:style-name="Table14.A2" office:value-type="string">
            <text:p text:style-name="P352"><text:span text:style-name="T298">buf.writeInt32BE(value, offset[, noAssert])</text:span><text:line-break/>Writes value to the buffer at the specified offset with specified endian format. Note, value must be a valid 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able:table-cell>
        </table:table-row>
        <table:table-row>
          <table:table-cell table:style-name="Table14.A2" office:value-type="string">
            <text:p text:style-name="P352">45</text:p>
          </table:table-cell>
          <table:table-cell table:style-name="Table14.A2" office:value-type="string">
            <text:p text:style-name="P352"><text:span text:style-name="T298">buf.writeFloatLE(value, offset[, noAssert])</text:span><text:line-break/>Writes value to the buffer at the specified offset with specified endian format. Note, value must be a valid 32 bit float.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able:table-cell>
        </table:table-row>
        <table:table-row>
          <table:table-cell table:style-name="Table14.A2" office:value-type="string">
            <text:p text:style-name="P352">46</text:p>
          </table:table-cell>
          <table:table-cell table:style-name="Table14.A2" office:value-type="string">
            <text:p text:style-name="P352"><text:span text:style-name="T298">buf.writeFloatBE(value, offset[, noAssert])</text:span><text:line-break/>Writes value to the buffer at the specified offset with specified endian format. Note, value must be a <text:soft-page-break/>valid 32 bit float.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able:table-cell>
        </table:table-row>
        <table:table-row>
          <table:table-cell table:style-name="Table14.A2" office:value-type="string">
            <text:p text:style-name="P352">47</text:p>
          </table:table-cell>
          <table:table-cell table:style-name="Table14.A2" office:value-type="string">
            <text:p text:style-name="P352"><text:span text:style-name="T298">buf.writeDoubleLE(value, offset[, noAssert])</text:span><text:line-break/>Writes value to the buffer at the specified offset with specified endian format. Note, value must be a valid 64 bit double.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able:table-cell>
        </table:table-row>
        <table:table-row>
          <table:table-cell table:style-name="Table14.A2" office:value-type="string">
            <text:p text:style-name="P352">48</text:p>
          </table:table-cell>
          <table:table-cell table:style-name="Table14.A2" office:value-type="string">
            <text:p text:style-name="P352"><text:span text:style-name="T298">buf.writeDoubleBE(value, offset[, noAssert])</text:span><text:line-break/>Writes value to the buffer at the specified offset with specified endian format. Note, value must be a valid 64 bit double.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able:table-cell>
        </table:table-row>
        <table:table-row>
          <table:table-cell table:style-name="Table14.A2" office:value-type="string">
            <text:p text:style-name="P352">49</text:p>
          </table:table-cell>
          <table:table-cell table:style-name="Table14.A2" office:value-type="string">
            <text:p text:style-name="P352"><text:span text:style-name="T298">buf.fill(value[, offset][, end])</text:span><text:line-break/>Fills the buffer with the specified value. If the offset (defaults to 0) and end (defaults to buffer.length) are not given it will fill the entire buffer.</text:p>
          </table:table-cell>
        </table:table-row>
      </table:table>
      <text:h text:style-name="P306" text:outline-level="2">Class Methods</text:h>
      <table:table table:name="Table15" table:style-name="Table15">
        <table:table-column table:style-name="Table15.A"/>
        <table:table-column table:style-name="Table15.B"/>
        <table:table-row>
          <table:table-cell table:style-name="Table15.A1" office:value-type="string">
            <text:p text:style-name="P351">SN</text:p>
          </table:table-cell>
          <table:table-cell table:style-name="Table15.A1" office:value-type="string">
            <text:p text:style-name="P351">Method &amp; Description</text:p>
          </table:table-cell>
        </table:table-row>
        <table:table-row>
          <table:table-cell table:style-name="Table15.A2" office:value-type="string">
            <text:p text:style-name="P352">1</text:p>
          </table:table-cell>
          <table:table-cell table:style-name="Table15.A2" office:value-type="string">
            <text:p text:style-name="P352"><text:span text:style-name="T298">Buffer.isEncoding(encoding)</text:span><text:line-break/>Returns true if the encoding is a valid encoding argument, or false otherwise.</text:p>
          </table:table-cell>
        </table:table-row>
        <table:table-row>
          <table:table-cell table:style-name="Table15.A2" office:value-type="string">
            <text:p text:style-name="P352">2</text:p>
          </table:table-cell>
          <table:table-cell table:style-name="Table15.A2" office:value-type="string">
            <text:p text:style-name="P352"><text:span text:style-name="T298">Buffer.isBuffer(obj)</text:span><text:line-break/>Tests if obj is a Buffer.</text:p>
          </table:table-cell>
        </table:table-row>
        <table:table-row>
          <table:table-cell table:style-name="Table15.A2" office:value-type="string">
            <text:p text:style-name="P352">3</text:p>
          </table:table-cell>
          <table:table-cell table:style-name="Table15.A2" office:value-type="string">
            <text:p text:style-name="P352"><text:span text:style-name="T298">Buffer.byteLength(string[, encoding])</text:span><text:line-break/>Gives the actual byte length of a string. encoding defaults to 'utf8'. This is not the same as String.prototype.length since that returns the number of characters in a string.</text:p>
          </table:table-cell>
        </table:table-row>
        <table:table-row>
          <table:table-cell table:style-name="Table15.A2" office:value-type="string">
            <text:p text:style-name="P352">4</text:p>
          </table:table-cell>
          <table:table-cell table:style-name="Table15.A2" office:value-type="string">
            <text:p text:style-name="P352"><text:span text:style-name="T298">Buffer.concat(list[, totalLength])</text:span><text:line-break/>Returns a buffer which is the result of concatenating all the buffers in the list together.</text:p>
          </table:table-cell>
        </table:table-row>
        <table:table-row>
          <table:table-cell table:style-name="Table15.A2" office:value-type="string">
            <text:p text:style-name="P352">5</text:p>
          </table:table-cell>
          <table:table-cell table:style-name="Table15.A2" office:value-type="string">
            <text:p text:style-name="P352"><text:span text:style-name="T298">Buffer.compare(buf1, buf2)</text:span><text:line-break/>The same as buf1.compare(buf2). Useful for sorting an Array of Buffers.</text:p>
          </table:table-cell>
        </table:table-row>
      </table:table>
      <text:h text:style-name="P307" text:outline-level="2"/>
      <text:h text:style-name="P309" text:outline-level="2">Streams :</text:h>
      <text:p text:style-name="P319">Streams are objects that let you read data from a source or write data to a destination in continous fashion. In Node.js, there are four types of streams.</text:p>
      <text:list xml:id="list314418595167780423" text:style-name="L45">
        <text:list-item>
          <text:p text:style-name="P417"><text:span text:style-name="T298">Readable</text:span> - Stream which is used for read operation.</text:p>
        </text:list-item>
        <text:list-item>
          <text:p text:style-name="P417"><text:span text:style-name="T298">Writable</text:span> - Stream which is used for write operation.</text:p>
        </text:list-item>
        <text:list-item>
          <text:p text:style-name="P417"><text:soft-page-break/><text:span text:style-name="T298">Duplex</text:span> - Stream which can be used for both read and write operation.</text:p>
        </text:list-item>
        <text:list-item>
          <text:p text:style-name="P417"><text:span text:style-name="T298">Transform</text:span> - A type of duplex stream where the output is computed based on input.</text:p>
        </text:list-item>
      </text:list>
      <text:p text:style-name="P319">Each type of Stream is an <text:span text:style-name="T298">EventEmitter</text:span> instance and throws several events at different instance of times. For example, some of the commonly used events are:</text:p>
      <text:list xml:id="list7243058493843626674" text:style-name="L46">
        <text:list-item>
          <text:p text:style-name="P418"><text:span text:style-name="T298">data</text:span> - This event is fired when there is data is available to read.</text:p>
        </text:list-item>
        <text:list-item>
          <text:p text:style-name="P418"><text:span text:style-name="T298">end</text:span> - This event is fired when there is no more data to read.</text:p>
        </text:list-item>
        <text:list-item>
          <text:p text:style-name="P418"><text:span text:style-name="T298">error</text:span> - This event is fired when there is any error receiving or writing data.</text:p>
        </text:list-item>
        <text:list-item>
          <text:p text:style-name="P418"><text:span text:style-name="T298">finish</text:span> - This event is fired when all data has been flushed to underlying system</text:p>
        </text:list-item>
      </text:list>
      <text:p text:style-name="P268"/>
      <text:p text:style-name="P298"><text:span text:style-name="T184">var</text:span> fs <text:span text:style-name="T176">=</text:span> <text:span text:style-name="T184">require</text:span><text:span text:style-name="T176">(</text:span><text:span text:style-name="T191">"fs"</text:span><text:span text:style-name="T176">);</text:span></text:p>
      <text:p text:style-name="P36"><text:span text:style-name="T184">var</text:span> data <text:span text:style-name="T176">=</text:span> <text:span text:style-name="T191">''</text:span><text:span text:style-name="T176">;</text:span></text:p>
      <text:p text:style-name="P35"/>
      <text:p text:style-name="P39">// Create a readable stream</text:p>
      <text:p text:style-name="P36"><text:span text:style-name="T184">var</text:span> readerStream <text:span text:style-name="T176">=</text:span> fs<text:span text:style-name="T176">.</text:span>createReadStream<text:span text:style-name="T176">(</text:span><text:span text:style-name="T191">'input.txt'</text:span><text:span text:style-name="T176">);</text:span></text:p>
      <text:p text:style-name="P35"/>
      <text:p text:style-name="P39">// Set the encoding to be utf8. </text:p>
      <text:p text:style-name="P36">readerStream<text:span text:style-name="T176">.</text:span>setEncoding<text:span text:style-name="T176">(</text:span><text:span text:style-name="T191">'UTF8'</text:span><text:span text:style-name="T176">);</text:span></text:p>
      <text:p text:style-name="P35"/>
      <text:p text:style-name="P39">// Handle stream events --&gt; data, end, and error</text:p>
      <text:p text:style-name="P36">readerStream<text:span text:style-name="T176">.</text:span>on<text:span text:style-name="T176">(</text:span><text:span text:style-name="T191">'data'</text:span><text:span text:style-name="T176">,</text:span> <text:span text:style-name="T184">function</text:span><text:span text:style-name="T176">(</text:span>chunk<text:span text:style-name="T176">)</text:span> <text:span text:style-name="T176">{</text:span></text:p>
      <text:p text:style-name="P37"><text:s text:c="3"/><text:span text:style-name="T328">data </text:span><text:span text:style-name="T180">+=</text:span><text:span text:style-name="T328"> chunk</text:span><text:span text:style-name="T180">;</text:span></text:p>
      <text:p text:style-name="P38">});</text:p>
      <text:p text:style-name="P35"/>
      <text:p text:style-name="P36">readerStream<text:span text:style-name="T176">.</text:span>on<text:span text:style-name="T176">(</text:span><text:span text:style-name="T191">'end'</text:span><text:span text:style-name="T176">,</text:span><text:span text:style-name="T184">function</text:span><text:span text:style-name="T176">(){</text:span></text:p>
      <text:p text:style-name="P37"><text:s text:c="3"/><text:span text:style-name="T328">console</text:span><text:span text:style-name="T180">.</text:span><text:span text:style-name="T328">log</text:span><text:span text:style-name="T180">(</text:span><text:span text:style-name="T328">data</text:span><text:span text:style-name="T180">);</text:span></text:p>
      <text:p text:style-name="P38">});</text:p>
      <text:p text:style-name="P35"/>
      <text:p text:style-name="P36">readerStream<text:span text:style-name="T176">.</text:span>on<text:span text:style-name="T176">(</text:span><text:span text:style-name="T191">'error'</text:span><text:span text:style-name="T176">,</text:span> <text:span text:style-name="T184">function</text:span><text:span text:style-name="T176">(</text:span>err<text:span text:style-name="T176">){</text:span></text:p>
      <text:p text:style-name="P37"><text:s text:c="3"/><text:span text:style-name="T328">console</text:span><text:span text:style-name="T180">.</text:span><text:span text:style-name="T328">log</text:span><text:span text:style-name="T180">(</text:span><text:span text:style-name="T328">err</text:span><text:span text:style-name="T180">.</text:span><text:span text:style-name="T328">stack</text:span><text:span text:style-name="T180">);</text:span></text:p>
      <text:p text:style-name="P38">});</text:p>
      <text:p text:style-name="P35"/>
      <text:p text:style-name="P36">console<text:span text:style-name="T176">.</text:span>log<text:span text:style-name="T176">(</text:span><text:span text:style-name="T191">"Program Ended"</text:span><text:span text:style-name="T176">);</text:span></text:p>
      <text:p text:style-name="P268"/>
      <text:p text:style-name="P268"/>
      <text:p text:style-name="P270"><text:soft-page-break/></text:p>
      <text:p text:style-name="P270">Write stream :</text:p>
      <text:p text:style-name="P268">write stream is used to write the data into a source.</text:p>
      <text:p text:style-name="P298"><text:span text:style-name="T184">var</text:span> writerStream <text:span text:style-name="T176">=</text:span> fs<text:span text:style-name="T176">.</text:span>createWriteStream<text:span text:style-name="T176">(</text:span><text:span text:style-name="T191">'output.txt'</text:span><text:span text:style-name="T176">);</text:span></text:p>
      <text:p text:style-name="P35"/>
      <text:p text:style-name="P39">// Write the data to stream with encoding to be utf8</text:p>
      <text:p text:style-name="P36">writerStream<text:span text:style-name="T176">.</text:span>write<text:span text:style-name="T176">(</text:span>data<text:span text:style-name="T176">,</text:span><text:span text:style-name="T191">'UTF8'</text:span><text:span text:style-name="T176">);</text:span></text:p>
      <text:p text:style-name="P268"/>
      <text:p text:style-name="P268"><text:span text:style-name="T299">Pipe Stream :</text:span> pipe stream is a concept where the output of one stream is the input of another stream. There is no limit for piping</text:p>
      <text:p text:style-name="P298"><text:span text:style-name="T184">var</text:span> readerStream <text:span text:style-name="T176">=</text:span> fs<text:span text:style-name="T176">.</text:span>createReadStream<text:span text:style-name="T176">(</text:span><text:span text:style-name="T191">'input.txt'</text:span><text:span text:style-name="T176">);</text:span></text:p>
      <text:p text:style-name="P35"/>
      <text:p text:style-name="P39">// Create a writable stream</text:p>
      <text:p text:style-name="P36"><text:span text:style-name="T184">var</text:span> writerStream <text:span text:style-name="T176">=</text:span> fs<text:span text:style-name="T176">.</text:span>createWriteStream<text:span text:style-name="T176">(</text:span><text:span text:style-name="T191">'output.txt'</text:span><text:span text:style-name="T176">);</text:span></text:p>
      <text:p text:style-name="P35"/>
      <text:p text:style-name="P39">// Pipe the read and write operations</text:p>
      <text:p text:style-name="P39">// read input.txt and write data to output.txt</text:p>
      <text:p text:style-name="P36">readerStream<text:span text:style-name="T176">.</text:span>pipe<text:span text:style-name="T176">(</text:span>writerStream<text:span text:style-name="T176">);</text:span></text:p>
      <text:p text:style-name="P344"><text:span text:style-name="T323">Filestream :</text:span><text:span text:style-name="T322"> filestream is a node js module to perform operations on a file.</text:span></text:p>
      <text:p text:style-name="P346">Fs is the node js module to get the filestream object.</text:p>
      <text:p text:style-name="P346">Var fs = require(“fs”);</text:p>
      <text:p text:style-name="P346">filestream contains both asynchronus and synchronus methods.</text:p>
      <text:h text:style-name="P350" text:outline-level="2">Synchronous vs Asynchronous</text:h>
      <text:p text:style-name="P318">Every method in fs module have synchronous as well as asynchronous form. Asynchronous methods takes a last parameter as completion function callback and first parameter of the callback function is error. It is preferred to use asynchronous method instead of synchronous method as former never block the program execution where as the second one does.</text:p>
      <text:p text:style-name="P347">Open:</text:p>
      <text:p text:style-name="P346">this method is used to open the file in the desired mode.</text:p>
      <text:p text:style-name="P349"><text:span text:style-name="T322">fs</text:span><text:span text:style-name="T181">.</text:span><text:span text:style-name="T322">open</text:span><text:span text:style-name="T181">(</text:span><text:span text:style-name="T322">path</text:span><text:span text:style-name="T181">,</text:span><text:span text:style-name="T322"> flags</text:span><text:span text:style-name="T181">[,</text:span><text:span text:style-name="T322"> mode</text:span><text:span text:style-name="T181">],</text:span><text:span text:style-name="T322"> callback</text:span><text:span text:style-name="T181">)</text:span></text:p>
      <text:h text:style-name="P321" text:outline-level="3">Parameters</text:h>
      <text:p text:style-name="P317">Here is the description of the parameters used:</text:p>
      <text:list xml:id="list1252065796843692223" text:style-name="L47">
        <text:list-item>
          <text:p text:style-name="P425"><text:span text:style-name="T298">path</text:span> - This is string having file name including path.</text:p>
        </text:list-item>
        <text:list-item>
          <text:p text:style-name="P425"><text:span text:style-name="T298">flags</text:span> - Flag tells the behavior of the file to be opened. All possible values have <text:soft-page-break/>been mentioned below.</text:p>
        </text:list-item>
        <text:list-item>
          <text:p text:style-name="P425"><text:span text:style-name="T298">mode</text:span> - This sets the file mode (permission and sticky bits), but only if the file was created. It defaults to 0666, readable and writeable.</text:p>
        </text:list-item>
        <text:list-item>
          <text:p text:style-name="P425"><text:span text:style-name="T298">callback</text:span> - This is the callback function which gets two arguments (err, fd).</text:p>
        </text:list-item>
      </text:list>
      <text:p text:style-name="P346"/>
      <table:table table:name="Table16" table:style-name="Table16">
        <table:table-column table:style-name="Table16.A"/>
        <table:table-column table:style-name="Table16.B"/>
        <table:table-row>
          <table:table-cell table:style-name="Table16.A1" office:value-type="string">
            <text:p text:style-name="P351">Flag</text:p>
          </table:table-cell>
          <table:table-cell table:style-name="Table16.A1" office:value-type="string">
            <text:p text:style-name="P351">Description</text:p>
          </table:table-cell>
        </table:table-row>
        <table:table-row>
          <table:table-cell table:style-name="Table16.A2" office:value-type="string">
            <text:p text:style-name="P352">r</text:p>
          </table:table-cell>
          <table:table-cell table:style-name="Table16.A2" office:value-type="string">
            <text:p text:style-name="P352">Open file for reading. An exception occurs if the file does not exist.</text:p>
          </table:table-cell>
        </table:table-row>
        <table:table-row>
          <table:table-cell table:style-name="Table16.A2" office:value-type="string">
            <text:p text:style-name="P352">r+</text:p>
          </table:table-cell>
          <table:table-cell table:style-name="Table16.A2" office:value-type="string">
            <text:p text:style-name="P352">Open file for reading and writing. An exception occurs if the file does not exist.</text:p>
          </table:table-cell>
        </table:table-row>
        <table:table-row>
          <table:table-cell table:style-name="Table16.A2" office:value-type="string">
            <text:p text:style-name="P352">rs</text:p>
          </table:table-cell>
          <table:table-cell table:style-name="Table16.A2" office:value-type="string">
            <text:p text:style-name="P352">Open file for reading in synchronous mode.</text:p>
          </table:table-cell>
        </table:table-row>
        <table:table-row>
          <table:table-cell table:style-name="Table16.A2" office:value-type="string">
            <text:p text:style-name="P352">rs+</text:p>
          </table:table-cell>
          <table:table-cell table:style-name="Table16.A2" office:value-type="string">
            <text:p text:style-name="P352">Open file for reading and writing, telling the OS to open it synchronously. See notes for 'rs' about using this with caution.</text:p>
          </table:table-cell>
        </table:table-row>
        <table:table-row>
          <table:table-cell table:style-name="Table16.A2" office:value-type="string">
            <text:p text:style-name="P352">w</text:p>
          </table:table-cell>
          <table:table-cell table:style-name="Table16.A2" office:value-type="string">
            <text:p text:style-name="P352">Open file for writing. The file is created (if it does not exist) or truncated (if it exists).</text:p>
          </table:table-cell>
        </table:table-row>
        <table:table-row>
          <table:table-cell table:style-name="Table16.A2" office:value-type="string">
            <text:p text:style-name="P352">wx</text:p>
          </table:table-cell>
          <table:table-cell table:style-name="Table16.A2" office:value-type="string">
            <text:p text:style-name="P352">Like 'w' but fails if path exists.</text:p>
          </table:table-cell>
        </table:table-row>
        <table:table-row>
          <table:table-cell table:style-name="Table16.A2" office:value-type="string">
            <text:p text:style-name="P352">w+</text:p>
          </table:table-cell>
          <table:table-cell table:style-name="Table16.A2" office:value-type="string">
            <text:p text:style-name="P352">Open file for reading and writing. The file is created (if it does not exist) or truncated (if it exists).</text:p>
          </table:table-cell>
        </table:table-row>
        <table:table-row>
          <table:table-cell table:style-name="Table16.A2" office:value-type="string">
            <text:p text:style-name="P352">wx+</text:p>
          </table:table-cell>
          <table:table-cell table:style-name="Table16.A2" office:value-type="string">
            <text:p text:style-name="P352">Like 'w+' but fails if path exists.</text:p>
          </table:table-cell>
        </table:table-row>
        <table:table-row>
          <table:table-cell table:style-name="Table16.A2" office:value-type="string">
            <text:p text:style-name="P352">a</text:p>
          </table:table-cell>
          <table:table-cell table:style-name="Table16.A2" office:value-type="string">
            <text:p text:style-name="P352">Open file for appending. The file is created if it does not exist.</text:p>
          </table:table-cell>
        </table:table-row>
        <table:table-row>
          <table:table-cell table:style-name="Table16.A2" office:value-type="string">
            <text:p text:style-name="P352">ax</text:p>
          </table:table-cell>
          <table:table-cell table:style-name="Table16.A2" office:value-type="string">
            <text:p text:style-name="P352">Like 'a' but fails if path exists.</text:p>
          </table:table-cell>
        </table:table-row>
        <table:table-row>
          <table:table-cell table:style-name="Table16.A2" office:value-type="string">
            <text:p text:style-name="P352">a+</text:p>
          </table:table-cell>
          <table:table-cell table:style-name="Table16.A2" office:value-type="string">
            <text:p text:style-name="P352">Open file for reading and appending. The file is created if it does not exist.</text:p>
          </table:table-cell>
        </table:table-row>
        <table:table-row>
          <table:table-cell table:style-name="Table16.A2" office:value-type="string">
            <text:p text:style-name="P352">ax+</text:p>
          </table:table-cell>
          <table:table-cell table:style-name="Table16.A2" office:value-type="string">
            <text:p text:style-name="P352">Like 'a+' but fails if path exists.</text:p>
          </table:table-cell>
        </table:table-row>
      </table:table>
      <text:p text:style-name="P346"/>
      <text:p text:style-name="P347">Get the File information :</text:p>
      <text:p text:style-name="P348">to get the information of the file use stat method in fs.</text:p>
      <text:p text:style-name="P348">fs.stat(path,callback);</text:p>
      <text:p text:style-name="P348">path is the path of the file you want.</text:p>
      <text:p text:style-name="P348">fs.stat(path,function(error,stats){</text:p>
      <text:p text:style-name="P348">stats.isFile();</text:p>
      <text:p text:style-name="P348">stats.isDirectory();</text:p>
      <text:p text:style-name="P348">});</text:p>
      <text:p text:style-name="P346"/>
      <text:p text:style-name="P344"/>
      <text:p text:style-name="P347"><text:soft-page-break/>Write :</text:p>
      <text:p text:style-name="P346">this method is used to write the data or buffer into the file.</text:p>
      <text:p text:style-name="P349"><text:span text:style-name="T322">fs</text:span><text:span text:style-name="T181">.</text:span><text:span text:style-name="T322">writeFile</text:span><text:span text:style-name="T181">(</text:span><text:span text:style-name="T322">filename</text:span><text:span text:style-name="T181">,</text:span><text:span text:style-name="T322"> data</text:span><text:span text:style-name="T181">[,</text:span><text:span text:style-name="T322"> options</text:span><text:span text:style-name="T181">],</text:span><text:span text:style-name="T322"> callback</text:span><text:span text:style-name="T181">)</text:span></text:p>
      <text:p text:style-name="P345"><text:span text:style-name="T324">path</text:span><text:span text:style-name="T322"> - This is string having file name including path.</text:span></text:p>
      <text:list xml:id="list6704923555152834758" text:style-name="L48">
        <text:list-item>
          <text:p text:style-name="P426"><text:span text:style-name="T298">data</text:span> - This is the String or Buffer to be written into the file.</text:p>
        </text:list-item>
        <text:list-item>
          <text:p text:style-name="P426"><text:span text:style-name="T298">options</text:span> - The third parameter is an object which will hold {encoding, mode, flag}. By default encoding is utf8, mode is octal value 0666 and flag is 'w'</text:p>
        </text:list-item>
        <text:list-item>
          <text:p text:style-name="P426"><text:span text:style-name="T298">callback</text:span> - This is the callback function which gets a single parameter err and used to to return error in case of any writing error.</text:p>
        </text:list-item>
      </text:list>
      <text:p text:style-name="P344"><text:line-break/></text:p>
      <text:p text:style-name="P269">Read :</text:p>
      <text:p text:style-name="P267">the following method is used to read the data from a file.</text:p>
      <text:p text:style-name="P297">fs<text:span text:style-name="T176">.</text:span>read<text:span text:style-name="T176">(</text:span>fd<text:span text:style-name="T176">,</text:span> buffer<text:span text:style-name="T176">,</text:span> offset<text:span text:style-name="T176">,</text:span> length<text:span text:style-name="T176">,</text:span> position<text:span text:style-name="T176">,</text:span> callback<text:span text:style-name="T176">)</text:span></text:p>
      <text:h text:style-name="P304" text:outline-level="3">Parameters</text:h>
      <text:p text:style-name="P317">Here is the description of the parameters used:</text:p>
      <text:list xml:id="list272411445955971332" text:style-name="L49">
        <text:list-item>
          <text:p text:style-name="P427"><text:span text:style-name="T298">fd</text:span> - This is the file descriptor returned by file fs.open() method.</text:p>
        </text:list-item>
        <text:list-item>
          <text:p text:style-name="P427"><text:span text:style-name="T298">buffer</text:span> - This is the buffer that the data will be written to.</text:p>
        </text:list-item>
        <text:list-item>
          <text:p text:style-name="P427"><text:span text:style-name="T298">offset</text:span> - This is the offset in the buffer to start writing at.</text:p>
        </text:list-item>
        <text:list-item>
          <text:p text:style-name="P427"><text:span text:style-name="T298">length</text:span> - This is an integer specifying the number of bytes to read.</text:p>
        </text:list-item>
        <text:list-item>
          <text:p text:style-name="P427"><text:span text:style-name="T298">position</text:span> - This is an integer specifying where to begin reading from in the file. If position is null, data will be read from the current file position.</text:p>
        </text:list-item>
        <text:list-item>
          <text:p text:style-name="P427"><text:span text:style-name="T298">callback</text:span> - This is the callback function which gets the three arguments, (err, bytesRead, buffer).</text:p>
        </text:list-item>
      </text:list>
      <text:p text:style-name="P267"/>
      <text:p text:style-name="P267"/>
      <text:p text:style-name="P267">Close :</text:p>
      <text:p text:style-name="P267">fs.close(fd,callback);</text:p>
      <text:p text:style-name="P267">fd: is the file descriptor returned by the callback function of the file open.</text:p>
      <text:p text:style-name="P297">fs<text:span text:style-name="T176">.</text:span>open<text:span text:style-name="T176">(</text:span><text:span text:style-name="T191">'input.txt'</text:span><text:span text:style-name="T176">,</text:span> <text:span text:style-name="T191">'r+'</text:span><text:span text:style-name="T176">,</text:span> <text:span text:style-name="T184">function</text:span><text:span text:style-name="T176">(</text:span>err<text:span text:style-name="T176">,</text:span> fd<text:span text:style-name="T176">)</text:span> <text:span text:style-name="T176">{</text:span></text:p>
      <text:p text:style-name="P37"><text:s text:c="3"/><text:span text:style-name="T187">if</text:span><text:span text:style-name="T328"> </text:span><text:span text:style-name="T180">(</text:span><text:span text:style-name="T328">err</text:span><text:span text:style-name="T180">)</text:span><text:span text:style-name="T328"> </text:span><text:span text:style-name="T180">{</text:span></text:p>
      <text:p text:style-name="P37"><text:s text:c="7"/><text:span text:style-name="T187">return</text:span><text:span text:style-name="T328"> console</text:span><text:span text:style-name="T180">.</text:span><text:span text:style-name="T328">error</text:span><text:span text:style-name="T180">(</text:span><text:span text:style-name="T328">err</text:span><text:span text:style-name="T180">);</text:span></text:p>
      <text:p text:style-name="P37"><text:s text:c="3"/><text:span text:style-name="T180">}</text:span></text:p>
      <text:p text:style-name="P37"><text:s text:c="3"/><text:span text:style-name="T328">console</text:span><text:span text:style-name="T180">.</text:span><text:span text:style-name="T328">log</text:span><text:span text:style-name="T180">(</text:span><text:span text:style-name="T195">"File opened successfully!"</text:span><text:span text:style-name="T180">);</text:span></text:p>
      <text:p text:style-name="P37"><text:s text:c="3"/><text:span text:style-name="T328">console</text:span><text:span text:style-name="T180">.</text:span><text:span text:style-name="T328">log</text:span><text:span text:style-name="T180">(</text:span><text:span text:style-name="T195">"Going to read the file"</text:span><text:span text:style-name="T180">);</text:span></text:p>
      <text:p text:style-name="P37"><text:s text:c="3"/><text:span text:style-name="T328">fs</text:span><text:span text:style-name="T180">.</text:span><text:span text:style-name="T328">read</text:span><text:span text:style-name="T180">(</text:span><text:span text:style-name="T328">fd</text:span><text:span text:style-name="T180">,</text:span><text:span text:style-name="T328"> buf</text:span><text:span text:style-name="T180">,</text:span><text:span text:style-name="T328"> </text:span><text:span text:style-name="T332">0</text:span><text:span text:style-name="T180">,</text:span><text:span text:style-name="T328"> buf</text:span><text:span text:style-name="T180">.</text:span><text:span text:style-name="T328">length</text:span><text:span text:style-name="T180">,</text:span><text:span text:style-name="T328"> </text:span><text:span text:style-name="T332">0</text:span><text:span text:style-name="T180">,</text:span><text:span text:style-name="T328"> </text:span><text:span text:style-name="T187">function</text:span><text:span text:style-name="T180">(</text:span><text:span text:style-name="T328">err</text:span><text:span text:style-name="T180">,</text:span><text:span text:style-name="T328"> bytes</text:span><text:span text:style-name="T180">){</text:span></text:p>
      <text:p text:style-name="P37"><text:soft-page-break/><text:s text:c="6"/><text:span text:style-name="T187">if</text:span><text:span text:style-name="T328"> </text:span><text:span text:style-name="T180">(</text:span><text:span text:style-name="T328">err</text:span><text:span text:style-name="T180">){</text:span></text:p>
      <text:p text:style-name="P37"><text:s text:c="9"/><text:span text:style-name="T328">console</text:span><text:span text:style-name="T180">.</text:span><text:span text:style-name="T328">log</text:span><text:span text:style-name="T180">(</text:span><text:span text:style-name="T328">err</text:span><text:span text:style-name="T180">);</text:span></text:p>
      <text:p text:style-name="P37"><text:s text:c="6"/><text:span text:style-name="T180">}</text:span></text:p>
      <text:p text:style-name="P35"/>
      <text:p text:style-name="P37"><text:s text:c="6"/><text:span text:style-name="T333">// Print only read bytes to avoid junk.</text:span></text:p>
      <text:p text:style-name="P37"><text:s text:c="6"/><text:span text:style-name="T187">if</text:span><text:span text:style-name="T180">(</text:span><text:span text:style-name="T328">bytes </text:span><text:span text:style-name="T180">&gt;</text:span><text:span text:style-name="T328"> </text:span><text:span text:style-name="T332">0</text:span><text:span text:style-name="T180">){</text:span></text:p>
      <text:p text:style-name="P37"><text:s text:c="9"/><text:span text:style-name="T328">console</text:span><text:span text:style-name="T180">.</text:span><text:span text:style-name="T328">log</text:span><text:span text:style-name="T180">(</text:span><text:span text:style-name="T328">buf</text:span><text:span text:style-name="T180">.</text:span><text:span text:style-name="T328">slice</text:span><text:span text:style-name="T180">(</text:span><text:span text:style-name="T332">0</text:span><text:span text:style-name="T180">,</text:span><text:span text:style-name="T328"> bytes</text:span><text:span text:style-name="T180">).</text:span><text:span text:style-name="T328">toString</text:span><text:span text:style-name="T180">());</text:span></text:p>
      <text:p text:style-name="P37"><text:s text:c="6"/><text:span text:style-name="T180">}</text:span></text:p>
      <text:p text:style-name="P35"/>
      <text:p text:style-name="P37"><text:s text:c="6"/><text:span text:style-name="T333">// Close the opened file.</text:span></text:p>
      <text:p text:style-name="P37"><text:s text:c="6"/><text:span text:style-name="T328">fs</text:span><text:span text:style-name="T180">.</text:span><text:span text:style-name="T328">close</text:span><text:span text:style-name="T180">(</text:span><text:span text:style-name="T328">fd</text:span><text:span text:style-name="T180">,</text:span><text:span text:style-name="T328"> </text:span><text:span text:style-name="T187">function</text:span><text:span text:style-name="T180">(</text:span><text:span text:style-name="T328">err</text:span><text:span text:style-name="T180">){</text:span></text:p>
      <text:p text:style-name="P37"><text:s text:c="9"/><text:span text:style-name="T187">if</text:span><text:span text:style-name="T328"> </text:span><text:span text:style-name="T180">(</text:span><text:span text:style-name="T328">err</text:span><text:span text:style-name="T180">){</text:span></text:p>
      <text:p text:style-name="P37"><text:s text:c="12"/><text:span text:style-name="T328">console</text:span><text:span text:style-name="T180">.</text:span><text:span text:style-name="T328">log</text:span><text:span text:style-name="T180">(</text:span><text:span text:style-name="T328">err</text:span><text:span text:style-name="T180">);</text:span></text:p>
      <text:p text:style-name="P37"><text:s text:c="9"/><text:span text:style-name="T180">}</text:span><text:span text:style-name="T328"> </text:span></text:p>
      <text:p text:style-name="P37"><text:s text:c="9"/><text:span text:style-name="T328">console</text:span><text:span text:style-name="T180">.</text:span><text:span text:style-name="T328">log</text:span><text:span text:style-name="T180">(</text:span><text:span text:style-name="T195">"File closed successfully."</text:span><text:span text:style-name="T180">);</text:span></text:p>
      <text:p text:style-name="P37"><text:s text:c="6"/><text:span text:style-name="T180">});</text:span></text:p>
      <text:p text:style-name="P37"><text:s text:c="3"/><text:span text:style-name="T180">});</text:span></text:p>
      <text:p text:style-name="P38">});</text:p>
      <text:p text:style-name="P269">Delete the file :</text:p>
      <text:p text:style-name="P271">to delete the file we have to use method unlink()</text:p>
      <text:p text:style-name="P271">fs.unlink(path, callback);</text:p>
      <text:p text:style-name="P271">path is the path of the file to be deleted. Callback method has only one parameter ie error.</text:p>
      <text:p text:style-name="P271"/>
      <text:p text:style-name="P299"><text:span text:style-name="T184">var</text:span> fs <text:span text:style-name="T176">=</text:span> <text:span text:style-name="T184">require</text:span><text:span text:style-name="T176">(</text:span><text:span text:style-name="T191">"fs"</text:span><text:span text:style-name="T176">);</text:span></text:p>
      <text:p text:style-name="P35"/>
      <text:p text:style-name="P36">console<text:span text:style-name="T176">.</text:span>log<text:span text:style-name="T176">(</text:span><text:span text:style-name="T191">"Going to delete an existing file"</text:span><text:span text:style-name="T176">);</text:span></text:p>
      <text:p text:style-name="P36">fs<text:span text:style-name="T176">.</text:span>unlink<text:span text:style-name="T176">(</text:span><text:span text:style-name="T191">'input.txt'</text:span><text:span text:style-name="T176">,</text:span> <text:span text:style-name="T184">function</text:span><text:span text:style-name="T176">(</text:span>err<text:span text:style-name="T176">)</text:span> <text:span text:style-name="T176">{</text:span></text:p>
      <text:p text:style-name="P37"><text:s text:c="3"/><text:span text:style-name="T187">if</text:span><text:span text:style-name="T328"> </text:span><text:span text:style-name="T180">(</text:span><text:span text:style-name="T328">err</text:span><text:span text:style-name="T180">)</text:span><text:span text:style-name="T328"> </text:span><text:span text:style-name="T180">{</text:span></text:p>
      <text:p text:style-name="P37"><text:s text:c="7"/><text:span text:style-name="T187">return</text:span><text:span text:style-name="T328"> console</text:span><text:span text:style-name="T180">.</text:span><text:span text:style-name="T328">error</text:span><text:span text:style-name="T180">(</text:span><text:span text:style-name="T328">err</text:span><text:span text:style-name="T180">);</text:span></text:p>
      <text:p text:style-name="P37"><text:s text:c="3"/><text:span text:style-name="T180">}</text:span></text:p>
      <text:p text:style-name="P37"><text:s text:c="3"/><text:span text:style-name="T328">console</text:span><text:span text:style-name="T180">.</text:span><text:span text:style-name="T328">log</text:span><text:span text:style-name="T180">(</text:span><text:span text:style-name="T195">"File deleted successfully!"</text:span><text:span text:style-name="T180">);</text:span></text:p>
      <text:p text:style-name="P38">});</text:p>
      <text:p text:style-name="P269">Creating directory:</text:p>
      <text:p text:style-name="P271">by using the method mkdir we can create directory in nodejs.</text:p>
      <text:p text:style-name="P271">fs.mkdir(path, mode, callback);</text:p>
      <text:p text:style-name="P271">path of the directory to be created mode for the level of security of the directory.</text:p>
      <text:p text:style-name="P271"><text:soft-page-break/></text:p>
      <text:p text:style-name="P299">fs<text:span text:style-name="T176">.</text:span>mkdir<text:span text:style-name="T176">(</text:span><text:span text:style-name="T191">'/tmp/test'</text:span><text:span text:style-name="T176">,</text:span><text:span text:style-name="T184">function</text:span><text:span text:style-name="T176">(</text:span>err<text:span text:style-name="T176">){</text:span></text:p>
      <text:p text:style-name="P37"><text:s text:c="3"/><text:span text:style-name="T187">if</text:span><text:span text:style-name="T328"> </text:span><text:span text:style-name="T180">(</text:span><text:span text:style-name="T328">err</text:span><text:span text:style-name="T180">)</text:span><text:span text:style-name="T328"> </text:span><text:span text:style-name="T180">{</text:span></text:p>
      <text:p text:style-name="P37"><text:s text:c="7"/><text:span text:style-name="T187">return</text:span><text:span text:style-name="T328"> console</text:span><text:span text:style-name="T180">.</text:span><text:span text:style-name="T328">error</text:span><text:span text:style-name="T180">(</text:span><text:span text:style-name="T328">err</text:span><text:span text:style-name="T180">);</text:span></text:p>
      <text:p text:style-name="P37"><text:s text:c="3"/><text:span text:style-name="T180">}</text:span></text:p>
      <text:p text:style-name="P37"><text:s text:c="3"/><text:span text:style-name="T328">console</text:span><text:span text:style-name="T180">.</text:span><text:span text:style-name="T328">log</text:span><text:span text:style-name="T180">(</text:span><text:span text:style-name="T195">"Directory created successfully!"</text:span><text:span text:style-name="T180">);</text:span></text:p>
      <text:p text:style-name="P38">});</text:p>
      <text:p text:style-name="P269">Read Directory:</text:p>
      <text:p text:style-name="P271">to read the directory in nodejs use readdir() method.</text:p>
      <text:p text:style-name="P271">fs.readdir(path, callback);</text:p>
      <text:p text:style-name="P271"/>
      <text:p text:style-name="P269">Remove Directory:</text:p>
      <text:p text:style-name="P271">by using method rmdir in node js we can delete the directory.</text:p>
      <text:p text:style-name="P271">fs.rmdir(path,callback);</text:p>
      <text:p text:style-name="P271"/>
      <text:p text:style-name="P271"/>
      <text:p text:style-name="P271"/>
      <table:table table:name="Table17" table:style-name="Table17">
        <table:table-column table:style-name="Table17.A"/>
        <table:table-column table:style-name="Table17.B"/>
        <table:table-row>
          <table:table-cell table:style-name="Table17.A1" office:value-type="string">
            <text:p text:style-name="P351">SN</text:p>
          </table:table-cell>
          <table:table-cell table:style-name="Table17.A1" office:value-type="string">
            <text:p text:style-name="P351">Method &amp; Description</text:p>
          </table:table-cell>
        </table:table-row>
        <table:table-row>
          <table:table-cell table:style-name="Table17.A2" office:value-type="string">
            <text:p text:style-name="P352">1</text:p>
          </table:table-cell>
          <table:table-cell table:style-name="Table17.A2" office:value-type="string">
            <text:p text:style-name="P352"><text:span text:style-name="T298">fs.rename(oldPath, newPath, callback)</text:span><text:line-break/>Asynchronous rename(). No arguments other than a possible exception are given to the completion callback.</text:p>
          </table:table-cell>
        </table:table-row>
        <table:table-row>
          <table:table-cell table:style-name="Table17.A2" office:value-type="string">
            <text:p text:style-name="P352">2</text:p>
          </table:table-cell>
          <table:table-cell table:style-name="Table17.A2" office:value-type="string">
            <text:p text:style-name="P352"><text:span text:style-name="T298">fs.ftruncate(fd, len, callback)</text:span><text:line-break/>Asynchronous ftruncate(). No arguments other than a possible exception are given to the completion callback.</text:p>
          </table:table-cell>
        </table:table-row>
        <table:table-row>
          <table:table-cell table:style-name="Table17.A2" office:value-type="string">
            <text:p text:style-name="P352">3</text:p>
          </table:table-cell>
          <table:table-cell table:style-name="Table17.A2" office:value-type="string">
            <text:p text:style-name="P352"><text:span text:style-name="T298">fs.ftruncateSync(fd, len)</text:span><text:line-break/>Synchronous ftruncate()</text:p>
          </table:table-cell>
        </table:table-row>
        <table:table-row>
          <table:table-cell table:style-name="Table17.A2" office:value-type="string">
            <text:p text:style-name="P352">4</text:p>
          </table:table-cell>
          <table:table-cell table:style-name="Table17.A2" office:value-type="string">
            <text:p text:style-name="P352"><text:span text:style-name="T298">fs.truncate(path, len, callback)</text:span><text:line-break/>Asynchronous truncate(). No arguments other than a possible exception are given to the completion callback.</text:p>
          </table:table-cell>
        </table:table-row>
        <table:table-row>
          <table:table-cell table:style-name="Table17.A2" office:value-type="string">
            <text:p text:style-name="P352">5</text:p>
          </table:table-cell>
          <table:table-cell table:style-name="Table17.A2" office:value-type="string">
            <text:p text:style-name="P352"><text:span text:style-name="T298">fs.truncateSync(path, len)</text:span><text:line-break/>Synchronous truncate()</text:p>
          </table:table-cell>
        </table:table-row>
        <table:table-row>
          <table:table-cell table:style-name="Table17.A2" office:value-type="string">
            <text:p text:style-name="P352">6</text:p>
          </table:table-cell>
          <table:table-cell table:style-name="Table17.A2" office:value-type="string">
            <text:p text:style-name="P352"><text:span text:style-name="T298">fs.chown(path, uid, gid, callback)</text:span><text:line-break/>Asynchronous chown(). No arguments other than a possible exception are given to the completion callback.</text:p>
          </table:table-cell>
        </table:table-row>
        <table:table-row>
          <table:table-cell table:style-name="Table17.A2" office:value-type="string">
            <text:p text:style-name="P352">7</text:p>
          </table:table-cell>
          <table:table-cell table:style-name="Table17.A2" office:value-type="string">
            <text:p text:style-name="P352"><text:span text:style-name="T298">fs.chownSync(path, uid, gid)</text:span><text:line-break/>Synchronous chown()</text:p>
          </table:table-cell>
        </table:table-row>
        <table:table-row>
          <table:table-cell table:style-name="Table17.A2" office:value-type="string">
            <text:p text:style-name="P352">8</text:p>
          </table:table-cell>
          <table:table-cell table:style-name="Table17.A2" office:value-type="string">
            <text:p text:style-name="P352"><text:span text:style-name="T298">fs.fchown(fd, uid, gid, callback)</text:span><text:line-break/>Asynchronous fchown(). No arguments other than a possible exception are given to the completion <text:soft-page-break/>callback.</text:p>
          </table:table-cell>
        </table:table-row>
        <table:table-row>
          <table:table-cell table:style-name="Table17.A2" office:value-type="string">
            <text:p text:style-name="P352">9</text:p>
          </table:table-cell>
          <table:table-cell table:style-name="Table17.A2" office:value-type="string">
            <text:p text:style-name="P352"><text:span text:style-name="T298">fs.fchownSync(fd, uid, gid)</text:span><text:line-break/>Synchronous fchown()</text:p>
          </table:table-cell>
        </table:table-row>
        <table:table-row>
          <table:table-cell table:style-name="Table17.A2" office:value-type="string">
            <text:p text:style-name="P352">10</text:p>
          </table:table-cell>
          <table:table-cell table:style-name="Table17.A2" office:value-type="string">
            <text:p text:style-name="P352"><text:span text:style-name="T298">fs.lchown(path, uid, gid, callback)</text:span><text:line-break/>Asynchronous lchown(). No arguments other than a possible exception are given to the completion callback.</text:p>
          </table:table-cell>
        </table:table-row>
        <table:table-row>
          <table:table-cell table:style-name="Table17.A2" office:value-type="string">
            <text:p text:style-name="P352">11</text:p>
          </table:table-cell>
          <table:table-cell table:style-name="Table17.A2" office:value-type="string">
            <text:p text:style-name="P352"><text:span text:style-name="T298">fs.lchownSync(path, uid, gid)</text:span><text:line-break/>Synchronous lchown()</text:p>
          </table:table-cell>
        </table:table-row>
        <table:table-row>
          <table:table-cell table:style-name="Table17.A2" office:value-type="string">
            <text:p text:style-name="P352">12</text:p>
          </table:table-cell>
          <table:table-cell table:style-name="Table17.A2" office:value-type="string">
            <text:p text:style-name="P352"><text:span text:style-name="T298">fs.chmod(path, mode, callback)</text:span><text:line-break/>Asynchronous chmod(). No arguments other than a possible exception are given to the completion callback.</text:p>
          </table:table-cell>
        </table:table-row>
        <table:table-row>
          <table:table-cell table:style-name="Table17.A2" office:value-type="string">
            <text:p text:style-name="P352">13</text:p>
          </table:table-cell>
          <table:table-cell table:style-name="Table17.A2" office:value-type="string">
            <text:p text:style-name="P352"><text:span text:style-name="T298">fs.chmodSync(path, mode)</text:span><text:line-break/>Synchronous chmod().</text:p>
          </table:table-cell>
        </table:table-row>
        <table:table-row>
          <table:table-cell table:style-name="Table17.A2" office:value-type="string">
            <text:p text:style-name="P352">14</text:p>
          </table:table-cell>
          <table:table-cell table:style-name="Table17.A2" office:value-type="string">
            <text:p text:style-name="P352"><text:span text:style-name="T298">fs.fchmod(fd, mode, callback)</text:span><text:line-break/>Asynchronous fchmod(). No arguments other than a possible exception are given to the completion callback.</text:p>
          </table:table-cell>
        </table:table-row>
        <table:table-row>
          <table:table-cell table:style-name="Table17.A2" office:value-type="string">
            <text:p text:style-name="P352">15</text:p>
          </table:table-cell>
          <table:table-cell table:style-name="Table17.A2" office:value-type="string">
            <text:p text:style-name="P352"><text:span text:style-name="T298">fs.fchmodSync(fd, mode)</text:span><text:line-break/>Synchronous fchmod().</text:p>
          </table:table-cell>
        </table:table-row>
        <table:table-row>
          <table:table-cell table:style-name="Table17.A2" office:value-type="string">
            <text:p text:style-name="P352">16</text:p>
          </table:table-cell>
          <table:table-cell table:style-name="Table17.A2" office:value-type="string">
            <text:p text:style-name="P352"><text:span text:style-name="T298">fs.lchmod(path, mode, callback)</text:span><text:line-break/>Asynchronous lchmod(). No arguments other than a possible exception are given to the completion callback.Only available on Mac OS X.</text:p>
          </table:table-cell>
        </table:table-row>
        <table:table-row>
          <table:table-cell table:style-name="Table17.A2" office:value-type="string">
            <text:p text:style-name="P352">17</text:p>
          </table:table-cell>
          <table:table-cell table:style-name="Table17.A2" office:value-type="string">
            <text:p text:style-name="P352"><text:span text:style-name="T298">fs.lchmodSync(path, mode)</text:span><text:line-break/>Synchronous lchmod().</text:p>
          </table:table-cell>
        </table:table-row>
        <table:table-row>
          <table:table-cell table:style-name="Table17.A2" office:value-type="string">
            <text:p text:style-name="P352">18</text:p>
          </table:table-cell>
          <table:table-cell table:style-name="Table17.A2" office:value-type="string">
            <text:p text:style-name="P352"><text:span text:style-name="T298">fs.stat(path, callback)</text:span><text:line-break/>Asynchronous stat(). The callback gets two arguments (err, stats) where stats is a fs.Stats object.</text:p>
          </table:table-cell>
        </table:table-row>
        <table:table-row>
          <table:table-cell table:style-name="Table17.A2" office:value-type="string">
            <text:p text:style-name="P352">19</text:p>
          </table:table-cell>
          <table:table-cell table:style-name="Table17.A2" office:value-type="string">
            <text:p text:style-name="P352"><text:span text:style-name="T298">fs.lstat(path, callback)</text:span><text:line-break/>Asynchronous lstat(). The callback gets two arguments (err, stats) where stats is a fs.Stats object. lstat() is identical to stat(), except that if path is a symbolic link, then the link itself is stat-ed, not the file that it refers to.</text:p>
          </table:table-cell>
        </table:table-row>
        <table:table-row>
          <table:table-cell table:style-name="Table17.A2" office:value-type="string">
            <text:p text:style-name="P352">20</text:p>
          </table:table-cell>
          <table:table-cell table:style-name="Table17.A2" office:value-type="string">
            <text:p text:style-name="P352"><text:span text:style-name="T298">fs.fstat(fd, callback)</text:span><text:line-break/>Asynchronous fstat(). The callback gets two arguments (err, stats) where stats is a fs.Stats object. fstat() is identical to stat(), except that the file to be stat-ed is specified by the file descriptor fd.</text:p>
          </table:table-cell>
        </table:table-row>
        <table:table-row>
          <table:table-cell table:style-name="Table17.A2" office:value-type="string">
            <text:p text:style-name="P352">21</text:p>
          </table:table-cell>
          <table:table-cell table:style-name="Table17.A2" office:value-type="string">
            <text:p text:style-name="P352"><text:span text:style-name="T298">fs.statSync(path)</text:span><text:line-break/>Synchronous stat(). Returns an instance of fs.Stats.</text:p>
          </table:table-cell>
        </table:table-row>
        <table:table-row>
          <table:table-cell table:style-name="Table17.A2" office:value-type="string">
            <text:p text:style-name="P352">22</text:p>
          </table:table-cell>
          <table:table-cell table:style-name="Table17.A2" office:value-type="string">
            <text:p text:style-name="P352"><text:span text:style-name="T298">fs.lstatSync(path)</text:span><text:line-break/>Synchronous lstat(). Returns an instance of fs.Stats.</text:p>
          </table:table-cell>
        </table:table-row>
        <table:table-row>
          <table:table-cell table:style-name="Table17.A2" office:value-type="string">
            <text:p text:style-name="P352">23</text:p>
          </table:table-cell>
          <table:table-cell table:style-name="Table17.A2" office:value-type="string">
            <text:p text:style-name="P352"><text:span text:style-name="T298">fs.fstatSync(fd)</text:span><text:line-break/>Synchronous fstat(). Returns an instance of fs.Stats.</text:p>
          </table:table-cell>
        </table:table-row>
        <text:soft-page-break/>
        <table:table-row>
          <table:table-cell table:style-name="Table17.A2" office:value-type="string">
            <text:p text:style-name="P352">24</text:p>
          </table:table-cell>
          <table:table-cell table:style-name="Table17.A2" office:value-type="string">
            <text:p text:style-name="P352"><text:span text:style-name="T298">fs.link(srcpath, dstpath, callback)</text:span><text:line-break/>Asynchronous link(). No arguments other than a possible exception are given to the completion callback.</text:p>
          </table:table-cell>
        </table:table-row>
        <table:table-row>
          <table:table-cell table:style-name="Table17.A2" office:value-type="string">
            <text:p text:style-name="P352">25</text:p>
          </table:table-cell>
          <table:table-cell table:style-name="Table17.A2" office:value-type="string">
            <text:p text:style-name="P352"><text:span text:style-name="T298">fs.linkSync(srcpath, dstpath)</text:span><text:line-break/>Synchronous link().</text:p>
          </table:table-cell>
        </table:table-row>
        <table:table-row>
          <table:table-cell table:style-name="Table17.A2" office:value-type="string">
            <text:p text:style-name="P352">26</text:p>
          </table:table-cell>
          <table:table-cell table:style-name="Table17.A2" office:value-type="string">
            <text:p text:style-name="P352"><text:span text:style-name="T298">fs.symlink(srcpath, dstpath[, type], callback)</text:span><text:line-break/>Asynchronous symlink(). No arguments other than a possible exception are given to the completion callback. The type argument can be set to 'dir', 'file', or 'junction' (default is 'file') and is only available on Windows (ignored on other platforms). Note that Windows junction points require the destination path to be absolute. When using 'junction', the destination argument will automatically be normalized to absolute path.</text:p>
          </table:table-cell>
        </table:table-row>
        <table:table-row>
          <table:table-cell table:style-name="Table17.A2" office:value-type="string">
            <text:p text:style-name="P352">27</text:p>
          </table:table-cell>
          <table:table-cell table:style-name="Table17.A2" office:value-type="string">
            <text:p text:style-name="P352"><text:span text:style-name="T298">fs.symlinkSync(srcpath, dstpath[, type])</text:span><text:line-break/>Synchronous symlink().</text:p>
          </table:table-cell>
        </table:table-row>
        <table:table-row>
          <table:table-cell table:style-name="Table17.A2" office:value-type="string">
            <text:p text:style-name="P352">28</text:p>
          </table:table-cell>
          <table:table-cell table:style-name="Table17.A2" office:value-type="string">
            <text:p text:style-name="P352"><text:span text:style-name="T298">fs.readlink(path, callback)</text:span><text:line-break/>Asynchronous readlink(). The callback gets two arguments (err, linkString).</text:p>
          </table:table-cell>
        </table:table-row>
        <table:table-row>
          <table:table-cell table:style-name="Table17.A2" office:value-type="string">
            <text:p text:style-name="P352">29</text:p>
          </table:table-cell>
          <table:table-cell table:style-name="Table17.A2" office:value-type="string">
            <text:p text:style-name="P352"><text:span text:style-name="T298">fs.realpath(path[, cache], callback)</text:span><text:line-break/>Asynchronous realpath(). The callback gets two arguments (err, resolvedPath). May use process.cwd to resolve relative paths. cache is an object literal of mapped paths that can be used to force a specific path resolution or avoid additional fs.stat calls for known real paths.</text:p>
          </table:table-cell>
        </table:table-row>
        <table:table-row>
          <table:table-cell table:style-name="Table17.A2" office:value-type="string">
            <text:p text:style-name="P352">30</text:p>
          </table:table-cell>
          <table:table-cell table:style-name="Table17.A2" office:value-type="string">
            <text:p text:style-name="P352"><text:span text:style-name="T298">fs.realpathSync(path[, cache])</text:span><text:line-break/>Synchronous realpath(). Returns the resolved path.</text:p>
          </table:table-cell>
        </table:table-row>
        <table:table-row>
          <table:table-cell table:style-name="Table17.A2" office:value-type="string">
            <text:p text:style-name="P352">31</text:p>
          </table:table-cell>
          <table:table-cell table:style-name="Table17.A2" office:value-type="string">
            <text:p text:style-name="P352"><text:span text:style-name="T298">fs.unlink(path, callback)</text:span><text:line-break/>Asynchronous unlink(). No arguments other than a possible exception are given to the completion callback.</text:p>
          </table:table-cell>
        </table:table-row>
        <table:table-row>
          <table:table-cell table:style-name="Table17.A2" office:value-type="string">
            <text:p text:style-name="P352">32</text:p>
          </table:table-cell>
          <table:table-cell table:style-name="Table17.A2" office:value-type="string">
            <text:p text:style-name="P352"><text:span text:style-name="T298">fs.unlinkSync(path)</text:span><text:line-break/>Synchronous unlink().</text:p>
          </table:table-cell>
        </table:table-row>
        <table:table-row>
          <table:table-cell table:style-name="Table17.A2" office:value-type="string">
            <text:p text:style-name="P352">33</text:p>
          </table:table-cell>
          <table:table-cell table:style-name="Table17.A2" office:value-type="string">
            <text:p text:style-name="P352"><text:span text:style-name="T298">fs.rmdir(path, callback)</text:span><text:line-break/>Asynchronous rmdir(). No arguments other than a possible exception are given to the completion callback.</text:p>
          </table:table-cell>
        </table:table-row>
        <table:table-row>
          <table:table-cell table:style-name="Table17.A2" office:value-type="string">
            <text:p text:style-name="P352">34</text:p>
          </table:table-cell>
          <table:table-cell table:style-name="Table17.A2" office:value-type="string">
            <text:p text:style-name="P352"><text:span text:style-name="T298">fs.rmdirSync(path)</text:span><text:line-break/>Synchronous rmdir().</text:p>
          </table:table-cell>
        </table:table-row>
        <table:table-row>
          <table:table-cell table:style-name="Table17.A2" office:value-type="string">
            <text:p text:style-name="P352">35</text:p>
          </table:table-cell>
          <table:table-cell table:style-name="Table17.A2" office:value-type="string">
            <text:p text:style-name="P352"><text:span text:style-name="T298">fs.mkdir(path[, mode], callback)</text:span><text:line-break/>SAsynchronous mkdir(2). No arguments other than a possible exception are given to the completion callback. mode defaults to 0777.</text:p>
          </table:table-cell>
        </table:table-row>
        <table:table-row>
          <table:table-cell table:style-name="Table17.A2" office:value-type="string">
            <text:p text:style-name="P352">36</text:p>
          </table:table-cell>
          <table:table-cell table:style-name="Table17.A2" office:value-type="string">
            <text:p text:style-name="P352"><text:span text:style-name="T298">fs.mkdirSync(path[, mode])</text:span><text:line-break/>Synchronous mkdir().</text:p>
          </table:table-cell>
        </table:table-row>
        <table:table-row>
          <table:table-cell table:style-name="Table17.A2" office:value-type="string">
            <text:p text:style-name="P352">37</text:p>
          </table:table-cell>
          <table:table-cell table:style-name="Table17.A2" office:value-type="string">
            <text:p text:style-name="P352"><text:span text:style-name="T298">fs.readdir(path, callback)</text:span><text:line-break/>Asynchronous readdir(3). Reads the contents of a directory. The callback gets two arguments (err, files) where files is an array of the names of the files in the directory excluding '.' and '..'.</text:p>
          </table:table-cell>
        </table:table-row>
        <text:soft-page-break/>
        <table:table-row>
          <table:table-cell table:style-name="Table17.A2" office:value-type="string">
            <text:p text:style-name="P352">38</text:p>
          </table:table-cell>
          <table:table-cell table:style-name="Table17.A2" office:value-type="string">
            <text:p text:style-name="P352"><text:span text:style-name="T298">fs.readdirSync(path)</text:span><text:line-break/>Synchronous readdir(). Returns an array of filenames excluding '.' and '..'.</text:p>
          </table:table-cell>
        </table:table-row>
        <table:table-row>
          <table:table-cell table:style-name="Table17.A2" office:value-type="string">
            <text:p text:style-name="P352">39</text:p>
          </table:table-cell>
          <table:table-cell table:style-name="Table17.A2" office:value-type="string">
            <text:p text:style-name="P352"><text:span text:style-name="T298">fs.close(fd, callback)</text:span><text:line-break/>Asynchronous close(). No arguments other than a possible exception are given to the completion callback.</text:p>
          </table:table-cell>
        </table:table-row>
        <table:table-row>
          <table:table-cell table:style-name="Table17.A2" office:value-type="string">
            <text:p text:style-name="P352">40</text:p>
          </table:table-cell>
          <table:table-cell table:style-name="Table17.A2" office:value-type="string">
            <text:p text:style-name="P352"><text:span text:style-name="T298">fs.closeSync(fd)</text:span><text:line-break/>Synchronous close().</text:p>
          </table:table-cell>
        </table:table-row>
        <table:table-row>
          <table:table-cell table:style-name="Table17.A2" office:value-type="string">
            <text:p text:style-name="P352">41</text:p>
          </table:table-cell>
          <table:table-cell table:style-name="Table17.A2" office:value-type="string">
            <text:p text:style-name="P352"><text:span text:style-name="T298">fs.open(path, flags[, mode], callback)</text:span><text:line-break/>Asynchronous file open.</text:p>
          </table:table-cell>
        </table:table-row>
        <table:table-row>
          <table:table-cell table:style-name="Table17.A2" office:value-type="string">
            <text:p text:style-name="P352">42</text:p>
          </table:table-cell>
          <table:table-cell table:style-name="Table17.A2" office:value-type="string">
            <text:p text:style-name="P352"><text:span text:style-name="T298">fs.openSync(path, flags[, mode])</text:span><text:line-break/>Synchronous version of fs.open().</text:p>
          </table:table-cell>
        </table:table-row>
        <table:table-row>
          <table:table-cell table:style-name="Table17.A2" office:value-type="string">
            <text:p text:style-name="P352">43</text:p>
          </table:table-cell>
          <table:table-cell table:style-name="Table17.A2" office:value-type="string">
            <text:p text:style-name="P352"><text:span text:style-name="T298">fs.utimes(path, atime, mtime, callback)</text:span><text:line-break/> </text:p>
          </table:table-cell>
        </table:table-row>
        <table:table-row>
          <table:table-cell table:style-name="Table17.A2" office:value-type="string">
            <text:p text:style-name="P352">44</text:p>
          </table:table-cell>
          <table:table-cell table:style-name="Table17.A2" office:value-type="string">
            <text:p text:style-name="P352"><text:span text:style-name="T298">fs.utimesSync(path, atime, mtime)</text:span><text:line-break/>Change file timestamps of the file referenced by the supplied path.</text:p>
          </table:table-cell>
        </table:table-row>
        <table:table-row>
          <table:table-cell table:style-name="Table17.A2" office:value-type="string">
            <text:p text:style-name="P352">45</text:p>
          </table:table-cell>
          <table:table-cell table:style-name="Table17.A2" office:value-type="string">
            <text:p text:style-name="P352"><text:span text:style-name="T298">fs.futimes(fd, atime, mtime, callback)</text:span><text:line-break/> </text:p>
          </table:table-cell>
        </table:table-row>
        <table:table-row>
          <table:table-cell table:style-name="Table17.A2" office:value-type="string">
            <text:p text:style-name="P352">46</text:p>
          </table:table-cell>
          <table:table-cell table:style-name="Table17.A2" office:value-type="string">
            <text:p text:style-name="P352"><text:span text:style-name="T298">fs.futimesSync(fd, atime, mtime)</text:span><text:line-break/>Change the file timestamps of a file referenced by the supplied file descriptor.</text:p>
          </table:table-cell>
        </table:table-row>
        <table:table-row>
          <table:table-cell table:style-name="Table17.A2" office:value-type="string">
            <text:p text:style-name="P352">47</text:p>
          </table:table-cell>
          <table:table-cell table:style-name="Table17.A2" office:value-type="string">
            <text:p text:style-name="P352"><text:span text:style-name="T298">fs.fsync(fd, callback)</text:span><text:line-break/>Asynchronous fsync. No arguments other than a possible exception are given to the completion callback.</text:p>
          </table:table-cell>
        </table:table-row>
        <table:table-row>
          <table:table-cell table:style-name="Table17.A2" office:value-type="string">
            <text:p text:style-name="P352">48</text:p>
          </table:table-cell>
          <table:table-cell table:style-name="Table17.A2" office:value-type="string">
            <text:p text:style-name="P352"><text:span text:style-name="T298">fs.fsyncSync(fd)</text:span><text:line-break/>Synchronous fsync.</text:p>
          </table:table-cell>
        </table:table-row>
        <table:table-row>
          <table:table-cell table:style-name="Table17.A2" office:value-type="string">
            <text:p text:style-name="P352">49</text:p>
          </table:table-cell>
          <table:table-cell table:style-name="Table17.A2" office:value-type="string">
            <text:p text:style-name="P352"><text:span text:style-name="T298">fs.write(fd, buffer, offset, length[, position], callback)</text:span><text:line-break/>Write buffer to the file specified by fd.</text:p>
          </table:table-cell>
        </table:table-row>
        <table:table-row>
          <table:table-cell table:style-name="Table17.A2" office:value-type="string">
            <text:p text:style-name="P352">50</text:p>
          </table:table-cell>
          <table:table-cell table:style-name="Table17.A2" office:value-type="string">
            <text:p text:style-name="P352"><text:span text:style-name="T298">fs.write(fd, data[, position[, encoding]], callback)</text:span><text:line-break/>Write data to the file specified by fd. If data is not a Buffer instance then the value will be coerced to a string.</text:p>
          </table:table-cell>
        </table:table-row>
        <table:table-row>
          <table:table-cell table:style-name="Table17.A2" office:value-type="string">
            <text:p text:style-name="P352">51</text:p>
          </table:table-cell>
          <table:table-cell table:style-name="Table17.A2" office:value-type="string">
            <text:p text:style-name="P352"><text:span text:style-name="T298">fs.writeSync(fd, buffer, offset, length[, position])</text:span><text:line-break/>Synchronous versions of fs.write(). Returns the number of bytes written.</text:p>
          </table:table-cell>
        </table:table-row>
        <table:table-row>
          <table:table-cell table:style-name="Table17.A2" office:value-type="string">
            <text:p text:style-name="P352">52</text:p>
          </table:table-cell>
          <table:table-cell table:style-name="Table17.A2" office:value-type="string">
            <text:p text:style-name="P352"><text:span text:style-name="T298">fs.writeSync(fd, data[, position[, encoding]])</text:span><text:line-break/>Synchronous versions of fs.write(). Returns the number of bytes written.</text:p>
          </table:table-cell>
        </table:table-row>
        <table:table-row>
          <table:table-cell table:style-name="Table17.A2" office:value-type="string">
            <text:p text:style-name="P352">53</text:p>
          </table:table-cell>
          <table:table-cell table:style-name="Table17.A2" office:value-type="string">
            <text:p text:style-name="P352"><text:span text:style-name="T298">fs.read(fd, buffer, offset, length, position, callback)</text:span><text:line-break/>Read data from the file specified by fd.</text:p>
          </table:table-cell>
        </table:table-row>
        <table:table-row>
          <table:table-cell table:style-name="Table17.A2" office:value-type="string">
            <text:p text:style-name="P352">54</text:p>
          </table:table-cell>
          <table:table-cell table:style-name="Table17.A2" office:value-type="string">
            <text:p text:style-name="P352"><text:span text:style-name="T298">fs.readSync(fd, buffer, offset, length, position)</text:span><text:line-break/>Synchronous version of fs.read. Returns the number of bytesRead.</text:p>
          </table:table-cell>
        </table:table-row>
        <text:soft-page-break/>
        <table:table-row>
          <table:table-cell table:style-name="Table17.A2" office:value-type="string">
            <text:p text:style-name="P352">55</text:p>
          </table:table-cell>
          <table:table-cell table:style-name="Table17.A2" office:value-type="string">
            <text:p text:style-name="P352"><text:span text:style-name="T298">fs.readFile(filename[, options], callback)</text:span><text:line-break/>Asynchronously reads the entire contents of a file.</text:p>
          </table:table-cell>
        </table:table-row>
        <table:table-row>
          <table:table-cell table:style-name="Table17.A2" office:value-type="string">
            <text:p text:style-name="P352">56</text:p>
          </table:table-cell>
          <table:table-cell table:style-name="Table17.A2" office:value-type="string">
            <text:p text:style-name="P352"><text:span text:style-name="T298">fs.readFileSync(filename[, options])</text:span><text:line-break/>Synchronous version of fs.readFile. Returns the contents of the filename.</text:p>
          </table:table-cell>
        </table:table-row>
        <table:table-row>
          <table:table-cell table:style-name="Table17.A2" office:value-type="string">
            <text:p text:style-name="P352">57</text:p>
          </table:table-cell>
          <table:table-cell table:style-name="Table17.A2" office:value-type="string">
            <text:p text:style-name="P352"><text:span text:style-name="T298">fs.writeFile(filename, data[, options], callback)</text:span><text:line-break/>Asynchronously writes data to a file, replacing the file if it already exists. data can be a string or a buffer.</text:p>
          </table:table-cell>
        </table:table-row>
        <table:table-row>
          <table:table-cell table:style-name="Table17.A2" office:value-type="string">
            <text:p text:style-name="P352">58</text:p>
          </table:table-cell>
          <table:table-cell table:style-name="Table17.A2" office:value-type="string">
            <text:p text:style-name="P352"><text:span text:style-name="T298">fs.writeFileSync(filename, data[, options])</text:span><text:line-break/>The synchronous version of fs.writeFile.</text:p>
          </table:table-cell>
        </table:table-row>
        <table:table-row>
          <table:table-cell table:style-name="Table17.A2" office:value-type="string">
            <text:p text:style-name="P352">59</text:p>
          </table:table-cell>
          <table:table-cell table:style-name="Table17.A2" office:value-type="string">
            <text:p text:style-name="P352"><text:span text:style-name="T298">fs.appendFile(filename, data[, options], callback)</text:span><text:line-break/>Asynchronously append data to a file, creating the file if it not yet exists. data can be a string or a buffer.</text:p>
          </table:table-cell>
        </table:table-row>
        <table:table-row>
          <table:table-cell table:style-name="Table17.A2" office:value-type="string">
            <text:p text:style-name="P352">60</text:p>
          </table:table-cell>
          <table:table-cell table:style-name="Table17.A2" office:value-type="string">
            <text:p text:style-name="P352"><text:span text:style-name="T298">fs.appendFileSync(filename, data[, options])</text:span><text:line-break/>The synchronous version of fs.appendFile.</text:p>
          </table:table-cell>
        </table:table-row>
        <table:table-row>
          <table:table-cell table:style-name="Table17.A2" office:value-type="string">
            <text:p text:style-name="P352">61</text:p>
          </table:table-cell>
          <table:table-cell table:style-name="Table17.A2" office:value-type="string">
            <text:p text:style-name="P352"><text:span text:style-name="T298">fs.watchFile(filename[, options], listener)</text:span><text:line-break/>Watch for changes on filename. The callback listener will be called each time the file is accessed.</text:p>
          </table:table-cell>
        </table:table-row>
        <table:table-row>
          <table:table-cell table:style-name="Table17.A2" office:value-type="string">
            <text:p text:style-name="P352">62</text:p>
          </table:table-cell>
          <table:table-cell table:style-name="Table17.A2" office:value-type="string">
            <text:p text:style-name="P352"><text:span text:style-name="T298">fs.unwatchFile(filename[, listener])</text:span><text:line-break/>Stop watching for changes on filename. If listener is specified, only that particular listener is removed. Otherwise, all listeners are removed and you have effectively stopped watching filename.</text:p>
          </table:table-cell>
        </table:table-row>
        <table:table-row>
          <table:table-cell table:style-name="Table17.A2" office:value-type="string">
            <text:p text:style-name="P352">63</text:p>
          </table:table-cell>
          <table:table-cell table:style-name="Table17.A2" office:value-type="string">
            <text:p text:style-name="P352"><text:span text:style-name="T298">fs.watch(filename[, options][, listener])</text:span><text:line-break/>Watch for changes on filename, where filename is either a file or a directory. The returned object is a fs.FSWatcher.</text:p>
          </table:table-cell>
        </table:table-row>
        <table:table-row>
          <table:table-cell table:style-name="Table17.A2" office:value-type="string">
            <text:p text:style-name="P352">64</text:p>
          </table:table-cell>
          <table:table-cell table:style-name="Table17.A2" office:value-type="string">
            <text:p text:style-name="P352"><text:span text:style-name="T298">fs.exists(path, callback)</text:span><text:line-break/>Test whether or not the given path exists by checking with the file system. Then call the callback argument with either true or false.</text:p>
          </table:table-cell>
        </table:table-row>
        <table:table-row>
          <table:table-cell table:style-name="Table17.A2" office:value-type="string">
            <text:p text:style-name="P352">65</text:p>
          </table:table-cell>
          <table:table-cell table:style-name="Table17.A2" office:value-type="string">
            <text:p text:style-name="P352"><text:span text:style-name="T298">fs.existsSync(path)</text:span><text:line-break/>Synchronous version of fs.exists.</text:p>
          </table:table-cell>
        </table:table-row>
        <table:table-row>
          <table:table-cell table:style-name="Table17.A2" office:value-type="string">
            <text:p text:style-name="P352">66</text:p>
          </table:table-cell>
          <table:table-cell table:style-name="Table17.A2" office:value-type="string">
            <text:p text:style-name="P352"><text:span text:style-name="T298">fs.access(path[, mode], callback)</text:span><text:line-break/>Tests a user's permissions for the file specified by path. mode is an optional integer that specifies the accessibility checks to be performed.</text:p>
          </table:table-cell>
        </table:table-row>
        <table:table-row>
          <table:table-cell table:style-name="Table17.A2" office:value-type="string">
            <text:p text:style-name="P352">67</text:p>
          </table:table-cell>
          <table:table-cell table:style-name="Table17.A2" office:value-type="string">
            <text:p text:style-name="P352"><text:span text:style-name="T298">fs.accessSync(path[, mode])</text:span><text:line-break/>Synchronous version of fs.access. This throws if any accessibility checks fail, and does nothing otherwise.</text:p>
          </table:table-cell>
        </table:table-row>
        <table:table-row>
          <table:table-cell table:style-name="Table17.A2" office:value-type="string">
            <text:p text:style-name="P352">68</text:p>
          </table:table-cell>
          <table:table-cell table:style-name="Table17.A2" office:value-type="string">
            <text:p text:style-name="P352"><text:span text:style-name="T298">fs.createReadStream(path[, options])</text:span><text:line-break/>Returns a new ReadStream object.</text:p>
          </table:table-cell>
        </table:table-row>
        <table:table-row>
          <table:table-cell table:style-name="Table17.A2" office:value-type="string">
            <text:p text:style-name="P352">69</text:p>
          </table:table-cell>
          <table:table-cell table:style-name="Table17.A2" office:value-type="string">
            <text:p text:style-name="P352"><text:span text:style-name="T298">fs.createWriteStream(path[, options])</text:span><text:line-break/>Returns a new WriteStream object.</text:p>
          </table:table-cell>
        </table:table-row>
        <table:table-row>
          <table:table-cell table:style-name="Table17.A2" office:value-type="string">
            <text:p text:style-name="P352">70</text:p>
          </table:table-cell>
          <table:table-cell table:style-name="Table17.A2" office:value-type="string">
            <text:p text:style-name="P352"><text:span text:style-name="T298">fs.symlink(srcpath, dstpath[, type], callback)</text:span><text:line-break/>Asynchronous symlink(). No arguments other than a possible exception are given to the completion callback. The type argument can be set to 'dir', 'file', or 'junction' (default is 'file') and is only available on Windows (ignored on other platforms). Note that Windows junction points require the destination path <text:soft-page-break/>to be absolute. When using 'junction', the destination argument will automatically be normalized to absolute path.</text:p>
          </table:table-cell>
        </table:table-row>
      </table:table>
      <text:p text:style-name="P271"/>
      <text:p text:style-name="P269">Global objects:</text:p>
      <text:p text:style-name="P271">global objects are available in all modules so there is no need to include these objects in the application. So we can use them directly. <text:s/>These objects may be modules, functions ,string or object itself.</text:p>
      <text:p text:style-name="P271">Ex:</text:p>
      <text:p text:style-name="P301">__filename</text:p>
      <text:p text:style-name="P271">this global object gives the path of the file you are executing.</text:p>
      <text:p text:style-name="P271">__dirname</text:p>
      <text:p text:style-name="P271">this will give you the directory where the currently executing script resides in.</text:p>
      <text:p text:style-name="P271"/>
      <text:p text:style-name="P269">setTimeout :</text:p>
      <text:p text:style-name="P271">setTimeout(callback, millsec);<text:line-break/>this method acts as a timer and executes the callback after the seconds which is as parameter <text:s/>mentioned.</text:p>
      <text:p text:style-name="P267">Eg function cb()</text:p>
      <text:p text:style-name="P267">{</text:p>
      <text:p text:style-name="P267">console.log(__dirname);</text:p>
      <text:p text:style-name="P267">}</text:p>
      <text:p text:style-name="P269">setTimeout(cb,10000);</text:p>
      <text:p text:style-name="P267">this callback function is executed after 10 seconds.</text:p>
      <text:p text:style-name="P267"/>
      <text:p text:style-name="P269">ClearTimeout :</text:p>
      <text:p text:style-name="P267">this method is used to that was previously created with settimeout.</text:p>
      <text:p text:style-name="P267">clearTimeout(timer variable);</text:p>
      <text:p text:style-name="P297"><text:span text:style-name="T184">function</text:span> printHello<text:span text:style-name="T176">(){</text:span></text:p>
      <text:p text:style-name="P37"><text:s text:c="3"/><text:span text:style-name="T328">console</text:span><text:span text:style-name="T180">.</text:span><text:span text:style-name="T328">log</text:span><text:span text:style-name="T180">(</text:span><text:span text:style-name="T328"> </text:span><text:span text:style-name="T195">"Hello, World!"</text:span><text:span text:style-name="T180">);</text:span></text:p>
      <text:p text:style-name="P38">}</text:p>
      <text:p text:style-name="P39">// Now call above function after 2 seconds</text:p>
      <text:p text:style-name="P36"><text:span text:style-name="T184">var</text:span> t <text:span text:style-name="T176">=</text:span> setTimeout<text:span text:style-name="T176">(</text:span>printHello<text:span text:style-name="T176">,</text:span> <text:span text:style-name="T331">2000</text:span><text:span text:style-name="T176">);</text:span></text:p>
      <text:p text:style-name="P35"/>
      <text:p text:style-name="P39">// Now clear the timer</text:p>
      <text:p text:style-name="P36">clearTimeout<text:span text:style-name="T176">(</text:span>t<text:span text:style-name="T176">);</text:span></text:p>
      <text:p text:style-name="P267"/>
      <text:p text:style-name="P269">setInterval:</text:p>
      <text:p text:style-name="P267">this method is used to call the callback repeatedly within regular intervals.</text:p>
      <text:p text:style-name="P267">setInterval(callback,millseconds)</text:p>
      <text:p text:style-name="P267"/>
      <text:p text:style-name="P269">Globalobjects:</text:p>
      <text:p text:style-name="P267"/>
      <table:table table:name="Table18" table:style-name="Table18">
        <table:table-column table:style-name="Table18.A"/>
        <table:table-column table:style-name="Table18.B"/>
        <text:soft-page-break/>
        <table:table-row>
          <table:table-cell table:style-name="Table18.A1" office:value-type="string">
            <text:p text:style-name="P351">S.N.</text:p>
          </table:table-cell>
          <table:table-cell table:style-name="Table18.A1" office:value-type="string">
            <text:p text:style-name="P351">Module Name &amp; Description</text:p>
          </table:table-cell>
        </table:table-row>
        <table:table-row>
          <table:table-cell table:style-name="Table18.A2" office:value-type="string">
            <text:p text:style-name="P352">1</text:p>
          </table:table-cell>
          <table:table-cell table:style-name="Table18.A2" office:value-type="string">
            <text:p text:style-name="P343"><text:a xlink:type="simple" xlink:href="http://www.tutorialspoint.com/nodejs/nodejs_console.htm" text:style-name="Internet_20_link" text:visited-style-name="Visited_20_Internet_20_Link"><text:span text:style-name="T334">Console</text:span></text:a><text:line-break/>Used to print information on stdout and stderr.</text:p>
          </table:table-cell>
        </table:table-row>
        <table:table-row>
          <table:table-cell table:style-name="Table18.A2" office:value-type="string">
            <text:p text:style-name="P352">2</text:p>
          </table:table-cell>
          <table:table-cell table:style-name="Table18.A2" office:value-type="string">
            <text:p text:style-name="P343"><text:a xlink:type="simple" xlink:href="http://www.tutorialspoint.com/nodejs/nodejs_process.htm" text:style-name="Internet_20_link" text:visited-style-name="Visited_20_Internet_20_Link"><text:span text:style-name="T334">Process</text:span></text:a><text:line-break/>Used to get information on current process. Provides multiple events related to process activities.</text:p>
          </table:table-cell>
        </table:table-row>
      </table:table>
      <text:p text:style-name="P267"/>
      <text:p text:style-name="P267"/>
      <text:p text:style-name="P267">Utility modules : there are number of utility modules used within the application in nodejs.</text:p>
      <text:p text:style-name="P267">Eg:</text:p>
      <text:p text:style-name="P267"/>
      <table:table table:name="Table19" table:style-name="Table19">
        <table:table-column table:style-name="Table19.A"/>
        <table:table-column table:style-name="Table19.B"/>
        <table:table-row>
          <table:table-cell table:style-name="Table19.A1" office:value-type="string">
            <text:p text:style-name="P351">S.N.</text:p>
          </table:table-cell>
          <table:table-cell table:style-name="Table19.A1" office:value-type="string">
            <text:p text:style-name="P351">Module Name &amp; Description</text:p>
          </table:table-cell>
        </table:table-row>
        <table:table-row>
          <table:table-cell table:style-name="Table19.A2" office:value-type="string">
            <text:p text:style-name="P352">1</text:p>
          </table:table-cell>
          <table:table-cell table:style-name="Table19.A2" office:value-type="string">
            <text:p text:style-name="P343"><text:a xlink:type="simple" xlink:href="http://www.tutorialspoint.com/nodejs/nodejs_os_module.htm" text:style-name="Internet_20_link" text:visited-style-name="Visited_20_Internet_20_Link"><text:span text:style-name="T334">OS Module</text:span></text:a><text:line-break/>Provides basic operating-system related utility functions.</text:p>
          </table:table-cell>
        </table:table-row>
        <table:table-row>
          <table:table-cell table:style-name="Table19.A2" office:value-type="string">
            <text:p text:style-name="P352">2</text:p>
          </table:table-cell>
          <table:table-cell table:style-name="Table19.A2" office:value-type="string">
            <text:p text:style-name="P343"><text:a xlink:type="simple" xlink:href="http://www.tutorialspoint.com/nodejs/nodejs_path_module.htm" text:style-name="Internet_20_link" text:visited-style-name="Visited_20_Internet_20_Link"><text:span text:style-name="T334">Path Module</text:span></text:a><text:line-break/>Provides utilities for handling and transforming file paths.</text:p>
          </table:table-cell>
        </table:table-row>
        <table:table-row>
          <table:table-cell table:style-name="Table19.A2" office:value-type="string">
            <text:p text:style-name="P352">3</text:p>
          </table:table-cell>
          <table:table-cell table:style-name="Table19.A2" office:value-type="string">
            <text:p text:style-name="P343"><text:a xlink:type="simple" xlink:href="http://www.tutorialspoint.com/nodejs/nodejs_net_module.htm" text:style-name="Internet_20_link" text:visited-style-name="Visited_20_Internet_20_Link"><text:span text:style-name="T334">Net Module</text:span></text:a><text:line-break/>Provides both servers and clients as streams. Acts as a network wrapper.</text:p>
          </table:table-cell>
        </table:table-row>
        <table:table-row>
          <table:table-cell table:style-name="Table19.A2" office:value-type="string">
            <text:p text:style-name="P352">4</text:p>
          </table:table-cell>
          <table:table-cell table:style-name="Table19.A2" office:value-type="string">
            <text:p text:style-name="P343"><text:a xlink:type="simple" xlink:href="http://www.tutorialspoint.com/nodejs/nodejs_dns_module.htm" text:style-name="Internet_20_link" text:visited-style-name="Visited_20_Internet_20_Link"><text:span text:style-name="T334">DNS Module</text:span></text:a><text:line-break/>Provides functions to do actual DNS lookup as well as to use underlying operating system name resolution functionalities.</text:p>
          </table:table-cell>
        </table:table-row>
        <table:table-row>
          <table:table-cell table:style-name="Table19.A2" office:value-type="string">
            <text:p text:style-name="P352">5</text:p>
          </table:table-cell>
          <table:table-cell table:style-name="Table19.A2" office:value-type="string">
            <text:p text:style-name="P343"><text:a xlink:type="simple" xlink:href="http://www.tutorialspoint.com/nodejs/nodejs_domain_module.htm" text:style-name="Internet_20_link" text:visited-style-name="Visited_20_Internet_20_Link"><text:span text:style-name="T334">Domain Module</text:span></text:a><text:line-break/>Provides way to handle multiple different I/O operations as a single group.</text:p>
          </table:table-cell>
        </table:table-row>
      </table:table>
      <text:p text:style-name="P267"/>
      <text:p text:style-name="P267">OsModule :</text:p>
      <text:p text:style-name="P267"><text:s/>this module provides basic os related utility functions.</text:p>
      <text:p text:style-name="P267"/>
      <table:table table:name="Table20" table:style-name="Table20">
        <table:table-column table:style-name="Table20.A"/>
        <table:table-column table:style-name="Table20.B"/>
        <table:table-row>
          <table:table-cell table:style-name="Table20.A1" office:value-type="string">
            <text:p text:style-name="P351">S.N.</text:p>
          </table:table-cell>
          <table:table-cell table:style-name="Table20.A1" office:value-type="string">
            <text:p text:style-name="P351">method &amp; Description</text:p>
          </table:table-cell>
        </table:table-row>
        <table:table-row>
          <table:table-cell table:style-name="Table20.A2" office:value-type="string">
            <text:p text:style-name="P352">1</text:p>
          </table:table-cell>
          <table:table-cell table:style-name="Table20.A2" office:value-type="string">
            <text:p text:style-name="P352"><text:span text:style-name="T298">os.tmpdir()</text:span><text:line-break/>Returns the operating system's default directory for temp files.</text:p>
          </table:table-cell>
        </table:table-row>
        <table:table-row>
          <table:table-cell table:style-name="Table20.A2" office:value-type="string">
            <text:p text:style-name="P352">2</text:p>
          </table:table-cell>
          <table:table-cell table:style-name="Table20.A2" office:value-type="string">
            <text:p text:style-name="P352"><text:span text:style-name="T298">os.endianness()</text:span><text:line-break/>Returns the endianness of the CPU. Possible values are "BE" or "LE".</text:p>
          </table:table-cell>
        </table:table-row>
        <table:table-row>
          <table:table-cell table:style-name="Table20.A2" office:value-type="string">
            <text:p text:style-name="P352">3</text:p>
          </table:table-cell>
          <table:table-cell table:style-name="Table20.A2" office:value-type="string">
            <text:p text:style-name="P352"><text:span text:style-name="T298">os.hostname()</text:span><text:line-break/>Returns the hostname of the operating system.</text:p>
          </table:table-cell>
        </table:table-row>
        <table:table-row>
          <table:table-cell table:style-name="Table20.A2" office:value-type="string">
            <text:p text:style-name="P352">4</text:p>
          </table:table-cell>
          <table:table-cell table:style-name="Table20.A2" office:value-type="string">
            <text:p text:style-name="P352"><text:span text:style-name="T298">os.type()</text:span><text:line-break/>Returns the operating system name.</text:p>
          </table:table-cell>
        </table:table-row>
        <table:table-row>
          <table:table-cell table:style-name="Table20.A2" office:value-type="string">
            <text:p text:style-name="P352">5</text:p>
          </table:table-cell>
          <table:table-cell table:style-name="Table20.A2" office:value-type="string">
            <text:p text:style-name="P352"><text:span text:style-name="T298">os.platform()</text:span><text:line-break/>Returns the operating system platform.</text:p>
          </table:table-cell>
        </table:table-row>
        <table:table-row>
          <table:table-cell table:style-name="Table20.A2" office:value-type="string">
            <text:p text:style-name="P352">6</text:p>
          </table:table-cell>
          <table:table-cell table:style-name="Table20.A2" office:value-type="string">
            <text:p text:style-name="P352"><text:span text:style-name="T298">os.arch()</text:span><text:line-break/><text:soft-page-break/>Returns the operating system CPU architecture. Possible values are "x64", "arm" and "ia32".</text:p>
          </table:table-cell>
        </table:table-row>
        <table:table-row>
          <table:table-cell table:style-name="Table20.A2" office:value-type="string">
            <text:p text:style-name="P352">7</text:p>
          </table:table-cell>
          <table:table-cell table:style-name="Table20.A2" office:value-type="string">
            <text:p text:style-name="P352"><text:span text:style-name="T298">os.release()</text:span><text:line-break/>Returns the operating system release.</text:p>
          </table:table-cell>
        </table:table-row>
        <table:table-row>
          <table:table-cell table:style-name="Table20.A2" office:value-type="string">
            <text:p text:style-name="P352">8</text:p>
          </table:table-cell>
          <table:table-cell table:style-name="Table20.A2" office:value-type="string">
            <text:p text:style-name="P352"><text:span text:style-name="T298">os.uptime()</text:span><text:line-break/>Returns the system uptime in seconds.</text:p>
          </table:table-cell>
        </table:table-row>
        <table:table-row>
          <table:table-cell table:style-name="Table20.A2" office:value-type="string">
            <text:p text:style-name="P352">9</text:p>
          </table:table-cell>
          <table:table-cell table:style-name="Table20.A2" office:value-type="string">
            <text:p text:style-name="P352"><text:span text:style-name="T298">os.loadavg()</text:span><text:line-break/>Returns an array containing the 1, 5, and 15 minute load averages.</text:p>
          </table:table-cell>
        </table:table-row>
        <table:table-row>
          <table:table-cell table:style-name="Table20.A2" office:value-type="string">
            <text:p text:style-name="P352">10</text:p>
          </table:table-cell>
          <table:table-cell table:style-name="Table20.A2" office:value-type="string">
            <text:p text:style-name="P352"><text:span text:style-name="T298">os.totalmem()</text:span><text:line-break/>Returns the total amount of system memory in bytes.</text:p>
          </table:table-cell>
        </table:table-row>
        <table:table-row>
          <table:table-cell table:style-name="Table20.A2" office:value-type="string">
            <text:p text:style-name="P352">11</text:p>
          </table:table-cell>
          <table:table-cell table:style-name="Table20.A2" office:value-type="string">
            <text:p text:style-name="P352"><text:span text:style-name="T298">os.freemem()</text:span><text:line-break/>Returns the amount of free system memory in bytes.</text:p>
          </table:table-cell>
        </table:table-row>
        <table:table-row>
          <table:table-cell table:style-name="Table20.A2" office:value-type="string">
            <text:p text:style-name="P352">12</text:p>
          </table:table-cell>
          <table:table-cell table:style-name="Table20.A2" office:value-type="string">
            <text:p text:style-name="P352"><text:span text:style-name="T298">os.cpus()</text:span><text:line-break/>Returns an array of objects containing information about each CPU/core installed: model, speed (in MHz), and times (an object containing the number of milliseconds the CPU/core spent in: user, nice, sys, idle, and irq).</text:p>
          </table:table-cell>
        </table:table-row>
        <table:table-row>
          <table:table-cell table:style-name="Table20.A2" office:value-type="string">
            <text:p text:style-name="P352">13</text:p>
          </table:table-cell>
          <table:table-cell table:style-name="Table20.A2" office:value-type="string">
            <text:p text:style-name="P352"><text:span text:style-name="T298">os.networkInterfaces()</text:span><text:line-break/>Get a list of network interfaces.</text:p>
          </table:table-cell>
        </table:table-row>
      </table:table>
      <text:p text:style-name="P267"/>
      <text:p text:style-name="P267"/>
      <text:p text:style-name="P269">Path module:</text:p>
      <text:p text:style-name="P242">Node.js <text:span text:style-name="T298">path</text:span> module is used for handling and transforming file paths. This module can be imported using following syntax.</text:p>
      <text:p text:style-name="P328"><text:span text:style-name="T184">var</text:span> path <text:span text:style-name="T176">=</text:span> <text:span text:style-name="T184">require</text:span><text:span text:style-name="T176">(</text:span><text:span text:style-name="T191">"path"</text:span><text:span text:style-name="T176">)</text:span></text:p>
      <text:p text:style-name="P267"/>
      <text:p text:style-name="P267"><text:span text:style-name="T299">Net module : </text:span>this module creates the client and server. This module provides an asynchronus network wrapper.</text:p>
      <text:p text:style-name="P267">Var net = require('net');</text:p>
      <text:p text:style-name="P267"/>
      <text:p text:style-name="P267"/>
      <table:table table:name="Table21" table:style-name="Table21">
        <table:table-column table:style-name="Table21.A"/>
        <table:table-column table:style-name="Table21.B"/>
        <table:table-row>
          <table:table-cell table:style-name="Table21.A1" office:value-type="string">
            <text:p text:style-name="P351">S.N.</text:p>
          </table:table-cell>
          <table:table-cell table:style-name="Table21.A1" office:value-type="string">
            <text:p text:style-name="P351">Method &amp; Description</text:p>
          </table:table-cell>
        </table:table-row>
        <table:table-row>
          <table:table-cell table:style-name="Table21.A2" office:value-type="string">
            <text:p text:style-name="P352">1</text:p>
          </table:table-cell>
          <table:table-cell table:style-name="Table21.A2" office:value-type="string">
            <text:p text:style-name="P352"><text:span text:style-name="T298">net.createServer([options][, connectionListener])</text:span><text:line-break/>Creates a new TCP server. The connectionListener argument is automatically set as a listener for the 'connection' event.</text:p>
          </table:table-cell>
        </table:table-row>
        <table:table-row>
          <table:table-cell table:style-name="Table21.A2" office:value-type="string">
            <text:p text:style-name="P352">2</text:p>
          </table:table-cell>
          <table:table-cell table:style-name="Table21.A2" office:value-type="string">
            <text:p text:style-name="P352"><text:span text:style-name="T298">net.connect(options[, connectionListener])</text:span><text:line-break/>A factory method, which returns a new 'net.Socket' and connects to the supplied address and port.</text:p>
          </table:table-cell>
        </table:table-row>
        <table:table-row>
          <table:table-cell table:style-name="Table21.A2" office:value-type="string">
            <text:p text:style-name="P352">3</text:p>
          </table:table-cell>
          <table:table-cell table:style-name="Table21.A2" office:value-type="string">
            <text:p text:style-name="P352"><text:span text:style-name="T298">net.createConnection(options[, connectionListener])</text:span><text:line-break/>A factory method, which returns a new 'net.Socket' and connects to the supplied address and port.</text:p>
          </table:table-cell>
        </table:table-row>
        <text:soft-page-break/>
        <table:table-row>
          <table:table-cell table:style-name="Table21.A2" office:value-type="string">
            <text:p text:style-name="P352">4</text:p>
          </table:table-cell>
          <table:table-cell table:style-name="Table21.A2" office:value-type="string">
            <text:p text:style-name="P352"><text:span text:style-name="T298">net.connect(port[, host][, connectListener])</text:span><text:line-break/>Creates a TCP connection to port on host. If host is omitted, 'localhost' will be assumed. The connectListener parameter will be added as an listener for the 'connect' event. Is a factory method which returns a new 'net.Socket'.</text:p>
          </table:table-cell>
        </table:table-row>
        <table:table-row>
          <table:table-cell table:style-name="Table21.A2" office:value-type="string">
            <text:p text:style-name="P352">5</text:p>
          </table:table-cell>
          <table:table-cell table:style-name="Table21.A2" office:value-type="string">
            <text:p text:style-name="P352"><text:span text:style-name="T298">net.createConnection(port[, host][, connectListener])</text:span><text:line-break/>Creates a TCP connection to port on host. If host is omitted, 'localhost' will be assumed. The connectListener parameter will be added as an listener for the 'connect' event. Is a factory method which returns a new 'net.Socket'.</text:p>
          </table:table-cell>
        </table:table-row>
        <table:table-row>
          <table:table-cell table:style-name="Table21.A2" office:value-type="string">
            <text:p text:style-name="P352">6</text:p>
          </table:table-cell>
          <table:table-cell table:style-name="Table21.A2" office:value-type="string">
            <text:p text:style-name="P352"><text:span text:style-name="T298">net.connect(path[, connectListener])</text:span><text:line-break/>Creates unix socket connection to path. The connectListener parameter will be added as an listener for the 'connect' event. A factory method which returns a new 'net.Socket'.</text:p>
          </table:table-cell>
        </table:table-row>
        <table:table-row>
          <table:table-cell table:style-name="Table21.A2" office:value-type="string">
            <text:p text:style-name="P352">7</text:p>
          </table:table-cell>
          <table:table-cell table:style-name="Table21.A2" office:value-type="string">
            <text:p text:style-name="P352"><text:span text:style-name="T298">net.createConnection(path[, connectListener])</text:span><text:line-break/>Creates unix socket connection to path. The connectListener parameter will be added as an listener for the 'connect' event. A factory method which returns a new 'net.Socket'.</text:p>
          </table:table-cell>
        </table:table-row>
        <table:table-row>
          <table:table-cell table:style-name="Table21.A2" office:value-type="string">
            <text:p text:style-name="P352">8</text:p>
          </table:table-cell>
          <table:table-cell table:style-name="Table21.A2" office:value-type="string">
            <text:p text:style-name="P352"><text:span text:style-name="T298">net.isIP(input)</text:span><text:line-break/>Tests if input is an IP address. Returns 0 for invalid strings, returns 4 for IP version 4 addresses, and returns 6 for IP version 6 addresses.</text:p>
          </table:table-cell>
        </table:table-row>
        <table:table-row>
          <table:table-cell table:style-name="Table21.A2" office:value-type="string">
            <text:p text:style-name="P352">9</text:p>
          </table:table-cell>
          <table:table-cell table:style-name="Table21.A2" office:value-type="string">
            <text:p text:style-name="P352"><text:span text:style-name="T298">net.isIPv4(input)</text:span><text:line-break/>Returns true if input is a version 4 IP address, otherwise returns false.</text:p>
          </table:table-cell>
        </table:table-row>
        <table:table-row>
          <table:table-cell table:style-name="Table21.A2" office:value-type="string">
            <text:p text:style-name="P352">10</text:p>
          </table:table-cell>
          <table:table-cell table:style-name="Table21.A2" office:value-type="string">
            <text:p text:style-name="P352"><text:span text:style-name="T298">net.isIPv6(input)</text:span><text:line-break/>Returns true if input is a version 6 IP address, otherwise returns false.</text:p>
          </table:table-cell>
        </table:table-row>
      </table:table>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text:p>
      <text:p text:style-name="P269">Creating web server using node :</text:p>
      <text:p text:style-name="P267">by using the http module we can create the http server which listens to a port for requests.</text:p>
      <text:p text:style-name="P267">We can import the module using .</text:p>
      <text:p text:style-name="P267">Var http = require('http');</text:p>
      <text:p text:style-name="P267">var server = http.createserver(function(req,res){}).listen(8080);</text:p>
      <text:p text:style-name="P267"/>
      <text:p text:style-name="P297"><text:span text:style-name="T184">var</text:span> http <text:span text:style-name="T176">=</text:span> <text:span text:style-name="T184">require</text:span><text:span text:style-name="T176">(</text:span><text:span text:style-name="T191">'http'</text:span><text:span text:style-name="T176">);</text:span></text:p>
      <text:p text:style-name="P36"><text:span text:style-name="T184">var</text:span> fs <text:span text:style-name="T176">=</text:span> <text:span text:style-name="T184">require</text:span><text:span text:style-name="T176">(</text:span><text:span text:style-name="T191">'fs'</text:span><text:span text:style-name="T176">);</text:span></text:p>
      <text:p text:style-name="P36"><text:span text:style-name="T184">var</text:span> url <text:span text:style-name="T176">=</text:span> <text:span text:style-name="T184">require</text:span><text:span text:style-name="T176">(</text:span><text:span text:style-name="T191">'url'</text:span><text:span text:style-name="T176">);</text:span></text:p>
      <text:p text:style-name="P35"/>
      <text:p text:style-name="P35"/>
      <text:p text:style-name="P39">// Create a server</text:p>
      <text:p text:style-name="P36">http<text:span text:style-name="T176">.</text:span>createServer<text:span text:style-name="T176">(</text:span> <text:span text:style-name="T184">function</text:span> <text:span text:style-name="T176">(</text:span>request<text:span text:style-name="T176">,</text:span> response<text:span text:style-name="T176">)</text:span> <text:span text:style-name="T176">{</text:span> <text:s/></text:p>
      <text:p text:style-name="P37"><text:s text:c="3"/><text:span text:style-name="T333">// Parse the request containing file name</text:span></text:p>
      <text:p text:style-name="P37"><text:s text:c="3"/><text:span text:style-name="T187">var</text:span><text:span text:style-name="T328"> pathname </text:span><text:span text:style-name="T180">=</text:span><text:span text:style-name="T328"> url</text:span><text:span text:style-name="T180">.</text:span><text:span text:style-name="T328">parse</text:span><text:span text:style-name="T180">(</text:span><text:span text:style-name="T328">request</text:span><text:span text:style-name="T180">.</text:span><text:span text:style-name="T328">url</text:span><text:span text:style-name="T180">).</text:span><text:span text:style-name="T328">pathname</text:span><text:span text:style-name="T180">;</text:span></text:p>
      <text:p text:style-name="P37"><text:s text:c="3"/></text:p>
      <text:p text:style-name="P37"><text:s text:c="3"/><text:span text:style-name="T333">// Print the name of the file for which request is made.</text:span></text:p>
      <text:p text:style-name="P37"><text:s text:c="3"/><text:span text:style-name="T328">console</text:span><text:span text:style-name="T180">.</text:span><text:span text:style-name="T328">log</text:span><text:span text:style-name="T180">(</text:span><text:span text:style-name="T195">"Request for "</text:span><text:span text:style-name="T328"> </text:span><text:span text:style-name="T180">+</text:span><text:span text:style-name="T328"> pathname </text:span><text:span text:style-name="T180">+</text:span><text:span text:style-name="T328"> </text:span><text:span text:style-name="T195">" received."</text:span><text:span text:style-name="T180">);</text:span></text:p>
      <text:p text:style-name="P37"><text:s text:c="3"/></text:p>
      <text:p text:style-name="P37"><text:s text:c="3"/><text:span text:style-name="T333">// Read the requested file content from file system</text:span></text:p>
      <text:p text:style-name="P37"><text:s text:c="3"/><text:span text:style-name="T328">fs</text:span><text:span text:style-name="T180">.</text:span><text:span text:style-name="T328">readFile</text:span><text:span text:style-name="T180">(</text:span><text:span text:style-name="T328">pathname</text:span><text:span text:style-name="T180">.</text:span><text:span text:style-name="T328">substr</text:span><text:span text:style-name="T180">(</text:span><text:span text:style-name="T332">1</text:span><text:span text:style-name="T180">),</text:span><text:span text:style-name="T328"> </text:span><text:span text:style-name="T187">function</text:span><text:span text:style-name="T328"> </text:span><text:span text:style-name="T180">(</text:span><text:span text:style-name="T328">err</text:span><text:span text:style-name="T180">,</text:span><text:span text:style-name="T328"> data</text:span><text:span text:style-name="T180">)</text:span><text:span text:style-name="T328"> </text:span><text:span text:style-name="T180">{</text:span></text:p>
      <text:p text:style-name="P37"><text:s text:c="6"/><text:span text:style-name="T187">if</text:span><text:span text:style-name="T328"> </text:span><text:span text:style-name="T180">(</text:span><text:span text:style-name="T328">err</text:span><text:span text:style-name="T180">)</text:span><text:span text:style-name="T328"> </text:span><text:span text:style-name="T180">{</text:span></text:p>
      <text:p text:style-name="P37"><text:s text:c="9"/><text:span text:style-name="T328">console</text:span><text:span text:style-name="T180">.</text:span><text:span text:style-name="T328">log</text:span><text:span text:style-name="T180">(</text:span><text:span text:style-name="T328">err</text:span><text:span text:style-name="T180">);</text:span></text:p>
      <text:p text:style-name="P37"><text:s text:c="9"/><text:span text:style-name="T333">// HTTP Status: 404 : NOT FOUND</text:span></text:p>
      <text:p text:style-name="P37"><text:s text:c="9"/><text:span text:style-name="T333">// Content Type: text/plain</text:span></text:p>
      <text:p text:style-name="P37"><text:s text:c="9"/><text:span text:style-name="T328">response</text:span><text:span text:style-name="T180">.</text:span><text:span text:style-name="T328">writeHead</text:span><text:span text:style-name="T180">(</text:span><text:span text:style-name="T332">404</text:span><text:span text:style-name="T180">,</text:span><text:span text:style-name="T328"> </text:span><text:span text:style-name="T180">{</text:span><text:span text:style-name="T195">'Content-Type'</text:span><text:span text:style-name="T180">:</text:span><text:span text:style-name="T328"> </text:span><text:span text:style-name="T195">'text/html'</text:span><text:span text:style-name="T180">});</text:span></text:p>
      <text:p text:style-name="P37"><text:s text:c="6"/><text:span text:style-name="T180">}</text:span><text:span text:style-name="T187">else</text:span><text:span text:style-name="T180">{</text:span><text:span text:style-name="T328"> <text:s text:c="3"/></text:span></text:p>
      <text:p text:style-name="P37"><text:s text:c="9"/><text:span text:style-name="T333">//Page found <text:s text:c="4"/></text:span></text:p>
      <text:p text:style-name="P37"><text:s text:c="9"/><text:span text:style-name="T333">// HTTP Status: 200 : OK</text:span></text:p>
      <text:p text:style-name="P37"><text:s text:c="9"/><text:span text:style-name="T333">// Content Type: text/plain</text:span></text:p>
      <text:p text:style-name="P37"><text:s text:c="9"/><text:span text:style-name="T328">response</text:span><text:span text:style-name="T180">.</text:span><text:span text:style-name="T328">writeHead</text:span><text:span text:style-name="T180">(</text:span><text:span text:style-name="T332">200</text:span><text:span text:style-name="T180">,</text:span><text:span text:style-name="T328"> </text:span><text:span text:style-name="T180">{</text:span><text:span text:style-name="T195">'Content-Type'</text:span><text:span text:style-name="T180">:</text:span><text:span text:style-name="T328"> </text:span><text:span text:style-name="T195">'text/html'</text:span><text:span text:style-name="T180">});</text:span><text:span text:style-name="T328"> <text:s text:c="7"/></text:span></text:p>
      <text:p text:style-name="P37"><text:s text:c="9"/></text:p>
      <text:p text:style-name="P37"><text:s text:c="9"/><text:span text:style-name="T333">// Write the content of the file to response body</text:span></text:p>
      <text:p text:style-name="P37"><text:s text:c="9"/><text:span text:style-name="T328">response</text:span><text:span text:style-name="T180">.</text:span><text:span text:style-name="T328">write</text:span><text:span text:style-name="T180">(</text:span><text:span text:style-name="T328">data</text:span><text:span text:style-name="T180">.</text:span><text:span text:style-name="T328">toString</text:span><text:span text:style-name="T180">());</text:span><text:span text:style-name="T328"> <text:s text:c="14"/></text:span></text:p>
      <text:p text:style-name="P37"><text:s text:c="6"/><text:span text:style-name="T180">}</text:span></text:p>
      <text:p text:style-name="P37"><text:soft-page-break/><text:s text:c="6"/><text:span text:style-name="T333">// Send the response body </text:span></text:p>
      <text:p text:style-name="P37"><text:s text:c="6"/><text:span text:style-name="T328">response</text:span><text:span text:style-name="T180">.</text:span><text:span text:style-name="T187">end</text:span><text:span text:style-name="T180">();</text:span></text:p>
      <text:p text:style-name="P37"><text:s text:c="3"/><text:span text:style-name="T180">});</text:span><text:span text:style-name="T328"> <text:s text:c="2"/></text:span></text:p>
      <text:p text:style-name="P36"><text:span text:style-name="T176">}).</text:span>listen<text:span text:style-name="T176">(</text:span><text:span text:style-name="T331">8081</text:span><text:span text:style-name="T176">);</text:span></text:p>
      <text:p text:style-name="P35"/>
      <text:p text:style-name="P39">// Console will print the message</text:p>
      <text:p text:style-name="P36">console<text:span text:style-name="T176">.</text:span>log<text:span text:style-name="T176">(</text:span><text:span text:style-name="T191">'Server running at http://127.0.0.1:8081/'</text:span><text:span text:style-name="T176">);</text:span></text:p>
      <text:p text:style-name="P269">creating client in nodejs:</text:p>
      <text:p text:style-name="P297"><text:span text:style-name="T184">var</text:span> http <text:span text:style-name="T176">=</text:span> <text:span text:style-name="T184">require</text:span><text:span text:style-name="T176">(</text:span><text:span text:style-name="T191">'http'</text:span><text:span text:style-name="T176">);</text:span></text:p>
      <text:p text:style-name="P35"/>
      <text:p text:style-name="P39">// Options to be used by request </text:p>
      <text:p text:style-name="P36"><text:span text:style-name="T184">var</text:span> options <text:span text:style-name="T176">=</text:span> <text:span text:style-name="T176">{</text:span></text:p>
      <text:p text:style-name="P37"><text:s text:c="3"/><text:span text:style-name="T328">host</text:span><text:span text:style-name="T180">:</text:span><text:span text:style-name="T328"> </text:span><text:span text:style-name="T195">'localhost'</text:span><text:span text:style-name="T180">,</text:span></text:p>
      <text:p text:style-name="P37"><text:s text:c="3"/><text:span text:style-name="T328">port</text:span><text:span text:style-name="T180">:</text:span><text:span text:style-name="T328"> </text:span><text:span text:style-name="T195">'8081'</text:span><text:span text:style-name="T180">,</text:span></text:p>
      <text:p text:style-name="P37"><text:s text:c="3"/><text:span text:style-name="T328">path</text:span><text:span text:style-name="T180">:</text:span><text:span text:style-name="T328"> </text:span><text:span text:style-name="T195">'/index.htm'</text:span><text:span text:style-name="T328"> <text:s/></text:span></text:p>
      <text:p text:style-name="P38">};</text:p>
      <text:p text:style-name="P35"/>
      <text:p text:style-name="P39">// Callback function is used to deal with response</text:p>
      <text:p text:style-name="P36"><text:span text:style-name="T184">var</text:span> callback <text:span text:style-name="T176">=</text:span> <text:span text:style-name="T184">function</text:span><text:span text:style-name="T176">(</text:span>response<text:span text:style-name="T176">){</text:span></text:p>
      <text:p text:style-name="P37"><text:s text:c="3"/><text:span text:style-name="T333">// Continuously update stream with data</text:span></text:p>
      <text:p text:style-name="P37"><text:s text:c="3"/><text:span text:style-name="T187">var</text:span><text:span text:style-name="T328"> body </text:span><text:span text:style-name="T180">=</text:span><text:span text:style-name="T328"> </text:span><text:span text:style-name="T195">''</text:span><text:span text:style-name="T180">;</text:span></text:p>
      <text:p text:style-name="P37"><text:s text:c="3"/><text:span text:style-name="T328">response</text:span><text:span text:style-name="T180">.</text:span><text:span text:style-name="T328">on</text:span><text:span text:style-name="T180">(</text:span><text:span text:style-name="T195">'data'</text:span><text:span text:style-name="T180">,</text:span><text:span text:style-name="T328"> </text:span><text:span text:style-name="T187">function</text:span><text:span text:style-name="T180">(</text:span><text:span text:style-name="T328">data</text:span><text:span text:style-name="T180">)</text:span><text:span text:style-name="T328"> </text:span><text:span text:style-name="T180">{</text:span></text:p>
      <text:p text:style-name="P37"><text:s text:c="6"/><text:span text:style-name="T328">body </text:span><text:span text:style-name="T180">+=</text:span><text:span text:style-name="T328"> data</text:span><text:span text:style-name="T180">;</text:span></text:p>
      <text:p text:style-name="P37"><text:s text:c="3"/><text:span text:style-name="T180">});</text:span></text:p>
      <text:p text:style-name="P37"><text:s text:c="3"/></text:p>
      <text:p text:style-name="P37"><text:s text:c="3"/><text:span text:style-name="T328">response</text:span><text:span text:style-name="T180">.</text:span><text:span text:style-name="T328">on</text:span><text:span text:style-name="T180">(</text:span><text:span text:style-name="T195">'end'</text:span><text:span text:style-name="T180">,</text:span><text:span text:style-name="T328"> </text:span><text:span text:style-name="T187">function</text:span><text:span text:style-name="T180">()</text:span><text:span text:style-name="T328"> </text:span><text:span text:style-name="T180">{</text:span></text:p>
      <text:p text:style-name="P37"><text:s text:c="6"/><text:span text:style-name="T333">// Data received completely.</text:span></text:p>
      <text:p text:style-name="P37"><text:s text:c="6"/><text:span text:style-name="T328">console</text:span><text:span text:style-name="T180">.</text:span><text:span text:style-name="T328">log</text:span><text:span text:style-name="T180">(</text:span><text:span text:style-name="T328">body</text:span><text:span text:style-name="T180">);</text:span></text:p>
      <text:p text:style-name="P37"><text:s text:c="3"/><text:span text:style-name="T180">});</text:span></text:p>
      <text:p text:style-name="P38">}</text:p>
      <text:p text:style-name="P39">// Make a request to the server</text:p>
      <text:p text:style-name="P36"><text:span text:style-name="T184">var</text:span> req <text:span text:style-name="T176">=</text:span> http<text:span text:style-name="T176">.</text:span>request<text:span text:style-name="T176">(</text:span>options<text:span text:style-name="T176">,</text:span> callback<text:span text:style-name="T176">);</text:span></text:p>
      <text:p text:style-name="P36">req<text:span text:style-name="T176">.</text:span><text:span text:style-name="T184">end</text:span><text:span text:style-name="T176">()</text:span></text:p>
      <text:p text:style-name="P267"><text:s/></text:p>
      <text:p text:style-name="P267"/>
      <text:p text:style-name="P269"><text:soft-page-break/>Express :</text:p>
      <text:p text:style-name="P267">express is a web framework for node js which helps in developing web applications and mobile applications.</text:p>
      <text:p text:style-name="P285"><text:span text:style-name="T280">Express is a routing and middleware web framework with minimal functionality of its own: An Express application is essentially a series of middleware calls.</text:span> </text:p>
      <text:p text:style-name="P269">Core features of express framework :</text:p>
      <text:p text:style-name="P267">allows to setup middlewares to respond to http requests.</text:p>
      <text:p text:style-name="P267"/>
      <text:p text:style-name="P267"/>
      <text:p text:style-name="P267"/>
      <text:p text:style-name="P267"><text:span text:style-name="T299">Installing Expresss framework :</text:span> npm install express –save.</text:p>
      <text:p text:style-name="P267">Along with express we have to install.</text:p>
      <text:p text:style-name="P242"><text:span text:style-name="T298">body-parser</text:span> - This is a node.js middleware for handling JSON, Raw, Text and URL encoded form data.</text:p>
      <text:list xml:id="list6438013049496884532" text:style-name="L50">
        <text:list-item>
          <text:p text:style-name="P428"><text:span text:style-name="T298">cookie-parser</text:span> - Parse Cookie header and populate req.cookies with an object keyed by the cookie names.</text:p>
        </text:list-item>
        <text:list-item>
          <text:p text:style-name="P428"><text:span text:style-name="T298">multer</text:span> - This is a node.js middleware for handling multipart/form-data.</text:p>
        </text:list-item>
      </text:list>
      <text:p text:style-name="P267"/>
      <text:p text:style-name="P297"><text:span text:style-name="T184">var</text:span> express <text:span text:style-name="T176">=</text:span> <text:span text:style-name="T184">require</text:span><text:span text:style-name="T176">(</text:span><text:span text:style-name="T191">'express'</text:span><text:span text:style-name="T176">);</text:span></text:p>
      <text:p text:style-name="P36"><text:span text:style-name="T184">var</text:span> app <text:span text:style-name="T176">=</text:span> express<text:span text:style-name="T176">();</text:span></text:p>
      <text:p text:style-name="P35"/>
      <text:p text:style-name="P36">app<text:span text:style-name="T176">.</text:span><text:span text:style-name="T184">get</text:span><text:span text:style-name="T176">(</text:span><text:span text:style-name="T191">'/'</text:span><text:span text:style-name="T176">,</text:span> <text:span text:style-name="T184">function</text:span> <text:span text:style-name="T176">(</text:span>req<text:span text:style-name="T176">,</text:span> res<text:span text:style-name="T176">)</text:span> <text:span text:style-name="T176">{</text:span></text:p>
      <text:p text:style-name="P37"><text:s text:c="3"/><text:span text:style-name="T328">res</text:span><text:span text:style-name="T180">.</text:span><text:span text:style-name="T328">send</text:span><text:span text:style-name="T180">(</text:span><text:span text:style-name="T195">'Hello World'</text:span><text:span text:style-name="T180">);</text:span></text:p>
      <text:p text:style-name="P38">})</text:p>
      <text:p text:style-name="P35"/>
      <text:p text:style-name="P36"><text:span text:style-name="T184">var</text:span> server <text:span text:style-name="T176">=</text:span> app<text:span text:style-name="T176">.</text:span>listen<text:span text:style-name="T176">(</text:span><text:span text:style-name="T331">8081</text:span><text:span text:style-name="T176">,</text:span> <text:span text:style-name="T184">function</text:span> <text:span text:style-name="T176">()</text:span> <text:span text:style-name="T176">{</text:span></text:p>
      <text:p text:style-name="P35"/>
      <text:p text:style-name="P37"><text:s text:c="2"/><text:span text:style-name="T187">var</text:span><text:span text:style-name="T328"> host </text:span><text:span text:style-name="T180">=</text:span><text:span text:style-name="T328"> server</text:span><text:span text:style-name="T180">.</text:span><text:span text:style-name="T328">address</text:span><text:span text:style-name="T180">().</text:span><text:span text:style-name="T328">address</text:span></text:p>
      <text:p text:style-name="P37"><text:s text:c="2"/><text:span text:style-name="T187">var</text:span><text:span text:style-name="T328"> port </text:span><text:span text:style-name="T180">=</text:span><text:span text:style-name="T328"> server</text:span><text:span text:style-name="T180">.</text:span><text:span text:style-name="T328">address</text:span><text:span text:style-name="T180">().</text:span><text:span text:style-name="T328">port</text:span></text:p>
      <text:p text:style-name="P35"/>
      <text:p text:style-name="P37"><text:s text:c="2"/><text:span text:style-name="T328">console</text:span><text:span text:style-name="T180">.</text:span><text:span text:style-name="T328">log</text:span><text:span text:style-name="T180">(</text:span><text:span text:style-name="T195">"Example app listening at http://%s:%s"</text:span><text:span text:style-name="T180">,</text:span><text:span text:style-name="T328"> host</text:span><text:span text:style-name="T180">,</text:span><text:span text:style-name="T328"> port</text:span><text:span text:style-name="T180">)</text:span></text:p>
      <text:p text:style-name="P35"/>
      <text:p text:style-name="P38">})</text:p>
      <text:p text:style-name="P267">in the above example app.listen() will create a server which listens on port 8081 and returns it.</text:p>
      <text:p text:style-name="P267">App.get('/',function(req,res){}) provides the routing when the request url is '/' then the callback of that particular request is executed.</text:p>
      <text:p text:style-name="P267">Like that we can write routing for get ,post and so on http methods.</text:p>
      <text:p text:style-name="P267"/>
      <text:p text:style-name="P267"/>
      <text:p text:style-name="P269"><text:soft-page-break/>Serving Static Files:</text:p>
      <text:p text:style-name="P267">there is a method which will serve the static files like css, images,javascript etc by using </text:p>
      <text:p text:style-name="P267">expess.static(path);</text:p>
      <text:p text:style-name="P267">var express = require('express');</text:p>
      <text:p text:style-name="P267">var app = express();</text:p>
      <text:p text:style-name="P267">app.use(express.static('public')); // public is the directory where ypu keep your static files </text:p>
      <text:p text:style-name="P267"/>
      <text:p text:style-name="P267">example you create a sub directory images in public and save a image in images subdirectory. You can access that image using the request </text:p>
      <text:p text:style-name="P267"><text:a xlink:type="simple" xlink:href="http://localhost:8080/images/twitter.png" text:style-name="Internet_20_link" text:visited-style-name="Visited_20_Internet_20_Link">http://localhost:8080/images/twitter.png</text:a> when you pass this request express.static('public') search images/ twitter.png in public directory and serves it as response.</text:p>
      <text:p text:style-name="P267"/>
      <text:p text:style-name="P267"/>
      <text:p text:style-name="P269">Cookies :</text:p>
      <text:p text:style-name="P267">we can send cookies to nodejs server using cookie-parser module.</text:p>
      <text:p text:style-name="P273"/>
      <text:p text:style-name="P297"><text:span text:style-name="T184">var</text:span> express <text:s text:c="5"/><text:span text:style-name="T176">=</text:span> <text:span text:style-name="T184">require</text:span><text:span text:style-name="T176">(</text:span><text:span text:style-name="T191">'express'</text:span><text:span text:style-name="T176">)</text:span></text:p>
      <text:p text:style-name="P36"><text:span text:style-name="T184">var</text:span> cookieParser <text:span text:style-name="T176">=</text:span> <text:span text:style-name="T184">require</text:span><text:span text:style-name="T176">(</text:span><text:span text:style-name="T191">'cookie-parser'</text:span><text:span text:style-name="T176">)</text:span></text:p>
      <text:p text:style-name="P35"/>
      <text:p text:style-name="P36"><text:span text:style-name="T184">var</text:span> app <text:span text:style-name="T176">=</text:span> express<text:span text:style-name="T176">()</text:span></text:p>
      <text:p text:style-name="P36">app<text:span text:style-name="T176">.</text:span><text:span text:style-name="T184">use</text:span><text:span text:style-name="T176">(</text:span>cookieParser<text:span text:style-name="T176">())</text:span></text:p>
      <text:p text:style-name="P35"/>
      <text:p text:style-name="P36">app<text:span text:style-name="T176">.</text:span><text:span text:style-name="T184">get</text:span><text:span text:style-name="T176">(</text:span><text:span text:style-name="T191">'/'</text:span><text:span text:style-name="T176">,</text:span> <text:span text:style-name="T184">function</text:span><text:span text:style-name="T176">(</text:span>req<text:span text:style-name="T176">,</text:span> res<text:span text:style-name="T176">)</text:span> <text:span text:style-name="T176">{</text:span></text:p>
      <text:p text:style-name="P37"><text:s text:c="2"/><text:span text:style-name="T328">console</text:span><text:span text:style-name="T180">.</text:span><text:span text:style-name="T328">log</text:span><text:span text:style-name="T180">(</text:span><text:span text:style-name="T195">"Cookies: "</text:span><text:span text:style-name="T180">,</text:span><text:span text:style-name="T328"> req</text:span><text:span text:style-name="T180">.</text:span><text:span text:style-name="T328">cookies</text:span><text:span text:style-name="T180">)</text:span></text:p>
      <text:p text:style-name="P38">})</text:p>
      <text:p text:style-name="P35"/>
      <text:p text:style-name="P36">app<text:span text:style-name="T176">.</text:span>listen<text:span text:style-name="T176">(</text:span><text:span text:style-name="T331">8081</text:span><text:span text:style-name="T176">)</text:span></text:p>
      <text:p text:style-name="P267"><text:span text:style-name="T285">E.g. by adding </text:span><text:span text:style-name="Source_20_Text"><text:span text:style-name="T285">bodyParser</text:span></text:span><text:span text:style-name="T285">, </text:span><text:span text:style-name="Emphasis"><text:span text:style-name="T285">you're ensuring your server handles incoming requests through the express middleware</text:span></text:span><text:span text:style-name="T285">. So, </text:span><text:span text:style-name="Emphasis"><text:span text:style-name="T285">now parsing the body of incoming requests is part of the procedure that your middleware takes when handling incoming requests</text:span></text:span><text:span text:style-name="T286"> </text:span><text:span text:style-name="T285">-- all because you called </text:span><text:span text:style-name="Source_20_Text"><text:span text:style-name="T285">app.use(bodyParser)</text:span></text:span><text:span text:style-name="T285">.</text:span><text:span text:style-name="T325"> </text:span></text:p>
      <text:p text:style-name="P267"><text:span text:style-name="T326">App.use(cookieParser())</text:span><text:span text:style-name="T325"> parses the incoming request which is a middleware responsible for accessing cookies of a request.</text:span></text:p>
      <text:p text:style-name="P273"/>
      <table:table table:name="Table22" table:style-name="Table22">
        <table:table-column table:style-name="Table22.A"/>
        <table:table-column table:style-name="Table22.B"/>
        <table:table-row>
          <table:table-cell table:style-name="Table22.A1" office:value-type="string">
            <text:p text:style-name="P330">up vote</text:p>
          </table:table-cell>
          <table:table-cell table:style-name="Table22.A1" office:value-type="string">
            <text:p text:style-name="P236"><text:a xlink:type="simple" xlink:href="http://www.senchalabs.org/connect/proto.html#app.use" text:style-name="Internet_20_link" text:visited-style-name="Visited_20_Internet_20_Link"><text:span text:style-name="Source_20_Text"><text:span text:style-name="T236">use</text:span></text:span></text:a><text:span text:style-name="T335"> is a method to configure the middleware used by the routes of the Express HTTP server object. </text:span></text:p>
          </table:table-cell>
        </table:table-row>
      </table:table>
      <text:p text:style-name="P273"/>
      <text:p text:style-name="P269">Node js Restful api: </text:p>
      <text:p text:style-name="P269">REST ful architecture : <text:span text:style-name="T303">rest means Representational state transfer. In this architecture every thing is treated as resource and resource is accessed by using http standard methods. Rest uses http protocols.</text:span></text:p>
      <text:p text:style-name="P271"/>
      <text:p text:style-name="P269"><text:span text:style-name="T265">A REST Server simply provides access to resources and REST client accesses and modifies the </text:span><text:soft-page-break/><text:span text:style-name="T265">resources using HTTP protocol. Here each resource is identified by URIs/ global IDs. REST uses various representation to represent a resource like text, JSON, XML but JSON is the most popular one.</text:span><text:span text:style-name="T303"> </text:span></text:p>
      <text:h text:style-name="P305" text:outline-level="3">HTTP methods</text:h>
      <text:p text:style-name="P318">Following four HTTP methods are commonly used in REST based architecture.</text:p>
      <text:list xml:id="list3001860836434135361" text:style-name="L51">
        <text:list-item>
          <text:p text:style-name="P419"><text:span text:style-name="T298">GET</text:span> - This is used to provide a read only access to a resource.</text:p>
        </text:list-item>
        <text:list-item>
          <text:p text:style-name="P419"><text:span text:style-name="T298">PUT</text:span> - This is used to create a new resource.</text:p>
        </text:list-item>
        <text:list-item>
          <text:p text:style-name="P419"><text:span text:style-name="T298">DELETE</text:span> - This is used to remove a resource.</text:p>
        </text:list-item>
        <text:list-item>
          <text:p text:style-name="P419"><text:span text:style-name="T298">POST</text:span> - This is used to update a existing resource or create a new resource.</text:p>
        </text:list-item>
      </text:list>
      <text:p text:style-name="P271"/>
      <text:h text:style-name="P308" text:outline-level="2">RESTful Web Services</text:h>
      <text:p text:style-name="P318">A web service is a collection of open protocols and standards used for exchanging data between applications or systems. Software applications written in various programming languages and running on various platforms can use web services to exchange data over computer networks like the Internet in a manner similar to inter-process communication on a single computer. This interoperability (e.g., communication between Java and Python, or Windows and Linux applications) is due to the use of open standards.</text:p>
      <text:p text:style-name="P317"><text:span text:style-name="T322">Web services based on REST Architecture are known as RESTful web services. These webservices uses HTTP methods to implement the concept of REST architecture. A RESTful web service usually defines a URI, Uniform Resource Identifier a service, which provides resource representation such as JSON and set of HTTP Methods</text:span>.</text:p>
      <text:p text:style-name="P267"/>
      <text:p text:style-name="P269">Child process : <text:s/><text:span text:style-name="T303">node js works on single thread. It handles concurrency using event diven approach, we can create child processes for parallel processing in multi-core cpu based systems. (a single system with multiple processors which works parallely).</text:span></text:p>
      <text:p text:style-name="P271">Child processes have 3 streams stdin, stdout, stderr which may be shared with stdio streams of the parent process.</text:p>
      <text:p text:style-name="P271">Node provides child_process module to create the child process.</text:p>
      <text:p text:style-name="P271">Child_process module provide three ways to create child process.</text:p>
      <text:p text:style-name="P269">Exec :<text:span text:style-name="T303"> exec method runs a command in the shell and buffers the out put.</text:span></text:p>
      <text:p text:style-name="P269">Spawn :<text:span text:style-name="T303"> launches a new process with the command. </text:span></text:p>
      <text:p text:style-name="P271"><text:span text:style-name="T299">Fork : </text:span>this is the special case of spawn where it creates child processes.</text:p>
      <text:p text:style-name="P271"/>
      <text:h text:style-name="P308" text:outline-level="2">The exec() method :</text:h>
      <text:p text:style-name="P318">child_process.exec method runs a command in a shell and buffers the output. It has the following signature:</text:p>
      <text:p text:style-name="P329"><text:soft-page-break/>child_process<text:span text:style-name="T176">.</text:span><text:span text:style-name="T184">exec</text:span><text:span text:style-name="T176">(</text:span>command<text:span text:style-name="T176">[,</text:span> options<text:span text:style-name="T176">],</text:span> callback<text:span text:style-name="T176">)</text:span></text:p>
      <text:h text:style-name="P322" text:outline-level="3">Parameters</text:h>
      <text:p text:style-name="P318">Here is the description of the parameters used:</text:p>
      <text:list xml:id="list1845620111334698639" text:style-name="L52">
        <text:list-item>
          <text:p text:style-name="P420"><text:span text:style-name="T298">command</text:span> String The command to run, with space-separated arguments</text:p>
        </text:list-item>
        <text:list-item>
          <text:p text:style-name="P420"><text:span text:style-name="T298">options</text:span> Object may comprise one or more of the following options:</text:p>
          <text:list>
            <text:list-item>
              <text:p text:style-name="P420"><text:span text:style-name="T298">cwd</text:span> String Current working directory of the child process</text:p>
            </text:list-item>
            <text:list-item>
              <text:p text:style-name="P420"><text:span text:style-name="T298">env</text:span> Object Environment key-value pairs</text:p>
            </text:list-item>
            <text:list-item>
              <text:p text:style-name="P420"><text:span text:style-name="T298">encoding</text:span> String (Default: 'utf8')</text:p>
            </text:list-item>
            <text:list-item>
              <text:p text:style-name="P420"><text:span text:style-name="T298">shell</text:span> String Shell to execute the command with (Default: '/bin/sh' on UNIX, 'cmd.exe' on Windows, The shell should understand the -c switch on UNIX or /s /c on Windows. On Windows, command line parsing should be compatible with cmd.exe.)</text:p>
            </text:list-item>
            <text:list-item>
              <text:p text:style-name="P420"><text:span text:style-name="T298">timeout</text:span> Number (Default: 0)</text:p>
            </text:list-item>
            <text:list-item>
              <text:p text:style-name="P420"><text:span text:style-name="T298">maxBuffer</text:span> Number (Default: 200*1024)</text:p>
            </text:list-item>
            <text:list-item>
              <text:p text:style-name="P420"><text:span text:style-name="T298">killSignal</text:span> String (Default: 'SIGTERM')</text:p>
            </text:list-item>
            <text:list-item>
              <text:p text:style-name="P420"><text:span text:style-name="T298">uid</text:span> Number Sets the user identity of the process.</text:p>
            </text:list-item>
            <text:list-item>
              <text:p text:style-name="P420"><text:span text:style-name="T298">gid</text:span> Number Sets the group identity of the process.</text:p>
            </text:list-item>
          </text:list>
        </text:list-item>
        <text:list-item>
          <text:p text:style-name="P420"><text:span text:style-name="T298">callback</text:span> Function gets three arguments <text:span text:style-name="T298">error</text:span>, <text:span text:style-name="T298">stdout</text:span> and <text:span text:style-name="T298">stderr</text:span>which is called with the following output when process terminates</text:p>
        </text:list-item>
      </text:list>
      <text:p text:style-name="P318">The exec() method returns a buffer with a max size and waits for the process to end and tries to return all the buffered data at once.</text:p>
      <text:h text:style-name="P308" text:outline-level="2">The spawn() :</text:h>
      <text:p text:style-name="P318">child_process.spawn method launches a new process with a given command. It has the following signature:</text:p>
      <text:p text:style-name="P329">child_process<text:span text:style-name="T176">.</text:span>spawn<text:span text:style-name="T176">(</text:span>command<text:span text:style-name="T176">[,</text:span> args<text:span text:style-name="T176">][,</text:span> options<text:span text:style-name="T176">])</text:span></text:p>
      <text:h text:style-name="P322" text:outline-level="3">Parameters</text:h>
      <text:p text:style-name="P318">Here is the description of the parameters used:</text:p>
      <text:list xml:id="list5645325025834865176" text:style-name="L53">
        <text:list-item>
          <text:p text:style-name="P421"><text:span text:style-name="T298">command</text:span> String The command to run</text:p>
        </text:list-item>
        <text:list-item>
          <text:p text:style-name="P421"><text:soft-page-break/><text:span text:style-name="T298">args</text:span> Array List of string arguments</text:p>
        </text:list-item>
        <text:list-item>
          <text:p text:style-name="P421"><text:span text:style-name="T298">options</text:span> Object may comprise one or more of the following options:</text:p>
          <text:list>
            <text:list-item>
              <text:p text:style-name="P421"><text:span text:style-name="T298">cwd</text:span> String Current working directory of the child process</text:p>
            </text:list-item>
            <text:list-item>
              <text:p text:style-name="P421"><text:span text:style-name="T298">env</text:span> Object Environment key-value pairs</text:p>
            </text:list-item>
            <text:list-item>
              <text:p text:style-name="P421"><text:span text:style-name="T298">stdio</text:span> Array|String Child's stdio configuration</text:p>
            </text:list-item>
            <text:list-item>
              <text:p text:style-name="P421"><text:span text:style-name="T298">customFds</text:span> Array Deprecated File descriptors for the child to use for stdio</text:p>
            </text:list-item>
            <text:list-item>
              <text:p text:style-name="P421"><text:span text:style-name="T298">detached</text:span> Boolean The child will be a process group leader</text:p>
            </text:list-item>
            <text:list-item>
              <text:p text:style-name="P421"><text:span text:style-name="T298">uid</text:span> Number Sets the user identity of the process.</text:p>
            </text:list-item>
            <text:list-item>
              <text:p text:style-name="P421"><text:span text:style-name="T298">gid</text:span> Number Sets the group identity of the process.</text:p>
            </text:list-item>
          </text:list>
        </text:list-item>
      </text:list>
      <text:p text:style-name="P318">The spawn() method returns streams (stdout &amp; stderr) and it should be used when the process returns large amount of data. spawn() starts receiving the response as soon as the process starts executing.</text:p>
      <text:p text:style-name="P323"><text:span text:style-name="T184">onst</text:span> fs <text:span text:style-name="T176">=</text:span> <text:span text:style-name="T184">require</text:span><text:span text:style-name="T176">(</text:span><text:span text:style-name="T191">'fs'</text:span><text:span text:style-name="T176">);</text:span></text:p>
      <text:p text:style-name="P36"><text:span text:style-name="T184">const</text:span> child_process <text:span text:style-name="T176">=</text:span> <text:span text:style-name="T184">require</text:span><text:span text:style-name="T176">(</text:span><text:span text:style-name="T191">'child_process'</text:span><text:span text:style-name="T176">);</text:span></text:p>
      <text:p text:style-name="P37"><text:s/></text:p>
      <text:p text:style-name="P36"><text:span text:style-name="T184">for</text:span><text:span text:style-name="T176">(</text:span><text:span text:style-name="T184">var</text:span> i<text:span text:style-name="T176">=</text:span><text:span text:style-name="T331">0</text:span><text:span text:style-name="T176">;</text:span> i<text:span text:style-name="T176">&lt;</text:span><text:span text:style-name="T331">3</text:span><text:span text:style-name="T176">;</text:span> i<text:span text:style-name="T176">++)</text:span> <text:span text:style-name="T176">{</text:span></text:p>
      <text:p text:style-name="P37"><text:s text:c="3"/><text:span text:style-name="T187">var</text:span><text:span text:style-name="T328"> workerProcess </text:span><text:span text:style-name="T180">=</text:span><text:span text:style-name="T328"> child_process</text:span><text:span text:style-name="T180">.</text:span><text:span text:style-name="T328">spawn</text:span><text:span text:style-name="T180">(</text:span><text:span text:style-name="T195">'node'</text:span><text:span text:style-name="T180">,</text:span><text:span text:style-name="T328"> </text:span><text:span text:style-name="T180">[</text:span><text:span text:style-name="T195">'support.js'</text:span><text:span text:style-name="T180">,</text:span><text:span text:style-name="T328"> i</text:span><text:span text:style-name="T180">]);</text:span></text:p>
      <text:p text:style-name="P35"/>
      <text:p text:style-name="P37"><text:s text:c="3"/><text:span text:style-name="T328">workerProcess</text:span><text:span text:style-name="T180">.</text:span><text:span text:style-name="T328">stdout</text:span><text:span text:style-name="T180">.</text:span><text:span text:style-name="T328">on</text:span><text:span text:style-name="T180">(</text:span><text:span text:style-name="T195">'data'</text:span><text:span text:style-name="T180">,</text:span><text:span text:style-name="T328"> </text:span><text:span text:style-name="T187">function</text:span><text:span text:style-name="T328"> </text:span><text:span text:style-name="T180">(</text:span><text:span text:style-name="T328">data</text:span><text:span text:style-name="T180">)</text:span><text:span text:style-name="T328"> </text:span><text:span text:style-name="T180">{</text:span></text:p>
      <text:p text:style-name="P37"><text:s text:c="6"/><text:span text:style-name="T328">console</text:span><text:span text:style-name="T180">.</text:span><text:span text:style-name="T328">log</text:span><text:span text:style-name="T180">(</text:span><text:span text:style-name="T195">'stdout: '</text:span><text:span text:style-name="T328"> </text:span><text:span text:style-name="T180">+</text:span><text:span text:style-name="T328"> data</text:span><text:span text:style-name="T180">);</text:span></text:p>
      <text:p text:style-name="P37"><text:s text:c="3"/><text:span text:style-name="T180">});</text:span></text:p>
      <text:p text:style-name="P35"/>
      <text:p text:style-name="P37"><text:s text:c="3"/><text:span text:style-name="T328">workerProcess</text:span><text:span text:style-name="T180">.</text:span><text:span text:style-name="T328">stderr</text:span><text:span text:style-name="T180">.</text:span><text:span text:style-name="T328">on</text:span><text:span text:style-name="T180">(</text:span><text:span text:style-name="T195">'data'</text:span><text:span text:style-name="T180">,</text:span><text:span text:style-name="T328"> </text:span><text:span text:style-name="T187">function</text:span><text:span text:style-name="T328"> </text:span><text:span text:style-name="T180">(</text:span><text:span text:style-name="T328">data</text:span><text:span text:style-name="T180">)</text:span><text:span text:style-name="T328"> </text:span><text:span text:style-name="T180">{</text:span></text:p>
      <text:p text:style-name="P37"><text:s text:c="6"/><text:span text:style-name="T328">console</text:span><text:span text:style-name="T180">.</text:span><text:span text:style-name="T328">log</text:span><text:span text:style-name="T180">(</text:span><text:span text:style-name="T195">'stderr: '</text:span><text:span text:style-name="T328"> </text:span><text:span text:style-name="T180">+</text:span><text:span text:style-name="T328"> data</text:span><text:span text:style-name="T180">);</text:span></text:p>
      <text:p text:style-name="P37"><text:s text:c="3"/><text:span text:style-name="T180">});</text:span></text:p>
      <text:p text:style-name="P35"/>
      <text:p text:style-name="P37"><text:s text:c="3"/><text:span text:style-name="T328">workerProcess</text:span><text:span text:style-name="T180">.</text:span><text:span text:style-name="T328">on</text:span><text:span text:style-name="T180">(</text:span><text:span text:style-name="T195">'close'</text:span><text:span text:style-name="T180">,</text:span><text:span text:style-name="T328"> </text:span><text:span text:style-name="T187">function</text:span><text:span text:style-name="T328"> </text:span><text:span text:style-name="T180">(</text:span><text:span text:style-name="T328">code</text:span><text:span text:style-name="T180">)</text:span><text:span text:style-name="T328"> </text:span><text:span text:style-name="T180">{</text:span></text:p>
      <text:p text:style-name="P37"><text:s text:c="6"/><text:span text:style-name="T328">console</text:span><text:span text:style-name="T180">.</text:span><text:span text:style-name="T328">log</text:span><text:span text:style-name="T180">(</text:span><text:span text:style-name="T195">'child process exited with code '</text:span><text:span text:style-name="T328"> </text:span><text:span text:style-name="T180">+</text:span><text:span text:style-name="T328"> code</text:span><text:span text:style-name="T180">);</text:span></text:p>
      <text:p text:style-name="P37"><text:s text:c="3"/><text:span text:style-name="T180">});</text:span></text:p>
      <text:p text:style-name="P38">}</text:p>
      <text:h text:style-name="P324" text:outline-level="2"><text:soft-page-break/>The fork method</text:h>
      <text:p text:style-name="P318">child_process.fork method is a special case of the spawn() to create Node processes. It has the following signature</text:p>
      <text:p text:style-name="P329">child_process<text:span text:style-name="T176">.</text:span>fork<text:span text:style-name="T176">(</text:span>modulePath<text:span text:style-name="T176">[,</text:span> args<text:span text:style-name="T176">][,</text:span> options<text:span text:style-name="T176">])</text:span></text:p>
      <text:h text:style-name="P322" text:outline-level="3">Parameters</text:h>
      <text:p text:style-name="P318">Here is the description of the parameters used:</text:p>
      <text:list xml:id="list7540020905598928233" text:style-name="L54">
        <text:list-item>
          <text:p text:style-name="P422"><text:span text:style-name="T298">modulePath</text:span> String The module to run in the child</text:p>
        </text:list-item>
        <text:list-item>
          <text:p text:style-name="P422"><text:span text:style-name="T298">args</text:span> Array List of string arguments</text:p>
        </text:list-item>
        <text:list-item>
          <text:p text:style-name="P422"><text:span text:style-name="T298">options</text:span> Object may comprise one or more of the following options:</text:p>
          <text:list>
            <text:list-item>
              <text:p text:style-name="P422"><text:span text:style-name="T298">cwd</text:span> String Current working directory of the child process</text:p>
            </text:list-item>
            <text:list-item>
              <text:p text:style-name="P422"><text:span text:style-name="T298">env</text:span> Object Environment key-value pairs</text:p>
            </text:list-item>
            <text:list-item>
              <text:p text:style-name="P422"><text:span text:style-name="T298">execPath</text:span> String Executable used to create the child process</text:p>
            </text:list-item>
            <text:list-item>
              <text:p text:style-name="P422"><text:span text:style-name="T298">execArgv</text:span> Array List of string arguments passed to the executable (Default: process.execArgv)</text:p>
            </text:list-item>
            <text:list-item>
              <text:p text:style-name="P422"><text:span text:style-name="T298">silent</text:span> Boolean If true, stdin, stdout, and stderr of the child will be piped to the parent, otherwise they will be inherited from the parent, see the "pipe" and "inherit" options for spawn()'s stdio for more details (default is false)</text:p>
            </text:list-item>
            <text:list-item>
              <text:p text:style-name="P422"><text:span text:style-name="T298">uid</text:span> Number Sets the user identity of the process.</text:p>
            </text:list-item>
            <text:list-item>
              <text:p text:style-name="P422"><text:span text:style-name="T298">gid</text:span> Number Sets the group identity of the process.</text:p>
            </text:list-item>
          </text:list>
        </text:list-item>
      </text:list>
      <text:p text:style-name="P318">The fork method returns object with a built-in communication channel in addition to having all the methods in a normal ChildProcess instance.</text:p>
      <text:p text:style-name="P318"/>
      <text:p text:style-name="P271">JXCore :</text:p>
      <text:p text:style-name="P271">jx core which is a opensource project which provides the features for packaging and encrypting the source files and other assets into jxcore packages.</text:p>
      <text:p text:style-name="P271"/>
      <text:p text:style-name="P243">To package the above project, you simply need to go inside this directory and issue the following jx command, assuming index.js is the entry file for your Node.js project:</text:p>
      <text:p text:style-name="P310">$ jx package index.js index</text:p>
      <text:p text:style-name="P271"/>
      <text:p text:style-name="P244"><text:soft-page-break/> <text:span text:style-name="T300">However, above command will pack everything and will create following two files:</text:span></text:p>
      <text:list xml:id="list1607671200797967954" text:style-name="L55">
        <text:list-item>
          <text:p text:style-name="P430"><text:span text:style-name="T298">index.jxp</text:span> This is an intermediate file whcih contains complete project detail needed to compile the project.</text:p>
        </text:list-item>
        <text:list-item>
          <text:p text:style-name="P430"><text:span text:style-name="T298">index.jx</text:span> This is the binary file having complete package and ready to be shipped to your client or in your production environment.</text:p>
        </text:list-item>
      </text:list>
      <text:p text:style-name="P271"><text:span text:style-name="T299">Note :</text:span>After the jxcore packaging is done the node index.js is replaced as jx index.jx</text:p>
      <text:p text:style-name="P269"/>
      <text:p text:style-name="P269">Summary:</text:p>
      <text:h text:style-name="P308" text:outline-level="2">What is Node.js?</text:h>
      <text:p text:style-name="P320"><text:span text:style-name="T260">Node.js is a web application framework built on Google Chrome's JavaScript Engine(V8 Engine). Its latest version is v0.10.36. Defintion of Node.js as put by its </text:span><text:a xlink:type="simple" xlink:href="http://nodejs.org/" office:target-frame-name="_blank" xlink:show="new" text:style-name="Internet_20_link" text:visited-style-name="Visited_20_Internet_20_Link"><text:span text:style-name="T289">official documentation</text:span></text:a><text:span text:style-name="T260"> is as follows:</text:span></text:p>
      <text:p text:style-name="P353"><text:span text:style-name="T260">Node.js® is a platform built on </text:span><text:a xlink:type="simple" xlink:href="http://code.google.com/p/v8/" text:style-name="Internet_20_link" text:visited-style-name="Visited_20_Internet_20_Link"><text:span text:style-name="T289">Chrome's JavaScript runtime</text:span></text:a><text:span text:style-name="T260"> for easily building fast, scalable network applications. Node.js uses an event-driven, non-blocking I/O model that makes it lightweight and efficient, perfect for data-intensive real-time applications that run across distributed devices.</text:span></text:p>
      <text:p text:style-name="P318">Node.js comes with runtime environment on which a Javascript based script can be interpreted and executed (It is analogus to JVM to JAVA byte code). This runtime allows to execute a JavaScript code on any machine outside a browser. Because of this runtime of Node.js, JavaScript is now can be executed on server as well.</text:p>
      <text:p text:style-name="P318">Node.js also provides a rich library of various javascript modules which eases the developement of web application using Node.js to great extents.</text:p>
      <text:p text:style-name="P245">Node.js = Runtime Environment + JavaScript Library</text:p>
      <text:p text:style-name="P269"/>
      <text:h text:style-name="P308" text:outline-level="2">Features of Node.js:</text:h>
      <text:list xml:id="list3740763690250447816" text:style-name="L56">
        <text:list-item>
          <text:p text:style-name="P423"><text:span text:style-name="T298">Aynchronous and Event Driven</text:span>All APIs of Node.js library are aynchronous that is non-blocking. It essentially means a Node.js based server never waits for a API to return data. Server moves to next API after calling it and a notification mechanism of Events of Node.js helps server to get response from the previous API call.</text:p>
        </text:list-item>
        <text:list-item>
          <text:p text:style-name="P423"><text:span text:style-name="T298">Very Fast</text:span> Being built on Google Chrome's V8 JavaScript Engine, Node.js library is very fast in code execution.</text:p>
        </text:list-item>
        <text:list-item>
          <text:p text:style-name="P423"><text:span text:style-name="T298">Single Threaded but highly Scalable</text:span> - Node.js uses a single threaded model with event looping. Event mechanism helps server to respond in a non-bloking ways and <text:soft-page-break/>makes server highly scalable as opposed to traditional servers which create limited threads to handle requests. Node.js uses a single threaded program and same program can services much larger number of requests than traditional server like Apache HTTP Server.</text:p>
        </text:list-item>
        <text:list-item>
          <text:p text:style-name="P423"><text:span text:style-name="T298">No Buffering</text:span> - Node.js applications never buffer any data. These applications simply output the data in chunks.</text:p>
        </text:list-item>
        <text:list-item>
          <text:p text:style-name="P429"><text:span text:style-name="T262">License</text:span><text:span text:style-name="T260"> - Node.js is released under the </text:span><text:a xlink:type="simple" xlink:href="https://raw.githubusercontent.com/joyent/node/v0.12.0/LICENSE" text:style-name="Internet_20_link" text:visited-style-name="Visited_20_Internet_20_Link"><text:span text:style-name="T289">MIT license</text:span></text:a><text:span text:style-name="T260">.</text:span></text:p>
        </text:list-item>
      </text:list>
      <text:p text:style-name="P269"/>
      <text:h text:style-name="P308" text:outline-level="2">Where to Use Node.js?</text:h>
      <text:p text:style-name="P318">Following are the areas where Node.js is proving itself a perfect technology partner.</text:p>
      <text:list xml:id="list8149407481481541895" text:style-name="L57">
        <text:list-item>
          <text:p text:style-name="P424">I/O bound Applications</text:p>
        </text:list-item>
        <text:list-item>
          <text:p text:style-name="P424">Data Streaming Applications</text:p>
        </text:list-item>
        <text:list-item>
          <text:p text:style-name="P424">Data Intensive Realtime Applications (DIRT)</text:p>
        </text:list-item>
        <text:list-item>
          <text:p text:style-name="P424">JSON APIs based Applications</text:p>
        </text:list-item>
        <text:list-item>
          <text:p text:style-name="P424">Single Page Applications</text:p>
        </text:list-item>
      </text:list>
      <text:h text:style-name="P325" text:outline-level="2">Where Not to Use Node.js?</text:h>
      <text:p text:style-name="P318">It is not advisable to use Node.js for CPU intensive applications.</text:p>
      <text:p text:style-name="P269">Package.json: <text:span text:style-name="T303">this is the json file to store project metadata such as name of the project, authors , license information , dependencies etc.</text:span></text:p>
      <text:p text:style-name="P269"/>
      <text:p text:style-name="P269">Node Modules directory : <text:span text:style-name="T303">contains the modules which we have exported for the project. We can make the modules and export them globally by using global variable exports. And we can use them by </text:span>require('./sample.js') <text:span text:style-name="T319">./. This signals to Node that it should not look for the module in the node_modules directory;</text:span></text:p>
      <text:p text:style-name="P269"/>
      <text:p text:style-name="P269">Request headers : <text:span text:style-name="T319">The URL isn’t the only thing that’s passed to the server when you navigate to a page.Your browser is sending a lot of “invisible” information every time you visit a website.I’m not talking about spooky personal information (though if your browser is infectedby malware, that can happen).</text:span></text:p>
      <text:p text:style-name="P271">This is the information present in request headers.</text:p>
      <text:p text:style-name="P289">host: localhost:8080</text:p>
      <text:p text:style-name="P332">connection: keep-alive</text:p>
      <text:p text:style-name="P332">cache-control: max-age=0</text:p>
      <text:p text:style-name="P332">accept: text/html,application/xhtml+xml,application/xml;q=0.9,image/webp,*/*;q=0.8</text:p>
      <text:p text:style-name="P332">upgrade-insecure-requests: 1</text:p>
      <text:p text:style-name="P332">user-agent: Mozilla/5.0 (Windows NT 10.0; WOW64) AppleWebKit/537.36 (KHTML, like Gecko) Chrome/46.0.2490.86 Safari/537.36</text:p>
      <text:p text:style-name="P332">accept-encoding: gzip, deflate, sdch</text:p>
      <text:p text:style-name="P332"><text:soft-page-break/>accept-language: en-US,en;q=0.8</text:p>
      <text:p text:style-name="P199">cookie: remember_token=vJqQajJGimAzvTRsMqjzXg</text:p>
      <text:p text:style-name="P269">app.get('/header',function(req,res){</text:p>
      <text:p text:style-name="P269"><text:tab/>res.set('Content-Type', 'text/plain');</text:p>
      <text:p text:style-name="P269"><text:tab/>var s='';</text:p>
      <text:p text:style-name="P269"><text:tab/>for(var name in req.headers) {</text:p>
      <text:p text:style-name="P269"><text:tab/><text:tab/>s += name+': '+req.headers[name] +'\n';</text:p>
      <text:p text:style-name="P269"><text:tab/>}</text:p>
      <text:p text:style-name="P269"><text:tab/>res.send(s);</text:p>
      <text:p text:style-name="P269">});</text:p>
      <text:p text:style-name="P269"/>
      <text:p text:style-name="P269">Response header :</text:p>
      <text:p text:style-name="P271">when the server responds, it also sends information back that is not necessarily rendered or displayed by the browser. The information typically included in response</text:p>
      <text:p text:style-name="P271">headers is metadata and server information.</text:p>
      <text:p text:style-name="P269"/>
      <text:p text:style-name="P269"/>
      <text:p text:style-name="P269">Note :: <text:span text:style-name="T303">if we have the form upload in post method then we have to mention </text:span>enctype as multipart/form-data</text:p>
      <text:p text:style-name="P269"/>
      <text:p text:style-name="P269">Methods provided by the Request Object(by using node and express) :</text:p>
      <text:p text:style-name="P271">The request object (which is normally passed to a callback, meaning you can name it</text:p>
      <text:p text:style-name="P271">whatever you want: it is common to name it req or request) starts its life as an instance</text:p>
      <text:p text:style-name="P271">of http.IncomingMessage, a core Node object. Express adds additional functionality.</text:p>
      <text:p text:style-name="P271">Let’s look at the most useful properties and methods of the request object (all of these</text:p>
      <text:p text:style-name="P271">methods are added by Express, except for req.headers and req.url, which originate</text:p>
      <text:p text:style-name="P271">in Node):</text:p>
      <text:p text:style-name="P269"/>
      <text:p text:style-name="P269">req.params</text:p>
      <text:p text:style-name="P271">An array containing the named route parameters. We’ll learn more about this in</text:p>
      <text:p text:style-name="P269"/>
      <text:p text:style-name="P269">req.param(name)</text:p>
      <text:p text:style-name="P271">Returns the named route parameter, or GET or POST parameters. I recommend avoiding this method.</text:p>
      <text:p text:style-name="P269"/>
      <text:p text:style-name="P269">req.query</text:p>
      <text:p text:style-name="P271">An object containing querystring parameters (sometimes called GET parameters)</text:p>
      <text:p text:style-name="P271">as name/value pairs.</text:p>
      <text:p text:style-name="P269"/>
      <text:p text:style-name="P269">req.body</text:p>
      <text:p text:style-name="P271">An object containing POST parameters. It is so named because POST parameters are</text:p>
      <text:p text:style-name="P271">passed in the body of the REQUEST, not in the URL like querystring parameters. To</text:p>
      <text:p text:style-name="P271">make req.body available, you’ll need middleware that can parse the body content</text:p>
      <text:p text:style-name="P271">type.</text:p>
      <text:p text:style-name="P271"><text:soft-page-break/><text:span text:style-name="T299">Note : </text:span>the parameters in the form are available <text:s/>in req.body(or occasionally in request.query);</text:p>
      <text:p text:style-name="P271">Eg:</text:p>
      <text:p text:style-name="P271">app.post('/process-contact', function(req, res){</text:p>
      <text:p text:style-name="P271">console.log('Received contact from ' + req.body.name +' &lt;' + req.body.email + '&gt;');</text:p>
      <text:p text:style-name="P271">// save to database....</text:p>
      <text:p text:style-name="P271">res.redirect(303, '/thank-you');</text:p>
      <text:p text:style-name="P271">});</text:p>
      <text:p text:style-name="P269"/>
      <text:p text:style-name="P269">req.route</text:p>
      <text:p text:style-name="P271">Information about the currently matched route. Primarily useful for route debugging.</text:p>
      <text:p text:style-name="P269"/>
      <text:p text:style-name="P269">req.cookies/req.signedCookies</text:p>
      <text:p text:style-name="P271">Objects containing containing cookie values passed from the client. </text:p>
      <text:p text:style-name="P269"/>
      <text:p text:style-name="P269">req.headers</text:p>
      <text:p text:style-name="P271">The request headers received from the client.</text:p>
      <text:p text:style-name="P269"/>
      <text:p text:style-name="P269">req.accepts([types])</text:p>
      <text:p text:style-name="P271">A convenience method to determine whether the client accepts a given type or types</text:p>
      <text:p text:style-name="P271">(optional types can be a single MIME type, such as application/json, a comma-</text:p>
      <text:p text:style-name="P271">delimited list, or an array). This method is of primary interest to those writing public</text:p>
      <text:p text:style-name="P271">APIs; it is assumed that browsers will always accept HTML by default.</text:p>
      <text:p text:style-name="P269"/>
      <text:p text:style-name="P269">req.ip</text:p>
      <text:p text:style-name="P271">The IP address of the client.</text:p>
      <text:p text:style-name="P269"/>
      <text:p text:style-name="P269">req.path</text:p>
      <text:p text:style-name="P271">The request path (without protocol, host, port, or querystring).</text:p>
      <text:p text:style-name="P269"/>
      <text:p text:style-name="P269">req.host</text:p>
      <text:p text:style-name="P271">A convenience method that returns the hostname reported by the client. This in‐formation can be spoofed and should not be used for security purposes.</text:p>
      <text:p text:style-name="P269"/>
      <text:p text:style-name="P269">req.xhr</text:p>
      <text:p text:style-name="P271">A convenience property that returns true if the request originated from an AJAX call.</text:p>
      <text:p text:style-name="P269"/>
      <text:p text:style-name="P269">req.protocol</text:p>
      <text:p text:style-name="P271">The protocol used in making this request (for our purposes, it will either be http</text:p>
      <text:p text:style-name="P271">or https).</text:p>
      <text:p text:style-name="P269"/>
      <text:p text:style-name="P269">req.secure</text:p>
      <text:p text:style-name="P271">A convenience property that returns true if the connection is secure. Equivalent</text:p>
      <text:p text:style-name="P271">to req.protocol==='https'.</text:p>
      <text:p text:style-name="P269"/>
      <text:p text:style-name="P269">req.url/req.originalUrl</text:p>
      <text:p text:style-name="P271"><text:soft-page-break/>A bit of a misnomer, these properties return the path and querystring (they do not</text:p>
      <text:p text:style-name="P271">include protocol, host, or port). req.url can be rewritten for internal routing purposes, but req.originalUrl is designed to remain the original request and</text:p>
      <text:p text:style-name="P271">querystring.</text:p>
      <text:p text:style-name="P269"/>
      <text:p text:style-name="P269"/>
      <text:p text:style-name="P269"/>
      <text:p text:style-name="P269">req.acceptedLanguages</text:p>
      <text:p text:style-name="P271">A convenience method that returns an array of the (human) languages the client prefers, in order. This information is parsed from the request header.</text:p>
      <text:p text:style-name="P269"/>
      <text:p text:style-name="P269"/>
      <text:p text:style-name="P269">The Response Object</text:p>
      <text:p text:style-name="P271">The response object (which is normally passed to a callback, meaning you can name it</text:p>
      <text:p text:style-name="P271">whatever you want: it is common to name it res, resp, or response) starts its life as an</text:p>
      <text:p text:style-name="P271">instance of http.ServerResponse, a core Node object. Express adds additional func‐</text:p>
      <text:p text:style-name="P271">tionality. Let’s look at the most useful properties and methods of the response object (all</text:p>
      <text:p text:style-name="P271">of these are added by Express):</text:p>
      <text:p text:style-name="P269"/>
      <text:p text:style-name="P269">res.status(code)</text:p>
      <text:p text:style-name="P271">Sets the HTTP status code. Express defaults to 200 (OK), so you will have to use</text:p>
      <text:p text:style-name="P271">this method to return a status of 404 (Not Found) or 500 (Server Error), or any</text:p>
      <text:p text:style-name="P271">other status code you wish to use. For redirects (status codes 301, 302, 303, and 307), there is a method redirect, which is preferable.</text:p>
      <text:p text:style-name="P269"/>
      <text:p text:style-name="P269">res.set(name, value)</text:p>
      <text:p text:style-name="P271">Sets a response header. This is not something you will normally be doing manually.</text:p>
      <text:p text:style-name="P269"/>
      <text:p text:style-name="P269">res.cookie(name, value, [options]), res.clearCookie(name, [options])</text:p>
      <text:p text:style-name="P271">Sets or clears cookies that will be stored on the client. This requires some middle‐ware support; </text:p>
      <text:p text:style-name="P269"/>
      <text:p text:style-name="P269">res.redirect([status], url)</text:p>
      <text:p text:style-name="P271">Redirects the browser. The default redirect code is 302 (Found). In general, you should minimize redirection unless you are permanently moving a page, in which case you should use the code 301 (Moved Permanently).</text:p>
      <text:p text:style-name="P269"/>
      <text:p text:style-name="P269">res.send(body), res.send(status, body)</text:p>
      <text:p text:style-name="P271">Sends a response to the client, with an optional status code. Express defaults to a</text:p>
      <text:p text:style-name="P271">content type of text/html, so if you want to change it to text/plain (for example), you’ll have to call res.set('Content-Type', 'text/plain\') before calling res.send. If body is an object or an array, the response is sent as JSON instead (with the content type being set appropriately), though if you want to send JSON, I recommend doing so explicitly by calling res.json instead.</text:p>
      <text:p text:style-name="P269"/>
      <text:p text:style-name="P269">res.json(json), res.json(status, json)</text:p>
      <text:p text:style-name="P271">Sends JSON to the client with an optional status code.</text:p>
      <text:p text:style-name="P269"><text:soft-page-break/></text:p>
      <text:p text:style-name="P269">res.jsonp(json), res.jsonp(status, json)</text:p>
      <text:p text:style-name="P271">Sends JSONP to the client with an optional status code.</text:p>
      <text:p text:style-name="P269"/>
      <text:p text:style-name="P269"/>
      <text:p text:style-name="P269">res.type(type)</text:p>
      <text:p text:style-name="P271">A convenience method to set the Content-Type header. Essentially equivalent to</text:p>
      <text:p text:style-name="P271">res.set('Content-Type', type), except that it will also attempt to map file extensions to an Internet media type if you provide a string without a slash in it. For example, res.type('txt') will result in a Content-Type of text/plain. There are areas where this functionality could be useful (for example, automatically serving The Response Object | 59 disparate multimedia files), but in general, you should avoid it in favor of explicitly</text:p>
      <text:p text:style-name="P271">setting the correct Internet media type.</text:p>
      <text:p text:style-name="P269"/>
      <text:p text:style-name="P269">res.format(object)</text:p>
      <text:p text:style-name="P271">This method allows you to send different content depending on the Accept request</text:p>
      <text:p text:style-name="P271">header. This is of primary use in APIs, Here’s a very simple example: res.format({'text/plain': 'hi there',</text:p>
      <text:p text:style-name="P271"/>
      <text:p text:style-name="P271">'text/html': '&lt;b&gt;hi there&lt;/b&gt;'}).</text:p>
      <text:p text:style-name="P269"/>
      <text:p text:style-name="P269">res.attachment([filename]), res.download(path, [filename], [callback])</text:p>
      <text:p text:style-name="P271">Both of these methods set a response header called Content-Disposition to attachment; this will prompt the browser to download the content instead of displaying it in a browser. You may specify filename as a hint to the browser. With res.download, you can specify the file to download, whereas res.attachment just sets the header; you still have to send content to the client.</text:p>
      <text:p text:style-name="P269"/>
      <text:p text:style-name="P269">res.sendFile(path, [options], [callback])</text:p>
      <text:p text:style-name="P271">This method will read a file specified by path and send its contents to the client.There should be little need for this method; it’s easier to use the static middleware,and put files you want available to the client in the public directory. However, if you want to have a different resource served from the same URL depending on some condition, this method could come in handy.</text:p>
      <text:p text:style-name="P269"/>
      <text:p text:style-name="P269">res.links(links)</text:p>
      <text:p text:style-name="P271">Sets the Links response header. This is a specialized header that has little use in most applications.</text:p>
      <text:p text:style-name="P271"/>
      <text:p text:style-name="P269">res.locals, res.render(view, [locals], callback)</text:p>
      <text:p text:style-name="P271">res.locals is an object containing default context for rendering views. res.render will render a view using the configured templating engine (the locals parameter to res.render shouldn’t be confused with res.locals: it will override the context in res.locals, but context not overridden will still be available). Note that res.render will default to a response code of 200; use res.status to specify a different response code </text:p>
      <text:p text:style-name="P269"/>
      <text:p text:style-name="P269"><text:soft-page-break/></text:p>
      <text:p text:style-name="P269">Rendering views : </text:p>
      <text:p text:style-name="P271">Passing a context to a view, including querystring, cookie, and session values</text:p>
      <text:p text:style-name="P271"/>
      <text:p text:style-name="P271">app.get('/greeting', function(req, res){</text:p>
      <text:p text:style-name="P271">res.render('about', {</text:p>
      <text:p text:style-name="P271">message: 'welcome',</text:p>
      <text:p text:style-name="P271">style: req.query.style,</text:p>
      <text:p text:style-name="P271">userid: req.cookie.userid,</text:p>
      <text:p text:style-name="P271">username: req.session.username,</text:p>
      <text:p text:style-name="P271">});});</text:p>
      <text:p text:style-name="P271"/>
      <text:p text:style-name="P271">Example 6-4. Rendering a view without a layout</text:p>
      <text:p text:style-name="P271">// the following layout doesn't have a layout file, so views/no-layout.handlebars</text:p>
      <text:p text:style-name="P271">/ must include all necessary HTML</text:p>
      <text:p text:style-name="P271">app.get('/no-layout', function(req, res){</text:p>
      <text:p text:style-name="P271">res.render('no-layout', { layout: null });</text:p>
      <text:p text:style-name="P271">});</text:p>
      <text:p text:style-name="P271"/>
      <text:p text:style-name="P271">Example 6-5. Rendering a view with a custom layout</text:p>
      <text:p text:style-name="P271">// the layout file views/layouts/custom.handlebars will be used</text:p>
      <text:p text:style-name="P271">app.get('/custom-layout', function(req, res){</text:p>
      <text:p text:style-name="P271">res.render('custom-layout', { layout: 'custom' });</text:p>
      <text:p text:style-name="P271">});</text:p>
      <text:p text:style-name="P269"/>
      <text:p text:style-name="P269"/>
      <text:p text:style-name="P269">Template Engine :</text:p>
      <text:p text:style-name="P271">Template engines render template into html. There are several template languages are available for node js.(eg embedded ruby .erb in ruby onrails). We can't embedd javascript code in html it will be confusing. This problem is solved by template engines. Here for example we will use handlebar template language which accepts dynamic data.</text:p>
      <text:p text:style-name="P271">Eg:</text:p>
      <text:p text:style-name="P271">&lt;h1&gt;Much Better&lt;/h1&gt;</text:p>
      <text:p text:style-name="P271">&lt;p&gt;No &lt;span class="code"&gt;document.write&lt;/span&gt; here!&lt;/p&gt;</text:p>
      <text:p text:style-name="P271">&lt;p&gt;Today's date is {{today}}.&lt;/p&gt;</text:p>
      <text:p text:style-name="P269"/>
      <text:p text:style-name="P271">here we can add data for today dynamically.</text:p>
      <text:p text:style-name="P271">Res.render('about',{today: '12/1/2015'}).</text:p>
      <text:p text:style-name="P269"/>
      <text:p text:style-name="P269">Howto use handle bars in nodejs:</text:p>
      <text:p text:style-name="P271">npm install --save express3-handlebars</text:p>
      <text:p text:style-name="P271">Then we’ll link it into Express:</text:p>
      <text:p text:style-name="P271">var handlebars = require('express3-handlebars').create({ defaultLayout: 'main' });</text:p>
      <text:p text:style-name="P271">app.engine('handlebars', handlebars.engine);</text:p>
      <text:p text:style-name="P271">app.set('view engine', 'handlebars');</text:p>
      <text:p text:style-name="P269"><text:soft-page-break/>Views and Layouts: <text:span text:style-name="T303">views is nothing but the page, you will have several pages in an application. Where as you will have one layout in application which has the code which is common in every view like elements like html,title etc.</text:span></text:p>
      <text:p text:style-name="P271">&lt;!doctype&gt;</text:p>
      <text:p text:style-name="P271">&lt;html&gt;</text:p>
      <text:p text:style-name="P271">&lt;head&gt;</text:p>
      <text:p text:style-name="P271">&lt;title&gt;Meadowlark Travel&lt;/title&gt;</text:p>
      <text:p text:style-name="P271">&lt;link rel="stylesheet" href="/css/main.css"&gt;</text:p>
      <text:p text:style-name="P271">&lt;/head&gt;</text:p>
      <text:p text:style-name="P271">&lt;body&gt;</text:p>
      <text:p text:style-name="P271"/>
      <text:p text:style-name="P271"><text:s/>{{{body}}}</text:p>
      <text:p text:style-name="P271">&lt;/body&gt;</text:p>
      <text:p text:style-name="P271">&lt;/html&gt;</text:p>
      <text:p text:style-name="P271"/>
      <text:p text:style-name="P269">Note :<text:span text:style-name="T303"> {{{body}}} this is replaced by the code in the view.(there should be 3 brackets not 2).</text:span></text:p>
      <text:p text:style-name="P269"/>
      <text:p text:style-name="P269">Server side templates : <text:span text:style-name="T303">these templates are rendered into html and sent to client where as in client side template template is rendered into html at client side so source code can be viewed but in server side there is no way to see the context used to render template into final html. </text:span></text:p>
      <text:p text:style-name="P269"/>
      <text:p text:style-name="P269">Using layouts in express: </text:p>
      <text:p text:style-name="P271">we can mention the layout for every view so we have to mention the default at the time of creating the template engine.</text:p>
      <text:p text:style-name="P271">Var handlebars = require('express3-handlebars')</text:p>
      <text:p text:style-name="P271">.create({defaultLayout: 'main'});</text:p>
      <text:p text:style-name="P271"/>
      <text:p text:style-name="P271">rendering view with layout:</text:p>
      <text:p text:style-name="P271">app.get('/foo',function(req,res){</text:p>
      <text:p text:style-name="P271">res.render('foo');</text:p>
      <text:p text:style-name="P271">});</text:p>
      <text:p text:style-name="P271">rendering view without layout:</text:p>
      <text:p text:style-name="P271">app.get('/foo',function (req,res){</text:p>
      <text:p text:style-name="P271">res.render('foo',{layout: null})<text:tab/><text:tab/>// in this the layout will not be applied.</text:p>
      <text:p text:style-name="P271">});</text:p>
      <text:p text:style-name="P271">or if you want to use another template as layout then we can mention it in layout</text:p>
      <text:p text:style-name="P271">app.get('/foo',function(req,res){</text:p>
      <text:p text:style-name="P271">res.render('foo',{layout: 'templatename'})</text:p>
      <text:p text:style-name="P271">})</text:p>
      <text:p text:style-name="P271"/>
      <text:p text:style-name="P269">Partials :<text:span text:style-name="T303"> The components which can be reused in different pages are called partials. In node js these partials are created in partials folder presented in views.</text:span></text:p>
      <text:p text:style-name="P271">views/partials/weather.handlebars:</text:p>
      <text:p text:style-name="P271"/>
      <text:p text:style-name="P271">&lt;div class="weatherWidget"&gt;</text:p>
      <text:p text:style-name="P271"><text:soft-page-break/></text:p>
      <text:p text:style-name="P271"><text:s/>{{#each partials.weather.locations}}</text:p>
      <text:p text:style-name="P271">&lt;div class="location"&gt;</text:p>
      <text:p text:style-name="P271">&lt;h3&gt;{{name}}&lt;/h3&gt;</text:p>
      <text:p text:style-name="P271">&lt;img src="{{iconUrl}}" alt="{{weather}}"&gt;</text:p>
      <text:p text:style-name="P271">{{weather}}, {{temp}}</text:p>
      <text:p text:style-name="P271">&lt;/a&gt; &lt;/div&gt;</text:p>
      <text:p text:style-name="P271">{{/each}}</text:p>
      <text:p text:style-name="P271">&lt;small&gt;Source: &lt;a href="http://www.wunderground.com"&gt;WeatherUnderground&lt;/a&gt;&lt;/small&gt;</text:p>
      <text:p text:style-name="P271">&lt;/div&gt;</text:p>
      <text:p text:style-name="P271"/>
      <text:p text:style-name="P271">to use the partial in view use the following code in the view.</text:p>
      <text:p text:style-name="P271">&lt;h2&gt;Welcome to Meadowlark Travel!&lt;/h2&gt;</text:p>
      <text:p text:style-name="P271">{{&gt; weather}} // this is weather partial using in the home page.</text:p>
      <text:p text:style-name="P271">{{&gt; partialname}} is the syntax to include partials in view.</text:p>
      <text:p text:style-name="P271"/>
      <text:p text:style-name="P269">Client-Side Handlebars :</text:p>
      <text:p text:style-name="P271"/>
      <text:p text:style-name="P271"><text:span text:style-name="T299">Client-side templating with handlebars</text:span> is useful whenever you want to have dynamic</text:p>
      <text:p text:style-name="P271">content. Of course our AJAX calls can return HTML fragments that we can just insert</text:p>
      <text:p text:style-name="P271">into the DOM as-is, but client-side Handlebars allows us to receive the results of AJAX calls as JSON data, and format it to fit our site. For that reason, it’s especially useful for communicating with third-party APIs, which are going to return JSON, not HTML formatted to fit your site.</text:p>
      <text:p text:style-name="P271"/>
      <text:p text:style-name="P271">Before we use Handlebars on the client side, we need to load Handlebars. We can either do that by putting Handlebars in with our static content or using an already available CDN. We’ll be using the latter approach in views/nursery-rhyme.handlebars:</text:p>
      <text:p text:style-name="P271"/>
      <text:p text:style-name="P271">{{#section 'head'}}</text:p>
      <text:p text:style-name="P271">&lt;script src="//cdnjs.cloudflare.com/ajax/libs/handlebars.js/1.3.0/↵</text:p>
      <text:p text:style-name="P271">handlebars.min.js"&gt;&lt;/script&gt;</text:p>
      <text:p text:style-name="P271">{{/section}}</text:p>
      <text:p text:style-name="P271"/>
      <text:p text:style-name="P271">Now we’ll need somewhere to put our templates. One way is to use an existing element in our HTML, preferably a hidden one. You can accomplish this by putting your HTML in &lt;script&gt; elements in the &lt;head&gt;. It seems odd at first, but it works quite well:</text:p>
      <text:p text:style-name="P271"/>
      <text:p text:style-name="P271">{{#section 'head'}}</text:p>
      <text:p text:style-name="P271"/>
      <text:p text:style-name="P271"><text:s/>&lt;script src="//cdnjs.cloudflare.com/ajax/libs/handlebars.js/1.3.0/↵</text:p>
      <text:p text:style-name="P271"/>
      <text:p text:style-name="P271">handlebars.min.js"&gt;&lt;/script&gt;</text:p>
      <text:p text:style-name="P271"/>
      <text:p text:style-name="P271"><text:s/>&lt;script id="nurseryRhymeTemplate" type="text/x-handlebars-template"&gt;</text:p>
      <text:p text:style-name="P271"><text:soft-page-break/></text:p>
      <text:p text:style-name="P271"><text:s/>Marry had a little &lt;b&gt;\{{animal}}&lt;/b&gt;, its &lt;b&gt;\{{bodyPart}}&lt;/b&gt;</text:p>
      <text:p text:style-name="P271"/>
      <text:p text:style-name="P271"><text:s/>was &lt;b&gt;\{{adjective}}&lt;/b&gt; as &lt;b&gt;\{{noun}}&lt;/b&gt;.</text:p>
      <text:p text:style-name="P271"/>
      <text:p text:style-name="P271"><text:s/>&lt;/script&gt;</text:p>
      <text:p text:style-name="P271"/>
      <text:p text:style-name="P271">{{/section}}</text:p>
      <text:p text:style-name="P271"/>
      <text:p text:style-name="P271"><text:span text:style-name="T299">Note</text:span> that we have to escape at least one of the curly brackets; otherwise, server-side view</text:p>
      <text:p text:style-name="P271">processing would attempt to make the replacements instead.</text:p>
      <text:p text:style-name="P271"/>
      <text:p text:style-name="P269">Handling HTML Form data :</text:p>
      <text:p text:style-name="P271"/>
      <text:p text:style-name="P271">Sending client data to server(sending the form data to server) we can do this thing by query string get method or req.body through post method. It is good to use post method rather than query string because query string has limit on length but req.body has no limit on length.</text:p>
      <text:p text:style-name="P271">Eg: Req.body('name of the input element');</text:p>
      <text:p text:style-name="P271"/>
      <text:p text:style-name="P272">Default the form data is encoded to application/x-www-form-urlencoded. If you need to upload the files we have to encode it by providing enctype='multipart/form-data' in html form.</text:p>
      <text:p text:style-name="P271"/>
      <text:p text:style-name="P271"><text:span text:style-name="T299">Body-parser middleware :</text:span> we can get the form submitted data by using req.query.name . If we use the body-parser middleware then the form data will be available with in the req.body.</text:p>
      <text:p text:style-name="P271">To use the body-parser with in the app.</text:p>
      <text:p text:style-name="P271"/>
      <text:p text:style-name="P271">App.use(require ('body-parser')());or</text:p>
      <text:p text:style-name="P271">var body-parser = require('body-parser');</text:p>
      <text:p text:style-name="P271">app.use(express.bodyparser());</text:p>
      <text:p text:style-name="P271"/>
      <text:p text:style-name="P271"><text:span text:style-name="T299">submitting the form data through ajax:</text:span> </text:p>
      <text:p text:style-name="P271">app.post('/process', function(req, res){</text:p>
      <text:p text:style-name="P271"/>
      <text:p text:style-name="P271"><text:s/>if(req.xhr || req.accepts('json,html')==='json'){</text:p>
      <text:p text:style-name="P271">// if there were an error, we would send { error: 'error description' }</text:p>
      <text:p text:style-name="P271"><text:s/>res.send({ success: true });</text:p>
      <text:p text:style-name="P271"><text:s/>} else {</text:p>
      <text:p text:style-name="P271"><text:s/>// if there were an error, we would redirect to an error page</text:p>
      <text:p text:style-name="P271"><text:s/>res.redirect(303, '/thank-you');</text:p>
      <text:p text:style-name="P271"><text:s/>}</text:p>
      <text:p text:style-name="P271">});</text:p>
      <text:p text:style-name="P271"/>
      <text:p text:style-name="P271">here req.xhr returns true if the request is ajax(xhr means xml htp request). Req.accepts() determines the most appropriate response type to return.</text:p>
      <text:p text:style-name="P269"/>
      <text:p text:style-name="P269"><text:soft-page-break/>File uploads: f<text:span text:style-name="T303">or file uploads and multipart form-data, it is good to use a middleware named formiddable. Because it has convenience call back that provides object containing fields and files.</text:span></text:p>
      <text:p text:style-name="P269"/>
      <text:p text:style-name="P269">Cookies and sessions : </text:p>
      <text:p text:style-name="P271">we can access the cookies by using cookie-parser middleware. After using this middleware in app then req.cookies will return the cookies.</text:p>
      <text:p text:style-name="P271">Set the cookies in response.</text:p>
      <text:p text:style-name="P271">res.cookie('monster', 'nom nom');</text:p>
      <text:p text:style-name="P271">res.cookie('signed_monster', 'nom nom', { signed: true });<text:tab/>// signed cookie.</text:p>
      <text:p text:style-name="P271"/>
      <text:p text:style-name="P271">Deleting cookie:res.clearCookie('name of the cookie');</text:p>
      <text:p text:style-name="P269"/>
      <text:p text:style-name="P269">Session management : <text:span text:style-name="T303">basically session management is achieved by cookies or excanging the session data in url.</text:span></text:p>
      <text:p text:style-name="P271"/>
      <text:p text:style-name="P269">Middleware :<text:span text:style-name="T303">middle ware is a functionality that operates on http request by accepting three parameters req,res and next. In an express app we use the middleware by app.use().</text:span></text:p>
      <text:p text:style-name="P271">App.use(require('body-parser')());</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executing the express app:</text:p>
      <text:p text:style-name="P286">SET DEBUG=appname:* &amp; npm start</text:p>
      <text:p text:style-name="P269"/>
      <text:p text:style-name="P269"/>
      <text:p text:style-name="P269"/>
      <text:p text:style-name="P269"/>
      <text:p text:style-name="P269"/>
      <text:p text:style-name="P269"/>
      <text:p text:style-name="P269"/>
      <text:p text:style-name="P269"/>
      <text:p text:style-name="P269"/>
      <text:p text:style-name="P269"><text:soft-page-break/></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Google maps Android API:</text:p>
      <text:p text:style-name="P269"/>
      <text:p text:style-name="P267">This API is used to add google maps to your android application. This API automatically access the google maps server, map display and responses to user gestures like clicks and drags.</text:p>
      <text:p text:style-name="P267"/>
      <text:p text:style-name="P267">We can use this API using API key which is an unique identifier. Or else we can use this API by using the access token (uid).</text:p>
      <text:p text:style-name="P267"/>
      <text:p text:style-name="P239">Use an <text:span text:style-name="T299">API key</text:span> when your application is running on a server and accessing one of the following kinds of data:</text:p>
      <text:list xml:id="list1623458163834346131" text:style-name="L58">
        <text:list-item>
          <text:p text:style-name="P414">Data that the data owner has identified as public, such as a public calendar or blog.</text:p>
        </text:list-item>
        <text:list-item>
          <text:p text:style-name="P414">Data that is owned by a Google service such as Google Maps or Google Translate. (Access limitations might apply.)</text:p>
        </text:list-item>
      </text:list>
      <text:p text:style-name="P267"><text:span text:style-name="Strong_20_Emphasis"><text:span text:style-name="T277">Note</text:span></text:span><text:span text:style-name="T278">: You must use either an OAuth 2.0 access token or an API key for all requests to Google APIs represented in the Google Developers Console. Not all APIs require authorized calls.</text:span></text:p>
      <text:p text:style-name="P251"/>
      <text:p text:style-name="P252">Google Maps SDK for ios :</text:p>
      <text:p text:style-name="P252"/>
      <text:p text:style-name="P251">we can add maps based on the google maps data in your ios application using Google maps SDK . The SDK automatically access the server and responses to user gestures.</text:p>
      <text:p text:style-name="P251"/>
      <text:p text:style-name="P251">We can access this API using API key or Access token.</text:p>
      <text:p text:style-name="P251"/>
      <text:p text:style-name="P251">Note : we can generate the the access token by using OAuth 2.0 clientID.</text:p>
      <text:p text:style-name="P251"/>
      <text:p text:style-name="P252">Google Maps javascript API: </text:p>
      <text:p text:style-name="P252"/>
      <text:p text:style-name="P253">Accessing local data and maps built from the same data sources as Google Maps, build and style a map onto your website using the Google Maps JavaScript API. Multiple libraries are <text:soft-page-break/>available and services such as geocoding, directions, Street View and more to customize your maps to fit your needs. </text:p>
      <text:p text:style-name="P253"/>
      <text:p text:style-name="P260">Google Places API for Android:</text:p>
      <text:p text:style-name="P260"/>
      <text:p text:style-name="P274"><text:span text:style-name="T280">Find detailed information about places across a wide range of categories. Backed by the same database used by Google Maps and Google+, the Google Places API for Android features about 100 million businesses and points of interest that are updated frequently through owner-verified listings and user-moderated contributions. Key features include autocomplete, search, place picker, photos and add place</text:span><text:span text:style-name="T279"> </text:span></text:p>
      <text:p text:style-name="P253"/>
      <text:p text:style-name="P260"/>
      <text:p text:style-name="P260">Google Places API for ios :</text:p>
      <text:p text:style-name="P260"/>
      <text:p text:style-name="P274"><text:span text:style-name="T281">It is same as </text:span><text:span text:style-name="T279">Google Places API for Android </text:span><text:span text:style-name="T281">but this API is used in ios applications for the information about the places.</text:span></text:p>
      <text:p text:style-name="P253"/>
      <text:p text:style-name="P253"><text:s/></text:p>
      <text:p text:style-name="P251"/>
      <text:p text:style-name="P252">Google Maps Roads API:</text:p>
      <text:p text:style-name="P252"/>
      <text:p text:style-name="P278"><text:span text:style-name="T280">Snap GPS points to roads to identify the roads a vehicle was traveling along, making up for GPS error. Also lets developers access speed limits along those roads </text:span><text:span text:style-name="T280">.</text:span></text:p>
      <text:p text:style-name="P258"/>
      <text:p text:style-name="P260">Google Static Maps API:</text:p>
      <text:p text:style-name="P258"/>
      <text:p text:style-name="P258">Place a Google Maps image on your webpage without requiring JavaScript or any dynamic page loading with the Google Static Maps API. This service creates your map based on URL parameters sent through a standard HTTP request and returns the map as an image. </text:p>
      <text:p text:style-name="P258"/>
      <text:p text:style-name="P258">&lt;div class="span3"&gt;</text:p>
      <text:p text:style-name="P258"><text:tab/><text:tab/>&lt;% if !user.latitude.nil?%&gt;</text:p>
      <text:p text:style-name="P258"><text:tab/><text:tab/>&lt;%= image_tag "http://maps.googleapis.com/maps/api/staticmap?center=#{user.latitude}%2C#{user.longitude}&amp;zoom=12&amp;size=250x180&amp;visible=locations&amp;markers=#{user.latitude}%2C#{user.longitude}", :alt =&gt; "location" %&gt;</text:p>
      <text:p text:style-name="P258"><text:tab/><text:tab/>&lt;%end%&gt;</text:p>
      <text:p text:style-name="P258"><text:tab/>&lt;/div&gt;</text:p>
      <text:p text:style-name="P258"/>
      <text:p text:style-name="P260">Google Street view image API:</text:p>
      <text:p text:style-name="P259"/>
      <text:p text:style-name="P259">Embed a static (non-interactive) Street View panorama or thumbnail into your web page, without the use of JavaScript, using the Google Street View Image API. The viewport is defined with URL parameters sent through a standard HTTP request, and is returned as a static image. </text:p>
      <text:p text:style-name="P259"><text:soft-page-break/></text:p>
      <text:p text:style-name="P261">Google Maps Embed API:</text:p>
      <text:p text:style-name="P259"/>
      <text:p text:style-name="P279"><text:span text:style-name="T279">Place an interactive map or Street View panorama on your site with a simple HTTP request using the Google Maps Embed API. Set the Embed API URL as the src attribute of an iframe to easily embed the map in your webpage or blog.</text:span><text:span text:style-name="T279"> </text:span></text:p>
      <text:p text:style-name="P259"/>
      <text:p text:style-name="P261">Google places API webservices:</text:p>
      <text:p text:style-name="P259"/>
      <text:p text:style-name="P254">Find detailed information about places across a wide range of categories. Backed by the same database used by Google Maps and Google+, the Google Places API Web Service features about 100 million businesses and points of interest that are updated frequently through owner-verified listings and user-moderated contributions. Key features include autocomplete, search, place picker, photos and add place. </text:p>
      <text:p text:style-name="P254"/>
      <text:p text:style-name="P261">Google Maps GeoCoding API:</text:p>
      <text:p text:style-name="P254"/>
      <text:p text:style-name="P254">This API is used to convert given address into geographical coordinates.(geocoding). It also converts given geographical coordinates into address (reverse geocoding).</text:p>
      <text:p text:style-name="P254"/>
      <text:p text:style-name="P254"/>
      <text:p text:style-name="P254"/>
      <text:p text:style-name="P261">Google Maps Directions API:</text:p>
      <text:p text:style-name="P255"/>
      <text:p text:style-name="P280"><text:span text:style-name="T279">Access driving, cycling, walking and public transportation routing with the Google Maps Directions API using an HTTP request. Waypoints offer the ability to alter a route through a specific location. Specify origins, destinations and waypoints either as text strings (e.g. </text:span><text:span text:style-name="T279">"Chicago, IL" or "Darwin, NT, Australia") or as latitude/longitude coordinates.</text:span><text:span text:style-name="T279"> </text:span></text:p>
      <text:p text:style-name="P255"/>
      <text:p text:style-name="P262">Google Maps Distance Matrix API :</text:p>
      <text:p text:style-name="P262"/>
      <text:p text:style-name="P275"><text:span text:style-name="T280">Access travel distance and time for a matrix of origins and destinations with the Google Maps Distance Matrix API. The information returned is based on the recommended route between start and end points and consists of rows containing duration and distance values for each pair.</text:span><text:span text:style-name="T279"> </text:span></text:p>
      <text:p text:style-name="P255"/>
      <text:p text:style-name="P262">Google Maps GeoLocation API :</text:p>
      <text:p text:style-name="P255"/>
      <text:p text:style-name="P280"><text:span text:style-name="T279">Find a location and accuracy radius based on information from things like cell towers and WiFi access points that a mobile client can detect with the Google Maps Geolocation API. This is </text:span><text:span text:style-name="T279">primarily used where GPS is not possible or appropriate</text:span><text:span text:style-name="T279"> </text:span></text:p>
      <text:p text:style-name="P255"/>
      <text:p text:style-name="P262">Google Maps Elevation API:</text:p>
      <text:p text:style-name="P255"/>
      <text:p text:style-name="P281"><text:span text:style-name="T279">Query all locations on the surface of earth, including depth locations on the ocean floor (which return negative values), for elevation data with the Google Maps Elevation API. Sampled </text:span><text:soft-page-break/><text:span text:style-name="T279">requests are available for elevation data along paths, allowing elevation change calculation along routes.</text:span><text:span text:style-name="T279"> </text:span></text:p>
      <text:p text:style-name="P256"/>
      <text:p text:style-name="P263">Google Maps TimeZone API :</text:p>
      <text:p text:style-name="P256"/>
      <text:p text:style-name="P282"><text:span text:style-name="T279">The Google Maps Time Zone API provides the time zone for a location on the earth, as well as that location's time offset from UTC.</text:span><text:span text:style-name="T279"> </text:span></text:p>
      <text:p text:style-name="P257"/>
      <text:p text:style-name="P264">Drive API :</text:p>
      <text:p text:style-name="P257"/>
      <text:p text:style-name="P282"><text:span text:style-name="T279">The Drive API allows clients to access resources from Google Drive.</text:span> </text:p>
      <text:p text:style-name="P282"/>
      <text:h text:style-name="P303" text:outline-level="3">Using credentials with this API</text:h>
      <text:h text:style-name="P327" text:outline-level="4">Accessing user data</text:h>
      <text:p text:style-name="P326">To access user data with this API, you need to create an OAuth 2.0 client ID in the credentials section of this console, and then pass that client ID to Google as you make your call. </text:p>
      <text:p text:style-name="P276">Calendar API:</text:p>
      <text:p text:style-name="P282"/>
      <text:p text:style-name="P282">This API lets you manage your calendar and events.</text:p>
      <text:p text:style-name="P282"/>
      <text:p text:style-name="P282"/>
      <text:p text:style-name="P276">Gmail API :</text:p>
      <text:p text:style-name="P282"/>
      <text:p text:style-name="P282"><text:span text:style-name="T279">The Gmail API lets you view and manage Gmail mailbox data like threads, messages, and labels.</text:span> By using this API we can send the mails and we can access your history, drafts, inbox etc.</text:p>
      <text:p text:style-name="P282"/>
      <text:p text:style-name="P276">Google Apps Marketplace SDK:</text:p>
      <text:p text:style-name="P250"/>
      <text:p text:style-name="P340">Google Apps Marketplace contains enterprise applications that can be added to a Google Apps domain. If you are an application developer, you can publish enterprise apps to the marketplace for others to use. If you're an enterprise admin for Google Apps, you can discover and install new apps from the marketplace.</text:p>
      <text:p text:style-name="P282"/>
      <text:p text:style-name="P276">Admin SDK:</text:p>
      <text:p text:style-name="P282"/>
      <text:p text:style-name="P283"><text:span text:style-name="T279">Admin SDK lets administrators of enterprise domains to view and manage resources like user, groups etc. It also provides audit and usage reports of domain.</text:span> </text:p>
      <text:p text:style-name="P283"/>
      <text:p text:style-name="P277">Contacts API : </text:p>
      <text:p text:style-name="P283"/>
      <text:p text:style-name="P283">Lets you manage your contacts.</text:p>
      <text:p text:style-name="P283"><text:soft-page-break/></text:p>
      <text:p text:style-name="P277">Google+ API:</text:p>
      <text:p text:style-name="P283"/>
      <text:p text:style-name="P283"><text:span text:style-name="T277">The Google+ API is the programming interface to </text:span><text:a xlink:type="simple" xlink:href="http://www.google.com/+" text:style-name="Internet_20_link" text:visited-style-name="Visited_20_Internet_20_Link"><text:span text:style-name="T282">Google+</text:span></text:a><text:span text:style-name="T277">. You can use the API to integrate your app or website with Google+. This enables users to connect with each other for maximum engagement using Google+ features from within your application.</text:span> </text:p>
      <text:p text:style-name="P283"/>
      <text:p text:style-name="P284">Blogger API:</text:p>
      <text:p text:style-name="P283"/>
      <text:p text:style-name="P283"><text:span text:style-name="T279">The Blogger API provides access to posts, comments and pages of a Blogger blog.</text:span> </text:p>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text:soft-page-break/><text:span text:style-name="T142"><text:s/></text:span><text:span text:style-name="T104">private</text:span><text:span text:style-name="T142"> </text:span><text:span text:style-name="T104">string</text:span><text:span text:style-name="T142"> GetNo(</text:span><text:span text:style-name="T104">int</text:span><text:span text:style-name="T142">? number, </text:span><text:span text:style-name="T104">int</text:span><text:span text:style-name="T142"> dupType, </text:span><text:span text:style-name="T104">string</text:span><text:span text:style-name="T142"> suffix)</text:span></text:p>
      <text:p text:style-name="P73"><text:s text:c="8"/>{</text:p>
      <text:p text:style-name="P99"><text:span text:style-name="T142"><text:s text:c="12"/></text:span><text:span text:style-name="T104">string</text:span><text:span text:style-name="T142"> val = </text:span><text:span text:style-name="T173">"-1"</text:span><text:span text:style-name="T142">;</text:span></text:p>
      <text:p text:style-name="P99"><text:span text:style-name="T142"><text:s text:c="12"/></text:span><text:span text:style-name="T217">List</text:span><text:span text:style-name="T142">&lt;</text:span><text:span text:style-name="T217">Submittals</text:span><text:span text:style-name="T142">&gt; submittalList = (</text:span><text:span text:style-name="T217">List</text:span><text:span text:style-name="T142">&lt;</text:span><text:span text:style-name="T217">Submittals</text:span><text:span text:style-name="T142">&gt;)((</text:span><text:span text:style-name="T217">GridControl</text:span><text:span text:style-name="T142">)grdcSubmittals).ItemsSource;</text:span></text:p>
      <text:p text:style-name="P99"><text:span text:style-name="T142"><text:s text:c="12"/></text:span><text:span text:style-name="T104">int</text:span><text:span text:style-name="T142"> recordCount;</text:span></text:p>
      <text:p text:style-name="P99"><text:span text:style-name="T142"><text:s text:c="12"/></text:span><text:span text:style-name="T104">if</text:span><text:span text:style-name="T142"> (dupType == 0)</text:span></text:p>
      <text:p text:style-name="P73"><text:s text:c="12"/>{</text:p>
      <text:p text:style-name="P99"><text:span text:style-name="T142"><text:s text:c="16"/>recordCount = (</text:span><text:span text:style-name="T104">from</text:span><text:span text:style-name="T142"> submittals </text:span><text:span text:style-name="T104">in</text:span><text:span text:style-name="T142"> submittalList</text:span></text:p>
      <text:p text:style-name="P99"><text:span text:style-name="T142"><text:s text:c="31"/></text:span><text:span text:style-name="T104">where</text:span><text:span text:style-name="T142"> submittals.Number == number &amp;&amp; submittals.ProjectID == SelectedSubProjectID &amp;&amp; submittals.DupType == dupType</text:span></text:p>
      <text:p text:style-name="P99"><text:span text:style-name="T142"><text:s text:c="31"/></text:span><text:span text:style-name="T104">select</text:span><text:span text:style-name="T142"> submittals).Count();</text:span></text:p>
      <text:p text:style-name="P73">&lt;&lt;&lt;&lt;&lt;&lt;&lt; .mine</text:p>
      <text:p text:style-name="P73"/>
      <text:p text:style-name="P99"><text:span text:style-name="T142"><text:s text:c="16"/></text:span><text:span text:style-name="T104">if</text:span><text:span text:style-name="T142">(recordCount == 0)</text:span></text:p>
      <text:p text:style-name="P73"><text:s text:c="16"/>{</text:p>
      <text:p text:style-name="P99"><text:span text:style-name="T142"><text:s text:c="20"/></text:span><text:span text:style-name="T104">int</text:span><text:span text:style-name="T142"> revisedNoParentCount = (</text:span><text:span text:style-name="T104">from</text:span><text:span text:style-name="T142"> submittals </text:span><text:span text:style-name="T104">in</text:span><text:span text:style-name="T142"> submittalList</text:span></text:p>
      <text:p text:style-name="P99"><text:span text:style-name="T142"><text:s text:c="48"/></text:span><text:span text:style-name="T104">where</text:span><text:span text:style-name="T142"> submittals.Number == number &amp;&amp; submittals.ProjectID == SelectedSubProjectID &amp;&amp; submittals.DupType == 1</text:span></text:p>
      <text:p text:style-name="P99"><text:span text:style-name="T142"><text:s text:c="48"/></text:span><text:span text:style-name="T104">select</text:span><text:span text:style-name="T142"> submittals).Count();</text:span></text:p>
      <text:p text:style-name="P99"><text:span text:style-name="T142"><text:s text:c="20"/></text:span><text:span text:style-name="T104">if</text:span><text:span text:style-name="T142">(revisedNoParentCount &gt; 0)</text:span></text:p>
      <text:p text:style-name="P73"><text:s text:c="20"/>{</text:p>
      <text:p text:style-name="P73"><text:s text:c="24"/>recordCount = 1;</text:p>
      <text:p text:style-name="P73"><text:s text:c="20"/>}</text:p>
      <text:p text:style-name="P73"><text:s text:c="16"/>}</text:p>
      <text:p text:style-name="P99"><text:span text:style-name="T142"><text:s text:c="16"/></text:span><text:span text:style-name="T104">else</text:span><text:span text:style-name="T142"> </text:span><text:span text:style-name="T104">if</text:span><text:span text:style-name="T142">(recordCount &gt; 0)</text:span></text:p>
      <text:p text:style-name="P73"><text:s text:c="16"/>{</text:p>
      <text:p text:style-name="P99"><text:span text:style-name="T142"><text:s text:c="20"/></text:span><text:span text:style-name="T104">int</text:span><text:span text:style-name="T142"> revisedNoParentCount = (</text:span><text:span text:style-name="T104">from</text:span><text:span text:style-name="T142"> submittals </text:span><text:span text:style-name="T104">in</text:span><text:span text:style-name="T142"> submittalList</text:span></text:p>
      <text:p text:style-name="P99"><text:span text:style-name="T142"><text:s text:c="48"/></text:span><text:span text:style-name="T104">where</text:span><text:span text:style-name="T142"> submittals.Number == number &amp;&amp; submittals.ProjectID == SelectedSubProjectID &amp;&amp; submittals.DupType == dupType</text:span></text:p>
      <text:p text:style-name="P99"><text:span text:style-name="T142"><text:s text:c="48"/></text:span><text:span text:style-name="T104">select</text:span><text:span text:style-name="T142"> submittals).Count();</text:span></text:p>
      <text:p text:style-name="P99"><text:span text:style-name="T142"><text:s text:c="20"/></text:span><text:span text:style-name="T104">if</text:span><text:span text:style-name="T142">(revisedNoParentCount &gt;= 1)</text:span></text:p>
      <text:p text:style-name="P73"><text:s text:c="20"/>{</text:p>
      <text:p text:style-name="P73"><text:s text:c="24"/>recordCount = revisedNoParentCount+1;</text:p>
      <text:p text:style-name="P73"><text:s text:c="20"/>}</text:p>
      <text:p text:style-name="P99"><text:span text:style-name="T142"><text:s text:c="20"/></text:span><text:span text:style-name="T164">//else if(revisedNoParentCount == 1)</text:span></text:p>
      <text:p text:style-name="P99"><text:span text:style-name="T142"><text:s text:c="20"/></text:span><text:span text:style-name="T164">//{</text:span></text:p>
      <text:p text:style-name="P99"><text:span text:style-name="T142"><text:s text:c="20"/></text:span><text:span text:style-name="T164">// <text:s text:c="3"/>recordCount = revisedNoParentCount;</text:span></text:p>
      <text:p text:style-name="P99"><text:span text:style-name="T142"><text:s text:c="20"/></text:span><text:span text:style-name="T164">//}</text:span></text:p>
      <text:p text:style-name="P73"><text:s text:c="16"/>}</text:p>
      <text:p text:style-name="P73">=======</text:p>
      <text:p text:style-name="P73"><text:s text:c="15"/></text:p>
      <text:p text:style-name="P73">&gt;&gt;&gt;&gt;&gt;&gt;&gt; .r11125</text:p>
      <text:p text:style-name="P73"><text:s text:c="12"/>}</text:p>
      <text:p text:style-name="P99"><text:span text:style-name="T142"><text:s text:c="12"/></text:span><text:span text:style-name="T104">else</text:span></text:p>
      <text:p text:style-name="P73"><text:s text:c="12"/>{</text:p>
      <text:p text:style-name="P99"><text:span text:style-name="T142"><text:s text:c="16"/></text:span><text:span text:style-name="T104">if</text:span><text:span text:style-name="T142"> (</text:span><text:span text:style-name="T104">string</text:span><text:span text:style-name="T142">.IsNullOrWhiteSpace(suffix) == </text:span><text:span text:style-name="T104">true</text:span><text:span text:style-name="T142"> || (suffix.Substring(0, 1) == </text:span><text:span text:style-name="T173">"R"</text:span><text:span text:style-name="T142"> &amp;&amp; SelectedSubmittals.DupType == 1))</text:span></text:p>
      <text:p text:style-name="P73"><text:s text:c="16"/>{</text:p>
      <text:p text:style-name="P99"><text:span text:style-name="T142"><text:s text:c="20"/></text:span><text:span text:style-name="T104">var</text:span><text:span text:style-name="T142"> suffixList = (</text:span><text:span text:style-name="T104">from</text:span><text:span text:style-name="T142"> submittals </text:span><text:span text:style-name="T104">in</text:span><text:span text:style-name="T142"> submittalList</text:span></text:p>
      <text:p text:style-name="P99"><text:span text:style-name="T142"><text:s text:c="38"/></text:span><text:span text:style-name="T104">where</text:span><text:span text:style-name="T142"> submittals.Number == number &amp;&amp; submittals.ProjectID == SelectedSubProjectID &amp;&amp; submittals.DupType == dupType &amp;&amp; !</text:span><text:span text:style-name="T104">string</text:span><text:span text:style-name="T142">.IsNullOrWhiteSpace(submittals.SubmittalSuffix)</text:span></text:p>
      <text:p text:style-name="P99"><text:span text:style-name="T142"><text:s text:c="38"/></text:span><text:span text:style-name="T104">select</text:span><text:span text:style-name="T142"> submittals);</text:span></text:p>
      <text:p text:style-name="P73"/>
      <text:p text:style-name="P99"><text:span text:style-name="T142"><text:s text:c="20"/>recordCount = (</text:span><text:span text:style-name="T104">from</text:span><text:span text:style-name="T142"> submittals </text:span><text:span text:style-name="T104">in</text:span><text:span text:style-name="T142"> suffixList </text:span><text:span text:style-name="T104">where</text:span><text:span text:style-name="T142"> submittals.Number == number &amp;&amp; submittals.ProjectID == SelectedSubProjectID &amp;&amp; submittals.DupType == dupType &amp;&amp; submittals.SubmittalSuffix.Substring(0, 1) == </text:span><text:span text:style-name="T173">"R"</text:span><text:span text:style-name="T142"> </text:span><text:span text:style-name="T104">select</text:span><text:span text:style-name="T142"> submittals).Count();</text:span></text:p>
      <text:p text:style-name="P73"><text:s text:c="16"/>}</text:p>
      <text:p text:style-name="P99"><text:span text:style-name="T142"><text:s text:c="16"/></text:span><text:span text:style-name="T104">else</text:span></text:p>
      <text:p text:style-name="P73"><text:soft-page-break/><text:s text:c="16"/>{</text:p>
      <text:p text:style-name="P99"><text:span text:style-name="T142"><text:s text:c="20"/></text:span><text:span text:style-name="T104">var</text:span><text:span text:style-name="T142"> submittalsSuffixList = (</text:span><text:span text:style-name="T104">from</text:span><text:span text:style-name="T142"> submittals </text:span><text:span text:style-name="T104">in</text:span><text:span text:style-name="T142"> submittalList</text:span></text:p>
      <text:p text:style-name="P99"><text:span text:style-name="T142"><text:s text:c="48"/></text:span><text:span text:style-name="T104">where</text:span><text:span text:style-name="T142"> submittals.Number == number &amp;&amp; !</text:span><text:span text:style-name="T104">string</text:span><text:span text:style-name="T142">.IsNullOrWhiteSpace(submittals.SubmittalSuffix) &amp;&amp; submittals.ProjectID == SelectedSubProjectID &amp;&amp; submittals.DupType == dupType</text:span></text:p>
      <text:p text:style-name="P99"><text:span text:style-name="T142"><text:s text:c="48"/></text:span><text:span text:style-name="T104">select</text:span><text:span text:style-name="T142"> submittals);</text:span></text:p>
      <text:p text:style-name="P99"><text:span text:style-name="T142"><text:s text:c="20"/>recordCount = (</text:span><text:span text:style-name="T104">from</text:span><text:span text:style-name="T142"> submittals </text:span><text:span text:style-name="T104">in</text:span><text:span text:style-name="T142"> submittalsSuffixList</text:span></text:p>
      <text:p text:style-name="P99"><text:span text:style-name="T142"><text:s text:c="35"/></text:span><text:span text:style-name="T104">where</text:span><text:span text:style-name="T142"> submittals.Number == number &amp;&amp; submittals.SubmittalSuffix != </text:span><text:span text:style-name="T104">null</text:span><text:span text:style-name="T142"> &amp;&amp; submittals.SubmittalSuffix.Substring(0, 1) == suffix.Substring(0, 1) &amp;&amp; submittals.ProjectID == SelectedSubProjectID &amp;&amp; submittals.DupType == dupType</text:span></text:p>
      <text:p text:style-name="P99"><text:span text:style-name="T142"><text:s text:c="35"/></text:span><text:span text:style-name="T104">select</text:span><text:span text:style-name="T142"> submittals).Count();</text:span></text:p>
      <text:p text:style-name="P73"><text:s text:c="16"/>}</text:p>
      <text:p text:style-name="P73"><text:s text:c="12"/>}</text:p>
      <text:p text:style-name="P73"/>
      <text:p text:style-name="P99"><text:span text:style-name="T142"><text:s text:c="12"/></text:span><text:span text:style-name="T104">if</text:span><text:span text:style-name="T142"> (recordCount &lt; 27)</text:span></text:p>
      <text:p text:style-name="P73"><text:s text:c="12"/>{</text:p>
      <text:p text:style-name="P99"><text:span text:style-name="T142"><text:s text:c="16"/></text:span><text:span text:style-name="T104">if</text:span><text:span text:style-name="T142"> (dupType == 0)</text:span></text:p>
      <text:p text:style-name="P73"><text:s text:c="16"/>{</text:p>
      <text:p text:style-name="P99"><text:span text:style-name="T142"><text:s text:c="20"/></text:span><text:span text:style-name="T104">if</text:span><text:span text:style-name="T142"> (recordCount == 0)</text:span></text:p>
      <text:p text:style-name="P73"><text:s text:c="20"/>{</text:p>
      <text:p text:style-name="P73"><text:s text:c="24"/>val = subLetter[0];</text:p>
      <text:p text:style-name="P73"><text:s text:c="20"/>}</text:p>
      <text:p text:style-name="P99"><text:span text:style-name="T142"><text:s text:c="20"/></text:span><text:span text:style-name="T104">else</text:span></text:p>
      <text:p text:style-name="P73"><text:s text:c="20"/>{</text:p>
      <text:p text:style-name="P73"><text:s text:c="24"/>val = subLetter[recordCount - 1];</text:p>
      <text:p text:style-name="P73"><text:s text:c="20"/>}</text:p>
      <text:p text:style-name="P73"><text:s text:c="16"/>}</text:p>
      <text:p text:style-name="P99"><text:span text:style-name="T142"><text:s text:c="16"/></text:span><text:span text:style-name="T104">else</text:span></text:p>
      <text:p text:style-name="P73"><text:s text:c="16"/>{</text:p>
      <text:p text:style-name="P99"><text:span text:style-name="T142"><text:s text:c="20"/></text:span><text:span text:style-name="T104">if</text:span><text:span text:style-name="T142"> (</text:span><text:span text:style-name="T104">string</text:span><text:span text:style-name="T142">.IsNullOrWhiteSpace(suffix) == </text:span><text:span text:style-name="T104">true</text:span><text:span text:style-name="T142"> || (suffix.Substring(0, 1) == </text:span><text:span text:style-name="T173">"R"</text:span><text:span text:style-name="T142"> &amp;&amp; SelectedSubmittals.DupType == 1))</text:span></text:p>
      <text:p text:style-name="P73"><text:s text:c="20"/>{</text:p>
      <text:p text:style-name="P73"><text:s text:c="24"/>val = subLetterRevised[recordCount];</text:p>
      <text:p text:style-name="P73"><text:s text:c="20"/>}</text:p>
      <text:p text:style-name="P99"><text:span text:style-name="T142"><text:s text:c="20"/></text:span><text:span text:style-name="T104">else</text:span></text:p>
      <text:p text:style-name="P73"><text:s text:c="20"/>{</text:p>
      <text:p text:style-name="P73"><text:s text:c="24"/>val = suffix.Substring(0, 1) + subLetterRevised[recordCount];</text:p>
      <text:p text:style-name="P73"><text:s text:c="20"/>}</text:p>
      <text:p text:style-name="P73"><text:s text:c="16"/>}</text:p>
      <text:p text:style-name="P73"><text:s text:c="12"/>}</text:p>
      <text:p text:style-name="P73"/>
      <text:p text:style-name="P99"><text:span text:style-name="T142"><text:s text:c="12"/></text:span><text:span text:style-name="T104">return</text:span><text:span text:style-name="T142"> val;</text:span></text:p>
      <text:p text:style-name="P73"><text:s text:c="8"/>}</text:p>
      <text:p text:style-name="P283"/>
      <text:p text:style-name="P283"/>
      <text:p text:style-name="P283"/>
      <text:p text:style-name="P283"/>
      <text:p text:style-name="P283">select * from docfolders where description like='%'+char(10)+'%' or description like='%'+char(13)+'%' or <text:s/>description like='%'+char(9)+'%' <text:s/></text:p>
      <text:p text:style-name="P283"/>
      <text:p text:style-name="P283"><text:span text:style-name="T104">declare</text:span><text:span text:style-name="T23"> @str </text:span><text:span text:style-name="T104">as</text:span><text:span text:style-name="T23"> </text:span><text:span text:style-name="T104">varchar</text:span><text:span text:style-name="T336">(</text:span><text:span text:style-name="T23">200</text:span><text:span text:style-name="T336">)</text:span></text:p>
      <text:p text:style-name="P99"><text:span text:style-name="T104">DECLARE</text:span><text:span text:style-name="T23"> @teststr </text:span><text:span text:style-name="T104">as</text:span><text:span text:style-name="T23"> </text:span><text:span text:style-name="T104">varchar</text:span><text:span text:style-name="T336">(</text:span><text:span text:style-name="T23">200</text:span><text:span text:style-name="T336">)</text:span></text:p>
      <text:p text:style-name="P99"><text:span text:style-name="T104">select</text:span><text:span text:style-name="T23"> @str</text:span><text:span text:style-name="T336">=</text:span><text:span text:style-name="T104">Description</text:span><text:span text:style-name="T23"> </text:span><text:span text:style-name="T104">from</text:span><text:span text:style-name="T23"> DocFolders </text:span><text:span text:style-name="T104">where</text:span><text:span text:style-name="T23"> id </text:span><text:span text:style-name="T336">=</text:span><text:span text:style-name="T157">'7BD05B80-6816-4DDB-A634-6A5A5184956C'</text:span></text:p>
      <text:p text:style-name="P99"><text:span text:style-name="T104">select</text:span><text:span text:style-name="T23"> @str</text:span></text:p>
      <text:p text:style-name="P99"><text:span text:style-name="T104">SET</text:span><text:span text:style-name="T23"> @teststr</text:span><text:span text:style-name="T336">=</text:span><text:span text:style-name="T23"> <text:s/></text:span><text:span text:style-name="T337">replace</text:span><text:span text:style-name="T336">(</text:span><text:span text:style-name="T337">REPLACE</text:span><text:span text:style-name="T336">(</text:span><text:span text:style-name="T337">Replace</text:span><text:span text:style-name="T336">(</text:span><text:span text:style-name="T23">@str</text:span><text:span text:style-name="T336">,</text:span><text:span text:style-name="T104">char</text:span><text:span text:style-name="T336">(</text:span><text:span text:style-name="T23">10</text:span><text:span text:style-name="T336">),</text:span><text:span text:style-name="T157">''</text:span><text:span text:style-name="T336">),</text:span><text:span text:style-name="T104">CHAR</text:span><text:span text:style-name="T336">(</text:span><text:span text:style-name="T23">13</text:span><text:span text:style-name="T336">),</text:span><text:span text:style-name="T157">''</text:span><text:span text:style-name="T336">),</text:span><text:span text:style-name="T104">char</text:span><text:span text:style-name="T336">(</text:span><text:span text:style-name="T23">9</text:span><text:span text:style-name="T336">),</text:span><text:span text:style-name="T157">''</text:span><text:span text:style-name="T336">)</text:span><text:span text:style-name="T104">select</text:span><text:span text:style-name="T23"> @teststr </text:span><text:span text:style-name="T104">as</text:span><text:span text:style-name="T23"> name</text:span></text:p>
      <text:p text:style-name="P283"/>
      <text:p text:style-name="P283"><text:soft-page-break/></text:p>
      <text:p text:style-name="P266"><text:span text:style-name="T338">twilio phone number </text:span><text:span text:style-name="Strong_20_Emphasis"><text:span text:style-name="T249">+16073912274</text:span></text:span></text:p>
      <text:p text:style-name="P283"/>
      <text:p text:style-name="P283"/>
      <text:p text:style-name="P283"/>
      <text:p text:style-name="P277">Static constructor:</text:p>
      <text:p text:style-name="P405"><text:span text:style-name="T297">A static constructor is used to initialize any static data, or to perform a particular action that needs performed once only. </text:span><text:line-break/><text:span text:style-name="T297">It is called automatically before the first instance is created or any static members are referenced.</text:span> </text:p>
      <text:p text:style-name="P406"><text:span text:style-name="T96">using</text:span> <text:span text:style-name="T244">System;</text:span></text:p>
      <text:p text:style-name="P407"><text:span text:style-name="T96">namespace</text:span> <text:span text:style-name="T244">ConsoleApplication3</text:span></text:p>
      <text:p text:style-name="P408">{</text:p>
      <text:p text:style-name="P407"><text:span text:style-name="T96">class</text:span> <text:span text:style-name="T221">Sample</text:span></text:p>
      <text:p text:style-name="P408">{</text:p>
      <text:p text:style-name="P407"><text:span text:style-name="T96">public</text:span> <text:span text:style-name="T107">string</text:span><text:span text:style-name="T244"> param1, param2;</text:span></text:p>
      <text:p text:style-name="P407"><text:span text:style-name="T96">static</text:span> <text:span text:style-name="T244">Sample()</text:span></text:p>
      <text:p text:style-name="P408">{</text:p>
      <text:p text:style-name="P407"><text:span text:style-name="T220">Console</text:span><text:span text:style-name="T244">.WriteLine(</text:span><text:span text:style-name="T175">"Static Constructor"</text:span><text:span text:style-name="T244">);</text:span></text:p>
      <text:p text:style-name="P408">}</text:p>
      <text:p text:style-name="P407"><text:span text:style-name="T96">public</text:span> <text:span text:style-name="T244">Sample()</text:span></text:p>
      <text:p text:style-name="P408">{</text:p>
      <text:p text:style-name="P408">param1 = <text:span text:style-name="T175">"Sample"</text:span>;</text:p>
      <text:p text:style-name="P408">param2 = <text:span text:style-name="T175">"Instance Constructor"</text:span>;</text:p>
      <text:p text:style-name="P408">}</text:p>
      <text:p text:style-name="P408">}</text:p>
      <text:p text:style-name="P407"><text:span text:style-name="T96">class</text:span> <text:span text:style-name="T221">Program</text:span></text:p>
      <text:p text:style-name="P408">{</text:p>
      <text:p text:style-name="P407"><text:span text:style-name="T96">static</text:span> <text:span text:style-name="T107">void</text:span><text:span text:style-name="T244"> Main(</text:span><text:span text:style-name="T107">string</text:span><text:span text:style-name="T244">[] args)</text:span></text:p>
      <text:p text:style-name="P408">{</text:p>
      <text:p text:style-name="P409">// Here Both Static and instance constructors are invoked for first instance</text:p>
      <text:p text:style-name="P407"><text:span text:style-name="T220">Sample</text:span> <text:span text:style-name="T244">obj=</text:span><text:span text:style-name="T107">new</text:span><text:span text:style-name="T244"> </text:span><text:span text:style-name="T221">Sample</text:span><text:span text:style-name="T244">();</text:span></text:p>
      <text:p text:style-name="P407"><text:span text:style-name="T220">Console</text:span><text:span text:style-name="T244">.WriteLine(obj.param1 + </text:span><text:span text:style-name="T175">" "</text:span><text:span text:style-name="T244"> + obj.param2);</text:span></text:p>
      <text:p text:style-name="P409">// Here only instance constructor will be invoked</text:p>
      <text:p text:style-name="P407"><text:span text:style-name="T220">Sample</text:span> <text:span text:style-name="T244">obj1 = </text:span><text:span text:style-name="T107">new</text:span><text:span text:style-name="T244"> </text:span><text:span text:style-name="T221">Sample</text:span><text:span text:style-name="T244">();</text:span></text:p>
      <text:p text:style-name="P407"><text:span text:style-name="T220">Console</text:span><text:span text:style-name="T244">.WriteLine(obj1.param1 +</text:span><text:span text:style-name="T175">" "</text:span><text:span text:style-name="T244"> + obj1.param2);</text:span></text:p>
      <text:p text:style-name="P407"><text:span text:style-name="T220">Console</text:span><text:span text:style-name="T244">.ReadLine();</text:span></text:p>
      <text:p text:style-name="P408">}</text:p>
      <text:p text:style-name="P408">}</text:p>
      <text:p text:style-name="P408">}</text:p>
      <text:p text:style-name="P405">static constructor doesn't have any access specifi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Droid Sans', sans-serif" svg:font-family="''Droid Sans', sans-serif'"/>
    <style:font-face style:name="'Droid Serif', serif" svg:font-family="''Droid Serif', serif'"/>
    <style:font-face style:name="'Segoe UI', Arial, sans-serif" svg:font-family="''Segoe UI', Arial, sans-serif'"/>
    <style:font-face style:name="Arial1" svg:font-family="Arial"/>
    <style:font-face style:name="Birka" svg:font-family="Birka"/>
    <style:font-face style:name="Calibri1" svg:font-family="Calibri"/>
    <style:font-face style:name="Consolas" svg:font-family="Consolas"/>
    <style:font-face style:name="Consolas2" svg:font-family="Consolas, 'Courier New', Courier, monospace"/>
    <style:font-face style:name="Consolas3" svg:font-family="Consolas, Menlo, Monaco, 'Lucida Console', 'Liberation Mono', 'DejaVu Sans Mono', 'Bitstream Vera Sans Mono', 'Courier New', monospace, sans-serif"/>
    <style:font-face style:name="Courier New1" svg:font-family="'Courier New'"/>
    <style:font-face style:name="Georgia" svg:font-family="Georgia, Times, 'Times New Roman'"/>
    <style:font-face style:name="Helvetica" svg:font-family="Helvetica, Helvetica, Arial, sans-serif"/>
    <style:font-face style:name="Menlo" svg:font-family="Menlo, Monaco, Consolas, 'Courier New', monospace"/>
    <style:font-face style:name="Myriad-CnSemibold" svg:font-family="Myriad-CnSemibold"/>
    <style:font-face style:name="Open Sans" svg:font-family="'Open Sans', HelveticaNeue, 'Helvetica Neue', Helvetica, Arial, sans-serif"/>
    <style:font-face style:name="OpenSymbol" svg:font-family="OpenSymbol"/>
    <style:font-face style:name="Roboto, sans-serif" svg:font-family="'Roboto, sans-serif'"/>
    <style:font-face style:name="Roboto" svg:font-family="Roboto, sans-serif"/>
    <style:font-face style:name="Segoe UI" svg:font-family="'Segoe UI'"/>
    <style:font-face style:name="Segoe UI Semibold" svg:font-family="'Segoe UI Semibold'"/>
    <style:font-face style:name="Segoe UI1" svg:font-family="'Segoe UI', Arial, sans-serif"/>
    <style:font-face style:name="StoneSerif" svg:font-family="StoneSerif"/>
    <style:font-face style:name="Symbol" svg:font-family="Symbol"/>
    <style:font-face style:name="Times New Roman1" svg:font-family="'Times New Roman'"/>
    <style:font-face style:name="Trebuchet MS" svg:font-family="'Trebuchet MS', Trebuchet, Verdana, sans-serif"/>
    <style:font-face style:name="Verdana4" svg:font-family="Verdana"/>
    <style:font-face style:name="Verdana2" svg:font-family="Verdana, Arial, Helvetica, sans-serif"/>
    <style:font-face style:name="Verdana3" svg:font-family="Verdana, Geneva, Tahoma, Arial, Helvetica, sans-serif"/>
    <style:font-face style:name="Verdana1" svg:font-family="Verdana, sans-serif"/>
    <style:font-face style:name="inherit" svg:font-family="inherit"/>
    <style:font-face style:name="monospace" svg:font-family="monospace"/>
    <style:font-face style:name="monospace1" svg:font-family="monospace, monospace"/>
    <style:font-face style:name="Verdana" svg:font-family="Verdana" style:font-family-generic="swiss"/>
    <style:font-face style:name="Courier New" svg:font-family="'Courier New'"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1965in"/>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 style:family="paragraph" style:parent-style-name="Standard" style:next-style-name="Text_20_body" style:class="text">
      <style:paragraph-properties fo:margin-top="0.1665in" fo:margin-bottom="0.1965in"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2-03T19:01:52.55</dc:date>
    <meta:editing-duration>P6DT2H30M36S</meta:editing-duration>
    <meta:editing-cycles>25</meta:editing-cycles>
    <meta:generator>OpenOffice/4.1.1$Win32 OpenOffice.org_project/411m6$Build-9775</meta:generator>
    <meta:document-statistic meta:table-count="22" meta:image-count="4" meta:object-count="10" meta:page-count="121" meta:paragraph-count="3054" meta:word-count="28747" meta:character-count="200618"/>
  </office:meta>
</office:document-meta>
</file>